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1e3" style:diagonal-bl-tr="none" style:diagonal-tl-br="none" style:text-align-source="fix" style:repeat-content="false" fo:border="0.74pt solid #c0c0c0" style:vertical-align="middle" loext:vertical-justify="auto"/>
      <style:paragraph-properties fo:text-align="end"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c4d8ed" style:diagonal-bl-tr="none" style:diagonal-tl-br="none" style:text-align-source="value-type" style:repeat-content="false" fo:border="0.74pt solid #c0c0c0" style:vertical-align="top" loext:vertical-justify="auto"/>
      <style:paragraph-properties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00a1e3" style:diagonal-bl-tr="none" style:diagonal-tl-br="none" style:text-align-source="value-type" style:repeat-content="false" fo:border="0.74pt solid #c0c0c0" style:vertical-align="automatic" loext:vertical-justify="auto"/>
      <style:paragraph-properties css3t:text-justify="auto"/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 style:data-style-name="N10121">
      <style:table-cell-properties fo:background-color="#2973bd" style:diagonal-bl-tr="none" style:diagonal-tl-br="none" style:text-align-source="fix" style:repeat-content="false" fo:border="0.74pt solid #c0c0c0" style:vertical-align="bottom" loext:vertical-justify="auto"/>
      <style:paragraph-properties fo:text-align="end"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 style:data-style-name="N10121">
      <style:table-cell-properties fo:border-bottom="0.74pt solid #c0c0c0" fo:background-color="#f0f8ff" style:diagonal-bl-tr="none" style:diagonal-tl-br="none" style:text-align-source="value-type" style:repeat-content="false" fo:border-left="0.06pt solid #ffffcc" fo:border-right="0.74pt solid #c0c0c0" fo:border-top="0.74pt solid #c0c0c0" style:vertical-align="automatic" loext:vertical-justify="auto"/>
      <style:paragraph-properties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ECD.Stat export" table:style-name="ta1">
        <table:table-column table:style-name="co1" table:default-cell-style-name="ce2"/>
        <table:table-column table:style-name="co2" table:number-columns-repeated="27" table:default-cell-style-name="ce4"/>
        <table:table-row table:style-name="ro1">
          <table:table-cell table:style-name="ce1" office:value-type="string" calcext:value-type="string">
            <text:p>Time</text:p>
          </table:table-cell>
          <table:table-cell table:style-name="ce3" office:value-type="string" calcext:value-type="string">
            <text:p>AUT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CHL</text:p>
          </table:table-cell>
          <table:table-cell table:style-name="ce3" office:value-type="string" calcext:value-type="string">
            <text:p>CRI</text:p>
          </table:table-cell>
          <table:table-cell table:style-name="ce3" office:value-type="string" calcext:value-type="string">
            <text:p>CZE</text:p>
          </table:table-cell>
          <table:table-cell table:style-name="ce3" office:value-type="string" calcext:value-type="string">
            <text:p>DNK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GRC</text:p>
          </table:table-cell>
          <table:table-cell table:style-name="ce3" office:value-type="string" calcext:value-type="string">
            <text:p>HUN</text:p>
          </table:table-cell>
          <table:table-cell table:style-name="ce3" office:value-type="string" calcext:value-type="string">
            <text:p>IRL</text:p>
          </table:table-cell>
          <table:table-cell table:style-name="ce3" office:value-type="string" calcext:value-type="string">
            <text:p>ISR</text:p>
          </table:table-cell>
          <table:table-cell table:style-name="ce3" office:value-type="string" calcext:value-type="string">
            <text:p>ITA</text:p>
          </table:table-cell>
          <table:table-cell table:style-name="ce3" office:value-type="string" calcext:value-type="string">
            <text:p>JPN</text:p>
          </table:table-cell>
          <table:table-cell table:style-name="ce3" office:value-type="string" calcext:value-type="string">
            <text:p>KOR</text:p>
          </table:table-cell>
          <table:table-cell table:style-name="ce3" office:value-type="string" calcext:value-type="string">
            <text:p>LVA</text:p>
          </table:table-cell>
          <table:table-cell table:style-name="ce3" office:value-type="string" calcext:value-type="string">
            <text:p>LTU</text:p>
          </table:table-cell>
          <table:table-cell table:style-name="ce3" office:value-type="string" calcext:value-type="string">
            <text:p>LUX</text:p>
          </table:table-cell>
          <table:table-cell table:style-name="ce3" office:value-type="string" calcext:value-type="string">
            <text:p>MEX</text:p>
          </table:table-cell>
          <table:table-cell table:style-name="ce3" office:value-type="string" calcext:value-type="string">
            <text:p>NLD</text:p>
          </table:table-cell>
          <table:table-cell table:style-name="ce3" office:value-type="string" calcext:value-type="string">
            <text:p>POL</text:p>
          </table:table-cell>
          <table:table-cell table:style-name="ce3" office:value-type="string" calcext:value-type="string">
            <text:p>PRT</text:p>
          </table:table-cell>
          <table:table-cell table:style-name="ce3" office:value-type="string" calcext:value-type="string">
            <text:p>SVK</text:p>
          </table:table-cell>
          <table:table-cell table:style-name="ce3" office:value-type="string" calcext:value-type="string">
            <text:p>SVN</text:p>
          </table:table-cell>
          <table:table-cell table:style-name="ce3" office:value-type="string" calcext:value-type="string">
            <text:p>ESP</text:p>
          </table:table-cell>
          <table:table-cell table:style-name="ce3" office:value-type="string" calcext:value-type="string">
            <text:p>CHE</text:p>
          </table:table-cell>
          <table:table-cell table:style-name="ce3" office:value-type="string" calcext:value-type="string">
            <text:p>GBR</text:p>
          </table:table-cell>
          <table:table-cell table:style-name="ce3"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948M1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17342" calcext:value-type="float">
            <text:p>1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M2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08947" calcext:value-type="float">
            <text:p>1.3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M3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298429" calcext:value-type="float">
            <text:p>1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M4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00148" calcext:value-type="float">
            <text:p>1.3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M5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291147" calcext:value-type="float">
            <text:p>1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M6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299744" calcext:value-type="float">
            <text:p>1.3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M7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19871" calcext:value-type="float">
            <text:p>1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M8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42121" calcext:value-type="float">
            <text:p>1.3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M9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51123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M10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5618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M11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5446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M12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53348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M1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5092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M2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4819" calcext:value-type="float">
            <text:p>1.3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M3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46167" calcext:value-type="float">
            <text:p>1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M4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41616" calcext:value-type="float">
            <text:p>1.3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M5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43942" calcext:value-type="float">
            <text:p>1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M6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40908" calcext:value-type="float">
            <text:p>1.3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M7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42222" calcext:value-type="float">
            <text:p>1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M8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41818" calcext:value-type="float">
            <text:p>1.3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M9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68316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M10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81667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M11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84094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M12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87735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M1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404727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M2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400175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M3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9441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M4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77823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M5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72362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M6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63967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M7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61237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M8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59012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M9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57292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M10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61135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M11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70137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M12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72868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M1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68721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M2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86926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M3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88241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M4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7752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M5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62653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M6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49606" calcext:value-type="float">
            <text:p>1.3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M7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49707" calcext:value-type="float">
            <text:p>1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M8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61338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M9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66091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M10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80858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M11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90972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M12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79138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M1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757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M2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63361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M3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67406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M4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6862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M5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33322" calcext:value-type="float">
            <text:p>1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M6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36154" calcext:value-type="float">
            <text:p>1.3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M7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46066" calcext:value-type="float">
            <text:p>1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M8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63765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M9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80554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M10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79442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M11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99366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M12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90972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M1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408368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M2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413323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M3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41838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M4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41919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M5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64574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M6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82172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M7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7216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M8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75396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M9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94815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M10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403007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M11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88747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M12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78835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M1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79341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M2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85308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M3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99164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M4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90264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M5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48493" calcext:value-type="float">
            <text:p>1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M6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52033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M7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47482" calcext:value-type="float">
            <text:p>1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M8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5173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M9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44953" calcext:value-type="float">
            <text:p>1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M10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56281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M11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7044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M12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6953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M1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70137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M2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71553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M3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84094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M4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67305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M5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54966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M6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38986" calcext:value-type="float">
            <text:p>1.3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M7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39694" calcext:value-type="float">
            <text:p>1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M8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41717" calcext:value-type="float">
            <text:p>1.3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M9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59618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M10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74081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M11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87229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M12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95624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M1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93399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M2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406749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M3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420302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M4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425359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M5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402198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M6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400378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M7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86926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M8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76711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M9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89657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M10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99164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M11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41747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M12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426674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M1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422426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M2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425359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M3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419493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M4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414436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M5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85611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M6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381566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M7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382678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M8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404727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M9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426472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M10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432338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M11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452768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M12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442856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M1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424853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M2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42718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M3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452464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M4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464095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M5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450745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M6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449936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M7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443261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M8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443564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M9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447509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M10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455195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M11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45651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M12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464702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M1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459746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M2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458432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M3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477345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M4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464905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M5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44761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M6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433956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M7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448419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M8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452161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M9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463994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M10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482705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M11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497472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M12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513452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M1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502427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M2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516182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M3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536916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M4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518711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M5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489886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M6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485942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M7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479772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M8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482301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M9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480379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M10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495954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M11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507585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M12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51062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M1</text:p>
          </table:table-cell>
          <table:table-cell office:value-type="string" calcext:value-type="string">
            <text:p>..</text:p>
          </table:table-cell>
          <table:table-cell office:value-type="float" office:value="14.98395" calcext:value-type="float">
            <text:p>15.0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496561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4.98395" calcext:value-type="float">
            <text:p>15.0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492415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M3</text:p>
          </table:table-cell>
          <table:table-cell office:value-type="string" calcext:value-type="string">
            <text:p>..</text:p>
          </table:table-cell>
          <table:table-cell office:value-type="float" office:value="14.98395" calcext:value-type="float">
            <text:p>15.0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486447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4.98395" calcext:value-type="float">
            <text:p>15.0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482503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M5</text:p>
          </table:table-cell>
          <table:table-cell office:value-type="string" calcext:value-type="string">
            <text:p>..</text:p>
          </table:table-cell>
          <table:table-cell office:value-type="float" office:value="14.98395" calcext:value-type="float">
            <text:p>15.0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476738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4.98395" calcext:value-type="float">
            <text:p>15.0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468546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M7</text:p>
          </table:table-cell>
          <table:table-cell office:value-type="string" calcext:value-type="string">
            <text:p>..</text:p>
          </table:table-cell>
          <table:table-cell office:value-type="float" office:value="14.98395" calcext:value-type="float">
            <text:p>15.0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472895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4.98395" calcext:value-type="float">
            <text:p>15.0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493729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M9</text:p>
          </table:table-cell>
          <table:table-cell office:value-type="string" calcext:value-type="string">
            <text:p>..</text:p>
          </table:table-cell>
          <table:table-cell office:value-type="float" office:value="14.98395" calcext:value-type="float">
            <text:p>15.0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501922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4.98395" calcext:value-type="float">
            <text:p>15.0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511125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M11</text:p>
          </table:table-cell>
          <table:table-cell office:value-type="string" calcext:value-type="string">
            <text:p>..</text:p>
          </table:table-cell>
          <table:table-cell office:value-type="float" office:value="14.98395" calcext:value-type="float">
            <text:p>15.0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511732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4.98395" calcext:value-type="float">
            <text:p>15.0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505563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M1</text:p>
          </table:table-cell>
          <table:table-cell office:value-type="string" calcext:value-type="string">
            <text:p>..</text:p>
          </table:table-cell>
          <table:table-cell office:value-type="float" office:value="14.98395" calcext:value-type="float">
            <text:p>15.0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498685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4.98395" calcext:value-type="float">
            <text:p>15.0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508597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M3</text:p>
          </table:table-cell>
          <table:table-cell office:value-type="string" calcext:value-type="string">
            <text:p>..</text:p>
          </table:table-cell>
          <table:table-cell office:value-type="float" office:value="14.98395" calcext:value-type="float">
            <text:p>15.0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537118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4.98395" calcext:value-type="float">
            <text:p>15.0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531151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M5</text:p>
          </table:table-cell>
          <table:table-cell office:value-type="string" calcext:value-type="string">
            <text:p>..</text:p>
          </table:table-cell>
          <table:table-cell office:value-type="float" office:value="14.98395" calcext:value-type="float">
            <text:p>15.0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511328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06957" calcext:value-type="float">
            <text:p>15.1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516385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M7</text:p>
          </table:table-cell>
          <table:table-cell office:value-type="string" calcext:value-type="string">
            <text:p>..</text:p>
          </table:table-cell>
          <table:table-cell office:value-type="float" office:value="15.24081" calcext:value-type="float">
            <text:p>15.2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534994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24081" calcext:value-type="float">
            <text:p>15.2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527105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M9</text:p>
          </table:table-cell>
          <table:table-cell office:value-type="string" calcext:value-type="string">
            <text:p>..</text:p>
          </table:table-cell>
          <table:table-cell office:value-type="float" office:value="15.15519" calcext:value-type="float">
            <text:p>15.2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525588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24081" calcext:value-type="float">
            <text:p>15.2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541872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M11</text:p>
          </table:table-cell>
          <table:table-cell office:value-type="string" calcext:value-type="string">
            <text:p>..</text:p>
          </table:table-cell>
          <table:table-cell office:value-type="float" office:value="15.24081" calcext:value-type="float">
            <text:p>15.2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549862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24081" calcext:value-type="float">
            <text:p>15.2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539849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M1</text:p>
          </table:table-cell>
          <table:table-cell office:value-type="string" calcext:value-type="string">
            <text:p>..</text:p>
          </table:table-cell>
          <table:table-cell office:value-type="float" office:value="15.24081" calcext:value-type="float">
            <text:p>15.2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541265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32644" calcext:value-type="float">
            <text:p>15.3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563313" calcext:value-type="float">
            <text:p>1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M3</text:p>
          </table:table-cell>
          <table:table-cell office:value-type="string" calcext:value-type="string">
            <text:p>..</text:p>
          </table:table-cell>
          <table:table-cell office:value-type="float" office:value="15.32644" calcext:value-type="float">
            <text:p>15.3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587182" calcext:value-type="float">
            <text:p>1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32644" calcext:value-type="float">
            <text:p>15.3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586171" calcext:value-type="float">
            <text:p>1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M5</text:p>
          </table:table-cell>
          <table:table-cell office:value-type="string" calcext:value-type="string">
            <text:p>..</text:p>
          </table:table-cell>
          <table:table-cell office:value-type="float" office:value="15.32644" calcext:value-type="float">
            <text:p>15.3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56655" calcext:value-type="float">
            <text:p>1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41206" calcext:value-type="float">
            <text:p>15.4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549356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M7</text:p>
          </table:table-cell>
          <table:table-cell office:value-type="string" calcext:value-type="string">
            <text:p>..</text:p>
          </table:table-cell>
          <table:table-cell office:value-type="float" office:value="15.49768" calcext:value-type="float">
            <text:p>15.5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532365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49768" calcext:value-type="float">
            <text:p>15.5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540051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M9</text:p>
          </table:table-cell>
          <table:table-cell office:value-type="string" calcext:value-type="string">
            <text:p>..</text:p>
          </table:table-cell>
          <table:table-cell office:value-type="float" office:value="15.41206" calcext:value-type="float">
            <text:p>15.4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542883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49768" calcext:value-type="float">
            <text:p>15.5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546625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M11</text:p>
          </table:table-cell>
          <table:table-cell office:value-type="string" calcext:value-type="string">
            <text:p>..</text:p>
          </table:table-cell>
          <table:table-cell office:value-type="float" office:value="15.49768" calcext:value-type="float">
            <text:p>15.5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569887" calcext:value-type="float">
            <text:p>1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49768" calcext:value-type="float">
            <text:p>15.5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577877" calcext:value-type="float">
            <text:p>1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M1</text:p>
          </table:table-cell>
          <table:table-cell office:value-type="string" calcext:value-type="string">
            <text:p>..</text:p>
          </table:table-cell>
          <table:table-cell office:value-type="float" office:value="15.49768" calcext:value-type="float">
            <text:p>15.5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575349" calcext:value-type="float">
            <text:p>1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49768" calcext:value-type="float">
            <text:p>15.5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586373" calcext:value-type="float">
            <text:p>1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M3</text:p>
          </table:table-cell>
          <table:table-cell office:value-type="string" calcext:value-type="string">
            <text:p>..</text:p>
          </table:table-cell>
          <table:table-cell office:value-type="float" office:value="15.49768" calcext:value-type="float">
            <text:p>15.5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604275" calcext:value-type="float">
            <text:p>1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5833" calcext:value-type="float">
            <text:p>15.6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597903" calcext:value-type="float">
            <text:p>1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M5</text:p>
          </table:table-cell>
          <table:table-cell office:value-type="string" calcext:value-type="string">
            <text:p>..</text:p>
          </table:table-cell>
          <table:table-cell office:value-type="float" office:value="15.5833" calcext:value-type="float">
            <text:p>15.6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581417" calcext:value-type="float">
            <text:p>1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5833" calcext:value-type="float">
            <text:p>15.6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588194" calcext:value-type="float">
            <text:p>1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M7</text:p>
          </table:table-cell>
          <table:table-cell office:value-type="string" calcext:value-type="string">
            <text:p>..</text:p>
          </table:table-cell>
          <table:table-cell office:value-type="float" office:value="15.66893" calcext:value-type="float">
            <text:p>15.7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602151" calcext:value-type="float">
            <text:p>1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5833" calcext:value-type="float">
            <text:p>15.6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608725" calcext:value-type="float">
            <text:p>1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M9</text:p>
          </table:table-cell>
          <table:table-cell office:value-type="string" calcext:value-type="string">
            <text:p>..</text:p>
          </table:table-cell>
          <table:table-cell office:value-type="float" office:value="15.5833" calcext:value-type="float">
            <text:p>15.6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605185" calcext:value-type="float">
            <text:p>1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5833" calcext:value-type="float">
            <text:p>15.6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618536" calcext:value-type="float">
            <text:p>1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M11</text:p>
          </table:table-cell>
          <table:table-cell office:value-type="string" calcext:value-type="string">
            <text:p>..</text:p>
          </table:table-cell>
          <table:table-cell office:value-type="float" office:value="15.5833" calcext:value-type="float">
            <text:p>15.6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622581" calcext:value-type="float">
            <text:p>1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5833" calcext:value-type="float">
            <text:p>15.6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62511" calcext:value-type="float">
            <text:p>1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M1</text:p>
          </table:table-cell>
          <table:table-cell office:value-type="string" calcext:value-type="string">
            <text:p>..</text:p>
          </table:table-cell>
          <table:table-cell office:value-type="float" office:value="15.5833" calcext:value-type="float">
            <text:p>15.6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624402" calcext:value-type="float">
            <text:p>1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5833" calcext:value-type="float">
            <text:p>15.6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623592" calcext:value-type="float">
            <text:p>1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M3</text:p>
          </table:table-cell>
          <table:table-cell office:value-type="string" calcext:value-type="string">
            <text:p>..</text:p>
          </table:table-cell>
          <table:table-cell office:value-type="float" office:value="15.5833" calcext:value-type="float">
            <text:p>15.6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652013" calcext:value-type="float">
            <text:p>1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66893" calcext:value-type="float">
            <text:p>15.7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670926" calcext:value-type="float">
            <text:p>1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M5</text:p>
          </table:table-cell>
          <table:table-cell office:value-type="string" calcext:value-type="string">
            <text:p>..</text:p>
          </table:table-cell>
          <table:table-cell office:value-type="float" office:value="15.84017" calcext:value-type="float">
            <text:p>15.8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654642" calcext:value-type="float">
            <text:p>1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92579" calcext:value-type="float">
            <text:p>15.9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649889" calcext:value-type="float">
            <text:p>1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M7</text:p>
          </table:table-cell>
          <table:table-cell office:value-type="string" calcext:value-type="string">
            <text:p>..</text:p>
          </table:table-cell>
          <table:table-cell office:value-type="float" office:value="16.01142" calcext:value-type="float">
            <text:p>16.0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64827" calcext:value-type="float">
            <text:p>1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92579" calcext:value-type="float">
            <text:p>15.9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661621" calcext:value-type="float">
            <text:p>1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M9</text:p>
          </table:table-cell>
          <table:table-cell office:value-type="string" calcext:value-type="string">
            <text:p>..</text:p>
          </table:table-cell>
          <table:table-cell office:value-type="float" office:value="15.92579" calcext:value-type="float">
            <text:p>15.9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696514" calcext:value-type="float">
            <text:p>1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92579" calcext:value-type="float">
            <text:p>15.9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699953" calcext:value-type="float">
            <text:p>1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M11</text:p>
          </table:table-cell>
          <table:table-cell office:value-type="string" calcext:value-type="string">
            <text:p>..</text:p>
          </table:table-cell>
          <table:table-cell office:value-type="float" office:value="16.01142" calcext:value-type="float">
            <text:p>16.0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720686" calcext:value-type="float">
            <text:p>1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6.01142" calcext:value-type="float">
            <text:p>16.0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712393" calcext:value-type="float">
            <text:p>1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M1</text:p>
          </table:table-cell>
          <table:table-cell office:value-type="string" calcext:value-type="string">
            <text:p>..</text:p>
          </table:table-cell>
          <table:table-cell office:value-type="float" office:value="16.09704" calcext:value-type="float">
            <text:p>16.1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745466" calcext:value-type="float">
            <text:p>1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6.26828" calcext:value-type="float">
            <text:p>16.3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774189" calcext:value-type="float">
            <text:p>1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M3</text:p>
          </table:table-cell>
          <table:table-cell office:value-type="string" calcext:value-type="string">
            <text:p>..</text:p>
          </table:table-cell>
          <table:table-cell office:value-type="float" office:value="16.26828" calcext:value-type="float">
            <text:p>16.3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808577" calcext:value-type="float">
            <text:p>1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6.43953" calcext:value-type="float">
            <text:p>16.4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81242" calcext:value-type="float">
            <text:p>1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M5</text:p>
          </table:table-cell>
          <table:table-cell office:value-type="string" calcext:value-type="string">
            <text:p>..</text:p>
          </table:table-cell>
          <table:table-cell office:value-type="float" office:value="16.43953" calcext:value-type="float">
            <text:p>16.4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786933" calcext:value-type="float">
            <text:p>1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6.52515" calcext:value-type="float">
            <text:p>16.5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73525" calcext:value-type="float">
            <text:p>1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M7</text:p>
          </table:table-cell>
          <table:table-cell office:value-type="string" calcext:value-type="string">
            <text:p>..</text:p>
          </table:table-cell>
          <table:table-cell office:value-type="float" office:value="16.61077" calcext:value-type="float">
            <text:p>16.6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735149" calcext:value-type="float">
            <text:p>1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6.61077" calcext:value-type="float">
            <text:p>16.6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729384" calcext:value-type="float">
            <text:p>1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M9</text:p>
          </table:table-cell>
          <table:table-cell office:value-type="string" calcext:value-type="string">
            <text:p>..</text:p>
          </table:table-cell>
          <table:table-cell office:value-type="float" office:value="16.61077" calcext:value-type="float">
            <text:p>16.6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749309" calcext:value-type="float">
            <text:p>1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6.61077" calcext:value-type="float">
            <text:p>16.6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782584" calcext:value-type="float">
            <text:p>1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M11</text:p>
          </table:table-cell>
          <table:table-cell office:value-type="string" calcext:value-type="string">
            <text:p>..</text:p>
          </table:table-cell>
          <table:table-cell office:value-type="float" office:value="16.61077" calcext:value-type="float">
            <text:p>16.6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788248" calcext:value-type="float">
            <text:p>1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6.61077" calcext:value-type="float">
            <text:p>16.6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777021" calcext:value-type="float">
            <text:p>1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M1</text:p>
          </table:table-cell>
          <table:table-cell office:value-type="string" calcext:value-type="string">
            <text:p>..</text:p>
          </table:table-cell>
          <table:table-cell office:value-type="float" office:value="16.61077" calcext:value-type="float">
            <text:p>16.6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782786" calcext:value-type="float">
            <text:p>1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6.61077" calcext:value-type="float">
            <text:p>16.6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801396" calcext:value-type="float">
            <text:p>1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M3</text:p>
          </table:table-cell>
          <table:table-cell office:value-type="string" calcext:value-type="string">
            <text:p>..</text:p>
          </table:table-cell>
          <table:table-cell office:value-type="float" office:value="16.61077" calcext:value-type="float">
            <text:p>16.6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825871" calcext:value-type="float">
            <text:p>1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6.6964" calcext:value-type="float">
            <text:p>16.7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821725" calcext:value-type="float">
            <text:p>1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M5</text:p>
          </table:table-cell>
          <table:table-cell office:value-type="string" calcext:value-type="string">
            <text:p>..</text:p>
          </table:table-cell>
          <table:table-cell office:value-type="float" office:value="16.78202" calcext:value-type="float">
            <text:p>16.8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771458" calcext:value-type="float">
            <text:p>1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6.86764" calcext:value-type="float">
            <text:p>16.9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74678" calcext:value-type="float">
            <text:p>1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M7</text:p>
          </table:table-cell>
          <table:table-cell office:value-type="string" calcext:value-type="string">
            <text:p>..</text:p>
          </table:table-cell>
          <table:table-cell office:value-type="float" office:value="17.03889" calcext:value-type="float">
            <text:p>17.0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750219" calcext:value-type="float">
            <text:p>1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7.12451" calcext:value-type="float">
            <text:p>17.1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789461" calcext:value-type="float">
            <text:p>1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M9</text:p>
          </table:table-cell>
          <table:table-cell office:value-type="string" calcext:value-type="string">
            <text:p>..</text:p>
          </table:table-cell>
          <table:table-cell office:value-type="float" office:value="17.03889" calcext:value-type="float">
            <text:p>17.0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817578" calcext:value-type="float">
            <text:p>1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7.03889" calcext:value-type="float">
            <text:p>17.0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819702" calcext:value-type="float">
            <text:p>1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M11</text:p>
          </table:table-cell>
          <table:table-cell office:value-type="string" calcext:value-type="string">
            <text:p>..</text:p>
          </table:table-cell>
          <table:table-cell office:value-type="float" office:value="17.03889" calcext:value-type="float">
            <text:p>17.0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837098" calcext:value-type="float">
            <text:p>1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7.12451" calcext:value-type="float">
            <text:p>17.1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833457" calcext:value-type="float">
            <text:p>1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M1</text:p>
          </table:table-cell>
          <table:table-cell office:value-type="string" calcext:value-type="string">
            <text:p>..</text:p>
          </table:table-cell>
          <table:table-cell office:value-type="float" office:value="17.21013" calcext:value-type="float">
            <text:p>17.2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83548" calcext:value-type="float">
            <text:p>1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7.21013" calcext:value-type="float">
            <text:p>17.2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840941" calcext:value-type="float">
            <text:p>1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M3</text:p>
          </table:table-cell>
          <table:table-cell office:value-type="string" calcext:value-type="string">
            <text:p>..</text:p>
          </table:table-cell>
          <table:table-cell office:value-type="float" office:value="17.29576" calcext:value-type="float">
            <text:p>17.3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856112" calcext:value-type="float">
            <text:p>1.9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7.467" calcext:value-type="float">
            <text:p>17.5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856719" calcext:value-type="float">
            <text:p>1.9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M5</text:p>
          </table:table-cell>
          <table:table-cell office:value-type="string" calcext:value-type="string">
            <text:p>..</text:p>
          </table:table-cell>
          <table:table-cell office:value-type="float" office:value="17.467" calcext:value-type="float">
            <text:p>17.5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852673" calcext:value-type="float">
            <text:p>1.9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7.467" calcext:value-type="float">
            <text:p>17.5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834569" calcext:value-type="float">
            <text:p>1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M7</text:p>
          </table:table-cell>
          <table:table-cell office:value-type="string" calcext:value-type="string">
            <text:p>..</text:p>
          </table:table-cell>
          <table:table-cell office:value-type="float" office:value="17.63824" calcext:value-type="float">
            <text:p>17.6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847313" calcext:value-type="float">
            <text:p>1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7.63824" calcext:value-type="float">
            <text:p>17.6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869058" calcext:value-type="float">
            <text:p>1.9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M9</text:p>
          </table:table-cell>
          <table:table-cell office:value-type="string" calcext:value-type="string">
            <text:p>..</text:p>
          </table:table-cell>
          <table:table-cell office:value-type="float" office:value="17.63824" calcext:value-type="float">
            <text:p>17.6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878666" calcext:value-type="float">
            <text:p>1.9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7.72387" calcext:value-type="float">
            <text:p>17.7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898085" calcext:value-type="float">
            <text:p>1.9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M11</text:p>
          </table:table-cell>
          <table:table-cell office:value-type="string" calcext:value-type="string">
            <text:p>..</text:p>
          </table:table-cell>
          <table:table-cell office:value-type="float" office:value="17.72387" calcext:value-type="float">
            <text:p>17.7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927314" calcext:value-type="float">
            <text:p>1.9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7.72387" calcext:value-type="float">
            <text:p>17.7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931663" calcext:value-type="float">
            <text:p>1.9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M1</text:p>
          </table:table-cell>
          <table:table-cell office:value-type="string" calcext:value-type="string">
            <text:p>..</text:p>
          </table:table-cell>
          <table:table-cell office:value-type="float" office:value="17.72387" calcext:value-type="float">
            <text:p>17.7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949059" calcext:value-type="float">
            <text:p>1.9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7.72387" calcext:value-type="float">
            <text:p>17.7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99437" calcext:value-type="float">
            <text:p>2.0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M3</text:p>
          </table:table-cell>
          <table:table-cell office:value-type="string" calcext:value-type="string">
            <text:p>..</text:p>
          </table:table-cell>
          <table:table-cell office:value-type="float" office:value="17.72387" calcext:value-type="float">
            <text:p>17.7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2.009035" calcext:value-type="float">
            <text:p>2.0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7.89511" calcext:value-type="float">
            <text:p>17.9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2.012777" calcext:value-type="float">
            <text:p>2.0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M5</text:p>
          </table:table-cell>
          <table:table-cell office:value-type="string" calcext:value-type="string">
            <text:p>..</text:p>
          </table:table-cell>
          <table:table-cell office:value-type="float" office:value="17.98074" calcext:value-type="float">
            <text:p>18.0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2.017936" calcext:value-type="float">
            <text:p>2.0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2376" calcext:value-type="float">
            <text:p>18.2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976165" calcext:value-type="float">
            <text:p>2.0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M7</text:p>
          </table:table-cell>
          <table:table-cell office:value-type="string" calcext:value-type="string">
            <text:p>..</text:p>
          </table:table-cell>
          <table:table-cell office:value-type="float" office:value="18.2376" calcext:value-type="float">
            <text:p>18.2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1.991235" calcext:value-type="float">
            <text:p>2.0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2376" calcext:value-type="float">
            <text:p>18.2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1.974445" calcext:value-type="float">
            <text:p>2.0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M9</text:p>
          </table:table-cell>
          <table:table-cell office:value-type="string" calcext:value-type="string">
            <text:p>..</text:p>
          </table:table-cell>
          <table:table-cell office:value-type="float" office:value="18.15198" calcext:value-type="float">
            <text:p>18.2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2.009237" calcext:value-type="float">
            <text:p>2.0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15198" calcext:value-type="float">
            <text:p>18.2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2.0237" calcext:value-type="float">
            <text:p>2.0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M11</text:p>
          </table:table-cell>
          <table:table-cell office:value-type="string" calcext:value-type="string">
            <text:p>..</text:p>
          </table:table-cell>
          <table:table-cell office:value-type="float" office:value="18.2376" calcext:value-type="float">
            <text:p>18.2 </text:p>
          </table:table-cell>
          <table:table-cell table:number-columns-repeated="18" office:value-type="string" calcext:value-type="string">
            <text:p>..</text:p>
          </table:table-cell>
          <table:table-cell office:value-type="float" office:value="2.046962" calcext:value-type="float">
            <text:p>2.0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32323" calcext:value-type="float">
            <text:p>18.3 </text:p>
          </table:table-cell>
          <table:table-cell table:number-columns-repeated="18" table:style-name="ce5" office:value-type="string" calcext:value-type="string">
            <text:p>..</text:p>
          </table:table-cell>
          <table:table-cell table:style-name="ce5" office:value-type="float" office:value="2.069415" calcext:value-type="float">
            <text:p>2.1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M1</text:p>
          </table:table-cell>
          <table:table-cell office:value-type="string" calcext:value-type="string">
            <text:p>..</text:p>
          </table:table-cell>
          <table:table-cell office:value-type="float" office:value="18.32323" calcext:value-type="float">
            <text:p>18.3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37.1" calcext:value-type="float">
            <text:p>37.1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.074472" calcext:value-type="float">
            <text:p>2.1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40885" calcext:value-type="float">
            <text:p>18.4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37.3" calcext:value-type="float">
            <text:p>37.3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.060313" calcext:value-type="float">
            <text:p>2.1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M3</text:p>
          </table:table-cell>
          <table:table-cell office:value-type="string" calcext:value-type="string">
            <text:p>..</text:p>
          </table:table-cell>
          <table:table-cell office:value-type="float" office:value="18.40885" calcext:value-type="float">
            <text:p>18.4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37.6" calcext:value-type="float">
            <text:p>37.6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.099252" calcext:value-type="float">
            <text:p>2.1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40885" calcext:value-type="float">
            <text:p>18.4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37.9" calcext:value-type="float">
            <text:p>37.9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.086609" calcext:value-type="float">
            <text:p>2.1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M5</text:p>
          </table:table-cell>
          <table:table-cell office:value-type="string" calcext:value-type="string">
            <text:p>..</text:p>
          </table:table-cell>
          <table:table-cell office:value-type="float" office:value="18.40885" calcext:value-type="float">
            <text:p>18.4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37.6" calcext:value-type="float">
            <text:p>37.6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.06092" calcext:value-type="float">
            <text:p>2.1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58009" calcext:value-type="float">
            <text:p>18.6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37.5" calcext:value-type="float">
            <text:p>37.5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.037759" calcext:value-type="float">
            <text:p>2.0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M7</text:p>
          </table:table-cell>
          <table:table-cell office:value-type="string" calcext:value-type="string">
            <text:p>..</text:p>
          </table:table-cell>
          <table:table-cell office:value-type="float" office:value="18.66572" calcext:value-type="float">
            <text:p>18.7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37.4" calcext:value-type="float">
            <text:p>37.4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.046962" calcext:value-type="float">
            <text:p>2.0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49447" calcext:value-type="float">
            <text:p>18.5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37.1" calcext:value-type="float">
            <text:p>37.1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.056368" calcext:value-type="float">
            <text:p>2.1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M9</text:p>
          </table:table-cell>
          <table:table-cell office:value-type="string" calcext:value-type="string">
            <text:p>..</text:p>
          </table:table-cell>
          <table:table-cell office:value-type="float" office:value="18.40885" calcext:value-type="float">
            <text:p>18.4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37.9" calcext:value-type="float">
            <text:p>37.9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.065269" calcext:value-type="float">
            <text:p>2.1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40885" calcext:value-type="float">
            <text:p>18.4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38.7" calcext:value-type="float">
            <text:p>38.7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.081957" calcext:value-type="float">
            <text:p>2.1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M11</text:p>
          </table:table-cell>
          <table:table-cell office:value-type="string" calcext:value-type="string">
            <text:p>..</text:p>
          </table:table-cell>
          <table:table-cell office:value-type="float" office:value="18.32323" calcext:value-type="float">
            <text:p>18.3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38.7" calcext:value-type="float">
            <text:p>38.7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.087014" calcext:value-type="float">
            <text:p>2.1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2376" calcext:value-type="float">
            <text:p>18.2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39" calcext:value-type="float">
            <text:p>39.0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.098746" calcext:value-type="float">
            <text:p>2.1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M1</text:p>
          </table:table-cell>
          <table:table-cell office:value-type="string" calcext:value-type="string">
            <text:p>..</text:p>
          </table:table-cell>
          <table:table-cell office:value-type="float" office:value="18.2376" calcext:value-type="float">
            <text:p>18.2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39.3" calcext:value-type="float">
            <text:p>39.3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.134853" calcext:value-type="float">
            <text:p>2.1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32323" calcext:value-type="float">
            <text:p>18.3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39.3" calcext:value-type="float">
            <text:p>39.3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.122412" calcext:value-type="float">
            <text:p>2.1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M3</text:p>
          </table:table-cell>
          <table:table-cell office:value-type="string" calcext:value-type="string">
            <text:p>..</text:p>
          </table:table-cell>
          <table:table-cell office:value-type="float" office:value="18.40885" calcext:value-type="float">
            <text:p>18.4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39.3" calcext:value-type="float">
            <text:p>39.3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.169341" calcext:value-type="float">
            <text:p>2.2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66572" calcext:value-type="float">
            <text:p>18.7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39.5" calcext:value-type="float">
            <text:p>39.5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.177736" calcext:value-type="float">
            <text:p>2.2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M5</text:p>
          </table:table-cell>
          <table:table-cell office:value-type="string" calcext:value-type="string">
            <text:p>..</text:p>
          </table:table-cell>
          <table:table-cell office:value-type="float" office:value="18.75134" calcext:value-type="float">
            <text:p>18.8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39.5" calcext:value-type="float">
            <text:p>39.5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.177837" calcext:value-type="float">
            <text:p>2.2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83696" calcext:value-type="float">
            <text:p>18.8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39.7" calcext:value-type="float">
            <text:p>39.7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.182793" calcext:value-type="float">
            <text:p>2.2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M7</text:p>
          </table:table-cell>
          <table:table-cell office:value-type="string" calcext:value-type="string">
            <text:p>..</text:p>
          </table:table-cell>
          <table:table-cell office:value-type="float" office:value="18.92258" calcext:value-type="float">
            <text:p>18.9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39.5" calcext:value-type="float">
            <text:p>39.5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.210707" calcext:value-type="float">
            <text:p>2.2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9.00821" calcext:value-type="float">
            <text:p>19.0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39.5" calcext:value-type="float">
            <text:p>39.5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.224968" calcext:value-type="float">
            <text:p>2.2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M9</text:p>
          </table:table-cell>
          <table:table-cell office:value-type="string" calcext:value-type="string">
            <text:p>..</text:p>
          </table:table-cell>
          <table:table-cell office:value-type="float" office:value="18.83696" calcext:value-type="float">
            <text:p>18.8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40.9" calcext:value-type="float">
            <text:p>40.9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.271897" calcext:value-type="float">
            <text:p>2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83696" calcext:value-type="float">
            <text:p>18.8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41" calcext:value-type="float">
            <text:p>41.0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.302845" calcext:value-type="float">
            <text:p>2.3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M11</text:p>
          </table:table-cell>
          <table:table-cell office:value-type="string" calcext:value-type="string">
            <text:p>..</text:p>
          </table:table-cell>
          <table:table-cell office:value-type="float" office:value="18.92258" calcext:value-type="float">
            <text:p>18.9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40.4" calcext:value-type="float">
            <text:p>40.4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.329546" calcext:value-type="float">
            <text:p>2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9.09383" calcext:value-type="float">
            <text:p>19.1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40.3" calcext:value-type="float">
            <text:p>40.3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.353516" calcext:value-type="float">
            <text:p>2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M1</text:p>
          </table:table-cell>
          <table:table-cell office:value-type="string" calcext:value-type="string">
            <text:p>..</text:p>
          </table:table-cell>
          <table:table-cell office:value-type="float" office:value="19.17945" calcext:value-type="float">
            <text:p>19.2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40.3" calcext:value-type="float">
            <text:p>40.3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.355134" calcext:value-type="float">
            <text:p>2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9.3507" calcext:value-type="float">
            <text:p>19.4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40.3" calcext:value-type="float">
            <text:p>40.3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.375969" calcext:value-type="float">
            <text:p>2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M3</text:p>
          </table:table-cell>
          <table:table-cell office:value-type="string" calcext:value-type="string">
            <text:p>..</text:p>
          </table:table-cell>
          <table:table-cell office:value-type="float" office:value="19.3507" calcext:value-type="float">
            <text:p>19.4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40.7" calcext:value-type="float">
            <text:p>40.7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.420976" calcext:value-type="float">
            <text:p>2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9.43632" calcext:value-type="float">
            <text:p>19.4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40.9" calcext:value-type="float">
            <text:p>40.9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.402468" calcext:value-type="float">
            <text:p>2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M5</text:p>
          </table:table-cell>
          <table:table-cell office:value-type="string" calcext:value-type="string">
            <text:p>..</text:p>
          </table:table-cell>
          <table:table-cell office:value-type="float" office:value="19.43632" calcext:value-type="float">
            <text:p>19.4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41" calcext:value-type="float">
            <text:p>41.0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.494707" calcext:value-type="float">
            <text:p>2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9.52194" calcext:value-type="float">
            <text:p>19.5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40.9" calcext:value-type="float">
            <text:p>40.9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.4142" calcext:value-type="float">
            <text:p>2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M7</text:p>
          </table:table-cell>
          <table:table-cell office:value-type="string" calcext:value-type="string">
            <text:p>..</text:p>
          </table:table-cell>
          <table:table-cell office:value-type="float" office:value="19.69319" calcext:value-type="float">
            <text:p>19.7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40.9" calcext:value-type="float">
            <text:p>40.9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.392455" calcext:value-type="float">
            <text:p>2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9.77881" calcext:value-type="float">
            <text:p>19.8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41.3" calcext:value-type="float">
            <text:p>41.3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.382948" calcext:value-type="float">
            <text:p>2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M9</text:p>
          </table:table-cell>
          <table:table-cell office:value-type="string" calcext:value-type="string">
            <text:p>..</text:p>
          </table:table-cell>
          <table:table-cell office:value-type="float" office:value="19.86443" calcext:value-type="float">
            <text:p>19.9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41.7" calcext:value-type="float">
            <text:p>41.7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.396703" calcext:value-type="float">
            <text:p>2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9.86443" calcext:value-type="float">
            <text:p>19.9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42" calcext:value-type="float">
            <text:p>42.0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.414301" calcext:value-type="float">
            <text:p>2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M11</text:p>
          </table:table-cell>
          <table:table-cell office:value-type="string" calcext:value-type="string">
            <text:p>..</text:p>
          </table:table-cell>
          <table:table-cell office:value-type="float" office:value="19.86443" calcext:value-type="float">
            <text:p>19.9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41.7" calcext:value-type="float">
            <text:p>41.7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.407322" calcext:value-type="float">
            <text:p>2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9.95005" calcext:value-type="float">
            <text:p>20.0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42" calcext:value-type="float">
            <text:p>42.0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.46032" calcext:value-type="float">
            <text:p>2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M1</text:p>
          </table:table-cell>
          <table:table-cell office:value-type="string" calcext:value-type="string">
            <text:p>..</text:p>
          </table:table-cell>
          <table:table-cell office:value-type="float" office:value="20.29254" calcext:value-type="float">
            <text:p>20.3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42.5" calcext:value-type="float">
            <text:p>42.5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.511092" calcext:value-type="float">
            <text:p>2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0.46379" calcext:value-type="float">
            <text:p>20.5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42.7" calcext:value-type="float">
            <text:p>42.7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.550637" calcext:value-type="float">
            <text:p>2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M3</text:p>
          </table:table-cell>
          <table:table-cell office:value-type="string" calcext:value-type="string">
            <text:p>..</text:p>
          </table:table-cell>
          <table:table-cell office:value-type="float" office:value="20.46379" calcext:value-type="float">
            <text:p>20.5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44.2" calcext:value-type="float">
            <text:p>44.2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.578046" calcext:value-type="float">
            <text:p>2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0.8919" calcext:value-type="float">
            <text:p>20.9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44.9" calcext:value-type="float">
            <text:p>44.9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.594734" calcext:value-type="float">
            <text:p>2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M5</text:p>
          </table:table-cell>
          <table:table-cell office:value-type="string" calcext:value-type="string">
            <text:p>..</text:p>
          </table:table-cell>
          <table:table-cell office:value-type="float" office:value="20.97752" calcext:value-type="float">
            <text:p>21.0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45.9" calcext:value-type="float">
            <text:p>45.9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.595442" calcext:value-type="float">
            <text:p>2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1.23439" calcext:value-type="float">
            <text:p>21.2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45.6" calcext:value-type="float">
            <text:p>45.6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.58017" calcext:value-type="float">
            <text:p>2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M7</text:p>
          </table:table-cell>
          <table:table-cell office:value-type="string" calcext:value-type="string">
            <text:p>..</text:p>
          </table:table-cell>
          <table:table-cell office:value-type="float" office:value="21.49126" calcext:value-type="float">
            <text:p>21.5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45.9" calcext:value-type="float">
            <text:p>45.9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.614254" calcext:value-type="float">
            <text:p>2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1.83375" calcext:value-type="float">
            <text:p>21.8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46.5" calcext:value-type="float">
            <text:p>46.5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.64672" calcext:value-type="float">
            <text:p>2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M9</text:p>
          </table:table-cell>
          <table:table-cell office:value-type="string" calcext:value-type="string">
            <text:p>..</text:p>
          </table:table-cell>
          <table:table-cell office:value-type="float" office:value="21.91937" calcext:value-type="float">
            <text:p>21.9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48.2" calcext:value-type="float">
            <text:p>48.2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.720349" calcext:value-type="float">
            <text:p>2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2.005" calcext:value-type="float">
            <text:p>22.0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48.6" calcext:value-type="float">
            <text:p>48.6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.751804" calcext:value-type="float">
            <text:p>2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M11</text:p>
          </table:table-cell>
          <table:table-cell office:value-type="string" calcext:value-type="string">
            <text:p>..</text:p>
          </table:table-cell>
          <table:table-cell office:value-type="float" office:value="22.17624" calcext:value-type="float">
            <text:p>22.2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49" calcext:value-type="float">
            <text:p>49.0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.803385" calcext:value-type="float">
            <text:p>2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2.34748" calcext:value-type="float">
            <text:p>22.3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51.1" calcext:value-type="float">
            <text:p>51.1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.871148" calcext:value-type="float">
            <text:p>2.9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M1</text:p>
          </table:table-cell>
          <table:table-cell office:value-type="string" calcext:value-type="string">
            <text:p>..</text:p>
          </table:table-cell>
          <table:table-cell office:value-type="float" office:value="22.51873" calcext:value-type="float">
            <text:p>22.5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53.7" calcext:value-type="float">
            <text:p>53.7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.928596" calcext:value-type="float">
            <text:p>2.9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2.7756" calcext:value-type="float">
            <text:p>22.8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55.7" calcext:value-type="float">
            <text:p>55.7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3.128649" calcext:value-type="float">
            <text:p>3.1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M3</text:p>
          </table:table-cell>
          <table:table-cell office:value-type="string" calcext:value-type="string">
            <text:p>..</text:p>
          </table:table-cell>
          <table:table-cell office:value-type="float" office:value="23.11809" calcext:value-type="float">
            <text:p>23.1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56" calcext:value-type="float">
            <text:p>56.0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3.204302" calcext:value-type="float">
            <text:p>3.2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3.11809" calcext:value-type="float">
            <text:p>23.1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57.4" calcext:value-type="float">
            <text:p>57.4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3.308475" calcext:value-type="float">
            <text:p>3.3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M5</text:p>
          </table:table-cell>
          <table:table-cell office:value-type="string" calcext:value-type="string">
            <text:p>..</text:p>
          </table:table-cell>
          <table:table-cell office:value-type="float" office:value="23.63182" calcext:value-type="float">
            <text:p>23.6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57.2" calcext:value-type="float">
            <text:p>57.2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3.323343" calcext:value-type="float">
            <text:p>3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4.14556" calcext:value-type="float">
            <text:p>24.1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57.6" calcext:value-type="float">
            <text:p>57.6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3.319601" calcext:value-type="float">
            <text:p>3.3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M7</text:p>
          </table:table-cell>
          <table:table-cell office:value-type="string" calcext:value-type="string">
            <text:p>..</text:p>
          </table:table-cell>
          <table:table-cell office:value-type="float" office:value="24.23118" calcext:value-type="float">
            <text:p>24.2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59.1" calcext:value-type="float">
            <text:p>59.1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3.397074" calcext:value-type="float">
            <text:p>3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4.40243" calcext:value-type="float">
            <text:p>24.4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59.7" calcext:value-type="float">
            <text:p>59.7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3.432776" calcext:value-type="float">
            <text:p>3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M9</text:p>
          </table:table-cell>
          <table:table-cell office:value-type="string" calcext:value-type="string">
            <text:p>..</text:p>
          </table:table-cell>
          <table:table-cell office:value-type="float" office:value="24.65929" calcext:value-type="float">
            <text:p>24.7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60.8" calcext:value-type="float">
            <text:p>60.8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3.724968" calcext:value-type="float">
            <text:p>3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4.83054" calcext:value-type="float">
            <text:p>24.8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61.8" calcext:value-type="float">
            <text:p>61.8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3.720518" calcext:value-type="float">
            <text:p>3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M11</text:p>
          </table:table-cell>
          <table:table-cell office:value-type="string" calcext:value-type="string">
            <text:p>..</text:p>
          </table:table-cell>
          <table:table-cell office:value-type="float" office:value="25.25865" calcext:value-type="float">
            <text:p>25.3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62.1" calcext:value-type="float">
            <text:p>62.1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3.724968" calcext:value-type="float">
            <text:p>3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5.4299" calcext:value-type="float">
            <text:p>25.4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62.3" calcext:value-type="float">
            <text:p>62.3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3.760063" calcext:value-type="float">
            <text:p>3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M1</text:p>
          </table:table-cell>
          <table:table-cell office:value-type="string" calcext:value-type="string">
            <text:p>..</text:p>
          </table:table-cell>
          <table:table-cell office:value-type="float" office:value="25.51552" calcext:value-type="float">
            <text:p>25.5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62.8" calcext:value-type="float">
            <text:p>62.8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3.776347" calcext:value-type="float">
            <text:p>3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5.77239" calcext:value-type="float">
            <text:p>25.8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62.8" calcext:value-type="float">
            <text:p>62.8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3.876273" calcext:value-type="float">
            <text:p>3.9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M3</text:p>
          </table:table-cell>
          <table:table-cell office:value-type="string" calcext:value-type="string">
            <text:p>..</text:p>
          </table:table-cell>
          <table:table-cell office:value-type="float" office:value="25.85801" calcext:value-type="float">
            <text:p>25.9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63.6" calcext:value-type="float">
            <text:p>63.6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3.981559" calcext:value-type="float">
            <text:p>4.0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5.85801" calcext:value-type="float">
            <text:p>25.9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63.9" calcext:value-type="float">
            <text:p>63.9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4.060043" calcext:value-type="float">
            <text:p>4.1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M5</text:p>
          </table:table-cell>
          <table:table-cell office:value-type="string" calcext:value-type="string">
            <text:p>..</text:p>
          </table:table-cell>
          <table:table-cell office:value-type="float" office:value="26.2005" calcext:value-type="float">
            <text:p>26.2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64.1" calcext:value-type="float">
            <text:p>64.1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4.021711" calcext:value-type="float">
            <text:p>4.0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6.54299" calcext:value-type="float">
            <text:p>26.5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63.9" calcext:value-type="float">
            <text:p>63.9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4.068842" calcext:value-type="float">
            <text:p>4.1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M7</text:p>
          </table:table-cell>
          <table:table-cell office:value-type="string" calcext:value-type="string">
            <text:p>..</text:p>
          </table:table-cell>
          <table:table-cell office:value-type="float" office:value="27.05672" calcext:value-type="float">
            <text:p>27.1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63.9" calcext:value-type="float">
            <text:p>63.9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4.067932" calcext:value-type="float">
            <text:p>4.1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7.22797" calcext:value-type="float">
            <text:p>27.2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63.6" calcext:value-type="float">
            <text:p>63.6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4.175544" calcext:value-type="float">
            <text:p>4.2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M9</text:p>
          </table:table-cell>
          <table:table-cell office:value-type="string" calcext:value-type="string">
            <text:p>..</text:p>
          </table:table-cell>
          <table:table-cell office:value-type="float" office:value="27.22797" calcext:value-type="float">
            <text:p>27.2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65.5" calcext:value-type="float">
            <text:p>65.5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4.221361" calcext:value-type="float">
            <text:p>4.2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7.39922" calcext:value-type="float">
            <text:p>27.4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67" calcext:value-type="float">
            <text:p>67.0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4.191525" calcext:value-type="float">
            <text:p>4.2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M11</text:p>
          </table:table-cell>
          <table:table-cell office:value-type="string" calcext:value-type="string">
            <text:p>..</text:p>
          </table:table-cell>
          <table:table-cell office:value-type="float" office:value="27.48484" calcext:value-type="float">
            <text:p>27.5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66.4" calcext:value-type="float">
            <text:p>66.4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4.312993" calcext:value-type="float">
            <text:p>4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7.48484" calcext:value-type="float">
            <text:p>27.5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66.2" calcext:value-type="float">
            <text:p>66.2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4.444272" calcext:value-type="float">
            <text:p>4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M1</text:p>
          </table:table-cell>
          <table:table-cell office:value-type="string" calcext:value-type="string">
            <text:p>..</text:p>
          </table:table-cell>
          <table:table-cell office:value-type="float" office:value="27.57046" calcext:value-type="float">
            <text:p>27.6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67.6" calcext:value-type="float">
            <text:p>67.6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4.752343" calcext:value-type="float">
            <text:p>4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7.57046" calcext:value-type="float">
            <text:p>27.6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67.9" calcext:value-type="float">
            <text:p>67.9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4.66243" calcext:value-type="float">
            <text:p>4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M3</text:p>
          </table:table-cell>
          <table:table-cell office:value-type="string" calcext:value-type="string">
            <text:p>..</text:p>
          </table:table-cell>
          <table:table-cell office:value-type="float" office:value="27.57046" calcext:value-type="float">
            <text:p>27.6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68.3" calcext:value-type="float">
            <text:p>68.3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4.775302" calcext:value-type="float">
            <text:p>4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7.65608" calcext:value-type="float">
            <text:p>27.7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69.3" calcext:value-type="float">
            <text:p>69.3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4.776111" calcext:value-type="float">
            <text:p>4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M5</text:p>
          </table:table-cell>
          <table:table-cell office:value-type="string" calcext:value-type="string">
            <text:p>..</text:p>
          </table:table-cell>
          <table:table-cell office:value-type="float" office:value="27.99857" calcext:value-type="float">
            <text:p>28.0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69.4" calcext:value-type="float">
            <text:p>69.4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4.706831" calcext:value-type="float">
            <text:p>4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7.99857" calcext:value-type="float">
            <text:p>28.0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69.3" calcext:value-type="float">
            <text:p>69.3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4.725137" calcext:value-type="float">
            <text:p>4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M7</text:p>
          </table:table-cell>
          <table:table-cell office:value-type="string" calcext:value-type="string">
            <text:p>..</text:p>
          </table:table-cell>
          <table:table-cell office:value-type="float" office:value="27.99857" calcext:value-type="float">
            <text:p>28.0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69.7" calcext:value-type="float">
            <text:p>69.7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4.738285" calcext:value-type="float">
            <text:p>4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7.99857" calcext:value-type="float">
            <text:p>28.0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68.8" calcext:value-type="float">
            <text:p>68.8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4.914166" calcext:value-type="float">
            <text:p>4.9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M9</text:p>
          </table:table-cell>
          <table:table-cell office:value-type="string" calcext:value-type="string">
            <text:p>..</text:p>
          </table:table-cell>
          <table:table-cell office:value-type="float" office:value="28.0842" calcext:value-type="float">
            <text:p>28.1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71.3" calcext:value-type="float">
            <text:p>71.3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4.98193" calcext:value-type="float">
            <text:p>5.0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8.16982" calcext:value-type="float">
            <text:p>28.2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71.9" calcext:value-type="float">
            <text:p>71.9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5.108961" calcext:value-type="float">
            <text:p>5.1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M11</text:p>
          </table:table-cell>
          <table:table-cell office:value-type="string" calcext:value-type="string">
            <text:p>..</text:p>
          </table:table-cell>
          <table:table-cell office:value-type="float" office:value="28.25544" calcext:value-type="float">
            <text:p>28.3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71.3" calcext:value-type="float">
            <text:p>71.3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5.25086" calcext:value-type="float">
            <text:p>5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8.34106" calcext:value-type="float">
            <text:p>28.3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71.5" calcext:value-type="float">
            <text:p>71.5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5.422898" calcext:value-type="float">
            <text:p>5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M1</text:p>
          </table:table-cell>
          <table:table-cell office:value-type="string" calcext:value-type="string">
            <text:p>..</text:p>
          </table:table-cell>
          <table:table-cell office:value-type="float" office:value="28.59793" calcext:value-type="float">
            <text:p>28.6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72.3" calcext:value-type="float">
            <text:p>72.3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5.505023" calcext:value-type="float">
            <text:p>5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8.94042" calcext:value-type="float">
            <text:p>28.9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72.7" calcext:value-type="float">
            <text:p>72.7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5.702245" calcext:value-type="float">
            <text:p>5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M3</text:p>
          </table:table-cell>
          <table:table-cell office:value-type="string" calcext:value-type="string">
            <text:p>..</text:p>
          </table:table-cell>
          <table:table-cell office:value-type="float" office:value="29.19729" calcext:value-type="float">
            <text:p>29.2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73.3" calcext:value-type="float">
            <text:p>73.3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6.254467" calcext:value-type="float">
            <text:p>6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9.45416" calcext:value-type="float">
            <text:p>29.5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73.7" calcext:value-type="float">
            <text:p>73.7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6.445621" calcext:value-type="float">
            <text:p>6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M5</text:p>
          </table:table-cell>
          <table:table-cell office:value-type="string" calcext:value-type="string">
            <text:p>..</text:p>
          </table:table-cell>
          <table:table-cell office:value-type="float" office:value="29.71102" calcext:value-type="float">
            <text:p>29.7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74.2" calcext:value-type="float">
            <text:p>74.2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6.50327" calcext:value-type="float">
            <text:p>6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9.96789" calcext:value-type="float">
            <text:p>30.0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73.6" calcext:value-type="float">
            <text:p>73.6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6.475963" calcext:value-type="float">
            <text:p>6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M7</text:p>
          </table:table-cell>
          <table:table-cell office:value-type="string" calcext:value-type="string">
            <text:p>..</text:p>
          </table:table-cell>
          <table:table-cell office:value-type="float" office:value="30.22476" calcext:value-type="float">
            <text:p>30.2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73.1" calcext:value-type="float">
            <text:p>73.1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6.474951" calcext:value-type="float">
            <text:p>6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0.31038" calcext:value-type="float">
            <text:p>30.3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73.1" calcext:value-type="float">
            <text:p>73.1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6.584182" calcext:value-type="float">
            <text:p>6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M9</text:p>
          </table:table-cell>
          <table:table-cell office:value-type="string" calcext:value-type="string">
            <text:p>..</text:p>
          </table:table-cell>
          <table:table-cell office:value-type="float" office:value="30.56725" calcext:value-type="float">
            <text:p>30.6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75" calcext:value-type="float">
            <text:p>75.0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6.544737" calcext:value-type="float">
            <text:p>6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0.73849" calcext:value-type="float">
            <text:p>30.7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75.4" calcext:value-type="float">
            <text:p>75.4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6.690378" calcext:value-type="float">
            <text:p>6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M11</text:p>
          </table:table-cell>
          <table:table-cell office:value-type="string" calcext:value-type="string">
            <text:p>..</text:p>
          </table:table-cell>
          <table:table-cell office:value-type="float" office:value="31.08098" calcext:value-type="float">
            <text:p>31.1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74" calcext:value-type="float">
            <text:p>74.0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6.778369" calcext:value-type="float">
            <text:p>6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1.33785" calcext:value-type="float">
            <text:p>31.3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73.7" calcext:value-type="float">
            <text:p>73.7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6.925022" calcext:value-type="float">
            <text:p>6.9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M1</text:p>
          </table:table-cell>
          <table:table-cell office:value-type="string" calcext:value-type="string">
            <text:p>..</text:p>
          </table:table-cell>
          <table:table-cell office:value-type="float" office:value="31.42348" calcext:value-type="float">
            <text:p>31.4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74" calcext:value-type="float">
            <text:p>74.0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7.088868" calcext:value-type="float">
            <text:p>7.1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1.59472" calcext:value-type="float">
            <text:p>31.6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74.2" calcext:value-type="float">
            <text:p>74.2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7.099993" calcext:value-type="float">
            <text:p>7.1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M3</text:p>
          </table:table-cell>
          <table:table-cell office:value-type="string" calcext:value-type="string">
            <text:p>..</text:p>
          </table:table-cell>
          <table:table-cell office:value-type="float" office:value="32.02283" calcext:value-type="float">
            <text:p>32.0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75.1" calcext:value-type="float">
            <text:p>75.1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7.177871" calcext:value-type="float">
            <text:p>7.2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2.19408" calcext:value-type="float">
            <text:p>32.2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75.5" calcext:value-type="float">
            <text:p>75.5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7.689637" calcext:value-type="float">
            <text:p>7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M5</text:p>
          </table:table-cell>
          <table:table-cell office:value-type="string" calcext:value-type="string">
            <text:p>..</text:p>
          </table:table-cell>
          <table:table-cell office:value-type="float" office:value="32.79343" calcext:value-type="float">
            <text:p>32.8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76" calcext:value-type="float">
            <text:p>76.0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7.789765" calcext:value-type="float">
            <text:p>7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3.13593" calcext:value-type="float">
            <text:p>33.1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75.2" calcext:value-type="float">
            <text:p>75.2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7.777628" calcext:value-type="float">
            <text:p>7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M7</text:p>
          </table:table-cell>
          <table:table-cell office:value-type="string" calcext:value-type="string">
            <text:p>..</text:p>
          </table:table-cell>
          <table:table-cell office:value-type="float" office:value="33.82091" calcext:value-type="float">
            <text:p>33.8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75.6" calcext:value-type="float">
            <text:p>75.6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7.91012" calcext:value-type="float">
            <text:p>7.9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3.64966" calcext:value-type="float">
            <text:p>33.6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75.7" calcext:value-type="float">
            <text:p>75.7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7.998112" calcext:value-type="float">
            <text:p>8.0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M9</text:p>
          </table:table-cell>
          <table:table-cell office:value-type="string" calcext:value-type="string">
            <text:p>..</text:p>
          </table:table-cell>
          <table:table-cell office:value-type="float" office:value="33.47842" calcext:value-type="float">
            <text:p>33.5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77" calcext:value-type="float">
            <text:p>77.0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8.124537" calcext:value-type="float">
            <text:p>8.1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3.99215" calcext:value-type="float">
            <text:p>34.0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77.1" calcext:value-type="float">
            <text:p>77.1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8.399636" calcext:value-type="float">
            <text:p>8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M11</text:p>
          </table:table-cell>
          <table:table-cell office:value-type="string" calcext:value-type="string">
            <text:p>..</text:p>
          </table:table-cell>
          <table:table-cell office:value-type="float" office:value="34.16339" calcext:value-type="float">
            <text:p>34.2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75.7" calcext:value-type="float">
            <text:p>75.7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8.486616" calcext:value-type="float">
            <text:p>8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4.33464" calcext:value-type="float">
            <text:p>34.3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75.4" calcext:value-type="float">
            <text:p>75.4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8.654508" calcext:value-type="float">
            <text:p>8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M1</text:p>
          </table:table-cell>
          <table:table-cell office:value-type="string" calcext:value-type="string">
            <text:p>..</text:p>
          </table:table-cell>
          <table:table-cell office:value-type="float" office:value="34.67713" calcext:value-type="float">
            <text:p>34.7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75.4" calcext:value-type="float">
            <text:p>75.4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8.723282" calcext:value-type="float">
            <text:p>8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5.10524" calcext:value-type="float">
            <text:p>35.1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75" calcext:value-type="float">
            <text:p>75.0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8.874991" calcext:value-type="float">
            <text:p>8.9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M3</text:p>
          </table:table-cell>
          <table:table-cell office:value-type="string" calcext:value-type="string">
            <text:p>..</text:p>
          </table:table-cell>
          <table:table-cell office:value-type="float" office:value="35.7046" calcext:value-type="float">
            <text:p>35.7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75.9" calcext:value-type="float">
            <text:p>75.9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9.026701" calcext:value-type="float">
            <text:p>9.0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6.04709" calcext:value-type="float">
            <text:p>36.0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76.7" calcext:value-type="float">
            <text:p>76.7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9.320005" calcext:value-type="float">
            <text:p>9.3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M5</text:p>
          </table:table-cell>
          <table:table-cell office:value-type="string" calcext:value-type="string">
            <text:p>..</text:p>
          </table:table-cell>
          <table:table-cell office:value-type="float" office:value="36.30396" calcext:value-type="float">
            <text:p>36.3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77.7" calcext:value-type="float">
            <text:p>77.7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9.628481" calcext:value-type="float">
            <text:p>9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6.38958" calcext:value-type="float">
            <text:p>36.4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77.5" calcext:value-type="float">
            <text:p>77.5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9.650732" calcext:value-type="float">
            <text:p>9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M7</text:p>
          </table:table-cell>
          <table:table-cell office:value-type="string" calcext:value-type="string">
            <text:p>..</text:p>
          </table:table-cell>
          <table:table-cell office:value-type="float" office:value="36.73207" calcext:value-type="float">
            <text:p>36.7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78.6" calcext:value-type="float">
            <text:p>78.6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9.695233" calcext:value-type="float">
            <text:p>9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6.8177" calcext:value-type="float">
            <text:p>36.8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77.2" calcext:value-type="float">
            <text:p>77.2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9.919763" calcext:value-type="float">
            <text:p>9.9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M9</text:p>
          </table:table-cell>
          <table:table-cell office:value-type="string" calcext:value-type="string">
            <text:p>..</text:p>
          </table:table-cell>
          <table:table-cell office:value-type="float" office:value="37.24581" calcext:value-type="float">
            <text:p>37.2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78.7" calcext:value-type="float">
            <text:p>78.7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10.14935" calcext:value-type="float">
            <text:p>10.1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7.50267" calcext:value-type="float">
            <text:p>37.5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80" calcext:value-type="float">
            <text:p>80.0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10.37894" calcext:value-type="float">
            <text:p>10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M11</text:p>
          </table:table-cell>
          <table:table-cell office:value-type="string" calcext:value-type="string">
            <text:p>..</text:p>
          </table:table-cell>
          <table:table-cell office:value-type="float" office:value="37.84517" calcext:value-type="float">
            <text:p>37.8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79.4" calcext:value-type="float">
            <text:p>79.4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10.48412" calcext:value-type="float">
            <text:p>10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8.27328" calcext:value-type="float">
            <text:p>38.3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80" calcext:value-type="float">
            <text:p>80.0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10.64392" calcext:value-type="float">
            <text:p>1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M1</text:p>
          </table:table-cell>
          <table:table-cell office:value-type="string" calcext:value-type="string">
            <text:p>..</text:p>
          </table:table-cell>
          <table:table-cell office:value-type="float" office:value="38.44452" calcext:value-type="float">
            <text:p>38.4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80.9" calcext:value-type="float">
            <text:p>80.9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10.70764" calcext:value-type="float">
            <text:p>1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8.87263" calcext:value-type="float">
            <text:p>38.9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81.8" calcext:value-type="float">
            <text:p>81.8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10.92711" calcext:value-type="float">
            <text:p>10.9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M3</text:p>
          </table:table-cell>
          <table:table-cell office:value-type="string" calcext:value-type="string">
            <text:p>..</text:p>
          </table:table-cell>
          <table:table-cell office:value-type="float" office:value="39.21513" calcext:value-type="float">
            <text:p>39.2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82.4" calcext:value-type="float">
            <text:p>82.4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11.08792" calcext:value-type="float">
            <text:p>11.1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9.47199" calcext:value-type="float">
            <text:p>39.5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83.8" calcext:value-type="float">
            <text:p>83.8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11.19311" calcext:value-type="float">
            <text:p>11.2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M5</text:p>
          </table:table-cell>
          <table:table-cell office:value-type="string" calcext:value-type="string">
            <text:p>..</text:p>
          </table:table-cell>
          <table:table-cell office:value-type="float" office:value="40.07135" calcext:value-type="float">
            <text:p>40.1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84.5" calcext:value-type="float">
            <text:p>84.5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11.15771" calcext:value-type="float">
            <text:p>11.2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0.67071" calcext:value-type="float">
            <text:p>40.7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84.9" calcext:value-type="float">
            <text:p>84.9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11.26896" calcext:value-type="float">
            <text:p>11.3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M7</text:p>
          </table:table-cell>
          <table:table-cell office:value-type="string" calcext:value-type="string">
            <text:p>..</text:p>
          </table:table-cell>
          <table:table-cell office:value-type="float" office:value="40.92758" calcext:value-type="float">
            <text:p>40.9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84.8" calcext:value-type="float">
            <text:p>84.8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11.40651" calcext:value-type="float">
            <text:p>1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1.35569" calcext:value-type="float">
            <text:p>41.4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84.3" calcext:value-type="float">
            <text:p>84.3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11.50866" calcext:value-type="float">
            <text:p>1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M9</text:p>
          </table:table-cell>
          <table:table-cell office:value-type="string" calcext:value-type="string">
            <text:p>..</text:p>
          </table:table-cell>
          <table:table-cell office:value-type="float" office:value="41.69818" calcext:value-type="float">
            <text:p>41.7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86.5" calcext:value-type="float">
            <text:p>86.5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11.52485" calcext:value-type="float">
            <text:p>1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2.12629" calcext:value-type="float">
            <text:p>42.1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86.7" calcext:value-type="float">
            <text:p>86.7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11.64419" calcext:value-type="float">
            <text:p>11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M11</text:p>
          </table:table-cell>
          <table:table-cell office:value-type="string" calcext:value-type="string">
            <text:p>..</text:p>
          </table:table-cell>
          <table:table-cell office:value-type="float" office:value="42.81128" calcext:value-type="float">
            <text:p>42.8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86.9" calcext:value-type="float">
            <text:p>86.9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11.70993" calcext:value-type="float">
            <text:p>11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3.15376" calcext:value-type="float">
            <text:p>43.2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86.4" calcext:value-type="float">
            <text:p>86.4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12.07403" calcext:value-type="float">
            <text:p>12.1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M1</text:p>
          </table:table-cell>
          <table:table-cell office:value-type="string" calcext:value-type="string">
            <text:p>..</text:p>
          </table:table-cell>
          <table:table-cell office:value-type="float" office:value="43.6675" calcext:value-type="float">
            <text:p>43.7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87.6" calcext:value-type="float">
            <text:p>87.6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12.3643" calcext:value-type="float">
            <text:p>12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4.09561" calcext:value-type="float">
            <text:p>44.1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87.3" calcext:value-type="float">
            <text:p>87.3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12.5767" calcext:value-type="float">
            <text:p>12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M3</text:p>
          </table:table-cell>
          <table:table-cell office:value-type="string" calcext:value-type="string">
            <text:p>..</text:p>
          </table:table-cell>
          <table:table-cell office:value-type="float" office:value="44.78059" calcext:value-type="float">
            <text:p>44.8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87.9" calcext:value-type="float">
            <text:p>87.9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12.74661" calcext:value-type="float">
            <text:p>12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5.03746" calcext:value-type="float">
            <text:p>45.0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88.1" calcext:value-type="float">
            <text:p>88.1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13.11173" calcext:value-type="float">
            <text:p>13.1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M5</text:p>
          </table:table-cell>
          <table:table-cell office:value-type="string" calcext:value-type="string">
            <text:p>..</text:p>
          </table:table-cell>
          <table:table-cell office:value-type="float" office:value="45.37995" calcext:value-type="float">
            <text:p>45.4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88.8" calcext:value-type="float">
            <text:p>88.8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13.19163" calcext:value-type="float">
            <text:p>13.2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6.23618" calcext:value-type="float">
            <text:p>46.2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88.9" calcext:value-type="float">
            <text:p>88.9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13.29074" calcext:value-type="float">
            <text:p>13.3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M7</text:p>
          </table:table-cell>
          <table:table-cell office:value-type="string" calcext:value-type="string">
            <text:p>..</text:p>
          </table:table-cell>
          <table:table-cell office:value-type="float" office:value="46.57867" calcext:value-type="float">
            <text:p>46.6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88.4" calcext:value-type="float">
            <text:p>88.4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13.70238" calcext:value-type="float">
            <text:p>13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6.92115" calcext:value-type="float">
            <text:p>46.9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87.7" calcext:value-type="float">
            <text:p>87.7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14.0948" calcext:value-type="float">
            <text:p>14.1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M9</text:p>
          </table:table-cell>
          <table:table-cell office:value-type="string" calcext:value-type="string">
            <text:p>..</text:p>
          </table:table-cell>
          <table:table-cell office:value-type="float" office:value="47.17802" calcext:value-type="float">
            <text:p>47.2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89.7" calcext:value-type="float">
            <text:p>89.7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14.33956" calcext:value-type="float">
            <text:p>14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7.43489" calcext:value-type="float">
            <text:p>47.4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90.2" calcext:value-type="float">
            <text:p>90.2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14.59848" calcext:value-type="float">
            <text:p>14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M11</text:p>
          </table:table-cell>
          <table:table-cell office:value-type="string" calcext:value-type="string">
            <text:p>..</text:p>
          </table:table-cell>
          <table:table-cell office:value-type="float" office:value="47.77738" calcext:value-type="float">
            <text:p>47.8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89.7" calcext:value-type="float">
            <text:p>89.7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14.77446" calcext:value-type="float">
            <text:p>14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7.863" calcext:value-type="float">
            <text:p>47.9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90.1" calcext:value-type="float">
            <text:p>90.1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15.16385" calcext:value-type="float">
            <text:p>15.2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M1</text:p>
          </table:table-cell>
          <table:table-cell office:value-type="string" calcext:value-type="string">
            <text:p>..</text:p>
          </table:table-cell>
          <table:table-cell office:value-type="float" office:value="47.94863" calcext:value-type="float">
            <text:p>47.9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89.8" calcext:value-type="float">
            <text:p>89.8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15.44602" calcext:value-type="float">
            <text:p>15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8.54799" calcext:value-type="float">
            <text:p>48.5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89.4" calcext:value-type="float">
            <text:p>89.4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15.91127" calcext:value-type="float">
            <text:p>15.9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M3</text:p>
          </table:table-cell>
          <table:table-cell office:value-type="string" calcext:value-type="string">
            <text:p>..</text:p>
          </table:table-cell>
          <table:table-cell office:value-type="float" office:value="49.31859" calcext:value-type="float">
            <text:p>49.3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89.6" calcext:value-type="float">
            <text:p>89.6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16.34617" calcext:value-type="float">
            <text:p>16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9.48983" calcext:value-type="float">
            <text:p>49.5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90" calcext:value-type="float">
            <text:p>90.0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16.67386" calcext:value-type="float">
            <text:p>16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M5</text:p>
          </table:table-cell>
          <table:table-cell office:value-type="string" calcext:value-type="string">
            <text:p>..</text:p>
          </table:table-cell>
          <table:table-cell office:value-type="float" office:value="50.34606" calcext:value-type="float">
            <text:p>50.3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90.2" calcext:value-type="float">
            <text:p>90.2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16.65667" calcext:value-type="float">
            <text:p>16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0.85979" calcext:value-type="float">
            <text:p>50.9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90.2" calcext:value-type="float">
            <text:p>90.2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16.77702" calcext:value-type="float">
            <text:p>16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M7</text:p>
          </table:table-cell>
          <table:table-cell office:value-type="string" calcext:value-type="string">
            <text:p>..</text:p>
          </table:table-cell>
          <table:table-cell office:value-type="float" office:value="50.85979" calcext:value-type="float">
            <text:p>50.9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89" calcext:value-type="float">
            <text:p>89.0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16.75679" calcext:value-type="float">
            <text:p>16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1.03104" calcext:value-type="float">
            <text:p>51.0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90" calcext:value-type="float">
            <text:p>90.0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17.05111" calcext:value-type="float">
            <text:p>17.1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M9</text:p>
          </table:table-cell>
          <table:table-cell office:value-type="string" calcext:value-type="string">
            <text:p>..</text:p>
          </table:table-cell>
          <table:table-cell office:value-type="float" office:value="51.37353" calcext:value-type="float">
            <text:p>51.4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92.4" calcext:value-type="float">
            <text:p>92.4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17.29991" calcext:value-type="float">
            <text:p>17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1.37353" calcext:value-type="float">
            <text:p>51.4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92.7" calcext:value-type="float">
            <text:p>92.7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17.3788" calcext:value-type="float">
            <text:p>17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M11</text:p>
          </table:table-cell>
          <table:table-cell office:value-type="string" calcext:value-type="string">
            <text:p>..</text:p>
          </table:table-cell>
          <table:table-cell office:value-type="float" office:value="51.88726" calcext:value-type="float">
            <text:p>51.9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91.1" calcext:value-type="float">
            <text:p>91.1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17.5204" calcext:value-type="float">
            <text:p>17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1.80164" calcext:value-type="float">
            <text:p>51.8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90.9" calcext:value-type="float">
            <text:p>90.9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18.02205" calcext:value-type="float">
            <text:p>18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3.62142" calcext:value-type="float">
            <text:p>83.6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M1</text:p>
          </table:table-cell>
          <table:table-cell office:value-type="string" calcext:value-type="string">
            <text:p>..</text:p>
          </table:table-cell>
          <table:table-cell office:value-type="float" office:value="51.54477" calcext:value-type="float">
            <text:p>51.5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91" calcext:value-type="float">
            <text:p>91.0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18.75733" calcext:value-type="float">
            <text:p>18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3.16547" calcext:value-type="float">
            <text:p>83.2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1.80164" calcext:value-type="float">
            <text:p>51.8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90.5" calcext:value-type="float">
            <text:p>90.5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19.17706" calcext:value-type="float">
            <text:p>19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2.92866" calcext:value-type="float">
            <text:p>82.9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M3</text:p>
          </table:table-cell>
          <table:table-cell office:value-type="string" calcext:value-type="string">
            <text:p>..</text:p>
          </table:table-cell>
          <table:table-cell office:value-type="float" office:value="52.48662" calcext:value-type="float">
            <text:p>52.5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91.3" calcext:value-type="float">
            <text:p>91.3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19.61601" calcext:value-type="float">
            <text:p>19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3.17818" calcext:value-type="float">
            <text:p>83.2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2.48662" calcext:value-type="float">
            <text:p>52.5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91.2" calcext:value-type="float">
            <text:p>91.2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0.03675" calcext:value-type="float">
            <text:p>20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3.62063" calcext:value-type="float">
            <text:p>83.6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M5</text:p>
          </table:table-cell>
          <table:table-cell office:value-type="string" calcext:value-type="string">
            <text:p>..</text:p>
          </table:table-cell>
          <table:table-cell office:value-type="float" office:value="52.48662" calcext:value-type="float">
            <text:p>52.5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92.6" calcext:value-type="float">
            <text:p>92.6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19.98112" calcext:value-type="float">
            <text:p>20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3.31477" calcext:value-type="float">
            <text:p>83.3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3.42847" calcext:value-type="float">
            <text:p>53.4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91.6" calcext:value-type="float">
            <text:p>91.6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0.32196" calcext:value-type="float">
            <text:p>20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3.9672" calcext:value-type="float">
            <text:p>84.0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M7</text:p>
          </table:table-cell>
          <table:table-cell office:value-type="string" calcext:value-type="string">
            <text:p>..</text:p>
          </table:table-cell>
          <table:table-cell office:value-type="float" office:value="53.59972" calcext:value-type="float">
            <text:p>53.6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91" calcext:value-type="float">
            <text:p>91.0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0.80541" calcext:value-type="float">
            <text:p>20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3.57433" calcext:value-type="float">
            <text:p>83.6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3.77096" calcext:value-type="float">
            <text:p>53.8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90.5" calcext:value-type="float">
            <text:p>90.5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1.46383" calcext:value-type="float">
            <text:p>21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3.29659" calcext:value-type="float">
            <text:p>83.3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M9</text:p>
          </table:table-cell>
          <table:table-cell office:value-type="string" calcext:value-type="string">
            <text:p>..</text:p>
          </table:table-cell>
          <table:table-cell office:value-type="float" office:value="53.68534" calcext:value-type="float">
            <text:p>53.7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92.3" calcext:value-type="float">
            <text:p>92.3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2.27598" calcext:value-type="float">
            <text:p>22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3.48186" calcext:value-type="float">
            <text:p>83.5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4.02783" calcext:value-type="float">
            <text:p>54.0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93.4" calcext:value-type="float">
            <text:p>93.4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2.70279" calcext:value-type="float">
            <text:p>22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3.84303" calcext:value-type="float">
            <text:p>83.8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M11</text:p>
          </table:table-cell>
          <table:table-cell office:value-type="string" calcext:value-type="string">
            <text:p>..</text:p>
          </table:table-cell>
          <table:table-cell office:value-type="float" office:value="54.02783" calcext:value-type="float">
            <text:p>54.0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92.5" calcext:value-type="float">
            <text:p>92.5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3.26209" calcext:value-type="float">
            <text:p>23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4.39603" calcext:value-type="float">
            <text:p>84.4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4.19907" calcext:value-type="float">
            <text:p>54.2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92" calcext:value-type="float">
            <text:p>92.0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4.18751" calcext:value-type="float">
            <text:p>24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4.47301" calcext:value-type="float">
            <text:p>84.5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M1</text:p>
          </table:table-cell>
          <table:table-cell office:value-type="string" calcext:value-type="string">
            <text:p>..</text:p>
          </table:table-cell>
          <table:table-cell office:value-type="float" office:value="54.62719" calcext:value-type="float">
            <text:p>54.6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92.4" calcext:value-type="float">
            <text:p>92.4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4.57387" calcext:value-type="float">
            <text:p>24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4.77718" calcext:value-type="float">
            <text:p>84.8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5.14092" calcext:value-type="float">
            <text:p>55.1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93.2" calcext:value-type="float">
            <text:p>93.2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4.96629" calcext:value-type="float">
            <text:p>25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4.99542" calcext:value-type="float">
            <text:p>85.0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M3</text:p>
          </table:table-cell>
          <table:table-cell office:value-type="string" calcext:value-type="string">
            <text:p>..</text:p>
          </table:table-cell>
          <table:table-cell office:value-type="float" office:value="55.22654" calcext:value-type="float">
            <text:p>55.2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93.4" calcext:value-type="float">
            <text:p>93.4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5.99285" calcext:value-type="float">
            <text:p>26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5.50967" calcext:value-type="float">
            <text:p>85.5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5.31216" calcext:value-type="float">
            <text:p>55.3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93.2" calcext:value-type="float">
            <text:p>93.2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6.44798" calcext:value-type="float">
            <text:p>26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5.72543" calcext:value-type="float">
            <text:p>85.7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M5</text:p>
          </table:table-cell>
          <table:table-cell office:value-type="string" calcext:value-type="string">
            <text:p>..</text:p>
          </table:table-cell>
          <table:table-cell office:value-type="float" office:value="55.31216" calcext:value-type="float">
            <text:p>55.3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93.9" calcext:value-type="float">
            <text:p>93.9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6.13445" calcext:value-type="float">
            <text:p>26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5.58031" calcext:value-type="float">
            <text:p>85.6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5.56903" calcext:value-type="float">
            <text:p>55.6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92.8" calcext:value-type="float">
            <text:p>92.8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7.01841" calcext:value-type="float">
            <text:p>27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6.11602" calcext:value-type="float">
            <text:p>86.1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M7</text:p>
          </table:table-cell>
          <table:table-cell office:value-type="string" calcext:value-type="string">
            <text:p>..</text:p>
          </table:table-cell>
          <table:table-cell office:value-type="float" office:value="55.91152" calcext:value-type="float">
            <text:p>55.9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93" calcext:value-type="float">
            <text:p>93.0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7.84573" calcext:value-type="float">
            <text:p>27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5.69603" calcext:value-type="float">
            <text:p>85.7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5.74028" calcext:value-type="float">
            <text:p>55.7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91.5" calcext:value-type="float">
            <text:p>91.5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8.35244" calcext:value-type="float">
            <text:p>28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5.46984" calcext:value-type="float">
            <text:p>85.5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M9</text:p>
          </table:table-cell>
          <table:table-cell office:value-type="string" calcext:value-type="string">
            <text:p>..</text:p>
          </table:table-cell>
          <table:table-cell office:value-type="float" office:value="55.74028" calcext:value-type="float">
            <text:p>55.7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94" calcext:value-type="float">
            <text:p>94.0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8.39795" calcext:value-type="float">
            <text:p>28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5.3262" calcext:value-type="float">
            <text:p>85.3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5.91152" calcext:value-type="float">
            <text:p>55.9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94.9" calcext:value-type="float">
            <text:p>94.9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8.63866" calcext:value-type="float">
            <text:p>28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6.22549" calcext:value-type="float">
            <text:p>86.2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M11</text:p>
          </table:table-cell>
          <table:table-cell office:value-type="string" calcext:value-type="string">
            <text:p>..</text:p>
          </table:table-cell>
          <table:table-cell office:value-type="float" office:value="56.33964" calcext:value-type="float">
            <text:p>56.3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93.9" calcext:value-type="float">
            <text:p>93.9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29.11806" calcext:value-type="float">
            <text:p>29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6.43021" calcext:value-type="float">
            <text:p>86.4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6.33964" calcext:value-type="float">
            <text:p>56.3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94.2" calcext:value-type="float">
            <text:p>94.2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29.40227" calcext:value-type="float">
            <text:p>29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6.36038" calcext:value-type="float">
            <text:p>86.4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M1</text:p>
          </table:table-cell>
          <table:table-cell office:value-type="string" calcext:value-type="string">
            <text:p>..</text:p>
          </table:table-cell>
          <table:table-cell office:value-type="float" office:value="56.85337" calcext:value-type="float">
            <text:p>56.9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6.293182" calcext:value-type="float">
            <text:p>6.3 </text:p>
          </table:table-cell>
          <table:table-cell office:value-type="string" calcext:value-type="string">
            <text:p>..</text:p>
          </table:table-cell>
          <table:table-cell office:value-type="float" office:value="94.4" calcext:value-type="float">
            <text:p>94.4 </text:p>
          </table:table-cell>
          <table:table-cell office:value-type="float" office:value="31.64405" calcext:value-type="float">
            <text:p>31.6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30.7363" calcext:value-type="float">
            <text:p>30.7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7.39932" calcext:value-type="float">
            <text:p>87.4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7.11024" calcext:value-type="float">
            <text:p>57.1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7.192208" calcext:value-type="float">
            <text:p>7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3.8" calcext:value-type="float">
            <text:p>93.8 </text:p>
          </table:table-cell>
          <table:table-cell table:style-name="ce5" office:value-type="float" office:value="32.01057" calcext:value-type="float">
            <text:p>32.0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31.52518" calcext:value-type="float">
            <text:p>31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8.24248" calcext:value-type="float">
            <text:p>88.2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M3</text:p>
          </table:table-cell>
          <table:table-cell office:value-type="string" calcext:value-type="string">
            <text:p>..</text:p>
          </table:table-cell>
          <table:table-cell office:value-type="float" office:value="57.19586" calcext:value-type="float">
            <text:p>57.2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8.091234" calcext:value-type="float">
            <text:p>8.1 </text:p>
          </table:table-cell>
          <table:table-cell office:value-type="string" calcext:value-type="string">
            <text:p>..</text:p>
          </table:table-cell>
          <table:table-cell office:value-type="float" office:value="94.4" calcext:value-type="float">
            <text:p>94.4 </text:p>
          </table:table-cell>
          <table:table-cell office:value-type="float" office:value="31.90423" calcext:value-type="float">
            <text:p>31.9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31.93986" calcext:value-type="float">
            <text:p>31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9.11395" calcext:value-type="float">
            <text:p>89.1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7.36711" calcext:value-type="float">
            <text:p>57.4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9.789394" calcext:value-type="float">
            <text:p>9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.8" calcext:value-type="float">
            <text:p>94.8 </text:p>
          </table:table-cell>
          <table:table-cell table:style-name="ce5" office:value-type="float" office:value="31.95895" calcext:value-type="float">
            <text:p>32.0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32.38487" calcext:value-type="float">
            <text:p>32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8.87932" calcext:value-type="float">
            <text:p>88.9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M5</text:p>
          </table:table-cell>
          <table:table-cell office:value-type="string" calcext:value-type="string">
            <text:p>..</text:p>
          </table:table-cell>
          <table:table-cell office:value-type="float" office:value="57.45273" calcext:value-type="float">
            <text:p>57.5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0.18896" calcext:value-type="float">
            <text:p>10.2 </text:p>
          </table:table-cell>
          <table:table-cell office:value-type="string" calcext:value-type="string">
            <text:p>..</text:p>
          </table:table-cell>
          <table:table-cell office:value-type="float" office:value="94.7" calcext:value-type="float">
            <text:p>94.7 </text:p>
          </table:table-cell>
          <table:table-cell office:value-type="float" office:value="32.22016" calcext:value-type="float">
            <text:p>32.2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32.4051" calcext:value-type="float">
            <text:p>32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8.48118" calcext:value-type="float">
            <text:p>88.5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7.96646" calcext:value-type="float">
            <text:p>58.0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1.78723" calcext:value-type="float">
            <text:p>11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.6" calcext:value-type="float">
            <text:p>94.6 </text:p>
          </table:table-cell>
          <table:table-cell table:style-name="ce5" office:value-type="float" office:value="32.27179" calcext:value-type="float">
            <text:p>32.3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32.42532" calcext:value-type="float">
            <text:p>32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8.36834" calcext:value-type="float">
            <text:p>88.4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M7</text:p>
          </table:table-cell>
          <table:table-cell office:value-type="string" calcext:value-type="string">
            <text:p>..</text:p>
          </table:table-cell>
          <table:table-cell office:value-type="float" office:value="57.96646" calcext:value-type="float">
            <text:p>58.0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4.78398" calcext:value-type="float">
            <text:p>14.8 </text:p>
          </table:table-cell>
          <table:table-cell office:value-type="string" calcext:value-type="string">
            <text:p>..</text:p>
          </table:table-cell>
          <table:table-cell office:value-type="float" office:value="94.8" calcext:value-type="float">
            <text:p>94.8 </text:p>
          </table:table-cell>
          <table:table-cell office:value-type="float" office:value="32.16751" calcext:value-type="float">
            <text:p>32.2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32.50624" calcext:value-type="float">
            <text:p>32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7.89103" calcext:value-type="float">
            <text:p>87.9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7.96646" calcext:value-type="float">
            <text:p>58.0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5.18355" calcext:value-type="float">
            <text:p>15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.4" calcext:value-type="float">
            <text:p>94.4 </text:p>
          </table:table-cell>
          <table:table-cell table:style-name="ce5" office:value-type="float" office:value="32.27179" calcext:value-type="float">
            <text:p>32.3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32.75909" calcext:value-type="float">
            <text:p>32.8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6.94119" calcext:value-type="float">
            <text:p>86.9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M9</text:p>
          </table:table-cell>
          <table:table-cell office:value-type="string" calcext:value-type="string">
            <text:p>..</text:p>
          </table:table-cell>
          <table:table-cell office:value-type="float" office:value="57.96646" calcext:value-type="float">
            <text:p>58.0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5.68301" calcext:value-type="float">
            <text:p>15.7 </text:p>
          </table:table-cell>
          <table:table-cell office:value-type="string" calcext:value-type="string">
            <text:p>..</text:p>
          </table:table-cell>
          <table:table-cell office:value-type="float" office:value="94.6" calcext:value-type="float">
            <text:p>94.6 </text:p>
          </table:table-cell>
          <table:table-cell office:value-type="float" office:value="32.84893" calcext:value-type="float">
            <text:p>32.8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32.79954" calcext:value-type="float">
            <text:p>32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7.46707" calcext:value-type="float">
            <text:p>87.5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8.05209" calcext:value-type="float">
            <text:p>58.1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6.78182" calcext:value-type="float">
            <text:p>16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5.8" calcext:value-type="float">
            <text:p>95.8 </text:p>
          </table:table-cell>
          <table:table-cell table:style-name="ce5" office:value-type="float" office:value="32.90056" calcext:value-type="float">
            <text:p>32.9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33.08273" calcext:value-type="float">
            <text:p>33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7.85418" calcext:value-type="float">
            <text:p>87.9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M11</text:p>
          </table:table-cell>
          <table:table-cell office:value-type="string" calcext:value-type="string">
            <text:p>..</text:p>
          </table:table-cell>
          <table:table-cell office:value-type="float" office:value="58.39458" calcext:value-type="float">
            <text:p>58.4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6.58204" calcext:value-type="float">
            <text:p>16.6 </text:p>
          </table:table-cell>
          <table:table-cell office:value-type="string" calcext:value-type="string">
            <text:p>..</text:p>
          </table:table-cell>
          <table:table-cell office:value-type="float" office:value="94.4" calcext:value-type="float">
            <text:p>94.4 </text:p>
          </table:table-cell>
          <table:table-cell office:value-type="float" office:value="32.27179" calcext:value-type="float">
            <text:p>32.3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33.65923" calcext:value-type="float">
            <text:p>33.7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8.1799" calcext:value-type="float">
            <text:p>88.2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8.82269" calcext:value-type="float">
            <text:p>58.8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6.78182" calcext:value-type="float">
            <text:p>16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.6" calcext:value-type="float">
            <text:p>94.6 </text:p>
          </table:table-cell>
          <table:table-cell table:style-name="ce5" office:value-type="float" office:value="32.42975" calcext:value-type="float">
            <text:p>32.4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34.25595" calcext:value-type="float">
            <text:p>34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8.283" calcext:value-type="float">
            <text:p>88.3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M1</text:p>
          </table:table-cell>
          <table:table-cell office:value-type="string" calcext:value-type="string">
            <text:p>..</text:p>
          </table:table-cell>
          <table:table-cell office:value-type="float" office:value="59.2508" calcext:value-type="float">
            <text:p>59.3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6.38225" calcext:value-type="float">
            <text:p>16.4 </text:p>
          </table:table-cell>
          <table:table-cell office:value-type="string" calcext:value-type="string">
            <text:p>..</text:p>
          </table:table-cell>
          <table:table-cell office:value-type="float" office:value="95.2" calcext:value-type="float">
            <text:p>95.2 </text:p>
          </table:table-cell>
          <table:table-cell office:value-type="float" office:value="32.84893" calcext:value-type="float">
            <text:p>32.8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34.90324" calcext:value-type="float">
            <text:p>34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7.73686" calcext:value-type="float">
            <text:p>87.7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9.42205" calcext:value-type="float">
            <text:p>59.4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6.58204" calcext:value-type="float">
            <text:p>16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.9" calcext:value-type="float">
            <text:p>94.9 </text:p>
          </table:table-cell>
          <table:table-cell table:style-name="ce5" office:value-type="float" office:value="33.1628" calcext:value-type="float">
            <text:p>33.2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35.3078" calcext:value-type="float">
            <text:p>35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7.16778" calcext:value-type="float">
            <text:p>87.2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M3</text:p>
          </table:table-cell>
          <table:table-cell office:value-type="string" calcext:value-type="string">
            <text:p>..</text:p>
          </table:table-cell>
          <table:table-cell office:value-type="float" office:value="59.2508" calcext:value-type="float">
            <text:p>59.3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6.78182" calcext:value-type="float">
            <text:p>16.8 </text:p>
          </table:table-cell>
          <table:table-cell office:value-type="string" calcext:value-type="string">
            <text:p>..</text:p>
          </table:table-cell>
          <table:table-cell office:value-type="float" office:value="94.7" calcext:value-type="float">
            <text:p>94.7 </text:p>
          </table:table-cell>
          <table:table-cell office:value-type="float" office:value="33.05749" calcext:value-type="float">
            <text:p>33.1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35.71236" calcext:value-type="float">
            <text:p>35.7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7.30585" calcext:value-type="float">
            <text:p>87.3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9.2508" calcext:value-type="float">
            <text:p>59.3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6.9816" calcext:value-type="float">
            <text:p>17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.7" calcext:value-type="float">
            <text:p>94.7 </text:p>
          </table:table-cell>
          <table:table-cell table:style-name="ce5" office:value-type="float" office:value="32.95321" calcext:value-type="float">
            <text:p>33.0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36.21806" calcext:value-type="float">
            <text:p>36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7.14066" calcext:value-type="float">
            <text:p>87.1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M5</text:p>
          </table:table-cell>
          <table:table-cell office:value-type="string" calcext:value-type="string">
            <text:p>..</text:p>
          </table:table-cell>
          <table:table-cell office:value-type="float" office:value="59.42205" calcext:value-type="float">
            <text:p>59.4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7.38117" calcext:value-type="float">
            <text:p>17.4 </text:p>
          </table:table-cell>
          <table:table-cell office:value-type="string" calcext:value-type="string">
            <text:p>..</text:p>
          </table:table-cell>
          <table:table-cell office:value-type="float" office:value="95" calcext:value-type="float">
            <text:p>95.0 </text:p>
          </table:table-cell>
          <table:table-cell office:value-type="float" office:value="33.21443" calcext:value-type="float">
            <text:p>33.2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35.97532" calcext:value-type="float">
            <text:p>36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6.77003" calcext:value-type="float">
            <text:p>86.8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9.42205" calcext:value-type="float">
            <text:p>59.4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7.48106" calcext:value-type="float">
            <text:p>17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" calcext:value-type="float">
            <text:p>94.0 </text:p>
          </table:table-cell>
          <table:table-cell table:style-name="ce5" office:value-type="float" office:value="32.84893" calcext:value-type="float">
            <text:p>32.8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36.07646" calcext:value-type="float">
            <text:p>36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6.71729" calcext:value-type="float">
            <text:p>86.7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M7</text:p>
          </table:table-cell>
          <table:table-cell office:value-type="string" calcext:value-type="string">
            <text:p>..</text:p>
          </table:table-cell>
          <table:table-cell office:value-type="float" office:value="59.67892" calcext:value-type="float">
            <text:p>59.7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7.18139" calcext:value-type="float">
            <text:p>17.2 </text:p>
          </table:table-cell>
          <table:table-cell office:value-type="string" calcext:value-type="string">
            <text:p>..</text:p>
          </table:table-cell>
          <table:table-cell office:value-type="float" office:value="93.5" calcext:value-type="float">
            <text:p>93.5 </text:p>
          </table:table-cell>
          <table:table-cell office:value-type="float" office:value="32.84893" calcext:value-type="float">
            <text:p>32.8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36.05623" calcext:value-type="float">
            <text:p>36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5.85487" calcext:value-type="float">
            <text:p>85.9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9.85016" calcext:value-type="float">
            <text:p>59.9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7.38117" calcext:value-type="float">
            <text:p>17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3.2" calcext:value-type="float">
            <text:p>93.2 </text:p>
          </table:table-cell>
          <table:table-cell table:style-name="ce5" office:value-type="float" office:value="32.84893" calcext:value-type="float">
            <text:p>32.8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36.37988" calcext:value-type="float">
            <text:p>36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5.1918" calcext:value-type="float">
            <text:p>85.2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M9</text:p>
          </table:table-cell>
          <table:table-cell office:value-type="string" calcext:value-type="string">
            <text:p>..</text:p>
          </table:table-cell>
          <table:table-cell office:value-type="float" office:value="59.93578" calcext:value-type="float">
            <text:p>59.9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7.68085" calcext:value-type="float">
            <text:p>17.7 </text:p>
          </table:table-cell>
          <table:table-cell office:value-type="string" calcext:value-type="string">
            <text:p>..</text:p>
          </table:table-cell>
          <table:table-cell office:value-type="float" office:value="93.7" calcext:value-type="float">
            <text:p>93.7 </text:p>
          </table:table-cell>
          <table:table-cell office:value-type="float" office:value="33.11015" calcext:value-type="float">
            <text:p>33.1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36.5417" calcext:value-type="float">
            <text:p>36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5.48087" calcext:value-type="float">
            <text:p>85.5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0.10703" calcext:value-type="float">
            <text:p>60.1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8.18031" calcext:value-type="float">
            <text:p>18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3.7" calcext:value-type="float">
            <text:p>93.7 </text:p>
          </table:table-cell>
          <table:table-cell table:style-name="ce5" office:value-type="float" office:value="32.53403" calcext:value-type="float">
            <text:p>32.5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36.70353" calcext:value-type="float">
            <text:p>36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5.55954" calcext:value-type="float">
            <text:p>85.6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M11</text:p>
          </table:table-cell>
          <table:table-cell office:value-type="string" calcext:value-type="string">
            <text:p>..</text:p>
          </table:table-cell>
          <table:table-cell office:value-type="float" office:value="60.62076" calcext:value-type="float">
            <text:p>60.6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8.67976" calcext:value-type="float">
            <text:p>18.7 </text:p>
          </table:table-cell>
          <table:table-cell office:value-type="string" calcext:value-type="string">
            <text:p>..</text:p>
          </table:table-cell>
          <table:table-cell office:value-type="float" office:value="93" calcext:value-type="float">
            <text:p>93.0 </text:p>
          </table:table-cell>
          <table:table-cell office:value-type="float" office:value="32.42975" calcext:value-type="float">
            <text:p>32.4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37.0474" calcext:value-type="float">
            <text:p>37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5.27107" calcext:value-type="float">
            <text:p>85.3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0.62076" calcext:value-type="float">
            <text:p>60.6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8.87955" calcext:value-type="float">
            <text:p>18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2.6" calcext:value-type="float">
            <text:p>92.6 </text:p>
          </table:table-cell>
          <table:table-cell table:style-name="ce5" office:value-type="float" office:value="32.3771" calcext:value-type="float">
            <text:p>32.4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37.74526" calcext:value-type="float">
            <text:p>37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5.61924" calcext:value-type="float">
            <text:p>85.6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M1</text:p>
          </table:table-cell>
          <table:table-cell office:value-type="string" calcext:value-type="string">
            <text:p>..</text:p>
          </table:table-cell>
          <table:table-cell office:value-type="float" office:value="60.96325" calcext:value-type="float">
            <text:p>61.0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9.17922" calcext:value-type="float">
            <text:p>19.2 </text:p>
          </table:table-cell>
          <table:table-cell office:value-type="string" calcext:value-type="string">
            <text:p>..</text:p>
          </table:table-cell>
          <table:table-cell office:value-type="float" office:value="91.8" calcext:value-type="float">
            <text:p>91.8 </text:p>
          </table:table-cell>
          <table:table-cell office:value-type="float" office:value="32.53403" calcext:value-type="float">
            <text:p>32.5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38.15993" calcext:value-type="float">
            <text:p>38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6.32114" calcext:value-type="float">
            <text:p>86.3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1.22012" calcext:value-type="float">
            <text:p>61.2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9.07933" calcext:value-type="float">
            <text:p>19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1.7" calcext:value-type="float">
            <text:p>91.7 </text:p>
          </table:table-cell>
          <table:table-cell table:style-name="ce5" office:value-type="float" office:value="32.63831" calcext:value-type="float">
            <text:p>32.6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38.61506" calcext:value-type="float">
            <text:p>38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6.37151" calcext:value-type="float">
            <text:p>86.4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M3</text:p>
          </table:table-cell>
          <table:table-cell office:value-type="string" calcext:value-type="string">
            <text:p>..</text:p>
          </table:table-cell>
          <table:table-cell office:value-type="float" office:value="61.47699" calcext:value-type="float">
            <text:p>61.5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9.57879" calcext:value-type="float">
            <text:p>19.6 </text:p>
          </table:table-cell>
          <table:table-cell office:value-type="string" calcext:value-type="string">
            <text:p>..</text:p>
          </table:table-cell>
          <table:table-cell office:value-type="float" office:value="92.3" calcext:value-type="float">
            <text:p>92.3 </text:p>
          </table:table-cell>
          <table:table-cell office:value-type="float" office:value="32.84893" calcext:value-type="float">
            <text:p>32.8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39.16122" calcext:value-type="float">
            <text:p>39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6.55994" calcext:value-type="float">
            <text:p>86.6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1.73386" calcext:value-type="float">
            <text:p>61.7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9.77857" calcext:value-type="float">
            <text:p>19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3.2" calcext:value-type="float">
            <text:p>93.2 </text:p>
          </table:table-cell>
          <table:table-cell table:style-name="ce5" office:value-type="float" office:value="33.11015" calcext:value-type="float">
            <text:p>33.1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39.35338" calcext:value-type="float">
            <text:p>39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6.76378" calcext:value-type="float">
            <text:p>86.8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M5</text:p>
          </table:table-cell>
          <table:table-cell office:value-type="string" calcext:value-type="string">
            <text:p>..</text:p>
          </table:table-cell>
          <table:table-cell office:value-type="float" office:value="62.07635" calcext:value-type="float">
            <text:p>62.1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9.97836" calcext:value-type="float">
            <text:p>20.0 </text:p>
          </table:table-cell>
          <table:table-cell office:value-type="string" calcext:value-type="string">
            <text:p>..</text:p>
          </table:table-cell>
          <table:table-cell office:value-type="float" office:value="93.4" calcext:value-type="float">
            <text:p>93.4 </text:p>
          </table:table-cell>
          <table:table-cell office:value-type="float" office:value="33.94851" calcext:value-type="float">
            <text:p>33.9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39.35338" calcext:value-type="float">
            <text:p>39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6.3567" calcext:value-type="float">
            <text:p>86.4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2.33321" calcext:value-type="float">
            <text:p>62.3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9.87847" calcext:value-type="float">
            <text:p>19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3" calcext:value-type="float">
            <text:p>93.0 </text:p>
          </table:table-cell>
          <table:table-cell table:style-name="ce5" office:value-type="float" office:value="33.8432" calcext:value-type="float">
            <text:p>33.8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39.19156" calcext:value-type="float">
            <text:p>39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6.90434" calcext:value-type="float">
            <text:p>86.9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M7</text:p>
          </table:table-cell>
          <table:table-cell office:value-type="string" calcext:value-type="string">
            <text:p>..</text:p>
          </table:table-cell>
          <table:table-cell office:value-type="float" office:value="62.6757" calcext:value-type="float">
            <text:p>62.7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9.87847" calcext:value-type="float">
            <text:p>19.9 </text:p>
          </table:table-cell>
          <table:table-cell office:value-type="string" calcext:value-type="string">
            <text:p>..</text:p>
          </table:table-cell>
          <table:table-cell office:value-type="float" office:value="91.9" calcext:value-type="float">
            <text:p>91.9 </text:p>
          </table:table-cell>
          <table:table-cell office:value-type="float" office:value="33.63464" calcext:value-type="float">
            <text:p>33.6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39.31293" calcext:value-type="float">
            <text:p>39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6.87484" calcext:value-type="float">
            <text:p>86.9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2.41884" calcext:value-type="float">
            <text:p>62.4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9.97836" calcext:value-type="float">
            <text:p>2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2" calcext:value-type="float">
            <text:p>92.0 </text:p>
          </table:table-cell>
          <table:table-cell table:style-name="ce5" office:value-type="float" office:value="34.47197" calcext:value-type="float">
            <text:p>34.5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39.76805" calcext:value-type="float">
            <text:p>39.8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6.77927" calcext:value-type="float">
            <text:p>86.8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M9</text:p>
          </table:table-cell>
          <table:table-cell office:value-type="string" calcext:value-type="string">
            <text:p>..</text:p>
          </table:table-cell>
          <table:table-cell office:value-type="float" office:value="62.41884" calcext:value-type="float">
            <text:p>62.4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0.07825" calcext:value-type="float">
            <text:p>20.1 </text:p>
          </table:table-cell>
          <table:table-cell office:value-type="string" calcext:value-type="string">
            <text:p>..</text:p>
          </table:table-cell>
          <table:table-cell office:value-type="float" office:value="93.6" calcext:value-type="float">
            <text:p>93.6 </text:p>
          </table:table-cell>
          <table:table-cell office:value-type="float" office:value="34.78791" calcext:value-type="float">
            <text:p>34.8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39.88942" calcext:value-type="float">
            <text:p>39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6.33396" calcext:value-type="float">
            <text:p>86.3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2.6757" calcext:value-type="float">
            <text:p>62.7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0.37792" calcext:value-type="float">
            <text:p>20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3.5" calcext:value-type="float">
            <text:p>93.5 </text:p>
          </table:table-cell>
          <table:table-cell table:style-name="ce5" office:value-type="float" office:value="34.8385" calcext:value-type="float">
            <text:p>34.8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40.33443" calcext:value-type="float">
            <text:p>40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6.78603" calcext:value-type="float">
            <text:p>86.8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M11</text:p>
          </table:table-cell>
          <table:table-cell office:value-type="string" calcext:value-type="string">
            <text:p>..</text:p>
          </table:table-cell>
          <table:table-cell office:value-type="float" office:value="63.0182" calcext:value-type="float">
            <text:p>63.0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0.87738" calcext:value-type="float">
            <text:p>20.9 </text:p>
          </table:table-cell>
          <table:table-cell office:value-type="string" calcext:value-type="string">
            <text:p>..</text:p>
          </table:table-cell>
          <table:table-cell office:value-type="float" office:value="92.6" calcext:value-type="float">
            <text:p>92.6 </text:p>
          </table:table-cell>
          <table:table-cell office:value-type="float" office:value="34.68259" calcext:value-type="float">
            <text:p>34.7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40.47603" calcext:value-type="float">
            <text:p>40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6.74223" calcext:value-type="float">
            <text:p>86.7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2.93257" calcext:value-type="float">
            <text:p>62.9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0.97727" calcext:value-type="float">
            <text:p>21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2.6" calcext:value-type="float">
            <text:p>92.6 </text:p>
          </table:table-cell>
          <table:table-cell table:style-name="ce5" office:value-type="float" office:value="35.10074" calcext:value-type="float">
            <text:p>35.1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41.11321" calcext:value-type="float">
            <text:p>41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6.7165" calcext:value-type="float">
            <text:p>86.7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M1</text:p>
          </table:table-cell>
          <table:table-cell office:value-type="string" calcext:value-type="string">
            <text:p>..</text:p>
          </table:table-cell>
          <table:table-cell office:value-type="float" office:value="63.36068" calcext:value-type="float">
            <text:p>63.4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1.17706" calcext:value-type="float">
            <text:p>21.2 </text:p>
          </table:table-cell>
          <table:table-cell office:value-type="string" calcext:value-type="string">
            <text:p>..</text:p>
          </table:table-cell>
          <table:table-cell office:value-type="float" office:value="92" calcext:value-type="float">
            <text:p>92.0 </text:p>
          </table:table-cell>
          <table:table-cell office:value-type="float" office:value="35.36299" calcext:value-type="float">
            <text:p>35.4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41.33572" calcext:value-type="float">
            <text:p>41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6.79358" calcext:value-type="float">
            <text:p>86.8 </text:p>
          </table:table-cell>
          <table:table-cell office:value-type="float" office:value="64.4" calcext:value-type="float">
            <text:p>64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3.44631" calcext:value-type="float">
            <text:p>63.4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0.07825" calcext:value-type="float">
            <text:p>2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1.6" calcext:value-type="float">
            <text:p>91.6 </text:p>
          </table:table-cell>
          <table:table-cell table:style-name="ce5" office:value-type="float" office:value="35.94014" calcext:value-type="float">
            <text:p>35.9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41.93244" calcext:value-type="float">
            <text:p>41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7.16738" calcext:value-type="float">
            <text:p>87.2 </text:p>
          </table:table-cell>
          <table:table-cell table:style-name="ce5" office:value-type="float" office:value="64.6" calcext:value-type="float">
            <text:p>64.6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M3</text:p>
          </table:table-cell>
          <table:table-cell office:value-type="string" calcext:value-type="string">
            <text:p>..</text:p>
          </table:table-cell>
          <table:table-cell office:value-type="float" office:value="63.44631" calcext:value-type="float">
            <text:p>63.4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1.67652" calcext:value-type="float">
            <text:p>21.7 </text:p>
          </table:table-cell>
          <table:table-cell office:value-type="string" calcext:value-type="string">
            <text:p>..</text:p>
          </table:table-cell>
          <table:table-cell office:value-type="float" office:value="92.3" calcext:value-type="float">
            <text:p>92.3 </text:p>
          </table:table-cell>
          <table:table-cell office:value-type="float" office:value="36.20032" calcext:value-type="float">
            <text:p>36.2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42.16506" calcext:value-type="float">
            <text:p>42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7.56084" calcext:value-type="float">
            <text:p>87.6 </text:p>
          </table:table-cell>
          <table:table-cell office:value-type="float" office:value="64.8" calcext:value-type="float">
            <text:p>64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3.87442" calcext:value-type="float">
            <text:p>63.9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2.47565" calcext:value-type="float">
            <text:p>22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2.6" calcext:value-type="float">
            <text:p>92.6 </text:p>
          </table:table-cell>
          <table:table-cell table:style-name="ce5" office:value-type="float" office:value="35.94014" calcext:value-type="float">
            <text:p>35.9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42.31677" calcext:value-type="float">
            <text:p>42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7.87017" calcext:value-type="float">
            <text:p>87.9 </text:p>
          </table:table-cell>
          <table:table-cell table:style-name="ce5" office:value-type="float" office:value="65.4" calcext:value-type="float">
            <text:p>65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M5</text:p>
          </table:table-cell>
          <table:table-cell office:value-type="string" calcext:value-type="string">
            <text:p>..</text:p>
          </table:table-cell>
          <table:table-cell office:value-type="float" office:value="64.38815" calcext:value-type="float">
            <text:p>64.4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2.67543" calcext:value-type="float">
            <text:p>22.7 </text:p>
          </table:table-cell>
          <table:table-cell office:value-type="string" calcext:value-type="string">
            <text:p>..</text:p>
          </table:table-cell>
          <table:table-cell office:value-type="float" office:value="92.7" calcext:value-type="float">
            <text:p>92.7 </text:p>
          </table:table-cell>
          <table:table-cell office:value-type="float" office:value="36.09707" calcext:value-type="float">
            <text:p>36.1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42.30666" calcext:value-type="float">
            <text:p>42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7.69186" calcext:value-type="float">
            <text:p>87.7 </text:p>
          </table:table-cell>
          <table:table-cell office:value-type="float" office:value="65.7" calcext:value-type="float">
            <text:p>65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47378" calcext:value-type="float">
            <text:p>64.5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2.47565" calcext:value-type="float">
            <text:p>22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2.3" calcext:value-type="float">
            <text:p>92.3 </text:p>
          </table:table-cell>
          <table:table-cell table:style-name="ce5" office:value-type="float" office:value="36.41094" calcext:value-type="float">
            <text:p>36.4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42.55951" calcext:value-type="float">
            <text:p>42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7.96355" calcext:value-type="float">
            <text:p>88.0 </text:p>
          </table:table-cell>
          <table:table-cell table:style-name="ce5" office:value-type="float" office:value="66" calcext:value-type="float">
            <text:p>66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M7</text:p>
          </table:table-cell>
          <table:table-cell office:value-type="string" calcext:value-type="string">
            <text:p>..</text:p>
          </table:table-cell>
          <table:table-cell office:value-type="float" office:value="64.81627" calcext:value-type="float">
            <text:p>64.8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2.27587" calcext:value-type="float">
            <text:p>22.3 </text:p>
          </table:table-cell>
          <table:table-cell office:value-type="string" calcext:value-type="string">
            <text:p>..</text:p>
          </table:table-cell>
          <table:table-cell office:value-type="float" office:value="91.9" calcext:value-type="float">
            <text:p>91.9 </text:p>
          </table:table-cell>
          <table:table-cell office:value-type="float" office:value="36.51625" calcext:value-type="float">
            <text:p>36.5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42.90338" calcext:value-type="float">
            <text:p>42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7.5074" calcext:value-type="float">
            <text:p>87.5 </text:p>
          </table:table-cell>
          <table:table-cell office:value-type="float" office:value="65.9" calcext:value-type="float">
            <text:p>65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90189" calcext:value-type="float">
            <text:p>64.9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2.47565" calcext:value-type="float">
            <text:p>22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2.2" calcext:value-type="float">
            <text:p>92.2 </text:p>
          </table:table-cell>
          <table:table-cell table:style-name="ce5" office:value-type="float" office:value="36.72585" calcext:value-type="float">
            <text:p>36.7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43.55067" calcext:value-type="float">
            <text:p>43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7.12824" calcext:value-type="float">
            <text:p>87.1 </text:p>
          </table:table-cell>
          <table:table-cell table:style-name="ce5" office:value-type="float" office:value="66.1" calcext:value-type="float">
            <text:p>66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M9</text:p>
          </table:table-cell>
          <table:table-cell office:value-type="string" calcext:value-type="string">
            <text:p>..</text:p>
          </table:table-cell>
          <table:table-cell office:value-type="float" office:value="64.90189" calcext:value-type="float">
            <text:p>64.9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2.97511" calcext:value-type="float">
            <text:p>23.0 </text:p>
          </table:table-cell>
          <table:table-cell office:value-type="string" calcext:value-type="string">
            <text:p>..</text:p>
          </table:table-cell>
          <table:table-cell office:value-type="float" office:value="93.6" calcext:value-type="float">
            <text:p>93.6 </text:p>
          </table:table-cell>
          <table:table-cell office:value-type="float" office:value="36.83115" calcext:value-type="float">
            <text:p>36.8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43.96534" calcext:value-type="float">
            <text:p>44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7.14602" calcext:value-type="float">
            <text:p>87.1 </text:p>
          </table:table-cell>
          <table:table-cell office:value-type="float" office:value="66.4" calcext:value-type="float">
            <text:p>66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90189" calcext:value-type="float">
            <text:p>64.9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3.77424" calcext:value-type="float">
            <text:p>23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.4" calcext:value-type="float">
            <text:p>94.4 </text:p>
          </table:table-cell>
          <table:table-cell table:style-name="ce5" office:value-type="float" office:value="36.67216" calcext:value-type="float">
            <text:p>36.7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44.39013" calcext:value-type="float">
            <text:p>44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7.38939" calcext:value-type="float">
            <text:p>87.4 </text:p>
          </table:table-cell>
          <table:table-cell table:style-name="ce5" office:value-type="float" office:value="66.6" calcext:value-type="float">
            <text:p>66.6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M11</text:p>
          </table:table-cell>
          <table:table-cell office:value-type="string" calcext:value-type="string">
            <text:p>..</text:p>
          </table:table-cell>
          <table:table-cell office:value-type="float" office:value="65.15876" calcext:value-type="float">
            <text:p>65.2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4.3736" calcext:value-type="float">
            <text:p>24.4 </text:p>
          </table:table-cell>
          <table:table-cell office:value-type="string" calcext:value-type="string">
            <text:p>..</text:p>
          </table:table-cell>
          <table:table-cell office:value-type="float" office:value="93.5" calcext:value-type="float">
            <text:p>93.5 </text:p>
          </table:table-cell>
          <table:table-cell office:value-type="float" office:value="37.03971" calcext:value-type="float">
            <text:p>37.0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45.07788" calcext:value-type="float">
            <text:p>45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7.40171" calcext:value-type="float">
            <text:p>87.4 </text:p>
          </table:table-cell>
          <table:table-cell office:value-type="float" office:value="66.9" calcext:value-type="float">
            <text:p>66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5.07314" calcext:value-type="float">
            <text:p>65.1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4.2737" calcext:value-type="float">
            <text:p>24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3.1" calcext:value-type="float">
            <text:p>93.1 </text:p>
          </table:table-cell>
          <table:table-cell table:style-name="ce5" office:value-type="float" office:value="37.51052" calcext:value-type="float">
            <text:p>37.5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45.65437" calcext:value-type="float">
            <text:p>45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7.72564" calcext:value-type="float">
            <text:p>87.7 </text:p>
          </table:table-cell>
          <table:table-cell table:style-name="ce5" office:value-type="float" office:value="67" calcext:value-type="float">
            <text:p>67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M1</text:p>
          </table:table-cell>
          <table:table-cell office:value-type="string" calcext:value-type="string">
            <text:p>..</text:p>
          </table:table-cell>
          <table:table-cell office:value-type="float" office:value="65.41563" calcext:value-type="float">
            <text:p>65.4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5.27262" calcext:value-type="float">
            <text:p>25.3 </text:p>
          </table:table-cell>
          <table:table-cell office:value-type="string" calcext:value-type="string">
            <text:p>..</text:p>
          </table:table-cell>
          <table:table-cell office:value-type="float" office:value="92.6" calcext:value-type="float">
            <text:p>92.6 </text:p>
          </table:table-cell>
          <table:table-cell office:value-type="float" office:value="37.72114" calcext:value-type="float">
            <text:p>37.7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46.17019" calcext:value-type="float">
            <text:p>46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8.11146" calcext:value-type="float">
            <text:p>88.1 </text:p>
          </table:table-cell>
          <table:table-cell office:value-type="float" office:value="67" calcext:value-type="float">
            <text:p>67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5.92936" calcext:value-type="float">
            <text:p>65.9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5.67219" calcext:value-type="float">
            <text:p>25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2.2" calcext:value-type="float">
            <text:p>92.2 </text:p>
          </table:table-cell>
          <table:table-cell table:style-name="ce5" office:value-type="float" office:value="37.82542" calcext:value-type="float">
            <text:p>37.8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46.53429" calcext:value-type="float">
            <text:p>46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8.39278" calcext:value-type="float">
            <text:p>88.4 </text:p>
          </table:table-cell>
          <table:table-cell table:style-name="ce5" office:value-type="float" office:value="67.3" calcext:value-type="float">
            <text:p>67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M3</text:p>
          </table:table-cell>
          <table:table-cell office:value-type="string" calcext:value-type="string">
            <text:p>..</text:p>
          </table:table-cell>
          <table:table-cell office:value-type="float" office:value="66.10061" calcext:value-type="float">
            <text:p>66.1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5.77208" calcext:value-type="float">
            <text:p>25.8 </text:p>
          </table:table-cell>
          <table:table-cell office:value-type="string" calcext:value-type="string">
            <text:p>..</text:p>
          </table:table-cell>
          <table:table-cell office:value-type="float" office:value="92.9" calcext:value-type="float">
            <text:p>92.9 </text:p>
          </table:table-cell>
          <table:table-cell office:value-type="float" office:value="37.87807" calcext:value-type="float">
            <text:p>37.9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46.95907" calcext:value-type="float">
            <text:p>47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8.7924" calcext:value-type="float">
            <text:p>88.8 </text:p>
          </table:table-cell>
          <table:table-cell office:value-type="float" office:value="67.6" calcext:value-type="float">
            <text:p>67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6.27185" calcext:value-type="float">
            <text:p>66.3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6.47132" calcext:value-type="float">
            <text:p>26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.2" calcext:value-type="float">
            <text:p>94.2 </text:p>
          </table:table-cell>
          <table:table-cell table:style-name="ce5" office:value-type="float" office:value="37.9297" calcext:value-type="float">
            <text:p>37.9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47.40409" calcext:value-type="float">
            <text:p>47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9.5536" calcext:value-type="float">
            <text:p>89.6 </text:p>
          </table:table-cell>
          <table:table-cell table:style-name="ce5" office:value-type="float" office:value="68.5" calcext:value-type="float">
            <text:p>68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M5</text:p>
          </table:table-cell>
          <table:table-cell office:value-type="string" calcext:value-type="string">
            <text:p>..</text:p>
          </table:table-cell>
          <table:table-cell office:value-type="float" office:value="67.29932" calcext:value-type="float">
            <text:p>67.3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6.67111" calcext:value-type="float">
            <text:p>26.7 </text:p>
          </table:table-cell>
          <table:table-cell office:value-type="string" calcext:value-type="string">
            <text:p>..</text:p>
          </table:table-cell>
          <table:table-cell office:value-type="float" office:value="94.9" calcext:value-type="float">
            <text:p>94.9 </text:p>
          </table:table-cell>
          <table:table-cell office:value-type="float" office:value="38.61216" calcext:value-type="float">
            <text:p>38.6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47.45465" calcext:value-type="float">
            <text:p>47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9.62522" calcext:value-type="float">
            <text:p>89.6 </text:p>
          </table:table-cell>
          <table:table-cell office:value-type="float" office:value="68.9" calcext:value-type="float">
            <text:p>68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7.55619" calcext:value-type="float">
            <text:p>67.6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6.771" calcext:value-type="float">
            <text:p>26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.7" calcext:value-type="float">
            <text:p>94.7 </text:p>
          </table:table-cell>
          <table:table-cell table:style-name="ce5" office:value-type="float" office:value="38.55951" calcext:value-type="float">
            <text:p>38.6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47.80864" calcext:value-type="float">
            <text:p>47.8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9.90664" calcext:value-type="float">
            <text:p>89.9 </text:p>
          </table:table-cell>
          <table:table-cell table:style-name="ce5" office:value-type="float" office:value="69.1" calcext:value-type="float">
            <text:p>69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M7</text:p>
          </table:table-cell>
          <table:table-cell office:value-type="string" calcext:value-type="string">
            <text:p>..</text:p>
          </table:table-cell>
          <table:table-cell office:value-type="float" office:value="67.89868" calcext:value-type="float">
            <text:p>67.9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6.771" calcext:value-type="float">
            <text:p>26.8 </text:p>
          </table:table-cell>
          <table:table-cell office:value-type="string" calcext:value-type="string">
            <text:p>..</text:p>
          </table:table-cell>
          <table:table-cell office:value-type="float" office:value="94.2" calcext:value-type="float">
            <text:p>94.2 </text:p>
          </table:table-cell>
          <table:table-cell office:value-type="float" office:value="38.24357" calcext:value-type="float">
            <text:p>38.2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48.32446" calcext:value-type="float">
            <text:p>48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9.3905" calcext:value-type="float">
            <text:p>89.4 </text:p>
          </table:table-cell>
          <table:table-cell office:value-type="float" office:value="68.9" calcext:value-type="float">
            <text:p>68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7.72743" calcext:value-type="float">
            <text:p>67.7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6.97078" calcext:value-type="float">
            <text:p>27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3.8" calcext:value-type="float">
            <text:p>93.8 </text:p>
          </table:table-cell>
          <table:table-cell table:style-name="ce5" office:value-type="float" office:value="38.7154" calcext:value-type="float">
            <text:p>38.7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49.18414" calcext:value-type="float">
            <text:p>49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9.02911" calcext:value-type="float">
            <text:p>89.0 </text:p>
          </table:table-cell>
          <table:table-cell table:style-name="ce5" office:value-type="float" office:value="68.9" calcext:value-type="float">
            <text:p>68.9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M9</text:p>
          </table:table-cell>
          <table:table-cell office:value-type="string" calcext:value-type="string">
            <text:p>..</text:p>
          </table:table-cell>
          <table:table-cell office:value-type="float" office:value="67.72743" calcext:value-type="float">
            <text:p>67.7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7.47024" calcext:value-type="float">
            <text:p>27.5 </text:p>
          </table:table-cell>
          <table:table-cell office:value-type="string" calcext:value-type="string">
            <text:p>..</text:p>
          </table:table-cell>
          <table:table-cell office:value-type="float" office:value="95.4" calcext:value-type="float">
            <text:p>95.4 </text:p>
          </table:table-cell>
          <table:table-cell office:value-type="float" office:value="39.24093" calcext:value-type="float">
            <text:p>39.2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49.26505" calcext:value-type="float">
            <text:p>49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9.81505" calcext:value-type="float">
            <text:p>89.8 </text:p>
          </table:table-cell>
          <table:table-cell office:value-type="float" office:value="69.4" calcext:value-type="float">
            <text:p>69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7.89868" calcext:value-type="float">
            <text:p>67.9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8.16948" calcext:value-type="float">
            <text:p>28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6.7" calcext:value-type="float">
            <text:p>96.7 </text:p>
          </table:table-cell>
          <table:table-cell table:style-name="ce5" office:value-type="float" office:value="39.34418" calcext:value-type="float">
            <text:p>39.3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49.47745" calcext:value-type="float">
            <text:p>49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0.48238" calcext:value-type="float">
            <text:p>90.5 </text:p>
          </table:table-cell>
          <table:table-cell table:style-name="ce5" office:value-type="float" office:value="69.9" calcext:value-type="float">
            <text:p>69.9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M11</text:p>
          </table:table-cell>
          <table:table-cell office:value-type="string" calcext:value-type="string">
            <text:p>..</text:p>
          </table:table-cell>
          <table:table-cell office:value-type="float" office:value="68.24117" calcext:value-type="float">
            <text:p>68.2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8.56905" calcext:value-type="float">
            <text:p>28.6 </text:p>
          </table:table-cell>
          <table:table-cell office:value-type="string" calcext:value-type="string">
            <text:p>..</text:p>
          </table:table-cell>
          <table:table-cell office:value-type="float" office:value="94.8" calcext:value-type="float">
            <text:p>94.8 </text:p>
          </table:table-cell>
          <table:table-cell office:value-type="float" office:value="39.34418" calcext:value-type="float">
            <text:p>39.3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49.96292" calcext:value-type="float">
            <text:p>50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0.57069" calcext:value-type="float">
            <text:p>90.6 </text:p>
          </table:table-cell>
          <table:table-cell office:value-type="float" office:value="70.2" calcext:value-type="float">
            <text:p>70.2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7.89868" calcext:value-type="float">
            <text:p>67.9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8.96862" calcext:value-type="float">
            <text:p>29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.9" calcext:value-type="float">
            <text:p>94.9 </text:p>
          </table:table-cell>
          <table:table-cell table:style-name="ce5" office:value-type="float" office:value="39.24093" calcext:value-type="float">
            <text:p>39.2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50.53941" calcext:value-type="float">
            <text:p>50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1.97856" calcext:value-type="float">
            <text:p>92.0 </text:p>
          </table:table-cell>
          <table:table-cell table:style-name="ce5" office:value-type="float" office:value="70.2" calcext:value-type="float">
            <text:p>70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M1</text:p>
          </table:table-cell>
          <table:table-cell office:value-type="string" calcext:value-type="string">
            <text:p>..</text:p>
          </table:table-cell>
          <table:table-cell office:value-type="float" office:value="68.84053" calcext:value-type="float">
            <text:p>68.8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1.96" calcext:value-type="float">
            <text:p>92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8.96862" calcext:value-type="float">
            <text:p>29.0 </text:p>
          </table:table-cell>
          <table:table-cell office:value-type="string" calcext:value-type="string">
            <text:p>..</text:p>
          </table:table-cell>
          <table:table-cell office:value-type="float" office:value="95.4" calcext:value-type="float">
            <text:p>95.4 </text:p>
          </table:table-cell>
          <table:table-cell office:value-type="float" office:value="40.28888" calcext:value-type="float">
            <text:p>40.3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51.22716" calcext:value-type="float">
            <text:p>51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2.3754" calcext:value-type="float">
            <text:p>92.4 </text:p>
          </table:table-cell>
          <table:table-cell office:value-type="float" office:value="70.4" calcext:value-type="float">
            <text:p>70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9.18302" calcext:value-type="float">
            <text:p>69.2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2.13" calcext:value-type="float">
            <text:p>92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9.1684" calcext:value-type="float">
            <text:p>29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5.7" calcext:value-type="float">
            <text:p>95.7 </text:p>
          </table:table-cell>
          <table:table-cell table:style-name="ce5" office:value-type="float" office:value="40.44479" calcext:value-type="float">
            <text:p>40.4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51.85423" calcext:value-type="float">
            <text:p>51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2.26723" calcext:value-type="float">
            <text:p>92.3 </text:p>
          </table:table-cell>
          <table:table-cell table:style-name="ce5" office:value-type="float" office:value="70.8" calcext:value-type="float">
            <text:p>70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M3</text:p>
          </table:table-cell>
          <table:table-cell office:value-type="string" calcext:value-type="string">
            <text:p>..</text:p>
          </table:table-cell>
          <table:table-cell office:value-type="float" office:value="69.35426" calcext:value-type="float">
            <text:p>69.4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2.54" calcext:value-type="float">
            <text:p>92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9.36819" calcext:value-type="float">
            <text:p>29.4 </text:p>
          </table:table-cell>
          <table:table-cell office:value-type="string" calcext:value-type="string">
            <text:p>..</text:p>
          </table:table-cell>
          <table:table-cell office:value-type="float" office:value="96.3" calcext:value-type="float">
            <text:p>96.3 </text:p>
          </table:table-cell>
          <table:table-cell office:value-type="float" office:value="40.5501" calcext:value-type="float">
            <text:p>40.6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52.32958" calcext:value-type="float">
            <text:p>52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2.75735" calcext:value-type="float">
            <text:p>92.8 </text:p>
          </table:table-cell>
          <table:table-cell office:value-type="float" office:value="71.3" calcext:value-type="float">
            <text:p>71.3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9.18302" calcext:value-type="float">
            <text:p>69.2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2.74" calcext:value-type="float">
            <text:p>92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0.16732" calcext:value-type="float">
            <text:p>30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6.8" calcext:value-type="float">
            <text:p>96.8 </text:p>
          </table:table-cell>
          <table:table-cell table:style-name="ce5" office:value-type="float" office:value="41.12518" calcext:value-type="float">
            <text:p>41.1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52.88585" calcext:value-type="float">
            <text:p>52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3.11337" calcext:value-type="float">
            <text:p>93.1 </text:p>
          </table:table-cell>
          <table:table-cell table:style-name="ce5" office:value-type="float" office:value="72.4" calcext:value-type="float">
            <text:p>72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M5</text:p>
          </table:table-cell>
          <table:table-cell office:value-type="string" calcext:value-type="string">
            <text:p>..</text:p>
          </table:table-cell>
          <table:table-cell office:value-type="float" office:value="69.43989" calcext:value-type="float">
            <text:p>69.4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2.91" calcext:value-type="float">
            <text:p>92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0.86656" calcext:value-type="float">
            <text:p>30.9 </text:p>
          </table:table-cell>
          <table:table-cell office:value-type="string" calcext:value-type="string">
            <text:p>..</text:p>
          </table:table-cell>
          <table:table-cell office:value-type="float" office:value="97.5" calcext:value-type="float">
            <text:p>97.5 </text:p>
          </table:table-cell>
          <table:table-cell office:value-type="float" office:value="41.59908" calcext:value-type="float">
            <text:p>41.6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53.28029" calcext:value-type="float">
            <text:p>53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2.93387" calcext:value-type="float">
            <text:p>92.9 </text:p>
          </table:table-cell>
          <table:table-cell office:value-type="float" office:value="73.1" calcext:value-type="float">
            <text:p>73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9.868" calcext:value-type="float">
            <text:p>69.9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3.05" calcext:value-type="float">
            <text:p>93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0.96645" calcext:value-type="float">
            <text:p>31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6.6" calcext:value-type="float">
            <text:p>96.6 </text:p>
          </table:table-cell>
          <table:table-cell table:style-name="ce5" office:value-type="float" office:value="41.75499" calcext:value-type="float">
            <text:p>41.8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53.44212" calcext:value-type="float">
            <text:p>53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3.17953" calcext:value-type="float">
            <text:p>93.2 </text:p>
          </table:table-cell>
          <table:table-cell table:style-name="ce5" office:value-type="float" office:value="73.3" calcext:value-type="float">
            <text:p>73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M7</text:p>
          </table:table-cell>
          <table:table-cell office:value-type="string" calcext:value-type="string">
            <text:p>..</text:p>
          </table:table-cell>
          <table:table-cell office:value-type="float" office:value="70.03925" calcext:value-type="float">
            <text:p>70.0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3.26" calcext:value-type="float">
            <text:p>93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1.26613" calcext:value-type="float">
            <text:p>31.3 </text:p>
          </table:table-cell>
          <table:table-cell office:value-type="string" calcext:value-type="string">
            <text:p>..</text:p>
          </table:table-cell>
          <table:table-cell office:value-type="float" office:value="96.2" calcext:value-type="float">
            <text:p>96.2 </text:p>
          </table:table-cell>
          <table:table-cell office:value-type="float" office:value="41.80661" calcext:value-type="float">
            <text:p>41.8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53.83656" calcext:value-type="float">
            <text:p>53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3.11366" calcext:value-type="float">
            <text:p>93.1 </text:p>
          </table:table-cell>
          <table:table-cell office:value-type="float" office:value="72.8" calcext:value-type="float">
            <text:p>72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9.95362" calcext:value-type="float">
            <text:p>70.0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3.36" calcext:value-type="float">
            <text:p>93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1.86548" calcext:value-type="float">
            <text:p>31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6.6" calcext:value-type="float">
            <text:p>96.6 </text:p>
          </table:table-cell>
          <table:table-cell table:style-name="ce5" office:value-type="float" office:value="42.0162" calcext:value-type="float">
            <text:p>42.0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54.46362" calcext:value-type="float">
            <text:p>54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3.89096" calcext:value-type="float">
            <text:p>93.9 </text:p>
          </table:table-cell>
          <table:table-cell table:style-name="ce5" office:value-type="float" office:value="73.8" calcext:value-type="float">
            <text:p>73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M9</text:p>
          </table:table-cell>
          <table:table-cell office:value-type="string" calcext:value-type="string">
            <text:p>..</text:p>
          </table:table-cell>
          <table:table-cell office:value-type="float" office:value="69.95362" calcext:value-type="float">
            <text:p>70.0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3.35" calcext:value-type="float">
            <text:p>93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2.66461" calcext:value-type="float">
            <text:p>32.7 </text:p>
          </table:table-cell>
          <table:table-cell office:value-type="string" calcext:value-type="string">
            <text:p>..</text:p>
          </table:table-cell>
          <table:table-cell office:value-type="float" office:value="98.1" calcext:value-type="float">
            <text:p>98.1 </text:p>
          </table:table-cell>
          <table:table-cell office:value-type="float" office:value="42.38376" calcext:value-type="float">
            <text:p>42.4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55.12103" calcext:value-type="float">
            <text:p>55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4.82312" calcext:value-type="float">
            <text:p>94.8 </text:p>
          </table:table-cell>
          <table:table-cell office:value-type="float" office:value="74.5" calcext:value-type="float">
            <text:p>74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0.55298" calcext:value-type="float">
            <text:p>70.6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3.49" calcext:value-type="float">
            <text:p>93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3.46375" calcext:value-type="float">
            <text:p>33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9.8" calcext:value-type="float">
            <text:p>99.8 </text:p>
          </table:table-cell>
          <table:table-cell table:style-name="ce5" office:value-type="float" office:value="42.43641" calcext:value-type="float">
            <text:p>42.4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55.71775" calcext:value-type="float">
            <text:p>55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5.89504" calcext:value-type="float">
            <text:p>95.9 </text:p>
          </table:table-cell>
          <table:table-cell table:style-name="ce5" office:value-type="float" office:value="75.1" calcext:value-type="float">
            <text:p>75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M11</text:p>
          </table:table-cell>
          <table:table-cell office:value-type="string" calcext:value-type="string">
            <text:p>..</text:p>
          </table:table-cell>
          <table:table-cell office:value-type="float" office:value="71.15234" calcext:value-type="float">
            <text:p>71.2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3.69" calcext:value-type="float">
            <text:p>93.7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4.16299" calcext:value-type="float">
            <text:p>34.2 </text:p>
          </table:table-cell>
          <table:table-cell office:value-type="string" calcext:value-type="string">
            <text:p>..</text:p>
          </table:table-cell>
          <table:table-cell office:value-type="float" office:value="99.4" calcext:value-type="float">
            <text:p>99.4 </text:p>
          </table:table-cell>
          <table:table-cell office:value-type="float" office:value="42.3311" calcext:value-type="float">
            <text:p>42.3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56.1122" calcext:value-type="float">
            <text:p>56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5.0806" calcext:value-type="float">
            <text:p>95.1 </text:p>
          </table:table-cell>
          <table:table-cell office:value-type="float" office:value="75" calcext:value-type="float">
            <text:p>75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0.98109" calcext:value-type="float">
            <text:p>71.0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3.87" calcext:value-type="float">
            <text:p>93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4.0631" calcext:value-type="float">
            <text:p>34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9.1" calcext:value-type="float">
            <text:p>99.1 </text:p>
          </table:table-cell>
          <table:table-cell table:style-name="ce5" office:value-type="float" office:value="42.59232" calcext:value-type="float">
            <text:p>42.6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56.56733" calcext:value-type="float">
            <text:p>56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5.04414" calcext:value-type="float">
            <text:p>95.0 </text:p>
          </table:table-cell>
          <table:table-cell table:style-name="ce5" office:value-type="float" office:value="74.9" calcext:value-type="float">
            <text:p>74.9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M1</text:p>
          </table:table-cell>
          <table:table-cell office:value-type="string" calcext:value-type="string">
            <text:p>..</text:p>
          </table:table-cell>
          <table:table-cell office:value-type="float" office:value="72.95041" calcext:value-type="float">
            <text:p>73.0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4.32" calcext:value-type="float">
            <text:p>94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4.36277" calcext:value-type="float">
            <text:p>34.4 </text:p>
          </table:table-cell>
          <table:table-cell office:value-type="string" calcext:value-type="string">
            <text:p>..</text:p>
          </table:table-cell>
          <table:table-cell office:value-type="float" office:value="99.9" calcext:value-type="float">
            <text:p>99.9 </text:p>
          </table:table-cell>
          <table:table-cell office:value-type="float" office:value="43.3264" calcext:value-type="float">
            <text:p>43.3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56.94154" calcext:value-type="float">
            <text:p>56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5.8716" calcext:value-type="float">
            <text:p>95.9 </text:p>
          </table:table-cell>
          <table:table-cell office:value-type="float" office:value="74.5" calcext:value-type="float">
            <text:p>74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2.60792" calcext:value-type="float">
            <text:p>72.6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4.62" calcext:value-type="float">
            <text:p>94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4.46267" calcext:value-type="float">
            <text:p>34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9.6" calcext:value-type="float">
            <text:p>99.6 </text:p>
          </table:table-cell>
          <table:table-cell table:style-name="ce5" office:value-type="float" office:value="43.95414" calcext:value-type="float">
            <text:p>44.0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57.64952" calcext:value-type="float">
            <text:p>57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6.60688" calcext:value-type="float">
            <text:p>96.6 </text:p>
          </table:table-cell>
          <table:table-cell table:style-name="ce5" office:value-type="float" office:value="75" calcext:value-type="float">
            <text:p>75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M3</text:p>
          </table:table-cell>
          <table:table-cell office:value-type="string" calcext:value-type="string">
            <text:p>..</text:p>
          </table:table-cell>
          <table:table-cell office:value-type="float" office:value="73.20728" calcext:value-type="float">
            <text:p>73.2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4.86" calcext:value-type="float">
            <text:p>94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4.56256" calcext:value-type="float">
            <text:p>34.6 </text:p>
          </table:table-cell>
          <table:table-cell office:value-type="string" calcext:value-type="string">
            <text:p>..</text:p>
          </table:table-cell>
          <table:table-cell office:value-type="float" office:value="100.2" calcext:value-type="float">
            <text:p>100.2 </text:p>
          </table:table-cell>
          <table:table-cell office:value-type="float" office:value="44.27007" calcext:value-type="float">
            <text:p>44.3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57.86191" calcext:value-type="float">
            <text:p>57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6.41705" calcext:value-type="float">
            <text:p>96.4 </text:p>
          </table:table-cell>
          <table:table-cell office:value-type="float" office:value="75.2" calcext:value-type="float">
            <text:p>75.2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12166" calcext:value-type="float">
            <text:p>73.1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5.05" calcext:value-type="float">
            <text:p>95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5.36169" calcext:value-type="float">
            <text:p>35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0.8" calcext:value-type="float">
            <text:p>100.8 </text:p>
          </table:table-cell>
          <table:table-cell table:style-name="ce5" office:value-type="float" office:value="44.42701" calcext:value-type="float">
            <text:p>44.4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58.17544" calcext:value-type="float">
            <text:p>58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6.57867" calcext:value-type="float">
            <text:p>96.6 </text:p>
          </table:table-cell>
          <table:table-cell table:style-name="ce5" office:value-type="float" office:value="77.3" calcext:value-type="float">
            <text:p>77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M5</text:p>
          </table:table-cell>
          <table:table-cell office:value-type="string" calcext:value-type="string">
            <text:p>..</text:p>
          </table:table-cell>
          <table:table-cell office:value-type="float" office:value="73.54977" calcext:value-type="float">
            <text:p>73.5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5.27" calcext:value-type="float">
            <text:p>95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5.86115" calcext:value-type="float">
            <text:p>35.9 </text:p>
          </table:table-cell>
          <table:table-cell office:value-type="string" calcext:value-type="string">
            <text:p>..</text:p>
          </table:table-cell>
          <table:table-cell office:value-type="float" office:value="101.4" calcext:value-type="float">
            <text:p>101.4 </text:p>
          </table:table-cell>
          <table:table-cell office:value-type="float" office:value="44.37332" calcext:value-type="float">
            <text:p>44.4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58.56989" calcext:value-type="float">
            <text:p>58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6.5885" calcext:value-type="float">
            <text:p>96.6 </text:p>
          </table:table-cell>
          <table:table-cell office:value-type="float" office:value="77.9" calcext:value-type="float">
            <text:p>77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4.06351" calcext:value-type="float">
            <text:p>74.1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5.41" calcext:value-type="float">
            <text:p>95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6.76018" calcext:value-type="float">
            <text:p>36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0.6" calcext:value-type="float">
            <text:p>100.6 </text:p>
          </table:table-cell>
          <table:table-cell table:style-name="ce5" office:value-type="float" office:value="44.58498" calcext:value-type="float">
            <text:p>44.6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58.91376" calcext:value-type="float">
            <text:p>58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7.40543" calcext:value-type="float">
            <text:p>97.4 </text:p>
          </table:table-cell>
          <table:table-cell table:style-name="ce5" office:value-type="float" office:value="78.4" calcext:value-type="float">
            <text:p>78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M7</text:p>
          </table:table-cell>
          <table:table-cell office:value-type="string" calcext:value-type="string">
            <text:p>..</text:p>
          </table:table-cell>
          <table:table-cell office:value-type="float" office:value="73.97788" calcext:value-type="float">
            <text:p>74.0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5.64" calcext:value-type="float">
            <text:p>95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8.25855" calcext:value-type="float">
            <text:p>38.3 </text:p>
          </table:table-cell>
          <table:table-cell office:value-type="string" calcext:value-type="string">
            <text:p>..</text:p>
          </table:table-cell>
          <table:table-cell office:value-type="float" office:value="100.2" calcext:value-type="float">
            <text:p>100.2 </text:p>
          </table:table-cell>
          <table:table-cell office:value-type="float" office:value="44.58498" calcext:value-type="float">
            <text:p>44.6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59.0857" calcext:value-type="float">
            <text:p>59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6.98842" calcext:value-type="float">
            <text:p>97.0 </text:p>
          </table:table-cell>
          <table:table-cell office:value-type="float" office:value="77.9" calcext:value-type="float">
            <text:p>77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89226" calcext:value-type="float">
            <text:p>73.9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5.77" calcext:value-type="float">
            <text:p>95.8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9.15758" calcext:value-type="float">
            <text:p>39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0.4" calcext:value-type="float">
            <text:p>100.4 </text:p>
          </table:table-cell>
          <table:table-cell table:style-name="ce5" office:value-type="float" office:value="45.16006" calcext:value-type="float">
            <text:p>45.2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59.41946" calcext:value-type="float">
            <text:p>59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6.92962" calcext:value-type="float">
            <text:p>96.9 </text:p>
          </table:table-cell>
          <table:table-cell table:style-name="ce5" office:value-type="float" office:value="78.5" calcext:value-type="float">
            <text:p>78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M9</text:p>
          </table:table-cell>
          <table:table-cell office:value-type="string" calcext:value-type="string">
            <text:p>..</text:p>
          </table:table-cell>
          <table:table-cell office:value-type="float" office:value="73.54977" calcext:value-type="float">
            <text:p>73.5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5.95" calcext:value-type="float">
            <text:p>96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9.75693" calcext:value-type="float">
            <text:p>39.8 </text:p>
          </table:table-cell>
          <table:table-cell office:value-type="string" calcext:value-type="string">
            <text:p>..</text:p>
          </table:table-cell>
          <table:table-cell office:value-type="float" office:value="100.8" calcext:value-type="float">
            <text:p>100.8 </text:p>
          </table:table-cell>
          <table:table-cell office:value-type="float" office:value="45.42127" calcext:value-type="float">
            <text:p>45.4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59.38912" calcext:value-type="float">
            <text:p>59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7.30898" calcext:value-type="float">
            <text:p>97.3 </text:p>
          </table:table-cell>
          <table:table-cell office:value-type="float" office:value="78.7" calcext:value-type="float">
            <text:p>78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12166" calcext:value-type="float">
            <text:p>73.1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6.21" calcext:value-type="float">
            <text:p>96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9.75693" calcext:value-type="float">
            <text:p>39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2.5" calcext:value-type="float">
            <text:p>102.5 </text:p>
          </table:table-cell>
          <table:table-cell table:style-name="ce5" office:value-type="float" office:value="45.42127" calcext:value-type="float">
            <text:p>45.4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59.75322" calcext:value-type="float">
            <text:p>59.8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7.37633" calcext:value-type="float">
            <text:p>97.4 </text:p>
          </table:table-cell>
          <table:table-cell table:style-name="ce5" office:value-type="float" office:value="79" calcext:value-type="float">
            <text:p>79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M11</text:p>
          </table:table-cell>
          <table:table-cell office:value-type="string" calcext:value-type="string">
            <text:p>..</text:p>
          </table:table-cell>
          <table:table-cell office:value-type="float" office:value="73.46414" calcext:value-type="float">
            <text:p>73.5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6.4" calcext:value-type="float">
            <text:p>96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9.85682" calcext:value-type="float">
            <text:p>39.9 </text:p>
          </table:table-cell>
          <table:table-cell office:value-type="string" calcext:value-type="string">
            <text:p>..</text:p>
          </table:table-cell>
          <table:table-cell office:value-type="float" office:value="102.9" calcext:value-type="float">
            <text:p>102.9 </text:p>
          </table:table-cell>
          <table:table-cell office:value-type="float" office:value="45.63293" calcext:value-type="float">
            <text:p>45.6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0.08698" calcext:value-type="float">
            <text:p>60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7.96091" calcext:value-type="float">
            <text:p>98.0 </text:p>
          </table:table-cell>
          <table:table-cell office:value-type="float" office:value="79.3" calcext:value-type="float">
            <text:p>79.3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2.86478" calcext:value-type="float">
            <text:p>72.9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6.61" calcext:value-type="float">
            <text:p>96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40.1565" calcext:value-type="float">
            <text:p>40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1.9" calcext:value-type="float">
            <text:p>101.9 </text:p>
          </table:table-cell>
          <table:table-cell table:style-name="ce5" office:value-type="float" office:value="45.68352" calcext:value-type="float">
            <text:p>45.7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0.43085" calcext:value-type="float">
            <text:p>60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7.42252" calcext:value-type="float">
            <text:p>97.4 </text:p>
          </table:table-cell>
          <table:table-cell table:style-name="ce5" office:value-type="float" office:value="79.3" calcext:value-type="float">
            <text:p>79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M1</text:p>
          </table:table-cell>
          <table:table-cell office:value-type="string" calcext:value-type="string">
            <text:p>..</text:p>
          </table:table-cell>
          <table:table-cell office:value-type="float" office:value="73.46414" calcext:value-type="float">
            <text:p>73.5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6.51" calcext:value-type="float">
            <text:p>96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9.85682" calcext:value-type="float">
            <text:p>39.9 </text:p>
          </table:table-cell>
          <table:table-cell office:value-type="string" calcext:value-type="string">
            <text:p>..</text:p>
          </table:table-cell>
          <table:table-cell office:value-type="float" office:value="101.3" calcext:value-type="float">
            <text:p>101.3 </text:p>
          </table:table-cell>
          <table:table-cell office:value-type="float" office:value="46.05107" calcext:value-type="float">
            <text:p>46.1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0.84553" calcext:value-type="float">
            <text:p>60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7.36788" calcext:value-type="float">
            <text:p>97.4 </text:p>
          </table:table-cell>
          <table:table-cell office:value-type="float" office:value="78.8" calcext:value-type="float">
            <text:p>78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46414" calcext:value-type="float">
            <text:p>73.5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7.02" calcext:value-type="float">
            <text:p>97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40.1565" calcext:value-type="float">
            <text:p>40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1" calcext:value-type="float">
            <text:p>101.0 </text:p>
          </table:table-cell>
          <table:table-cell table:style-name="ce5" office:value-type="float" office:value="46.20801" calcext:value-type="float">
            <text:p>46.2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1.44225" calcext:value-type="float">
            <text:p>61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7.74357" calcext:value-type="float">
            <text:p>97.7 </text:p>
          </table:table-cell>
          <table:table-cell table:style-name="ce5" office:value-type="float" office:value="79.2" calcext:value-type="float">
            <text:p>79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M3</text:p>
          </table:table-cell>
          <table:table-cell office:value-type="string" calcext:value-type="string">
            <text:p>..</text:p>
          </table:table-cell>
          <table:table-cell office:value-type="float" office:value="73.80663" calcext:value-type="float">
            <text:p>73.8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7.47" calcext:value-type="float">
            <text:p>97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0.65596" calcext:value-type="float">
            <text:p>40.7 </text:p>
          </table:table-cell>
          <table:table-cell office:value-type="string" calcext:value-type="string">
            <text:p>..</text:p>
          </table:table-cell>
          <table:table-cell office:value-type="float" office:value="101.7" calcext:value-type="float">
            <text:p>101.7 </text:p>
          </table:table-cell>
          <table:table-cell office:value-type="float" office:value="46.20801" calcext:value-type="float">
            <text:p>46.2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1.93783" calcext:value-type="float">
            <text:p>61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8.16216" calcext:value-type="float">
            <text:p>98.2 </text:p>
          </table:table-cell>
          <table:table-cell office:value-type="float" office:value="79.8" calcext:value-type="float">
            <text:p>79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80663" calcext:value-type="float">
            <text:p>73.8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7.31" calcext:value-type="float">
            <text:p>97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41.85466" calcext:value-type="float">
            <text:p>41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2.8" calcext:value-type="float">
            <text:p>102.8 </text:p>
          </table:table-cell>
          <table:table-cell table:style-name="ce5" office:value-type="float" office:value="46.4176" calcext:value-type="float">
            <text:p>46.4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3.03014" calcext:value-type="float">
            <text:p>63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8.27789" calcext:value-type="float">
            <text:p>98.3 </text:p>
          </table:table-cell>
          <table:table-cell table:style-name="ce5" office:value-type="float" office:value="80.3" calcext:value-type="float">
            <text:p>80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M5</text:p>
          </table:table-cell>
          <table:table-cell office:value-type="string" calcext:value-type="string">
            <text:p>..</text:p>
          </table:table-cell>
          <table:table-cell office:value-type="float" office:value="73.80663" calcext:value-type="float">
            <text:p>73.8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7.32" calcext:value-type="float">
            <text:p>97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1.25531" calcext:value-type="float">
            <text:p>41.3 </text:p>
          </table:table-cell>
          <table:table-cell office:value-type="string" calcext:value-type="string">
            <text:p>..</text:p>
          </table:table-cell>
          <table:table-cell office:value-type="float" office:value="102.7" calcext:value-type="float">
            <text:p>102.7 </text:p>
          </table:table-cell>
          <table:table-cell office:value-type="float" office:value="46.73147" calcext:value-type="float">
            <text:p>46.7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3.59652" calcext:value-type="float">
            <text:p>63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8.08002" calcext:value-type="float">
            <text:p>98.1 </text:p>
          </table:table-cell>
          <table:table-cell office:value-type="float" office:value="80.6" calcext:value-type="float">
            <text:p>80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4.14912" calcext:value-type="float">
            <text:p>74.1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7.31" calcext:value-type="float">
            <text:p>97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41.25531" calcext:value-type="float">
            <text:p>41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2.2" calcext:value-type="float">
            <text:p>102.2 </text:p>
          </table:table-cell>
          <table:table-cell table:style-name="ce5" office:value-type="float" office:value="46.73147" calcext:value-type="float">
            <text:p>46.7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3.62686" calcext:value-type="float">
            <text:p>63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8.90549" calcext:value-type="float">
            <text:p>98.9 </text:p>
          </table:table-cell>
          <table:table-cell table:style-name="ce5" office:value-type="float" office:value="80.6" calcext:value-type="float">
            <text:p>80.6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M7</text:p>
          </table:table-cell>
          <table:table-cell office:value-type="string" calcext:value-type="string">
            <text:p>..</text:p>
          </table:table-cell>
          <table:table-cell office:value-type="float" office:value="74.23475" calcext:value-type="float">
            <text:p>74.2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7.28" calcext:value-type="float">
            <text:p>97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1.15541" calcext:value-type="float">
            <text:p>41.2 </text:p>
          </table:table-cell>
          <table:table-cell office:value-type="string" calcext:value-type="string">
            <text:p>..</text:p>
          </table:table-cell>
          <table:table-cell office:value-type="float" office:value="100.8" calcext:value-type="float">
            <text:p>100.8 </text:p>
          </table:table-cell>
          <table:table-cell office:value-type="float" office:value="46.94209" calcext:value-type="float">
            <text:p>46.9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3.88982" calcext:value-type="float">
            <text:p>63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8.14001" calcext:value-type="float">
            <text:p>98.1 </text:p>
          </table:table-cell>
          <table:table-cell office:value-type="float" office:value="79.9" calcext:value-type="float">
            <text:p>79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4.14912" calcext:value-type="float">
            <text:p>74.1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7.46" calcext:value-type="float">
            <text:p>97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41.45509" calcext:value-type="float">
            <text:p>41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1.1" calcext:value-type="float">
            <text:p>101.1 </text:p>
          </table:table-cell>
          <table:table-cell table:style-name="ce5" office:value-type="float" office:value="47.04534" calcext:value-type="float">
            <text:p>47.0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4.14268" calcext:value-type="float">
            <text:p>64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7.60112" calcext:value-type="float">
            <text:p>97.6 </text:p>
          </table:table-cell>
          <table:table-cell table:style-name="ce5" office:value-type="float" office:value="79.9" calcext:value-type="float">
            <text:p>79.9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M9</text:p>
          </table:table-cell>
          <table:table-cell office:value-type="string" calcext:value-type="string">
            <text:p>..</text:p>
          </table:table-cell>
          <table:table-cell office:value-type="float" office:value="73.89226" calcext:value-type="float">
            <text:p>73.9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7.87" calcext:value-type="float">
            <text:p>97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1.75476" calcext:value-type="float">
            <text:p>41.8 </text:p>
          </table:table-cell>
          <table:table-cell office:value-type="string" calcext:value-type="string">
            <text:p>..</text:p>
          </table:table-cell>
          <table:table-cell office:value-type="float" office:value="102.2" calcext:value-type="float">
            <text:p>102.2 </text:p>
          </table:table-cell>
          <table:table-cell office:value-type="float" office:value="47.20331" calcext:value-type="float">
            <text:p>47.2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4.00108" calcext:value-type="float">
            <text:p>64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7.8288" calcext:value-type="float">
            <text:p>97.8 </text:p>
          </table:table-cell>
          <table:table-cell office:value-type="float" office:value="80.1" calcext:value-type="float">
            <text:p>80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80663" calcext:value-type="float">
            <text:p>73.8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7.96" calcext:value-type="float">
            <text:p>98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42.05444" calcext:value-type="float">
            <text:p>42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2.2" calcext:value-type="float">
            <text:p>102.2 </text:p>
          </table:table-cell>
          <table:table-cell table:style-name="ce5" office:value-type="float" office:value="46.94209" calcext:value-type="float">
            <text:p>46.9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4.1629" calcext:value-type="float">
            <text:p>64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8.04902" calcext:value-type="float">
            <text:p>98.0 </text:p>
          </table:table-cell>
          <table:table-cell table:style-name="ce5" office:value-type="float" office:value="80.4" calcext:value-type="float">
            <text:p>80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M11</text:p>
          </table:table-cell>
          <table:table-cell office:value-type="string" calcext:value-type="string">
            <text:p>..</text:p>
          </table:table-cell>
          <table:table-cell office:value-type="float" office:value="74.40599" calcext:value-type="float">
            <text:p>74.4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7.93" calcext:value-type="float">
            <text:p>97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2.05444" calcext:value-type="float">
            <text:p>42.1 </text:p>
          </table:table-cell>
          <table:table-cell office:value-type="string" calcext:value-type="string">
            <text:p>..</text:p>
          </table:table-cell>
          <table:table-cell office:value-type="float" office:value="101.6" calcext:value-type="float">
            <text:p>101.6 </text:p>
          </table:table-cell>
          <table:table-cell office:value-type="float" office:value="46.46922" calcext:value-type="float">
            <text:p>46.5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4.35506" calcext:value-type="float">
            <text:p>64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8.30421" calcext:value-type="float">
            <text:p>98.3 </text:p>
          </table:table-cell>
          <table:table-cell office:value-type="float" office:value="80.4" calcext:value-type="float">
            <text:p>80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4.40599" calcext:value-type="float">
            <text:p>74.4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7.95" calcext:value-type="float">
            <text:p>98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42.75368" calcext:value-type="float">
            <text:p>42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1.6" calcext:value-type="float">
            <text:p>101.6 </text:p>
          </table:table-cell>
          <table:table-cell table:style-name="ce5" office:value-type="float" office:value="46.57454" calcext:value-type="float">
            <text:p>46.6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4.58768" calcext:value-type="float">
            <text:p>64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8.05618" calcext:value-type="float">
            <text:p>98.1 </text:p>
          </table:table-cell>
          <table:table-cell table:style-name="ce5" office:value-type="float" office:value="80.5" calcext:value-type="float">
            <text:p>80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M1</text:p>
          </table:table-cell>
          <table:table-cell office:value-type="string" calcext:value-type="string">
            <text:p>..</text:p>
          </table:table-cell>
          <table:table-cell office:value-type="float" office:value="74.83411" calcext:value-type="float">
            <text:p>74.8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7.83" calcext:value-type="float">
            <text:p>97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3.45293" calcext:value-type="float">
            <text:p>43.5 </text:p>
          </table:table-cell>
          <table:table-cell office:value-type="string" calcext:value-type="string">
            <text:p>..</text:p>
          </table:table-cell>
          <table:table-cell office:value-type="float" office:value="101.3" calcext:value-type="float">
            <text:p>101.3 </text:p>
          </table:table-cell>
          <table:table-cell office:value-type="float" office:value="46.94209" calcext:value-type="float">
            <text:p>46.9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4.93156" calcext:value-type="float">
            <text:p>64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8.63519" calcext:value-type="float">
            <text:p>98.6 </text:p>
          </table:table-cell>
          <table:table-cell office:value-type="float" office:value="79.5" calcext:value-type="float">
            <text:p>79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1766" calcext:value-type="float">
            <text:p>75.2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8.3" calcext:value-type="float">
            <text:p>98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43.85249" calcext:value-type="float">
            <text:p>43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1.4" calcext:value-type="float">
            <text:p>101.4 </text:p>
          </table:table-cell>
          <table:table-cell table:style-name="ce5" office:value-type="float" office:value="47.04534" calcext:value-type="float">
            <text:p>47.0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5.23498" calcext:value-type="float">
            <text:p>65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8.7979" calcext:value-type="float">
            <text:p>98.8 </text:p>
          </table:table-cell>
          <table:table-cell table:style-name="ce5" office:value-type="float" office:value="80.2" calcext:value-type="float">
            <text:p>80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M3</text:p>
          </table:table-cell>
          <table:table-cell office:value-type="string" calcext:value-type="string">
            <text:p>..</text:p>
          </table:table-cell>
          <table:table-cell office:value-type="float" office:value="75.00535" calcext:value-type="float">
            <text:p>75.0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8.87" calcext:value-type="float">
            <text:p>98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4.45184" calcext:value-type="float">
            <text:p>44.5 </text:p>
          </table:table-cell>
          <table:table-cell office:value-type="string" calcext:value-type="string">
            <text:p>..</text:p>
          </table:table-cell>
          <table:table-cell office:value-type="float" office:value="101.9" calcext:value-type="float">
            <text:p>101.9 </text:p>
          </table:table-cell>
          <table:table-cell office:value-type="float" office:value="47.36024" calcext:value-type="float">
            <text:p>47.4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5.41703" calcext:value-type="float">
            <text:p>65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9.89417" calcext:value-type="float">
            <text:p>99.9 </text:p>
          </table:table-cell>
          <table:table-cell office:value-type="float" office:value="80.8" calcext:value-type="float">
            <text:p>80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4.91973" calcext:value-type="float">
            <text:p>74.9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8.92" calcext:value-type="float">
            <text:p>98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45.15108" calcext:value-type="float">
            <text:p>45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2.3" calcext:value-type="float">
            <text:p>102.3 </text:p>
          </table:table-cell>
          <table:table-cell table:style-name="ce5" office:value-type="float" office:value="47.62249" calcext:value-type="float">
            <text:p>47.6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5.6092" calcext:value-type="float">
            <text:p>65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0.4201" calcext:value-type="float">
            <text:p>100.4 </text:p>
          </table:table-cell>
          <table:table-cell table:style-name="ce5" office:value-type="float" office:value="81.3" calcext:value-type="float">
            <text:p>81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M5</text:p>
          </table:table-cell>
          <table:table-cell office:value-type="string" calcext:value-type="string">
            <text:p>..</text:p>
          </table:table-cell>
          <table:table-cell office:value-type="float" office:value="75.09097" calcext:value-type="float">
            <text:p>75.1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8.9" calcext:value-type="float">
            <text:p>98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5.35087" calcext:value-type="float">
            <text:p>45.4 </text:p>
          </table:table-cell>
          <table:table-cell office:value-type="string" calcext:value-type="string">
            <text:p>..</text:p>
          </table:table-cell>
          <table:table-cell office:value-type="float" office:value="102.5" calcext:value-type="float">
            <text:p>102.5 </text:p>
          </table:table-cell>
          <table:table-cell office:value-type="float" office:value="47.83208" calcext:value-type="float">
            <text:p>47.8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5.80136" calcext:value-type="float">
            <text:p>65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1293" calcext:value-type="float">
            <text:p>100.1 </text:p>
          </table:table-cell>
          <table:table-cell office:value-type="float" office:value="81.7" calcext:value-type="float">
            <text:p>81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26222" calcext:value-type="float">
            <text:p>75.3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8.83" calcext:value-type="float">
            <text:p>98.8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45.45076" calcext:value-type="float">
            <text:p>45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2.2" calcext:value-type="float">
            <text:p>102.2 </text:p>
          </table:table-cell>
          <table:table-cell table:style-name="ce5" office:value-type="float" office:value="48.14698" calcext:value-type="float">
            <text:p>48.1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5.88227" calcext:value-type="float">
            <text:p>65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0.0412" calcext:value-type="float">
            <text:p>100.0 </text:p>
          </table:table-cell>
          <table:table-cell table:style-name="ce5" office:value-type="float" office:value="81.6" calcext:value-type="float">
            <text:p>81.6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M7</text:p>
          </table:table-cell>
          <table:table-cell office:value-type="string" calcext:value-type="string">
            <text:p>..</text:p>
          </table:table-cell>
          <table:table-cell office:value-type="float" office:value="75.26222" calcext:value-type="float">
            <text:p>75.3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8.41" calcext:value-type="float">
            <text:p>98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4.9513" calcext:value-type="float">
            <text:p>45.0 </text:p>
          </table:table-cell>
          <table:table-cell office:value-type="string" calcext:value-type="string">
            <text:p>..</text:p>
          </table:table-cell>
          <table:table-cell office:value-type="float" office:value="102.5" calcext:value-type="float">
            <text:p>102.5 </text:p>
          </table:table-cell>
          <table:table-cell office:value-type="float" office:value="48.04167" calcext:value-type="float">
            <text:p>48.0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6.39809" calcext:value-type="float">
            <text:p>66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9.83695" calcext:value-type="float">
            <text:p>99.8 </text:p>
          </table:table-cell>
          <table:table-cell office:value-type="float" office:value="81" calcext:value-type="float">
            <text:p>81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09097" calcext:value-type="float">
            <text:p>75.1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8.62" calcext:value-type="float">
            <text:p>98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45.55066" calcext:value-type="float">
            <text:p>45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2.9" calcext:value-type="float">
            <text:p>102.9 </text:p>
          </table:table-cell>
          <table:table-cell table:style-name="ce5" office:value-type="float" office:value="48.25023" calcext:value-type="float">
            <text:p>48.3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6.53968" calcext:value-type="float">
            <text:p>66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9.82304" calcext:value-type="float">
            <text:p>99.8 </text:p>
          </table:table-cell>
          <table:table-cell table:style-name="ce5" office:value-type="float" office:value="81.4" calcext:value-type="float">
            <text:p>81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M9</text:p>
          </table:table-cell>
          <table:table-cell office:value-type="string" calcext:value-type="string">
            <text:p>..</text:p>
          </table:table-cell>
          <table:table-cell office:value-type="float" office:value="75.09097" calcext:value-type="float">
            <text:p>75.1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9.01" calcext:value-type="float">
            <text:p>99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5.95022" calcext:value-type="float">
            <text:p>46.0 </text:p>
          </table:table-cell>
          <table:table-cell office:value-type="string" calcext:value-type="string">
            <text:p>..</text:p>
          </table:table-cell>
          <table:table-cell office:value-type="float" office:value="103.2" calcext:value-type="float">
            <text:p>103.2 </text:p>
          </table:table-cell>
          <table:table-cell office:value-type="float" office:value="48.72206" calcext:value-type="float">
            <text:p>48.7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6.78242" calcext:value-type="float">
            <text:p>66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9.56517" calcext:value-type="float">
            <text:p>99.6 </text:p>
          </table:table-cell>
          <table:table-cell office:value-type="float" office:value="81.8" calcext:value-type="float">
            <text:p>81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09097" calcext:value-type="float">
            <text:p>75.1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9.13" calcext:value-type="float">
            <text:p>99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46.74936" calcext:value-type="float">
            <text:p>46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2.8" calcext:value-type="float">
            <text:p>102.8 </text:p>
          </table:table-cell>
          <table:table-cell table:style-name="ce5" office:value-type="float" office:value="48.93269" calcext:value-type="float">
            <text:p>48.9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7.12629" calcext:value-type="float">
            <text:p>67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9.63927" calcext:value-type="float">
            <text:p>99.6 </text:p>
          </table:table-cell>
          <table:table-cell table:style-name="ce5" office:value-type="float" office:value="81.6" calcext:value-type="float">
            <text:p>81.6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M11</text:p>
          </table:table-cell>
          <table:table-cell office:value-type="string" calcext:value-type="string">
            <text:p>..</text:p>
          </table:table-cell>
          <table:table-cell office:value-type="float" office:value="75.77596" calcext:value-type="float">
            <text:p>75.8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9" calcext:value-type="float">
            <text:p>99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7.34871" calcext:value-type="float">
            <text:p>47.3 </text:p>
          </table:table-cell>
          <table:table-cell office:value-type="string" calcext:value-type="string">
            <text:p>..</text:p>
          </table:table-cell>
          <table:table-cell office:value-type="float" office:value="101.8" calcext:value-type="float">
            <text:p>101.8 </text:p>
          </table:table-cell>
          <table:table-cell office:value-type="float" office:value="48.77472" calcext:value-type="float">
            <text:p>48.8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7.59153" calcext:value-type="float">
            <text:p>67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9.6352" calcext:value-type="float">
            <text:p>99.6 </text:p>
          </table:table-cell>
          <table:table-cell office:value-type="float" office:value="81.2" calcext:value-type="float">
            <text:p>81.2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69033" calcext:value-type="float">
            <text:p>75.7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9.05" calcext:value-type="float">
            <text:p>99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47.64838" calcext:value-type="float">
            <text:p>47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2" calcext:value-type="float">
            <text:p>102.0 </text:p>
          </table:table-cell>
          <table:table-cell table:style-name="ce5" office:value-type="float" office:value="49.1939" calcext:value-type="float">
            <text:p>49.2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7.86461" calcext:value-type="float">
            <text:p>67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9.88751" calcext:value-type="float">
            <text:p>99.9 </text:p>
          </table:table-cell>
          <table:table-cell table:style-name="ce5" office:value-type="float" office:value="81.5" calcext:value-type="float">
            <text:p>81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M1</text:p>
          </table:table-cell>
          <table:table-cell office:value-type="string" calcext:value-type="string">
            <text:p>..</text:p>
          </table:table-cell>
          <table:table-cell office:value-type="float" office:value="75.77596" calcext:value-type="float">
            <text:p>75.8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8.62" calcext:value-type="float">
            <text:p>98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8.14784" calcext:value-type="float">
            <text:p>48.1 </text:p>
          </table:table-cell>
          <table:table-cell office:value-type="string" calcext:value-type="string">
            <text:p>..</text:p>
          </table:table-cell>
          <table:table-cell office:value-type="float" office:value="102.1" calcext:value-type="float">
            <text:p>102.1 </text:p>
          </table:table-cell>
          <table:table-cell office:value-type="float" office:value="50.03226" calcext:value-type="float">
            <text:p>50.0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8.35007" calcext:value-type="float">
            <text:p>68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9.78828" calcext:value-type="float">
            <text:p>99.8 </text:p>
          </table:table-cell>
          <table:table-cell office:value-type="float" office:value="80.9" calcext:value-type="float">
            <text:p>80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4.32037" calcext:value-type="float">
            <text:p>74.3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8.72" calcext:value-type="float">
            <text:p>98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48.24773" calcext:value-type="float">
            <text:p>48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2.1" calcext:value-type="float">
            <text:p>102.1 </text:p>
          </table:table-cell>
          <table:table-cell table:style-name="ce5" office:value-type="float" office:value="50.55676" calcext:value-type="float">
            <text:p>50.6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8.54224" calcext:value-type="float">
            <text:p>68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9.8746" calcext:value-type="float">
            <text:p>99.9 </text:p>
          </table:table-cell>
          <table:table-cell table:style-name="ce5" office:value-type="float" office:value="81.5" calcext:value-type="float">
            <text:p>81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M3</text:p>
          </table:table-cell>
          <table:table-cell office:value-type="string" calcext:value-type="string">
            <text:p>..</text:p>
          </table:table-cell>
          <table:table-cell office:value-type="float" office:value="74.14912" calcext:value-type="float">
            <text:p>74.1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9.19" calcext:value-type="float">
            <text:p>99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8.74719" calcext:value-type="float">
            <text:p>48.7 </text:p>
          </table:table-cell>
          <table:table-cell office:value-type="string" calcext:value-type="string">
            <text:p>..</text:p>
          </table:table-cell>
          <table:table-cell office:value-type="float" office:value="102.8" calcext:value-type="float">
            <text:p>102.8 </text:p>
          </table:table-cell>
          <table:table-cell office:value-type="float" office:value="50.66207" calcext:value-type="float">
            <text:p>50.7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8.56247" calcext:value-type="float">
            <text:p>68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9.81361" calcext:value-type="float">
            <text:p>99.8 </text:p>
          </table:table-cell>
          <table:table-cell office:value-type="float" office:value="81.8" calcext:value-type="float">
            <text:p>81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4.14912" calcext:value-type="float">
            <text:p>74.1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9.28" calcext:value-type="float">
            <text:p>99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0.14568" calcext:value-type="float">
            <text:p>5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2.5" calcext:value-type="float">
            <text:p>102.5 </text:p>
          </table:table-cell>
          <table:table-cell table:style-name="ce5" office:value-type="float" office:value="50.60735" calcext:value-type="float">
            <text:p>50.6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9.00748" calcext:value-type="float">
            <text:p>69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9.82423" calcext:value-type="float">
            <text:p>99.8 </text:p>
          </table:table-cell>
          <table:table-cell table:style-name="ce5" office:value-type="float" office:value="82.5" calcext:value-type="float">
            <text:p>82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M5</text:p>
          </table:table-cell>
          <table:table-cell office:value-type="string" calcext:value-type="string">
            <text:p>..</text:p>
          </table:table-cell>
          <table:table-cell office:value-type="float" office:value="73.80663" calcext:value-type="float">
            <text:p>73.8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9.34" calcext:value-type="float">
            <text:p>99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0.64513" calcext:value-type="float">
            <text:p>50.6 </text:p>
          </table:table-cell>
          <table:table-cell office:value-type="string" calcext:value-type="string">
            <text:p>..</text:p>
          </table:table-cell>
          <table:table-cell office:value-type="float" office:value="102.6" calcext:value-type="float">
            <text:p>102.6 </text:p>
          </table:table-cell>
          <table:table-cell office:value-type="float" office:value="50.55676" calcext:value-type="float">
            <text:p>50.6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9.13897" calcext:value-type="float">
            <text:p>69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9.92198" calcext:value-type="float">
            <text:p>99.9 </text:p>
          </table:table-cell>
          <table:table-cell office:value-type="float" office:value="82.8" calcext:value-type="float">
            <text:p>82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4.14912" calcext:value-type="float">
            <text:p>74.1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9.25" calcext:value-type="float">
            <text:p>99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1.44427" calcext:value-type="float">
            <text:p>51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1.7" calcext:value-type="float">
            <text:p>101.7 </text:p>
          </table:table-cell>
          <table:table-cell table:style-name="ce5" office:value-type="float" office:value="50.819" calcext:value-type="float">
            <text:p>50.8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9.15919" calcext:value-type="float">
            <text:p>69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0.2262" calcext:value-type="float">
            <text:p>100.2 </text:p>
          </table:table-cell>
          <table:table-cell table:style-name="ce5" office:value-type="float" office:value="82.7" calcext:value-type="float">
            <text:p>82.7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M7</text:p>
          </table:table-cell>
          <table:table-cell office:value-type="string" calcext:value-type="string">
            <text:p>..</text:p>
          </table:table-cell>
          <table:table-cell office:value-type="float" office:value="74.23475" calcext:value-type="float">
            <text:p>74.2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8.9" calcext:value-type="float">
            <text:p>98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1.84384" calcext:value-type="float">
            <text:p>51.8 </text:p>
          </table:table-cell>
          <table:table-cell office:value-type="string" calcext:value-type="string">
            <text:p>..</text:p>
          </table:table-cell>
          <table:table-cell office:value-type="float" office:value="100.8" calcext:value-type="float">
            <text:p>100.8 </text:p>
          </table:table-cell>
          <table:table-cell office:value-type="float" office:value="51.44674" calcext:value-type="float">
            <text:p>51.4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9.22999" calcext:value-type="float">
            <text:p>69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1252" calcext:value-type="float">
            <text:p>100.1 </text:p>
          </table:table-cell>
          <table:table-cell office:value-type="float" office:value="81.8" calcext:value-type="float">
            <text:p>81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4.32037" calcext:value-type="float">
            <text:p>74.3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9.02" calcext:value-type="float">
            <text:p>99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2.74286" calcext:value-type="float">
            <text:p>52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1.6" calcext:value-type="float">
            <text:p>101.6 </text:p>
          </table:table-cell>
          <table:table-cell table:style-name="ce5" office:value-type="float" office:value="51.86592" calcext:value-type="float">
            <text:p>51.9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9.30079" calcext:value-type="float">
            <text:p>69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0.0147" calcext:value-type="float">
            <text:p>100.0 </text:p>
          </table:table-cell>
          <table:table-cell table:style-name="ce5" office:value-type="float" office:value="82.4" calcext:value-type="float">
            <text:p>82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M9</text:p>
          </table:table-cell>
          <table:table-cell office:value-type="string" calcext:value-type="string">
            <text:p>..</text:p>
          </table:table-cell>
          <table:table-cell office:value-type="float" office:value="74.14912" calcext:value-type="float">
            <text:p>74.1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9.45" calcext:value-type="float">
            <text:p>99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3.24232" calcext:value-type="float">
            <text:p>53.2 </text:p>
          </table:table-cell>
          <table:table-cell office:value-type="string" calcext:value-type="string">
            <text:p>..</text:p>
          </table:table-cell>
          <table:table-cell office:value-type="float" office:value="102.3" calcext:value-type="float">
            <text:p>102.3 </text:p>
          </table:table-cell>
          <table:table-cell office:value-type="float" office:value="51.55206" calcext:value-type="float">
            <text:p>51.6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9.28056" calcext:value-type="float">
            <text:p>69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0431" calcext:value-type="float">
            <text:p>100.0 </text:p>
          </table:table-cell>
          <table:table-cell office:value-type="float" office:value="82.5" calcext:value-type="float">
            <text:p>82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89226" calcext:value-type="float">
            <text:p>73.9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9.49" calcext:value-type="float">
            <text:p>99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4.44102" calcext:value-type="float">
            <text:p>54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2.9" calcext:value-type="float">
            <text:p>102.9 </text:p>
          </table:table-cell>
          <table:table-cell table:style-name="ce5" office:value-type="float" office:value="51.34246" calcext:value-type="float">
            <text:p>51.3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9.42216" calcext:value-type="float">
            <text:p>69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9.83337" calcext:value-type="float">
            <text:p>99.8 </text:p>
          </table:table-cell>
          <table:table-cell table:style-name="ce5" office:value-type="float" office:value="82.2" calcext:value-type="float">
            <text:p>82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M11</text:p>
          </table:table-cell>
          <table:table-cell office:value-type="string" calcext:value-type="string">
            <text:p>..</text:p>
          </table:table-cell>
          <table:table-cell office:value-type="float" office:value="74.57724" calcext:value-type="float">
            <text:p>74.6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9.36" calcext:value-type="float">
            <text:p>99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5.53983" calcext:value-type="float">
            <text:p>55.5 </text:p>
          </table:table-cell>
          <table:table-cell office:value-type="string" calcext:value-type="string">
            <text:p>..</text:p>
          </table:table-cell>
          <table:table-cell office:value-type="float" office:value="102.3" calcext:value-type="float">
            <text:p>102.3 </text:p>
          </table:table-cell>
          <table:table-cell office:value-type="float" office:value="51.39305" calcext:value-type="float">
            <text:p>51.4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9.53341" calcext:value-type="float">
            <text:p>69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9.60113" calcext:value-type="float">
            <text:p>99.6 </text:p>
          </table:table-cell>
          <table:table-cell office:value-type="float" office:value="82.3" calcext:value-type="float">
            <text:p>82.3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4.57724" calcext:value-type="float">
            <text:p>74.6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9.38" calcext:value-type="float">
            <text:p>99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5.9394" calcext:value-type="float">
            <text:p>55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1.7" calcext:value-type="float">
            <text:p>101.7 </text:p>
          </table:table-cell>
          <table:table-cell table:style-name="ce5" office:value-type="float" office:value="51.28981" calcext:value-type="float">
            <text:p>51.3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9.8166" calcext:value-type="float">
            <text:p>69.8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9.52811" calcext:value-type="float">
            <text:p>99.5 </text:p>
          </table:table-cell>
          <table:table-cell table:style-name="ce5" office:value-type="float" office:value="82.7" calcext:value-type="float">
            <text:p>82.7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M1</text:p>
          </table:table-cell>
          <table:table-cell office:value-type="string" calcext:value-type="string">
            <text:p>..</text:p>
          </table:table-cell>
          <table:table-cell office:value-type="float" office:value="75.1766" calcext:value-type="float">
            <text:p>75.2 </text:p>
          </table:table-cell>
          <table:table-cell office:value-type="string" calcext:value-type="string">
            <text:p>..</text:p>
          </table:table-cell>
          <table:table-cell office:value-type="float" office:value="18.49505" calcext:value-type="float">
            <text:p>18.5 </text:p>
          </table:table-cell>
          <table:table-cell office:value-type="float" office:value="83.9" calcext:value-type="float">
            <text:p>83.9 </text:p>
          </table:table-cell>
          <table:table-cell office:value-type="string" calcext:value-type="string">
            <text:p>..</text:p>
          </table:table-cell>
          <table:table-cell office:value-type="float" office:value="98.85" calcext:value-type="float">
            <text:p>98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5.73962" calcext:value-type="float">
            <text:p>55.7 </text:p>
          </table:table-cell>
          <table:table-cell office:value-type="string" calcext:value-type="string">
            <text:p>..</text:p>
          </table:table-cell>
          <table:table-cell office:value-type="float" office:value="101.6" calcext:value-type="float">
            <text:p>101.6 </text:p>
          </table:table-cell>
          <table:table-cell office:value-type="float" office:value="51.86592" calcext:value-type="float">
            <text:p>51.9 </text:p>
          </table:table-cell>
          <table:table-cell office:value-type="float" office:value="38.36279" calcext:value-type="float">
            <text:p>38.4 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70.64594" calcext:value-type="float">
            <text:p>70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0987" calcext:value-type="float">
            <text:p>100.1 </text:p>
          </table:table-cell>
          <table:table-cell office:value-type="float" office:value="82.6" calcext:value-type="float">
            <text:p>82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51909" calcext:value-type="float">
            <text:p>75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56328" calcext:value-type="float">
            <text:p>18.6 </text:p>
          </table:table-cell>
          <table:table-cell table:style-name="ce5" office:value-type="float" office:value="84.5" calcext:value-type="float">
            <text:p>84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9.25" calcext:value-type="float">
            <text:p>99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5.73962" calcext:value-type="float">
            <text:p>55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0.9" calcext:value-type="float">
            <text:p>100.9 </text:p>
          </table:table-cell>
          <table:table-cell table:style-name="ce5" office:value-type="float" office:value="52.12817" calcext:value-type="float">
            <text:p>52.1 </text:p>
          </table:table-cell>
          <table:table-cell table:style-name="ce5" office:value-type="float" office:value="39.61352" calcext:value-type="float">
            <text:p>39.6 </text:p>
          </table:table-cell>
          <table:table-cell table:number-columns-repeated="5" table:style-name="ce5" office:value-type="string" calcext:value-type="string">
            <text:p>..</text:p>
          </table:table-cell>
          <table:table-cell table:style-name="ce5" office:value-type="float" office:value="70.92914" calcext:value-type="float">
            <text:p>70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0.4606" calcext:value-type="float">
            <text:p>100.5 </text:p>
          </table:table-cell>
          <table:table-cell table:style-name="ce5" office:value-type="float" office:value="83.1" calcext:value-type="float">
            <text:p>83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M3</text:p>
          </table:table-cell>
          <table:table-cell office:value-type="string" calcext:value-type="string">
            <text:p>..</text:p>
          </table:table-cell>
          <table:table-cell office:value-type="float" office:value="75.69033" calcext:value-type="float">
            <text:p>75.7 </text:p>
          </table:table-cell>
          <table:table-cell office:value-type="string" calcext:value-type="string">
            <text:p>..</text:p>
          </table:table-cell>
          <table:table-cell office:value-type="float" office:value="18.71007" calcext:value-type="float">
            <text:p>18.7 </text:p>
          </table:table-cell>
          <table:table-cell office:value-type="float" office:value="84.8" calcext:value-type="float">
            <text:p>84.8 </text:p>
          </table:table-cell>
          <table:table-cell office:value-type="string" calcext:value-type="string">
            <text:p>..</text:p>
          </table:table-cell>
          <table:table-cell office:value-type="float" office:value="99.81" calcext:value-type="float">
            <text:p>99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5.34005" calcext:value-type="float">
            <text:p>55.3 </text:p>
          </table:table-cell>
          <table:table-cell office:value-type="string" calcext:value-type="string">
            <text:p>..</text:p>
          </table:table-cell>
          <table:table-cell office:value-type="float" office:value="100.7" calcext:value-type="float">
            <text:p>100.7 </text:p>
          </table:table-cell>
          <table:table-cell office:value-type="float" office:value="52.49573" calcext:value-type="float">
            <text:p>52.5 </text:p>
          </table:table-cell>
          <table:table-cell office:value-type="float" office:value="40.39156" calcext:value-type="float">
            <text:p>40.4 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71.25278" calcext:value-type="float">
            <text:p>71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4189" calcext:value-type="float">
            <text:p>100.4 </text:p>
          </table:table-cell>
          <table:table-cell office:value-type="float" office:value="83.7" calcext:value-type="float">
            <text:p>83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9472" calcext:value-type="float">
            <text:p>75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80104" calcext:value-type="float">
            <text:p>18.8 </text:p>
          </table:table-cell>
          <table:table-cell table:style-name="ce5" office:value-type="float" office:value="85.3" calcext:value-type="float">
            <text:p>85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9.78" calcext:value-type="float">
            <text:p>99.8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5.83951" calcext:value-type="float">
            <text:p>55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1" calcext:value-type="float">
            <text:p>101.0 </text:p>
          </table:table-cell>
          <table:table-cell table:style-name="ce5" office:value-type="float" office:value="52.60001" calcext:value-type="float">
            <text:p>52.6 </text:p>
          </table:table-cell>
          <table:table-cell table:style-name="ce5" office:value-type="float" office:value="41.16961" calcext:value-type="float">
            <text:p>41.2 </text:p>
          </table:table-cell>
          <table:table-cell table:number-columns-repeated="5" table:style-name="ce5" office:value-type="string" calcext:value-type="string">
            <text:p>..</text:p>
          </table:table-cell>
          <table:table-cell table:style-name="ce5" office:value-type="float" office:value="71.50563" calcext:value-type="float">
            <text:p>71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0.3662" calcext:value-type="float">
            <text:p>100.4 </text:p>
          </table:table-cell>
          <table:table-cell table:style-name="ce5" office:value-type="float" office:value="83.9" calcext:value-type="float">
            <text:p>83.9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M5</text:p>
          </table:table-cell>
          <table:table-cell office:value-type="string" calcext:value-type="string">
            <text:p>..</text:p>
          </table:table-cell>
          <table:table-cell office:value-type="float" office:value="76.03282" calcext:value-type="float">
            <text:p>76.0 </text:p>
          </table:table-cell>
          <table:table-cell office:value-type="string" calcext:value-type="string">
            <text:p>..</text:p>
          </table:table-cell>
          <table:table-cell office:value-type="float" office:value="18.98195" calcext:value-type="float">
            <text:p>19.0 </text:p>
          </table:table-cell>
          <table:table-cell office:value-type="float" office:value="85.5" calcext:value-type="float">
            <text:p>85.5 </text:p>
          </table:table-cell>
          <table:table-cell office:value-type="string" calcext:value-type="string">
            <text:p>..</text:p>
          </table:table-cell>
          <table:table-cell office:value-type="float" office:value="99.78" calcext:value-type="float">
            <text:p>99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6.53875" calcext:value-type="float">
            <text:p>56.5 </text:p>
          </table:table-cell>
          <table:table-cell office:value-type="string" calcext:value-type="string">
            <text:p>..</text:p>
          </table:table-cell>
          <table:table-cell office:value-type="float" office:value="101.4" calcext:value-type="float">
            <text:p>101.4 </text:p>
          </table:table-cell>
          <table:table-cell office:value-type="float" office:value="52.54632" calcext:value-type="float">
            <text:p>52.5 </text:p>
          </table:table-cell>
          <table:table-cell office:value-type="float" office:value="41.54608" calcext:value-type="float">
            <text:p>41.5 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71.30335" calcext:value-type="float">
            <text:p>71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2906" calcext:value-type="float">
            <text:p>100.3 </text:p>
          </table:table-cell>
          <table:table-cell office:value-type="float" office:value="84.4" calcext:value-type="float">
            <text:p>84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9472" calcext:value-type="float">
            <text:p>75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9.30965" calcext:value-type="float">
            <text:p>19.3 </text:p>
          </table:table-cell>
          <table:table-cell table:style-name="ce5" office:value-type="float" office:value="86" calcext:value-type="float">
            <text:p>86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9.65" calcext:value-type="float">
            <text:p>99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6.43886" calcext:value-type="float">
            <text:p>56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1.2" calcext:value-type="float">
            <text:p>101.2 </text:p>
          </table:table-cell>
          <table:table-cell table:style-name="ce5" office:value-type="float" office:value="52.12817" calcext:value-type="float">
            <text:p>52.1 </text:p>
          </table:table-cell>
          <table:table-cell table:style-name="ce5" office:value-type="float" office:value="42.13589" calcext:value-type="float">
            <text:p>42.1 </text:p>
          </table:table-cell>
          <table:table-cell table:number-columns-repeated="5" table:style-name="ce5" office:value-type="string" calcext:value-type="string">
            <text:p>..</text:p>
          </table:table-cell>
          <table:table-cell table:style-name="ce5" office:value-type="float" office:value="70.95948" calcext:value-type="float">
            <text:p>71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0.6871" calcext:value-type="float">
            <text:p>100.7 </text:p>
          </table:table-cell>
          <table:table-cell table:style-name="ce5" office:value-type="float" office:value="84.4" calcext:value-type="float">
            <text:p>84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M7</text:p>
          </table:table-cell>
          <table:table-cell office:value-type="string" calcext:value-type="string">
            <text:p>..</text:p>
          </table:table-cell>
          <table:table-cell office:value-type="float" office:value="75.86158" calcext:value-type="float">
            <text:p>75.9 </text:p>
          </table:table-cell>
          <table:table-cell office:value-type="string" calcext:value-type="string">
            <text:p>..</text:p>
          </table:table-cell>
          <table:table-cell office:value-type="float" office:value="19.63012" calcext:value-type="float">
            <text:p>19.6 </text:p>
          </table:table-cell>
          <table:table-cell office:value-type="float" office:value="85.3" calcext:value-type="float">
            <text:p>85.3 </text:p>
          </table:table-cell>
          <table:table-cell office:value-type="string" calcext:value-type="string">
            <text:p>..</text:p>
          </table:table-cell>
          <table:table-cell office:value-type="float" office:value="99.3" calcext:value-type="float">
            <text:p>99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6.53875" calcext:value-type="float">
            <text:p>56.5 </text:p>
          </table:table-cell>
          <table:table-cell office:value-type="string" calcext:value-type="string">
            <text:p>..</text:p>
          </table:table-cell>
          <table:table-cell office:value-type="float" office:value="100" calcext:value-type="float">
            <text:p>100.0 </text:p>
          </table:table-cell>
          <table:table-cell office:value-type="float" office:value="52.07552" calcext:value-type="float">
            <text:p>52.1 </text:p>
          </table:table-cell>
          <table:table-cell office:value-type="float" office:value="41.98949" calcext:value-type="float">
            <text:p>42.0 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70.88868" calcext:value-type="float">
            <text:p>70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49" calcext:value-type="float">
            <text:p>100.5 </text:p>
          </table:table-cell>
          <table:table-cell office:value-type="float" office:value="83.8" calcext:value-type="float">
            <text:p>83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51909" calcext:value-type="float">
            <text:p>75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9.81206" calcext:value-type="float">
            <text:p>19.8 </text:p>
          </table:table-cell>
          <table:table-cell table:style-name="ce5" office:value-type="float" office:value="85.3" calcext:value-type="float">
            <text:p>85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9.91" calcext:value-type="float">
            <text:p>99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7.1381" calcext:value-type="float">
            <text:p>57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0.1" calcext:value-type="float">
            <text:p>100.1 </text:p>
          </table:table-cell>
          <table:table-cell table:style-name="ce5" office:value-type="float" office:value="52.39042" calcext:value-type="float">
            <text:p>52.4 </text:p>
          </table:table-cell>
          <table:table-cell table:style-name="ce5" office:value-type="float" office:value="41.75105" calcext:value-type="float">
            <text:p>41.8 </text:p>
          </table:table-cell>
          <table:table-cell table:number-columns-repeated="5" table:style-name="ce5" office:value-type="string" calcext:value-type="string">
            <text:p>..</text:p>
          </table:table-cell>
          <table:table-cell table:style-name="ce5" office:value-type="float" office:value="71.22244" calcext:value-type="float">
            <text:p>71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0.1024" calcext:value-type="float">
            <text:p>100.1 </text:p>
          </table:table-cell>
          <table:table-cell table:style-name="ce5" office:value-type="float" office:value="84.2" calcext:value-type="float">
            <text:p>84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M9</text:p>
          </table:table-cell>
          <table:table-cell office:value-type="string" calcext:value-type="string">
            <text:p>..</text:p>
          </table:table-cell>
          <table:table-cell office:value-type="float" office:value="75.60471" calcext:value-type="float">
            <text:p>75.6 </text:p>
          </table:table-cell>
          <table:table-cell office:value-type="string" calcext:value-type="string">
            <text:p>..</text:p>
          </table:table-cell>
          <table:table-cell office:value-type="float" office:value="20.16147" calcext:value-type="float">
            <text:p>20.2 </text:p>
          </table:table-cell>
          <table:table-cell office:value-type="float" office:value="86.1" calcext:value-type="float">
            <text:p>86.1 </text:p>
          </table:table-cell>
          <table:table-cell office:value-type="string" calcext:value-type="string">
            <text:p>..</text:p>
          </table:table-cell>
          <table:table-cell office:value-type="float" office:value="100.58" calcext:value-type="float">
            <text:p>100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7.83734" calcext:value-type="float">
            <text:p>57.8 </text:p>
          </table:table-cell>
          <table:table-cell office:value-type="string" calcext:value-type="string">
            <text:p>..</text:p>
          </table:table-cell>
          <table:table-cell office:value-type="float" office:value="101.1" calcext:value-type="float">
            <text:p>101.1 </text:p>
          </table:table-cell>
          <table:table-cell office:value-type="float" office:value="53.17509" calcext:value-type="float">
            <text:p>53.2 </text:p>
          </table:table-cell>
          <table:table-cell office:value-type="float" office:value="42.44126" calcext:value-type="float">
            <text:p>42.4 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71.25278" calcext:value-type="float">
            <text:p>71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2099" calcext:value-type="float">
            <text:p>100.2 </text:p>
          </table:table-cell>
          <table:table-cell office:value-type="float" office:value="84.7" calcext:value-type="float">
            <text:p>84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51909" calcext:value-type="float">
            <text:p>75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0.86237" calcext:value-type="float">
            <text:p>20.9 </text:p>
          </table:table-cell>
          <table:table-cell table:style-name="ce5" office:value-type="float" office:value="86.6" calcext:value-type="float">
            <text:p>86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0.74" calcext:value-type="float">
            <text:p>100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8.93615" calcext:value-type="float">
            <text:p>58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0.6" calcext:value-type="float">
            <text:p>100.6 </text:p>
          </table:table-cell>
          <table:table-cell table:style-name="ce5" office:value-type="float" office:value="52.60001" calcext:value-type="float">
            <text:p>52.6 </text:p>
          </table:table-cell>
          <table:table-cell table:style-name="ce5" office:value-type="float" office:value="43.12309" calcext:value-type="float">
            <text:p>43.1 </text:p>
          </table:table-cell>
          <table:table-cell table:number-columns-repeated="5" table:style-name="ce5" office:value-type="string" calcext:value-type="string">
            <text:p>..</text:p>
          </table:table-cell>
          <table:table-cell table:style-name="ce5" office:value-type="float" office:value="71.43483" calcext:value-type="float">
            <text:p>71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9.88593" calcext:value-type="float">
            <text:p>99.9 </text:p>
          </table:table-cell>
          <table:table-cell table:style-name="ce5" office:value-type="float" office:value="84.4" calcext:value-type="float">
            <text:p>84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M11</text:p>
          </table:table-cell>
          <table:table-cell office:value-type="string" calcext:value-type="string">
            <text:p>..</text:p>
          </table:table-cell>
          <table:table-cell office:value-type="float" office:value="75.86158" calcext:value-type="float">
            <text:p>75.9 </text:p>
          </table:table-cell>
          <table:table-cell office:value-type="string" calcext:value-type="string">
            <text:p>..</text:p>
          </table:table-cell>
          <table:table-cell office:value-type="float" office:value="21.57153" calcext:value-type="float">
            <text:p>21.6 </text:p>
          </table:table-cell>
          <table:table-cell office:value-type="float" office:value="87.1" calcext:value-type="float">
            <text:p>87.1 </text:p>
          </table:table-cell>
          <table:table-cell office:value-type="string" calcext:value-type="string">
            <text:p>..</text:p>
          </table:table-cell>
          <table:table-cell office:value-type="float" office:value="100.71" calcext:value-type="float">
            <text:p>100.7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9.43561" calcext:value-type="float">
            <text:p>59.4 </text:p>
          </table:table-cell>
          <table:table-cell office:value-type="string" calcext:value-type="string">
            <text:p>..</text:p>
          </table:table-cell>
          <table:table-cell office:value-type="float" office:value="99.9" calcext:value-type="float">
            <text:p>99.9 </text:p>
          </table:table-cell>
          <table:table-cell office:value-type="float" office:value="52.23245" calcext:value-type="float">
            <text:p>52.2 </text:p>
          </table:table-cell>
          <table:table-cell office:value-type="float" office:value="44.36128" calcext:value-type="float">
            <text:p>44.4 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71.49551" calcext:value-type="float">
            <text:p>71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9.58504" calcext:value-type="float">
            <text:p>99.6 </text:p>
          </table:table-cell>
          <table:table-cell office:value-type="float" office:value="84.3" calcext:value-type="float">
            <text:p>84.3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86158" calcext:value-type="float">
            <text:p>75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1.85891" calcext:value-type="float">
            <text:p>21.9 </text:p>
          </table:table-cell>
          <table:table-cell table:style-name="ce5" office:value-type="float" office:value="87.6" calcext:value-type="float">
            <text:p>87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0.61" calcext:value-type="float">
            <text:p>100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0.03496" calcext:value-type="float">
            <text:p>6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9.9" calcext:value-type="float">
            <text:p>99.9 </text:p>
          </table:table-cell>
          <table:table-cell table:style-name="ce5" office:value-type="float" office:value="52.54632" calcext:value-type="float">
            <text:p>52.5 </text:p>
          </table:table-cell>
          <table:table-cell table:style-name="ce5" office:value-type="float" office:value="45.17279" calcext:value-type="float">
            <text:p>45.2 </text:p>
          </table:table-cell>
          <table:table-cell table:number-columns-repeated="5" table:style-name="ce5" office:value-type="string" calcext:value-type="string">
            <text:p>..</text:p>
          </table:table-cell>
          <table:table-cell table:style-name="ce5" office:value-type="float" office:value="71.51575" calcext:value-type="float">
            <text:p>71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9.61464" calcext:value-type="float">
            <text:p>99.6 </text:p>
          </table:table-cell>
          <table:table-cell table:style-name="ce5" office:value-type="float" office:value="85" calcext:value-type="float">
            <text:p>85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M1</text:p>
          </table:table-cell>
          <table:table-cell office:value-type="string" calcext:value-type="string">
            <text:p>..</text:p>
          </table:table-cell>
          <table:table-cell office:value-type="float" office:value="75.9472" calcext:value-type="float">
            <text:p>75.9 </text:p>
          </table:table-cell>
          <table:table-cell office:value-type="string" calcext:value-type="string">
            <text:p>..</text:p>
          </table:table-cell>
          <table:table-cell office:value-type="float" office:value="21.97573" calcext:value-type="float">
            <text:p>22.0 </text:p>
          </table:table-cell>
          <table:table-cell office:value-type="float" office:value="88.6" calcext:value-type="float">
            <text:p>88.6 </text:p>
          </table:table-cell>
          <table:table-cell office:value-type="string" calcext:value-type="string">
            <text:p>..</text:p>
          </table:table-cell>
          <table:table-cell office:value-type="float" office:value="99.89" calcext:value-type="float">
            <text:p>99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0.53442" calcext:value-type="float">
            <text:p>60.5 </text:p>
          </table:table-cell>
          <table:table-cell office:value-type="float" office:value="71.87707" calcext:value-type="float">
            <text:p>71.9 </text:p>
          </table:table-cell>
          <table:table-cell office:value-type="float" office:value="99.6" calcext:value-type="float">
            <text:p>99.6 </text:p>
          </table:table-cell>
          <table:table-cell office:value-type="float" office:value="53.17509" calcext:value-type="float">
            <text:p>53.2 </text:p>
          </table:table-cell>
          <table:table-cell office:value-type="float" office:value="46.28967" calcext:value-type="float">
            <text:p>46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4.53" calcext:value-type="float">
            <text:p>74.5 </text:p>
          </table:table-cell>
          <table:table-cell office:value-type="string" calcext:value-type="string">
            <text:p>..</text:p>
          </table:table-cell>
          <table:table-cell office:value-type="float" office:value="71.72813" calcext:value-type="float">
            <text:p>71.7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0774" calcext:value-type="float">
            <text:p>100.1 </text:p>
          </table:table-cell>
          <table:table-cell office:value-type="float" office:value="84.5" calcext:value-type="float">
            <text:p>84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6.20406" calcext:value-type="float">
            <text:p>76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2.12252" calcext:value-type="float">
            <text:p>22.1 </text:p>
          </table:table-cell>
          <table:table-cell table:style-name="ce5" office:value-type="float" office:value="88.9" calcext:value-type="float">
            <text:p>88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0.38" calcext:value-type="float">
            <text:p>100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1.33356" calcext:value-type="float">
            <text:p>61.3 </text:p>
          </table:table-cell>
          <table:table-cell table:style-name="ce5" office:value-type="float" office:value="72.15784" calcext:value-type="float">
            <text:p>72.2 </text:p>
          </table:table-cell>
          <table:table-cell table:style-name="ce5" office:value-type="float" office:value="99.3" calcext:value-type="float">
            <text:p>99.3 </text:p>
          </table:table-cell>
          <table:table-cell table:style-name="ce5" office:value-type="float" office:value="53.48999" calcext:value-type="float">
            <text:p>53.5 </text:p>
          </table:table-cell>
          <table:table-cell table:style-name="ce5" office:value-type="float" office:value="47.05935" calcext:value-type="float">
            <text:p>47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5" calcext:value-type="float">
            <text:p>75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2.03156" calcext:value-type="float">
            <text:p>72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0.0825" calcext:value-type="float">
            <text:p>100.1 </text:p>
          </table:table-cell>
          <table:table-cell table:style-name="ce5" office:value-type="float" office:value="85.1" calcext:value-type="float">
            <text:p>85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M3</text:p>
          </table:table-cell>
          <table:table-cell office:value-type="string" calcext:value-type="string">
            <text:p>..</text:p>
          </table:table-cell>
          <table:table-cell office:value-type="float" office:value="76.54655" calcext:value-type="float">
            <text:p>76.5 </text:p>
          </table:table-cell>
          <table:table-cell office:value-type="string" calcext:value-type="string">
            <text:p>..</text:p>
          </table:table-cell>
          <table:table-cell office:value-type="float" office:value="22.23003" calcext:value-type="float">
            <text:p>22.2 </text:p>
          </table:table-cell>
          <table:table-cell office:value-type="float" office:value="89.4" calcext:value-type="float">
            <text:p>89.4 </text:p>
          </table:table-cell>
          <table:table-cell office:value-type="string" calcext:value-type="string">
            <text:p>..</text:p>
          </table:table-cell>
          <table:table-cell office:value-type="float" office:value="101.38" calcext:value-type="float">
            <text:p>101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1.93291" calcext:value-type="float">
            <text:p>61.9 </text:p>
          </table:table-cell>
          <table:table-cell office:value-type="float" office:value="72.43861" calcext:value-type="float">
            <text:p>72.4 </text:p>
          </table:table-cell>
          <table:table-cell office:value-type="float" office:value="99.6" calcext:value-type="float">
            <text:p>99.6 </text:p>
          </table:table-cell>
          <table:table-cell office:value-type="float" office:value="53.43837" calcext:value-type="float">
            <text:p>53.4 </text:p>
          </table:table-cell>
          <table:table-cell office:value-type="float" office:value="47.87086" calcext:value-type="float">
            <text:p>47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6.28" calcext:value-type="float">
            <text:p>76.3 </text:p>
          </table:table-cell>
          <table:table-cell office:value-type="string" calcext:value-type="string">
            <text:p>..</text:p>
          </table:table-cell>
          <table:table-cell office:value-type="float" office:value="72.1327" calcext:value-type="float">
            <text:p>72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4698" calcext:value-type="float">
            <text:p>100.5 </text:p>
          </table:table-cell>
          <table:table-cell office:value-type="float" office:value="85.6" calcext:value-type="float">
            <text:p>85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6.97467" calcext:value-type="float">
            <text:p>77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2.39957" calcext:value-type="float">
            <text:p>22.4 </text:p>
          </table:table-cell>
          <table:table-cell table:style-name="ce5" office:value-type="float" office:value="89.9" calcext:value-type="float">
            <text:p>89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1.35" calcext:value-type="float">
            <text:p>101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3.03172" calcext:value-type="float">
            <text:p>63.0 </text:p>
          </table:table-cell>
          <table:table-cell table:style-name="ce5" office:value-type="float" office:value="72.78957" calcext:value-type="float">
            <text:p>72.8 </text:p>
          </table:table-cell>
          <table:table-cell table:style-name="ce5" office:value-type="float" office:value="100.4" calcext:value-type="float">
            <text:p>100.4 </text:p>
          </table:table-cell>
          <table:table-cell table:style-name="ce5" office:value-type="float" office:value="53.90814" calcext:value-type="float">
            <text:p>53.9 </text:p>
          </table:table-cell>
          <table:table-cell table:style-name="ce5" office:value-type="float" office:value="48.11348" calcext:value-type="float">
            <text:p>48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6.6" calcext:value-type="float">
            <text:p>76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2.80022" calcext:value-type="float">
            <text:p>72.8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0.6721" calcext:value-type="float">
            <text:p>100.7 </text:p>
          </table:table-cell>
          <table:table-cell table:style-name="ce5" office:value-type="float" office:value="85.8" calcext:value-type="float">
            <text:p>85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M5</text:p>
          </table:table-cell>
          <table:table-cell office:value-type="string" calcext:value-type="string">
            <text:p>..</text:p>
          </table:table-cell>
          <table:table-cell office:value-type="float" office:value="77.23154" calcext:value-type="float">
            <text:p>77.2 </text:p>
          </table:table-cell>
          <table:table-cell office:value-type="string" calcext:value-type="string">
            <text:p>..</text:p>
          </table:table-cell>
          <table:table-cell office:value-type="float" office:value="22.61976" calcext:value-type="float">
            <text:p>22.6 </text:p>
          </table:table-cell>
          <table:table-cell office:value-type="float" office:value="90.4" calcext:value-type="float">
            <text:p>90.4 </text:p>
          </table:table-cell>
          <table:table-cell office:value-type="string" calcext:value-type="string">
            <text:p>..</text:p>
          </table:table-cell>
          <table:table-cell office:value-type="float" office:value="101.34" calcext:value-type="float">
            <text:p>101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4.33031" calcext:value-type="float">
            <text:p>64.3 </text:p>
          </table:table-cell>
          <table:table-cell office:value-type="float" office:value="73.07034" calcext:value-type="float">
            <text:p>73.1 </text:p>
          </table:table-cell>
          <table:table-cell office:value-type="float" office:value="100.6" calcext:value-type="float">
            <text:p>100.6 </text:p>
          </table:table-cell>
          <table:table-cell office:value-type="float" office:value="54.32835" calcext:value-type="float">
            <text:p>54.3 </text:p>
          </table:table-cell>
          <table:table-cell office:value-type="float" office:value="48.30172" calcext:value-type="float">
            <text:p>48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6.11" calcext:value-type="float">
            <text:p>76.1 </text:p>
          </table:table-cell>
          <table:table-cell office:value-type="string" calcext:value-type="string">
            <text:p>..</text:p>
          </table:table-cell>
          <table:table-cell office:value-type="float" office:value="73.15421" calcext:value-type="float">
            <text:p>73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3713" calcext:value-type="float">
            <text:p>100.4 </text:p>
          </table:table-cell>
          <table:table-cell office:value-type="float" office:value="86.1" calcext:value-type="float">
            <text:p>86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7.14591" calcext:value-type="float">
            <text:p>77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2.98261" calcext:value-type="float">
            <text:p>23.0 </text:p>
          </table:table-cell>
          <table:table-cell table:style-name="ce5" office:value-type="float" office:value="90.9" calcext:value-type="float">
            <text:p>90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1.3" calcext:value-type="float">
            <text:p>101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4.33031" calcext:value-type="float">
            <text:p>64.3 </text:p>
          </table:table-cell>
          <table:table-cell table:style-name="ce5" office:value-type="float" office:value="73.21072" calcext:value-type="float">
            <text:p>73.2 </text:p>
          </table:table-cell>
          <table:table-cell table:style-name="ce5" office:value-type="float" office:value="100" calcext:value-type="float">
            <text:p>100.0 </text:p>
          </table:table-cell>
          <table:table-cell table:style-name="ce5" office:value-type="float" office:value="54.22408" calcext:value-type="float">
            <text:p>54.2 </text:p>
          </table:table-cell>
          <table:table-cell table:style-name="ce5" office:value-type="float" office:value="49.25127" calcext:value-type="float">
            <text:p>49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5.53" calcext:value-type="float">
            <text:p>75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2.91147" calcext:value-type="float">
            <text:p>72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0.7797" calcext:value-type="float">
            <text:p>100.8 </text:p>
          </table:table-cell>
          <table:table-cell table:style-name="ce5" office:value-type="float" office:value="86" calcext:value-type="float">
            <text:p>86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M7</text:p>
          </table:table-cell>
          <table:table-cell office:value-type="string" calcext:value-type="string">
            <text:p>..</text:p>
          </table:table-cell>
          <table:table-cell office:value-type="float" office:value="76.7178" calcext:value-type="float">
            <text:p>76.7 </text:p>
          </table:table-cell>
          <table:table-cell office:value-type="string" calcext:value-type="string">
            <text:p>..</text:p>
          </table:table-cell>
          <table:table-cell office:value-type="float" office:value="23.37544" calcext:value-type="float">
            <text:p>23.4 </text:p>
          </table:table-cell>
          <table:table-cell office:value-type="float" office:value="90.8" calcext:value-type="float">
            <text:p>90.8 </text:p>
          </table:table-cell>
          <table:table-cell office:value-type="string" calcext:value-type="string">
            <text:p>..</text:p>
          </table:table-cell>
          <table:table-cell office:value-type="float" office:value="100.53" calcext:value-type="float">
            <text:p>100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4.23042" calcext:value-type="float">
            <text:p>64.2 </text:p>
          </table:table-cell>
          <table:table-cell office:value-type="float" office:value="72.92995" calcext:value-type="float">
            <text:p>72.9 </text:p>
          </table:table-cell>
          <table:table-cell office:value-type="float" office:value="99.8" calcext:value-type="float">
            <text:p>99.8 </text:p>
          </table:table-cell>
          <table:table-cell office:value-type="float" office:value="54.5906" calcext:value-type="float">
            <text:p>54.6 </text:p>
          </table:table-cell>
          <table:table-cell office:value-type="float" office:value="49.36839" calcext:value-type="float">
            <text:p>49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4.58" calcext:value-type="float">
            <text:p>74.6 </text:p>
          </table:table-cell>
          <table:table-cell office:value-type="string" calcext:value-type="string">
            <text:p>..</text:p>
          </table:table-cell>
          <table:table-cell office:value-type="float" office:value="73.06318" calcext:value-type="float">
            <text:p>73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4171" calcext:value-type="float">
            <text:p>100.4 </text:p>
          </table:table-cell>
          <table:table-cell office:value-type="float" office:value="85" calcext:value-type="float">
            <text:p>85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6.80343" calcext:value-type="float">
            <text:p>76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3.59563" calcext:value-type="float">
            <text:p>23.6 </text:p>
          </table:table-cell>
          <table:table-cell table:style-name="ce5" office:value-type="float" office:value="90.5" calcext:value-type="float">
            <text:p>90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0.75" calcext:value-type="float">
            <text:p>100.8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4.13052" calcext:value-type="float">
            <text:p>64.1 </text:p>
          </table:table-cell>
          <table:table-cell table:style-name="ce5" office:value-type="float" office:value="72.92995" calcext:value-type="float">
            <text:p>72.9 </text:p>
          </table:table-cell>
          <table:table-cell table:style-name="ce5" office:value-type="float" office:value="99.5" calcext:value-type="float">
            <text:p>99.5 </text:p>
          </table:table-cell>
          <table:table-cell table:style-name="ce5" office:value-type="float" office:value="54.79916" calcext:value-type="float">
            <text:p>54.8 </text:p>
          </table:table-cell>
          <table:table-cell table:style-name="ce5" office:value-type="float" office:value="48.96264" calcext:value-type="float">
            <text:p>49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4.39" calcext:value-type="float">
            <text:p>74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28568" calcext:value-type="float">
            <text:p>73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0.1344" calcext:value-type="float">
            <text:p>100.1 </text:p>
          </table:table-cell>
          <table:table-cell table:style-name="ce5" office:value-type="float" office:value="85.6" calcext:value-type="float">
            <text:p>85.6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M9</text:p>
          </table:table-cell>
          <table:table-cell office:value-type="string" calcext:value-type="string">
            <text:p>..</text:p>
          </table:table-cell>
          <table:table-cell office:value-type="float" office:value="76.88905" calcext:value-type="float">
            <text:p>76.9 </text:p>
          </table:table-cell>
          <table:table-cell office:value-type="string" calcext:value-type="string">
            <text:p>..</text:p>
          </table:table-cell>
          <table:table-cell office:value-type="float" office:value="23.88405" calcext:value-type="float">
            <text:p>23.9 </text:p>
          </table:table-cell>
          <table:table-cell office:value-type="float" office:value="90.7" calcext:value-type="float">
            <text:p>90.7 </text:p>
          </table:table-cell>
          <table:table-cell office:value-type="string" calcext:value-type="string">
            <text:p>..</text:p>
          </table:table-cell>
          <table:table-cell office:value-type="float" office:value="101.18" calcext:value-type="float">
            <text:p>101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4.33031" calcext:value-type="float">
            <text:p>64.3 </text:p>
          </table:table-cell>
          <table:table-cell office:value-type="float" office:value="72.92995" calcext:value-type="float">
            <text:p>72.9 </text:p>
          </table:table-cell>
          <table:table-cell office:value-type="float" office:value="100.2" calcext:value-type="float">
            <text:p>100.2 </text:p>
          </table:table-cell>
          <table:table-cell office:value-type="float" office:value="54.90447" calcext:value-type="float">
            <text:p>54.9 </text:p>
          </table:table-cell>
          <table:table-cell office:value-type="float" office:value="49.13414" calcext:value-type="float">
            <text:p>49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5.7" calcext:value-type="float">
            <text:p>75.7 </text:p>
          </table:table-cell>
          <table:table-cell office:value-type="string" calcext:value-type="string">
            <text:p>..</text:p>
          </table:table-cell>
          <table:table-cell office:value-type="float" office:value="73.23512" calcext:value-type="float">
            <text:p>73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1645" calcext:value-type="float">
            <text:p>100.2 </text:p>
          </table:table-cell>
          <table:table-cell office:value-type="float" office:value="86.1" calcext:value-type="float">
            <text:p>86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7.31716" calcext:value-type="float">
            <text:p>77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4.19418" calcext:value-type="float">
            <text:p>24.2 </text:p>
          </table:table-cell>
          <table:table-cell table:style-name="ce5" office:value-type="float" office:value="91.3" calcext:value-type="float">
            <text:p>91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1.58" calcext:value-type="float">
            <text:p>101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4.92966" calcext:value-type="float">
            <text:p>64.9 </text:p>
          </table:table-cell>
          <table:table-cell table:style-name="ce5" office:value-type="float" office:value="73.07034" calcext:value-type="float">
            <text:p>73.1 </text:p>
          </table:table-cell>
          <table:table-cell table:style-name="ce5" office:value-type="float" office:value="100.5" calcext:value-type="float">
            <text:p>100.5 </text:p>
          </table:table-cell>
          <table:table-cell table:style-name="ce5" office:value-type="float" office:value="54.74754" calcext:value-type="float">
            <text:p>54.7 </text:p>
          </table:table-cell>
          <table:table-cell table:style-name="ce5" office:value-type="float" office:value="49.82853" calcext:value-type="float">
            <text:p>49.8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5.91" calcext:value-type="float">
            <text:p>75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02272" calcext:value-type="float">
            <text:p>73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0.6326" calcext:value-type="float">
            <text:p>100.6 </text:p>
          </table:table-cell>
          <table:table-cell table:style-name="ce5" office:value-type="float" office:value="86" calcext:value-type="float">
            <text:p>86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M11</text:p>
          </table:table-cell>
          <table:table-cell office:value-type="string" calcext:value-type="string">
            <text:p>..</text:p>
          </table:table-cell>
          <table:table-cell office:value-type="float" office:value="77.83089" calcext:value-type="float">
            <text:p>77.8 </text:p>
          </table:table-cell>
          <table:table-cell office:value-type="string" calcext:value-type="string">
            <text:p>..</text:p>
          </table:table-cell>
          <table:table-cell office:value-type="float" office:value="24.50018" calcext:value-type="float">
            <text:p>24.5 </text:p>
          </table:table-cell>
          <table:table-cell office:value-type="float" office:value="91.7" calcext:value-type="float">
            <text:p>91.7 </text:p>
          </table:table-cell>
          <table:table-cell office:value-type="string" calcext:value-type="string">
            <text:p>..</text:p>
          </table:table-cell>
          <table:table-cell office:value-type="float" office:value="100.98" calcext:value-type="float">
            <text:p>101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9.2554" calcext:value-type="float">
            <text:p>89.3 </text:p>
          </table:table-cell>
          <table:table-cell office:value-type="float" office:value="65.52901" calcext:value-type="float">
            <text:p>65.5 </text:p>
          </table:table-cell>
          <table:table-cell office:value-type="float" office:value="73.28091" calcext:value-type="float">
            <text:p>73.3 </text:p>
          </table:table-cell>
          <table:table-cell office:value-type="float" office:value="99.9" calcext:value-type="float">
            <text:p>99.9 </text:p>
          </table:table-cell>
          <table:table-cell office:value-type="float" office:value="54.74754" calcext:value-type="float">
            <text:p>54.7 </text:p>
          </table:table-cell>
          <table:table-cell office:value-type="float" office:value="50.11716" calcext:value-type="float">
            <text:p>50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5.87" calcext:value-type="float">
            <text:p>75.9 </text:p>
          </table:table-cell>
          <table:table-cell office:value-type="string" calcext:value-type="string">
            <text:p>..</text:p>
          </table:table-cell>
          <table:table-cell office:value-type="float" office:value="72.98227" calcext:value-type="float">
            <text:p>73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2863" calcext:value-type="float">
            <text:p>100.3 </text:p>
          </table:table-cell>
          <table:table-cell office:value-type="float" office:value="86" calcext:value-type="float">
            <text:p>86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7.83089" calcext:value-type="float">
            <text:p>77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4.84028" calcext:value-type="float">
            <text:p>24.8 </text:p>
          </table:table-cell>
          <table:table-cell table:style-name="ce5" office:value-type="float" office:value="92.1" calcext:value-type="float">
            <text:p>92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0.99" calcext:value-type="float">
            <text:p>101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9.2554" calcext:value-type="float">
            <text:p>89.3 </text:p>
          </table:table-cell>
          <table:table-cell table:style-name="ce5" office:value-type="float" office:value="66.12836" calcext:value-type="float">
            <text:p>66.1 </text:p>
          </table:table-cell>
          <table:table-cell table:style-name="ce5" office:value-type="float" office:value="73.35111" calcext:value-type="float">
            <text:p>73.4 </text:p>
          </table:table-cell>
          <table:table-cell table:style-name="ce5" office:value-type="float" office:value="100.4" calcext:value-type="float">
            <text:p>100.4 </text:p>
          </table:table-cell>
          <table:table-cell table:style-name="ce5" office:value-type="float" office:value="55.06141" calcext:value-type="float">
            <text:p>55.1 </text:p>
          </table:table-cell>
          <table:table-cell table:style-name="ce5" office:value-type="float" office:value="50.44344" calcext:value-type="float">
            <text:p>50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5.66" calcext:value-type="float">
            <text:p>75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21489" calcext:value-type="float">
            <text:p>73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0.4613" calcext:value-type="float">
            <text:p>100.5 </text:p>
          </table:table-cell>
          <table:table-cell table:style-name="ce5" office:value-type="float" office:value="86.4" calcext:value-type="float">
            <text:p>86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M1</text:p>
          </table:table-cell>
          <table:table-cell office:value-type="float" office:value="75.10388" calcext:value-type="float">
            <text:p>75.1 </text:p>
          </table:table-cell>
          <table:table-cell office:value-type="float" office:value="78.00214" calcext:value-type="float">
            <text:p>78.0 </text:p>
          </table:table-cell>
          <table:table-cell office:value-type="string" calcext:value-type="string">
            <text:p>..</text:p>
          </table:table-cell>
          <table:table-cell office:value-type="float" office:value="25.24965" calcext:value-type="float">
            <text:p>25.2 </text:p>
          </table:table-cell>
          <table:table-cell office:value-type="float" office:value="92.5" calcext:value-type="float">
            <text:p>92.5 </text:p>
          </table:table-cell>
          <table:table-cell office:value-type="string" calcext:value-type="string">
            <text:p>..</text:p>
          </table:table-cell>
          <table:table-cell office:value-type="float" office:value="99.94" calcext:value-type="float">
            <text:p>99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8.29463" calcext:value-type="float">
            <text:p>88.3 </text:p>
          </table:table-cell>
          <table:table-cell office:value-type="float" office:value="66.12836" calcext:value-type="float">
            <text:p>66.1 </text:p>
          </table:table-cell>
          <table:table-cell office:value-type="float" office:value="73.56168" calcext:value-type="float">
            <text:p>73.6 </text:p>
          </table:table-cell>
          <table:table-cell office:value-type="float" office:value="99.8" calcext:value-type="float">
            <text:p>99.8 </text:p>
          </table:table-cell>
          <table:table-cell office:value-type="float" office:value="55.5859" calcext:value-type="float">
            <text:p>55.6 </text:p>
          </table:table-cell>
          <table:table-cell office:value-type="float" office:value="51.28004" calcext:value-type="float">
            <text:p>51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5.53" calcext:value-type="float">
            <text:p>75.5 </text:p>
          </table:table-cell>
          <table:table-cell office:value-type="string" calcext:value-type="string">
            <text:p>..</text:p>
          </table:table-cell>
          <table:table-cell office:value-type="float" office:value="73.49808" calcext:value-type="float">
            <text:p>73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1.0378" calcext:value-type="float">
            <text:p>101.0 </text:p>
          </table:table-cell>
          <table:table-cell office:value-type="float" office:value="85.6" calcext:value-type="float">
            <text:p>85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M2</text:p>
          </table:table-cell>
          <table:table-cell table:style-name="ce5" office:value-type="float" office:value="75.32807" calcext:value-type="float">
            <text:p>75.3 </text:p>
          </table:table-cell>
          <table:table-cell table:style-name="ce5" office:value-type="float" office:value="78.25901" calcext:value-type="float">
            <text:p>78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5.33959" calcext:value-type="float">
            <text:p>25.3 </text:p>
          </table:table-cell>
          <table:table-cell table:style-name="ce5" office:value-type="float" office:value="92.7" calcext:value-type="float">
            <text:p>92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0.84" calcext:value-type="float">
            <text:p>100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9.06325" calcext:value-type="float">
            <text:p>89.1 </text:p>
          </table:table-cell>
          <table:table-cell table:style-name="ce5" office:value-type="float" office:value="67.22717" calcext:value-type="float">
            <text:p>67.2 </text:p>
          </table:table-cell>
          <table:table-cell table:style-name="ce5" office:value-type="float" office:value="73.63188" calcext:value-type="float">
            <text:p>73.6 </text:p>
          </table:table-cell>
          <table:table-cell table:style-name="ce5" office:value-type="float" office:value="99.5" calcext:value-type="float">
            <text:p>99.5 </text:p>
          </table:table-cell>
          <table:table-cell table:style-name="ce5" office:value-type="float" office:value="56.00405" calcext:value-type="float">
            <text:p>56.0 </text:p>
          </table:table-cell>
          <table:table-cell table:style-name="ce5" office:value-type="float" office:value="51.33024" calcext:value-type="float">
            <text:p>51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5.75" calcext:value-type="float">
            <text:p>75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34637" calcext:value-type="float">
            <text:p>73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1.08" calcext:value-type="float">
            <text:p>101.1 </text:p>
          </table:table-cell>
          <table:table-cell table:style-name="ce5" office:value-type="float" office:value="85.8" calcext:value-type="float">
            <text:p>85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M3</text:p>
          </table:table-cell>
          <table:table-cell office:value-type="float" office:value="75.47753" calcext:value-type="float">
            <text:p>75.5 </text:p>
          </table:table-cell>
          <table:table-cell office:value-type="float" office:value="78.34463" calcext:value-type="float">
            <text:p>78.3 </text:p>
          </table:table-cell>
          <table:table-cell office:value-type="string" calcext:value-type="string">
            <text:p>..</text:p>
          </table:table-cell>
          <table:table-cell office:value-type="float" office:value="25.56288" calcext:value-type="float">
            <text:p>25.6 </text:p>
          </table:table-cell>
          <table:table-cell office:value-type="float" office:value="92.8" calcext:value-type="float">
            <text:p>92.8 </text:p>
          </table:table-cell>
          <table:table-cell office:value-type="string" calcext:value-type="string">
            <text:p>..</text:p>
          </table:table-cell>
          <table:table-cell office:value-type="float" office:value="101.39" calcext:value-type="float">
            <text:p>101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9.15932" calcext:value-type="float">
            <text:p>89.2 </text:p>
          </table:table-cell>
          <table:table-cell office:value-type="float" office:value="67.82652" calcext:value-type="float">
            <text:p>67.8 </text:p>
          </table:table-cell>
          <table:table-cell office:value-type="float" office:value="73.77226" calcext:value-type="float">
            <text:p>73.8 </text:p>
          </table:table-cell>
          <table:table-cell office:value-type="float" office:value="99.6" calcext:value-type="float">
            <text:p>99.6 </text:p>
          </table:table-cell>
          <table:table-cell office:value-type="float" office:value="55.95242" calcext:value-type="float">
            <text:p>56.0 </text:p>
          </table:table-cell>
          <table:table-cell office:value-type="float" office:value="51.58123" calcext:value-type="float">
            <text:p>51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6.82" calcext:value-type="float">
            <text:p>76.8 </text:p>
          </table:table-cell>
          <table:table-cell office:value-type="string" calcext:value-type="string">
            <text:p>..</text:p>
          </table:table-cell>
          <table:table-cell office:value-type="float" office:value="73.28568" calcext:value-type="float">
            <text:p>73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7232" calcext:value-type="float">
            <text:p>100.7 </text:p>
          </table:table-cell>
          <table:table-cell office:value-type="float" office:value="86.1" calcext:value-type="float">
            <text:p>86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M4</text:p>
          </table:table-cell>
          <table:table-cell table:style-name="ce5" office:value-type="float" office:value="75.47753" calcext:value-type="float">
            <text:p>75.5 </text:p>
          </table:table-cell>
          <table:table-cell table:style-name="ce5" office:value-type="float" office:value="78.08776" calcext:value-type="float">
            <text:p>78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5.82133" calcext:value-type="float">
            <text:p>25.8 </text:p>
          </table:table-cell>
          <table:table-cell table:style-name="ce5" office:value-type="float" office:value="93.1" calcext:value-type="float">
            <text:p>93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1.33" calcext:value-type="float">
            <text:p>101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9.2554" calcext:value-type="float">
            <text:p>89.3 </text:p>
          </table:table-cell>
          <table:table-cell table:style-name="ce5" office:value-type="float" office:value="68.1262" calcext:value-type="float">
            <text:p>68.1 </text:p>
          </table:table-cell>
          <table:table-cell table:style-name="ce5" office:value-type="float" office:value="73.77226" calcext:value-type="float">
            <text:p>73.8 </text:p>
          </table:table-cell>
          <table:table-cell table:style-name="ce5" office:value-type="float" office:value="102.2" calcext:value-type="float">
            <text:p>102.2 </text:p>
          </table:table-cell>
          <table:table-cell table:style-name="ce5" office:value-type="float" office:value="56.21364" calcext:value-type="float">
            <text:p>56.2 </text:p>
          </table:table-cell>
          <table:table-cell table:style-name="ce5" office:value-type="float" office:value="51.7611" calcext:value-type="float">
            <text:p>51.8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6.92" calcext:value-type="float">
            <text:p>76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32614" calcext:value-type="float">
            <text:p>73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0.8219" calcext:value-type="float">
            <text:p>100.8 </text:p>
          </table:table-cell>
          <table:table-cell table:style-name="ce5" office:value-type="float" office:value="86.1" calcext:value-type="float">
            <text:p>86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M5</text:p>
          </table:table-cell>
          <table:table-cell office:value-type="float" office:value="75.47753" calcext:value-type="float">
            <text:p>75.5 </text:p>
          </table:table-cell>
          <table:table-cell office:value-type="float" office:value="78.08776" calcext:value-type="float">
            <text:p>78.1 </text:p>
          </table:table-cell>
          <table:table-cell office:value-type="string" calcext:value-type="string">
            <text:p>..</text:p>
          </table:table-cell>
          <table:table-cell office:value-type="float" office:value="25.96398" calcext:value-type="float">
            <text:p>26.0 </text:p>
          </table:table-cell>
          <table:table-cell office:value-type="float" office:value="93.2" calcext:value-type="float">
            <text:p>93.2 </text:p>
          </table:table-cell>
          <table:table-cell office:value-type="string" calcext:value-type="string">
            <text:p>..</text:p>
          </table:table-cell>
          <table:table-cell office:value-type="float" office:value="101.19" calcext:value-type="float">
            <text:p>101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9.35148" calcext:value-type="float">
            <text:p>89.4 </text:p>
          </table:table-cell>
          <table:table-cell office:value-type="float" office:value="68.42587" calcext:value-type="float">
            <text:p>68.4 </text:p>
          </table:table-cell>
          <table:table-cell office:value-type="float" office:value="73.84246" calcext:value-type="float">
            <text:p>73.8 </text:p>
          </table:table-cell>
          <table:table-cell office:value-type="float" office:value="102.4" calcext:value-type="float">
            <text:p>102.4 </text:p>
          </table:table-cell>
          <table:table-cell office:value-type="float" office:value="56.00405" calcext:value-type="float">
            <text:p>56.0 </text:p>
          </table:table-cell>
          <table:table-cell office:value-type="float" office:value="52.17522" calcext:value-type="float">
            <text:p>52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7.12" calcext:value-type="float">
            <text:p>77.1 </text:p>
          </table:table-cell>
          <table:table-cell office:value-type="string" calcext:value-type="string">
            <text:p>..</text:p>
          </table:table-cell>
          <table:table-cell office:value-type="float" office:value="73.87229" calcext:value-type="float">
            <text:p>73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8571" calcext:value-type="float">
            <text:p>100.9 </text:p>
          </table:table-cell>
          <table:table-cell office:value-type="float" office:value="86.4" calcext:value-type="float">
            <text:p>86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M6</text:p>
          </table:table-cell>
          <table:table-cell table:style-name="ce5" office:value-type="float" office:value="75.32807" calcext:value-type="float">
            <text:p>75.3 </text:p>
          </table:table-cell>
          <table:table-cell table:style-name="ce5" office:value-type="float" office:value="78.17339" calcext:value-type="float">
            <text:p>78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6.19968" calcext:value-type="float">
            <text:p>26.2 </text:p>
          </table:table-cell>
          <table:table-cell table:style-name="ce5" office:value-type="float" office:value="94.6" calcext:value-type="float">
            <text:p>94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1.02" calcext:value-type="float">
            <text:p>101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9.63971" calcext:value-type="float">
            <text:p>89.6 </text:p>
          </table:table-cell>
          <table:table-cell table:style-name="ce5" office:value-type="float" office:value="69.02522" calcext:value-type="float">
            <text:p>69.0 </text:p>
          </table:table-cell>
          <table:table-cell table:style-name="ce5" office:value-type="float" office:value="73.84246" calcext:value-type="float">
            <text:p>73.8 </text:p>
          </table:table-cell>
          <table:table-cell table:style-name="ce5" office:value-type="float" office:value="102.4" calcext:value-type="float">
            <text:p>102.4 </text:p>
          </table:table-cell>
          <table:table-cell table:style-name="ce5" office:value-type="float" office:value="56.05774" calcext:value-type="float">
            <text:p>56.1 </text:p>
          </table:table-cell>
          <table:table-cell table:style-name="ce5" office:value-type="float" office:value="52.26307" calcext:value-type="float">
            <text:p>52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6.42" calcext:value-type="float">
            <text:p>76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49808" calcext:value-type="float">
            <text:p>73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1.0955" calcext:value-type="float">
            <text:p>101.1 </text:p>
          </table:table-cell>
          <table:table-cell table:style-name="ce5" office:value-type="float" office:value="86.5" calcext:value-type="float">
            <text:p>86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M7</text:p>
          </table:table-cell>
          <table:table-cell office:value-type="float" office:value="74.95442" calcext:value-type="float">
            <text:p>75.0 </text:p>
          </table:table-cell>
          <table:table-cell office:value-type="float" office:value="77.91652" calcext:value-type="float">
            <text:p>77.9 </text:p>
          </table:table-cell>
          <table:table-cell office:value-type="string" calcext:value-type="string">
            <text:p>..</text:p>
          </table:table-cell>
          <table:table-cell office:value-type="float" office:value="26.35888" calcext:value-type="float">
            <text:p>26.4 </text:p>
          </table:table-cell>
          <table:table-cell office:value-type="float" office:value="95.1" calcext:value-type="float">
            <text:p>95.1 </text:p>
          </table:table-cell>
          <table:table-cell office:value-type="string" calcext:value-type="string">
            <text:p>..</text:p>
          </table:table-cell>
          <table:table-cell office:value-type="float" office:value="100.03" calcext:value-type="float">
            <text:p>10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9.2554" calcext:value-type="float">
            <text:p>89.3 </text:p>
          </table:table-cell>
          <table:table-cell office:value-type="float" office:value="69.62457" calcext:value-type="float">
            <text:p>69.6 </text:p>
          </table:table-cell>
          <table:table-cell office:value-type="float" office:value="73.77226" calcext:value-type="float">
            <text:p>73.8 </text:p>
          </table:table-cell>
          <table:table-cell office:value-type="float" office:value="101.5" calcext:value-type="float">
            <text:p>101.5 </text:p>
          </table:table-cell>
          <table:table-cell office:value-type="float" office:value="56.10936" calcext:value-type="float">
            <text:p>56.1 </text:p>
          </table:table-cell>
          <table:table-cell office:value-type="float" office:value="52.00371" calcext:value-type="float">
            <text:p>52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5.91" calcext:value-type="float">
            <text:p>75.9 </text:p>
          </table:table-cell>
          <table:table-cell office:value-type="string" calcext:value-type="string">
            <text:p>..</text:p>
          </table:table-cell>
          <table:table-cell office:value-type="float" office:value="73.49808" calcext:value-type="float">
            <text:p>73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8405" calcext:value-type="float">
            <text:p>100.8 </text:p>
          </table:table-cell>
          <table:table-cell office:value-type="float" office:value="85.9" calcext:value-type="float">
            <text:p>85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M8</text:p>
          </table:table-cell>
          <table:table-cell table:style-name="ce5" office:value-type="float" office:value="75.02915" calcext:value-type="float">
            <text:p>75.0 </text:p>
          </table:table-cell>
          <table:table-cell table:style-name="ce5" office:value-type="float" office:value="78.08776" calcext:value-type="float">
            <text:p>78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6.68452" calcext:value-type="float">
            <text:p>26.7 </text:p>
          </table:table-cell>
          <table:table-cell table:style-name="ce5" office:value-type="float" office:value="95.7" calcext:value-type="float">
            <text:p>95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0.58" calcext:value-type="float">
            <text:p>100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9.15932" calcext:value-type="float">
            <text:p>89.2 </text:p>
          </table:table-cell>
          <table:table-cell table:style-name="ce5" office:value-type="float" office:value="69.92425" calcext:value-type="float">
            <text:p>69.9 </text:p>
          </table:table-cell>
          <table:table-cell table:style-name="ce5" office:value-type="float" office:value="73.77226" calcext:value-type="float">
            <text:p>73.8 </text:p>
          </table:table-cell>
          <table:table-cell table:style-name="ce5" office:value-type="float" office:value="101.6" calcext:value-type="float">
            <text:p>101.6 </text:p>
          </table:table-cell>
          <table:table-cell table:style-name="ce5" office:value-type="float" office:value="56.73813" calcext:value-type="float">
            <text:p>56.7 </text:p>
          </table:table-cell>
          <table:table-cell table:style-name="ce5" office:value-type="float" office:value="51.70254" calcext:value-type="float">
            <text:p>51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6.34" calcext:value-type="float">
            <text:p>76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97343" calcext:value-type="float">
            <text:p>74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1.0081" calcext:value-type="float">
            <text:p>101.0 </text:p>
          </table:table-cell>
          <table:table-cell table:style-name="ce5" office:value-type="float" office:value="86.5" calcext:value-type="float">
            <text:p>86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M9</text:p>
          </table:table-cell>
          <table:table-cell office:value-type="float" office:value="75.17861" calcext:value-type="float">
            <text:p>75.2 </text:p>
          </table:table-cell>
          <table:table-cell office:value-type="float" office:value="78.00214" calcext:value-type="float">
            <text:p>78.0 </text:p>
          </table:table-cell>
          <table:table-cell office:value-type="string" calcext:value-type="string">
            <text:p>..</text:p>
          </table:table-cell>
          <table:table-cell office:value-type="float" office:value="26.53152" calcext:value-type="float">
            <text:p>26.5 </text:p>
          </table:table-cell>
          <table:table-cell office:value-type="float" office:value="96.3" calcext:value-type="float">
            <text:p>96.3 </text:p>
          </table:table-cell>
          <table:table-cell office:value-type="string" calcext:value-type="string">
            <text:p>..</text:p>
          </table:table-cell>
          <table:table-cell office:value-type="float" office:value="101.06" calcext:value-type="float">
            <text:p>101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9.54363" calcext:value-type="float">
            <text:p>89.5 </text:p>
          </table:table-cell>
          <table:table-cell office:value-type="float" office:value="69.52468" calcext:value-type="float">
            <text:p>69.5 </text:p>
          </table:table-cell>
          <table:table-cell office:value-type="float" office:value="73.84246" calcext:value-type="float">
            <text:p>73.8 </text:p>
          </table:table-cell>
          <table:table-cell office:value-type="float" office:value="102.4" calcext:value-type="float">
            <text:p>102.4 </text:p>
          </table:table-cell>
          <table:table-cell office:value-type="float" office:value="56.94875" calcext:value-type="float">
            <text:p>56.9 </text:p>
          </table:table-cell>
          <table:table-cell office:value-type="float" office:value="51.64397" calcext:value-type="float">
            <text:p>51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7.66" calcext:value-type="float">
            <text:p>77.7 </text:p>
          </table:table-cell>
          <table:table-cell office:value-type="string" calcext:value-type="string">
            <text:p>..</text:p>
          </table:table-cell>
          <table:table-cell office:value-type="float" office:value="73.8015" calcext:value-type="float">
            <text:p>73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9523" calcext:value-type="float">
            <text:p>101.0 </text:p>
          </table:table-cell>
          <table:table-cell office:value-type="float" office:value="86.8" calcext:value-type="float">
            <text:p>86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M10</text:p>
          </table:table-cell>
          <table:table-cell table:style-name="ce5" office:value-type="float" office:value="75.47753" calcext:value-type="float">
            <text:p>75.5 </text:p>
          </table:table-cell>
          <table:table-cell table:style-name="ce5" office:value-type="float" office:value="78.17339" calcext:value-type="float">
            <text:p>78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6.62456" calcext:value-type="float">
            <text:p>26.6 </text:p>
          </table:table-cell>
          <table:table-cell table:style-name="ce5" office:value-type="float" office:value="96.8" calcext:value-type="float">
            <text:p>96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1.07" calcext:value-type="float">
            <text:p>101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9.44756" calcext:value-type="float">
            <text:p>89.4 </text:p>
          </table:table-cell>
          <table:table-cell table:style-name="ce5" office:value-type="float" office:value="70.62349" calcext:value-type="float">
            <text:p>70.6 </text:p>
          </table:table-cell>
          <table:table-cell table:style-name="ce5" office:value-type="float" office:value="74.05303" calcext:value-type="float">
            <text:p>74.1 </text:p>
          </table:table-cell>
          <table:table-cell table:style-name="ce5" office:value-type="float" office:value="102.6" calcext:value-type="float">
            <text:p>102.6 </text:p>
          </table:table-cell>
          <table:table-cell table:style-name="ce5" office:value-type="float" office:value="56.79079" calcext:value-type="float">
            <text:p>56.8 </text:p>
          </table:table-cell>
          <table:table-cell table:style-name="ce5" office:value-type="float" office:value="52.08738" calcext:value-type="float">
            <text:p>52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7.73" calcext:value-type="float">
            <text:p>77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6599" calcext:value-type="float">
            <text:p>73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0.9915" calcext:value-type="float">
            <text:p>101.0 </text:p>
          </table:table-cell>
          <table:table-cell table:style-name="ce5" office:value-type="float" office:value="86.7" calcext:value-type="float">
            <text:p>86.7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M11</text:p>
          </table:table-cell>
          <table:table-cell office:value-type="float" office:value="75.55226" calcext:value-type="float">
            <text:p>75.6 </text:p>
          </table:table-cell>
          <table:table-cell office:value-type="float" office:value="78.25901" calcext:value-type="float">
            <text:p>78.3 </text:p>
          </table:table-cell>
          <table:table-cell office:value-type="string" calcext:value-type="string">
            <text:p>..</text:p>
          </table:table-cell>
          <table:table-cell office:value-type="float" office:value="27.18486" calcext:value-type="float">
            <text:p>27.2 </text:p>
          </table:table-cell>
          <table:table-cell office:value-type="float" office:value="97.2" calcext:value-type="float">
            <text:p>97.2 </text:p>
          </table:table-cell>
          <table:table-cell office:value-type="string" calcext:value-type="string">
            <text:p>..</text:p>
          </table:table-cell>
          <table:table-cell office:value-type="float" office:value="101.02" calcext:value-type="float">
            <text:p>101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9.83186" calcext:value-type="float">
            <text:p>89.8 </text:p>
          </table:table-cell>
          <table:table-cell office:value-type="float" office:value="70.32381" calcext:value-type="float">
            <text:p>70.3 </text:p>
          </table:table-cell>
          <table:table-cell office:value-type="float" office:value="74.3338" calcext:value-type="float">
            <text:p>74.3 </text:p>
          </table:table-cell>
          <table:table-cell office:value-type="float" office:value="101.4" calcext:value-type="float">
            <text:p>101.4 </text:p>
          </table:table-cell>
          <table:table-cell office:value-type="float" office:value="56.89507" calcext:value-type="float">
            <text:p>56.9 </text:p>
          </table:table-cell>
          <table:table-cell office:value-type="float" office:value="52.41365" calcext:value-type="float">
            <text:p>52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7.86" calcext:value-type="float">
            <text:p>77.9 </text:p>
          </table:table-cell>
          <table:table-cell office:value-type="string" calcext:value-type="string">
            <text:p>..</text:p>
          </table:table-cell>
          <table:table-cell office:value-type="float" office:value="74.06446" calcext:value-type="float">
            <text:p>74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1.0978" calcext:value-type="float">
            <text:p>101.1 </text:p>
          </table:table-cell>
          <table:table-cell office:value-type="float" office:value="86.7" calcext:value-type="float">
            <text:p>86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M12</text:p>
          </table:table-cell>
          <table:table-cell table:style-name="ce5" office:value-type="float" office:value="75.55226" calcext:value-type="float">
            <text:p>75.6 </text:p>
          </table:table-cell>
          <table:table-cell table:style-name="ce5" office:value-type="float" office:value="78.08776" calcext:value-type="float">
            <text:p>78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7.48672" calcext:value-type="float">
            <text:p>27.5 </text:p>
          </table:table-cell>
          <table:table-cell table:style-name="ce5" office:value-type="float" office:value="97.7" calcext:value-type="float">
            <text:p>97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1.13" calcext:value-type="float">
            <text:p>101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0.12009" calcext:value-type="float">
            <text:p>90.1 </text:p>
          </table:table-cell>
          <table:table-cell table:style-name="ce5" office:value-type="float" office:value="69.92425" calcext:value-type="float">
            <text:p>69.9 </text:p>
          </table:table-cell>
          <table:table-cell table:style-name="ce5" office:value-type="float" office:value="74.404" calcext:value-type="float">
            <text:p>74.4 </text:p>
          </table:table-cell>
          <table:table-cell table:style-name="ce5" office:value-type="float" office:value="101.1" calcext:value-type="float">
            <text:p>101.1 </text:p>
          </table:table-cell>
          <table:table-cell table:style-name="ce5" office:value-type="float" office:value="59.41015" calcext:value-type="float">
            <text:p>59.4 </text:p>
          </table:table-cell>
          <table:table-cell table:style-name="ce5" office:value-type="float" office:value="52.53914" calcext:value-type="float">
            <text:p>52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7.43" calcext:value-type="float">
            <text:p>77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4.3072" calcext:value-type="float">
            <text:p>74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1.1887" calcext:value-type="float">
            <text:p>101.2 </text:p>
          </table:table-cell>
          <table:table-cell table:style-name="ce5" office:value-type="float" office:value="86.8" calcext:value-type="float">
            <text:p>86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M1</text:p>
          </table:table-cell>
          <table:table-cell office:value-type="float" office:value="75.70172" calcext:value-type="float">
            <text:p>75.7 </text:p>
          </table:table-cell>
          <table:table-cell office:value-type="float" office:value="78.6015" calcext:value-type="float">
            <text:p>78.6 </text:p>
          </table:table-cell>
          <table:table-cell office:value-type="string" calcext:value-type="string">
            <text:p>..</text:p>
          </table:table-cell>
          <table:table-cell office:value-type="float" office:value="27.82062" calcext:value-type="float">
            <text:p>27.8 </text:p>
          </table:table-cell>
          <table:table-cell office:value-type="float" office:value="99.3" calcext:value-type="float">
            <text:p>99.3 </text:p>
          </table:table-cell>
          <table:table-cell office:value-type="string" calcext:value-type="string">
            <text:p>..</text:p>
          </table:table-cell>
          <table:table-cell office:value-type="float" office:value="99.72" calcext:value-type="float">
            <text:p>99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9.15932" calcext:value-type="float">
            <text:p>89.2 </text:p>
          </table:table-cell>
          <table:table-cell office:value-type="float" office:value="69.82436" calcext:value-type="float">
            <text:p>69.8 </text:p>
          </table:table-cell>
          <table:table-cell office:value-type="float" office:value="74.61457" calcext:value-type="float">
            <text:p>74.6 </text:p>
          </table:table-cell>
          <table:table-cell office:value-type="float" office:value="101" calcext:value-type="float">
            <text:p>101.0 </text:p>
          </table:table-cell>
          <table:table-cell office:value-type="float" office:value="61.1385" calcext:value-type="float">
            <text:p>61.1 </text:p>
          </table:table-cell>
          <table:table-cell office:value-type="float" office:value="53.18752" calcext:value-type="float">
            <text:p>53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6.48" calcext:value-type="float">
            <text:p>76.5 </text:p>
          </table:table-cell>
          <table:table-cell office:value-type="string" calcext:value-type="string">
            <text:p>..</text:p>
          </table:table-cell>
          <table:table-cell office:value-type="float" office:value="74.04424" calcext:value-type="float">
            <text:p>74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97" calcext:value-type="float">
            <text:p>101.0 </text:p>
          </table:table-cell>
          <table:table-cell office:value-type="float" office:value="85.7" calcext:value-type="float">
            <text:p>85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M2</text:p>
          </table:table-cell>
          <table:table-cell table:style-name="ce5" office:value-type="float" office:value="75.77645" calcext:value-type="float">
            <text:p>75.8 </text:p>
          </table:table-cell>
          <table:table-cell table:style-name="ce5" office:value-type="float" office:value="78.43025" calcext:value-type="float">
            <text:p>78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7.99636" calcext:value-type="float">
            <text:p>28.0 </text:p>
          </table:table-cell>
          <table:table-cell table:style-name="ce5" office:value-type="float" office:value="99.5" calcext:value-type="float">
            <text:p>99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0.66" calcext:value-type="float">
            <text:p>100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9.83186" calcext:value-type="float">
            <text:p>89.8 </text:p>
          </table:table-cell>
          <table:table-cell table:style-name="ce5" office:value-type="float" office:value="69.42479" calcext:value-type="float">
            <text:p>69.4 </text:p>
          </table:table-cell>
          <table:table-cell table:style-name="ce5" office:value-type="float" office:value="74.75496" calcext:value-type="float">
            <text:p>74.8 </text:p>
          </table:table-cell>
          <table:table-cell table:style-name="ce5" office:value-type="float" office:value="100.7" calcext:value-type="float">
            <text:p>100.7 </text:p>
          </table:table-cell>
          <table:table-cell table:style-name="ce5" office:value-type="float" office:value="62.60563" calcext:value-type="float">
            <text:p>62.6 </text:p>
          </table:table-cell>
          <table:table-cell table:style-name="ce5" office:value-type="float" office:value="53.25446" calcext:value-type="float">
            <text:p>53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7.27" calcext:value-type="float">
            <text:p>77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76104" calcext:value-type="float">
            <text:p>73.8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0.9678" calcext:value-type="float">
            <text:p>101.0 </text:p>
          </table:table-cell>
          <table:table-cell table:style-name="ce5" office:value-type="float" office:value="86.1" calcext:value-type="float">
            <text:p>86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M3</text:p>
          </table:table-cell>
          <table:table-cell office:value-type="float" office:value="75.92591" calcext:value-type="float">
            <text:p>75.9 </text:p>
          </table:table-cell>
          <table:table-cell office:value-type="float" office:value="78.34463" calcext:value-type="float">
            <text:p>78.3 </text:p>
          </table:table-cell>
          <table:table-cell office:value-type="string" calcext:value-type="string">
            <text:p>..</text:p>
          </table:table-cell>
          <table:table-cell office:value-type="float" office:value="28.33233" calcext:value-type="float">
            <text:p>28.3 </text:p>
          </table:table-cell>
          <table:table-cell office:value-type="float" office:value="99.5" calcext:value-type="float">
            <text:p>99.5 </text:p>
          </table:table-cell>
          <table:table-cell office:value-type="string" calcext:value-type="string">
            <text:p>..</text:p>
          </table:table-cell>
          <table:table-cell office:value-type="float" office:value="101.22" calcext:value-type="float">
            <text:p>101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0.31225" calcext:value-type="float">
            <text:p>90.3 </text:p>
          </table:table-cell>
          <table:table-cell office:value-type="float" office:value="69.02522" calcext:value-type="float">
            <text:p>69.0 </text:p>
          </table:table-cell>
          <table:table-cell office:value-type="float" office:value="74.89534" calcext:value-type="float">
            <text:p>74.9 </text:p>
          </table:table-cell>
          <table:table-cell office:value-type="float" office:value="101.5" calcext:value-type="float">
            <text:p>101.5 </text:p>
          </table:table-cell>
          <table:table-cell office:value-type="float" office:value="61.87258" calcext:value-type="float">
            <text:p>61.9 </text:p>
          </table:table-cell>
          <table:table-cell office:value-type="float" office:value="53.43433" calcext:value-type="float">
            <text:p>53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8.47" calcext:value-type="float">
            <text:p>78.5 </text:p>
          </table:table-cell>
          <table:table-cell office:value-type="string" calcext:value-type="string">
            <text:p>..</text:p>
          </table:table-cell>
          <table:table-cell office:value-type="float" office:value="73.88241" calcext:value-type="float">
            <text:p>73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7901" calcext:value-type="float">
            <text:p>100.8 </text:p>
          </table:table-cell>
          <table:table-cell office:value-type="float" office:value="86.4" calcext:value-type="float">
            <text:p>86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M4</text:p>
          </table:table-cell>
          <table:table-cell table:style-name="ce5" office:value-type="float" office:value="76.00064" calcext:value-type="float">
            <text:p>76.0 </text:p>
          </table:table-cell>
          <table:table-cell table:style-name="ce5" office:value-type="float" office:value="78.17339" calcext:value-type="float">
            <text:p>78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8.61352" calcext:value-type="float">
            <text:p>28.6 </text:p>
          </table:table-cell>
          <table:table-cell table:style-name="ce5" office:value-type="float" office:value="99.7" calcext:value-type="float">
            <text:p>99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1.27" calcext:value-type="float">
            <text:p>101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0.88871" calcext:value-type="float">
            <text:p>90.9 </text:p>
          </table:table-cell>
          <table:table-cell table:style-name="ce5" office:value-type="float" office:value="70.12403" calcext:value-type="float">
            <text:p>70.1 </text:p>
          </table:table-cell>
          <table:table-cell table:style-name="ce5" office:value-type="float" office:value="74.96554" calcext:value-type="float">
            <text:p>75.0 </text:p>
          </table:table-cell>
          <table:table-cell table:style-name="ce5" office:value-type="float" office:value="101.7" calcext:value-type="float">
            <text:p>101.7 </text:p>
          </table:table-cell>
          <table:table-cell table:style-name="ce5" office:value-type="float" office:value="62.29176" calcext:value-type="float">
            <text:p>62.3 </text:p>
          </table:table-cell>
          <table:table-cell table:style-name="ce5" office:value-type="float" office:value="53.66857" calcext:value-type="float">
            <text:p>53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8.75" calcext:value-type="float">
            <text:p>78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4.51958" calcext:value-type="float">
            <text:p>74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0.8372" calcext:value-type="float">
            <text:p>100.8 </text:p>
          </table:table-cell>
          <table:table-cell table:style-name="ce5" office:value-type="float" office:value="86.7" calcext:value-type="float">
            <text:p>86.7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M5</text:p>
          </table:table-cell>
          <table:table-cell office:value-type="float" office:value="75.92591" calcext:value-type="float">
            <text:p>75.9 </text:p>
          </table:table-cell>
          <table:table-cell office:value-type="float" office:value="78.43025" calcext:value-type="float">
            <text:p>78.4 </text:p>
          </table:table-cell>
          <table:table-cell office:value-type="string" calcext:value-type="string">
            <text:p>..</text:p>
          </table:table-cell>
          <table:table-cell office:value-type="float" office:value="28.88023" calcext:value-type="float">
            <text:p>28.9 </text:p>
          </table:table-cell>
          <table:table-cell office:value-type="float" office:value="99.7" calcext:value-type="float">
            <text:p>99.7 </text:p>
          </table:table-cell>
          <table:table-cell office:value-type="string" calcext:value-type="string">
            <text:p>..</text:p>
          </table:table-cell>
          <table:table-cell office:value-type="float" office:value="101.19" calcext:value-type="float">
            <text:p>101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1.36909" calcext:value-type="float">
            <text:p>91.4 </text:p>
          </table:table-cell>
          <table:table-cell office:value-type="float" office:value="70.62349" calcext:value-type="float">
            <text:p>70.6 </text:p>
          </table:table-cell>
          <table:table-cell office:value-type="float" office:value="75.03573" calcext:value-type="float">
            <text:p>75.0 </text:p>
          </table:table-cell>
          <table:table-cell office:value-type="float" office:value="102.4" calcext:value-type="float">
            <text:p>102.4 </text:p>
          </table:table-cell>
          <table:table-cell office:value-type="float" office:value="61.87258" calcext:value-type="float">
            <text:p>61.9 </text:p>
          </table:table-cell>
          <table:table-cell office:value-type="float" office:value="53.70203" calcext:value-type="float">
            <text:p>53.7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8.59" calcext:value-type="float">
            <text:p>78.6 </text:p>
          </table:table-cell>
          <table:table-cell office:value-type="string" calcext:value-type="string">
            <text:p>..</text:p>
          </table:table-cell>
          <table:table-cell office:value-type="float" office:value="75.12643" calcext:value-type="float">
            <text:p>75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8987" calcext:value-type="float">
            <text:p>100.9 </text:p>
          </table:table-cell>
          <table:table-cell office:value-type="float" office:value="87.2" calcext:value-type="float">
            <text:p>87.2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M6</text:p>
          </table:table-cell>
          <table:table-cell table:style-name="ce5" office:value-type="float" office:value="75.70172" calcext:value-type="float">
            <text:p>75.7 </text:p>
          </table:table-cell>
          <table:table-cell table:style-name="ce5" office:value-type="float" office:value="78.51588" calcext:value-type="float">
            <text:p>78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9.09215" calcext:value-type="float">
            <text:p>29.1 </text:p>
          </table:table-cell>
          <table:table-cell table:style-name="ce5" office:value-type="float" office:value="99.7" calcext:value-type="float">
            <text:p>99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1.12" calcext:value-type="float">
            <text:p>101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1.65733" calcext:value-type="float">
            <text:p>91.7 </text:p>
          </table:table-cell>
          <table:table-cell table:style-name="ce5" office:value-type="float" office:value="70.82327" calcext:value-type="float">
            <text:p>70.8 </text:p>
          </table:table-cell>
          <table:table-cell table:style-name="ce5" office:value-type="float" office:value="75.10592" calcext:value-type="float">
            <text:p>75.1 </text:p>
          </table:table-cell>
          <table:table-cell table:style-name="ce5" office:value-type="float" office:value="101.7" calcext:value-type="float">
            <text:p>101.7 </text:p>
          </table:table-cell>
          <table:table-cell table:style-name="ce5" office:value-type="float" office:value="61.45237" calcext:value-type="float">
            <text:p>61.5 </text:p>
          </table:table-cell>
          <table:table-cell table:style-name="ce5" office:value-type="float" office:value="53.90701" calcext:value-type="float">
            <text:p>53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7.96" calcext:value-type="float">
            <text:p>78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20734" calcext:value-type="float">
            <text:p>75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1.1707" calcext:value-type="float">
            <text:p>101.2 </text:p>
          </table:table-cell>
          <table:table-cell table:style-name="ce5" office:value-type="float" office:value="86.9" calcext:value-type="float">
            <text:p>86.9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M7</text:p>
          </table:table-cell>
          <table:table-cell office:value-type="float" office:value="75.4028" calcext:value-type="float">
            <text:p>75.4 </text:p>
          </table:table-cell>
          <table:table-cell office:value-type="float" office:value="78.17339" calcext:value-type="float">
            <text:p>78.2 </text:p>
          </table:table-cell>
          <table:table-cell office:value-type="string" calcext:value-type="string">
            <text:p>..</text:p>
          </table:table-cell>
          <table:table-cell office:value-type="float" office:value="29.57802" calcext:value-type="float">
            <text:p>29.6 </text:p>
          </table:table-cell>
          <table:table-cell office:value-type="float" office:value="99.5" calcext:value-type="float">
            <text:p>99.5 </text:p>
          </table:table-cell>
          <table:table-cell office:value-type="string" calcext:value-type="string">
            <text:p>..</text:p>
          </table:table-cell>
          <table:table-cell office:value-type="float" office:value="99.89" calcext:value-type="float">
            <text:p>99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1.08086" calcext:value-type="float">
            <text:p>91.1 </text:p>
          </table:table-cell>
          <table:table-cell office:value-type="float" office:value="70.32381" calcext:value-type="float">
            <text:p>70.3 </text:p>
          </table:table-cell>
          <table:table-cell office:value-type="float" office:value="75.03573" calcext:value-type="float">
            <text:p>75.0 </text:p>
          </table:table-cell>
          <table:table-cell office:value-type="float" office:value="100.4" calcext:value-type="float">
            <text:p>100.4 </text:p>
          </table:table-cell>
          <table:table-cell office:value-type="float" office:value="61.34809" calcext:value-type="float">
            <text:p>61.3 </text:p>
          </table:table-cell>
          <table:table-cell office:value-type="float" office:value="53.32556" calcext:value-type="float">
            <text:p>53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7" calcext:value-type="float">
            <text:p>77.0 </text:p>
          </table:table-cell>
          <table:table-cell office:value-type="string" calcext:value-type="string">
            <text:p>..</text:p>
          </table:table-cell>
          <table:table-cell office:value-type="float" office:value="75.33881" calcext:value-type="float">
            <text:p>75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8481" calcext:value-type="float">
            <text:p>100.8 </text:p>
          </table:table-cell>
          <table:table-cell office:value-type="float" office:value="86.1" calcext:value-type="float">
            <text:p>86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M8</text:p>
          </table:table-cell>
          <table:table-cell table:style-name="ce5" office:value-type="float" office:value="75.32807" calcext:value-type="float">
            <text:p>75.3 </text:p>
          </table:table-cell>
          <table:table-cell table:style-name="ce5" office:value-type="float" office:value="78.17339" calcext:value-type="float">
            <text:p>78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9.8592" calcext:value-type="float">
            <text:p>29.9 </text:p>
          </table:table-cell>
          <table:table-cell table:style-name="ce5" office:value-type="float" office:value="99.1" calcext:value-type="float">
            <text:p>99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0.48" calcext:value-type="float">
            <text:p>100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1.27302" calcext:value-type="float">
            <text:p>91.3 </text:p>
          </table:table-cell>
          <table:table-cell table:style-name="ce5" office:value-type="float" office:value="70.5236" calcext:value-type="float">
            <text:p>70.5 </text:p>
          </table:table-cell>
          <table:table-cell table:style-name="ce5" office:value-type="float" office:value="75.03573" calcext:value-type="float">
            <text:p>75.0 </text:p>
          </table:table-cell>
          <table:table-cell table:style-name="ce5" office:value-type="float" office:value="100.1" calcext:value-type="float">
            <text:p>100.1 </text:p>
          </table:table-cell>
          <table:table-cell table:style-name="ce5" office:value-type="float" office:value="61.81993" calcext:value-type="float">
            <text:p>61.8 </text:p>
          </table:table-cell>
          <table:table-cell table:style-name="ce5" office:value-type="float" office:value="52.95745" calcext:value-type="float">
            <text:p>53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7.03" calcext:value-type="float">
            <text:p>77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18711" calcext:value-type="float">
            <text:p>75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0.6207" calcext:value-type="float">
            <text:p>100.6 </text:p>
          </table:table-cell>
          <table:table-cell table:style-name="ce5" office:value-type="float" office:value="86.5" calcext:value-type="float">
            <text:p>86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M9</text:p>
          </table:table-cell>
          <table:table-cell office:value-type="float" office:value="75.47753" calcext:value-type="float">
            <text:p>75.5 </text:p>
          </table:table-cell>
          <table:table-cell office:value-type="float" office:value="77.74527" calcext:value-type="float">
            <text:p>77.7 </text:p>
          </table:table-cell>
          <table:table-cell office:value-type="string" calcext:value-type="string">
            <text:p>..</text:p>
          </table:table-cell>
          <table:table-cell office:value-type="float" office:value="29.74962" calcext:value-type="float">
            <text:p>29.7 </text:p>
          </table:table-cell>
          <table:table-cell office:value-type="float" office:value="99.1" calcext:value-type="float">
            <text:p>99.1 </text:p>
          </table:table-cell>
          <table:table-cell office:value-type="string" calcext:value-type="string">
            <text:p>..</text:p>
          </table:table-cell>
          <table:table-cell office:value-type="float" office:value="101.04" calcext:value-type="float">
            <text:p>101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1.27302" calcext:value-type="float">
            <text:p>91.3 </text:p>
          </table:table-cell>
          <table:table-cell office:value-type="float" office:value="71.7223" calcext:value-type="float">
            <text:p>71.7 </text:p>
          </table:table-cell>
          <table:table-cell office:value-type="float" office:value="75.10592" calcext:value-type="float">
            <text:p>75.1 </text:p>
          </table:table-cell>
          <table:table-cell office:value-type="float" office:value="101.7" calcext:value-type="float">
            <text:p>101.7 </text:p>
          </table:table-cell>
          <table:table-cell office:value-type="float" office:value="62.39604" calcext:value-type="float">
            <text:p>62.4 </text:p>
          </table:table-cell>
          <table:table-cell office:value-type="float" office:value="52.95745" calcext:value-type="float">
            <text:p>53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8.23" calcext:value-type="float">
            <text:p>78.2 </text:p>
          </table:table-cell>
          <table:table-cell office:value-type="string" calcext:value-type="string">
            <text:p>..</text:p>
          </table:table-cell>
          <table:table-cell office:value-type="float" office:value="74.97472" calcext:value-type="float">
            <text:p>75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3941" calcext:value-type="float">
            <text:p>100.4 </text:p>
          </table:table-cell>
          <table:table-cell office:value-type="float" office:value="86.9" calcext:value-type="float">
            <text:p>86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M10</text:p>
          </table:table-cell>
          <table:table-cell table:style-name="ce5" office:value-type="float" office:value="75.70172" calcext:value-type="float">
            <text:p>75.7 </text:p>
          </table:table-cell>
          <table:table-cell table:style-name="ce5" office:value-type="float" office:value="78.17339" calcext:value-type="float">
            <text:p>78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0.05768" calcext:value-type="float">
            <text:p>30.1 </text:p>
          </table:table-cell>
          <table:table-cell table:style-name="ce5" office:value-type="float" office:value="98.8" calcext:value-type="float">
            <text:p>98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0.93" calcext:value-type="float">
            <text:p>100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1.17694" calcext:value-type="float">
            <text:p>91.2 </text:p>
          </table:table-cell>
          <table:table-cell table:style-name="ce5" office:value-type="float" office:value="74.2196" calcext:value-type="float">
            <text:p>74.2 </text:p>
          </table:table-cell>
          <table:table-cell table:style-name="ce5" office:value-type="float" office:value="75.17612" calcext:value-type="float">
            <text:p>75.2 </text:p>
          </table:table-cell>
          <table:table-cell table:style-name="ce5" office:value-type="float" office:value="103.1" calcext:value-type="float">
            <text:p>103.1 </text:p>
          </table:table-cell>
          <table:table-cell table:style-name="ce5" office:value-type="float" office:value="62.86891" calcext:value-type="float">
            <text:p>62.9 </text:p>
          </table:table-cell>
          <table:table-cell table:style-name="ce5" office:value-type="float" office:value="53.0704" calcext:value-type="float">
            <text:p>53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8.44" calcext:value-type="float">
            <text:p>78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27814" calcext:value-type="float">
            <text:p>75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0.3234" calcext:value-type="float">
            <text:p>100.3 </text:p>
          </table:table-cell>
          <table:table-cell table:style-name="ce5" office:value-type="float" office:value="86.7" calcext:value-type="float">
            <text:p>86.7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M11</text:p>
          </table:table-cell>
          <table:table-cell office:value-type="float" office:value="75.77645" calcext:value-type="float">
            <text:p>75.8 </text:p>
          </table:table-cell>
          <table:table-cell office:value-type="float" office:value="78.51588" calcext:value-type="float">
            <text:p>78.5 </text:p>
          </table:table-cell>
          <table:table-cell office:value-type="string" calcext:value-type="string">
            <text:p>..</text:p>
          </table:table-cell>
          <table:table-cell office:value-type="float" office:value="30.56216" calcext:value-type="float">
            <text:p>30.6 </text:p>
          </table:table-cell>
          <table:table-cell office:value-type="float" office:value="98.4" calcext:value-type="float">
            <text:p>98.4 </text:p>
          </table:table-cell>
          <table:table-cell office:value-type="string" calcext:value-type="string">
            <text:p>..</text:p>
          </table:table-cell>
          <table:table-cell office:value-type="float" office:value="100.79" calcext:value-type="float">
            <text:p>100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1.17694" calcext:value-type="float">
            <text:p>91.2 </text:p>
          </table:table-cell>
          <table:table-cell office:value-type="float" office:value="75.61808" calcext:value-type="float">
            <text:p>75.6 </text:p>
          </table:table-cell>
          <table:table-cell office:value-type="float" office:value="75.17612" calcext:value-type="float">
            <text:p>75.2 </text:p>
          </table:table-cell>
          <table:table-cell office:value-type="float" office:value="103" calcext:value-type="float">
            <text:p>103.0 </text:p>
          </table:table-cell>
          <table:table-cell office:value-type="float" office:value="62.55401" calcext:value-type="float">
            <text:p>62.6 </text:p>
          </table:table-cell>
          <table:table-cell office:value-type="float" office:value="53.25446" calcext:value-type="float">
            <text:p>53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8.52" calcext:value-type="float">
            <text:p>78.5 </text:p>
          </table:table-cell>
          <table:table-cell office:value-type="string" calcext:value-type="string">
            <text:p>..</text:p>
          </table:table-cell>
          <table:table-cell office:value-type="float" office:value="75.78383" calcext:value-type="float">
            <text:p>75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1471" calcext:value-type="float">
            <text:p>100.1 </text:p>
          </table:table-cell>
          <table:table-cell office:value-type="float" office:value="86.8" calcext:value-type="float">
            <text:p>86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M12</text:p>
          </table:table-cell>
          <table:table-cell table:style-name="ce5" office:value-type="float" office:value="75.62699" calcext:value-type="float">
            <text:p>75.6 </text:p>
          </table:table-cell>
          <table:table-cell table:style-name="ce5" office:value-type="float" office:value="78.17339" calcext:value-type="float">
            <text:p>78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0.83197" calcext:value-type="float">
            <text:p>30.8 </text:p>
          </table:table-cell>
          <table:table-cell table:style-name="ce5" office:value-type="float" office:value="98" calcext:value-type="float">
            <text:p>98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0.84" calcext:value-type="float">
            <text:p>100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1.46517" calcext:value-type="float">
            <text:p>91.5 </text:p>
          </table:table-cell>
          <table:table-cell table:style-name="ce5" office:value-type="float" office:value="75.4183" calcext:value-type="float">
            <text:p>75.4 </text:p>
          </table:table-cell>
          <table:table-cell table:style-name="ce5" office:value-type="float" office:value="75.24631" calcext:value-type="float">
            <text:p>75.2 </text:p>
          </table:table-cell>
          <table:table-cell table:style-name="ce5" office:value-type="float" office:value="102.4" calcext:value-type="float">
            <text:p>102.4 </text:p>
          </table:table-cell>
          <table:table-cell table:style-name="ce5" office:value-type="float" office:value="62.55401" calcext:value-type="float">
            <text:p>62.6 </text:p>
          </table:table-cell>
          <table:table-cell table:style-name="ce5" office:value-type="float" office:value="53.37157" calcext:value-type="float">
            <text:p>53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8.08" calcext:value-type="float">
            <text:p>78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6.16816" calcext:value-type="float">
            <text:p>76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0.0793" calcext:value-type="float">
            <text:p>100.1 </text:p>
          </table:table-cell>
          <table:table-cell table:style-name="ce5" office:value-type="float" office:value="87.1" calcext:value-type="float">
            <text:p>87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M1</text:p>
          </table:table-cell>
          <table:table-cell office:value-type="float" office:value="75.55226" calcext:value-type="float">
            <text:p>75.6 </text:p>
          </table:table-cell>
          <table:table-cell office:value-type="float" office:value="78.6015" calcext:value-type="float">
            <text:p>78.6 </text:p>
          </table:table-cell>
          <table:table-cell office:value-type="string" calcext:value-type="string">
            <text:p>..</text:p>
          </table:table-cell>
          <table:table-cell office:value-type="float" office:value="31.27132" calcext:value-type="float">
            <text:p>31.3 </text:p>
          </table:table-cell>
          <table:table-cell office:value-type="float" office:value="98.3" calcext:value-type="float">
            <text:p>98.3 </text:p>
          </table:table-cell>
          <table:table-cell office:value-type="string" calcext:value-type="string">
            <text:p>..</text:p>
          </table:table-cell>
          <table:table-cell office:value-type="float" office:value="99.41" calcext:value-type="float">
            <text:p>99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0.21617" calcext:value-type="float">
            <text:p>90.2 </text:p>
          </table:table-cell>
          <table:table-cell office:value-type="float" office:value="74.61916" calcext:value-type="float">
            <text:p>74.6 </text:p>
          </table:table-cell>
          <table:table-cell office:value-type="float" office:value="75.24631" calcext:value-type="float">
            <text:p>75.2 </text:p>
          </table:table-cell>
          <table:table-cell office:value-type="float" office:value="101.4" calcext:value-type="float">
            <text:p>101.4 </text:p>
          </table:table-cell>
          <table:table-cell office:value-type="float" office:value="62.60563" calcext:value-type="float">
            <text:p>62.6 </text:p>
          </table:table-cell>
          <table:table-cell office:value-type="float" office:value="54.04504" calcext:value-type="float">
            <text:p>54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7.83" calcext:value-type="float">
            <text:p>77.8 </text:p>
          </table:table-cell>
          <table:table-cell office:value-type="string" calcext:value-type="string">
            <text:p>..</text:p>
          </table:table-cell>
          <table:table-cell office:value-type="float" office:value="75.65235" calcext:value-type="float">
            <text:p>75.7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3495" calcext:value-type="float">
            <text:p>100.3 </text:p>
          </table:table-cell>
          <table:table-cell office:value-type="float" office:value="86.1" calcext:value-type="float">
            <text:p>86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M2</text:p>
          </table:table-cell>
          <table:table-cell table:style-name="ce5" office:value-type="float" office:value="75.62699" calcext:value-type="float">
            <text:p>75.6 </text:p>
          </table:table-cell>
          <table:table-cell table:style-name="ce5" office:value-type="float" office:value="78.51588" calcext:value-type="float">
            <text:p>78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1.46153" calcext:value-type="float">
            <text:p>31.5 </text:p>
          </table:table-cell>
          <table:table-cell table:style-name="ce5" office:value-type="float" office:value="97.9" calcext:value-type="float">
            <text:p>97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0.17" calcext:value-type="float">
            <text:p>100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1.08086" calcext:value-type="float">
            <text:p>91.1 </text:p>
          </table:table-cell>
          <table:table-cell table:style-name="ce5" office:value-type="float" office:value="73.91992" calcext:value-type="float">
            <text:p>73.9 </text:p>
          </table:table-cell>
          <table:table-cell table:style-name="ce5" office:value-type="float" office:value="75.38669" calcext:value-type="float">
            <text:p>75.4 </text:p>
          </table:table-cell>
          <table:table-cell table:style-name="ce5" office:value-type="float" office:value="100.7" calcext:value-type="float">
            <text:p>100.7 </text:p>
          </table:table-cell>
          <table:table-cell table:style-name="ce5" office:value-type="float" office:value="63.12909" calcext:value-type="float">
            <text:p>63.1 </text:p>
          </table:table-cell>
          <table:table-cell table:style-name="ce5" office:value-type="float" office:value="54.17053" calcext:value-type="float">
            <text:p>54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8.49" calcext:value-type="float">
            <text:p>78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3995" calcext:value-type="float">
            <text:p>75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0.3889" calcext:value-type="float">
            <text:p>100.4 </text:p>
          </table:table-cell>
          <table:table-cell table:style-name="ce5" office:value-type="float" office:value="86.3" calcext:value-type="float">
            <text:p>86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M3</text:p>
          </table:table-cell>
          <table:table-cell office:value-type="float" office:value="75.62699" calcext:value-type="float">
            <text:p>75.6 </text:p>
          </table:table-cell>
          <table:table-cell office:value-type="float" office:value="78.94398" calcext:value-type="float">
            <text:p>78.9 </text:p>
          </table:table-cell>
          <table:table-cell office:value-type="string" calcext:value-type="string">
            <text:p>..</text:p>
          </table:table-cell>
          <table:table-cell office:value-type="float" office:value="31.17622" calcext:value-type="float">
            <text:p>31.2 </text:p>
          </table:table-cell>
          <table:table-cell office:value-type="float" office:value="97.6" calcext:value-type="float">
            <text:p>97.6 </text:p>
          </table:table-cell>
          <table:table-cell office:value-type="string" calcext:value-type="string">
            <text:p>..</text:p>
          </table:table-cell>
          <table:table-cell office:value-type="float" office:value="100.8" calcext:value-type="float">
            <text:p>100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1.36909" calcext:value-type="float">
            <text:p>91.4 </text:p>
          </table:table-cell>
          <table:table-cell office:value-type="float" office:value="73.52036" calcext:value-type="float">
            <text:p>73.5 </text:p>
          </table:table-cell>
          <table:table-cell office:value-type="float" office:value="75.45689" calcext:value-type="float">
            <text:p>75.5 </text:p>
          </table:table-cell>
          <table:table-cell office:value-type="float" office:value="100.7" calcext:value-type="float">
            <text:p>100.7 </text:p>
          </table:table-cell>
          <table:table-cell office:value-type="float" office:value="63.18175" calcext:value-type="float">
            <text:p>63.2 </text:p>
          </table:table-cell>
          <table:table-cell office:value-type="float" office:value="54.08688" calcext:value-type="float">
            <text:p>54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9.77" calcext:value-type="float">
            <text:p>79.8 </text:p>
          </table:table-cell>
          <table:table-cell office:value-type="string" calcext:value-type="string">
            <text:p>..</text:p>
          </table:table-cell>
          <table:table-cell office:value-type="float" office:value="75.73326" calcext:value-type="float">
            <text:p>75.7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5956" calcext:value-type="float">
            <text:p>100.6 </text:p>
          </table:table-cell>
          <table:table-cell office:value-type="float" office:value="87" calcext:value-type="float">
            <text:p>87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M4</text:p>
          </table:table-cell>
          <table:table-cell table:style-name="ce5" office:value-type="float" office:value="75.70172" calcext:value-type="float">
            <text:p>75.7 </text:p>
          </table:table-cell>
          <table:table-cell table:style-name="ce5" office:value-type="float" office:value="79.45773" calcext:value-type="float">
            <text:p>79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1.13797" calcext:value-type="float">
            <text:p>31.1 </text:p>
          </table:table-cell>
          <table:table-cell table:style-name="ce5" office:value-type="float" office:value="97.9" calcext:value-type="float">
            <text:p>97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0.74" calcext:value-type="float">
            <text:p>100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1.94556" calcext:value-type="float">
            <text:p>91.9 </text:p>
          </table:table-cell>
          <table:table-cell table:style-name="ce5" office:value-type="float" office:value="74.31949" calcext:value-type="float">
            <text:p>74.3 </text:p>
          </table:table-cell>
          <table:table-cell table:style-name="ce5" office:value-type="float" office:value="75.66746" calcext:value-type="float">
            <text:p>75.7 </text:p>
          </table:table-cell>
          <table:table-cell table:style-name="ce5" office:value-type="float" office:value="101.4" calcext:value-type="float">
            <text:p>101.4 </text:p>
          </table:table-cell>
          <table:table-cell table:style-name="ce5" office:value-type="float" office:value="63.49665" calcext:value-type="float">
            <text:p>63.5 </text:p>
          </table:table-cell>
          <table:table-cell table:style-name="ce5" office:value-type="float" office:value="54.04504" calcext:value-type="float">
            <text:p>54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9.95" calcext:value-type="float">
            <text:p>8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6.3401" calcext:value-type="float">
            <text:p>76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1.0802" calcext:value-type="float">
            <text:p>101.1 </text:p>
          </table:table-cell>
          <table:table-cell table:style-name="ce5" office:value-type="float" office:value="87.1" calcext:value-type="float">
            <text:p>87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M5</text:p>
          </table:table-cell>
          <table:table-cell office:value-type="float" office:value="75.77645" calcext:value-type="float">
            <text:p>75.8 </text:p>
          </table:table-cell>
          <table:table-cell office:value-type="float" office:value="79.62897" calcext:value-type="float">
            <text:p>79.6 </text:p>
          </table:table-cell>
          <table:table-cell office:value-type="string" calcext:value-type="string">
            <text:p>..</text:p>
          </table:table-cell>
          <table:table-cell office:value-type="float" office:value="31.40571" calcext:value-type="float">
            <text:p>31.4 </text:p>
          </table:table-cell>
          <table:table-cell office:value-type="float" office:value="97.7" calcext:value-type="float">
            <text:p>97.7 </text:p>
          </table:table-cell>
          <table:table-cell office:value-type="string" calcext:value-type="string">
            <text:p>..</text:p>
          </table:table-cell>
          <table:table-cell office:value-type="float" office:value="100.73" calcext:value-type="float">
            <text:p>100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2.42594" calcext:value-type="float">
            <text:p>92.4 </text:p>
          </table:table-cell>
          <table:table-cell office:value-type="float" office:value="74.71906" calcext:value-type="float">
            <text:p>74.7 </text:p>
          </table:table-cell>
          <table:table-cell office:value-type="float" office:value="75.87804" calcext:value-type="float">
            <text:p>75.9 </text:p>
          </table:table-cell>
          <table:table-cell office:value-type="float" office:value="101.5" calcext:value-type="float">
            <text:p>101.5 </text:p>
          </table:table-cell>
          <table:table-cell office:value-type="float" office:value="63.39134" calcext:value-type="float">
            <text:p>63.4 </text:p>
          </table:table-cell>
          <table:table-cell office:value-type="float" office:value="54.29603" calcext:value-type="float">
            <text:p>54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9.95" calcext:value-type="float">
            <text:p>80.0 </text:p>
          </table:table-cell>
          <table:table-cell office:value-type="string" calcext:value-type="string">
            <text:p>..</text:p>
          </table:table-cell>
          <table:table-cell office:value-type="float" office:value="76.39067" calcext:value-type="float">
            <text:p>76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1.0552" calcext:value-type="float">
            <text:p>101.1 </text:p>
          </table:table-cell>
          <table:table-cell office:value-type="float" office:value="87.3" calcext:value-type="float">
            <text:p>87.3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M6</text:p>
          </table:table-cell>
          <table:table-cell table:style-name="ce5" office:value-type="float" office:value="75.47753" calcext:value-type="float">
            <text:p>75.5 </text:p>
          </table:table-cell>
          <table:table-cell table:style-name="ce5" office:value-type="float" office:value="79.62897" calcext:value-type="float">
            <text:p>79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1.79647" calcext:value-type="float">
            <text:p>31.8 </text:p>
          </table:table-cell>
          <table:table-cell table:style-name="ce5" office:value-type="float" office:value="97.6" calcext:value-type="float">
            <text:p>97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0.76" calcext:value-type="float">
            <text:p>100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2.71417" calcext:value-type="float">
            <text:p>92.7 </text:p>
          </table:table-cell>
          <table:table-cell table:style-name="ce5" office:value-type="float" office:value="74.91884" calcext:value-type="float">
            <text:p>74.9 </text:p>
          </table:table-cell>
          <table:table-cell table:style-name="ce5" office:value-type="float" office:value="75.80785" calcext:value-type="float">
            <text:p>75.8 </text:p>
          </table:table-cell>
          <table:table-cell table:style-name="ce5" office:value-type="float" office:value="100.9" calcext:value-type="float">
            <text:p>100.9 </text:p>
          </table:table-cell>
          <table:table-cell table:style-name="ce5" office:value-type="float" office:value="62.76257" calcext:value-type="float">
            <text:p>62.8 </text:p>
          </table:table-cell>
          <table:table-cell table:style-name="ce5" office:value-type="float" office:value="54.46335" calcext:value-type="float">
            <text:p>54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9.31" calcext:value-type="float">
            <text:p>79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6.50192" calcext:value-type="float">
            <text:p>76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1.3253" calcext:value-type="float">
            <text:p>101.3 </text:p>
          </table:table-cell>
          <table:table-cell table:style-name="ce5" office:value-type="float" office:value="87.1" calcext:value-type="float">
            <text:p>87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M7</text:p>
          </table:table-cell>
          <table:table-cell office:value-type="float" office:value="75.17861" calcext:value-type="float">
            <text:p>75.2 </text:p>
          </table:table-cell>
          <table:table-cell office:value-type="float" office:value="79.71459" calcext:value-type="float">
            <text:p>79.7 </text:p>
          </table:table-cell>
          <table:table-cell office:value-type="string" calcext:value-type="string">
            <text:p>..</text:p>
          </table:table-cell>
          <table:table-cell office:value-type="float" office:value="31.76132" calcext:value-type="float">
            <text:p>31.8 </text:p>
          </table:table-cell>
          <table:table-cell office:value-type="float" office:value="97.5" calcext:value-type="float">
            <text:p>97.5 </text:p>
          </table:table-cell>
          <table:table-cell office:value-type="string" calcext:value-type="string">
            <text:p>..</text:p>
          </table:table-cell>
          <table:table-cell office:value-type="float" office:value="99.38" calcext:value-type="float">
            <text:p>99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1.94556" calcext:value-type="float">
            <text:p>91.9 </text:p>
          </table:table-cell>
          <table:table-cell office:value-type="float" office:value="75.01873" calcext:value-type="float">
            <text:p>75.0 </text:p>
          </table:table-cell>
          <table:table-cell office:value-type="float" office:value="76.01842" calcext:value-type="float">
            <text:p>76.0 </text:p>
          </table:table-cell>
          <table:table-cell office:value-type="float" office:value="100.1" calcext:value-type="float">
            <text:p>100.1 </text:p>
          </table:table-cell>
          <table:table-cell office:value-type="float" office:value="62.4487" calcext:value-type="float">
            <text:p>62.4 </text:p>
          </table:table-cell>
          <table:table-cell office:value-type="float" office:value="53.83589" calcext:value-type="float">
            <text:p>53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8.13" calcext:value-type="float">
            <text:p>78.1 </text:p>
          </table:table-cell>
          <table:table-cell office:value-type="string" calcext:value-type="string">
            <text:p>..</text:p>
          </table:table-cell>
          <table:table-cell office:value-type="float" office:value="76.40078" calcext:value-type="float">
            <text:p>76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1.5229" calcext:value-type="float">
            <text:p>101.5 </text:p>
          </table:table-cell>
          <table:table-cell office:value-type="float" office:value="86.1" calcext:value-type="float">
            <text:p>86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M8</text:p>
          </table:table-cell>
          <table:table-cell table:style-name="ce5" office:value-type="float" office:value="75.32807" calcext:value-type="float">
            <text:p>75.3 </text:p>
          </table:table-cell>
          <table:table-cell table:style-name="ce5" office:value-type="float" office:value="80.05708" calcext:value-type="float">
            <text:p>8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1.95464" calcext:value-type="float">
            <text:p>32.0 </text:p>
          </table:table-cell>
          <table:table-cell table:style-name="ce5" office:value-type="float" office:value="97.4" calcext:value-type="float">
            <text:p>97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0.01" calcext:value-type="float">
            <text:p>10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2.6181" calcext:value-type="float">
            <text:p>92.6 </text:p>
          </table:table-cell>
          <table:table-cell table:style-name="ce5" office:value-type="float" office:value="75.4183" calcext:value-type="float">
            <text:p>75.4 </text:p>
          </table:table-cell>
          <table:table-cell table:style-name="ce5" office:value-type="float" office:value="76.01842" calcext:value-type="float">
            <text:p>76.0 </text:p>
          </table:table-cell>
          <table:table-cell table:style-name="ce5" office:value-type="float" office:value="100.6" calcext:value-type="float">
            <text:p>100.6 </text:p>
          </table:table-cell>
          <table:table-cell table:style-name="ce5" office:value-type="float" office:value="63.65359" calcext:value-type="float">
            <text:p>63.7 </text:p>
          </table:table-cell>
          <table:table-cell table:style-name="ce5" office:value-type="float" office:value="53.66857" calcext:value-type="float">
            <text:p>53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8.9" calcext:value-type="float">
            <text:p>78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6.17828" calcext:value-type="float">
            <text:p>76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1.5142" calcext:value-type="float">
            <text:p>101.5 </text:p>
          </table:table-cell>
          <table:table-cell table:style-name="ce5" office:value-type="float" office:value="86.5" calcext:value-type="float">
            <text:p>86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M9</text:p>
          </table:table-cell>
          <table:table-cell office:value-type="float" office:value="75.55226" calcext:value-type="float">
            <text:p>75.6 </text:p>
          </table:table-cell>
          <table:table-cell office:value-type="float" office:value="80.22832" calcext:value-type="float">
            <text:p>80.2 </text:p>
          </table:table-cell>
          <table:table-cell office:value-type="string" calcext:value-type="string">
            <text:p>..</text:p>
          </table:table-cell>
          <table:table-cell office:value-type="float" office:value="32.17276" calcext:value-type="float">
            <text:p>32.2 </text:p>
          </table:table-cell>
          <table:table-cell office:value-type="float" office:value="97.5" calcext:value-type="float">
            <text:p>97.5 </text:p>
          </table:table-cell>
          <table:table-cell office:value-type="string" calcext:value-type="string">
            <text:p>..</text:p>
          </table:table-cell>
          <table:table-cell office:value-type="float" office:value="100.47" calcext:value-type="float">
            <text:p>100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3.0024" calcext:value-type="float">
            <text:p>93.0 </text:p>
          </table:table-cell>
          <table:table-cell office:value-type="float" office:value="75.61808" calcext:value-type="float">
            <text:p>75.6 </text:p>
          </table:table-cell>
          <table:table-cell office:value-type="float" office:value="76.229" calcext:value-type="float">
            <text:p>76.2 </text:p>
          </table:table-cell>
          <table:table-cell office:value-type="float" office:value="101.4" calcext:value-type="float">
            <text:p>101.4 </text:p>
          </table:table-cell>
          <table:table-cell office:value-type="float" office:value="63.96746" calcext:value-type="float">
            <text:p>64.0 </text:p>
          </table:table-cell>
          <table:table-cell office:value-type="float" office:value="53.7104" calcext:value-type="float">
            <text:p>53.7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9.49" calcext:value-type="float">
            <text:p>79.5 </text:p>
          </table:table-cell>
          <table:table-cell office:value-type="string" calcext:value-type="string">
            <text:p>..</text:p>
          </table:table-cell>
          <table:table-cell office:value-type="float" office:value="76.07713" calcext:value-type="float">
            <text:p>76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1.8804" calcext:value-type="float">
            <text:p>101.9 </text:p>
          </table:table-cell>
          <table:table-cell office:value-type="float" office:value="86.8" calcext:value-type="float">
            <text:p>86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M10</text:p>
          </table:table-cell>
          <table:table-cell table:style-name="ce5" office:value-type="float" office:value="76.07537" calcext:value-type="float">
            <text:p>76.1 </text:p>
          </table:table-cell>
          <table:table-cell table:style-name="ce5" office:value-type="float" office:value="80.48519" calcext:value-type="float">
            <text:p>80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2.68861" calcext:value-type="float">
            <text:p>32.7 </text:p>
          </table:table-cell>
          <table:table-cell table:style-name="ce5" office:value-type="float" office:value="97.6" calcext:value-type="float">
            <text:p>97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0.55" calcext:value-type="float">
            <text:p>100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3.09848" calcext:value-type="float">
            <text:p>93.1 </text:p>
          </table:table-cell>
          <table:table-cell table:style-name="ce5" office:value-type="float" office:value="76.51711" calcext:value-type="float">
            <text:p>76.5 </text:p>
          </table:table-cell>
          <table:table-cell table:style-name="ce5" office:value-type="float" office:value="76.43958" calcext:value-type="float">
            <text:p>76.4 </text:p>
          </table:table-cell>
          <table:table-cell table:style-name="ce5" office:value-type="float" office:value="101.7" calcext:value-type="float">
            <text:p>101.7 </text:p>
          </table:table-cell>
          <table:table-cell table:style-name="ce5" office:value-type="float" office:value="64.85847" calcext:value-type="float">
            <text:p>64.9 </text:p>
          </table:table-cell>
          <table:table-cell table:style-name="ce5" office:value-type="float" office:value="54.17053" calcext:value-type="float">
            <text:p>54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9.48" calcext:value-type="float">
            <text:p>79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6.14793" calcext:value-type="float">
            <text:p>76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1.9666" calcext:value-type="float">
            <text:p>102.0 </text:p>
          </table:table-cell>
          <table:table-cell table:style-name="ce5" office:value-type="float" office:value="86.6" calcext:value-type="float">
            <text:p>86.6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M11</text:p>
          </table:table-cell>
          <table:table-cell office:value-type="float" office:value="76.22483" calcext:value-type="float">
            <text:p>76.2 </text:p>
          </table:table-cell>
          <table:table-cell office:value-type="float" office:value="80.39957" calcext:value-type="float">
            <text:p>80.4 </text:p>
          </table:table-cell>
          <table:table-cell office:value-type="string" calcext:value-type="string">
            <text:p>..</text:p>
          </table:table-cell>
          <table:table-cell office:value-type="float" office:value="33.02562" calcext:value-type="float">
            <text:p>33.0 </text:p>
          </table:table-cell>
          <table:table-cell office:value-type="float" office:value="97.6" calcext:value-type="float">
            <text:p>97.6 </text:p>
          </table:table-cell>
          <table:table-cell office:value-type="string" calcext:value-type="string">
            <text:p>..</text:p>
          </table:table-cell>
          <table:table-cell office:value-type="float" office:value="100.44" calcext:value-type="float">
            <text:p>100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3.29063" calcext:value-type="float">
            <text:p>93.3 </text:p>
          </table:table-cell>
          <table:table-cell office:value-type="float" office:value="76.41721" calcext:value-type="float">
            <text:p>76.4 </text:p>
          </table:table-cell>
          <table:table-cell office:value-type="float" office:value="76.57996" calcext:value-type="float">
            <text:p>76.6 </text:p>
          </table:table-cell>
          <table:table-cell office:value-type="float" office:value="100.6" calcext:value-type="float">
            <text:p>100.6 </text:p>
          </table:table-cell>
          <table:table-cell office:value-type="float" office:value="64.43826" calcext:value-type="float">
            <text:p>64.4 </text:p>
          </table:table-cell>
          <table:table-cell office:value-type="float" office:value="54.63068" calcext:value-type="float">
            <text:p>54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9.79" calcext:value-type="float">
            <text:p>79.8 </text:p>
          </table:table-cell>
          <table:table-cell office:value-type="string" calcext:value-type="string">
            <text:p>..</text:p>
          </table:table-cell>
          <table:table-cell office:value-type="float" office:value="76.73454" calcext:value-type="float">
            <text:p>76.7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1.9647" calcext:value-type="float">
            <text:p>102.0 </text:p>
          </table:table-cell>
          <table:table-cell office:value-type="float" office:value="86.7" calcext:value-type="float">
            <text:p>86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M12</text:p>
          </table:table-cell>
          <table:table-cell table:style-name="ce5" office:value-type="float" office:value="76.59849" calcext:value-type="float">
            <text:p>76.6 </text:p>
          </table:table-cell>
          <table:table-cell table:style-name="ce5" office:value-type="float" office:value="80.57082" calcext:value-type="float">
            <text:p>80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3.52803" calcext:value-type="float">
            <text:p>33.5 </text:p>
          </table:table-cell>
          <table:table-cell table:style-name="ce5" office:value-type="float" office:value="98.1" calcext:value-type="float">
            <text:p>98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0.44" calcext:value-type="float">
            <text:p>100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5.02002" calcext:value-type="float">
            <text:p>95.0 </text:p>
          </table:table-cell>
          <table:table-cell table:style-name="ce5" office:value-type="float" office:value="76.51711" calcext:value-type="float">
            <text:p>76.5 </text:p>
          </table:table-cell>
          <table:table-cell table:style-name="ce5" office:value-type="float" office:value="76.72034" calcext:value-type="float">
            <text:p>76.7 </text:p>
          </table:table-cell>
          <table:table-cell table:style-name="ce5" office:value-type="float" office:value="100" calcext:value-type="float">
            <text:p>100.0 </text:p>
          </table:table-cell>
          <table:table-cell table:style-name="ce5" office:value-type="float" office:value="64.12543" calcext:value-type="float">
            <text:p>64.1 </text:p>
          </table:table-cell>
          <table:table-cell table:style-name="ce5" office:value-type="float" office:value="54.75616" calcext:value-type="float">
            <text:p>54.8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9.28" calcext:value-type="float">
            <text:p>79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6.98739" calcext:value-type="float">
            <text:p>77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2.7843" calcext:value-type="float">
            <text:p>102.8 </text:p>
          </table:table-cell>
          <table:table-cell table:style-name="ce5" office:value-type="float" office:value="87" calcext:value-type="float">
            <text:p>87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M1</text:p>
          </table:table-cell>
          <table:table-cell office:value-type="float" office:value="76.29956" calcext:value-type="float">
            <text:p>76.3 </text:p>
          </table:table-cell>
          <table:table-cell office:value-type="float" office:value="80.48519" calcext:value-type="float">
            <text:p>80.5 </text:p>
          </table:table-cell>
          <table:table-cell office:value-type="string" calcext:value-type="string">
            <text:p>..</text:p>
          </table:table-cell>
          <table:table-cell office:value-type="float" office:value="34.01493" calcext:value-type="float">
            <text:p>34.0 </text:p>
          </table:table-cell>
          <table:table-cell office:value-type="float" office:value="98.6" calcext:value-type="float">
            <text:p>98.6 </text:p>
          </table:table-cell>
          <table:table-cell office:value-type="float" office:value="82.99421" calcext:value-type="float">
            <text:p>83.0 </text:p>
          </table:table-cell>
          <table:table-cell office:value-type="float" office:value="99.85" calcext:value-type="float">
            <text:p>99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4.05925" calcext:value-type="float">
            <text:p>94.1 </text:p>
          </table:table-cell>
          <table:table-cell office:value-type="float" office:value="75.11862" calcext:value-type="float">
            <text:p>75.1 </text:p>
          </table:table-cell>
          <table:table-cell office:value-type="float" office:value="76.79054" calcext:value-type="float">
            <text:p>76.8 </text:p>
          </table:table-cell>
          <table:table-cell office:value-type="float" office:value="100" calcext:value-type="float">
            <text:p>100.0 </text:p>
          </table:table-cell>
          <table:table-cell office:value-type="float" office:value="64.44549" calcext:value-type="float">
            <text:p>64.4 </text:p>
          </table:table-cell>
          <table:table-cell office:value-type="float" office:value="55.38363" calcext:value-type="float">
            <text:p>55.4 </text:p>
          </table:table-cell>
          <table:table-cell office:value-type="float" office:value="72.1151" calcext:value-type="float">
            <text:p>72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79.24" calcext:value-type="float">
            <text:p>79.2 </text:p>
          </table:table-cell>
          <table:table-cell office:value-type="string" calcext:value-type="string">
            <text:p>..</text:p>
          </table:table-cell>
          <table:table-cell office:value-type="float" office:value="76.56261" calcext:value-type="float">
            <text:p>76.6 </text:p>
          </table:table-cell>
          <table:table-cell office:value-type="string" calcext:value-type="string">
            <text:p>..</text:p>
          </table:table-cell>
          <table:table-cell office:value-type="float" office:value="63.44" calcext:value-type="float">
            <text:p>63.4 </text:p>
          </table:table-cell>
          <table:table-cell office:value-type="string" calcext:value-type="string">
            <text:p>..</text:p>
          </table:table-cell>
          <table:table-cell office:value-type="float" office:value="102.9892" calcext:value-type="float">
            <text:p>103.0 </text:p>
          </table:table-cell>
          <table:table-cell office:value-type="float" office:value="85.4" calcext:value-type="float">
            <text:p>85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M2</text:p>
          </table:table-cell>
          <table:table-cell table:style-name="ce5" office:value-type="float" office:value="76.76292" calcext:value-type="float">
            <text:p>76.8 </text:p>
          </table:table-cell>
          <table:table-cell table:style-name="ce5" office:value-type="float" office:value="81.08455" calcext:value-type="float">
            <text:p>8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4.52561" calcext:value-type="float">
            <text:p>34.5 </text:p>
          </table:table-cell>
          <table:table-cell table:style-name="ce5" office:value-type="float" office:value="98.4" calcext:value-type="float">
            <text:p>98.4 </text:p>
          </table:table-cell>
          <table:table-cell table:style-name="ce5" office:value-type="float" office:value="83.41679" calcext:value-type="float">
            <text:p>83.4 </text:p>
          </table:table-cell>
          <table:table-cell table:style-name="ce5" office:value-type="float" office:value="99.49" calcext:value-type="float">
            <text:p>99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5.02002" calcext:value-type="float">
            <text:p>95.0 </text:p>
          </table:table-cell>
          <table:table-cell table:style-name="ce5" office:value-type="float" office:value="74.71906" calcext:value-type="float">
            <text:p>74.7 </text:p>
          </table:table-cell>
          <table:table-cell table:style-name="ce5" office:value-type="float" office:value="76.93092" calcext:value-type="float">
            <text:p>76.9 </text:p>
          </table:table-cell>
          <table:table-cell table:style-name="ce5" office:value-type="float" office:value="99.5" calcext:value-type="float">
            <text:p>99.5 </text:p>
          </table:table-cell>
          <table:table-cell table:style-name="ce5" office:value-type="float" office:value="64.57455" calcext:value-type="float">
            <text:p>64.6 </text:p>
          </table:table-cell>
          <table:table-cell table:style-name="ce5" office:value-type="float" office:value="55.50911" calcext:value-type="float">
            <text:p>55.5 </text:p>
          </table:table-cell>
          <table:table-cell table:style-name="ce5" office:value-type="float" office:value="71.8204" calcext:value-type="float">
            <text:p>71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0.1" calcext:value-type="float">
            <text:p>8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6.09737" calcext:value-type="float">
            <text:p>76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08" calcext:value-type="float">
            <text:p>64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3.4088" calcext:value-type="float">
            <text:p>103.4 </text:p>
          </table:table-cell>
          <table:table-cell table:style-name="ce5" office:value-type="float" office:value="85.8" calcext:value-type="float">
            <text:p>85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M3</text:p>
          </table:table-cell>
          <table:table-cell office:value-type="float" office:value="76.9946" calcext:value-type="float">
            <text:p>77.0 </text:p>
          </table:table-cell>
          <table:table-cell office:value-type="float" office:value="82.0264" calcext:value-type="float">
            <text:p>82.0 </text:p>
          </table:table-cell>
          <table:table-cell office:value-type="string" calcext:value-type="string">
            <text:p>..</text:p>
          </table:table-cell>
          <table:table-cell office:value-type="float" office:value="34.71892" calcext:value-type="float">
            <text:p>34.7 </text:p>
          </table:table-cell>
          <table:table-cell office:value-type="float" office:value="98.3" calcext:value-type="float">
            <text:p>98.3 </text:p>
          </table:table-cell>
          <table:table-cell office:value-type="float" office:value="84.26194" calcext:value-type="float">
            <text:p>84.3 </text:p>
          </table:table-cell>
          <table:table-cell office:value-type="float" office:value="100.56" calcext:value-type="float">
            <text:p>100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5.78863" calcext:value-type="float">
            <text:p>95.8 </text:p>
          </table:table-cell>
          <table:table-cell office:value-type="float" office:value="74.2196" calcext:value-type="float">
            <text:p>74.2 </text:p>
          </table:table-cell>
          <table:table-cell office:value-type="float" office:value="77.35208" calcext:value-type="float">
            <text:p>77.4 </text:p>
          </table:table-cell>
          <table:table-cell office:value-type="float" office:value="99.9" calcext:value-type="float">
            <text:p>99.9 </text:p>
          </table:table-cell>
          <table:table-cell office:value-type="float" office:value="64.51054" calcext:value-type="float">
            <text:p>64.5 </text:p>
          </table:table-cell>
          <table:table-cell office:value-type="float" office:value="55.34179" calcext:value-type="float">
            <text:p>55.3 </text:p>
          </table:table-cell>
          <table:table-cell office:value-type="float" office:value="71.615" calcext:value-type="float">
            <text:p>71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1.36" calcext:value-type="float">
            <text:p>81.4 </text:p>
          </table:table-cell>
          <table:table-cell office:value-type="string" calcext:value-type="string">
            <text:p>..</text:p>
          </table:table-cell>
          <table:table-cell office:value-type="float" office:value="76.12771" calcext:value-type="float">
            <text:p>76.1 </text:p>
          </table:table-cell>
          <table:table-cell office:value-type="string" calcext:value-type="string">
            <text:p>..</text:p>
          </table:table-cell>
          <table:table-cell office:value-type="float" office:value="64.68" calcext:value-type="float">
            <text:p>64.7 </text:p>
          </table:table-cell>
          <table:table-cell office:value-type="string" calcext:value-type="string">
            <text:p>..</text:p>
          </table:table-cell>
          <table:table-cell office:value-type="float" office:value="103.7155" calcext:value-type="float">
            <text:p>103.7 </text:p>
          </table:table-cell>
          <table:table-cell office:value-type="float" office:value="86.1" calcext:value-type="float">
            <text:p>86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M4</text:p>
          </table:table-cell>
          <table:table-cell table:style-name="ce5" office:value-type="float" office:value="76.91737" calcext:value-type="float">
            <text:p>76.9 </text:p>
          </table:table-cell>
          <table:table-cell table:style-name="ce5" office:value-type="float" office:value="81.2558" calcext:value-type="float">
            <text:p>81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4.47185" calcext:value-type="float">
            <text:p>34.5 </text:p>
          </table:table-cell>
          <table:table-cell table:style-name="ce5" office:value-type="float" office:value="98.1" calcext:value-type="float">
            <text:p>98.1 </text:p>
          </table:table-cell>
          <table:table-cell table:style-name="ce5" office:value-type="float" office:value="84.34645" calcext:value-type="float">
            <text:p>84.3 </text:p>
          </table:table-cell>
          <table:table-cell table:style-name="ce5" office:value-type="float" office:value="100.43" calcext:value-type="float">
            <text:p>100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6.36509" calcext:value-type="float">
            <text:p>96.4 </text:p>
          </table:table-cell>
          <table:table-cell table:style-name="ce5" office:value-type="float" office:value="74.2196" calcext:value-type="float">
            <text:p>74.2 </text:p>
          </table:table-cell>
          <table:table-cell table:style-name="ce5" office:value-type="float" office:value="77.42227" calcext:value-type="float">
            <text:p>77.4 </text:p>
          </table:table-cell>
          <table:table-cell table:style-name="ce5" office:value-type="float" office:value="100.2" calcext:value-type="float">
            <text:p>100.2 </text:p>
          </table:table-cell>
          <table:table-cell table:style-name="ce5" office:value-type="float" office:value="63.73515" calcext:value-type="float">
            <text:p>63.7 </text:p>
          </table:table-cell>
          <table:table-cell table:style-name="ce5" office:value-type="float" office:value="55.46728" calcext:value-type="float">
            <text:p>55.5 </text:p>
          </table:table-cell>
          <table:table-cell table:style-name="ce5" office:value-type="float" office:value="71.5746" calcext:value-type="float">
            <text:p>71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1.32" calcext:value-type="float">
            <text:p>81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7.30093" calcext:value-type="float">
            <text:p>77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98" calcext:value-type="float">
            <text:p>65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3.9122" calcext:value-type="float">
            <text:p>103.9 </text:p>
          </table:table-cell>
          <table:table-cell table:style-name="ce5" office:value-type="float" office:value="86.3" calcext:value-type="float">
            <text:p>86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M5</text:p>
          </table:table-cell>
          <table:table-cell office:value-type="float" office:value="76.84015" calcext:value-type="float">
            <text:p>76.8 </text:p>
          </table:table-cell>
          <table:table-cell office:value-type="float" office:value="81.59829" calcext:value-type="float">
            <text:p>81.6 </text:p>
          </table:table-cell>
          <table:table-cell office:value-type="string" calcext:value-type="string">
            <text:p>..</text:p>
          </table:table-cell>
          <table:table-cell office:value-type="float" office:value="34.3509" calcext:value-type="float">
            <text:p>34.4 </text:p>
          </table:table-cell>
          <table:table-cell office:value-type="float" office:value="98.3" calcext:value-type="float">
            <text:p>98.3 </text:p>
          </table:table-cell>
          <table:table-cell office:value-type="float" office:value="84.68452" calcext:value-type="float">
            <text:p>84.7 </text:p>
          </table:table-cell>
          <table:table-cell office:value-type="float" office:value="100.47" calcext:value-type="float">
            <text:p>100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6.84547" calcext:value-type="float">
            <text:p>96.8 </text:p>
          </table:table-cell>
          <table:table-cell office:value-type="float" office:value="75.51819" calcext:value-type="float">
            <text:p>75.5 </text:p>
          </table:table-cell>
          <table:table-cell office:value-type="float" office:value="77.70304" calcext:value-type="float">
            <text:p>77.7 </text:p>
          </table:table-cell>
          <table:table-cell office:value-type="float" office:value="100.2" calcext:value-type="float">
            <text:p>100.2 </text:p>
          </table:table-cell>
          <table:table-cell office:value-type="float" office:value="63.34798" calcext:value-type="float">
            <text:p>63.3 </text:p>
          </table:table-cell>
          <table:table-cell office:value-type="float" office:value="55.29996" calcext:value-type="float">
            <text:p>55.3 </text:p>
          </table:table-cell>
          <table:table-cell office:value-type="float" office:value="71.2652" calcext:value-type="float">
            <text:p>71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1.74" calcext:value-type="float">
            <text:p>81.7 </text:p>
          </table:table-cell>
          <table:table-cell office:value-type="string" calcext:value-type="string">
            <text:p>..</text:p>
          </table:table-cell>
          <table:table-cell office:value-type="float" office:value="77.75605" calcext:value-type="float">
            <text:p>77.8 </text:p>
          </table:table-cell>
          <table:table-cell office:value-type="string" calcext:value-type="string">
            <text:p>..</text:p>
          </table:table-cell>
          <table:table-cell office:value-type="float" office:value="65.23" calcext:value-type="float">
            <text:p>65.2 </text:p>
          </table:table-cell>
          <table:table-cell office:value-type="string" calcext:value-type="string">
            <text:p>..</text:p>
          </table:table-cell>
          <table:table-cell office:value-type="float" office:value="104.1104" calcext:value-type="float">
            <text:p>104.1 </text:p>
          </table:table-cell>
          <table:table-cell office:value-type="float" office:value="86.5" calcext:value-type="float">
            <text:p>86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M6</text:p>
          </table:table-cell>
          <table:table-cell table:style-name="ce5" office:value-type="float" office:value="77.14906" calcext:value-type="float">
            <text:p>77.1 </text:p>
          </table:table-cell>
          <table:table-cell table:style-name="ce5" office:value-type="float" office:value="82.36889" calcext:value-type="float">
            <text:p>82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4.8409" calcext:value-type="float">
            <text:p>34.8 </text:p>
          </table:table-cell>
          <table:table-cell table:style-name="ce5" office:value-type="float" office:value="98.6" calcext:value-type="float">
            <text:p>98.6 </text:p>
          </table:table-cell>
          <table:table-cell table:style-name="ce5" office:value-type="float" office:value="85.02258" calcext:value-type="float">
            <text:p>85.0 </text:p>
          </table:table-cell>
          <table:table-cell table:style-name="ce5" office:value-type="float" office:value="100.54" calcext:value-type="float">
            <text:p>100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7.51801" calcext:value-type="float">
            <text:p>97.5 </text:p>
          </table:table-cell>
          <table:table-cell table:style-name="ce5" office:value-type="float" office:value="75.61808" calcext:value-type="float">
            <text:p>75.6 </text:p>
          </table:table-cell>
          <table:table-cell table:style-name="ce5" office:value-type="float" office:value="77.91362" calcext:value-type="float">
            <text:p>77.9 </text:p>
          </table:table-cell>
          <table:table-cell table:style-name="ce5" office:value-type="float" office:value="99.9" calcext:value-type="float">
            <text:p>99.9 </text:p>
          </table:table-cell>
          <table:table-cell table:style-name="ce5" office:value-type="float" office:value="63.92926" calcext:value-type="float">
            <text:p>63.9 </text:p>
          </table:table-cell>
          <table:table-cell table:style-name="ce5" office:value-type="float" office:value="55.34179" calcext:value-type="float">
            <text:p>55.3 </text:p>
          </table:table-cell>
          <table:table-cell table:style-name="ce5" office:value-type="float" office:value="71.8661" calcext:value-type="float">
            <text:p>71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1.54" calcext:value-type="float">
            <text:p>81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8.17072" calcext:value-type="float">
            <text:p>78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5.63" calcext:value-type="float">
            <text:p>65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4.9893" calcext:value-type="float">
            <text:p>105.0 </text:p>
          </table:table-cell>
          <table:table-cell table:style-name="ce5" office:value-type="float" office:value="86.6" calcext:value-type="float">
            <text:p>86.6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M7</text:p>
          </table:table-cell>
          <table:table-cell office:value-type="float" office:value="76.68569" calcext:value-type="float">
            <text:p>76.7 </text:p>
          </table:table-cell>
          <table:table-cell office:value-type="float" office:value="82.45451" calcext:value-type="float">
            <text:p>82.5 </text:p>
          </table:table-cell>
          <table:table-cell office:value-type="string" calcext:value-type="string">
            <text:p>..</text:p>
          </table:table-cell>
          <table:table-cell office:value-type="float" office:value="35.16344" calcext:value-type="float">
            <text:p>35.2 </text:p>
          </table:table-cell>
          <table:table-cell office:value-type="float" office:value="98.5" calcext:value-type="float">
            <text:p>98.5 </text:p>
          </table:table-cell>
          <table:table-cell office:value-type="float" office:value="84.43097" calcext:value-type="float">
            <text:p>84.4 </text:p>
          </table:table-cell>
          <table:table-cell office:value-type="float" office:value="99.21" calcext:value-type="float">
            <text:p>99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7.22978" calcext:value-type="float">
            <text:p>97.2 </text:p>
          </table:table-cell>
          <table:table-cell office:value-type="float" office:value="75.61808" calcext:value-type="float">
            <text:p>75.6 </text:p>
          </table:table-cell>
          <table:table-cell office:value-type="float" office:value="78.1242" calcext:value-type="float">
            <text:p>78.1 </text:p>
          </table:table-cell>
          <table:table-cell office:value-type="float" office:value="99.2" calcext:value-type="float">
            <text:p>99.2 </text:p>
          </table:table-cell>
          <table:table-cell office:value-type="float" office:value="64.18737" calcext:value-type="float">
            <text:p>64.2 </text:p>
          </table:table-cell>
          <table:table-cell office:value-type="float" office:value="54.96532" calcext:value-type="float">
            <text:p>55.0 </text:p>
          </table:table-cell>
          <table:table-cell office:value-type="float" office:value="71.5228" calcext:value-type="float">
            <text:p>71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0.27" calcext:value-type="float">
            <text:p>80.3 </text:p>
          </table:table-cell>
          <table:table-cell office:value-type="string" calcext:value-type="string">
            <text:p>..</text:p>
          </table:table-cell>
          <table:table-cell office:value-type="float" office:value="78.38312" calcext:value-type="float">
            <text:p>78.4 </text:p>
          </table:table-cell>
          <table:table-cell office:value-type="string" calcext:value-type="string">
            <text:p>..</text:p>
          </table:table-cell>
          <table:table-cell office:value-type="float" office:value="66.21" calcext:value-type="float">
            <text:p>66.2 </text:p>
          </table:table-cell>
          <table:table-cell office:value-type="string" calcext:value-type="string">
            <text:p>..</text:p>
          </table:table-cell>
          <table:table-cell office:value-type="float" office:value="105.0579" calcext:value-type="float">
            <text:p>105.1 </text:p>
          </table:table-cell>
          <table:table-cell office:value-type="float" office:value="85.6" calcext:value-type="float">
            <text:p>85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M8</text:p>
          </table:table-cell>
          <table:table-cell table:style-name="ce5" office:value-type="float" office:value="76.76292" calcext:value-type="float">
            <text:p>76.8 </text:p>
          </table:table-cell>
          <table:table-cell table:style-name="ce5" office:value-type="float" office:value="82.11202" calcext:value-type="float">
            <text:p>82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5.29783" calcext:value-type="float">
            <text:p>35.3 </text:p>
          </table:table-cell>
          <table:table-cell table:style-name="ce5" office:value-type="float" office:value="98.5" calcext:value-type="float">
            <text:p>98.5 </text:p>
          </table:table-cell>
          <table:table-cell table:style-name="ce5" office:value-type="float" office:value="84.00839" calcext:value-type="float">
            <text:p>84.0 </text:p>
          </table:table-cell>
          <table:table-cell table:style-name="ce5" office:value-type="float" office:value="99.99" calcext:value-type="float">
            <text:p>10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7.80624" calcext:value-type="float">
            <text:p>97.8 </text:p>
          </table:table-cell>
          <table:table-cell table:style-name="ce5" office:value-type="float" office:value="74.51927" calcext:value-type="float">
            <text:p>74.5 </text:p>
          </table:table-cell>
          <table:table-cell table:style-name="ce5" office:value-type="float" office:value="78.054" calcext:value-type="float">
            <text:p>78.1 </text:p>
          </table:table-cell>
          <table:table-cell table:style-name="ce5" office:value-type="float" office:value="99.2" calcext:value-type="float">
            <text:p>99.2 </text:p>
          </table:table-cell>
          <table:table-cell table:style-name="ce5" office:value-type="float" office:value="64.70361" calcext:value-type="float">
            <text:p>64.7 </text:p>
          </table:table-cell>
          <table:table-cell table:style-name="ce5" office:value-type="float" office:value="54.54701" calcext:value-type="float">
            <text:p>54.5 </text:p>
          </table:table-cell>
          <table:table-cell table:style-name="ce5" office:value-type="float" office:value="70.9818" calcext:value-type="float">
            <text:p>71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0.83" calcext:value-type="float">
            <text:p>80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8.36289" calcext:value-type="float">
            <text:p>78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6.22" calcext:value-type="float">
            <text:p>66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4.2401" calcext:value-type="float">
            <text:p>104.2 </text:p>
          </table:table-cell>
          <table:table-cell table:style-name="ce5" office:value-type="float" office:value="85.4" calcext:value-type="float">
            <text:p>85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M9</text:p>
          </table:table-cell>
          <table:table-cell office:value-type="float" office:value="77.53519" calcext:value-type="float">
            <text:p>77.5 </text:p>
          </table:table-cell>
          <table:table-cell office:value-type="float" office:value="82.71138" calcext:value-type="float">
            <text:p>82.7 </text:p>
          </table:table-cell>
          <table:table-cell office:value-type="string" calcext:value-type="string">
            <text:p>..</text:p>
          </table:table-cell>
          <table:table-cell office:value-type="float" office:value="35.41464" calcext:value-type="float">
            <text:p>35.4 </text:p>
          </table:table-cell>
          <table:table-cell office:value-type="float" office:value="98.6" calcext:value-type="float">
            <text:p>98.6 </text:p>
          </table:table-cell>
          <table:table-cell office:value-type="float" office:value="85.10709" calcext:value-type="float">
            <text:p>85.1 </text:p>
          </table:table-cell>
          <table:table-cell office:value-type="float" office:value="100.64" calcext:value-type="float">
            <text:p>100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8.28663" calcext:value-type="float">
            <text:p>98.3 </text:p>
          </table:table-cell>
          <table:table-cell office:value-type="float" office:value="74.31949" calcext:value-type="float">
            <text:p>74.3 </text:p>
          </table:table-cell>
          <table:table-cell office:value-type="float" office:value="78.33477" calcext:value-type="float">
            <text:p>78.3 </text:p>
          </table:table-cell>
          <table:table-cell office:value-type="float" office:value="99.7" calcext:value-type="float">
            <text:p>99.7 </text:p>
          </table:table-cell>
          <table:table-cell office:value-type="float" office:value="66.06026" calcext:value-type="float">
            <text:p>66.1 </text:p>
          </table:table-cell>
          <table:table-cell office:value-type="float" office:value="54.54701" calcext:value-type="float">
            <text:p>54.5 </text:p>
          </table:table-cell>
          <table:table-cell office:value-type="float" office:value="70.9598" calcext:value-type="float">
            <text:p>71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2.73" calcext:value-type="float">
            <text:p>82.7 </text:p>
          </table:table-cell>
          <table:table-cell office:value-type="string" calcext:value-type="string">
            <text:p>..</text:p>
          </table:table-cell>
          <table:table-cell office:value-type="float" office:value="78.16061" calcext:value-type="float">
            <text:p>78.2 </text:p>
          </table:table-cell>
          <table:table-cell office:value-type="string" calcext:value-type="string">
            <text:p>..</text:p>
          </table:table-cell>
          <table:table-cell office:value-type="float" office:value="67.32" calcext:value-type="float">
            <text:p>67.3 </text:p>
          </table:table-cell>
          <table:table-cell office:value-type="string" calcext:value-type="string">
            <text:p>..</text:p>
          </table:table-cell>
          <table:table-cell office:value-type="float" office:value="105.3818" calcext:value-type="float">
            <text:p>105.4 </text:p>
          </table:table-cell>
          <table:table-cell office:value-type="float" office:value="86.3" calcext:value-type="float">
            <text:p>86.3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M10</text:p>
          </table:table-cell>
          <table:table-cell table:style-name="ce5" office:value-type="float" office:value="77.99854" calcext:value-type="float">
            <text:p>78.0 </text:p>
          </table:table-cell>
          <table:table-cell table:style-name="ce5" office:value-type="float" office:value="82.96825" calcext:value-type="float">
            <text:p>83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5.59865" calcext:value-type="float">
            <text:p>35.6 </text:p>
          </table:table-cell>
          <table:table-cell table:style-name="ce5" office:value-type="float" office:value="99" calcext:value-type="float">
            <text:p>99.0 </text:p>
          </table:table-cell>
          <table:table-cell table:style-name="ce5" office:value-type="float" office:value="85.36064" calcext:value-type="float">
            <text:p>85.4 </text:p>
          </table:table-cell>
          <table:table-cell table:style-name="ce5" office:value-type="float" office:value="100.81" calcext:value-type="float">
            <text:p>100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9.05524" calcext:value-type="float">
            <text:p>99.1 </text:p>
          </table:table-cell>
          <table:table-cell table:style-name="ce5" office:value-type="float" office:value="75.01873" calcext:value-type="float">
            <text:p>75.0 </text:p>
          </table:table-cell>
          <table:table-cell table:style-name="ce5" office:value-type="float" office:value="78.54535" calcext:value-type="float">
            <text:p>78.5 </text:p>
          </table:table-cell>
          <table:table-cell table:style-name="ce5" office:value-type="float" office:value="99.8" calcext:value-type="float">
            <text:p>99.8 </text:p>
          </table:table-cell>
          <table:table-cell table:style-name="ce5" office:value-type="float" office:value="65.80112" calcext:value-type="float">
            <text:p>65.8 </text:p>
          </table:table-cell>
          <table:table-cell table:style-name="ce5" office:value-type="float" office:value="54.88166" calcext:value-type="float">
            <text:p>54.9 </text:p>
          </table:table-cell>
          <table:table-cell table:style-name="ce5" office:value-type="float" office:value="71.106" calcext:value-type="float">
            <text:p>71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3.05" calcext:value-type="float">
            <text:p>83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8.52471" calcext:value-type="float">
            <text:p>78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7.73" calcext:value-type="float">
            <text:p>67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5.1206" calcext:value-type="float">
            <text:p>105.1 </text:p>
          </table:table-cell>
          <table:table-cell table:style-name="ce5" office:value-type="float" office:value="86" calcext:value-type="float">
            <text:p>86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M11</text:p>
          </table:table-cell>
          <table:table-cell office:value-type="float" office:value="78.30745" calcext:value-type="float">
            <text:p>78.3 </text:p>
          </table:table-cell>
          <table:table-cell office:value-type="float" office:value="83.65323" calcext:value-type="float">
            <text:p>83.7 </text:p>
          </table:table-cell>
          <table:table-cell office:value-type="string" calcext:value-type="string">
            <text:p>..</text:p>
          </table:table-cell>
          <table:table-cell office:value-type="float" office:value="35.97081" calcext:value-type="float">
            <text:p>36.0 </text:p>
          </table:table-cell>
          <table:table-cell office:value-type="float" office:value="99.1" calcext:value-type="float">
            <text:p>99.1 </text:p>
          </table:table-cell>
          <table:table-cell office:value-type="float" office:value="85.36064" calcext:value-type="float">
            <text:p>85.4 </text:p>
          </table:table-cell>
          <table:table-cell office:value-type="float" office:value="100.77" calcext:value-type="float">
            <text:p>100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9.2474" calcext:value-type="float">
            <text:p>99.2 </text:p>
          </table:table-cell>
          <table:table-cell office:value-type="float" office:value="75.61808" calcext:value-type="float">
            <text:p>75.6 </text:p>
          </table:table-cell>
          <table:table-cell office:value-type="float" office:value="78.89632" calcext:value-type="float">
            <text:p>78.9 </text:p>
          </table:table-cell>
          <table:table-cell office:value-type="float" office:value="99.4" calcext:value-type="float">
            <text:p>99.4 </text:p>
          </table:table-cell>
          <table:table-cell office:value-type="float" office:value="64.70361" calcext:value-type="float">
            <text:p>64.7 </text:p>
          </table:table-cell>
          <table:table-cell office:value-type="float" office:value="55.13264" calcext:value-type="float">
            <text:p>55.1 </text:p>
          </table:table-cell>
          <table:table-cell office:value-type="float" office:value="71.4187" calcext:value-type="float">
            <text:p>71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3.08" calcext:value-type="float">
            <text:p>83.1 </text:p>
          </table:table-cell>
          <table:table-cell office:value-type="string" calcext:value-type="string">
            <text:p>..</text:p>
          </table:table-cell>
          <table:table-cell office:value-type="float" office:value="79.36417" calcext:value-type="float">
            <text:p>79.4 </text:p>
          </table:table-cell>
          <table:table-cell office:value-type="string" calcext:value-type="string">
            <text:p>..</text:p>
          </table:table-cell>
          <table:table-cell office:value-type="float" office:value="68.5" calcext:value-type="float">
            <text:p>68.5 </text:p>
          </table:table-cell>
          <table:table-cell office:value-type="string" calcext:value-type="string">
            <text:p>..</text:p>
          </table:table-cell>
          <table:table-cell office:value-type="float" office:value="105.5065" calcext:value-type="float">
            <text:p>105.5 </text:p>
          </table:table-cell>
          <table:table-cell office:value-type="float" office:value="86.3" calcext:value-type="float">
            <text:p>86.3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M12</text:p>
          </table:table-cell>
          <table:table-cell table:style-name="ce5" office:value-type="float" office:value="78.4619" calcext:value-type="float">
            <text:p>78.5 </text:p>
          </table:table-cell>
          <table:table-cell table:style-name="ce5" office:value-type="float" office:value="83.73885" calcext:value-type="float">
            <text:p>83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6.52283" calcext:value-type="float">
            <text:p>36.5 </text:p>
          </table:table-cell>
          <table:table-cell table:style-name="ce5" office:value-type="float" office:value="99.1" calcext:value-type="float">
            <text:p>99.1 </text:p>
          </table:table-cell>
          <table:table-cell table:style-name="ce5" office:value-type="float" office:value="85.1916" calcext:value-type="float">
            <text:p>85.2 </text:p>
          </table:table-cell>
          <table:table-cell table:style-name="ce5" office:value-type="float" office:value="100.86" calcext:value-type="float">
            <text:p>100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9.05524" calcext:value-type="float">
            <text:p>99.1 </text:p>
          </table:table-cell>
          <table:table-cell table:style-name="ce5" office:value-type="float" office:value="75.51819" calcext:value-type="float">
            <text:p>75.5 </text:p>
          </table:table-cell>
          <table:table-cell table:style-name="ce5" office:value-type="float" office:value="78.96651" calcext:value-type="float">
            <text:p>79.0 </text:p>
          </table:table-cell>
          <table:table-cell table:style-name="ce5" office:value-type="float" office:value="99.5" calcext:value-type="float">
            <text:p>99.5 </text:p>
          </table:table-cell>
          <table:table-cell table:style-name="ce5" office:value-type="float" office:value="64.96275" calcext:value-type="float">
            <text:p>65.0 </text:p>
          </table:table-cell>
          <table:table-cell table:style-name="ce5" office:value-type="float" office:value="55.34179" calcext:value-type="float">
            <text:p>55.3 </text:p>
          </table:table-cell>
          <table:table-cell table:style-name="ce5" office:value-type="float" office:value="71.6103" calcext:value-type="float">
            <text:p>71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2.09" calcext:value-type="float">
            <text:p>82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9.79907" calcext:value-type="float">
            <text:p>79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8.35" calcext:value-type="float">
            <text:p>68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5.271" calcext:value-type="float">
            <text:p>105.3 </text:p>
          </table:table-cell>
          <table:table-cell table:style-name="ce5" office:value-type="float" office:value="86.2" calcext:value-type="float">
            <text:p>86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M1</text:p>
          </table:table-cell>
          <table:table-cell office:value-type="float" office:value="78.30745" calcext:value-type="float">
            <text:p>78.3 </text:p>
          </table:table-cell>
          <table:table-cell office:value-type="float" office:value="83.05387" calcext:value-type="float">
            <text:p>83.1 </text:p>
          </table:table-cell>
          <table:table-cell office:value-type="string" calcext:value-type="string">
            <text:p>..</text:p>
          </table:table-cell>
          <table:table-cell office:value-type="float" office:value="36.87431" calcext:value-type="float">
            <text:p>36.9 </text:p>
          </table:table-cell>
          <table:table-cell office:value-type="float" office:value="102.8" calcext:value-type="float">
            <text:p>102.8 </text:p>
          </table:table-cell>
          <table:table-cell office:value-type="float" office:value="84.6" calcext:value-type="float">
            <text:p>84.6 </text:p>
          </table:table-cell>
          <table:table-cell office:value-type="float" office:value="99.93" calcext:value-type="float">
            <text:p>99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7.13371" calcext:value-type="float">
            <text:p>97.1 </text:p>
          </table:table-cell>
          <table:table-cell office:value-type="float" office:value="74.71906" calcext:value-type="float">
            <text:p>74.7 </text:p>
          </table:table-cell>
          <table:table-cell office:value-type="float" office:value="79.0367" calcext:value-type="float">
            <text:p>79.0 </text:p>
          </table:table-cell>
          <table:table-cell office:value-type="float" office:value="99.6" calcext:value-type="float">
            <text:p>99.6 </text:p>
          </table:table-cell>
          <table:table-cell office:value-type="float" office:value="65.86617" calcext:value-type="float">
            <text:p>65.9 </text:p>
          </table:table-cell>
          <table:table-cell office:value-type="float" office:value="55.67308" calcext:value-type="float">
            <text:p>55.7 </text:p>
          </table:table-cell>
          <table:table-cell office:value-type="float" office:value="71.1576" calcext:value-type="float">
            <text:p>71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2.65" calcext:value-type="float">
            <text:p>82.7 </text:p>
          </table:table-cell>
          <table:table-cell office:value-type="string" calcext:value-type="string">
            <text:p>..</text:p>
          </table:table-cell>
          <table:table-cell office:value-type="float" office:value="79.85976" calcext:value-type="float">
            <text:p>79.9 </text:p>
          </table:table-cell>
          <table:table-cell office:value-type="string" calcext:value-type="string">
            <text:p>..</text:p>
          </table:table-cell>
          <table:table-cell office:value-type="float" office:value="68.42" calcext:value-type="float">
            <text:p>68.4 </text:p>
          </table:table-cell>
          <table:table-cell office:value-type="string" calcext:value-type="string">
            <text:p>..</text:p>
          </table:table-cell>
          <table:table-cell office:value-type="float" office:value="104.4453" calcext:value-type="float">
            <text:p>104.4 </text:p>
          </table:table-cell>
          <table:table-cell office:value-type="float" office:value="84.6" calcext:value-type="float">
            <text:p>84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M2</text:p>
          </table:table-cell>
          <table:table-cell table:style-name="ce5" office:value-type="float" office:value="78.4619" calcext:value-type="float">
            <text:p>78.5 </text:p>
          </table:table-cell>
          <table:table-cell table:style-name="ce5" office:value-type="float" office:value="83.39636" calcext:value-type="float">
            <text:p>83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7.1648" calcext:value-type="float">
            <text:p>37.2 </text:p>
          </table:table-cell>
          <table:table-cell table:style-name="ce5" office:value-type="float" office:value="102.5" calcext:value-type="float">
            <text:p>102.5 </text:p>
          </table:table-cell>
          <table:table-cell table:style-name="ce5" office:value-type="float" office:value="85" calcext:value-type="float">
            <text:p>85.0 </text:p>
          </table:table-cell>
          <table:table-cell table:style-name="ce5" office:value-type="float" office:value="100.1" calcext:value-type="float">
            <text:p>10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7.90232" calcext:value-type="float">
            <text:p>97.9 </text:p>
          </table:table-cell>
          <table:table-cell table:style-name="ce5" office:value-type="float" office:value="74.51927" calcext:value-type="float">
            <text:p>74.5 </text:p>
          </table:table-cell>
          <table:table-cell table:style-name="ce5" office:value-type="float" office:value="79.31747" calcext:value-type="float">
            <text:p>79.3 </text:p>
          </table:table-cell>
          <table:table-cell table:style-name="ce5" office:value-type="float" office:value="99" calcext:value-type="float">
            <text:p>99.0 </text:p>
          </table:table-cell>
          <table:table-cell table:style-name="ce5" office:value-type="float" office:value="66.18932" calcext:value-type="float">
            <text:p>66.2 </text:p>
          </table:table-cell>
          <table:table-cell table:style-name="ce5" office:value-type="float" office:value="55.51735" calcext:value-type="float">
            <text:p>55.5 </text:p>
          </table:table-cell>
          <table:table-cell table:style-name="ce5" office:value-type="float" office:value="71.304" calcext:value-type="float">
            <text:p>71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3.98" calcext:value-type="float">
            <text:p>84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9.69793" calcext:value-type="float">
            <text:p>79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9.21" calcext:value-type="float">
            <text:p>69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3.8096" calcext:value-type="float">
            <text:p>103.8 </text:p>
          </table:table-cell>
          <table:table-cell table:style-name="ce5" office:value-type="float" office:value="85" calcext:value-type="float">
            <text:p>85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M3</text:p>
          </table:table-cell>
          <table:table-cell office:value-type="float" office:value="78.77081" calcext:value-type="float">
            <text:p>78.8 </text:p>
          </table:table-cell>
          <table:table-cell office:value-type="float" office:value="83.99572" calcext:value-type="float">
            <text:p>84.0 </text:p>
          </table:table-cell>
          <table:table-cell office:value-type="string" calcext:value-type="string">
            <text:p>..</text:p>
          </table:table-cell>
          <table:table-cell office:value-type="float" office:value="37.45012" calcext:value-type="float">
            <text:p>37.5 </text:p>
          </table:table-cell>
          <table:table-cell office:value-type="float" office:value="102.4" calcext:value-type="float">
            <text:p>102.4 </text:p>
          </table:table-cell>
          <table:table-cell office:value-type="float" office:value="85.7" calcext:value-type="float">
            <text:p>85.7 </text:p>
          </table:table-cell>
          <table:table-cell office:value-type="float" office:value="101.06" calcext:value-type="float">
            <text:p>101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8.86309" calcext:value-type="float">
            <text:p>98.9 </text:p>
          </table:table-cell>
          <table:table-cell office:value-type="float" office:value="74.71906" calcext:value-type="float">
            <text:p>74.7 </text:p>
          </table:table-cell>
          <table:table-cell office:value-type="float" office:value="79.45786" calcext:value-type="float">
            <text:p>79.5 </text:p>
          </table:table-cell>
          <table:table-cell office:value-type="float" office:value="98.7" calcext:value-type="float">
            <text:p>98.7 </text:p>
          </table:table-cell>
          <table:table-cell office:value-type="float" office:value="66.64154" calcext:value-type="float">
            <text:p>66.6 </text:p>
          </table:table-cell>
          <table:table-cell office:value-type="float" office:value="56.0099" calcext:value-type="float">
            <text:p>56.0 </text:p>
          </table:table-cell>
          <table:table-cell office:value-type="float" office:value="71.7439" calcext:value-type="float">
            <text:p>71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5.36" calcext:value-type="float">
            <text:p>85.4 </text:p>
          </table:table-cell>
          <table:table-cell office:value-type="string" calcext:value-type="string">
            <text:p>..</text:p>
          </table:table-cell>
          <table:table-cell office:value-type="float" office:value="80.06203" calcext:value-type="float">
            <text:p>80.1 </text:p>
          </table:table-cell>
          <table:table-cell office:value-type="string" calcext:value-type="string">
            <text:p>..</text:p>
          </table:table-cell>
          <table:table-cell office:value-type="float" office:value="69.93" calcext:value-type="float">
            <text:p>69.9 </text:p>
          </table:table-cell>
          <table:table-cell office:value-type="string" calcext:value-type="string">
            <text:p>..</text:p>
          </table:table-cell>
          <table:table-cell office:value-type="float" office:value="104.0313" calcext:value-type="float">
            <text:p>104.0 </text:p>
          </table:table-cell>
          <table:table-cell office:value-type="float" office:value="85.4" calcext:value-type="float">
            <text:p>85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M4</text:p>
          </table:table-cell>
          <table:table-cell table:style-name="ce5" office:value-type="float" office:value="79.07971" calcext:value-type="float">
            <text:p>79.1 </text:p>
          </table:table-cell>
          <table:table-cell table:style-name="ce5" office:value-type="float" office:value="84.85194" calcext:value-type="float">
            <text:p>84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7.6455" calcext:value-type="float">
            <text:p>37.6 </text:p>
          </table:table-cell>
          <table:table-cell table:style-name="ce5" office:value-type="float" office:value="102.5" calcext:value-type="float">
            <text:p>102.5 </text:p>
          </table:table-cell>
          <table:table-cell table:style-name="ce5" office:value-type="float" office:value="86.3" calcext:value-type="float">
            <text:p>86.3 </text:p>
          </table:table-cell>
          <table:table-cell table:style-name="ce5" office:value-type="float" office:value="101.21" calcext:value-type="float">
            <text:p>101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9.53563" calcext:value-type="float">
            <text:p>99.5 </text:p>
          </table:table-cell>
          <table:table-cell table:style-name="ce5" office:value-type="float" office:value="75.21851" calcext:value-type="float">
            <text:p>75.2 </text:p>
          </table:table-cell>
          <table:table-cell table:style-name="ce5" office:value-type="float" office:value="79.73862" calcext:value-type="float">
            <text:p>79.7 </text:p>
          </table:table-cell>
          <table:table-cell table:style-name="ce5" office:value-type="float" office:value="98.8" calcext:value-type="float">
            <text:p>98.8 </text:p>
          </table:table-cell>
          <table:table-cell table:style-name="ce5" office:value-type="float" office:value="67.02975" calcext:value-type="float">
            <text:p>67.0 </text:p>
          </table:table-cell>
          <table:table-cell table:style-name="ce5" office:value-type="float" office:value="56.25874" calcext:value-type="float">
            <text:p>56.3 </text:p>
          </table:table-cell>
          <table:table-cell table:style-name="ce5" office:value-type="float" office:value="71.8961" calcext:value-type="float">
            <text:p>71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5.84" calcext:value-type="float">
            <text:p>85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0.57784" calcext:value-type="float">
            <text:p>80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0.37" calcext:value-type="float">
            <text:p>70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4.5234" calcext:value-type="float">
            <text:p>104.5 </text:p>
          </table:table-cell>
          <table:table-cell table:style-name="ce5" office:value-type="float" office:value="85.4" calcext:value-type="float">
            <text:p>85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M5</text:p>
          </table:table-cell>
          <table:table-cell office:value-type="float" office:value="79.31139" calcext:value-type="float">
            <text:p>79.3 </text:p>
          </table:table-cell>
          <table:table-cell office:value-type="float" office:value="85.96503" calcext:value-type="float">
            <text:p>86.0 </text:p>
          </table:table-cell>
          <table:table-cell office:value-type="string" calcext:value-type="string">
            <text:p>..</text:p>
          </table:table-cell>
          <table:table-cell office:value-type="float" office:value="37.95253" calcext:value-type="float">
            <text:p>38.0 </text:p>
          </table:table-cell>
          <table:table-cell office:value-type="float" office:value="102.7" calcext:value-type="float">
            <text:p>102.7 </text:p>
          </table:table-cell>
          <table:table-cell office:value-type="float" office:value="86.8" calcext:value-type="float">
            <text:p>86.8 </text:p>
          </table:table-cell>
          <table:table-cell office:value-type="float" office:value="101.37" calcext:value-type="float">
            <text:p>101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0.2082" calcext:value-type="float">
            <text:p>100.2 </text:p>
          </table:table-cell>
          <table:table-cell office:value-type="float" office:value="75.91776" calcext:value-type="float">
            <text:p>75.9 </text:p>
          </table:table-cell>
          <table:table-cell office:value-type="float" office:value="80.01939" calcext:value-type="float">
            <text:p>80.0 </text:p>
          </table:table-cell>
          <table:table-cell office:value-type="float" office:value="99" calcext:value-type="float">
            <text:p>99.0 </text:p>
          </table:table-cell>
          <table:table-cell office:value-type="float" office:value="66.70556" calcext:value-type="float">
            <text:p>66.7 </text:p>
          </table:table-cell>
          <table:table-cell office:value-type="float" office:value="56.92484" calcext:value-type="float">
            <text:p>56.9 </text:p>
          </table:table-cell>
          <table:table-cell office:value-type="float" office:value="72.3486" calcext:value-type="float">
            <text:p>72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6.18" calcext:value-type="float">
            <text:p>86.2 </text:p>
          </table:table-cell>
          <table:table-cell office:value-type="string" calcext:value-type="string">
            <text:p>..</text:p>
          </table:table-cell>
          <table:table-cell office:value-type="float" office:value="81.44765" calcext:value-type="float">
            <text:p>81.4 </text:p>
          </table:table-cell>
          <table:table-cell office:value-type="string" calcext:value-type="string">
            <text:p>..</text:p>
          </table:table-cell>
          <table:table-cell office:value-type="float" office:value="71.41" calcext:value-type="float">
            <text:p>71.4 </text:p>
          </table:table-cell>
          <table:table-cell office:value-type="string" calcext:value-type="string">
            <text:p>..</text:p>
          </table:table-cell>
          <table:table-cell office:value-type="float" office:value="105.4443" calcext:value-type="float">
            <text:p>105.4 </text:p>
          </table:table-cell>
          <table:table-cell office:value-type="float" office:value="86.3" calcext:value-type="float">
            <text:p>86.3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M6</text:p>
          </table:table-cell>
          <table:table-cell table:style-name="ce5" office:value-type="float" office:value="79.23416" calcext:value-type="float">
            <text:p>79.2 </text:p>
          </table:table-cell>
          <table:table-cell table:style-name="ce5" office:value-type="float" office:value="85.70817" calcext:value-type="float">
            <text:p>85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8.07348" calcext:value-type="float">
            <text:p>38.1 </text:p>
          </table:table-cell>
          <table:table-cell table:style-name="ce5" office:value-type="float" office:value="103.3" calcext:value-type="float">
            <text:p>103.3 </text:p>
          </table:table-cell>
          <table:table-cell table:style-name="ce5" office:value-type="float" office:value="86.5" calcext:value-type="float">
            <text:p>86.5 </text:p>
          </table:table-cell>
          <table:table-cell table:style-name="ce5" office:value-type="float" office:value="101.35" calcext:value-type="float">
            <text:p>101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0.9768" calcext:value-type="float">
            <text:p>101.0 </text:p>
          </table:table-cell>
          <table:table-cell table:style-name="ce5" office:value-type="float" office:value="76.11754" calcext:value-type="float">
            <text:p>76.1 </text:p>
          </table:table-cell>
          <table:table-cell table:style-name="ce5" office:value-type="float" office:value="80.15977" calcext:value-type="float">
            <text:p>80.2 </text:p>
          </table:table-cell>
          <table:table-cell table:style-name="ce5" office:value-type="float" office:value="98.4" calcext:value-type="float">
            <text:p>98.4 </text:p>
          </table:table-cell>
          <table:table-cell table:style-name="ce5" office:value-type="float" office:value="66.96471" calcext:value-type="float">
            <text:p>67.0 </text:p>
          </table:table-cell>
          <table:table-cell table:style-name="ce5" office:value-type="float" office:value="57.31922" calcext:value-type="float">
            <text:p>57.3 </text:p>
          </table:table-cell>
          <table:table-cell table:style-name="ce5" office:value-type="float" office:value="72.916" calcext:value-type="float">
            <text:p>72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5.45" calcext:value-type="float">
            <text:p>85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1.67015" calcext:value-type="float">
            <text:p>81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1.52" calcext:value-type="float">
            <text:p>71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5.8585" calcext:value-type="float">
            <text:p>105.9 </text:p>
          </table:table-cell>
          <table:table-cell table:style-name="ce5" office:value-type="float" office:value="86.4" calcext:value-type="float">
            <text:p>86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M7</text:p>
          </table:table-cell>
          <table:table-cell office:value-type="float" office:value="78.53912" calcext:value-type="float">
            <text:p>78.5 </text:p>
          </table:table-cell>
          <table:table-cell office:value-type="float" office:value="84.6807" calcext:value-type="float">
            <text:p>84.7 </text:p>
          </table:table-cell>
          <table:table-cell office:value-type="string" calcext:value-type="string">
            <text:p>..</text:p>
          </table:table-cell>
          <table:table-cell office:value-type="float" office:value="38.21717" calcext:value-type="float">
            <text:p>38.2 </text:p>
          </table:table-cell>
          <table:table-cell office:value-type="float" office:value="103" calcext:value-type="float">
            <text:p>103.0 </text:p>
          </table:table-cell>
          <table:table-cell office:value-type="float" office:value="85.9" calcext:value-type="float">
            <text:p>85.9 </text:p>
          </table:table-cell>
          <table:table-cell office:value-type="float" office:value="100.09" calcext:value-type="float">
            <text:p>10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0.1121" calcext:value-type="float">
            <text:p>100.1 </text:p>
          </table:table-cell>
          <table:table-cell office:value-type="float" office:value="76.01765" calcext:value-type="float">
            <text:p>76.0 </text:p>
          </table:table-cell>
          <table:table-cell office:value-type="float" office:value="80.08958" calcext:value-type="float">
            <text:p>80.1 </text:p>
          </table:table-cell>
          <table:table-cell office:value-type="float" office:value="97.6" calcext:value-type="float">
            <text:p>97.6 </text:p>
          </table:table-cell>
          <table:table-cell office:value-type="float" office:value="67.22282" calcext:value-type="float">
            <text:p>67.2 </text:p>
          </table:table-cell>
          <table:table-cell office:value-type="float" office:value="56.94936" calcext:value-type="float">
            <text:p>56.9 </text:p>
          </table:table-cell>
          <table:table-cell office:value-type="float" office:value="72.2192" calcext:value-type="float">
            <text:p>72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4.26" calcext:value-type="float">
            <text:p>84.3 </text:p>
          </table:table-cell>
          <table:table-cell office:value-type="string" calcext:value-type="string">
            <text:p>..</text:p>
          </table:table-cell>
          <table:table-cell office:value-type="float" office:value="81.69038" calcext:value-type="float">
            <text:p>81.7 </text:p>
          </table:table-cell>
          <table:table-cell office:value-type="string" calcext:value-type="string">
            <text:p>..</text:p>
          </table:table-cell>
          <table:table-cell office:value-type="float" office:value="71.62" calcext:value-type="float">
            <text:p>71.6 </text:p>
          </table:table-cell>
          <table:table-cell office:value-type="string" calcext:value-type="string">
            <text:p>..</text:p>
          </table:table-cell>
          <table:table-cell office:value-type="float" office:value="105.2959" calcext:value-type="float">
            <text:p>105.3 </text:p>
          </table:table-cell>
          <table:table-cell office:value-type="float" office:value="84.8" calcext:value-type="float">
            <text:p>84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M8</text:p>
          </table:table-cell>
          <table:table-cell table:style-name="ce5" office:value-type="float" office:value="78.30745" calcext:value-type="float">
            <text:p>78.3 </text:p>
          </table:table-cell>
          <table:table-cell table:style-name="ce5" office:value-type="float" office:value="84.59508" calcext:value-type="float">
            <text:p>84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8.57796" calcext:value-type="float">
            <text:p>38.6 </text:p>
          </table:table-cell>
          <table:table-cell table:style-name="ce5" office:value-type="float" office:value="102.4" calcext:value-type="float">
            <text:p>102.4 </text:p>
          </table:table-cell>
          <table:table-cell table:style-name="ce5" office:value-type="float" office:value="85.7" calcext:value-type="float">
            <text:p>85.7 </text:p>
          </table:table-cell>
          <table:table-cell table:style-name="ce5" office:value-type="float" office:value="100.9" calcext:value-type="float">
            <text:p>100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0.3042" calcext:value-type="float">
            <text:p>100.3 </text:p>
          </table:table-cell>
          <table:table-cell table:style-name="ce5" office:value-type="float" office:value="76.11754" calcext:value-type="float">
            <text:p>76.1 </text:p>
          </table:table-cell>
          <table:table-cell table:style-name="ce5" office:value-type="float" office:value="80.01939" calcext:value-type="float">
            <text:p>80.0 </text:p>
          </table:table-cell>
          <table:table-cell table:style-name="ce5" office:value-type="float" office:value="97.9" calcext:value-type="float">
            <text:p>97.9 </text:p>
          </table:table-cell>
          <table:table-cell table:style-name="ce5" office:value-type="float" office:value="67.73905" calcext:value-type="float">
            <text:p>67.7 </text:p>
          </table:table-cell>
          <table:table-cell table:style-name="ce5" office:value-type="float" office:value="56.42311" calcext:value-type="float">
            <text:p>56.4 </text:p>
          </table:table-cell>
          <table:table-cell table:style-name="ce5" office:value-type="float" office:value="72.0069" calcext:value-type="float">
            <text:p>72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4.77" calcext:value-type="float">
            <text:p>84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1.36673" calcext:value-type="float">
            <text:p>81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1.47" calcext:value-type="float">
            <text:p>71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3.8359" calcext:value-type="float">
            <text:p>103.8 </text:p>
          </table:table-cell>
          <table:table-cell table:style-name="ce5" office:value-type="float" office:value="85.1" calcext:value-type="float">
            <text:p>85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M9</text:p>
          </table:table-cell>
          <table:table-cell office:value-type="float" office:value="79.00249" calcext:value-type="float">
            <text:p>79.0 </text:p>
          </table:table-cell>
          <table:table-cell office:value-type="float" office:value="84.93757" calcext:value-type="float">
            <text:p>84.9 </text:p>
          </table:table-cell>
          <table:table-cell office:value-type="string" calcext:value-type="string">
            <text:p>..</text:p>
          </table:table-cell>
          <table:table-cell office:value-type="float" office:value="38.6803" calcext:value-type="float">
            <text:p>38.7 </text:p>
          </table:table-cell>
          <table:table-cell office:value-type="float" office:value="102.1" calcext:value-type="float">
            <text:p>102.1 </text:p>
          </table:table-cell>
          <table:table-cell office:value-type="float" office:value="86.3" calcext:value-type="float">
            <text:p>86.3 </text:p>
          </table:table-cell>
          <table:table-cell office:value-type="float" office:value="101.5" calcext:value-type="float">
            <text:p>101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0.4964" calcext:value-type="float">
            <text:p>100.5 </text:p>
          </table:table-cell>
          <table:table-cell office:value-type="float" office:value="76.41721" calcext:value-type="float">
            <text:p>76.4 </text:p>
          </table:table-cell>
          <table:table-cell office:value-type="float" office:value="80.01939" calcext:value-type="float">
            <text:p>80.0 </text:p>
          </table:table-cell>
          <table:table-cell office:value-type="float" office:value="98.2" calcext:value-type="float">
            <text:p>98.2 </text:p>
          </table:table-cell>
          <table:table-cell office:value-type="float" office:value="67.41589" calcext:value-type="float">
            <text:p>67.4 </text:p>
          </table:table-cell>
          <table:table-cell office:value-type="float" office:value="56.85099" calcext:value-type="float">
            <text:p>56.9 </text:p>
          </table:table-cell>
          <table:table-cell office:value-type="float" office:value="71.9446" calcext:value-type="float">
            <text:p>71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6.71" calcext:value-type="float">
            <text:p>86.7 </text:p>
          </table:table-cell>
          <table:table-cell office:value-type="string" calcext:value-type="string">
            <text:p>..</text:p>
          </table:table-cell>
          <table:table-cell office:value-type="float" office:value="81.24536" calcext:value-type="float">
            <text:p>81.2 </text:p>
          </table:table-cell>
          <table:table-cell office:value-type="string" calcext:value-type="string">
            <text:p>..</text:p>
          </table:table-cell>
          <table:table-cell office:value-type="float" office:value="71.93" calcext:value-type="float">
            <text:p>71.9 </text:p>
          </table:table-cell>
          <table:table-cell office:value-type="string" calcext:value-type="string">
            <text:p>..</text:p>
          </table:table-cell>
          <table:table-cell office:value-type="float" office:value="104.0553" calcext:value-type="float">
            <text:p>104.1 </text:p>
          </table:table-cell>
          <table:table-cell office:value-type="float" office:value="85.7" calcext:value-type="float">
            <text:p>85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M10</text:p>
          </table:table-cell>
          <table:table-cell table:style-name="ce5" office:value-type="float" office:value="79.23416" calcext:value-type="float">
            <text:p>79.2 </text:p>
          </table:table-cell>
          <table:table-cell table:style-name="ce5" office:value-type="float" office:value="84.16696" calcext:value-type="float">
            <text:p>84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8.62241" calcext:value-type="float">
            <text:p>38.6 </text:p>
          </table:table-cell>
          <table:table-cell table:style-name="ce5" office:value-type="float" office:value="101.9" calcext:value-type="float">
            <text:p>101.9 </text:p>
          </table:table-cell>
          <table:table-cell table:style-name="ce5" office:value-type="float" office:value="86.3" calcext:value-type="float">
            <text:p>86.3 </text:p>
          </table:table-cell>
          <table:table-cell table:style-name="ce5" office:value-type="float" office:value="101.64" calcext:value-type="float">
            <text:p>101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0.6886" calcext:value-type="float">
            <text:p>100.7 </text:p>
          </table:table-cell>
          <table:table-cell table:style-name="ce5" office:value-type="float" office:value="76.51711" calcext:value-type="float">
            <text:p>76.5 </text:p>
          </table:table-cell>
          <table:table-cell table:style-name="ce5" office:value-type="float" office:value="80.15977" calcext:value-type="float">
            <text:p>80.2 </text:p>
          </table:table-cell>
          <table:table-cell table:style-name="ce5" office:value-type="float" office:value="98.2" calcext:value-type="float">
            <text:p>98.2 </text:p>
          </table:table-cell>
          <table:table-cell table:style-name="ce5" office:value-type="float" office:value="67.35188" calcext:value-type="float">
            <text:p>67.4 </text:p>
          </table:table-cell>
          <table:table-cell table:style-name="ce5" office:value-type="float" office:value="56.94831" calcext:value-type="float">
            <text:p>56.9 </text:p>
          </table:table-cell>
          <table:table-cell table:style-name="ce5" office:value-type="float" office:value="72.1999" calcext:value-type="float">
            <text:p>72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6.53" calcext:value-type="float">
            <text:p>86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1.49821" calcext:value-type="float">
            <text:p>81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2.29" calcext:value-type="float">
            <text:p>72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3.7184" calcext:value-type="float">
            <text:p>103.7 </text:p>
          </table:table-cell>
          <table:table-cell table:style-name="ce5" office:value-type="float" office:value="85.3" calcext:value-type="float">
            <text:p>85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M11</text:p>
          </table:table-cell>
          <table:table-cell office:value-type="float" office:value="79.07971" calcext:value-type="float">
            <text:p>79.1 </text:p>
          </table:table-cell>
          <table:table-cell office:value-type="float" office:value="82.88263" calcext:value-type="float">
            <text:p>82.9 </text:p>
          </table:table-cell>
          <table:table-cell office:value-type="string" calcext:value-type="string">
            <text:p>..</text:p>
          </table:table-cell>
          <table:table-cell office:value-type="float" office:value="39.05349" calcext:value-type="float">
            <text:p>39.1 </text:p>
          </table:table-cell>
          <table:table-cell office:value-type="float" office:value="101.5" calcext:value-type="float">
            <text:p>101.5 </text:p>
          </table:table-cell>
          <table:table-cell office:value-type="float" office:value="85.9" calcext:value-type="float">
            <text:p>85.9 </text:p>
          </table:table-cell>
          <table:table-cell office:value-type="float" office:value="101.37" calcext:value-type="float">
            <text:p>101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0.3042" calcext:value-type="float">
            <text:p>100.3 </text:p>
          </table:table-cell>
          <table:table-cell office:value-type="float" office:value="76.41721" calcext:value-type="float">
            <text:p>76.4 </text:p>
          </table:table-cell>
          <table:table-cell office:value-type="float" office:value="80.30016" calcext:value-type="float">
            <text:p>80.3 </text:p>
          </table:table-cell>
          <table:table-cell office:value-type="float" office:value="97.3" calcext:value-type="float">
            <text:p>97.3 </text:p>
          </table:table-cell>
          <table:table-cell office:value-type="float" office:value="66.38343" calcext:value-type="float">
            <text:p>66.4 </text:p>
          </table:table-cell>
          <table:table-cell office:value-type="float" office:value="57.09159" calcext:value-type="float">
            <text:p>57.1 </text:p>
          </table:table-cell>
          <table:table-cell office:value-type="float" office:value="72.1034" calcext:value-type="float">
            <text:p>72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6.31" calcext:value-type="float">
            <text:p>86.3 </text:p>
          </table:table-cell>
          <table:table-cell office:value-type="string" calcext:value-type="string">
            <text:p>..</text:p>
          </table:table-cell>
          <table:table-cell office:value-type="float" office:value="82.19608" calcext:value-type="float">
            <text:p>82.2 </text:p>
          </table:table-cell>
          <table:table-cell office:value-type="string" calcext:value-type="string">
            <text:p>..</text:p>
          </table:table-cell>
          <table:table-cell office:value-type="float" office:value="72.53" calcext:value-type="float">
            <text:p>72.5 </text:p>
          </table:table-cell>
          <table:table-cell office:value-type="string" calcext:value-type="string">
            <text:p>..</text:p>
          </table:table-cell>
          <table:table-cell office:value-type="float" office:value="103.8727" calcext:value-type="float">
            <text:p>103.9 </text:p>
          </table:table-cell>
          <table:table-cell office:value-type="float" office:value="85" calcext:value-type="float">
            <text:p>85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M12</text:p>
          </table:table-cell>
          <table:table-cell table:style-name="ce5" office:value-type="float" office:value="79.15694" calcext:value-type="float">
            <text:p>79.2 </text:p>
          </table:table-cell>
          <table:table-cell table:style-name="ce5" office:value-type="float" office:value="83.05387" calcext:value-type="float">
            <text:p>83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9.67891" calcext:value-type="float">
            <text:p>39.7 </text:p>
          </table:table-cell>
          <table:table-cell table:style-name="ce5" office:value-type="float" office:value="101.4" calcext:value-type="float">
            <text:p>101.4 </text:p>
          </table:table-cell>
          <table:table-cell table:style-name="ce5" office:value-type="float" office:value="86.2" calcext:value-type="float">
            <text:p>86.2 </text:p>
          </table:table-cell>
          <table:table-cell table:style-name="ce5" office:value-type="float" office:value="101.6" calcext:value-type="float">
            <text:p>101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0.8807" calcext:value-type="float">
            <text:p>100.9 </text:p>
          </table:table-cell>
          <table:table-cell table:style-name="ce5" office:value-type="float" office:value="76.31732" calcext:value-type="float">
            <text:p>76.3 </text:p>
          </table:table-cell>
          <table:table-cell table:style-name="ce5" office:value-type="float" office:value="80.30016" calcext:value-type="float">
            <text:p>80.3 </text:p>
          </table:table-cell>
          <table:table-cell table:style-name="ce5" office:value-type="float" office:value="96.9" calcext:value-type="float">
            <text:p>96.9 </text:p>
          </table:table-cell>
          <table:table-cell table:style-name="ce5" office:value-type="float" office:value="66.38343" calcext:value-type="float">
            <text:p>66.4 </text:p>
          </table:table-cell>
          <table:table-cell table:style-name="ce5" office:value-type="float" office:value="57.38028" calcext:value-type="float">
            <text:p>57.4 </text:p>
          </table:table-cell>
          <table:table-cell table:style-name="ce5" office:value-type="float" office:value="72.4033" calcext:value-type="float">
            <text:p>72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5.8" calcext:value-type="float">
            <text:p>85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2.45904" calcext:value-type="float">
            <text:p>82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2.5" calcext:value-type="float">
            <text:p>72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3.7297" calcext:value-type="float">
            <text:p>103.7 </text:p>
          </table:table-cell>
          <table:table-cell table:style-name="ce5" office:value-type="float" office:value="85.2" calcext:value-type="float">
            <text:p>85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M1</text:p>
          </table:table-cell>
          <table:table-cell office:value-type="float" office:value="79.38862" calcext:value-type="float">
            <text:p>79.4 </text:p>
          </table:table-cell>
          <table:table-cell office:value-type="float" office:value="83.48199" calcext:value-type="float">
            <text:p>83.5 </text:p>
          </table:table-cell>
          <table:table-cell office:value-type="string" calcext:value-type="string">
            <text:p>..</text:p>
          </table:table-cell>
          <table:table-cell office:value-type="float" office:value="40.11723" calcext:value-type="float">
            <text:p>40.1 </text:p>
          </table:table-cell>
          <table:table-cell office:value-type="float" office:value="102" calcext:value-type="float">
            <text:p>102.0 </text:p>
          </table:table-cell>
          <table:table-cell office:value-type="float" office:value="86.2" calcext:value-type="float">
            <text:p>86.2 </text:p>
          </table:table-cell>
          <table:table-cell office:value-type="float" office:value="100.84" calcext:value-type="float">
            <text:p>100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9.53563" calcext:value-type="float">
            <text:p>99.5 </text:p>
          </table:table-cell>
          <table:table-cell office:value-type="float" office:value="77.01656" calcext:value-type="float">
            <text:p>77.0 </text:p>
          </table:table-cell>
          <table:table-cell office:value-type="float" office:value="80.51074" calcext:value-type="float">
            <text:p>80.5 </text:p>
          </table:table-cell>
          <table:table-cell office:value-type="float" office:value="96.8" calcext:value-type="float">
            <text:p>96.8 </text:p>
          </table:table-cell>
          <table:table-cell office:value-type="float" office:value="67.02975" calcext:value-type="float">
            <text:p>67.0 </text:p>
          </table:table-cell>
          <table:table-cell office:value-type="float" office:value="57.98362" calcext:value-type="float">
            <text:p>58.0 </text:p>
          </table:table-cell>
          <table:table-cell office:value-type="float" office:value="73.2034" calcext:value-type="float">
            <text:p>73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5.92" calcext:value-type="float">
            <text:p>85.9 </text:p>
          </table:table-cell>
          <table:table-cell office:value-type="string" calcext:value-type="string">
            <text:p>..</text:p>
          </table:table-cell>
          <table:table-cell office:value-type="float" office:value="82.16573" calcext:value-type="float">
            <text:p>82.2 </text:p>
          </table:table-cell>
          <table:table-cell office:value-type="float" office:value="67.48525" calcext:value-type="float">
            <text:p>67.5 </text:p>
          </table:table-cell>
          <table:table-cell office:value-type="float" office:value="73.54" calcext:value-type="float">
            <text:p>73.5 </text:p>
          </table:table-cell>
          <table:table-cell office:value-type="float" office:value="81.41357" calcext:value-type="float">
            <text:p>81.4 </text:p>
          </table:table-cell>
          <table:table-cell office:value-type="float" office:value="103.1886" calcext:value-type="float">
            <text:p>103.2 </text:p>
          </table:table-cell>
          <table:table-cell office:value-type="float" office:value="84.4" calcext:value-type="float">
            <text:p>84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M2</text:p>
          </table:table-cell>
          <table:table-cell table:style-name="ce5" office:value-type="float" office:value="79.31139" calcext:value-type="float">
            <text:p>79.3 </text:p>
          </table:table-cell>
          <table:table-cell table:style-name="ce5" office:value-type="float" office:value="84.08134" calcext:value-type="float">
            <text:p>84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0.09655" calcext:value-type="float">
            <text:p>40.1 </text:p>
          </table:table-cell>
          <table:table-cell table:style-name="ce5" office:value-type="float" office:value="101.5" calcext:value-type="float">
            <text:p>101.5 </text:p>
          </table:table-cell>
          <table:table-cell table:style-name="ce5" office:value-type="float" office:value="86.5" calcext:value-type="float">
            <text:p>86.5 </text:p>
          </table:table-cell>
          <table:table-cell table:style-name="ce5" office:value-type="float" office:value="100.91" calcext:value-type="float">
            <text:p>100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0.6886" calcext:value-type="float">
            <text:p>100.7 </text:p>
          </table:table-cell>
          <table:table-cell table:style-name="ce5" office:value-type="float" office:value="77.8157" calcext:value-type="float">
            <text:p>77.8 </text:p>
          </table:table-cell>
          <table:table-cell table:style-name="ce5" office:value-type="float" office:value="80.79151" calcext:value-type="float">
            <text:p>80.8 </text:p>
          </table:table-cell>
          <table:table-cell table:style-name="ce5" office:value-type="float" office:value="95.9" calcext:value-type="float">
            <text:p>95.9 </text:p>
          </table:table-cell>
          <table:table-cell table:style-name="ce5" office:value-type="float" office:value="68.06222" calcext:value-type="float">
            <text:p>68.1 </text:p>
          </table:table-cell>
          <table:table-cell table:style-name="ce5" office:value-type="float" office:value="57.71321" calcext:value-type="float">
            <text:p>57.7 </text:p>
          </table:table-cell>
          <table:table-cell table:style-name="ce5" office:value-type="float" office:value="73.0331" calcext:value-type="float">
            <text:p>73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6.65" calcext:value-type="float">
            <text:p>86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1.62969" calcext:value-type="float">
            <text:p>81.6 </text:p>
          </table:table-cell>
          <table:table-cell table:style-name="ce5" office:value-type="float" office:value="67.80418" calcext:value-type="float">
            <text:p>67.8 </text:p>
          </table:table-cell>
          <table:table-cell table:style-name="ce5" office:value-type="float" office:value="74.06" calcext:value-type="float">
            <text:p>74.1 </text:p>
          </table:table-cell>
          <table:table-cell table:style-name="ce5" office:value-type="float" office:value="81.2837" calcext:value-type="float">
            <text:p>81.3 </text:p>
          </table:table-cell>
          <table:table-cell table:style-name="ce5" office:value-type="float" office:value="102.981" calcext:value-type="float">
            <text:p>103.0 </text:p>
          </table:table-cell>
          <table:table-cell table:style-name="ce5" office:value-type="float" office:value="84.5" calcext:value-type="float">
            <text:p>84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M3</text:p>
          </table:table-cell>
          <table:table-cell office:value-type="float" office:value="79.46584" calcext:value-type="float">
            <text:p>79.5 </text:p>
          </table:table-cell>
          <table:table-cell office:value-type="float" office:value="84.93757" calcext:value-type="float">
            <text:p>84.9 </text:p>
          </table:table-cell>
          <table:table-cell office:value-type="string" calcext:value-type="string">
            <text:p>..</text:p>
          </table:table-cell>
          <table:table-cell office:value-type="float" office:value="40.23404" calcext:value-type="float">
            <text:p>40.2 </text:p>
          </table:table-cell>
          <table:table-cell office:value-type="float" office:value="101.2" calcext:value-type="float">
            <text:p>101.2 </text:p>
          </table:table-cell>
          <table:table-cell office:value-type="float" office:value="87.4" calcext:value-type="float">
            <text:p>87.4 </text:p>
          </table:table-cell>
          <table:table-cell office:value-type="float" office:value="101.83" calcext:value-type="float">
            <text:p>101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1.265" calcext:value-type="float">
            <text:p>101.3 </text:p>
          </table:table-cell>
          <table:table-cell office:value-type="float" office:value="77.71581" calcext:value-type="float">
            <text:p>77.7 </text:p>
          </table:table-cell>
          <table:table-cell office:value-type="float" office:value="80.93189" calcext:value-type="float">
            <text:p>80.9 </text:p>
          </table:table-cell>
          <table:table-cell office:value-type="float" office:value="96.1" calcext:value-type="float">
            <text:p>96.1 </text:p>
          </table:table-cell>
          <table:table-cell office:value-type="float" office:value="67.86811" calcext:value-type="float">
            <text:p>67.9 </text:p>
          </table:table-cell>
          <table:table-cell office:value-type="float" office:value="57.99905" calcext:value-type="float">
            <text:p>58.0 </text:p>
          </table:table-cell>
          <table:table-cell office:value-type="float" office:value="72.567" calcext:value-type="float">
            <text:p>72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8.02" calcext:value-type="float">
            <text:p>88.0 </text:p>
          </table:table-cell>
          <table:table-cell office:value-type="string" calcext:value-type="string">
            <text:p>..</text:p>
          </table:table-cell>
          <table:table-cell office:value-type="float" office:value="81.81174" calcext:value-type="float">
            <text:p>81.8 </text:p>
          </table:table-cell>
          <table:table-cell office:value-type="float" office:value="67.80418" calcext:value-type="float">
            <text:p>67.8 </text:p>
          </table:table-cell>
          <table:table-cell office:value-type="float" office:value="74.55" calcext:value-type="float">
            <text:p>74.6 </text:p>
          </table:table-cell>
          <table:table-cell office:value-type="float" office:value="82.1865" calcext:value-type="float">
            <text:p>82.2 </text:p>
          </table:table-cell>
          <table:table-cell office:value-type="float" office:value="103.007" calcext:value-type="float">
            <text:p>103.0 </text:p>
          </table:table-cell>
          <table:table-cell office:value-type="float" office:value="84.9" calcext:value-type="float">
            <text:p>84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M4</text:p>
          </table:table-cell>
          <table:table-cell table:style-name="ce5" office:value-type="float" office:value="79.85197" calcext:value-type="float">
            <text:p>79.9 </text:p>
          </table:table-cell>
          <table:table-cell table:style-name="ce5" office:value-type="float" office:value="85.53693" calcext:value-type="float">
            <text:p>85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0.2785" calcext:value-type="float">
            <text:p>40.3 </text:p>
          </table:table-cell>
          <table:table-cell table:style-name="ce5" office:value-type="float" office:value="101.1" calcext:value-type="float">
            <text:p>101.1 </text:p>
          </table:table-cell>
          <table:table-cell table:style-name="ce5" office:value-type="float" office:value="87.7" calcext:value-type="float">
            <text:p>87.7 </text:p>
          </table:table-cell>
          <table:table-cell table:style-name="ce5" office:value-type="float" office:value="101.89" calcext:value-type="float">
            <text:p>101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2.1297" calcext:value-type="float">
            <text:p>102.1 </text:p>
          </table:table-cell>
          <table:table-cell table:style-name="ce5" office:value-type="float" office:value="78.91451" calcext:value-type="float">
            <text:p>78.9 </text:p>
          </table:table-cell>
          <table:table-cell table:style-name="ce5" office:value-type="float" office:value="81.21266" calcext:value-type="float">
            <text:p>81.2 </text:p>
          </table:table-cell>
          <table:table-cell table:style-name="ce5" office:value-type="float" office:value="96.7" calcext:value-type="float">
            <text:p>96.7 </text:p>
          </table:table-cell>
          <table:table-cell table:style-name="ce5" office:value-type="float" office:value="68.45042" calcext:value-type="float">
            <text:p>68.5 </text:p>
          </table:table-cell>
          <table:table-cell table:style-name="ce5" office:value-type="float" office:value="58.03958" calcext:value-type="float">
            <text:p>58.0 </text:p>
          </table:table-cell>
          <table:table-cell table:style-name="ce5" office:value-type="float" office:value="72.5137" calcext:value-type="float">
            <text:p>72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8.39" calcext:value-type="float">
            <text:p>88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2.60063" calcext:value-type="float">
            <text:p>82.6 </text:p>
          </table:table-cell>
          <table:table-cell table:style-name="ce5" office:value-type="float" office:value="68.12311" calcext:value-type="float">
            <text:p>68.1 </text:p>
          </table:table-cell>
          <table:table-cell table:style-name="ce5" office:value-type="float" office:value="75.7" calcext:value-type="float">
            <text:p>75.7 </text:p>
          </table:table-cell>
          <table:table-cell table:style-name="ce5" office:value-type="float" office:value="84.1885" calcext:value-type="float">
            <text:p>84.2 </text:p>
          </table:table-cell>
          <table:table-cell table:style-name="ce5" office:value-type="float" office:value="104.8964" calcext:value-type="float">
            <text:p>104.9 </text:p>
          </table:table-cell>
          <table:table-cell table:style-name="ce5" office:value-type="float" office:value="84.8" calcext:value-type="float">
            <text:p>84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M5</text:p>
          </table:table-cell>
          <table:table-cell office:value-type="float" office:value="79.77475" calcext:value-type="float">
            <text:p>79.8 </text:p>
          </table:table-cell>
          <table:table-cell office:value-type="float" office:value="85.28006" calcext:value-type="float">
            <text:p>85.3 </text:p>
          </table:table-cell>
          <table:table-cell office:value-type="string" calcext:value-type="string">
            <text:p>..</text:p>
          </table:table-cell>
          <table:table-cell office:value-type="float" office:value="40.49249" calcext:value-type="float">
            <text:p>40.5 </text:p>
          </table:table-cell>
          <table:table-cell office:value-type="float" office:value="100.8" calcext:value-type="float">
            <text:p>100.8 </text:p>
          </table:table-cell>
          <table:table-cell office:value-type="float" office:value="87.7" calcext:value-type="float">
            <text:p>87.7 </text:p>
          </table:table-cell>
          <table:table-cell office:value-type="float" office:value="102.05" calcext:value-type="float">
            <text:p>102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2.8022" calcext:value-type="float">
            <text:p>102.8 </text:p>
          </table:table-cell>
          <table:table-cell office:value-type="float" office:value="79.81354" calcext:value-type="float">
            <text:p>79.8 </text:p>
          </table:table-cell>
          <table:table-cell office:value-type="float" office:value="81.28286" calcext:value-type="float">
            <text:p>81.3 </text:p>
          </table:table-cell>
          <table:table-cell office:value-type="float" office:value="97.3" calcext:value-type="float">
            <text:p>97.3 </text:p>
          </table:table-cell>
          <table:table-cell office:value-type="float" office:value="68.90161" calcext:value-type="float">
            <text:p>68.9 </text:p>
          </table:table-cell>
          <table:table-cell office:value-type="float" office:value="58.12707" calcext:value-type="float">
            <text:p>58.1 </text:p>
          </table:table-cell>
          <table:table-cell office:value-type="float" office:value="72.1932" calcext:value-type="float">
            <text:p>72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8.25" calcext:value-type="float">
            <text:p>88.3 </text:p>
          </table:table-cell>
          <table:table-cell office:value-type="string" calcext:value-type="string">
            <text:p>..</text:p>
          </table:table-cell>
          <table:table-cell office:value-type="float" office:value="83.26816" calcext:value-type="float">
            <text:p>83.3 </text:p>
          </table:table-cell>
          <table:table-cell office:value-type="float" office:value="68.25068" calcext:value-type="float">
            <text:p>68.3 </text:p>
          </table:table-cell>
          <table:table-cell office:value-type="float" office:value="75.78" calcext:value-type="float">
            <text:p>75.8 </text:p>
          </table:table-cell>
          <table:table-cell office:value-type="float" office:value="84.51688" calcext:value-type="float">
            <text:p>84.5 </text:p>
          </table:table-cell>
          <table:table-cell office:value-type="float" office:value="104.835" calcext:value-type="float">
            <text:p>104.8 </text:p>
          </table:table-cell>
          <table:table-cell office:value-type="float" office:value="84.8" calcext:value-type="float">
            <text:p>84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M6</text:p>
          </table:table-cell>
          <table:table-cell table:style-name="ce5" office:value-type="float" office:value="79.46584" calcext:value-type="float">
            <text:p>79.5 </text:p>
          </table:table-cell>
          <table:table-cell table:style-name="ce5" office:value-type="float" office:value="85.53693" calcext:value-type="float">
            <text:p>85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0.82742" calcext:value-type="float">
            <text:p>40.8 </text:p>
          </table:table-cell>
          <table:table-cell table:style-name="ce5" office:value-type="float" office:value="100.2" calcext:value-type="float">
            <text:p>100.2 </text:p>
          </table:table-cell>
          <table:table-cell table:style-name="ce5" office:value-type="float" office:value="87.7" calcext:value-type="float">
            <text:p>87.7 </text:p>
          </table:table-cell>
          <table:table-cell table:style-name="ce5" office:value-type="float" office:value="101.99" calcext:value-type="float">
            <text:p>102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2.8983" calcext:value-type="float">
            <text:p>102.9 </text:p>
          </table:table-cell>
          <table:table-cell table:style-name="ce5" office:value-type="float" office:value="80.81245" calcext:value-type="float">
            <text:p>80.8 </text:p>
          </table:table-cell>
          <table:table-cell table:style-name="ce5" office:value-type="float" office:value="81.28286" calcext:value-type="float">
            <text:p>81.3 </text:p>
          </table:table-cell>
          <table:table-cell table:style-name="ce5" office:value-type="float" office:value="97" calcext:value-type="float">
            <text:p>97.0 </text:p>
          </table:table-cell>
          <table:table-cell table:style-name="ce5" office:value-type="float" office:value="68.7075" calcext:value-type="float">
            <text:p>68.7 </text:p>
          </table:table-cell>
          <table:table-cell table:style-name="ce5" office:value-type="float" office:value="57.85717" calcext:value-type="float">
            <text:p>57.9 </text:p>
          </table:table-cell>
          <table:table-cell table:style-name="ce5" office:value-type="float" office:value="71.8727" calcext:value-type="float">
            <text:p>71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7.6" calcext:value-type="float">
            <text:p>87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3.4502" calcext:value-type="float">
            <text:p>83.5 </text:p>
          </table:table-cell>
          <table:table-cell table:style-name="ce5" office:value-type="float" office:value="67.80418" calcext:value-type="float">
            <text:p>67.8 </text:p>
          </table:table-cell>
          <table:table-cell table:style-name="ce5" office:value-type="float" office:value="75.39" calcext:value-type="float">
            <text:p>75.4 </text:p>
          </table:table-cell>
          <table:table-cell table:style-name="ce5" office:value-type="float" office:value="84.13676" calcext:value-type="float">
            <text:p>84.1 </text:p>
          </table:table-cell>
          <table:table-cell table:style-name="ce5" office:value-type="float" office:value="104.5046" calcext:value-type="float">
            <text:p>104.5 </text:p>
          </table:table-cell>
          <table:table-cell table:style-name="ce5" office:value-type="float" office:value="84.4" calcext:value-type="float">
            <text:p>84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M7</text:p>
          </table:table-cell>
          <table:table-cell office:value-type="float" office:value="78.92525" calcext:value-type="float">
            <text:p>78.9 </text:p>
          </table:table-cell>
          <table:table-cell office:value-type="float" office:value="86.05066" calcext:value-type="float">
            <text:p>86.1 </text:p>
          </table:table-cell>
          <table:table-cell office:value-type="string" calcext:value-type="string">
            <text:p>..</text:p>
          </table:table-cell>
          <table:table-cell office:value-type="float" office:value="41.55829" calcext:value-type="float">
            <text:p>41.6 </text:p>
          </table:table-cell>
          <table:table-cell office:value-type="float" office:value="99.2" calcext:value-type="float">
            <text:p>99.2 </text:p>
          </table:table-cell>
          <table:table-cell office:value-type="float" office:value="87" calcext:value-type="float">
            <text:p>87.0 </text:p>
          </table:table-cell>
          <table:table-cell office:value-type="float" office:value="100.85" calcext:value-type="float">
            <text:p>100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1.6493" calcext:value-type="float">
            <text:p>101.6 </text:p>
          </table:table-cell>
          <table:table-cell office:value-type="float" office:value="81.31191" calcext:value-type="float">
            <text:p>81.3 </text:p>
          </table:table-cell>
          <table:table-cell office:value-type="float" office:value="81.28286" calcext:value-type="float">
            <text:p>81.3 </text:p>
          </table:table-cell>
          <table:table-cell office:value-type="float" office:value="96.1" calcext:value-type="float">
            <text:p>96.1 </text:p>
          </table:table-cell>
          <table:table-cell office:value-type="float" office:value="68.25632" calcext:value-type="float">
            <text:p>68.3 </text:p>
          </table:table-cell>
          <table:table-cell office:value-type="float" office:value="57.49587" calcext:value-type="float">
            <text:p>57.5 </text:p>
          </table:table-cell>
          <table:table-cell office:value-type="float" office:value="71.3508" calcext:value-type="float">
            <text:p>71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6.46" calcext:value-type="float">
            <text:p>86.5 </text:p>
          </table:table-cell>
          <table:table-cell office:value-type="string" calcext:value-type="string">
            <text:p>..</text:p>
          </table:table-cell>
          <table:table-cell office:value-type="float" office:value="83.39964" calcext:value-type="float">
            <text:p>83.4 </text:p>
          </table:table-cell>
          <table:table-cell office:value-type="float" office:value="67.42146" calcext:value-type="float">
            <text:p>67.4 </text:p>
          </table:table-cell>
          <table:table-cell office:value-type="float" office:value="75.57" calcext:value-type="float">
            <text:p>75.6 </text:p>
          </table:table-cell>
          <table:table-cell office:value-type="float" office:value="82.08514" calcext:value-type="float">
            <text:p>82.1 </text:p>
          </table:table-cell>
          <table:table-cell office:value-type="float" office:value="103.1323" calcext:value-type="float">
            <text:p>103.1 </text:p>
          </table:table-cell>
          <table:table-cell office:value-type="float" office:value="83.6" calcext:value-type="float">
            <text:p>83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M8</text:p>
          </table:table-cell>
          <table:table-cell table:style-name="ce5" office:value-type="float" office:value="79.07971" calcext:value-type="float">
            <text:p>79.1 </text:p>
          </table:table-cell>
          <table:table-cell table:style-name="ce5" office:value-type="float" office:value="86.39315" calcext:value-type="float">
            <text:p>86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2.19613" calcext:value-type="float">
            <text:p>42.2 </text:p>
          </table:table-cell>
          <table:table-cell table:style-name="ce5" office:value-type="float" office:value="98.4" calcext:value-type="float">
            <text:p>98.4 </text:p>
          </table:table-cell>
          <table:table-cell table:style-name="ce5" office:value-type="float" office:value="87.1" calcext:value-type="float">
            <text:p>87.1 </text:p>
          </table:table-cell>
          <table:table-cell table:style-name="ce5" office:value-type="float" office:value="101.31" calcext:value-type="float">
            <text:p>101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2.3219" calcext:value-type="float">
            <text:p>102.3 </text:p>
          </table:table-cell>
          <table:table-cell table:style-name="ce5" office:value-type="float" office:value="80.91235" calcext:value-type="float">
            <text:p>80.9 </text:p>
          </table:table-cell>
          <table:table-cell table:style-name="ce5" office:value-type="float" office:value="81.35305" calcext:value-type="float">
            <text:p>81.4 </text:p>
          </table:table-cell>
          <table:table-cell table:style-name="ce5" office:value-type="float" office:value="96.3" calcext:value-type="float">
            <text:p>96.3 </text:p>
          </table:table-cell>
          <table:table-cell table:style-name="ce5" office:value-type="float" office:value="69.0317" calcext:value-type="float">
            <text:p>69.0 </text:p>
          </table:table-cell>
          <table:table-cell table:style-name="ce5" office:value-type="float" office:value="56.88526" calcext:value-type="float">
            <text:p>56.9 </text:p>
          </table:table-cell>
          <table:table-cell table:style-name="ce5" office:value-type="float" office:value="70.8414" calcext:value-type="float">
            <text:p>70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6.92" calcext:value-type="float">
            <text:p>86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3.19736" calcext:value-type="float">
            <text:p>83.2 </text:p>
          </table:table-cell>
          <table:table-cell table:style-name="ce5" office:value-type="float" office:value="67.48525" calcext:value-type="float">
            <text:p>67.5 </text:p>
          </table:table-cell>
          <table:table-cell table:style-name="ce5" office:value-type="float" office:value="75.38" calcext:value-type="float">
            <text:p>75.4 </text:p>
          </table:table-cell>
          <table:table-cell table:style-name="ce5" office:value-type="float" office:value="82.04923" calcext:value-type="float">
            <text:p>82.0 </text:p>
          </table:table-cell>
          <table:table-cell table:style-name="ce5" office:value-type="float" office:value="102.9732" calcext:value-type="float">
            <text:p>103.0 </text:p>
          </table:table-cell>
          <table:table-cell table:style-name="ce5" office:value-type="float" office:value="83.7" calcext:value-type="float">
            <text:p>83.7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M9</text:p>
          </table:table-cell>
          <table:table-cell office:value-type="float" office:value="79.62029" calcext:value-type="float">
            <text:p>79.6 </text:p>
          </table:table-cell>
          <table:table-cell office:value-type="float" office:value="86.39315" calcext:value-type="float">
            <text:p>86.4 </text:p>
          </table:table-cell>
          <table:table-cell office:value-type="string" calcext:value-type="string">
            <text:p>..</text:p>
          </table:table-cell>
          <table:table-cell office:value-type="float" office:value="42.376" calcext:value-type="float">
            <text:p>42.4 </text:p>
          </table:table-cell>
          <table:table-cell office:value-type="float" office:value="98.3" calcext:value-type="float">
            <text:p>98.3 </text:p>
          </table:table-cell>
          <table:table-cell office:value-type="float" office:value="87.8" calcext:value-type="float">
            <text:p>87.8 </text:p>
          </table:table-cell>
          <table:table-cell office:value-type="float" office:value="102.01" calcext:value-type="float">
            <text:p>102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2.6101" calcext:value-type="float">
            <text:p>102.6 </text:p>
          </table:table-cell>
          <table:table-cell office:value-type="float" office:value="81.31191" calcext:value-type="float">
            <text:p>81.3 </text:p>
          </table:table-cell>
          <table:table-cell office:value-type="float" office:value="81.56363" calcext:value-type="float">
            <text:p>81.6 </text:p>
          </table:table-cell>
          <table:table-cell office:value-type="float" office:value="96.7" calcext:value-type="float">
            <text:p>96.7 </text:p>
          </table:table-cell>
          <table:table-cell office:value-type="float" office:value="69.87006" calcext:value-type="float">
            <text:p>69.9 </text:p>
          </table:table-cell>
          <table:table-cell office:value-type="float" office:value="57.41912" calcext:value-type="float">
            <text:p>57.4 </text:p>
          </table:table-cell>
          <table:table-cell office:value-type="float" office:value="70.4145" calcext:value-type="float">
            <text:p>70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8.65" calcext:value-type="float">
            <text:p>88.7 </text:p>
          </table:table-cell>
          <table:table-cell office:value-type="string" calcext:value-type="string">
            <text:p>..</text:p>
          </table:table-cell>
          <table:table-cell office:value-type="float" office:value="83.03553" calcext:value-type="float">
            <text:p>83.0 </text:p>
          </table:table-cell>
          <table:table-cell office:value-type="float" office:value="67.74039" calcext:value-type="float">
            <text:p>67.7 </text:p>
          </table:table-cell>
          <table:table-cell office:value-type="float" office:value="76.15" calcext:value-type="float">
            <text:p>76.2 </text:p>
          </table:table-cell>
          <table:table-cell office:value-type="float" office:value="82.81688" calcext:value-type="float">
            <text:p>82.8 </text:p>
          </table:table-cell>
          <table:table-cell office:value-type="float" office:value="103.266" calcext:value-type="float">
            <text:p>103.3 </text:p>
          </table:table-cell>
          <table:table-cell office:value-type="float" office:value="84.3" calcext:value-type="float">
            <text:p>84.3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M10</text:p>
          </table:table-cell>
          <table:table-cell table:style-name="ce5" office:value-type="float" office:value="80.16088" calcext:value-type="float">
            <text:p>80.2 </text:p>
          </table:table-cell>
          <table:table-cell table:style-name="ce5" office:value-type="float" office:value="86.82127" calcext:value-type="float">
            <text:p>86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2.71197" calcext:value-type="float">
            <text:p>42.7 </text:p>
          </table:table-cell>
          <table:table-cell table:style-name="ce5" office:value-type="float" office:value="97.9" calcext:value-type="float">
            <text:p>97.9 </text:p>
          </table:table-cell>
          <table:table-cell table:style-name="ce5" office:value-type="float" office:value="88.1" calcext:value-type="float">
            <text:p>88.1 </text:p>
          </table:table-cell>
          <table:table-cell table:style-name="ce5" office:value-type="float" office:value="102.04" calcext:value-type="float">
            <text:p>102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2.9944" calcext:value-type="float">
            <text:p>103.0 </text:p>
          </table:table-cell>
          <table:table-cell table:style-name="ce5" office:value-type="float" office:value="82.21094" calcext:value-type="float">
            <text:p>82.2 </text:p>
          </table:table-cell>
          <table:table-cell table:style-name="ce5" office:value-type="float" office:value="81.8444" calcext:value-type="float">
            <text:p>81.8 </text:p>
          </table:table-cell>
          <table:table-cell table:style-name="ce5" office:value-type="float" office:value="96.5" calcext:value-type="float">
            <text:p>96.5 </text:p>
          </table:table-cell>
          <table:table-cell table:style-name="ce5" office:value-type="float" office:value="69.22581" calcext:value-type="float">
            <text:p>69.2 </text:p>
          </table:table-cell>
          <table:table-cell table:style-name="ce5" office:value-type="float" office:value="57.95936" calcext:value-type="float">
            <text:p>58.0 </text:p>
          </table:table-cell>
          <table:table-cell table:style-name="ce5" office:value-type="float" office:value="70.956" calcext:value-type="float">
            <text:p>71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8.31" calcext:value-type="float">
            <text:p>88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3.58169" calcext:value-type="float">
            <text:p>83.6 </text:p>
          </table:table-cell>
          <table:table-cell table:style-name="ce5" office:value-type="float" office:value="67.80418" calcext:value-type="float">
            <text:p>67.8 </text:p>
          </table:table-cell>
          <table:table-cell table:style-name="ce5" office:value-type="float" office:value="76.72" calcext:value-type="float">
            <text:p>76.7 </text:p>
          </table:table-cell>
          <table:table-cell table:style-name="ce5" office:value-type="float" office:value="84.77348" calcext:value-type="float">
            <text:p>84.8 </text:p>
          </table:table-cell>
          <table:table-cell table:style-name="ce5" office:value-type="float" office:value="104.7548" calcext:value-type="float">
            <text:p>104.8 </text:p>
          </table:table-cell>
          <table:table-cell table:style-name="ce5" office:value-type="float" office:value="84.2" calcext:value-type="float">
            <text:p>84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M11</text:p>
          </table:table-cell>
          <table:table-cell office:value-type="float" office:value="80.23811" calcext:value-type="float">
            <text:p>80.2 </text:p>
          </table:table-cell>
          <table:table-cell office:value-type="float" office:value="87.07813" calcext:value-type="float">
            <text:p>87.1 </text:p>
          </table:table-cell>
          <table:table-cell office:value-type="string" calcext:value-type="string">
            <text:p>..</text:p>
          </table:table-cell>
          <table:table-cell office:value-type="float" office:value="43.21128" calcext:value-type="float">
            <text:p>43.2 </text:p>
          </table:table-cell>
          <table:table-cell office:value-type="float" office:value="97.5" calcext:value-type="float">
            <text:p>97.5 </text:p>
          </table:table-cell>
          <table:table-cell office:value-type="float" office:value="88" calcext:value-type="float">
            <text:p>88.0 </text:p>
          </table:table-cell>
          <table:table-cell office:value-type="float" office:value="101.91" calcext:value-type="float">
            <text:p>101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2.9944" calcext:value-type="float">
            <text:p>103.0 </text:p>
          </table:table-cell>
          <table:table-cell office:value-type="float" office:value="81.31191" calcext:value-type="float">
            <text:p>81.3 </text:p>
          </table:table-cell>
          <table:table-cell office:value-type="float" office:value="81.98478" calcext:value-type="float">
            <text:p>82.0 </text:p>
          </table:table-cell>
          <table:table-cell office:value-type="float" office:value="96.6" calcext:value-type="float">
            <text:p>96.6 </text:p>
          </table:table-cell>
          <table:table-cell office:value-type="float" office:value="69.15973" calcext:value-type="float">
            <text:p>69.2 </text:p>
          </table:table-cell>
          <table:table-cell office:value-type="float" office:value="58.15285" calcext:value-type="float">
            <text:p>58.2 </text:p>
          </table:table-cell>
          <table:table-cell office:value-type="float" office:value="71.0592" calcext:value-type="float">
            <text:p>71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7.82" calcext:value-type="float">
            <text:p>87.8 </text:p>
          </table:table-cell>
          <table:table-cell office:value-type="string" calcext:value-type="string">
            <text:p>..</text:p>
          </table:table-cell>
          <table:table-cell office:value-type="float" office:value="84.43126" calcext:value-type="float">
            <text:p>84.4 </text:p>
          </table:table-cell>
          <table:table-cell office:value-type="float" office:value="67.74039" calcext:value-type="float">
            <text:p>67.7 </text:p>
          </table:table-cell>
          <table:table-cell office:value-type="float" office:value="76.66" calcext:value-type="float">
            <text:p>76.7 </text:p>
          </table:table-cell>
          <table:table-cell office:value-type="float" office:value="85.19056" calcext:value-type="float">
            <text:p>85.2 </text:p>
          </table:table-cell>
          <table:table-cell office:value-type="float" office:value="104.2897" calcext:value-type="float">
            <text:p>104.3 </text:p>
          </table:table-cell>
          <table:table-cell office:value-type="float" office:value="84.3" calcext:value-type="float">
            <text:p>84.3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M12</text:p>
          </table:table-cell>
          <table:table-cell table:style-name="ce5" office:value-type="float" office:value="80.00642" calcext:value-type="float">
            <text:p>80.0 </text:p>
          </table:table-cell>
          <table:table-cell table:style-name="ce5" office:value-type="float" office:value="85.87942" calcext:value-type="float">
            <text:p>85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3.49246" calcext:value-type="float">
            <text:p>43.5 </text:p>
          </table:table-cell>
          <table:table-cell table:style-name="ce5" office:value-type="float" office:value="97.4" calcext:value-type="float">
            <text:p>97.4 </text:p>
          </table:table-cell>
          <table:table-cell table:style-name="ce5" office:value-type="float" office:value="88" calcext:value-type="float">
            <text:p>88.0 </text:p>
          </table:table-cell>
          <table:table-cell table:style-name="ce5" office:value-type="float" office:value="102.1" calcext:value-type="float">
            <text:p>102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3.8591" calcext:value-type="float">
            <text:p>103.9 </text:p>
          </table:table-cell>
          <table:table-cell table:style-name="ce5" office:value-type="float" office:value="81.01224" calcext:value-type="float">
            <text:p>81.0 </text:p>
          </table:table-cell>
          <table:table-cell table:style-name="ce5" office:value-type="float" office:value="82.12517" calcext:value-type="float">
            <text:p>82.1 </text:p>
          </table:table-cell>
          <table:table-cell table:style-name="ce5" office:value-type="float" office:value="96.4" calcext:value-type="float">
            <text:p>96.4 </text:p>
          </table:table-cell>
          <table:table-cell table:style-name="ce5" office:value-type="float" office:value="69.61092" calcext:value-type="float">
            <text:p>69.6 </text:p>
          </table:table-cell>
          <table:table-cell table:style-name="ce5" office:value-type="float" office:value="58.29884" calcext:value-type="float">
            <text:p>58.3 </text:p>
          </table:table-cell>
          <table:table-cell table:style-name="ce5" office:value-type="float" office:value="71.3519" calcext:value-type="float">
            <text:p>71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7.25" calcext:value-type="float">
            <text:p>87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4.50206" calcext:value-type="float">
            <text:p>84.5 </text:p>
          </table:table-cell>
          <table:table-cell table:style-name="ce5" office:value-type="float" office:value="67.93175" calcext:value-type="float">
            <text:p>67.9 </text:p>
          </table:table-cell>
          <table:table-cell table:style-name="ce5" office:value-type="float" office:value="77.12" calcext:value-type="float">
            <text:p>77.1 </text:p>
          </table:table-cell>
          <table:table-cell table:style-name="ce5" office:value-type="float" office:value="85.27292" calcext:value-type="float">
            <text:p>85.3 </text:p>
          </table:table-cell>
          <table:table-cell table:style-name="ce5" office:value-type="float" office:value="104.0983" calcext:value-type="float">
            <text:p>104.1 </text:p>
          </table:table-cell>
          <table:table-cell table:style-name="ce5" office:value-type="float" office:value="84.2" calcext:value-type="float">
            <text:p>84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M1</text:p>
          </table:table-cell>
          <table:table-cell office:value-type="float" office:value="80.23811" calcext:value-type="float">
            <text:p>80.2 </text:p>
          </table:table-cell>
          <table:table-cell office:value-type="float" office:value="87.24937" calcext:value-type="float">
            <text:p>87.2 </text:p>
          </table:table-cell>
          <table:table-cell office:value-type="string" calcext:value-type="string">
            <text:p>..</text:p>
          </table:table-cell>
          <table:table-cell office:value-type="float" office:value="43.66821" calcext:value-type="float">
            <text:p>43.7 </text:p>
          </table:table-cell>
          <table:table-cell office:value-type="float" office:value="97.4" calcext:value-type="float">
            <text:p>97.4 </text:p>
          </table:table-cell>
          <table:table-cell office:value-type="float" office:value="87.7" calcext:value-type="float">
            <text:p>87.7 </text:p>
          </table:table-cell>
          <table:table-cell office:value-type="float" office:value="100.61" calcext:value-type="float">
            <text:p>100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2.8022" calcext:value-type="float">
            <text:p>102.8 </text:p>
          </table:table-cell>
          <table:table-cell office:value-type="float" office:value="81.01224" calcext:value-type="float">
            <text:p>81.0 </text:p>
          </table:table-cell>
          <table:table-cell office:value-type="float" office:value="82.47613" calcext:value-type="float">
            <text:p>82.5 </text:p>
          </table:table-cell>
          <table:table-cell office:value-type="float" office:value="95.9" calcext:value-type="float">
            <text:p>95.9 </text:p>
          </table:table-cell>
          <table:table-cell office:value-type="float" office:value="70.25724" calcext:value-type="float">
            <text:p>70.3 </text:p>
          </table:table-cell>
          <table:table-cell office:value-type="float" office:value="58.84532" calcext:value-type="float">
            <text:p>58.8 </text:p>
          </table:table-cell>
          <table:table-cell office:value-type="float" office:value="71.2024" calcext:value-type="float">
            <text:p>71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7.04" calcext:value-type="float">
            <text:p>87.0 </text:p>
          </table:table-cell>
          <table:table-cell office:value-type="string" calcext:value-type="string">
            <text:p>..</text:p>
          </table:table-cell>
          <table:table-cell office:value-type="float" office:value="84.35035" calcext:value-type="float">
            <text:p>84.4 </text:p>
          </table:table-cell>
          <table:table-cell office:value-type="float" office:value="72.07782" calcext:value-type="float">
            <text:p>72.1 </text:p>
          </table:table-cell>
          <table:table-cell office:value-type="float" office:value="77.89" calcext:value-type="float">
            <text:p>77.9 </text:p>
          </table:table-cell>
          <table:table-cell office:value-type="float" office:value="83.6785" calcext:value-type="float">
            <text:p>83.7 </text:p>
          </table:table-cell>
          <table:table-cell office:value-type="float" office:value="103.4257" calcext:value-type="float">
            <text:p>103.4 </text:p>
          </table:table-cell>
          <table:table-cell office:value-type="float" office:value="83.4" calcext:value-type="float">
            <text:p>83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M2</text:p>
          </table:table-cell>
          <table:table-cell table:style-name="ce5" office:value-type="float" office:value="80.39256" calcext:value-type="float">
            <text:p>80.4 </text:p>
          </table:table-cell>
          <table:table-cell table:style-name="ce5" office:value-type="float" office:value="88.19122" calcext:value-type="float">
            <text:p>88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3.94939" calcext:value-type="float">
            <text:p>43.9 </text:p>
          </table:table-cell>
          <table:table-cell table:style-name="ce5" office:value-type="float" office:value="97.1" calcext:value-type="float">
            <text:p>97.1 </text:p>
          </table:table-cell>
          <table:table-cell table:style-name="ce5" office:value-type="float" office:value="88.3" calcext:value-type="float">
            <text:p>88.3 </text:p>
          </table:table-cell>
          <table:table-cell table:style-name="ce5" office:value-type="float" office:value="101.71" calcext:value-type="float">
            <text:p>101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4.3395" calcext:value-type="float">
            <text:p>104.3 </text:p>
          </table:table-cell>
          <table:table-cell table:style-name="ce5" office:value-type="float" office:value="81.31191" calcext:value-type="float">
            <text:p>81.3 </text:p>
          </table:table-cell>
          <table:table-cell table:style-name="ce5" office:value-type="float" office:value="82.47613" calcext:value-type="float">
            <text:p>82.5 </text:p>
          </table:table-cell>
          <table:table-cell table:style-name="ce5" office:value-type="float" office:value="95.5" calcext:value-type="float">
            <text:p>95.5 </text:p>
          </table:table-cell>
          <table:table-cell table:style-name="ce5" office:value-type="float" office:value="70.96861" calcext:value-type="float">
            <text:p>71.0 </text:p>
          </table:table-cell>
          <table:table-cell table:style-name="ce5" office:value-type="float" office:value="59.06921" calcext:value-type="float">
            <text:p>59.1 </text:p>
          </table:table-cell>
          <table:table-cell table:style-name="ce5" office:value-type="float" office:value="70.9467" calcext:value-type="float">
            <text:p>70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7.91" calcext:value-type="float">
            <text:p>87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4.12784" calcext:value-type="float">
            <text:p>84.1 </text:p>
          </table:table-cell>
          <table:table-cell table:style-name="ce5" office:value-type="float" office:value="72.39674" calcext:value-type="float">
            <text:p>72.4 </text:p>
          </table:table-cell>
          <table:table-cell table:style-name="ce5" office:value-type="float" office:value="78.23" calcext:value-type="float">
            <text:p>78.2 </text:p>
          </table:table-cell>
          <table:table-cell table:style-name="ce5" office:value-type="float" office:value="83.91608" calcext:value-type="float">
            <text:p>83.9 </text:p>
          </table:table-cell>
          <table:table-cell table:style-name="ce5" office:value-type="float" office:value="103.5991" calcext:value-type="float">
            <text:p>103.6 </text:p>
          </table:table-cell>
          <table:table-cell table:style-name="ce5" office:value-type="float" office:value="83.8" calcext:value-type="float">
            <text:p>83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M3</text:p>
          </table:table-cell>
          <table:table-cell office:value-type="float" office:value="80.85591" calcext:value-type="float">
            <text:p>80.9 </text:p>
          </table:table-cell>
          <table:table-cell office:value-type="float" office:value="88.70496" calcext:value-type="float">
            <text:p>88.7 </text:p>
          </table:table-cell>
          <table:table-cell office:value-type="string" calcext:value-type="string">
            <text:p>..</text:p>
          </table:table-cell>
          <table:table-cell office:value-type="float" office:value="44.19542" calcext:value-type="float">
            <text:p>44.2 </text:p>
          </table:table-cell>
          <table:table-cell office:value-type="float" office:value="96.9" calcext:value-type="float">
            <text:p>96.9 </text:p>
          </table:table-cell>
          <table:table-cell office:value-type="float" office:value="89.3" calcext:value-type="float">
            <text:p>89.3 </text:p>
          </table:table-cell>
          <table:table-cell office:value-type="float" office:value="102.16" calcext:value-type="float">
            <text:p>102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4.9159" calcext:value-type="float">
            <text:p>104.9 </text:p>
          </table:table-cell>
          <table:table-cell office:value-type="float" office:value="81.61159" calcext:value-type="float">
            <text:p>81.6 </text:p>
          </table:table-cell>
          <table:table-cell office:value-type="float" office:value="82.68671" calcext:value-type="float">
            <text:p>82.7 </text:p>
          </table:table-cell>
          <table:table-cell office:value-type="float" office:value="95.8" calcext:value-type="float">
            <text:p>95.8 </text:p>
          </table:table-cell>
          <table:table-cell office:value-type="float" office:value="71.61287" calcext:value-type="float">
            <text:p>71.6 </text:p>
          </table:table-cell>
          <table:table-cell office:value-type="float" office:value="59.4649" calcext:value-type="float">
            <text:p>59.5 </text:p>
          </table:table-cell>
          <table:table-cell office:value-type="float" office:value="71.1502" calcext:value-type="float">
            <text:p>71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9.39" calcext:value-type="float">
            <text:p>89.4 </text:p>
          </table:table-cell>
          <table:table-cell office:value-type="string" calcext:value-type="string">
            <text:p>..</text:p>
          </table:table-cell>
          <table:table-cell office:value-type="float" office:value="84.15818" calcext:value-type="float">
            <text:p>84.2 </text:p>
          </table:table-cell>
          <table:table-cell office:value-type="float" office:value="72.39674" calcext:value-type="float">
            <text:p>72.4 </text:p>
          </table:table-cell>
          <table:table-cell office:value-type="float" office:value="78.89" calcext:value-type="float">
            <text:p>78.9 </text:p>
          </table:table-cell>
          <table:table-cell office:value-type="float" office:value="84.8326" calcext:value-type="float">
            <text:p>84.8 </text:p>
          </table:table-cell>
          <table:table-cell office:value-type="float" office:value="104.5229" calcext:value-type="float">
            <text:p>104.5 </text:p>
          </table:table-cell>
          <table:table-cell office:value-type="float" office:value="84.2" calcext:value-type="float">
            <text:p>84.2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M4</text:p>
          </table:table-cell>
          <table:table-cell table:style-name="ce5" office:value-type="float" office:value="80.62424" calcext:value-type="float">
            <text:p>80.6 </text:p>
          </table:table-cell>
          <table:table-cell table:style-name="ce5" office:value-type="float" office:value="87.24937" calcext:value-type="float">
            <text:p>87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4.45903" calcext:value-type="float">
            <text:p>44.5 </text:p>
          </table:table-cell>
          <table:table-cell table:style-name="ce5" office:value-type="float" office:value="96.8" calcext:value-type="float">
            <text:p>96.8 </text:p>
          </table:table-cell>
          <table:table-cell table:style-name="ce5" office:value-type="float" office:value="89" calcext:value-type="float">
            <text:p>89.0 </text:p>
          </table:table-cell>
          <table:table-cell table:style-name="ce5" office:value-type="float" office:value="102.2" calcext:value-type="float">
            <text:p>102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5.1081" calcext:value-type="float">
            <text:p>105.1 </text:p>
          </table:table-cell>
          <table:table-cell table:style-name="ce5" office:value-type="float" office:value="80.91235" calcext:value-type="float">
            <text:p>80.9 </text:p>
          </table:table-cell>
          <table:table-cell table:style-name="ce5" office:value-type="float" office:value="83.03767" calcext:value-type="float">
            <text:p>83.0 </text:p>
          </table:table-cell>
          <table:table-cell table:style-name="ce5" office:value-type="float" office:value="96.3" calcext:value-type="float">
            <text:p>96.3 </text:p>
          </table:table-cell>
          <table:table-cell table:style-name="ce5" office:value-type="float" office:value="70.90356" calcext:value-type="float">
            <text:p>70.9 </text:p>
          </table:table-cell>
          <table:table-cell table:style-name="ce5" office:value-type="float" office:value="59.65797" calcext:value-type="float">
            <text:p>59.7 </text:p>
          </table:table-cell>
          <table:table-cell table:style-name="ce5" office:value-type="float" office:value="71.2277" calcext:value-type="float">
            <text:p>71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9.26" calcext:value-type="float">
            <text:p>89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5.01787" calcext:value-type="float">
            <text:p>85.0 </text:p>
          </table:table-cell>
          <table:table-cell table:style-name="ce5" office:value-type="float" office:value="72.26917" calcext:value-type="float">
            <text:p>72.3 </text:p>
          </table:table-cell>
          <table:table-cell table:style-name="ce5" office:value-type="float" office:value="79.22" calcext:value-type="float">
            <text:p>79.2 </text:p>
          </table:table-cell>
          <table:table-cell table:style-name="ce5" office:value-type="float" office:value="86.04373" calcext:value-type="float">
            <text:p>86.0 </text:p>
          </table:table-cell>
          <table:table-cell table:style-name="ce5" office:value-type="float" office:value="105.0743" calcext:value-type="float">
            <text:p>105.1 </text:p>
          </table:table-cell>
          <table:table-cell table:style-name="ce5" office:value-type="float" office:value="84.1" calcext:value-type="float">
            <text:p>84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M5</text:p>
          </table:table-cell>
          <table:table-cell office:value-type="float" office:value="80.54701" calcext:value-type="float">
            <text:p>80.5 </text:p>
          </table:table-cell>
          <table:table-cell office:value-type="float" office:value="87.16375" calcext:value-type="float">
            <text:p>87.2 </text:p>
          </table:table-cell>
          <table:table-cell office:value-type="string" calcext:value-type="string">
            <text:p>..</text:p>
          </table:table-cell>
          <table:table-cell office:value-type="float" office:value="44.67509" calcext:value-type="float">
            <text:p>44.7 </text:p>
          </table:table-cell>
          <table:table-cell office:value-type="float" office:value="96.6" calcext:value-type="float">
            <text:p>96.6 </text:p>
          </table:table-cell>
          <table:table-cell office:value-type="float" office:value="88.6" calcext:value-type="float">
            <text:p>88.6 </text:p>
          </table:table-cell>
          <table:table-cell office:value-type="float" office:value="102.27" calcext:value-type="float">
            <text:p>102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4.6277" calcext:value-type="float">
            <text:p>104.6 </text:p>
          </table:table-cell>
          <table:table-cell office:value-type="float" office:value="80.71256" calcext:value-type="float">
            <text:p>80.7 </text:p>
          </table:table-cell>
          <table:table-cell office:value-type="float" office:value="83.10786" calcext:value-type="float">
            <text:p>83.1 </text:p>
          </table:table-cell>
          <table:table-cell office:value-type="float" office:value="96.5" calcext:value-type="float">
            <text:p>96.5 </text:p>
          </table:table-cell>
          <table:table-cell office:value-type="float" office:value="70.51639" calcext:value-type="float">
            <text:p>70.5 </text:p>
          </table:table-cell>
          <table:table-cell office:value-type="float" office:value="59.75138" calcext:value-type="float">
            <text:p>59.8 </text:p>
          </table:table-cell>
          <table:table-cell office:value-type="float" office:value="71.0706" calcext:value-type="float">
            <text:p>71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9.13" calcext:value-type="float">
            <text:p>89.1 </text:p>
          </table:table-cell>
          <table:table-cell office:value-type="string" calcext:value-type="string">
            <text:p>..</text:p>
          </table:table-cell>
          <table:table-cell office:value-type="float" office:value="85.64494" calcext:value-type="float">
            <text:p>85.6 </text:p>
          </table:table-cell>
          <table:table-cell office:value-type="float" office:value="72.26917" calcext:value-type="float">
            <text:p>72.3 </text:p>
          </table:table-cell>
          <table:table-cell office:value-type="float" office:value="79.43" calcext:value-type="float">
            <text:p>79.4 </text:p>
          </table:table-cell>
          <table:table-cell office:value-type="float" office:value="85.84839" calcext:value-type="float">
            <text:p>85.8 </text:p>
          </table:table-cell>
          <table:table-cell office:value-type="float" office:value="104.651" calcext:value-type="float">
            <text:p>104.7 </text:p>
          </table:table-cell>
          <table:table-cell office:value-type="float" office:value="84.1" calcext:value-type="float">
            <text:p>84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M6</text:p>
          </table:table-cell>
          <table:table-cell table:style-name="ce5" office:value-type="float" office:value="80.39256" calcext:value-type="float">
            <text:p>80.4 </text:p>
          </table:table-cell>
          <table:table-cell table:style-name="ce5" office:value-type="float" office:value="86.90688" calcext:value-type="float">
            <text:p>86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5.05241" calcext:value-type="float">
            <text:p>45.1 </text:p>
          </table:table-cell>
          <table:table-cell table:style-name="ce5" office:value-type="float" office:value="96.4" calcext:value-type="float">
            <text:p>96.4 </text:p>
          </table:table-cell>
          <table:table-cell table:style-name="ce5" office:value-type="float" office:value="88.6" calcext:value-type="float">
            <text:p>88.6 </text:p>
          </table:table-cell>
          <table:table-cell table:style-name="ce5" office:value-type="float" office:value="102.13" calcext:value-type="float">
            <text:p>102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4.2434" calcext:value-type="float">
            <text:p>104.2 </text:p>
          </table:table-cell>
          <table:table-cell table:style-name="ce5" office:value-type="float" office:value="79.91343" calcext:value-type="float">
            <text:p>79.9 </text:p>
          </table:table-cell>
          <table:table-cell table:style-name="ce5" office:value-type="float" office:value="83.17805" calcext:value-type="float">
            <text:p>83.2 </text:p>
          </table:table-cell>
          <table:table-cell table:style-name="ce5" office:value-type="float" office:value="95.9" calcext:value-type="float">
            <text:p>95.9 </text:p>
          </table:table-cell>
          <table:table-cell table:style-name="ce5" office:value-type="float" office:value="69.93407" calcext:value-type="float">
            <text:p>69.9 </text:p>
          </table:table-cell>
          <table:table-cell table:style-name="ce5" office:value-type="float" office:value="60.27123" calcext:value-type="float">
            <text:p>60.3 </text:p>
          </table:table-cell>
          <table:table-cell table:style-name="ce5" office:value-type="float" office:value="71.1183" calcext:value-type="float">
            <text:p>71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8.26" calcext:value-type="float">
            <text:p>88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5.54379" calcext:value-type="float">
            <text:p>85.5 </text:p>
          </table:table-cell>
          <table:table-cell table:style-name="ce5" office:value-type="float" office:value="72.77946" calcext:value-type="float">
            <text:p>72.8 </text:p>
          </table:table-cell>
          <table:table-cell table:style-name="ce5" office:value-type="float" office:value="79.36" calcext:value-type="float">
            <text:p>79.4 </text:p>
          </table:table-cell>
          <table:table-cell table:style-name="ce5" office:value-type="float" office:value="85.62665" calcext:value-type="float">
            <text:p>85.6 </text:p>
          </table:table-cell>
          <table:table-cell table:style-name="ce5" office:value-type="float" office:value="104.6252" calcext:value-type="float">
            <text:p>104.6 </text:p>
          </table:table-cell>
          <table:table-cell table:style-name="ce5" office:value-type="float" office:value="83.7" calcext:value-type="float">
            <text:p>83.7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M7</text:p>
          </table:table-cell>
          <table:table-cell office:value-type="float" office:value="79.77475" calcext:value-type="float">
            <text:p>79.8 </text:p>
          </table:table-cell>
          <table:table-cell office:value-type="float" office:value="86.99251" calcext:value-type="float">
            <text:p>87.0 </text:p>
          </table:table-cell>
          <table:table-cell office:value-type="string" calcext:value-type="string">
            <text:p>..</text:p>
          </table:table-cell>
          <table:table-cell office:value-type="float" office:value="45.41526" calcext:value-type="float">
            <text:p>45.4 </text:p>
          </table:table-cell>
          <table:table-cell office:value-type="float" office:value="95.5" calcext:value-type="float">
            <text:p>95.5 </text:p>
          </table:table-cell>
          <table:table-cell office:value-type="float" office:value="87.6" calcext:value-type="float">
            <text:p>87.6 </text:p>
          </table:table-cell>
          <table:table-cell office:value-type="float" office:value="100.83" calcext:value-type="float">
            <text:p>100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3.1865" calcext:value-type="float">
            <text:p>103.2 </text:p>
          </table:table-cell>
          <table:table-cell office:value-type="float" office:value="78.91451" calcext:value-type="float">
            <text:p>78.9 </text:p>
          </table:table-cell>
          <table:table-cell office:value-type="float" office:value="83.17805" calcext:value-type="float">
            <text:p>83.2 </text:p>
          </table:table-cell>
          <table:table-cell office:value-type="float" office:value="95.2" calcext:value-type="float">
            <text:p>95.2 </text:p>
          </table:table-cell>
          <table:table-cell office:value-type="float" office:value="69.73997" calcext:value-type="float">
            <text:p>69.7 </text:p>
          </table:table-cell>
          <table:table-cell office:value-type="float" office:value="60.03537" calcext:value-type="float">
            <text:p>60.0 </text:p>
          </table:table-cell>
          <table:table-cell office:value-type="float" office:value="70.4446" calcext:value-type="float">
            <text:p>70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7.38" calcext:value-type="float">
            <text:p>87.4 </text:p>
          </table:table-cell>
          <table:table-cell office:value-type="string" calcext:value-type="string">
            <text:p>..</text:p>
          </table:table-cell>
          <table:table-cell office:value-type="float" office:value="85.04821" calcext:value-type="float">
            <text:p>85.0 </text:p>
          </table:table-cell>
          <table:table-cell office:value-type="float" office:value="72.5881" calcext:value-type="float">
            <text:p>72.6 </text:p>
          </table:table-cell>
          <table:table-cell office:value-type="float" office:value="79.57" calcext:value-type="float">
            <text:p>79.6 </text:p>
          </table:table-cell>
          <table:table-cell office:value-type="float" office:value="83.49688" calcext:value-type="float">
            <text:p>83.5 </text:p>
          </table:table-cell>
          <table:table-cell office:value-type="float" office:value="102.8598" calcext:value-type="float">
            <text:p>102.9 </text:p>
          </table:table-cell>
          <table:table-cell office:value-type="float" office:value="83.1" calcext:value-type="float">
            <text:p>83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M8</text:p>
          </table:table-cell>
          <table:table-cell table:style-name="ce5" office:value-type="float" office:value="79.9292" calcext:value-type="float">
            <text:p>79.9 </text:p>
          </table:table-cell>
          <table:table-cell table:style-name="ce5" office:value-type="float" office:value="87.24937" calcext:value-type="float">
            <text:p>87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5.62098" calcext:value-type="float">
            <text:p>45.6 </text:p>
          </table:table-cell>
          <table:table-cell table:style-name="ce5" office:value-type="float" office:value="95" calcext:value-type="float">
            <text:p>95.0 </text:p>
          </table:table-cell>
          <table:table-cell table:style-name="ce5" office:value-type="float" office:value="87.5" calcext:value-type="float">
            <text:p>87.5 </text:p>
          </table:table-cell>
          <table:table-cell table:style-name="ce5" office:value-type="float" office:value="101.36" calcext:value-type="float">
            <text:p>101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4.1473" calcext:value-type="float">
            <text:p>104.1 </text:p>
          </table:table-cell>
          <table:table-cell table:style-name="ce5" office:value-type="float" office:value="79.0144" calcext:value-type="float">
            <text:p>79.0 </text:p>
          </table:table-cell>
          <table:table-cell table:style-name="ce5" office:value-type="float" office:value="83.24825" calcext:value-type="float">
            <text:p>83.2 </text:p>
          </table:table-cell>
          <table:table-cell table:style-name="ce5" office:value-type="float" office:value="95.1" calcext:value-type="float">
            <text:p>95.1 </text:p>
          </table:table-cell>
          <table:table-cell table:style-name="ce5" office:value-type="float" office:value="70.3863" calcext:value-type="float">
            <text:p>70.4 </text:p>
          </table:table-cell>
          <table:table-cell table:style-name="ce5" office:value-type="float" office:value="59.12657" calcext:value-type="float">
            <text:p>59.1 </text:p>
          </table:table-cell>
          <table:table-cell table:style-name="ce5" office:value-type="float" office:value="69.842" calcext:value-type="float">
            <text:p>69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7.81" calcext:value-type="float">
            <text:p>87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4.94707" calcext:value-type="float">
            <text:p>84.9 </text:p>
          </table:table-cell>
          <table:table-cell table:style-name="ce5" office:value-type="float" office:value="73.41732" calcext:value-type="float">
            <text:p>73.4 </text:p>
          </table:table-cell>
          <table:table-cell table:style-name="ce5" office:value-type="float" office:value="79.01" calcext:value-type="float">
            <text:p>79.0 </text:p>
          </table:table-cell>
          <table:table-cell table:style-name="ce5" office:value-type="float" office:value="83.56657" calcext:value-type="float">
            <text:p>83.6 </text:p>
          </table:table-cell>
          <table:table-cell table:style-name="ce5" office:value-type="float" office:value="103.2655" calcext:value-type="float">
            <text:p>103.3 </text:p>
          </table:table-cell>
          <table:table-cell table:style-name="ce5" office:value-type="float" office:value="83.5" calcext:value-type="float">
            <text:p>83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M9</text:p>
          </table:table-cell>
          <table:table-cell office:value-type="float" office:value="80.62424" calcext:value-type="float">
            <text:p>80.6 </text:p>
          </table:table-cell>
          <table:table-cell office:value-type="float" office:value="87.24937" calcext:value-type="float">
            <text:p>87.2 </text:p>
          </table:table-cell>
          <table:table-cell office:value-type="string" calcext:value-type="string">
            <text:p>..</text:p>
          </table:table-cell>
          <table:table-cell office:value-type="float" office:value="45.72746" calcext:value-type="float">
            <text:p>45.7 </text:p>
          </table:table-cell>
          <table:table-cell office:value-type="float" office:value="95.1" calcext:value-type="float">
            <text:p>95.1 </text:p>
          </table:table-cell>
          <table:table-cell office:value-type="float" office:value="88.8" calcext:value-type="float">
            <text:p>88.8 </text:p>
          </table:table-cell>
          <table:table-cell office:value-type="float" office:value="102.26" calcext:value-type="float">
            <text:p>102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4.3395" calcext:value-type="float">
            <text:p>104.3 </text:p>
          </table:table-cell>
          <table:table-cell office:value-type="float" office:value="78.91451" calcext:value-type="float">
            <text:p>78.9 </text:p>
          </table:table-cell>
          <table:table-cell office:value-type="float" office:value="83.59921" calcext:value-type="float">
            <text:p>83.6 </text:p>
          </table:table-cell>
          <table:table-cell office:value-type="float" office:value="95.9" calcext:value-type="float">
            <text:p>95.9 </text:p>
          </table:table-cell>
          <table:table-cell office:value-type="float" office:value="71.61287" calcext:value-type="float">
            <text:p>71.6 </text:p>
          </table:table-cell>
          <table:table-cell office:value-type="float" office:value="59.36681" calcext:value-type="float">
            <text:p>59.4 </text:p>
          </table:table-cell>
          <table:table-cell office:value-type="float" office:value="69.9188" calcext:value-type="float">
            <text:p>69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9.43" calcext:value-type="float">
            <text:p>89.4 </text:p>
          </table:table-cell>
          <table:table-cell office:value-type="string" calcext:value-type="string">
            <text:p>..</text:p>
          </table:table-cell>
          <table:table-cell office:value-type="float" office:value="85.06844" calcext:value-type="float">
            <text:p>85.1 </text:p>
          </table:table-cell>
          <table:table-cell office:value-type="float" office:value="73.73624" calcext:value-type="float">
            <text:p>73.7 </text:p>
          </table:table-cell>
          <table:table-cell office:value-type="float" office:value="79.41" calcext:value-type="float">
            <text:p>79.4 </text:p>
          </table:table-cell>
          <table:table-cell office:value-type="float" office:value="84.13359" calcext:value-type="float">
            <text:p>84.1 </text:p>
          </table:table-cell>
          <table:table-cell office:value-type="float" office:value="103.5317" calcext:value-type="float">
            <text:p>103.5 </text:p>
          </table:table-cell>
          <table:table-cell office:value-type="float" office:value="84.1" calcext:value-type="float">
            <text:p>84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M10</text:p>
          </table:table-cell>
          <table:table-cell table:style-name="ce5" office:value-type="float" office:value="80.85591" calcext:value-type="float">
            <text:p>80.9 </text:p>
          </table:table-cell>
          <table:table-cell table:style-name="ce5" office:value-type="float" office:value="86.39315" calcext:value-type="float">
            <text:p>86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6.30947" calcext:value-type="float">
            <text:p>46.3 </text:p>
          </table:table-cell>
          <table:table-cell table:style-name="ce5" office:value-type="float" office:value="95.2" calcext:value-type="float">
            <text:p>95.2 </text:p>
          </table:table-cell>
          <table:table-cell table:style-name="ce5" office:value-type="float" office:value="88.3" calcext:value-type="float">
            <text:p>88.3 </text:p>
          </table:table-cell>
          <table:table-cell table:style-name="ce5" office:value-type="float" office:value="102.54" calcext:value-type="float">
            <text:p>102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4.1473" calcext:value-type="float">
            <text:p>104.1 </text:p>
          </table:table-cell>
          <table:table-cell table:style-name="ce5" office:value-type="float" office:value="78.71473" calcext:value-type="float">
            <text:p>78.7 </text:p>
          </table:table-cell>
          <table:table-cell table:style-name="ce5" office:value-type="float" office:value="83.6694" calcext:value-type="float">
            <text:p>83.7 </text:p>
          </table:table-cell>
          <table:table-cell table:style-name="ce5" office:value-type="float" office:value="96" calcext:value-type="float">
            <text:p>96.0 </text:p>
          </table:table-cell>
          <table:table-cell table:style-name="ce5" office:value-type="float" office:value="71.80594" calcext:value-type="float">
            <text:p>71.8 </text:p>
          </table:table-cell>
          <table:table-cell table:style-name="ce5" office:value-type="float" office:value="59.92062" calcext:value-type="float">
            <text:p>59.9 </text:p>
          </table:table-cell>
          <table:table-cell table:style-name="ce5" office:value-type="float" office:value="70.1581" calcext:value-type="float">
            <text:p>70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9.04" calcext:value-type="float">
            <text:p>89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5.47299" calcext:value-type="float">
            <text:p>85.5 </text:p>
          </table:table-cell>
          <table:table-cell table:style-name="ce5" office:value-type="float" office:value="73.80003" calcext:value-type="float">
            <text:p>73.8 </text:p>
          </table:table-cell>
          <table:table-cell table:style-name="ce5" office:value-type="float" office:value="79.9" calcext:value-type="float">
            <text:p>79.9 </text:p>
          </table:table-cell>
          <table:table-cell table:style-name="ce5" office:value-type="float" office:value="85.41547" calcext:value-type="float">
            <text:p>85.4 </text:p>
          </table:table-cell>
          <table:table-cell table:style-name="ce5" office:value-type="float" office:value="104.819" calcext:value-type="float">
            <text:p>104.8 </text:p>
          </table:table-cell>
          <table:table-cell table:style-name="ce5" office:value-type="float" office:value="84" calcext:value-type="float">
            <text:p>84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M11</text:p>
          </table:table-cell>
          <table:table-cell office:value-type="float" office:value="81.16482" calcext:value-type="float">
            <text:p>81.2 </text:p>
          </table:table-cell>
          <table:table-cell office:value-type="float" office:value="86.90688" calcext:value-type="float">
            <text:p>86.9 </text:p>
          </table:table-cell>
          <table:table-cell office:value-type="string" calcext:value-type="string">
            <text:p>..</text:p>
          </table:table-cell>
          <table:table-cell office:value-type="float" office:value="46.98141" calcext:value-type="float">
            <text:p>47.0 </text:p>
          </table:table-cell>
          <table:table-cell office:value-type="float" office:value="95.5" calcext:value-type="float">
            <text:p>95.5 </text:p>
          </table:table-cell>
          <table:table-cell office:value-type="float" office:value="88.5" calcext:value-type="float">
            <text:p>88.5 </text:p>
          </table:table-cell>
          <table:table-cell office:value-type="float" office:value="102.26" calcext:value-type="float">
            <text:p>102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4.3395" calcext:value-type="float">
            <text:p>104.3 </text:p>
          </table:table-cell>
          <table:table-cell office:value-type="float" office:value="79.31408" calcext:value-type="float">
            <text:p>79.3 </text:p>
          </table:table-cell>
          <table:table-cell office:value-type="float" office:value="83.87997" calcext:value-type="float">
            <text:p>83.9 </text:p>
          </table:table-cell>
          <table:table-cell office:value-type="float" office:value="95.3" calcext:value-type="float">
            <text:p>95.3 </text:p>
          </table:table-cell>
          <table:table-cell office:value-type="float" office:value="71.35578" calcext:value-type="float">
            <text:p>71.4 </text:p>
          </table:table-cell>
          <table:table-cell office:value-type="float" office:value="60.28238" calcext:value-type="float">
            <text:p>60.3 </text:p>
          </table:table-cell>
          <table:table-cell office:value-type="float" office:value="70.5543" calcext:value-type="float">
            <text:p>70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8.65" calcext:value-type="float">
            <text:p>88.7 </text:p>
          </table:table-cell>
          <table:table-cell office:value-type="string" calcext:value-type="string">
            <text:p>..</text:p>
          </table:table-cell>
          <table:table-cell office:value-type="float" office:value="85.89778" calcext:value-type="float">
            <text:p>85.9 </text:p>
          </table:table-cell>
          <table:table-cell office:value-type="float" office:value="73.99139" calcext:value-type="float">
            <text:p>74.0 </text:p>
          </table:table-cell>
          <table:table-cell office:value-type="float" office:value="80.17" calcext:value-type="float">
            <text:p>80.2 </text:p>
          </table:table-cell>
          <table:table-cell office:value-type="float" office:value="86.17783" calcext:value-type="float">
            <text:p>86.2 </text:p>
          </table:table-cell>
          <table:table-cell office:value-type="float" office:value="104.4963" calcext:value-type="float">
            <text:p>104.5 </text:p>
          </table:table-cell>
          <table:table-cell office:value-type="float" office:value="84.1" calcext:value-type="float">
            <text:p>84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M12</text:p>
          </table:table-cell>
          <table:table-cell table:style-name="ce5" office:value-type="float" office:value="81.16482" calcext:value-type="float">
            <text:p>81.2 </text:p>
          </table:table-cell>
          <table:table-cell table:style-name="ce5" office:value-type="float" office:value="86.99251" calcext:value-type="float">
            <text:p>87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7.7681" calcext:value-type="float">
            <text:p>47.8 </text:p>
          </table:table-cell>
          <table:table-cell table:style-name="ce5" office:value-type="float" office:value="95.6" calcext:value-type="float">
            <text:p>95.6 </text:p>
          </table:table-cell>
          <table:table-cell table:style-name="ce5" office:value-type="float" office:value="88.4" calcext:value-type="float">
            <text:p>88.4 </text:p>
          </table:table-cell>
          <table:table-cell table:style-name="ce5" office:value-type="float" office:value="102.48" calcext:value-type="float">
            <text:p>102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5.012" calcext:value-type="float">
            <text:p>105.0 </text:p>
          </table:table-cell>
          <table:table-cell table:style-name="ce5" office:value-type="float" office:value="79.1143" calcext:value-type="float">
            <text:p>79.1 </text:p>
          </table:table-cell>
          <table:table-cell table:style-name="ce5" office:value-type="float" office:value="83.95017" calcext:value-type="float">
            <text:p>84.0 </text:p>
          </table:table-cell>
          <table:table-cell table:style-name="ce5" office:value-type="float" office:value="95.5" calcext:value-type="float">
            <text:p>95.5 </text:p>
          </table:table-cell>
          <table:table-cell table:style-name="ce5" office:value-type="float" office:value="71.87202" calcext:value-type="float">
            <text:p>71.9 </text:p>
          </table:table-cell>
          <table:table-cell table:style-name="ce5" office:value-type="float" office:value="60.40976" calcext:value-type="float">
            <text:p>60.4 </text:p>
          </table:table-cell>
          <table:table-cell table:style-name="ce5" office:value-type="float" office:value="70.5777" calcext:value-type="float">
            <text:p>70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7.6" calcext:value-type="float">
            <text:p>87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5.89778" calcext:value-type="float">
            <text:p>85.9 </text:p>
          </table:table-cell>
          <table:table-cell table:style-name="ce5" office:value-type="float" office:value="74.11896" calcext:value-type="float">
            <text:p>74.1 </text:p>
          </table:table-cell>
          <table:table-cell table:style-name="ce5" office:value-type="float" office:value="80.03" calcext:value-type="float">
            <text:p>80.0 </text:p>
          </table:table-cell>
          <table:table-cell table:style-name="ce5" office:value-type="float" office:value="86.05534" calcext:value-type="float">
            <text:p>86.1 </text:p>
          </table:table-cell>
          <table:table-cell table:style-name="ce5" office:value-type="float" office:value="104.4971" calcext:value-type="float">
            <text:p>104.5 </text:p>
          </table:table-cell>
          <table:table-cell table:style-name="ce5" office:value-type="float" office:value="84.1" calcext:value-type="float">
            <text:p>84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M1</text:p>
          </table:table-cell>
          <table:table-cell office:value-type="float" office:value="81.31927" calcext:value-type="float">
            <text:p>81.3 </text:p>
          </table:table-cell>
          <table:table-cell office:value-type="float" office:value="87.24937" calcext:value-type="float">
            <text:p>87.2 </text:p>
          </table:table-cell>
          <table:table-cell office:value-type="string" calcext:value-type="string">
            <text:p>..</text:p>
          </table:table-cell>
          <table:table-cell office:value-type="float" office:value="48.60545" calcext:value-type="float">
            <text:p>48.6 </text:p>
          </table:table-cell>
          <table:table-cell office:value-type="float" office:value="96.2" calcext:value-type="float">
            <text:p>96.2 </text:p>
          </table:table-cell>
          <table:table-cell office:value-type="float" office:value="87.5" calcext:value-type="float">
            <text:p>87.5 </text:p>
          </table:table-cell>
          <table:table-cell office:value-type="float" office:value="100.71" calcext:value-type="float">
            <text:p>100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3.2826" calcext:value-type="float">
            <text:p>103.3 </text:p>
          </table:table-cell>
          <table:table-cell office:value-type="float" office:value="78.61484" calcext:value-type="float">
            <text:p>78.6 </text:p>
          </table:table-cell>
          <table:table-cell office:value-type="float" office:value="84.09055" calcext:value-type="float">
            <text:p>84.1 </text:p>
          </table:table-cell>
          <table:table-cell office:value-type="float" office:value="95.3" calcext:value-type="float">
            <text:p>95.3 </text:p>
          </table:table-cell>
          <table:table-cell office:value-type="float" office:value="72.5173" calcext:value-type="float">
            <text:p>72.5 </text:p>
          </table:table-cell>
          <table:table-cell office:value-type="float" office:value="61.21533" calcext:value-type="float">
            <text:p>61.2 </text:p>
          </table:table-cell>
          <table:table-cell office:value-type="float" office:value="70.5268" calcext:value-type="float">
            <text:p>70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6.78" calcext:value-type="float">
            <text:p>86.8 </text:p>
          </table:table-cell>
          <table:table-cell office:value-type="string" calcext:value-type="string">
            <text:p>..</text:p>
          </table:table-cell>
          <table:table-cell office:value-type="float" office:value="85.51345" calcext:value-type="float">
            <text:p>85.5 </text:p>
          </table:table-cell>
          <table:table-cell office:value-type="float" office:value="77.4996" calcext:value-type="float">
            <text:p>77.5 </text:p>
          </table:table-cell>
          <table:table-cell office:value-type="float" office:value="80.19" calcext:value-type="float">
            <text:p>80.2 </text:p>
          </table:table-cell>
          <table:table-cell office:value-type="float" office:value="83.79042" calcext:value-type="float">
            <text:p>83.8 </text:p>
          </table:table-cell>
          <table:table-cell office:value-type="float" office:value="103.0956" calcext:value-type="float">
            <text:p>103.1 </text:p>
          </table:table-cell>
          <table:table-cell office:value-type="float" office:value="83.3" calcext:value-type="float">
            <text:p>83.3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M2</text:p>
          </table:table-cell>
          <table:table-cell table:style-name="ce5" office:value-type="float" office:value="81.47372" calcext:value-type="float">
            <text:p>81.5 </text:p>
          </table:table-cell>
          <table:table-cell table:style-name="ce5" office:value-type="float" office:value="87.42062" calcext:value-type="float">
            <text:p>87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9.39628" calcext:value-type="float">
            <text:p>49.4 </text:p>
          </table:table-cell>
          <table:table-cell table:style-name="ce5" office:value-type="float" office:value="95.9" calcext:value-type="float">
            <text:p>95.9 </text:p>
          </table:table-cell>
          <table:table-cell table:style-name="ce5" office:value-type="float" office:value="87.5" calcext:value-type="float">
            <text:p>87.5 </text:p>
          </table:table-cell>
          <table:table-cell table:style-name="ce5" office:value-type="float" office:value="101.81" calcext:value-type="float">
            <text:p>101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4.5316" calcext:value-type="float">
            <text:p>104.5 </text:p>
          </table:table-cell>
          <table:table-cell table:style-name="ce5" office:value-type="float" office:value="78.81462" calcext:value-type="float">
            <text:p>78.8 </text:p>
          </table:table-cell>
          <table:table-cell table:style-name="ce5" office:value-type="float" office:value="84.23094" calcext:value-type="float">
            <text:p>84.2 </text:p>
          </table:table-cell>
          <table:table-cell table:style-name="ce5" office:value-type="float" office:value="95.3" calcext:value-type="float">
            <text:p>95.3 </text:p>
          </table:table-cell>
          <table:table-cell table:style-name="ce5" office:value-type="float" office:value="73.03457" calcext:value-type="float">
            <text:p>73.0 </text:p>
          </table:table-cell>
          <table:table-cell table:style-name="ce5" office:value-type="float" office:value="61.66622" calcext:value-type="float">
            <text:p>61.7 </text:p>
          </table:table-cell>
          <table:table-cell table:style-name="ce5" office:value-type="float" office:value="70.2984" calcext:value-type="float">
            <text:p>70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7.53" calcext:value-type="float">
            <text:p>87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5.03809" calcext:value-type="float">
            <text:p>85.0 </text:p>
          </table:table-cell>
          <table:table-cell table:style-name="ce5" office:value-type="float" office:value="77.56339" calcext:value-type="float">
            <text:p>77.6 </text:p>
          </table:table-cell>
          <table:table-cell table:style-name="ce5" office:value-type="float" office:value="80.13" calcext:value-type="float">
            <text:p>80.1 </text:p>
          </table:table-cell>
          <table:table-cell table:style-name="ce5" office:value-type="float" office:value="83.7672" calcext:value-type="float">
            <text:p>83.8 </text:p>
          </table:table-cell>
          <table:table-cell table:style-name="ce5" office:value-type="float" office:value="102.8924" calcext:value-type="float">
            <text:p>102.9 </text:p>
          </table:table-cell>
          <table:table-cell table:style-name="ce5" office:value-type="float" office:value="83.5" calcext:value-type="float">
            <text:p>83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M3</text:p>
          </table:table-cell>
          <table:table-cell office:value-type="float" office:value="81.85986" calcext:value-type="float">
            <text:p>81.9 </text:p>
          </table:table-cell>
          <table:table-cell office:value-type="float" office:value="87.84873" calcext:value-type="float">
            <text:p>87.8 </text:p>
          </table:table-cell>
          <table:table-cell office:value-type="string" calcext:value-type="string">
            <text:p>..</text:p>
          </table:table-cell>
          <table:table-cell office:value-type="float" office:value="49.36527" calcext:value-type="float">
            <text:p>49.4 </text:p>
          </table:table-cell>
          <table:table-cell office:value-type="float" office:value="95.9" calcext:value-type="float">
            <text:p>95.9 </text:p>
          </table:table-cell>
          <table:table-cell office:value-type="float" office:value="88.3" calcext:value-type="float">
            <text:p>88.3 </text:p>
          </table:table-cell>
          <table:table-cell office:value-type="float" office:value="102.28" calcext:value-type="float">
            <text:p>102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4.8199" calcext:value-type="float">
            <text:p>104.8 </text:p>
          </table:table-cell>
          <table:table-cell office:value-type="float" office:value="78.61484" calcext:value-type="float">
            <text:p>78.6 </text:p>
          </table:table-cell>
          <table:table-cell office:value-type="float" office:value="84.37132" calcext:value-type="float">
            <text:p>84.4 </text:p>
          </table:table-cell>
          <table:table-cell office:value-type="float" office:value="95.4" calcext:value-type="float">
            <text:p>95.4 </text:p>
          </table:table-cell>
          <table:table-cell office:value-type="float" office:value="73.74491" calcext:value-type="float">
            <text:p>73.7 </text:p>
          </table:table-cell>
          <table:table-cell office:value-type="float" office:value="62.43984" calcext:value-type="float">
            <text:p>62.4 </text:p>
          </table:table-cell>
          <table:table-cell office:value-type="float" office:value="70.7288" calcext:value-type="float">
            <text:p>70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8.97" calcext:value-type="float">
            <text:p>89.0 </text:p>
          </table:table-cell>
          <table:table-cell office:value-type="string" calcext:value-type="string">
            <text:p>..</text:p>
          </table:table-cell>
          <table:table-cell office:value-type="float" office:value="85.3314" calcext:value-type="float">
            <text:p>85.3 </text:p>
          </table:table-cell>
          <table:table-cell office:value-type="float" office:value="77.62717" calcext:value-type="float">
            <text:p>77.6 </text:p>
          </table:table-cell>
          <table:table-cell office:value-type="float" office:value="80.82" calcext:value-type="float">
            <text:p>80.8 </text:p>
          </table:table-cell>
          <table:table-cell office:value-type="float" office:value="84.65205" calcext:value-type="float">
            <text:p>84.7 </text:p>
          </table:table-cell>
          <table:table-cell office:value-type="float" office:value="103.4351" calcext:value-type="float">
            <text:p>103.4 </text:p>
          </table:table-cell>
          <table:table-cell office:value-type="float" office:value="83.7" calcext:value-type="float">
            <text:p>83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M4</text:p>
          </table:table-cell>
          <table:table-cell table:style-name="ce5" office:value-type="float" office:value="81.85986" calcext:value-type="float">
            <text:p>81.9 </text:p>
          </table:table-cell>
          <table:table-cell table:style-name="ce5" office:value-type="float" office:value="88.1056" calcext:value-type="float">
            <text:p>88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9.65162" calcext:value-type="float">
            <text:p>49.7 </text:p>
          </table:table-cell>
          <table:table-cell table:style-name="ce5" office:value-type="float" office:value="95.7" calcext:value-type="float">
            <text:p>95.7 </text:p>
          </table:table-cell>
          <table:table-cell table:style-name="ce5" office:value-type="float" office:value="88.2" calcext:value-type="float">
            <text:p>88.2 </text:p>
          </table:table-cell>
          <table:table-cell table:style-name="ce5" office:value-type="float" office:value="102.48" calcext:value-type="float">
            <text:p>102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5.012" calcext:value-type="float">
            <text:p>105.0 </text:p>
          </table:table-cell>
          <table:table-cell table:style-name="ce5" office:value-type="float" office:value="79.21419" calcext:value-type="float">
            <text:p>79.2 </text:p>
          </table:table-cell>
          <table:table-cell table:style-name="ce5" office:value-type="float" office:value="84.44151" calcext:value-type="float">
            <text:p>84.4 </text:p>
          </table:table-cell>
          <table:table-cell table:style-name="ce5" office:value-type="float" office:value="95.5" calcext:value-type="float">
            <text:p>95.5 </text:p>
          </table:table-cell>
          <table:table-cell table:style-name="ce5" office:value-type="float" office:value="73.61585" calcext:value-type="float">
            <text:p>73.6 </text:p>
          </table:table-cell>
          <table:table-cell table:style-name="ce5" office:value-type="float" office:value="62.84907" calcext:value-type="float">
            <text:p>62.8 </text:p>
          </table:table-cell>
          <table:table-cell table:style-name="ce5" office:value-type="float" office:value="71.1034" calcext:value-type="float">
            <text:p>71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9.34" calcext:value-type="float">
            <text:p>89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6.37314" calcext:value-type="float">
            <text:p>86.4 </text:p>
          </table:table-cell>
          <table:table-cell table:style-name="ce5" office:value-type="float" office:value="77.43581" calcext:value-type="float">
            <text:p>77.4 </text:p>
          </table:table-cell>
          <table:table-cell table:style-name="ce5" office:value-type="float" office:value="81.01" calcext:value-type="float">
            <text:p>81.0 </text:p>
          </table:table-cell>
          <table:table-cell table:style-name="ce5" office:value-type="float" office:value="86.83355" calcext:value-type="float">
            <text:p>86.8 </text:p>
          </table:table-cell>
          <table:table-cell table:style-name="ce5" office:value-type="float" office:value="105.2064" calcext:value-type="float">
            <text:p>105.2 </text:p>
          </table:table-cell>
          <table:table-cell table:style-name="ce5" office:value-type="float" office:value="83.7" calcext:value-type="float">
            <text:p>83.7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M5</text:p>
          </table:table-cell>
          <table:table-cell office:value-type="float" office:value="82.32321" calcext:value-type="float">
            <text:p>82.3 </text:p>
          </table:table-cell>
          <table:table-cell office:value-type="float" office:value="89.38994" calcext:value-type="float">
            <text:p>89.4 </text:p>
          </table:table-cell>
          <table:table-cell office:value-type="string" calcext:value-type="string">
            <text:p>..</text:p>
          </table:table-cell>
          <table:table-cell office:value-type="float" office:value="50.04135" calcext:value-type="float">
            <text:p>50.0 </text:p>
          </table:table-cell>
          <table:table-cell office:value-type="float" office:value="95.4" calcext:value-type="float">
            <text:p>95.4 </text:p>
          </table:table-cell>
          <table:table-cell office:value-type="float" office:value="88.8" calcext:value-type="float">
            <text:p>88.8 </text:p>
          </table:table-cell>
          <table:table-cell office:value-type="float" office:value="102.54" calcext:value-type="float">
            <text:p>102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5.3002" calcext:value-type="float">
            <text:p>105.3 </text:p>
          </table:table-cell>
          <table:table-cell office:value-type="float" office:value="79.71365" calcext:value-type="float">
            <text:p>79.7 </text:p>
          </table:table-cell>
          <table:table-cell office:value-type="float" office:value="84.65209" calcext:value-type="float">
            <text:p>84.7 </text:p>
          </table:table-cell>
          <table:table-cell office:value-type="float" office:value="95.7" calcext:value-type="float">
            <text:p>95.7 </text:p>
          </table:table-cell>
          <table:table-cell office:value-type="float" office:value="73.42175" calcext:value-type="float">
            <text:p>73.4 </text:p>
          </table:table-cell>
          <table:table-cell office:value-type="float" office:value="63.62915" calcext:value-type="float">
            <text:p>63.6 </text:p>
          </table:table-cell>
          <table:table-cell office:value-type="float" office:value="72.2521" calcext:value-type="float">
            <text:p>72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9.51" calcext:value-type="float">
            <text:p>89.5 </text:p>
          </table:table-cell>
          <table:table-cell office:value-type="string" calcext:value-type="string">
            <text:p>..</text:p>
          </table:table-cell>
          <table:table-cell office:value-type="float" office:value="87.15191" calcext:value-type="float">
            <text:p>87.2 </text:p>
          </table:table-cell>
          <table:table-cell office:value-type="float" office:value="77.75475" calcext:value-type="float">
            <text:p>77.8 </text:p>
          </table:table-cell>
          <table:table-cell office:value-type="float" office:value="81.77" calcext:value-type="float">
            <text:p>81.8 </text:p>
          </table:table-cell>
          <table:table-cell office:value-type="float" office:value="87.7448" calcext:value-type="float">
            <text:p>87.7 </text:p>
          </table:table-cell>
          <table:table-cell office:value-type="float" office:value="105.6337" calcext:value-type="float">
            <text:p>105.6 </text:p>
          </table:table-cell>
          <table:table-cell office:value-type="float" office:value="84" calcext:value-type="float">
            <text:p>84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M6</text:p>
          </table:table-cell>
          <table:table-cell table:style-name="ce5" office:value-type="float" office:value="82.32321" calcext:value-type="float">
            <text:p>82.3 </text:p>
          </table:table-cell>
          <table:table-cell table:style-name="ce5" office:value-type="float" office:value="89.30431" calcext:value-type="float">
            <text:p>89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0.71536" calcext:value-type="float">
            <text:p>50.7 </text:p>
          </table:table-cell>
          <table:table-cell table:style-name="ce5" office:value-type="float" office:value="95.2" calcext:value-type="float">
            <text:p>95.2 </text:p>
          </table:table-cell>
          <table:table-cell table:style-name="ce5" office:value-type="float" office:value="88.3" calcext:value-type="float">
            <text:p>88.3 </text:p>
          </table:table-cell>
          <table:table-cell table:style-name="ce5" office:value-type="float" office:value="102.41" calcext:value-type="float">
            <text:p>102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5.9728" calcext:value-type="float">
            <text:p>106.0 </text:p>
          </table:table-cell>
          <table:table-cell table:style-name="ce5" office:value-type="float" office:value="79.81354" calcext:value-type="float">
            <text:p>79.8 </text:p>
          </table:table-cell>
          <table:table-cell table:style-name="ce5" office:value-type="float" office:value="84.72229" calcext:value-type="float">
            <text:p>84.7 </text:p>
          </table:table-cell>
          <table:table-cell table:style-name="ce5" office:value-type="float" office:value="96" calcext:value-type="float">
            <text:p>96.0 </text:p>
          </table:table-cell>
          <table:table-cell table:style-name="ce5" office:value-type="float" office:value="73.35773" calcext:value-type="float">
            <text:p>73.4 </text:p>
          </table:table-cell>
          <table:table-cell table:style-name="ce5" office:value-type="float" office:value="64.1047" calcext:value-type="float">
            <text:p>64.1 </text:p>
          </table:table-cell>
          <table:table-cell table:style-name="ce5" office:value-type="float" office:value="72.2614" calcext:value-type="float">
            <text:p>72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8.36" calcext:value-type="float">
            <text:p>88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7.13168" calcext:value-type="float">
            <text:p>87.1 </text:p>
          </table:table-cell>
          <table:table-cell table:style-name="ce5" office:value-type="float" office:value="77.88232" calcext:value-type="float">
            <text:p>77.9 </text:p>
          </table:table-cell>
          <table:table-cell table:style-name="ce5" office:value-type="float" office:value="81.73" calcext:value-type="float">
            <text:p>81.7 </text:p>
          </table:table-cell>
          <table:table-cell table:style-name="ce5" office:value-type="float" office:value="87.70573" calcext:value-type="float">
            <text:p>87.7 </text:p>
          </table:table-cell>
          <table:table-cell table:style-name="ce5" office:value-type="float" office:value="106.0372" calcext:value-type="float">
            <text:p>106.0 </text:p>
          </table:table-cell>
          <table:table-cell table:style-name="ce5" office:value-type="float" office:value="83.8" calcext:value-type="float">
            <text:p>83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M7</text:p>
          </table:table-cell>
          <table:table-cell office:value-type="float" office:value="81.47372" calcext:value-type="float">
            <text:p>81.5 </text:p>
          </table:table-cell>
          <table:table-cell office:value-type="float" office:value="88.87621" calcext:value-type="float">
            <text:p>88.9 </text:p>
          </table:table-cell>
          <table:table-cell office:value-type="string" calcext:value-type="string">
            <text:p>..</text:p>
          </table:table-cell>
          <table:table-cell office:value-type="float" office:value="51.39972" calcext:value-type="float">
            <text:p>51.4 </text:p>
          </table:table-cell>
          <table:table-cell office:value-type="float" office:value="94.6" calcext:value-type="float">
            <text:p>94.6 </text:p>
          </table:table-cell>
          <table:table-cell office:value-type="float" office:value="87.3" calcext:value-type="float">
            <text:p>87.3 </text:p>
          </table:table-cell>
          <table:table-cell office:value-type="float" office:value="100.82" calcext:value-type="float">
            <text:p>100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4.5316" calcext:value-type="float">
            <text:p>104.5 </text:p>
          </table:table-cell>
          <table:table-cell office:value-type="float" office:value="79.21419" calcext:value-type="float">
            <text:p>79.2 </text:p>
          </table:table-cell>
          <table:table-cell office:value-type="float" office:value="84.65209" calcext:value-type="float">
            <text:p>84.7 </text:p>
          </table:table-cell>
          <table:table-cell office:value-type="float" office:value="95.1" calcext:value-type="float">
            <text:p>95.1 </text:p>
          </table:table-cell>
          <table:table-cell office:value-type="float" office:value="73.80892" calcext:value-type="float">
            <text:p>73.8 </text:p>
          </table:table-cell>
          <table:table-cell office:value-type="float" office:value="64.1791" calcext:value-type="float">
            <text:p>64.2 </text:p>
          </table:table-cell>
          <table:table-cell office:value-type="float" office:value="72.1603" calcext:value-type="float">
            <text:p>72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7.2" calcext:value-type="float">
            <text:p>87.2 </text:p>
          </table:table-cell>
          <table:table-cell office:value-type="string" calcext:value-type="string">
            <text:p>..</text:p>
          </table:table-cell>
          <table:table-cell office:value-type="float" office:value="86.8586" calcext:value-type="float">
            <text:p>86.9 </text:p>
          </table:table-cell>
          <table:table-cell office:value-type="float" office:value="77.9461" calcext:value-type="float">
            <text:p>77.9 </text:p>
          </table:table-cell>
          <table:table-cell office:value-type="float" office:value="81.71" calcext:value-type="float">
            <text:p>81.7 </text:p>
          </table:table-cell>
          <table:table-cell office:value-type="float" office:value="85.31516" calcext:value-type="float">
            <text:p>85.3 </text:p>
          </table:table-cell>
          <table:table-cell office:value-type="float" office:value="103.6802" calcext:value-type="float">
            <text:p>103.7 </text:p>
          </table:table-cell>
          <table:table-cell office:value-type="float" office:value="82.9" calcext:value-type="float">
            <text:p>82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M8</text:p>
          </table:table-cell>
          <table:table-cell table:style-name="ce5" office:value-type="float" office:value="81.85986" calcext:value-type="float">
            <text:p>81.9 </text:p>
          </table:table-cell>
          <table:table-cell table:style-name="ce5" office:value-type="float" office:value="88.53371" calcext:value-type="float">
            <text:p>88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1.49068" calcext:value-type="float">
            <text:p>51.5 </text:p>
          </table:table-cell>
          <table:table-cell table:style-name="ce5" office:value-type="float" office:value="94.1" calcext:value-type="float">
            <text:p>94.1 </text:p>
          </table:table-cell>
          <table:table-cell table:style-name="ce5" office:value-type="float" office:value="87.2" calcext:value-type="float">
            <text:p>87.2 </text:p>
          </table:table-cell>
          <table:table-cell table:style-name="ce5" office:value-type="float" office:value="101.77" calcext:value-type="float">
            <text:p>101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5.5885" calcext:value-type="float">
            <text:p>105.6 </text:p>
          </table:table-cell>
          <table:table-cell table:style-name="ce5" office:value-type="float" office:value="79.1143" calcext:value-type="float">
            <text:p>79.1 </text:p>
          </table:table-cell>
          <table:table-cell table:style-name="ce5" office:value-type="float" office:value="84.65209" calcext:value-type="float">
            <text:p>84.7 </text:p>
          </table:table-cell>
          <table:table-cell table:style-name="ce5" office:value-type="float" office:value="94.9" calcext:value-type="float">
            <text:p>94.9 </text:p>
          </table:table-cell>
          <table:table-cell table:style-name="ce5" office:value-type="float" office:value="75.22959" calcext:value-type="float">
            <text:p>75.2 </text:p>
          </table:table-cell>
          <table:table-cell table:style-name="ce5" office:value-type="float" office:value="64.00887" calcext:value-type="float">
            <text:p>64.0 </text:p>
          </table:table-cell>
          <table:table-cell table:style-name="ce5" office:value-type="float" office:value="71.8332" calcext:value-type="float">
            <text:p>71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7.69" calcext:value-type="float">
            <text:p>87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6.24165" calcext:value-type="float">
            <text:p>86.2 </text:p>
          </table:table-cell>
          <table:table-cell table:style-name="ce5" office:value-type="float" office:value="77.75475" calcext:value-type="float">
            <text:p>77.8 </text:p>
          </table:table-cell>
          <table:table-cell table:style-name="ce5" office:value-type="float" office:value="80.89" calcext:value-type="float">
            <text:p>80.9 </text:p>
          </table:table-cell>
          <table:table-cell table:style-name="ce5" office:value-type="float" office:value="85.64671" calcext:value-type="float">
            <text:p>85.6 </text:p>
          </table:table-cell>
          <table:table-cell table:style-name="ce5" office:value-type="float" office:value="104.1267" calcext:value-type="float">
            <text:p>104.1 </text:p>
          </table:table-cell>
          <table:table-cell table:style-name="ce5" office:value-type="float" office:value="83.1" calcext:value-type="float">
            <text:p>83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M9</text:p>
          </table:table-cell>
          <table:table-cell office:value-type="float" office:value="82.01431" calcext:value-type="float">
            <text:p>82.0 </text:p>
          </table:table-cell>
          <table:table-cell office:value-type="float" office:value="88.53371" calcext:value-type="float">
            <text:p>88.5 </text:p>
          </table:table-cell>
          <table:table-cell office:value-type="string" calcext:value-type="string">
            <text:p>..</text:p>
          </table:table-cell>
          <table:table-cell office:value-type="float" office:value="52.07993" calcext:value-type="float">
            <text:p>52.1 </text:p>
          </table:table-cell>
          <table:table-cell office:value-type="float" office:value="93.6" calcext:value-type="float">
            <text:p>93.6 </text:p>
          </table:table-cell>
          <table:table-cell office:value-type="float" office:value="88.2" calcext:value-type="float">
            <text:p>88.2 </text:p>
          </table:table-cell>
          <table:table-cell office:value-type="float" office:value="102.43" calcext:value-type="float">
            <text:p>102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5.7806" calcext:value-type="float">
            <text:p>105.8 </text:p>
          </table:table-cell>
          <table:table-cell office:value-type="float" office:value="79.21419" calcext:value-type="float">
            <text:p>79.2 </text:p>
          </table:table-cell>
          <table:table-cell office:value-type="float" office:value="84.72229" calcext:value-type="float">
            <text:p>84.7 </text:p>
          </table:table-cell>
          <table:table-cell office:value-type="float" office:value="96" calcext:value-type="float">
            <text:p>96.0 </text:p>
          </table:table-cell>
          <table:table-cell office:value-type="float" office:value="75.22959" calcext:value-type="float">
            <text:p>75.2 </text:p>
          </table:table-cell>
          <table:table-cell office:value-type="float" office:value="64.10194" calcext:value-type="float">
            <text:p>64.1 </text:p>
          </table:table-cell>
          <table:table-cell office:value-type="float" office:value="72.339" calcext:value-type="float">
            <text:p>72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9.15" calcext:value-type="float">
            <text:p>89.2 </text:p>
          </table:table-cell>
          <table:table-cell office:value-type="string" calcext:value-type="string">
            <text:p>..</text:p>
          </table:table-cell>
          <table:table-cell office:value-type="float" office:value="86.11018" calcext:value-type="float">
            <text:p>86.1 </text:p>
          </table:table-cell>
          <table:table-cell office:value-type="float" office:value="77.56339" calcext:value-type="float">
            <text:p>77.6 </text:p>
          </table:table-cell>
          <table:table-cell office:value-type="float" office:value="81.21" calcext:value-type="float">
            <text:p>81.2 </text:p>
          </table:table-cell>
          <table:table-cell office:value-type="float" office:value="86.34361" calcext:value-type="float">
            <text:p>86.3 </text:p>
          </table:table-cell>
          <table:table-cell office:value-type="float" office:value="104.0927" calcext:value-type="float">
            <text:p>104.1 </text:p>
          </table:table-cell>
          <table:table-cell office:value-type="float" office:value="83.4" calcext:value-type="float">
            <text:p>83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M10</text:p>
          </table:table-cell>
          <table:table-cell table:style-name="ce5" office:value-type="float" office:value="82.47767" calcext:value-type="float">
            <text:p>82.5 </text:p>
          </table:table-cell>
          <table:table-cell table:style-name="ce5" office:value-type="float" office:value="88.87621" calcext:value-type="float">
            <text:p>88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2.5751" calcext:value-type="float">
            <text:p>52.6 </text:p>
          </table:table-cell>
          <table:table-cell table:style-name="ce5" office:value-type="float" office:value="93.9" calcext:value-type="float">
            <text:p>93.9 </text:p>
          </table:table-cell>
          <table:table-cell table:style-name="ce5" office:value-type="float" office:value="88.6" calcext:value-type="float">
            <text:p>88.6 </text:p>
          </table:table-cell>
          <table:table-cell table:style-name="ce5" office:value-type="float" office:value="102.47" calcext:value-type="float">
            <text:p>102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5.8767" calcext:value-type="float">
            <text:p>105.9 </text:p>
          </table:table-cell>
          <table:table-cell table:style-name="ce5" office:value-type="float" office:value="79.41397" calcext:value-type="float">
            <text:p>79.4 </text:p>
          </table:table-cell>
          <table:table-cell table:style-name="ce5" office:value-type="float" office:value="84.79248" calcext:value-type="float">
            <text:p>84.8 </text:p>
          </table:table-cell>
          <table:table-cell table:style-name="ce5" office:value-type="float" office:value="97.1" calcext:value-type="float">
            <text:p>97.1 </text:p>
          </table:table-cell>
          <table:table-cell table:style-name="ce5" office:value-type="float" office:value="75.10054" calcext:value-type="float">
            <text:p>75.1 </text:p>
          </table:table-cell>
          <table:table-cell table:style-name="ce5" office:value-type="float" office:value="64.4446" calcext:value-type="float">
            <text:p>64.4 </text:p>
          </table:table-cell>
          <table:table-cell table:style-name="ce5" office:value-type="float" office:value="72.5545" calcext:value-type="float">
            <text:p>72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9.29" calcext:value-type="float">
            <text:p>89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6.78781" calcext:value-type="float">
            <text:p>86.8 </text:p>
          </table:table-cell>
          <table:table-cell table:style-name="ce5" office:value-type="float" office:value="77.56339" calcext:value-type="float">
            <text:p>77.6 </text:p>
          </table:table-cell>
          <table:table-cell table:style-name="ce5" office:value-type="float" office:value="81.67" calcext:value-type="float">
            <text:p>81.7 </text:p>
          </table:table-cell>
          <table:table-cell table:style-name="ce5" office:value-type="float" office:value="88.5948" calcext:value-type="float">
            <text:p>88.6 </text:p>
          </table:table-cell>
          <table:table-cell table:style-name="ce5" office:value-type="float" office:value="106.2644" calcext:value-type="float">
            <text:p>106.3 </text:p>
          </table:table-cell>
          <table:table-cell table:style-name="ce5" office:value-type="float" office:value="83.6" calcext:value-type="float">
            <text:p>83.6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M11</text:p>
          </table:table-cell>
          <table:table-cell office:value-type="float" office:value="82.70934" calcext:value-type="float">
            <text:p>82.7 </text:p>
          </table:table-cell>
          <table:table-cell office:value-type="float" office:value="89.30431" calcext:value-type="float">
            <text:p>89.3 </text:p>
          </table:table-cell>
          <table:table-cell office:value-type="string" calcext:value-type="string">
            <text:p>..</text:p>
          </table:table-cell>
          <table:table-cell office:value-type="float" office:value="53.62024" calcext:value-type="float">
            <text:p>53.6 </text:p>
          </table:table-cell>
          <table:table-cell office:value-type="float" office:value="93.7" calcext:value-type="float">
            <text:p>93.7 </text:p>
          </table:table-cell>
          <table:table-cell office:value-type="float" office:value="88.1" calcext:value-type="float">
            <text:p>88.1 </text:p>
          </table:table-cell>
          <table:table-cell office:value-type="float" office:value="102.42" calcext:value-type="float">
            <text:p>102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6.261" calcext:value-type="float">
            <text:p>106.3 </text:p>
          </table:table-cell>
          <table:table-cell office:value-type="float" office:value="79.81354" calcext:value-type="float">
            <text:p>79.8 </text:p>
          </table:table-cell>
          <table:table-cell office:value-type="float" office:value="84.79248" calcext:value-type="float">
            <text:p>84.8 </text:p>
          </table:table-cell>
          <table:table-cell office:value-type="float" office:value="97.2" calcext:value-type="float">
            <text:p>97.2 </text:p>
          </table:table-cell>
          <table:table-cell office:value-type="float" office:value="74.00199" calcext:value-type="float">
            <text:p>74.0 </text:p>
          </table:table-cell>
          <table:table-cell office:value-type="float" office:value="64.8197" calcext:value-type="float">
            <text:p>64.8 </text:p>
          </table:table-cell>
          <table:table-cell office:value-type="float" office:value="72.7577" calcext:value-type="float">
            <text:p>72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8.82" calcext:value-type="float">
            <text:p>88.8 </text:p>
          </table:table-cell>
          <table:table-cell office:value-type="string" calcext:value-type="string">
            <text:p>..</text:p>
          </table:table-cell>
          <table:table-cell office:value-type="float" office:value="87.5059" calcext:value-type="float">
            <text:p>87.5 </text:p>
          </table:table-cell>
          <table:table-cell office:value-type="float" office:value="77.30824" calcext:value-type="float">
            <text:p>77.3 </text:p>
          </table:table-cell>
          <table:table-cell office:value-type="float" office:value="82.38" calcext:value-type="float">
            <text:p>82.4 </text:p>
          </table:table-cell>
          <table:table-cell office:value-type="float" office:value="88.98866" calcext:value-type="float">
            <text:p>89.0 </text:p>
          </table:table-cell>
          <table:table-cell office:value-type="float" office:value="106.0808" calcext:value-type="float">
            <text:p>106.1 </text:p>
          </table:table-cell>
          <table:table-cell office:value-type="float" office:value="83.8" calcext:value-type="float">
            <text:p>83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M12</text:p>
          </table:table-cell>
          <table:table-cell table:style-name="ce5" office:value-type="float" office:value="82.94102" calcext:value-type="float">
            <text:p>82.9 </text:p>
          </table:table-cell>
          <table:table-cell table:style-name="ce5" office:value-type="float" office:value="88.87621" calcext:value-type="float">
            <text:p>88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4.4183" calcext:value-type="float">
            <text:p>54.4 </text:p>
          </table:table-cell>
          <table:table-cell table:style-name="ce5" office:value-type="float" office:value="93.6" calcext:value-type="float">
            <text:p>93.6 </text:p>
          </table:table-cell>
          <table:table-cell table:style-name="ce5" office:value-type="float" office:value="87.9" calcext:value-type="float">
            <text:p>87.9 </text:p>
          </table:table-cell>
          <table:table-cell table:style-name="ce5" office:value-type="float" office:value="102.41" calcext:value-type="float">
            <text:p>102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5.8767" calcext:value-type="float">
            <text:p>105.9 </text:p>
          </table:table-cell>
          <table:table-cell table:style-name="ce5" office:value-type="float" office:value="80.2131" calcext:value-type="float">
            <text:p>80.2 </text:p>
          </table:table-cell>
          <table:table-cell table:style-name="ce5" office:value-type="float" office:value="84.93286" calcext:value-type="float">
            <text:p>84.9 </text:p>
          </table:table-cell>
          <table:table-cell table:style-name="ce5" office:value-type="float" office:value="96.2" calcext:value-type="float">
            <text:p>96.2 </text:p>
          </table:table-cell>
          <table:table-cell table:style-name="ce5" office:value-type="float" office:value="73.93901" calcext:value-type="float">
            <text:p>73.9 </text:p>
          </table:table-cell>
          <table:table-cell table:style-name="ce5" office:value-type="float" office:value="65.09532" calcext:value-type="float">
            <text:p>65.1 </text:p>
          </table:table-cell>
          <table:table-cell table:style-name="ce5" office:value-type="float" office:value="72.561" calcext:value-type="float">
            <text:p>72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7.36" calcext:value-type="float">
            <text:p>87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7.61716" calcext:value-type="float">
            <text:p>87.6 </text:p>
          </table:table-cell>
          <table:table-cell table:style-name="ce5" office:value-type="float" office:value="76.98932" calcext:value-type="float">
            <text:p>77.0 </text:p>
          </table:table-cell>
          <table:table-cell table:style-name="ce5" office:value-type="float" office:value="82.01" calcext:value-type="float">
            <text:p>82.0 </text:p>
          </table:table-cell>
          <table:table-cell table:style-name="ce5" office:value-type="float" office:value="88.33504" calcext:value-type="float">
            <text:p>88.3 </text:p>
          </table:table-cell>
          <table:table-cell table:style-name="ce5" office:value-type="float" office:value="105.6547" calcext:value-type="float">
            <text:p>105.7 </text:p>
          </table:table-cell>
          <table:table-cell table:style-name="ce5" office:value-type="float" office:value="84" calcext:value-type="float">
            <text:p>84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M1</text:p>
          </table:table-cell>
          <table:table-cell office:value-type="float" office:value="82.94102" calcext:value-type="float">
            <text:p>82.9 </text:p>
          </table:table-cell>
          <table:table-cell office:value-type="float" office:value="88.61934" calcext:value-type="float">
            <text:p>88.6 </text:p>
          </table:table-cell>
          <table:table-cell office:value-type="string" calcext:value-type="string">
            <text:p>..</text:p>
          </table:table-cell>
          <table:table-cell office:value-type="float" office:value="55.45206" calcext:value-type="float">
            <text:p>55.5 </text:p>
          </table:table-cell>
          <table:table-cell office:value-type="float" office:value="93.4" calcext:value-type="float">
            <text:p>93.4 </text:p>
          </table:table-cell>
          <table:table-cell office:value-type="float" office:value="87.1" calcext:value-type="float">
            <text:p>87.1 </text:p>
          </table:table-cell>
          <table:table-cell office:value-type="float" office:value="100.9" calcext:value-type="float">
            <text:p>100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3.5709" calcext:value-type="float">
            <text:p>103.6 </text:p>
          </table:table-cell>
          <table:table-cell office:value-type="float" office:value="79.51386" calcext:value-type="float">
            <text:p>79.5 </text:p>
          </table:table-cell>
          <table:table-cell office:value-type="float" office:value="84.93286" calcext:value-type="float">
            <text:p>84.9 </text:p>
          </table:table-cell>
          <table:table-cell office:value-type="float" office:value="95.9" calcext:value-type="float">
            <text:p>95.9 </text:p>
          </table:table-cell>
          <table:table-cell office:value-type="float" office:value="75.22134" calcext:value-type="float">
            <text:p>75.2 </text:p>
          </table:table-cell>
          <table:table-cell office:value-type="float" office:value="65.26006" calcext:value-type="float">
            <text:p>65.3 </text:p>
          </table:table-cell>
          <table:table-cell office:value-type="float" office:value="72.4313" calcext:value-type="float">
            <text:p>72.4 </text:p>
          </table:table-cell>
          <table:table-cell office:value-type="float" office:value="82.44579" calcext:value-type="float">
            <text:p>82.4 </text:p>
          </table:table-cell>
          <table:table-cell office:value-type="string" calcext:value-type="string">
            <text:p>..</text:p>
          </table:table-cell>
          <table:table-cell office:value-type="float" office:value="87.38" calcext:value-type="float">
            <text:p>87.4 </text:p>
          </table:table-cell>
          <table:table-cell office:value-type="string" calcext:value-type="string">
            <text:p>..</text:p>
          </table:table-cell>
          <table:table-cell office:value-type="float" office:value="86.78781" calcext:value-type="float">
            <text:p>86.8 </text:p>
          </table:table-cell>
          <table:table-cell office:value-type="float" office:value="79.79588" calcext:value-type="float">
            <text:p>79.8 </text:p>
          </table:table-cell>
          <table:table-cell office:value-type="float" office:value="81.1" calcext:value-type="float">
            <text:p>81.1 </text:p>
          </table:table-cell>
          <table:table-cell office:value-type="float" office:value="85.60553" calcext:value-type="float">
            <text:p>85.6 </text:p>
          </table:table-cell>
          <table:table-cell office:value-type="float" office:value="103.8432" calcext:value-type="float">
            <text:p>103.8 </text:p>
          </table:table-cell>
          <table:table-cell office:value-type="float" office:value="83.1" calcext:value-type="float">
            <text:p>83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M2</text:p>
          </table:table-cell>
          <table:table-cell table:style-name="ce5" office:value-type="float" office:value="83.10875" calcext:value-type="float">
            <text:p>83.1 </text:p>
          </table:table-cell>
          <table:table-cell table:style-name="ce5" office:value-type="float" office:value="89.13307" calcext:value-type="float">
            <text:p>89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6.19224" calcext:value-type="float">
            <text:p>56.2 </text:p>
          </table:table-cell>
          <table:table-cell table:style-name="ce5" office:value-type="float" office:value="93.1" calcext:value-type="float">
            <text:p>93.1 </text:p>
          </table:table-cell>
          <table:table-cell table:style-name="ce5" office:value-type="float" office:value="87.7" calcext:value-type="float">
            <text:p>87.7 </text:p>
          </table:table-cell>
          <table:table-cell table:style-name="ce5" office:value-type="float" office:value="101.22" calcext:value-type="float">
            <text:p>101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4.8199" calcext:value-type="float">
            <text:p>104.8 </text:p>
          </table:table-cell>
          <table:table-cell table:style-name="ce5" office:value-type="float" office:value="79.81354" calcext:value-type="float">
            <text:p>79.8 </text:p>
          </table:table-cell>
          <table:table-cell table:style-name="ce5" office:value-type="float" office:value="85.07325" calcext:value-type="float">
            <text:p>85.1 </text:p>
          </table:table-cell>
          <table:table-cell table:style-name="ce5" office:value-type="float" office:value="95.4" calcext:value-type="float">
            <text:p>95.4 </text:p>
          </table:table-cell>
          <table:table-cell table:style-name="ce5" office:value-type="float" office:value="75.90793" calcext:value-type="float">
            <text:p>75.9 </text:p>
          </table:table-cell>
          <table:table-cell table:style-name="ce5" office:value-type="float" office:value="66.08137" calcext:value-type="float">
            <text:p>66.1 </text:p>
          </table:table-cell>
          <table:table-cell table:style-name="ce5" office:value-type="float" office:value="72.5357" calcext:value-type="float">
            <text:p>72.5 </text:p>
          </table:table-cell>
          <table:table-cell table:style-name="ce5" office:value-type="float" office:value="84.36037" calcext:value-type="float">
            <text:p>84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8.53" calcext:value-type="float">
            <text:p>88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6.54507" calcext:value-type="float">
            <text:p>86.5 </text:p>
          </table:table-cell>
          <table:table-cell table:style-name="ce5" office:value-type="float" office:value="79.79588" calcext:value-type="float">
            <text:p>79.8 </text:p>
          </table:table-cell>
          <table:table-cell table:style-name="ce5" office:value-type="float" office:value="81.66" calcext:value-type="float">
            <text:p>81.7 </text:p>
          </table:table-cell>
          <table:table-cell table:style-name="ce5" office:value-type="float" office:value="85.86" calcext:value-type="float">
            <text:p>85.9 </text:p>
          </table:table-cell>
          <table:table-cell table:style-name="ce5" office:value-type="float" office:value="104.3174" calcext:value-type="float">
            <text:p>104.3 </text:p>
          </table:table-cell>
          <table:table-cell table:style-name="ce5" office:value-type="float" office:value="83.3" calcext:value-type="float">
            <text:p>83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M3</text:p>
          </table:table-cell>
          <table:table-cell office:value-type="float" office:value="83.77966" calcext:value-type="float">
            <text:p>83.8 </text:p>
          </table:table-cell>
          <table:table-cell office:value-type="float" office:value="90.07492" calcext:value-type="float">
            <text:p>90.1 </text:p>
          </table:table-cell>
          <table:table-cell office:value-type="string" calcext:value-type="string">
            <text:p>..</text:p>
          </table:table-cell>
          <table:table-cell office:value-type="float" office:value="56.7546" calcext:value-type="float">
            <text:p>56.8 </text:p>
          </table:table-cell>
          <table:table-cell office:value-type="float" office:value="92.8" calcext:value-type="float">
            <text:p>92.8 </text:p>
          </table:table-cell>
          <table:table-cell office:value-type="float" office:value="88.8" calcext:value-type="float">
            <text:p>88.8 </text:p>
          </table:table-cell>
          <table:table-cell office:value-type="float" office:value="102.05" calcext:value-type="float">
            <text:p>102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5.012" calcext:value-type="float">
            <text:p>105.0 </text:p>
          </table:table-cell>
          <table:table-cell office:value-type="float" office:value="79.41397" calcext:value-type="float">
            <text:p>79.4 </text:p>
          </table:table-cell>
          <table:table-cell office:value-type="float" office:value="85.28383" calcext:value-type="float">
            <text:p>85.3 </text:p>
          </table:table-cell>
          <table:table-cell office:value-type="float" office:value="95.8" calcext:value-type="float">
            <text:p>95.8 </text:p>
          </table:table-cell>
          <table:table-cell office:value-type="float" office:value="76.21353" calcext:value-type="float">
            <text:p>76.2 </text:p>
          </table:table-cell>
          <table:table-cell office:value-type="float" office:value="66.57734" calcext:value-type="float">
            <text:p>66.6 </text:p>
          </table:table-cell>
          <table:table-cell office:value-type="float" office:value="73.0254" calcext:value-type="float">
            <text:p>73.0 </text:p>
          </table:table-cell>
          <table:table-cell office:value-type="float" office:value="84.53055" calcext:value-type="float">
            <text:p>84.5 </text:p>
          </table:table-cell>
          <table:table-cell office:value-type="string" calcext:value-type="string">
            <text:p>..</text:p>
          </table:table-cell>
          <table:table-cell office:value-type="float" office:value="89.95" calcext:value-type="float">
            <text:p>90.0 </text:p>
          </table:table-cell>
          <table:table-cell office:value-type="string" calcext:value-type="string">
            <text:p>..</text:p>
          </table:table-cell>
          <table:table-cell office:value-type="float" office:value="86.8485" calcext:value-type="float">
            <text:p>86.8 </text:p>
          </table:table-cell>
          <table:table-cell office:value-type="float" office:value="79.66831" calcext:value-type="float">
            <text:p>79.7 </text:p>
          </table:table-cell>
          <table:table-cell office:value-type="float" office:value="82.87" calcext:value-type="float">
            <text:p>82.9 </text:p>
          </table:table-cell>
          <table:table-cell office:value-type="float" office:value="86.91908" calcext:value-type="float">
            <text:p>86.9 </text:p>
          </table:table-cell>
          <table:table-cell office:value-type="float" office:value="104.8887" calcext:value-type="float">
            <text:p>104.9 </text:p>
          </table:table-cell>
          <table:table-cell office:value-type="float" office:value="83.8" calcext:value-type="float">
            <text:p>83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M4</text:p>
          </table:table-cell>
          <table:table-cell table:style-name="ce5" office:value-type="float" office:value="83.94739" calcext:value-type="float">
            <text:p>83.9 </text:p>
          </table:table-cell>
          <table:table-cell table:style-name="ce5" office:value-type="float" office:value="90.41741" calcext:value-type="float">
            <text:p>90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7.04819" calcext:value-type="float">
            <text:p>57.0 </text:p>
          </table:table-cell>
          <table:table-cell table:style-name="ce5" office:value-type="float" office:value="92.8" calcext:value-type="float">
            <text:p>92.8 </text:p>
          </table:table-cell>
          <table:table-cell table:style-name="ce5" office:value-type="float" office:value="89.3" calcext:value-type="float">
            <text:p>89.3 </text:p>
          </table:table-cell>
          <table:table-cell table:style-name="ce5" office:value-type="float" office:value="102.25" calcext:value-type="float">
            <text:p>102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5.6845" calcext:value-type="float">
            <text:p>105.7 </text:p>
          </table:table-cell>
          <table:table-cell table:style-name="ce5" office:value-type="float" office:value="79.71365" calcext:value-type="float">
            <text:p>79.7 </text:p>
          </table:table-cell>
          <table:table-cell table:style-name="ce5" office:value-type="float" office:value="85.63479" calcext:value-type="float">
            <text:p>85.6 </text:p>
          </table:table-cell>
          <table:table-cell table:style-name="ce5" office:value-type="float" office:value="95.9" calcext:value-type="float">
            <text:p>95.9 </text:p>
          </table:table-cell>
          <table:table-cell table:style-name="ce5" office:value-type="float" office:value="76.51914" calcext:value-type="float">
            <text:p>76.5 </text:p>
          </table:table-cell>
          <table:table-cell table:style-name="ce5" office:value-type="float" office:value="67.17143" calcext:value-type="float">
            <text:p>67.2 </text:p>
          </table:table-cell>
          <table:table-cell table:style-name="ce5" office:value-type="float" office:value="73.3274" calcext:value-type="float">
            <text:p>73.3 </text:p>
          </table:table-cell>
          <table:table-cell table:style-name="ce5" office:value-type="float" office:value="84.97303" calcext:value-type="float">
            <text:p>85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0.07" calcext:value-type="float">
            <text:p>9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7.71829" calcext:value-type="float">
            <text:p>87.7 </text:p>
          </table:table-cell>
          <table:table-cell table:style-name="ce5" office:value-type="float" office:value="79.85967" calcext:value-type="float">
            <text:p>79.9 </text:p>
          </table:table-cell>
          <table:table-cell table:style-name="ce5" office:value-type="float" office:value="82.87" calcext:value-type="float">
            <text:p>82.9 </text:p>
          </table:table-cell>
          <table:table-cell table:style-name="ce5" office:value-type="float" office:value="89.42368" calcext:value-type="float">
            <text:p>89.4 </text:p>
          </table:table-cell>
          <table:table-cell table:style-name="ce5" office:value-type="float" office:value="106.8946" calcext:value-type="float">
            <text:p>106.9 </text:p>
          </table:table-cell>
          <table:table-cell table:style-name="ce5" office:value-type="float" office:value="83.8" calcext:value-type="float">
            <text:p>83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M5</text:p>
          </table:table-cell>
          <table:table-cell office:value-type="float" office:value="83.94739" calcext:value-type="float">
            <text:p>83.9 </text:p>
          </table:table-cell>
          <table:table-cell office:value-type="float" office:value="90.16055" calcext:value-type="float">
            <text:p>90.2 </text:p>
          </table:table-cell>
          <table:table-cell office:value-type="string" calcext:value-type="string">
            <text:p>..</text:p>
          </table:table-cell>
          <table:table-cell office:value-type="float" office:value="57.91035" calcext:value-type="float">
            <text:p>57.9 </text:p>
          </table:table-cell>
          <table:table-cell office:value-type="float" office:value="92.8" calcext:value-type="float">
            <text:p>92.8 </text:p>
          </table:table-cell>
          <table:table-cell office:value-type="float" office:value="89.2" calcext:value-type="float">
            <text:p>89.2 </text:p>
          </table:table-cell>
          <table:table-cell office:value-type="float" office:value="102.21" calcext:value-type="float">
            <text:p>102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5.7806" calcext:value-type="float">
            <text:p>105.8 </text:p>
          </table:table-cell>
          <table:table-cell office:value-type="float" office:value="80.313" calcext:value-type="float">
            <text:p>80.3 </text:p>
          </table:table-cell>
          <table:table-cell office:value-type="float" office:value="85.70498" calcext:value-type="float">
            <text:p>85.7 </text:p>
          </table:table-cell>
          <table:table-cell office:value-type="float" office:value="96.1" calcext:value-type="float">
            <text:p>96.1 </text:p>
          </table:table-cell>
          <table:table-cell office:value-type="float" office:value="76.13713" calcext:value-type="float">
            <text:p>76.1 </text:p>
          </table:table-cell>
          <table:table-cell office:value-type="float" office:value="67.71656" calcext:value-type="float">
            <text:p>67.7 </text:p>
          </table:table-cell>
          <table:table-cell office:value-type="float" office:value="73.4608" calcext:value-type="float">
            <text:p>73.5 </text:p>
          </table:table-cell>
          <table:table-cell office:value-type="float" office:value="85.15172" calcext:value-type="float">
            <text:p>85.2 </text:p>
          </table:table-cell>
          <table:table-cell office:value-type="string" calcext:value-type="string">
            <text:p>..</text:p>
          </table:table-cell>
          <table:table-cell office:value-type="float" office:value="89.99" calcext:value-type="float">
            <text:p>90.0 </text:p>
          </table:table-cell>
          <table:table-cell office:value-type="string" calcext:value-type="string">
            <text:p>..</text:p>
          </table:table-cell>
          <table:table-cell office:value-type="float" office:value="88.14308" calcext:value-type="float">
            <text:p>88.1 </text:p>
          </table:table-cell>
          <table:table-cell office:value-type="float" office:value="79.85967" calcext:value-type="float">
            <text:p>79.9 </text:p>
          </table:table-cell>
          <table:table-cell office:value-type="float" office:value="83.12" calcext:value-type="float">
            <text:p>83.1 </text:p>
          </table:table-cell>
          <table:table-cell office:value-type="float" office:value="89.71301" calcext:value-type="float">
            <text:p>89.7 </text:p>
          </table:table-cell>
          <table:table-cell office:value-type="float" office:value="106.5861" calcext:value-type="float">
            <text:p>106.6 </text:p>
          </table:table-cell>
          <table:table-cell office:value-type="float" office:value="83.9" calcext:value-type="float">
            <text:p>83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M6</text:p>
          </table:table-cell>
          <table:table-cell table:style-name="ce5" office:value-type="float" office:value="83.94739" calcext:value-type="float">
            <text:p>83.9 </text:p>
          </table:table-cell>
          <table:table-cell table:style-name="ce5" office:value-type="float" office:value="90.33179" calcext:value-type="float">
            <text:p>90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8.24529" calcext:value-type="float">
            <text:p>58.2 </text:p>
          </table:table-cell>
          <table:table-cell table:style-name="ce5" office:value-type="float" office:value="92.7" calcext:value-type="float">
            <text:p>92.7 </text:p>
          </table:table-cell>
          <table:table-cell table:style-name="ce5" office:value-type="float" office:value="89.5" calcext:value-type="float">
            <text:p>89.5 </text:p>
          </table:table-cell>
          <table:table-cell table:style-name="ce5" office:value-type="float" office:value="102.07" calcext:value-type="float">
            <text:p>102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5.7806" calcext:value-type="float">
            <text:p>105.8 </text:p>
          </table:table-cell>
          <table:table-cell table:style-name="ce5" office:value-type="float" office:value="80.41289" calcext:value-type="float">
            <text:p>80.4 </text:p>
          </table:table-cell>
          <table:table-cell table:style-name="ce5" office:value-type="float" office:value="85.63479" calcext:value-type="float">
            <text:p>85.6 </text:p>
          </table:table-cell>
          <table:table-cell table:style-name="ce5" office:value-type="float" office:value="95.2" calcext:value-type="float">
            <text:p>95.2 </text:p>
          </table:table-cell>
          <table:table-cell table:style-name="ce5" office:value-type="float" office:value="75.52695" calcext:value-type="float">
            <text:p>75.5 </text:p>
          </table:table-cell>
          <table:table-cell table:style-name="ce5" office:value-type="float" office:value="68.24767" calcext:value-type="float">
            <text:p>68.2 </text:p>
          </table:table-cell>
          <table:table-cell table:style-name="ce5" office:value-type="float" office:value="73.4962" calcext:value-type="float">
            <text:p>73.5 </text:p>
          </table:table-cell>
          <table:table-cell table:style-name="ce5" office:value-type="float" office:value="85.05812" calcext:value-type="float">
            <text:p>85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9.31" calcext:value-type="float">
            <text:p>89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8.11274" calcext:value-type="float">
            <text:p>88.1 </text:p>
          </table:table-cell>
          <table:table-cell table:style-name="ce5" office:value-type="float" office:value="80.1786" calcext:value-type="float">
            <text:p>80.2 </text:p>
          </table:table-cell>
          <table:table-cell table:style-name="ce5" office:value-type="float" office:value="82.98" calcext:value-type="float">
            <text:p>83.0 </text:p>
          </table:table-cell>
          <table:table-cell table:style-name="ce5" office:value-type="float" office:value="89.91679" calcext:value-type="float">
            <text:p>89.9 </text:p>
          </table:table-cell>
          <table:table-cell table:style-name="ce5" office:value-type="float" office:value="106.5448" calcext:value-type="float">
            <text:p>106.5 </text:p>
          </table:table-cell>
          <table:table-cell table:style-name="ce5" office:value-type="float" office:value="83.9" calcext:value-type="float">
            <text:p>83.9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M7</text:p>
          </table:table-cell>
          <table:table-cell office:value-type="float" office:value="83.36034" calcext:value-type="float">
            <text:p>83.4 </text:p>
          </table:table-cell>
          <table:table-cell office:value-type="float" office:value="90.50303" calcext:value-type="float">
            <text:p>90.5 </text:p>
          </table:table-cell>
          <table:table-cell office:value-type="string" calcext:value-type="string">
            <text:p>..</text:p>
          </table:table-cell>
          <table:table-cell office:value-type="float" office:value="59.03509" calcext:value-type="float">
            <text:p>59.0 </text:p>
          </table:table-cell>
          <table:table-cell office:value-type="float" office:value="92.3" calcext:value-type="float">
            <text:p>92.3 </text:p>
          </table:table-cell>
          <table:table-cell office:value-type="float" office:value="88.8" calcext:value-type="float">
            <text:p>88.8 </text:p>
          </table:table-cell>
          <table:table-cell office:value-type="float" office:value="100.14" calcext:value-type="float">
            <text:p>10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5.3002" calcext:value-type="float">
            <text:p>105.3 </text:p>
          </table:table-cell>
          <table:table-cell office:value-type="float" office:value="81.01224" calcext:value-type="float">
            <text:p>81.0 </text:p>
          </table:table-cell>
          <table:table-cell office:value-type="float" office:value="85.98575" calcext:value-type="float">
            <text:p>86.0 </text:p>
          </table:table-cell>
          <table:table-cell office:value-type="float" office:value="94.9" calcext:value-type="float">
            <text:p>94.9 </text:p>
          </table:table-cell>
          <table:table-cell office:value-type="float" office:value="76.13713" calcext:value-type="float">
            <text:p>76.1 </text:p>
          </table:table-cell>
          <table:table-cell office:value-type="float" office:value="68.02383" calcext:value-type="float">
            <text:p>68.0 </text:p>
          </table:table-cell>
          <table:table-cell office:value-type="float" office:value="73.1606" calcext:value-type="float">
            <text:p>73.2 </text:p>
          </table:table-cell>
          <table:table-cell office:value-type="float" office:value="84.09658" calcext:value-type="float">
            <text:p>84.1 </text:p>
          </table:table-cell>
          <table:table-cell office:value-type="string" calcext:value-type="string">
            <text:p>..</text:p>
          </table:table-cell>
          <table:table-cell office:value-type="float" office:value="88.28" calcext:value-type="float">
            <text:p>88.3 </text:p>
          </table:table-cell>
          <table:table-cell office:value-type="string" calcext:value-type="string">
            <text:p>..</text:p>
          </table:table-cell>
          <table:table-cell office:value-type="float" office:value="88.3049" calcext:value-type="float">
            <text:p>88.3 </text:p>
          </table:table-cell>
          <table:table-cell office:value-type="float" office:value="79.92345" calcext:value-type="float">
            <text:p>79.9 </text:p>
          </table:table-cell>
          <table:table-cell office:value-type="float" office:value="83.36" calcext:value-type="float">
            <text:p>83.4 </text:p>
          </table:table-cell>
          <table:table-cell office:value-type="float" office:value="88.09958" calcext:value-type="float">
            <text:p>88.1 </text:p>
          </table:table-cell>
          <table:table-cell office:value-type="float" office:value="105.2708" calcext:value-type="float">
            <text:p>105.3 </text:p>
          </table:table-cell>
          <table:table-cell office:value-type="float" office:value="83.2" calcext:value-type="float">
            <text:p>83.2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M8</text:p>
          </table:table-cell>
          <table:table-cell table:style-name="ce5" office:value-type="float" office:value="83.27648" calcext:value-type="float">
            <text:p>83.3 </text:p>
          </table:table-cell>
          <table:table-cell table:style-name="ce5" office:value-type="float" office:value="91.27364" calcext:value-type="float">
            <text:p>91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0.00476" calcext:value-type="float">
            <text:p>60.0 </text:p>
          </table:table-cell>
          <table:table-cell table:style-name="ce5" office:value-type="float" office:value="91.8" calcext:value-type="float">
            <text:p>91.8 </text:p>
          </table:table-cell>
          <table:table-cell table:style-name="ce5" office:value-type="float" office:value="89.3" calcext:value-type="float">
            <text:p>89.3 </text:p>
          </table:table-cell>
          <table:table-cell table:style-name="ce5" office:value-type="float" office:value="101.1" calcext:value-type="float">
            <text:p>101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6.3571" calcext:value-type="float">
            <text:p>106.4 </text:p>
          </table:table-cell>
          <table:table-cell table:style-name="ce5" office:value-type="float" office:value="81.31191" calcext:value-type="float">
            <text:p>81.3 </text:p>
          </table:table-cell>
          <table:table-cell table:style-name="ce5" office:value-type="float" office:value="85.98575" calcext:value-type="float">
            <text:p>86.0 </text:p>
          </table:table-cell>
          <table:table-cell table:style-name="ce5" office:value-type="float" office:value="94.8" calcext:value-type="float">
            <text:p>94.8 </text:p>
          </table:table-cell>
          <table:table-cell table:style-name="ce5" office:value-type="float" office:value="76.51914" calcext:value-type="float">
            <text:p>76.5 </text:p>
          </table:table-cell>
          <table:table-cell table:style-name="ce5" office:value-type="float" office:value="67.82699" calcext:value-type="float">
            <text:p>67.8 </text:p>
          </table:table-cell>
          <table:table-cell table:style-name="ce5" office:value-type="float" office:value="73.1754" calcext:value-type="float">
            <text:p>73.2 </text:p>
          </table:table-cell>
          <table:table-cell table:style-name="ce5" office:value-type="float" office:value="85.78991" calcext:value-type="float">
            <text:p>85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8.96" calcext:value-type="float">
            <text:p>89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8.19365" calcext:value-type="float">
            <text:p>88.2 </text:p>
          </table:table-cell>
          <table:table-cell table:style-name="ce5" office:value-type="float" office:value="79.79588" calcext:value-type="float">
            <text:p>79.8 </text:p>
          </table:table-cell>
          <table:table-cell table:style-name="ce5" office:value-type="float" office:value="82.32" calcext:value-type="float">
            <text:p>82.3 </text:p>
          </table:table-cell>
          <table:table-cell table:style-name="ce5" office:value-type="float" office:value="88.43642" calcext:value-type="float">
            <text:p>88.4 </text:p>
          </table:table-cell>
          <table:table-cell table:style-name="ce5" office:value-type="float" office:value="105.4495" calcext:value-type="float">
            <text:p>105.4 </text:p>
          </table:table-cell>
          <table:table-cell table:style-name="ce5" office:value-type="float" office:value="83.5" calcext:value-type="float">
            <text:p>83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M9</text:p>
          </table:table-cell>
          <table:table-cell office:value-type="float" office:value="84.36671" calcext:value-type="float">
            <text:p>84.4 </text:p>
          </table:table-cell>
          <table:table-cell office:value-type="float" office:value="92.64359" calcext:value-type="float">
            <text:p>92.6 </text:p>
          </table:table-cell>
          <table:table-cell office:value-type="string" calcext:value-type="string">
            <text:p>..</text:p>
          </table:table-cell>
          <table:table-cell office:value-type="float" office:value="60.09986" calcext:value-type="float">
            <text:p>60.1 </text:p>
          </table:table-cell>
          <table:table-cell office:value-type="float" office:value="92.1" calcext:value-type="float">
            <text:p>92.1 </text:p>
          </table:table-cell>
          <table:table-cell office:value-type="float" office:value="90.5" calcext:value-type="float">
            <text:p>90.5 </text:p>
          </table:table-cell>
          <table:table-cell office:value-type="float" office:value="101.89" calcext:value-type="float">
            <text:p>101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7.9904" calcext:value-type="float">
            <text:p>108.0 </text:p>
          </table:table-cell>
          <table:table-cell office:value-type="float" office:value="81.91126" calcext:value-type="float">
            <text:p>81.9 </text:p>
          </table:table-cell>
          <table:table-cell office:value-type="float" office:value="86.12614" calcext:value-type="float">
            <text:p>86.1 </text:p>
          </table:table-cell>
          <table:table-cell office:value-type="float" office:value="95.7" calcext:value-type="float">
            <text:p>95.7 </text:p>
          </table:table-cell>
          <table:table-cell office:value-type="float" office:value="77.43391" calcext:value-type="float">
            <text:p>77.4 </text:p>
          </table:table-cell>
          <table:table-cell office:value-type="float" office:value="68.76138" calcext:value-type="float">
            <text:p>68.8 </text:p>
          </table:table-cell>
          <table:table-cell office:value-type="float" office:value="74.0023" calcext:value-type="float">
            <text:p>74.0 </text:p>
          </table:table-cell>
          <table:table-cell office:value-type="float" office:value="86.09624" calcext:value-type="float">
            <text:p>86.1 </text:p>
          </table:table-cell>
          <table:table-cell office:value-type="string" calcext:value-type="string">
            <text:p>..</text:p>
          </table:table-cell>
          <table:table-cell office:value-type="float" office:value="90.71" calcext:value-type="float">
            <text:p>90.7 </text:p>
          </table:table-cell>
          <table:table-cell office:value-type="string" calcext:value-type="string">
            <text:p>..</text:p>
          </table:table-cell>
          <table:table-cell office:value-type="float" office:value="88.49707" calcext:value-type="float">
            <text:p>88.5 </text:p>
          </table:table-cell>
          <table:table-cell office:value-type="float" office:value="80.05103" calcext:value-type="float">
            <text:p>80.1 </text:p>
          </table:table-cell>
          <table:table-cell office:value-type="float" office:value="83.9" calcext:value-type="float">
            <text:p>83.9 </text:p>
          </table:table-cell>
          <table:table-cell office:value-type="float" office:value="90.01288" calcext:value-type="float">
            <text:p>90.0 </text:p>
          </table:table-cell>
          <table:table-cell office:value-type="float" office:value="106.4804" calcext:value-type="float">
            <text:p>106.5 </text:p>
          </table:table-cell>
          <table:table-cell office:value-type="float" office:value="84" calcext:value-type="float">
            <text:p>84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M10</text:p>
          </table:table-cell>
          <table:table-cell table:style-name="ce5" office:value-type="float" office:value="84.61829" calcext:value-type="float">
            <text:p>84.6 </text:p>
          </table:table-cell>
          <table:table-cell table:style-name="ce5" office:value-type="float" office:value="91.5305" calcext:value-type="float">
            <text:p>91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0.9827" calcext:value-type="float">
            <text:p>61.0 </text:p>
          </table:table-cell>
          <table:table-cell table:style-name="ce5" office:value-type="float" office:value="92.6" calcext:value-type="float">
            <text:p>92.6 </text:p>
          </table:table-cell>
          <table:table-cell table:style-name="ce5" office:value-type="float" office:value="90.3" calcext:value-type="float">
            <text:p>90.3 </text:p>
          </table:table-cell>
          <table:table-cell table:style-name="ce5" office:value-type="float" office:value="101.89" calcext:value-type="float">
            <text:p>101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7.7022" calcext:value-type="float">
            <text:p>107.7 </text:p>
          </table:table-cell>
          <table:table-cell table:style-name="ce5" office:value-type="float" office:value="82.7104" calcext:value-type="float">
            <text:p>82.7 </text:p>
          </table:table-cell>
          <table:table-cell table:style-name="ce5" office:value-type="float" office:value="86.4771" calcext:value-type="float">
            <text:p>86.5 </text:p>
          </table:table-cell>
          <table:table-cell table:style-name="ce5" office:value-type="float" office:value="95.7" calcext:value-type="float">
            <text:p>95.7 </text:p>
          </table:table-cell>
          <table:table-cell table:style-name="ce5" office:value-type="float" office:value="77.12933" calcext:value-type="float">
            <text:p>77.1 </text:p>
          </table:table-cell>
          <table:table-cell table:style-name="ce5" office:value-type="float" office:value="69.48853" calcext:value-type="float">
            <text:p>69.5 </text:p>
          </table:table-cell>
          <table:table-cell table:style-name="ce5" office:value-type="float" office:value="74.536" calcext:value-type="float">
            <text:p>74.5 </text:p>
          </table:table-cell>
          <table:table-cell table:style-name="ce5" office:value-type="float" office:value="86.65785" calcext:value-type="float">
            <text:p>86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0.64" calcext:value-type="float">
            <text:p>90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9.02299" calcext:value-type="float">
            <text:p>89.0 </text:p>
          </table:table-cell>
          <table:table-cell table:style-name="ce5" office:value-type="float" office:value="81.70946" calcext:value-type="float">
            <text:p>81.7 </text:p>
          </table:table-cell>
          <table:table-cell table:style-name="ce5" office:value-type="float" office:value="84.3" calcext:value-type="float">
            <text:p>84.3 </text:p>
          </table:table-cell>
          <table:table-cell table:style-name="ce5" office:value-type="float" office:value="91.67805" calcext:value-type="float">
            <text:p>91.7 </text:p>
          </table:table-cell>
          <table:table-cell table:style-name="ce5" office:value-type="float" office:value="108.6256" calcext:value-type="float">
            <text:p>108.6 </text:p>
          </table:table-cell>
          <table:table-cell table:style-name="ce5" office:value-type="float" office:value="84.1" calcext:value-type="float">
            <text:p>84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M11</text:p>
          </table:table-cell>
          <table:table-cell office:value-type="float" office:value="84.45057" calcext:value-type="float">
            <text:p>84.5 </text:p>
          </table:table-cell>
          <table:table-cell office:value-type="float" office:value="91.10239" calcext:value-type="float">
            <text:p>91.1 </text:p>
          </table:table-cell>
          <table:table-cell office:value-type="string" calcext:value-type="string">
            <text:p>..</text:p>
          </table:table-cell>
          <table:table-cell office:value-type="float" office:value="61.9565" calcext:value-type="float">
            <text:p>62.0 </text:p>
          </table:table-cell>
          <table:table-cell office:value-type="float" office:value="92.3" calcext:value-type="float">
            <text:p>92.3 </text:p>
          </table:table-cell>
          <table:table-cell office:value-type="float" office:value="89.8" calcext:value-type="float">
            <text:p>89.8 </text:p>
          </table:table-cell>
          <table:table-cell office:value-type="float" office:value="101.82" calcext:value-type="float">
            <text:p>101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7.0296" calcext:value-type="float">
            <text:p>107.0 </text:p>
          </table:table-cell>
          <table:table-cell office:value-type="float" office:value="82.7104" calcext:value-type="float">
            <text:p>82.7 </text:p>
          </table:table-cell>
          <table:table-cell office:value-type="float" office:value="86.54729" calcext:value-type="float">
            <text:p>86.5 </text:p>
          </table:table-cell>
          <table:table-cell office:value-type="float" office:value="95.4" calcext:value-type="float">
            <text:p>95.4 </text:p>
          </table:table-cell>
          <table:table-cell office:value-type="float" office:value="76.06176" calcext:value-type="float">
            <text:p>76.1 </text:p>
          </table:table-cell>
          <table:table-cell office:value-type="float" office:value="69.78966" calcext:value-type="float">
            <text:p>69.8 </text:p>
          </table:table-cell>
          <table:table-cell office:value-type="float" office:value="74.4941" calcext:value-type="float">
            <text:p>74.5 </text:p>
          </table:table-cell>
          <table:table-cell office:value-type="float" office:value="86.13879" calcext:value-type="float">
            <text:p>86.1 </text:p>
          </table:table-cell>
          <table:table-cell office:value-type="string" calcext:value-type="string">
            <text:p>..</text:p>
          </table:table-cell>
          <table:table-cell office:value-type="float" office:value="90.18" calcext:value-type="float">
            <text:p>90.2 </text:p>
          </table:table-cell>
          <table:table-cell office:value-type="string" calcext:value-type="string">
            <text:p>..</text:p>
          </table:table-cell>
          <table:table-cell office:value-type="float" office:value="89.54892" calcext:value-type="float">
            <text:p>89.5 </text:p>
          </table:table-cell>
          <table:table-cell office:value-type="float" office:value="81.64567" calcext:value-type="float">
            <text:p>81.6 </text:p>
          </table:table-cell>
          <table:table-cell office:value-type="float" office:value="83.77" calcext:value-type="float">
            <text:p>83.8 </text:p>
          </table:table-cell>
          <table:table-cell office:value-type="float" office:value="91.70656" calcext:value-type="float">
            <text:p>91.7 </text:p>
          </table:table-cell>
          <table:table-cell office:value-type="float" office:value="107.6741" calcext:value-type="float">
            <text:p>107.7 </text:p>
          </table:table-cell>
          <table:table-cell office:value-type="float" office:value="84.2" calcext:value-type="float">
            <text:p>84.2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M12</text:p>
          </table:table-cell>
          <table:table-cell table:style-name="ce5" office:value-type="float" office:value="84.61829" calcext:value-type="float">
            <text:p>84.6 </text:p>
          </table:table-cell>
          <table:table-cell table:style-name="ce5" office:value-type="float" office:value="90.7599" calcext:value-type="float">
            <text:p>90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2.65636" calcext:value-type="float">
            <text:p>62.7 </text:p>
          </table:table-cell>
          <table:table-cell table:style-name="ce5" office:value-type="float" office:value="92" calcext:value-type="float">
            <text:p>92.0 </text:p>
          </table:table-cell>
          <table:table-cell table:style-name="ce5" office:value-type="float" office:value="90" calcext:value-type="float">
            <text:p>90.0 </text:p>
          </table:table-cell>
          <table:table-cell table:style-name="ce5" office:value-type="float" office:value="101.79" calcext:value-type="float">
            <text:p>101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6.4532" calcext:value-type="float">
            <text:p>106.5 </text:p>
          </table:table-cell>
          <table:table-cell table:style-name="ce5" office:value-type="float" office:value="82.6105" calcext:value-type="float">
            <text:p>82.6 </text:p>
          </table:table-cell>
          <table:table-cell table:style-name="ce5" office:value-type="float" office:value="86.54729" calcext:value-type="float">
            <text:p>86.5 </text:p>
          </table:table-cell>
          <table:table-cell table:style-name="ce5" office:value-type="float" office:value="95.4" calcext:value-type="float">
            <text:p>95.4 </text:p>
          </table:table-cell>
          <table:table-cell table:style-name="ce5" office:value-type="float" office:value="76.59555" calcext:value-type="float">
            <text:p>76.6 </text:p>
          </table:table-cell>
          <table:table-cell table:style-name="ce5" office:value-type="float" office:value="69.64403" calcext:value-type="float">
            <text:p>69.6 </text:p>
          </table:table-cell>
          <table:table-cell table:style-name="ce5" office:value-type="float" office:value="74.5942" calcext:value-type="float">
            <text:p>74.6 </text:p>
          </table:table-cell>
          <table:table-cell table:style-name="ce5" office:value-type="float" office:value="85.81544" calcext:value-type="float">
            <text:p>85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9.34" calcext:value-type="float">
            <text:p>89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9.67029" calcext:value-type="float">
            <text:p>89.7 </text:p>
          </table:table-cell>
          <table:table-cell table:style-name="ce5" office:value-type="float" office:value="81.70946" calcext:value-type="float">
            <text:p>81.7 </text:p>
          </table:table-cell>
          <table:table-cell table:style-name="ce5" office:value-type="float" office:value="83.61" calcext:value-type="float">
            <text:p>83.6 </text:p>
          </table:table-cell>
          <table:table-cell table:style-name="ce5" office:value-type="float" office:value="91.15115" calcext:value-type="float">
            <text:p>91.2 </text:p>
          </table:table-cell>
          <table:table-cell table:style-name="ce5" office:value-type="float" office:value="107.3751" calcext:value-type="float">
            <text:p>107.4 </text:p>
          </table:table-cell>
          <table:table-cell table:style-name="ce5" office:value-type="float" office:value="84.3" calcext:value-type="float">
            <text:p>84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M1</text:p>
          </table:table-cell>
          <table:table-cell office:value-type="float" office:value="84.28284" calcext:value-type="float">
            <text:p>84.3 </text:p>
          </table:table-cell>
          <table:table-cell office:value-type="float" office:value="91.87299" calcext:value-type="float">
            <text:p>91.9 </text:p>
          </table:table-cell>
          <table:table-cell office:value-type="string" calcext:value-type="string">
            <text:p>..</text:p>
          </table:table-cell>
          <table:table-cell office:value-type="float" office:value="63.13189" calcext:value-type="float">
            <text:p>63.1 </text:p>
          </table:table-cell>
          <table:table-cell office:value-type="float" office:value="92.4" calcext:value-type="float">
            <text:p>92.4 </text:p>
          </table:table-cell>
          <table:table-cell office:value-type="float" office:value="88.8" calcext:value-type="float">
            <text:p>88.8 </text:p>
          </table:table-cell>
          <table:table-cell office:value-type="float" office:value="100.6" calcext:value-type="float">
            <text:p>100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5.012" calcext:value-type="float">
            <text:p>105.0 </text:p>
          </table:table-cell>
          <table:table-cell office:value-type="float" office:value="82.11105" calcext:value-type="float">
            <text:p>82.1 </text:p>
          </table:table-cell>
          <table:table-cell office:value-type="float" office:value="86.68768" calcext:value-type="float">
            <text:p>86.7 </text:p>
          </table:table-cell>
          <table:table-cell office:value-type="float" office:value="95.9" calcext:value-type="float">
            <text:p>95.9 </text:p>
          </table:table-cell>
          <table:table-cell office:value-type="float" office:value="77.12933" calcext:value-type="float">
            <text:p>77.1 </text:p>
          </table:table-cell>
          <table:table-cell office:value-type="float" office:value="70.37387" calcext:value-type="float">
            <text:p>70.4 </text:p>
          </table:table-cell>
          <table:table-cell office:value-type="float" office:value="74.9796" calcext:value-type="float">
            <text:p>75.0 </text:p>
          </table:table-cell>
          <table:table-cell office:value-type="float" office:value="84.83688" calcext:value-type="float">
            <text:p>84.8 </text:p>
          </table:table-cell>
          <table:table-cell office:value-type="string" calcext:value-type="string">
            <text:p>..</text:p>
          </table:table-cell>
          <table:table-cell office:value-type="float" office:value="89.24" calcext:value-type="float">
            <text:p>89.2 </text:p>
          </table:table-cell>
          <table:table-cell office:value-type="float" office:value="82.57262" calcext:value-type="float">
            <text:p>82.6 </text:p>
          </table:table-cell>
          <table:table-cell office:value-type="float" office:value="88.89151" calcext:value-type="float">
            <text:p>88.9 </text:p>
          </table:table-cell>
          <table:table-cell office:value-type="float" office:value="85.34524" calcext:value-type="float">
            <text:p>85.3 </text:p>
          </table:table-cell>
          <table:table-cell office:value-type="float" office:value="82.91" calcext:value-type="float">
            <text:p>82.9 </text:p>
          </table:table-cell>
          <table:table-cell office:value-type="float" office:value="89.45114" calcext:value-type="float">
            <text:p>89.5 </text:p>
          </table:table-cell>
          <table:table-cell office:value-type="float" office:value="106.3812" calcext:value-type="float">
            <text:p>106.4 </text:p>
          </table:table-cell>
          <table:table-cell office:value-type="float" office:value="83.4" calcext:value-type="float">
            <text:p>83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M2</text:p>
          </table:table-cell>
          <table:table-cell table:style-name="ce5" office:value-type="float" office:value="84.45057" calcext:value-type="float">
            <text:p>84.5 </text:p>
          </table:table-cell>
          <table:table-cell table:style-name="ce5" office:value-type="float" office:value="91.10239" calcext:value-type="float">
            <text:p>9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3.65601" calcext:value-type="float">
            <text:p>63.7 </text:p>
          </table:table-cell>
          <table:table-cell table:style-name="ce5" office:value-type="float" office:value="92.1" calcext:value-type="float">
            <text:p>92.1 </text:p>
          </table:table-cell>
          <table:table-cell table:style-name="ce5" office:value-type="float" office:value="89.5" calcext:value-type="float">
            <text:p>89.5 </text:p>
          </table:table-cell>
          <table:table-cell table:style-name="ce5" office:value-type="float" office:value="100.78" calcext:value-type="float">
            <text:p>100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6.8375" calcext:value-type="float">
            <text:p>106.8 </text:p>
          </table:table-cell>
          <table:table-cell table:style-name="ce5" office:value-type="float" office:value="82.7104" calcext:value-type="float">
            <text:p>82.7 </text:p>
          </table:table-cell>
          <table:table-cell table:style-name="ce5" office:value-type="float" office:value="86.96844" calcext:value-type="float">
            <text:p>87.0 </text:p>
          </table:table-cell>
          <table:table-cell table:style-name="ce5" office:value-type="float" office:value="95.3" calcext:value-type="float">
            <text:p>95.3 </text:p>
          </table:table-cell>
          <table:table-cell table:style-name="ce5" office:value-type="float" office:value="77.12933" calcext:value-type="float">
            <text:p>77.1 </text:p>
          </table:table-cell>
          <table:table-cell table:style-name="ce5" office:value-type="float" office:value="70.65642" calcext:value-type="float">
            <text:p>70.7 </text:p>
          </table:table-cell>
          <table:table-cell table:style-name="ce5" office:value-type="float" office:value="74.8732" calcext:value-type="float">
            <text:p>74.9 </text:p>
          </table:table-cell>
          <table:table-cell table:style-name="ce5" office:value-type="float" office:value="86.8876" calcext:value-type="float">
            <text:p>86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9.99" calcext:value-type="float">
            <text:p>90.0 </text:p>
          </table:table-cell>
          <table:table-cell table:style-name="ce5" office:value-type="float" office:value="82.48962" calcext:value-type="float">
            <text:p>82.5 </text:p>
          </table:table-cell>
          <table:table-cell table:style-name="ce5" office:value-type="float" office:value="89.05334" calcext:value-type="float">
            <text:p>89.1 </text:p>
          </table:table-cell>
          <table:table-cell table:style-name="ce5" office:value-type="float" office:value="85.66417" calcext:value-type="float">
            <text:p>85.7 </text:p>
          </table:table-cell>
          <table:table-cell table:style-name="ce5" office:value-type="float" office:value="83.26" calcext:value-type="float">
            <text:p>83.3 </text:p>
          </table:table-cell>
          <table:table-cell table:style-name="ce5" office:value-type="float" office:value="89.53245" calcext:value-type="float">
            <text:p>89.5 </text:p>
          </table:table-cell>
          <table:table-cell table:style-name="ce5" office:value-type="float" office:value="106.7492" calcext:value-type="float">
            <text:p>106.7 </text:p>
          </table:table-cell>
          <table:table-cell table:style-name="ce5" office:value-type="float" office:value="83.8" calcext:value-type="float">
            <text:p>83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M3</text:p>
          </table:table-cell>
          <table:table-cell office:value-type="float" office:value="84.86989" calcext:value-type="float">
            <text:p>84.9 </text:p>
          </table:table-cell>
          <table:table-cell office:value-type="float" office:value="91.78737" calcext:value-type="float">
            <text:p>91.8 </text:p>
          </table:table-cell>
          <table:table-cell office:value-type="string" calcext:value-type="string">
            <text:p>..</text:p>
          </table:table-cell>
          <table:table-cell office:value-type="float" office:value="63.50714" calcext:value-type="float">
            <text:p>63.5 </text:p>
          </table:table-cell>
          <table:table-cell office:value-type="float" office:value="92" calcext:value-type="float">
            <text:p>92.0 </text:p>
          </table:table-cell>
          <table:table-cell office:value-type="float" office:value="90.1" calcext:value-type="float">
            <text:p>90.1 </text:p>
          </table:table-cell>
          <table:table-cell office:value-type="float" office:value="101.45" calcext:value-type="float">
            <text:p>101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7.2218" calcext:value-type="float">
            <text:p>107.2 </text:p>
          </table:table-cell>
          <table:table-cell office:value-type="float" office:value="82.91018" calcext:value-type="float">
            <text:p>82.9 </text:p>
          </table:table-cell>
          <table:table-cell office:value-type="float" office:value="87.03864" calcext:value-type="float">
            <text:p>87.0 </text:p>
          </table:table-cell>
          <table:table-cell office:value-type="float" office:value="95.5" calcext:value-type="float">
            <text:p>95.5 </text:p>
          </table:table-cell>
          <table:table-cell office:value-type="float" office:value="77.12933" calcext:value-type="float">
            <text:p>77.1 </text:p>
          </table:table-cell>
          <table:table-cell office:value-type="float" office:value="70.87177" calcext:value-type="float">
            <text:p>70.9 </text:p>
          </table:table-cell>
          <table:table-cell office:value-type="float" office:value="74.9616" calcext:value-type="float">
            <text:p>75.0 </text:p>
          </table:table-cell>
          <table:table-cell office:value-type="float" office:value="86.90462" calcext:value-type="float">
            <text:p>86.9 </text:p>
          </table:table-cell>
          <table:table-cell office:value-type="string" calcext:value-type="string">
            <text:p>..</text:p>
          </table:table-cell>
          <table:table-cell office:value-type="float" office:value="91.4" calcext:value-type="float">
            <text:p>91.4 </text:p>
          </table:table-cell>
          <table:table-cell office:value-type="float" office:value="82.40664" calcext:value-type="float">
            <text:p>82.4 </text:p>
          </table:table-cell>
          <table:table-cell office:value-type="float" office:value="90.61089" calcext:value-type="float">
            <text:p>90.6 </text:p>
          </table:table-cell>
          <table:table-cell office:value-type="float" office:value="85.60038" calcext:value-type="float">
            <text:p>85.6 </text:p>
          </table:table-cell>
          <table:table-cell office:value-type="float" office:value="84.01" calcext:value-type="float">
            <text:p>84.0 </text:p>
          </table:table-cell>
          <table:table-cell office:value-type="float" office:value="90.34338" calcext:value-type="float">
            <text:p>90.3 </text:p>
          </table:table-cell>
          <table:table-cell office:value-type="float" office:value="106.4647" calcext:value-type="float">
            <text:p>106.5 </text:p>
          </table:table-cell>
          <table:table-cell office:value-type="float" office:value="84" calcext:value-type="float">
            <text:p>84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M4</text:p>
          </table:table-cell>
          <table:table-cell table:style-name="ce5" office:value-type="float" office:value="85.54079" calcext:value-type="float">
            <text:p>85.5 </text:p>
          </table:table-cell>
          <table:table-cell table:style-name="ce5" office:value-type="float" office:value="92.55798" calcext:value-type="float">
            <text:p>92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3.75835" calcext:value-type="float">
            <text:p>63.8 </text:p>
          </table:table-cell>
          <table:table-cell table:style-name="ce5" office:value-type="float" office:value="92.1" calcext:value-type="float">
            <text:p>92.1 </text:p>
          </table:table-cell>
          <table:table-cell table:style-name="ce5" office:value-type="float" office:value="90.8" calcext:value-type="float">
            <text:p>90.8 </text:p>
          </table:table-cell>
          <table:table-cell table:style-name="ce5" office:value-type="float" office:value="101.79" calcext:value-type="float">
            <text:p>101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7.7022" calcext:value-type="float">
            <text:p>107.7 </text:p>
          </table:table-cell>
          <table:table-cell table:style-name="ce5" office:value-type="float" office:value="83.60942" calcext:value-type="float">
            <text:p>83.6 </text:p>
          </table:table-cell>
          <table:table-cell table:style-name="ce5" office:value-type="float" office:value="87.3194" calcext:value-type="float">
            <text:p>87.3 </text:p>
          </table:table-cell>
          <table:table-cell table:style-name="ce5" office:value-type="float" office:value="95.8" calcext:value-type="float">
            <text:p>95.8 </text:p>
          </table:table-cell>
          <table:table-cell table:style-name="ce5" office:value-type="float" office:value="77.28111" calcext:value-type="float">
            <text:p>77.3 </text:p>
          </table:table-cell>
          <table:table-cell table:style-name="ce5" office:value-type="float" office:value="71.43829" calcext:value-type="float">
            <text:p>71.4 </text:p>
          </table:table-cell>
          <table:table-cell table:style-name="ce5" office:value-type="float" office:value="75.5648" calcext:value-type="float">
            <text:p>75.6 </text:p>
          </table:table-cell>
          <table:table-cell table:style-name="ce5" office:value-type="float" office:value="87.28754" calcext:value-type="float">
            <text:p>87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2.05" calcext:value-type="float">
            <text:p>92.1 </text:p>
          </table:table-cell>
          <table:table-cell table:style-name="ce5" office:value-type="float" office:value="82.98755" calcext:value-type="float">
            <text:p>83.0 </text:p>
          </table:table-cell>
          <table:table-cell table:style-name="ce5" office:value-type="float" office:value="91.21772" calcext:value-type="float">
            <text:p>91.2 </text:p>
          </table:table-cell>
          <table:table-cell table:style-name="ce5" office:value-type="float" office:value="85.85552" calcext:value-type="float">
            <text:p>85.9 </text:p>
          </table:table-cell>
          <table:table-cell table:style-name="ce5" office:value-type="float" office:value="84.79" calcext:value-type="float">
            <text:p>84.8 </text:p>
          </table:table-cell>
          <table:table-cell table:style-name="ce5" office:value-type="float" office:value="92.95886" calcext:value-type="float">
            <text:p>93.0 </text:p>
          </table:table-cell>
          <table:table-cell table:style-name="ce5" office:value-type="float" office:value="108.4716" calcext:value-type="float">
            <text:p>108.5 </text:p>
          </table:table-cell>
          <table:table-cell table:style-name="ce5" office:value-type="float" office:value="84.3" calcext:value-type="float">
            <text:p>84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M5</text:p>
          </table:table-cell>
          <table:table-cell office:value-type="float" office:value="85.79238" calcext:value-type="float">
            <text:p>85.8 </text:p>
          </table:table-cell>
          <table:table-cell office:value-type="float" office:value="92.81484" calcext:value-type="float">
            <text:p>92.8 </text:p>
          </table:table-cell>
          <table:table-cell office:value-type="string" calcext:value-type="string">
            <text:p>..</text:p>
          </table:table-cell>
          <table:table-cell office:value-type="float" office:value="64.55125" calcext:value-type="float">
            <text:p>64.6 </text:p>
          </table:table-cell>
          <table:table-cell office:value-type="float" office:value="92.3" calcext:value-type="float">
            <text:p>92.3 </text:p>
          </table:table-cell>
          <table:table-cell office:value-type="float" office:value="91" calcext:value-type="float">
            <text:p>91.0 </text:p>
          </table:table-cell>
          <table:table-cell office:value-type="float" office:value="101.87" calcext:value-type="float">
            <text:p>101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8.4708" calcext:value-type="float">
            <text:p>108.5 </text:p>
          </table:table-cell>
          <table:table-cell office:value-type="float" office:value="83.70931" calcext:value-type="float">
            <text:p>83.7 </text:p>
          </table:table-cell>
          <table:table-cell office:value-type="float" office:value="87.60017" calcext:value-type="float">
            <text:p>87.6 </text:p>
          </table:table-cell>
          <table:table-cell office:value-type="float" office:value="96.4" calcext:value-type="float">
            <text:p>96.4 </text:p>
          </table:table-cell>
          <table:table-cell office:value-type="float" office:value="77.51031" calcext:value-type="float">
            <text:p>77.5 </text:p>
          </table:table-cell>
          <table:table-cell office:value-type="float" office:value="72.45853" calcext:value-type="float">
            <text:p>72.5 </text:p>
          </table:table-cell>
          <table:table-cell office:value-type="float" office:value="75.8588" calcext:value-type="float">
            <text:p>75.9 </text:p>
          </table:table-cell>
          <table:table-cell office:value-type="float" office:value="87.713" calcext:value-type="float">
            <text:p>87.7 </text:p>
          </table:table-cell>
          <table:table-cell office:value-type="string" calcext:value-type="string">
            <text:p>..</text:p>
          </table:table-cell>
          <table:table-cell office:value-type="float" office:value="92.1" calcext:value-type="float">
            <text:p>92.1 </text:p>
          </table:table-cell>
          <table:table-cell office:value-type="float" office:value="83.56847" calcext:value-type="float">
            <text:p>83.6 </text:p>
          </table:table-cell>
          <table:table-cell office:value-type="float" office:value="91.75376" calcext:value-type="float">
            <text:p>91.8 </text:p>
          </table:table-cell>
          <table:table-cell office:value-type="float" office:value="86.30202" calcext:value-type="float">
            <text:p>86.3 </text:p>
          </table:table-cell>
          <table:table-cell office:value-type="float" office:value="85.68" calcext:value-type="float">
            <text:p>85.7 </text:p>
          </table:table-cell>
          <table:table-cell office:value-type="float" office:value="93.76557" calcext:value-type="float">
            <text:p>93.8 </text:p>
          </table:table-cell>
          <table:table-cell office:value-type="float" office:value="108.7527" calcext:value-type="float">
            <text:p>108.8 </text:p>
          </table:table-cell>
          <table:table-cell office:value-type="float" office:value="85.1" calcext:value-type="float">
            <text:p>85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M6</text:p>
          </table:table-cell>
          <table:table-cell table:style-name="ce5" office:value-type="float" office:value="85.62466" calcext:value-type="float">
            <text:p>85.6 </text:p>
          </table:table-cell>
          <table:table-cell table:style-name="ce5" office:value-type="float" office:value="92.38673" calcext:value-type="float">
            <text:p>92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5.43201" calcext:value-type="float">
            <text:p>65.4 </text:p>
          </table:table-cell>
          <table:table-cell table:style-name="ce5" office:value-type="float" office:value="92.5" calcext:value-type="float">
            <text:p>92.5 </text:p>
          </table:table-cell>
          <table:table-cell table:style-name="ce5" office:value-type="float" office:value="91.3" calcext:value-type="float">
            <text:p>91.3 </text:p>
          </table:table-cell>
          <table:table-cell table:style-name="ce5" office:value-type="float" office:value="101.78" calcext:value-type="float">
            <text:p>101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8.0865" calcext:value-type="float">
            <text:p>108.1 </text:p>
          </table:table-cell>
          <table:table-cell table:style-name="ce5" office:value-type="float" office:value="83.70931" calcext:value-type="float">
            <text:p>83.7 </text:p>
          </table:table-cell>
          <table:table-cell table:style-name="ce5" office:value-type="float" office:value="87.60017" calcext:value-type="float">
            <text:p>87.6 </text:p>
          </table:table-cell>
          <table:table-cell table:style-name="ce5" office:value-type="float" office:value="96.4" calcext:value-type="float">
            <text:p>96.4 </text:p>
          </table:table-cell>
          <table:table-cell table:style-name="ce5" office:value-type="float" office:value="77.0519" calcext:value-type="float">
            <text:p>77.1 </text:p>
          </table:table-cell>
          <table:table-cell table:style-name="ce5" office:value-type="float" office:value="72.46092" calcext:value-type="float">
            <text:p>72.5 </text:p>
          </table:table-cell>
          <table:table-cell table:style-name="ce5" office:value-type="float" office:value="75.9158" calcext:value-type="float">
            <text:p>75.9 </text:p>
          </table:table-cell>
          <table:table-cell table:style-name="ce5" office:value-type="float" office:value="87.73001" calcext:value-type="float">
            <text:p>87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1.39" calcext:value-type="float">
            <text:p>91.4 </text:p>
          </table:table-cell>
          <table:table-cell table:style-name="ce5" office:value-type="float" office:value="83.23651" calcext:value-type="float">
            <text:p>83.2 </text:p>
          </table:table-cell>
          <table:table-cell table:style-name="ce5" office:value-type="float" office:value="91.65262" calcext:value-type="float">
            <text:p>91.7 </text:p>
          </table:table-cell>
          <table:table-cell table:style-name="ce5" office:value-type="float" office:value="86.36581" calcext:value-type="float">
            <text:p>86.4 </text:p>
          </table:table-cell>
          <table:table-cell table:style-name="ce5" office:value-type="float" office:value="85.12" calcext:value-type="float">
            <text:p>85.1 </text:p>
          </table:table-cell>
          <table:table-cell table:style-name="ce5" office:value-type="float" office:value="93.50266" calcext:value-type="float">
            <text:p>93.5 </text:p>
          </table:table-cell>
          <table:table-cell table:style-name="ce5" office:value-type="float" office:value="108.6582" calcext:value-type="float">
            <text:p>108.7 </text:p>
          </table:table-cell>
          <table:table-cell table:style-name="ce5" office:value-type="float" office:value="85.4" calcext:value-type="float">
            <text:p>85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M7</text:p>
          </table:table-cell>
          <table:table-cell office:value-type="float" office:value="84.70216" calcext:value-type="float">
            <text:p>84.7 </text:p>
          </table:table-cell>
          <table:table-cell office:value-type="float" office:value="92.55798" calcext:value-type="float">
            <text:p>92.6 </text:p>
          </table:table-cell>
          <table:table-cell office:value-type="string" calcext:value-type="string">
            <text:p>..</text:p>
          </table:table-cell>
          <table:table-cell office:value-type="float" office:value="66.00368" calcext:value-type="float">
            <text:p>66.0 </text:p>
          </table:table-cell>
          <table:table-cell office:value-type="float" office:value="92.1" calcext:value-type="float">
            <text:p>92.1 </text:p>
          </table:table-cell>
          <table:table-cell office:value-type="float" office:value="90.4" calcext:value-type="float">
            <text:p>90.4 </text:p>
          </table:table-cell>
          <table:table-cell office:value-type="float" office:value="99.81" calcext:value-type="float">
            <text:p>99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7.1257" calcext:value-type="float">
            <text:p>107.1 </text:p>
          </table:table-cell>
          <table:table-cell office:value-type="float" office:value="83.60942" calcext:value-type="float">
            <text:p>83.6 </text:p>
          </table:table-cell>
          <table:table-cell office:value-type="float" office:value="87.81075" calcext:value-type="float">
            <text:p>87.8 </text:p>
          </table:table-cell>
          <table:table-cell office:value-type="float" office:value="95.7" calcext:value-type="float">
            <text:p>95.7 </text:p>
          </table:table-cell>
          <table:table-cell office:value-type="float" office:value="77.43391" calcext:value-type="float">
            <text:p>77.4 </text:p>
          </table:table-cell>
          <table:table-cell office:value-type="float" office:value="72.8369" calcext:value-type="float">
            <text:p>72.8 </text:p>
          </table:table-cell>
          <table:table-cell office:value-type="float" office:value="76.1337" calcext:value-type="float">
            <text:p>76.1 </text:p>
          </table:table-cell>
          <table:table-cell office:value-type="float" office:value="86.46214" calcext:value-type="float">
            <text:p>86.5 </text:p>
          </table:table-cell>
          <table:table-cell office:value-type="string" calcext:value-type="string">
            <text:p>..</text:p>
          </table:table-cell>
          <table:table-cell office:value-type="float" office:value="90.08" calcext:value-type="float">
            <text:p>90.1 </text:p>
          </table:table-cell>
          <table:table-cell office:value-type="float" office:value="82.82158" calcext:value-type="float">
            <text:p>82.8 </text:p>
          </table:table-cell>
          <table:table-cell office:value-type="float" office:value="91.16715" calcext:value-type="float">
            <text:p>91.2 </text:p>
          </table:table-cell>
          <table:table-cell office:value-type="float" office:value="86.36581" calcext:value-type="float">
            <text:p>86.4 </text:p>
          </table:table-cell>
          <table:table-cell office:value-type="float" office:value="84.22" calcext:value-type="float">
            <text:p>84.2 </text:p>
          </table:table-cell>
          <table:table-cell office:value-type="float" office:value="91.25568" calcext:value-type="float">
            <text:p>91.3 </text:p>
          </table:table-cell>
          <table:table-cell office:value-type="float" office:value="106.7979" calcext:value-type="float">
            <text:p>106.8 </text:p>
          </table:table-cell>
          <table:table-cell office:value-type="float" office:value="84.7" calcext:value-type="float">
            <text:p>84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M8</text:p>
          </table:table-cell>
          <table:table-cell table:style-name="ce5" office:value-type="float" office:value="85.03761" calcext:value-type="float">
            <text:p>85.0 </text:p>
          </table:table-cell>
          <table:table-cell table:style-name="ce5" office:value-type="float" office:value="92.55798" calcext:value-type="float">
            <text:p>92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6.7759" calcext:value-type="float">
            <text:p>66.8 </text:p>
          </table:table-cell>
          <table:table-cell table:style-name="ce5" office:value-type="float" office:value="91.9" calcext:value-type="float">
            <text:p>91.9 </text:p>
          </table:table-cell>
          <table:table-cell table:style-name="ce5" office:value-type="float" office:value="90.7" calcext:value-type="float">
            <text:p>90.7 </text:p>
          </table:table-cell>
          <table:table-cell table:style-name="ce5" office:value-type="float" office:value="100.7" calcext:value-type="float">
            <text:p>100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8.0865" calcext:value-type="float">
            <text:p>108.1 </text:p>
          </table:table-cell>
          <table:table-cell table:style-name="ce5" office:value-type="float" office:value="83.60942" calcext:value-type="float">
            <text:p>83.6 </text:p>
          </table:table-cell>
          <table:table-cell table:style-name="ce5" office:value-type="float" office:value="87.95114" calcext:value-type="float">
            <text:p>88.0 </text:p>
          </table:table-cell>
          <table:table-cell table:style-name="ce5" office:value-type="float" office:value="96.7" calcext:value-type="float">
            <text:p>96.7 </text:p>
          </table:table-cell>
          <table:table-cell table:style-name="ce5" office:value-type="float" office:value="78.57788" calcext:value-type="float">
            <text:p>78.6 </text:p>
          </table:table-cell>
          <table:table-cell table:style-name="ce5" office:value-type="float" office:value="72.48315" calcext:value-type="float">
            <text:p>72.5 </text:p>
          </table:table-cell>
          <table:table-cell table:style-name="ce5" office:value-type="float" office:value="75.9619" calcext:value-type="float">
            <text:p>76.0 </text:p>
          </table:table-cell>
          <table:table-cell table:style-name="ce5" office:value-type="float" office:value="88.07038" calcext:value-type="float">
            <text:p>88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0.99" calcext:value-type="float">
            <text:p>91.0 </text:p>
          </table:table-cell>
          <table:table-cell table:style-name="ce5" office:value-type="float" office:value="83.15353" calcext:value-type="float">
            <text:p>83.2 </text:p>
          </table:table-cell>
          <table:table-cell table:style-name="ce5" office:value-type="float" office:value="90.84351" calcext:value-type="float">
            <text:p>90.8 </text:p>
          </table:table-cell>
          <table:table-cell table:style-name="ce5" office:value-type="float" office:value="86.30202" calcext:value-type="float">
            <text:p>86.3 </text:p>
          </table:table-cell>
          <table:table-cell table:style-name="ce5" office:value-type="float" office:value="84.76" calcext:value-type="float">
            <text:p>84.8 </text:p>
          </table:table-cell>
          <table:table-cell table:style-name="ce5" office:value-type="float" office:value="91.2314" calcext:value-type="float">
            <text:p>91.2 </text:p>
          </table:table-cell>
          <table:table-cell table:style-name="ce5" office:value-type="float" office:value="107.0534" calcext:value-type="float">
            <text:p>107.1 </text:p>
          </table:table-cell>
          <table:table-cell table:style-name="ce5" office:value-type="float" office:value="85.3" calcext:value-type="float">
            <text:p>85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M9</text:p>
          </table:table-cell>
          <table:table-cell office:value-type="float" office:value="85.2892" calcext:value-type="float">
            <text:p>85.3 </text:p>
          </table:table-cell>
          <table:table-cell office:value-type="float" office:value="91.10239" calcext:value-type="float">
            <text:p>91.1 </text:p>
          </table:table-cell>
          <table:table-cell office:value-type="string" calcext:value-type="string">
            <text:p>..</text:p>
          </table:table-cell>
          <table:table-cell office:value-type="float" office:value="66.48232" calcext:value-type="float">
            <text:p>66.5 </text:p>
          </table:table-cell>
          <table:table-cell office:value-type="float" office:value="91.6" calcext:value-type="float">
            <text:p>91.6 </text:p>
          </table:table-cell>
          <table:table-cell office:value-type="float" office:value="91.2" calcext:value-type="float">
            <text:p>91.2 </text:p>
          </table:table-cell>
          <table:table-cell office:value-type="float" office:value="101.39" calcext:value-type="float">
            <text:p>101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7.8943" calcext:value-type="float">
            <text:p>107.9 </text:p>
          </table:table-cell>
          <table:table-cell office:value-type="float" office:value="82.6105" calcext:value-type="float">
            <text:p>82.6 </text:p>
          </table:table-cell>
          <table:table-cell office:value-type="float" office:value="87.95114" calcext:value-type="float">
            <text:p>88.0 </text:p>
          </table:table-cell>
          <table:table-cell office:value-type="float" office:value="97.1" calcext:value-type="float">
            <text:p>97.1 </text:p>
          </table:table-cell>
          <table:table-cell office:value-type="float" office:value="78.65428" calcext:value-type="float">
            <text:p>78.7 </text:p>
          </table:table-cell>
          <table:table-cell office:value-type="float" office:value="72.72902" calcext:value-type="float">
            <text:p>72.7 </text:p>
          </table:table-cell>
          <table:table-cell office:value-type="float" office:value="75.9356" calcext:value-type="float">
            <text:p>75.9 </text:p>
          </table:table-cell>
          <table:table-cell office:value-type="float" office:value="87.82362" calcext:value-type="float">
            <text:p>87.8 </text:p>
          </table:table-cell>
          <table:table-cell office:value-type="string" calcext:value-type="string">
            <text:p>..</text:p>
          </table:table-cell>
          <table:table-cell office:value-type="float" office:value="91.76" calcext:value-type="float">
            <text:p>91.8 </text:p>
          </table:table-cell>
          <table:table-cell office:value-type="float" office:value="83.15353" calcext:value-type="float">
            <text:p>83.2 </text:p>
          </table:table-cell>
          <table:table-cell office:value-type="float" office:value="91.36943" calcext:value-type="float">
            <text:p>91.4 </text:p>
          </table:table-cell>
          <table:table-cell office:value-type="float" office:value="86.17445" calcext:value-type="float">
            <text:p>86.2 </text:p>
          </table:table-cell>
          <table:table-cell office:value-type="float" office:value="85.59" calcext:value-type="float">
            <text:p>85.6 </text:p>
          </table:table-cell>
          <table:table-cell office:value-type="float" office:value="91.0519" calcext:value-type="float">
            <text:p>91.1 </text:p>
          </table:table-cell>
          <table:table-cell office:value-type="float" office:value="106.4751" calcext:value-type="float">
            <text:p>106.5 </text:p>
          </table:table-cell>
          <table:table-cell office:value-type="float" office:value="85.5" calcext:value-type="float">
            <text:p>85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M10</text:p>
          </table:table-cell>
          <table:table-cell table:style-name="ce5" office:value-type="float" office:value="85.2892" calcext:value-type="float">
            <text:p>85.3 </text:p>
          </table:table-cell>
          <table:table-cell table:style-name="ce5" office:value-type="float" office:value="90.41741" calcext:value-type="float">
            <text:p>90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6.50299" calcext:value-type="float">
            <text:p>66.5 </text:p>
          </table:table-cell>
          <table:table-cell table:style-name="ce5" office:value-type="float" office:value="91.1" calcext:value-type="float">
            <text:p>91.1 </text:p>
          </table:table-cell>
          <table:table-cell table:style-name="ce5" office:value-type="float" office:value="90.9" calcext:value-type="float">
            <text:p>90.9 </text:p>
          </table:table-cell>
          <table:table-cell table:style-name="ce5" office:value-type="float" office:value="101.36" calcext:value-type="float">
            <text:p>101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7.0296" calcext:value-type="float">
            <text:p>107.0 </text:p>
          </table:table-cell>
          <table:table-cell table:style-name="ce5" office:value-type="float" office:value="82.01115" calcext:value-type="float">
            <text:p>82.0 </text:p>
          </table:table-cell>
          <table:table-cell table:style-name="ce5" office:value-type="float" office:value="87.74056" calcext:value-type="float">
            <text:p>87.7 </text:p>
          </table:table-cell>
          <table:table-cell table:style-name="ce5" office:value-type="float" office:value="96.7" calcext:value-type="float">
            <text:p>96.7 </text:p>
          </table:table-cell>
          <table:table-cell table:style-name="ce5" office:value-type="float" office:value="77.66312" calcext:value-type="float">
            <text:p>77.7 </text:p>
          </table:table-cell>
          <table:table-cell table:style-name="ce5" office:value-type="float" office:value="73.14745" calcext:value-type="float">
            <text:p>73.1 </text:p>
          </table:table-cell>
          <table:table-cell table:style-name="ce5" office:value-type="float" office:value="76.8751" calcext:value-type="float">
            <text:p>76.9 </text:p>
          </table:table-cell>
          <table:table-cell table:style-name="ce5" office:value-type="float" office:value="87.39816" calcext:value-type="float">
            <text:p>87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1.54" calcext:value-type="float">
            <text:p>91.5 </text:p>
          </table:table-cell>
          <table:table-cell table:style-name="ce5" office:value-type="float" office:value="83.15353" calcext:value-type="float">
            <text:p>83.2 </text:p>
          </table:table-cell>
          <table:table-cell table:style-name="ce5" office:value-type="float" office:value="91.36943" calcext:value-type="float">
            <text:p>91.4 </text:p>
          </table:table-cell>
          <table:table-cell table:style-name="ce5" office:value-type="float" office:value="86.23824" calcext:value-type="float">
            <text:p>86.2 </text:p>
          </table:table-cell>
          <table:table-cell table:style-name="ce5" office:value-type="float" office:value="84.87" calcext:value-type="float">
            <text:p>84.9 </text:p>
          </table:table-cell>
          <table:table-cell table:style-name="ce5" office:value-type="float" office:value="92.07401" calcext:value-type="float">
            <text:p>92.1 </text:p>
          </table:table-cell>
          <table:table-cell table:style-name="ce5" office:value-type="float" office:value="107.4586" calcext:value-type="float">
            <text:p>107.5 </text:p>
          </table:table-cell>
          <table:table-cell table:style-name="ce5" office:value-type="float" office:value="85.3" calcext:value-type="float">
            <text:p>85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M11</text:p>
          </table:table-cell>
          <table:table-cell office:value-type="float" office:value="85.62466" calcext:value-type="float">
            <text:p>85.6 </text:p>
          </table:table-cell>
          <table:table-cell office:value-type="float" office:value="90.84552" calcext:value-type="float">
            <text:p>90.8 </text:p>
          </table:table-cell>
          <table:table-cell office:value-type="string" calcext:value-type="string">
            <text:p>..</text:p>
          </table:table-cell>
          <table:table-cell office:value-type="float" office:value="66.97231" calcext:value-type="float">
            <text:p>67.0 </text:p>
          </table:table-cell>
          <table:table-cell office:value-type="float" office:value="91" calcext:value-type="float">
            <text:p>91.0 </text:p>
          </table:table-cell>
          <table:table-cell office:value-type="float" office:value="90.9" calcext:value-type="float">
            <text:p>90.9 </text:p>
          </table:table-cell>
          <table:table-cell office:value-type="float" office:value="101.45" calcext:value-type="float">
            <text:p>101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6.8375" calcext:value-type="float">
            <text:p>106.8 </text:p>
          </table:table-cell>
          <table:table-cell office:value-type="float" office:value="82.01115" calcext:value-type="float">
            <text:p>82.0 </text:p>
          </table:table-cell>
          <table:table-cell office:value-type="float" office:value="87.81075" calcext:value-type="float">
            <text:p>87.8 </text:p>
          </table:table-cell>
          <table:table-cell office:value-type="float" office:value="95.9" calcext:value-type="float">
            <text:p>95.9 </text:p>
          </table:table-cell>
          <table:table-cell office:value-type="float" office:value="76.82372" calcext:value-type="float">
            <text:p>76.8 </text:p>
          </table:table-cell>
          <table:table-cell office:value-type="float" office:value="73.95978" calcext:value-type="float">
            <text:p>74.0 </text:p>
          </table:table-cell>
          <table:table-cell office:value-type="float" office:value="77.5607" calcext:value-type="float">
            <text:p>77.6 </text:p>
          </table:table-cell>
          <table:table-cell office:value-type="float" office:value="87.52579" calcext:value-type="float">
            <text:p>87.5 </text:p>
          </table:table-cell>
          <table:table-cell office:value-type="string" calcext:value-type="string">
            <text:p>..</text:p>
          </table:table-cell>
          <table:table-cell office:value-type="float" office:value="91.39" calcext:value-type="float">
            <text:p>91.4 </text:p>
          </table:table-cell>
          <table:table-cell office:value-type="float" office:value="83.23651" calcext:value-type="float">
            <text:p>83.2 </text:p>
          </table:table-cell>
          <table:table-cell office:value-type="float" office:value="91.58183" calcext:value-type="float">
            <text:p>91.6 </text:p>
          </table:table-cell>
          <table:table-cell office:value-type="float" office:value="86.93988" calcext:value-type="float">
            <text:p>86.9 </text:p>
          </table:table-cell>
          <table:table-cell office:value-type="float" office:value="85.21" calcext:value-type="float">
            <text:p>85.2 </text:p>
          </table:table-cell>
          <table:table-cell office:value-type="float" office:value="92.60513" calcext:value-type="float">
            <text:p>92.6 </text:p>
          </table:table-cell>
          <table:table-cell office:value-type="float" office:value="107.0644" calcext:value-type="float">
            <text:p>107.1 </text:p>
          </table:table-cell>
          <table:table-cell office:value-type="float" office:value="85.7" calcext:value-type="float">
            <text:p>85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M12</text:p>
          </table:table-cell>
          <table:table-cell table:style-name="ce5" office:value-type="float" office:value="85.79238" calcext:value-type="float">
            <text:p>85.8 </text:p>
          </table:table-cell>
          <table:table-cell table:style-name="ce5" office:value-type="float" office:value="90.84552" calcext:value-type="float">
            <text:p>90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7.75177" calcext:value-type="float">
            <text:p>67.8 </text:p>
          </table:table-cell>
          <table:table-cell table:style-name="ce5" office:value-type="float" office:value="91.1" calcext:value-type="float">
            <text:p>91.1 </text:p>
          </table:table-cell>
          <table:table-cell table:style-name="ce5" office:value-type="float" office:value="91" calcext:value-type="float">
            <text:p>91.0 </text:p>
          </table:table-cell>
          <table:table-cell table:style-name="ce5" office:value-type="float" office:value="101.62" calcext:value-type="float">
            <text:p>101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7.7022" calcext:value-type="float">
            <text:p>107.7 </text:p>
          </table:table-cell>
          <table:table-cell table:style-name="ce5" office:value-type="float" office:value="82.11105" calcext:value-type="float">
            <text:p>82.1 </text:p>
          </table:table-cell>
          <table:table-cell table:style-name="ce5" office:value-type="float" office:value="87.81075" calcext:value-type="float">
            <text:p>87.8 </text:p>
          </table:table-cell>
          <table:table-cell table:style-name="ce5" office:value-type="float" office:value="95.9" calcext:value-type="float">
            <text:p>95.9 </text:p>
          </table:table-cell>
          <table:table-cell table:style-name="ce5" office:value-type="float" office:value="77.20573" calcext:value-type="float">
            <text:p>77.2 </text:p>
          </table:table-cell>
          <table:table-cell table:style-name="ce5" office:value-type="float" office:value="74.13551" calcext:value-type="float">
            <text:p>74.1 </text:p>
          </table:table-cell>
          <table:table-cell table:style-name="ce5" office:value-type="float" office:value="77.7347" calcext:value-type="float">
            <text:p>77.7 </text:p>
          </table:table-cell>
          <table:table-cell table:style-name="ce5" office:value-type="float" office:value="87.61089" calcext:value-type="float">
            <text:p>87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0.71" calcext:value-type="float">
            <text:p>90.7 </text:p>
          </table:table-cell>
          <table:table-cell table:style-name="ce5" office:value-type="float" office:value="83.07054" calcext:value-type="float">
            <text:p>83.1 </text:p>
          </table:table-cell>
          <table:table-cell table:style-name="ce5" office:value-type="float" office:value="91.88524" calcext:value-type="float">
            <text:p>91.9 </text:p>
          </table:table-cell>
          <table:table-cell table:style-name="ce5" office:value-type="float" office:value="87.00367" calcext:value-type="float">
            <text:p>87.0 </text:p>
          </table:table-cell>
          <table:table-cell table:style-name="ce5" office:value-type="float" office:value="85.35" calcext:value-type="float">
            <text:p>85.4 </text:p>
          </table:table-cell>
          <table:table-cell table:style-name="ce5" office:value-type="float" office:value="92.52911" calcext:value-type="float">
            <text:p>92.5 </text:p>
          </table:table-cell>
          <table:table-cell table:style-name="ce5" office:value-type="float" office:value="107.0438" calcext:value-type="float">
            <text:p>107.0 </text:p>
          </table:table-cell>
          <table:table-cell table:style-name="ce5" office:value-type="float" office:value="86.3" calcext:value-type="float">
            <text:p>86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M1</text:p>
          </table:table-cell>
          <table:table-cell office:value-type="float" office:value="85.45693" calcext:value-type="float">
            <text:p>85.5 </text:p>
          </table:table-cell>
          <table:table-cell office:value-type="float" office:value="91.01677" calcext:value-type="float">
            <text:p>91.0 </text:p>
          </table:table-cell>
          <table:table-cell office:value-type="string" calcext:value-type="string">
            <text:p>..</text:p>
          </table:table-cell>
          <table:table-cell office:value-type="float" office:value="67.92131" calcext:value-type="float">
            <text:p>67.9 </text:p>
          </table:table-cell>
          <table:table-cell office:value-type="float" office:value="93.2" calcext:value-type="float">
            <text:p>93.2 </text:p>
          </table:table-cell>
          <table:table-cell office:value-type="float" office:value="89.9" calcext:value-type="float">
            <text:p>89.9 </text:p>
          </table:table-cell>
          <table:table-cell office:value-type="float" office:value="100.21" calcext:value-type="float">
            <text:p>100.2 </text:p>
          </table:table-cell>
          <table:table-cell office:value-type="string" calcext:value-type="string">
            <text:p>..</text:p>
          </table:table-cell>
          <table:table-cell office:value-type="float" office:value="75.95317" calcext:value-type="float">
            <text:p>76.0 </text:p>
          </table:table-cell>
          <table:table-cell office:value-type="float" office:value="105.5885" calcext:value-type="float">
            <text:p>105.6 </text:p>
          </table:table-cell>
          <table:table-cell office:value-type="float" office:value="81.81137" calcext:value-type="float">
            <text:p>81.8 </text:p>
          </table:table-cell>
          <table:table-cell office:value-type="float" office:value="87.88094" calcext:value-type="float">
            <text:p>87.9 </text:p>
          </table:table-cell>
          <table:table-cell office:value-type="float" office:value="95.7" calcext:value-type="float">
            <text:p>95.7 </text:p>
          </table:table-cell>
          <table:table-cell office:value-type="float" office:value="77.35854" calcext:value-type="float">
            <text:p>77.4 </text:p>
          </table:table-cell>
          <table:table-cell office:value-type="float" office:value="74.84638" calcext:value-type="float">
            <text:p>74.8 </text:p>
          </table:table-cell>
          <table:table-cell office:value-type="float" office:value="77.6287" calcext:value-type="float">
            <text:p>77.6 </text:p>
          </table:table-cell>
          <table:table-cell office:value-type="float" office:value="86.40257" calcext:value-type="float">
            <text:p>86.4 </text:p>
          </table:table-cell>
          <table:table-cell office:value-type="string" calcext:value-type="string">
            <text:p>..</text:p>
          </table:table-cell>
          <table:table-cell office:value-type="float" office:value="90.03" calcext:value-type="float">
            <text:p>90.0 </text:p>
          </table:table-cell>
          <table:table-cell office:value-type="float" office:value="83.48547" calcext:value-type="float">
            <text:p>83.5 </text:p>
          </table:table-cell>
          <table:table-cell office:value-type="float" office:value="91.17726" calcext:value-type="float">
            <text:p>91.2 </text:p>
          </table:table-cell>
          <table:table-cell office:value-type="float" office:value="87.19502" calcext:value-type="float">
            <text:p>87.2 </text:p>
          </table:table-cell>
          <table:table-cell office:value-type="float" office:value="84.3" calcext:value-type="float">
            <text:p>84.3 </text:p>
          </table:table-cell>
          <table:table-cell office:value-type="float" office:value="89.96536" calcext:value-type="float">
            <text:p>90.0 </text:p>
          </table:table-cell>
          <table:table-cell office:value-type="float" office:value="104.9771" calcext:value-type="float">
            <text:p>105.0 </text:p>
          </table:table-cell>
          <table:table-cell office:value-type="float" office:value="85.1" calcext:value-type="float">
            <text:p>85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M2</text:p>
          </table:table-cell>
          <table:table-cell table:style-name="ce5" office:value-type="float" office:value="85.45693" calcext:value-type="float">
            <text:p>85.5 </text:p>
          </table:table-cell>
          <table:table-cell table:style-name="ce5" office:value-type="float" office:value="91.95862" calcext:value-type="float">
            <text:p>92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7.97093" calcext:value-type="float">
            <text:p>68.0 </text:p>
          </table:table-cell>
          <table:table-cell table:style-name="ce5" office:value-type="float" office:value="93.2" calcext:value-type="float">
            <text:p>93.2 </text:p>
          </table:table-cell>
          <table:table-cell table:style-name="ce5" office:value-type="float" office:value="90.7" calcext:value-type="float">
            <text:p>90.7 </text:p>
          </table:table-cell>
          <table:table-cell table:style-name="ce5" office:value-type="float" office:value="100.43" calcext:value-type="float">
            <text:p>100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6.92982" calcext:value-type="float">
            <text:p>76.9 </text:p>
          </table:table-cell>
          <table:table-cell table:style-name="ce5" office:value-type="float" office:value="106.8375" calcext:value-type="float">
            <text:p>106.8 </text:p>
          </table:table-cell>
          <table:table-cell table:style-name="ce5" office:value-type="float" office:value="81.21202" calcext:value-type="float">
            <text:p>81.2 </text:p>
          </table:table-cell>
          <table:table-cell table:style-name="ce5" office:value-type="float" office:value="88.02133" calcext:value-type="float">
            <text:p>88.0 </text:p>
          </table:table-cell>
          <table:table-cell table:style-name="ce5" office:value-type="float" office:value="94.9" calcext:value-type="float">
            <text:p>94.9 </text:p>
          </table:table-cell>
          <table:table-cell table:style-name="ce5" office:value-type="float" office:value="78.0441" calcext:value-type="float">
            <text:p>78.0 </text:p>
          </table:table-cell>
          <table:table-cell table:style-name="ce5" office:value-type="float" office:value="74.87317" calcext:value-type="float">
            <text:p>74.9 </text:p>
          </table:table-cell>
          <table:table-cell table:style-name="ce5" office:value-type="float" office:value="77.7948" calcext:value-type="float">
            <text:p>77.8 </text:p>
          </table:table-cell>
          <table:table-cell table:style-name="ce5" office:value-type="float" office:value="88.12144" calcext:value-type="float">
            <text:p>88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0.83" calcext:value-type="float">
            <text:p>90.8 </text:p>
          </table:table-cell>
          <table:table-cell table:style-name="ce5" office:value-type="float" office:value="83.73444" calcext:value-type="float">
            <text:p>83.7 </text:p>
          </table:table-cell>
          <table:table-cell table:style-name="ce5" office:value-type="float" office:value="90.99522" calcext:value-type="float">
            <text:p>91.0 </text:p>
          </table:table-cell>
          <table:table-cell table:style-name="ce5" office:value-type="float" office:value="87.19502" calcext:value-type="float">
            <text:p>87.2 </text:p>
          </table:table-cell>
          <table:table-cell table:style-name="ce5" office:value-type="float" office:value="84.13" calcext:value-type="float">
            <text:p>84.1 </text:p>
          </table:table-cell>
          <table:table-cell table:style-name="ce5" office:value-type="float" office:value="89.82599" calcext:value-type="float">
            <text:p>89.8 </text:p>
          </table:table-cell>
          <table:table-cell table:style-name="ce5" office:value-type="float" office:value="104.927" calcext:value-type="float">
            <text:p>104.9 </text:p>
          </table:table-cell>
          <table:table-cell table:style-name="ce5" office:value-type="float" office:value="85.5" calcext:value-type="float">
            <text:p>85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M3</text:p>
          </table:table-cell>
          <table:table-cell office:value-type="float" office:value="86.46329" calcext:value-type="float">
            <text:p>86.5 </text:p>
          </table:table-cell>
          <table:table-cell office:value-type="float" office:value="93.15733" calcext:value-type="float">
            <text:p>93.2 </text:p>
          </table:table-cell>
          <table:table-cell office:value-type="string" calcext:value-type="string">
            <text:p>..</text:p>
          </table:table-cell>
          <table:table-cell office:value-type="float" office:value="68.46094" calcext:value-type="float">
            <text:p>68.5 </text:p>
          </table:table-cell>
          <table:table-cell office:value-type="float" office:value="93.5" calcext:value-type="float">
            <text:p>93.5 </text:p>
          </table:table-cell>
          <table:table-cell office:value-type="float" office:value="91.5" calcext:value-type="float">
            <text:p>91.5 </text:p>
          </table:table-cell>
          <table:table-cell office:value-type="float" office:value="101.45" calcext:value-type="float">
            <text:p>101.5 </text:p>
          </table:table-cell>
          <table:table-cell office:value-type="string" calcext:value-type="string">
            <text:p>..</text:p>
          </table:table-cell>
          <table:table-cell office:value-type="float" office:value="77.60596" calcext:value-type="float">
            <text:p>77.6 </text:p>
          </table:table-cell>
          <table:table-cell office:value-type="float" office:value="107.6061" calcext:value-type="float">
            <text:p>107.6 </text:p>
          </table:table-cell>
          <table:table-cell office:value-type="float" office:value="81.5117" calcext:value-type="float">
            <text:p>81.5 </text:p>
          </table:table-cell>
          <table:table-cell office:value-type="float" office:value="88.23191" calcext:value-type="float">
            <text:p>88.2 </text:p>
          </table:table-cell>
          <table:table-cell office:value-type="float" office:value="95.4" calcext:value-type="float">
            <text:p>95.4 </text:p>
          </table:table-cell>
          <table:table-cell office:value-type="float" office:value="78.0441" calcext:value-type="float">
            <text:p>78.0 </text:p>
          </table:table-cell>
          <table:table-cell office:value-type="float" office:value="76.06769" calcext:value-type="float">
            <text:p>76.1 </text:p>
          </table:table-cell>
          <table:table-cell office:value-type="float" office:value="78.2528" calcext:value-type="float">
            <text:p>78.3 </text:p>
          </table:table-cell>
          <table:table-cell office:value-type="float" office:value="88.49584" calcext:value-type="float">
            <text:p>88.5 </text:p>
          </table:table-cell>
          <table:table-cell office:value-type="string" calcext:value-type="string">
            <text:p>..</text:p>
          </table:table-cell>
          <table:table-cell office:value-type="float" office:value="92.78" calcext:value-type="float">
            <text:p>92.8 </text:p>
          </table:table-cell>
          <table:table-cell office:value-type="float" office:value="84.23237" calcext:value-type="float">
            <text:p>84.2 </text:p>
          </table:table-cell>
          <table:table-cell office:value-type="float" office:value="92.67413" calcext:value-type="float">
            <text:p>92.7 </text:p>
          </table:table-cell>
          <table:table-cell office:value-type="float" office:value="87.19502" calcext:value-type="float">
            <text:p>87.2 </text:p>
          </table:table-cell>
          <table:table-cell office:value-type="float" office:value="85.44" calcext:value-type="float">
            <text:p>85.4 </text:p>
          </table:table-cell>
          <table:table-cell office:value-type="float" office:value="90.8555" calcext:value-type="float">
            <text:p>90.9 </text:p>
          </table:table-cell>
          <table:table-cell office:value-type="float" office:value="105.0638" calcext:value-type="float">
            <text:p>105.1 </text:p>
          </table:table-cell>
          <table:table-cell office:value-type="float" office:value="86.2" calcext:value-type="float">
            <text:p>86.2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M4</text:p>
          </table:table-cell>
          <table:table-cell table:style-name="ce5" office:value-type="float" office:value="87.30193" calcext:value-type="float">
            <text:p>87.3 </text:p>
          </table:table-cell>
          <table:table-cell table:style-name="ce5" office:value-type="float" office:value="93.49982" calcext:value-type="float">
            <text:p>93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9.57947" calcext:value-type="float">
            <text:p>69.6 </text:p>
          </table:table-cell>
          <table:table-cell table:style-name="ce5" office:value-type="float" office:value="94.2" calcext:value-type="float">
            <text:p>94.2 </text:p>
          </table:table-cell>
          <table:table-cell table:style-name="ce5" office:value-type="float" office:value="91.8" calcext:value-type="float">
            <text:p>91.8 </text:p>
          </table:table-cell>
          <table:table-cell table:style-name="ce5" office:value-type="float" office:value="101.68" calcext:value-type="float">
            <text:p>101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7.90646" calcext:value-type="float">
            <text:p>77.9 </text:p>
          </table:table-cell>
          <table:table-cell table:style-name="ce5" office:value-type="float" office:value="108.0865" calcext:value-type="float">
            <text:p>108.1 </text:p>
          </table:table-cell>
          <table:table-cell table:style-name="ce5" office:value-type="float" office:value="81.91126" calcext:value-type="float">
            <text:p>81.9 </text:p>
          </table:table-cell>
          <table:table-cell table:style-name="ce5" office:value-type="float" office:value="88.37229" calcext:value-type="float">
            <text:p>88.4 </text:p>
          </table:table-cell>
          <table:table-cell table:style-name="ce5" office:value-type="float" office:value="95.8" calcext:value-type="float">
            <text:p>95.8 </text:p>
          </table:table-cell>
          <table:table-cell table:style-name="ce5" office:value-type="float" office:value="78.42611" calcext:value-type="float">
            <text:p>78.4 </text:p>
          </table:table-cell>
          <table:table-cell table:style-name="ce5" office:value-type="float" office:value="76.76858" calcext:value-type="float">
            <text:p>76.8 </text:p>
          </table:table-cell>
          <table:table-cell table:style-name="ce5" office:value-type="float" office:value="79.0675" calcext:value-type="float">
            <text:p>79.1 </text:p>
          </table:table-cell>
          <table:table-cell table:style-name="ce5" office:value-type="float" office:value="88.68304" calcext:value-type="float">
            <text:p>88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3.4" calcext:value-type="float">
            <text:p>93.4 </text:p>
          </table:table-cell>
          <table:table-cell table:style-name="ce5" office:value-type="float" office:value="84.73029" calcext:value-type="float">
            <text:p>84.7 </text:p>
          </table:table-cell>
          <table:table-cell table:style-name="ce5" office:value-type="float" office:value="93.56416" calcext:value-type="float">
            <text:p>93.6 </text:p>
          </table:table-cell>
          <table:table-cell table:style-name="ce5" office:value-type="float" office:value="87.45016" calcext:value-type="float">
            <text:p>87.5 </text:p>
          </table:table-cell>
          <table:table-cell table:style-name="ce5" office:value-type="float" office:value="86.67" calcext:value-type="float">
            <text:p>86.7 </text:p>
          </table:table-cell>
          <table:table-cell table:style-name="ce5" office:value-type="float" office:value="93.25029" calcext:value-type="float">
            <text:p>93.3 </text:p>
          </table:table-cell>
          <table:table-cell table:style-name="ce5" office:value-type="float" office:value="107.7821" calcext:value-type="float">
            <text:p>107.8 </text:p>
          </table:table-cell>
          <table:table-cell table:style-name="ce5" office:value-type="float" office:value="86.2" calcext:value-type="float">
            <text:p>86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M5</text:p>
          </table:table-cell>
          <table:table-cell office:value-type="float" office:value="87.72124" calcext:value-type="float">
            <text:p>87.7 </text:p>
          </table:table-cell>
          <table:table-cell office:value-type="float" office:value="93.84231" calcext:value-type="float">
            <text:p>93.8 </text:p>
          </table:table-cell>
          <table:table-cell office:value-type="string" calcext:value-type="string">
            <text:p>..</text:p>
          </table:table-cell>
          <table:table-cell office:value-type="float" office:value="70.43852" calcext:value-type="float">
            <text:p>70.4 </text:p>
          </table:table-cell>
          <table:table-cell office:value-type="float" office:value="94.4" calcext:value-type="float">
            <text:p>94.4 </text:p>
          </table:table-cell>
          <table:table-cell office:value-type="float" office:value="92" calcext:value-type="float">
            <text:p>92.0 </text:p>
          </table:table-cell>
          <table:table-cell office:value-type="float" office:value="101.82" calcext:value-type="float">
            <text:p>101.8 </text:p>
          </table:table-cell>
          <table:table-cell office:value-type="string" calcext:value-type="string">
            <text:p>..</text:p>
          </table:table-cell>
          <table:table-cell office:value-type="float" office:value="78.43236" calcext:value-type="float">
            <text:p>78.4 </text:p>
          </table:table-cell>
          <table:table-cell office:value-type="float" office:value="108.759" calcext:value-type="float">
            <text:p>108.8 </text:p>
          </table:table-cell>
          <table:table-cell office:value-type="float" office:value="82.01115" calcext:value-type="float">
            <text:p>82.0 </text:p>
          </table:table-cell>
          <table:table-cell office:value-type="float" office:value="88.58287" calcext:value-type="float">
            <text:p>88.6 </text:p>
          </table:table-cell>
          <table:table-cell office:value-type="float" office:value="96.2" calcext:value-type="float">
            <text:p>96.2 </text:p>
          </table:table-cell>
          <table:table-cell office:value-type="float" office:value="78.42611" calcext:value-type="float">
            <text:p>78.4 </text:p>
          </table:table-cell>
          <table:table-cell office:value-type="float" office:value="77.19225" calcext:value-type="float">
            <text:p>77.2 </text:p>
          </table:table-cell>
          <table:table-cell office:value-type="float" office:value="79.3236" calcext:value-type="float">
            <text:p>79.3 </text:p>
          </table:table-cell>
          <table:table-cell office:value-type="float" office:value="88.87875" calcext:value-type="float">
            <text:p>88.9 </text:p>
          </table:table-cell>
          <table:table-cell office:value-type="string" calcext:value-type="string">
            <text:p>..</text:p>
          </table:table-cell>
          <table:table-cell office:value-type="float" office:value="93.34" calcext:value-type="float">
            <text:p>93.3 </text:p>
          </table:table-cell>
          <table:table-cell office:value-type="float" office:value="85.22822" calcext:value-type="float">
            <text:p>85.2 </text:p>
          </table:table-cell>
          <table:table-cell office:value-type="float" office:value="93.70575" calcext:value-type="float">
            <text:p>93.7 </text:p>
          </table:table-cell>
          <table:table-cell office:value-type="float" office:value="87.38638" calcext:value-type="float">
            <text:p>87.4 </text:p>
          </table:table-cell>
          <table:table-cell office:value-type="float" office:value="87.74" calcext:value-type="float">
            <text:p>87.7 </text:p>
          </table:table-cell>
          <table:table-cell office:value-type="float" office:value="93.89228" calcext:value-type="float">
            <text:p>93.9 </text:p>
          </table:table-cell>
          <table:table-cell office:value-type="float" office:value="108.0066" calcext:value-type="float">
            <text:p>108.0 </text:p>
          </table:table-cell>
          <table:table-cell office:value-type="float" office:value="86.4" calcext:value-type="float">
            <text:p>86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M6</text:p>
          </table:table-cell>
          <table:table-cell table:style-name="ce5" office:value-type="float" office:value="87.38579" calcext:value-type="float">
            <text:p>87.4 </text:p>
          </table:table-cell>
          <table:table-cell table:style-name="ce5" office:value-type="float" office:value="93.24295" calcext:value-type="float">
            <text:p>93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1.07532" calcext:value-type="float">
            <text:p>71.1 </text:p>
          </table:table-cell>
          <table:table-cell table:style-name="ce5" office:value-type="float" office:value="94.5" calcext:value-type="float">
            <text:p>94.5 </text:p>
          </table:table-cell>
          <table:table-cell table:style-name="ce5" office:value-type="float" office:value="91.6" calcext:value-type="float">
            <text:p>91.6 </text:p>
          </table:table-cell>
          <table:table-cell table:style-name="ce5" office:value-type="float" office:value="101.72" calcext:value-type="float">
            <text:p>101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8.65774" calcext:value-type="float">
            <text:p>78.7 </text:p>
          </table:table-cell>
          <table:table-cell table:style-name="ce5" office:value-type="float" office:value="108.759" calcext:value-type="float">
            <text:p>108.8 </text:p>
          </table:table-cell>
          <table:table-cell table:style-name="ce5" office:value-type="float" office:value="82.7104" calcext:value-type="float">
            <text:p>82.7 </text:p>
          </table:table-cell>
          <table:table-cell table:style-name="ce5" office:value-type="float" office:value="88.79345" calcext:value-type="float">
            <text:p>88.8 </text:p>
          </table:table-cell>
          <table:table-cell table:style-name="ce5" office:value-type="float" office:value="95.9" calcext:value-type="float">
            <text:p>95.9 </text:p>
          </table:table-cell>
          <table:table-cell table:style-name="ce5" office:value-type="float" office:value="78.35074" calcext:value-type="float">
            <text:p>78.4 </text:p>
          </table:table-cell>
          <table:table-cell table:style-name="ce5" office:value-type="float" office:value="77.89854" calcext:value-type="float">
            <text:p>77.9 </text:p>
          </table:table-cell>
          <table:table-cell table:style-name="ce5" office:value-type="float" office:value="79.3694" calcext:value-type="float">
            <text:p>79.4 </text:p>
          </table:table-cell>
          <table:table-cell table:style-name="ce5" office:value-type="float" office:value="89.09148" calcext:value-type="float">
            <text:p>89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2.44" calcext:value-type="float">
            <text:p>92.4 </text:p>
          </table:table-cell>
          <table:table-cell table:style-name="ce5" office:value-type="float" office:value="85.14523" calcext:value-type="float">
            <text:p>85.1 </text:p>
          </table:table-cell>
          <table:table-cell table:style-name="ce5" office:value-type="float" office:value="93.57427" calcext:value-type="float">
            <text:p>93.6 </text:p>
          </table:table-cell>
          <table:table-cell table:style-name="ce5" office:value-type="float" office:value="87.45016" calcext:value-type="float">
            <text:p>87.5 </text:p>
          </table:table-cell>
          <table:table-cell table:style-name="ce5" office:value-type="float" office:value="87.83" calcext:value-type="float">
            <text:p>87.8 </text:p>
          </table:table-cell>
          <table:table-cell table:style-name="ce5" office:value-type="float" office:value="93.94825" calcext:value-type="float">
            <text:p>93.9 </text:p>
          </table:table-cell>
          <table:table-cell table:style-name="ce5" office:value-type="float" office:value="108.2333" calcext:value-type="float">
            <text:p>108.2 </text:p>
          </table:table-cell>
          <table:table-cell table:style-name="ce5" office:value-type="float" office:value="86.6" calcext:value-type="float">
            <text:p>86.6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M7</text:p>
          </table:table-cell>
          <table:table-cell office:value-type="float" office:value="86.63102" calcext:value-type="float">
            <text:p>86.6 </text:p>
          </table:table-cell>
          <table:table-cell office:value-type="float" office:value="92.98608" calcext:value-type="float">
            <text:p>93.0 </text:p>
          </table:table-cell>
          <table:table-cell office:value-type="string" calcext:value-type="string">
            <text:p>..</text:p>
          </table:table-cell>
          <table:table-cell office:value-type="float" office:value="71.77311" calcext:value-type="float">
            <text:p>71.8 </text:p>
          </table:table-cell>
          <table:table-cell office:value-type="float" office:value="94.3" calcext:value-type="float">
            <text:p>94.3 </text:p>
          </table:table-cell>
          <table:table-cell office:value-type="float" office:value="90.5" calcext:value-type="float">
            <text:p>90.5 </text:p>
          </table:table-cell>
          <table:table-cell office:value-type="float" office:value="99.9" calcext:value-type="float">
            <text:p>99.9 </text:p>
          </table:table-cell>
          <table:table-cell office:value-type="string" calcext:value-type="string">
            <text:p>..</text:p>
          </table:table-cell>
          <table:table-cell office:value-type="float" office:value="78.35723" calcext:value-type="float">
            <text:p>78.4 </text:p>
          </table:table-cell>
          <table:table-cell office:value-type="float" office:value="107.8943" calcext:value-type="float">
            <text:p>107.9 </text:p>
          </table:table-cell>
          <table:table-cell office:value-type="float" office:value="83.60942" calcext:value-type="float">
            <text:p>83.6 </text:p>
          </table:table-cell>
          <table:table-cell office:value-type="float" office:value="88.79345" calcext:value-type="float">
            <text:p>88.8 </text:p>
          </table:table-cell>
          <table:table-cell office:value-type="float" office:value="95.5" calcext:value-type="float">
            <text:p>95.5 </text:p>
          </table:table-cell>
          <table:table-cell office:value-type="float" office:value="78.80812" calcext:value-type="float">
            <text:p>78.8 </text:p>
          </table:table-cell>
          <table:table-cell office:value-type="float" office:value="78.8031" calcext:value-type="float">
            <text:p>78.8 </text:p>
          </table:table-cell>
          <table:table-cell office:value-type="float" office:value="79.6747" calcext:value-type="float">
            <text:p>79.7 </text:p>
          </table:table-cell>
          <table:table-cell office:value-type="float" office:value="87.70448" calcext:value-type="float">
            <text:p>87.7 </text:p>
          </table:table-cell>
          <table:table-cell office:value-type="string" calcext:value-type="string">
            <text:p>..</text:p>
          </table:table-cell>
          <table:table-cell office:value-type="float" office:value="90.98" calcext:value-type="float">
            <text:p>91.0 </text:p>
          </table:table-cell>
          <table:table-cell office:value-type="float" office:value="84.73029" calcext:value-type="float">
            <text:p>84.7 </text:p>
          </table:table-cell>
          <table:table-cell office:value-type="float" office:value="93.03823" calcext:value-type="float">
            <text:p>93.0 </text:p>
          </table:table-cell>
          <table:table-cell office:value-type="float" office:value="87.32259" calcext:value-type="float">
            <text:p>87.3 </text:p>
          </table:table-cell>
          <table:table-cell office:value-type="float" office:value="87.08" calcext:value-type="float">
            <text:p>87.1 </text:p>
          </table:table-cell>
          <table:table-cell office:value-type="float" office:value="91.44891" calcext:value-type="float">
            <text:p>91.4 </text:p>
          </table:table-cell>
          <table:table-cell office:value-type="float" office:value="106.8733" calcext:value-type="float">
            <text:p>106.9 </text:p>
          </table:table-cell>
          <table:table-cell office:value-type="float" office:value="85.2" calcext:value-type="float">
            <text:p>85.2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M8</text:p>
          </table:table-cell>
          <table:table-cell table:style-name="ce5" office:value-type="float" office:value="86.63102" calcext:value-type="float">
            <text:p>86.6 </text:p>
          </table:table-cell>
          <table:table-cell table:style-name="ce5" office:value-type="float" office:value="92.21548" calcext:value-type="float">
            <text:p>92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2.39854" calcext:value-type="float">
            <text:p>72.4 </text:p>
          </table:table-cell>
          <table:table-cell table:style-name="ce5" office:value-type="float" office:value="94.3" calcext:value-type="float">
            <text:p>94.3 </text:p>
          </table:table-cell>
          <table:table-cell table:style-name="ce5" office:value-type="float" office:value="90.5" calcext:value-type="float">
            <text:p>90.5 </text:p>
          </table:table-cell>
          <table:table-cell table:style-name="ce5" office:value-type="float" office:value="100.78" calcext:value-type="float">
            <text:p>100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8.13185" calcext:value-type="float">
            <text:p>78.1 </text:p>
          </table:table-cell>
          <table:table-cell table:style-name="ce5" office:value-type="float" office:value="108.3747" calcext:value-type="float">
            <text:p>108.4 </text:p>
          </table:table-cell>
          <table:table-cell table:style-name="ce5" office:value-type="float" office:value="84.30866" calcext:value-type="float">
            <text:p>84.3 </text:p>
          </table:table-cell>
          <table:table-cell table:style-name="ce5" office:value-type="float" office:value="88.79345" calcext:value-type="float">
            <text:p>88.8 </text:p>
          </table:table-cell>
          <table:table-cell table:style-name="ce5" office:value-type="float" office:value="96.1" calcext:value-type="float">
            <text:p>96.1 </text:p>
          </table:table-cell>
          <table:table-cell table:style-name="ce5" office:value-type="float" office:value="78.95989" calcext:value-type="float">
            <text:p>79.0 </text:p>
          </table:table-cell>
          <table:table-cell table:style-name="ce5" office:value-type="float" office:value="78.81794" calcext:value-type="float">
            <text:p>78.8 </text:p>
          </table:table-cell>
          <table:table-cell table:style-name="ce5" office:value-type="float" office:value="79.8401" calcext:value-type="float">
            <text:p>79.8 </text:p>
          </table:table-cell>
          <table:table-cell table:style-name="ce5" office:value-type="float" office:value="89.22764" calcext:value-type="float">
            <text:p>89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1.2" calcext:value-type="float">
            <text:p>91.2 </text:p>
          </table:table-cell>
          <table:table-cell table:style-name="ce5" office:value-type="float" office:value="84.56432" calcext:value-type="float">
            <text:p>84.6 </text:p>
          </table:table-cell>
          <table:table-cell table:style-name="ce5" office:value-type="float" office:value="92.23923" calcext:value-type="float">
            <text:p>92.2 </text:p>
          </table:table-cell>
          <table:table-cell table:style-name="ce5" office:value-type="float" office:value="87.19502" calcext:value-type="float">
            <text:p>87.2 </text:p>
          </table:table-cell>
          <table:table-cell table:style-name="ce5" office:value-type="float" office:value="87.1" calcext:value-type="float">
            <text:p>87.1 </text:p>
          </table:table-cell>
          <table:table-cell table:style-name="ce5" office:value-type="float" office:value="91.08569" calcext:value-type="float">
            <text:p>91.1 </text:p>
          </table:table-cell>
          <table:table-cell table:style-name="ce5" office:value-type="float" office:value="106.6166" calcext:value-type="float">
            <text:p>106.6 </text:p>
          </table:table-cell>
          <table:table-cell table:style-name="ce5" office:value-type="float" office:value="85.4" calcext:value-type="float">
            <text:p>85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M9</text:p>
          </table:table-cell>
          <table:table-cell office:value-type="float" office:value="87.63738" calcext:value-type="float">
            <text:p>87.6 </text:p>
          </table:table-cell>
          <table:table-cell office:value-type="float" office:value="92.30111" calcext:value-type="float">
            <text:p>92.3 </text:p>
          </table:table-cell>
          <table:table-cell office:value-type="string" calcext:value-type="string">
            <text:p>..</text:p>
          </table:table-cell>
          <table:table-cell office:value-type="float" office:value="72.73554" calcext:value-type="float">
            <text:p>72.7 </text:p>
          </table:table-cell>
          <table:table-cell office:value-type="float" office:value="94.2" calcext:value-type="float">
            <text:p>94.2 </text:p>
          </table:table-cell>
          <table:table-cell office:value-type="float" office:value="91.5" calcext:value-type="float">
            <text:p>91.5 </text:p>
          </table:table-cell>
          <table:table-cell office:value-type="float" office:value="101.44" calcext:value-type="float">
            <text:p>101.4 </text:p>
          </table:table-cell>
          <table:table-cell office:value-type="string" calcext:value-type="string">
            <text:p>..</text:p>
          </table:table-cell>
          <table:table-cell office:value-type="float" office:value="79.1085" calcext:value-type="float">
            <text:p>79.1 </text:p>
          </table:table-cell>
          <table:table-cell office:value-type="float" office:value="108.9512" calcext:value-type="float">
            <text:p>109.0 </text:p>
          </table:table-cell>
          <table:table-cell office:value-type="float" office:value="84.10888" calcext:value-type="float">
            <text:p>84.1 </text:p>
          </table:table-cell>
          <table:table-cell office:value-type="float" office:value="89.07422" calcext:value-type="float">
            <text:p>89.1 </text:p>
          </table:table-cell>
          <table:table-cell office:value-type="float" office:value="96.6" calcext:value-type="float">
            <text:p>96.6 </text:p>
          </table:table-cell>
          <table:table-cell office:value-type="float" office:value="79.87569" calcext:value-type="float">
            <text:p>79.9 </text:p>
          </table:table-cell>
          <table:table-cell office:value-type="float" office:value="80.07944" calcext:value-type="float">
            <text:p>80.1 </text:p>
          </table:table-cell>
          <table:table-cell office:value-type="float" office:value="81.0329" calcext:value-type="float">
            <text:p>81.0 </text:p>
          </table:table-cell>
          <table:table-cell office:value-type="float" office:value="89.27018" calcext:value-type="float">
            <text:p>89.3 </text:p>
          </table:table-cell>
          <table:table-cell office:value-type="string" calcext:value-type="string">
            <text:p>..</text:p>
          </table:table-cell>
          <table:table-cell office:value-type="float" office:value="92.46" calcext:value-type="float">
            <text:p>92.5 </text:p>
          </table:table-cell>
          <table:table-cell office:value-type="float" office:value="85.39419" calcext:value-type="float">
            <text:p>85.4 </text:p>
          </table:table-cell>
          <table:table-cell office:value-type="float" office:value="92.88652" calcext:value-type="float">
            <text:p>92.9 </text:p>
          </table:table-cell>
          <table:table-cell office:value-type="float" office:value="87.45016" calcext:value-type="float">
            <text:p>87.5 </text:p>
          </table:table-cell>
          <table:table-cell office:value-type="float" office:value="88.1" calcext:value-type="float">
            <text:p>88.1 </text:p>
          </table:table-cell>
          <table:table-cell office:value-type="float" office:value="91.91668" calcext:value-type="float">
            <text:p>91.9 </text:p>
          </table:table-cell>
          <table:table-cell office:value-type="float" office:value="106.7818" calcext:value-type="float">
            <text:p>106.8 </text:p>
          </table:table-cell>
          <table:table-cell office:value-type="float" office:value="85.9" calcext:value-type="float">
            <text:p>85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M10</text:p>
          </table:table-cell>
          <table:table-cell table:style-name="ce5" office:value-type="float" office:value="88.72761" calcext:value-type="float">
            <text:p>88.7 </text:p>
          </table:table-cell>
          <table:table-cell table:style-name="ce5" office:value-type="float" office:value="91.70175" calcext:value-type="float">
            <text:p>91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07772" calcext:value-type="float">
            <text:p>73.1 </text:p>
          </table:table-cell>
          <table:table-cell table:style-name="ce5" office:value-type="float" office:value="94.9" calcext:value-type="float">
            <text:p>94.9 </text:p>
          </table:table-cell>
          <table:table-cell table:style-name="ce5" office:value-type="float" office:value="92" calcext:value-type="float">
            <text:p>92.0 </text:p>
          </table:table-cell>
          <table:table-cell table:style-name="ce5" office:value-type="float" office:value="101.56" calcext:value-type="float">
            <text:p>101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9.93489" calcext:value-type="float">
            <text:p>79.9 </text:p>
          </table:table-cell>
          <table:table-cell table:style-name="ce5" office:value-type="float" office:value="109.2394" calcext:value-type="float">
            <text:p>109.2 </text:p>
          </table:table-cell>
          <table:table-cell table:style-name="ce5" office:value-type="float" office:value="84.40855" calcext:value-type="float">
            <text:p>84.4 </text:p>
          </table:table-cell>
          <table:table-cell table:style-name="ce5" office:value-type="float" office:value="89.49538" calcext:value-type="float">
            <text:p>89.5 </text:p>
          </table:table-cell>
          <table:table-cell table:style-name="ce5" office:value-type="float" office:value="97" calcext:value-type="float">
            <text:p>97.0 </text:p>
          </table:table-cell>
          <table:table-cell table:style-name="ce5" office:value-type="float" office:value="80.18027" calcext:value-type="float">
            <text:p>80.2 </text:p>
          </table:table-cell>
          <table:table-cell table:style-name="ce5" office:value-type="float" office:value="82.04917" calcext:value-type="float">
            <text:p>82.0 </text:p>
          </table:table-cell>
          <table:table-cell table:style-name="ce5" office:value-type="float" office:value="82.6473" calcext:value-type="float">
            <text:p>82.6 </text:p>
          </table:table-cell>
          <table:table-cell table:style-name="ce5" office:value-type="float" office:value="89.97645" calcext:value-type="float">
            <text:p>9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2.77" calcext:value-type="float">
            <text:p>92.8 </text:p>
          </table:table-cell>
          <table:table-cell table:style-name="ce5" office:value-type="float" office:value="86.05809" calcext:value-type="float">
            <text:p>86.1 </text:p>
          </table:table-cell>
          <table:table-cell table:style-name="ce5" office:value-type="float" office:value="93.55404" calcext:value-type="float">
            <text:p>93.6 </text:p>
          </table:table-cell>
          <table:table-cell table:style-name="ce5" office:value-type="float" office:value="88.15181" calcext:value-type="float">
            <text:p>88.2 </text:p>
          </table:table-cell>
          <table:table-cell table:style-name="ce5" office:value-type="float" office:value="89.21" calcext:value-type="float">
            <text:p>89.2 </text:p>
          </table:table-cell>
          <table:table-cell table:style-name="ce5" office:value-type="float" office:value="93.95775" calcext:value-type="float">
            <text:p>94.0 </text:p>
          </table:table-cell>
          <table:table-cell table:style-name="ce5" office:value-type="float" office:value="108.9418" calcext:value-type="float">
            <text:p>108.9 </text:p>
          </table:table-cell>
          <table:table-cell table:style-name="ce5" office:value-type="float" office:value="86.2" calcext:value-type="float">
            <text:p>86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M11</text:p>
          </table:table-cell>
          <table:table-cell office:value-type="float" office:value="89.65011" calcext:value-type="float">
            <text:p>89.7 </text:p>
          </table:table-cell>
          <table:table-cell office:value-type="float" office:value="92.12986" calcext:value-type="float">
            <text:p>92.1 </text:p>
          </table:table-cell>
          <table:table-cell office:value-type="string" calcext:value-type="string">
            <text:p>..</text:p>
          </table:table-cell>
          <table:table-cell office:value-type="float" office:value="73.91196" calcext:value-type="float">
            <text:p>73.9 </text:p>
          </table:table-cell>
          <table:table-cell office:value-type="float" office:value="95.9" calcext:value-type="float">
            <text:p>95.9 </text:p>
          </table:table-cell>
          <table:table-cell office:value-type="float" office:value="93.2" calcext:value-type="float">
            <text:p>93.2 </text:p>
          </table:table-cell>
          <table:table-cell office:value-type="float" office:value="101.8" calcext:value-type="float">
            <text:p>101.8 </text:p>
          </table:table-cell>
          <table:table-cell office:value-type="string" calcext:value-type="string">
            <text:p>..</text:p>
          </table:table-cell>
          <table:table-cell office:value-type="float" office:value="80.61103" calcext:value-type="float">
            <text:p>80.6 </text:p>
          </table:table-cell>
          <table:table-cell office:value-type="float" office:value="110.6805" calcext:value-type="float">
            <text:p>110.7 </text:p>
          </table:table-cell>
          <table:table-cell office:value-type="float" office:value="85.00791" calcext:value-type="float">
            <text:p>85.0 </text:p>
          </table:table-cell>
          <table:table-cell office:value-type="float" office:value="89.98672" calcext:value-type="float">
            <text:p>90.0 </text:p>
          </table:table-cell>
          <table:table-cell office:value-type="float" office:value="96.8" calcext:value-type="float">
            <text:p>96.8 </text:p>
          </table:table-cell>
          <table:table-cell office:value-type="float" office:value="80.0285" calcext:value-type="float">
            <text:p>80.0 </text:p>
          </table:table-cell>
          <table:table-cell office:value-type="float" office:value="83.45141" calcext:value-type="float">
            <text:p>83.5 </text:p>
          </table:table-cell>
          <table:table-cell office:value-type="float" office:value="83.5057" calcext:value-type="float">
            <text:p>83.5 </text:p>
          </table:table-cell>
          <table:table-cell office:value-type="float" office:value="90.44445" calcext:value-type="float">
            <text:p>90.4 </text:p>
          </table:table-cell>
          <table:table-cell office:value-type="string" calcext:value-type="string">
            <text:p>..</text:p>
          </table:table-cell>
          <table:table-cell office:value-type="float" office:value="93.15" calcext:value-type="float">
            <text:p>93.2 </text:p>
          </table:table-cell>
          <table:table-cell office:value-type="float" office:value="86.72199" calcext:value-type="float">
            <text:p>86.7 </text:p>
          </table:table-cell>
          <table:table-cell office:value-type="float" office:value="94.0294" calcext:value-type="float">
            <text:p>94.0 </text:p>
          </table:table-cell>
          <table:table-cell office:value-type="float" office:value="88.47074" calcext:value-type="float">
            <text:p>88.5 </text:p>
          </table:table-cell>
          <table:table-cell office:value-type="float" office:value="90.28" calcext:value-type="float">
            <text:p>90.3 </text:p>
          </table:table-cell>
          <table:table-cell office:value-type="float" office:value="95.29031" calcext:value-type="float">
            <text:p>95.3 </text:p>
          </table:table-cell>
          <table:table-cell office:value-type="float" office:value="109.8516" calcext:value-type="float">
            <text:p>109.9 </text:p>
          </table:table-cell>
          <table:table-cell office:value-type="float" office:value="86.8" calcext:value-type="float">
            <text:p>86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M12</text:p>
          </table:table-cell>
          <table:table-cell table:style-name="ce5" office:value-type="float" office:value="90.40488" calcext:value-type="float">
            <text:p>90.4 </text:p>
          </table:table-cell>
          <table:table-cell table:style-name="ce5" office:value-type="float" office:value="91.95862" calcext:value-type="float">
            <text:p>92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55358" calcext:value-type="float">
            <text:p>75.6 </text:p>
          </table:table-cell>
          <table:table-cell table:style-name="ce5" office:value-type="float" office:value="96.3" calcext:value-type="float">
            <text:p>96.3 </text:p>
          </table:table-cell>
          <table:table-cell table:style-name="ce5" office:value-type="float" office:value="93.1" calcext:value-type="float">
            <text:p>93.1 </text:p>
          </table:table-cell>
          <table:table-cell table:style-name="ce5" office:value-type="float" office:value="101.98" calcext:value-type="float">
            <text:p>102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0.91154" calcext:value-type="float">
            <text:p>80.9 </text:p>
          </table:table-cell>
          <table:table-cell table:style-name="ce5" office:value-type="float" office:value="110.5845" calcext:value-type="float">
            <text:p>110.6 </text:p>
          </table:table-cell>
          <table:table-cell table:style-name="ce5" office:value-type="float" office:value="85.90694" calcext:value-type="float">
            <text:p>85.9 </text:p>
          </table:table-cell>
          <table:table-cell table:style-name="ce5" office:value-type="float" office:value="90.26749" calcext:value-type="float">
            <text:p>90.3 </text:p>
          </table:table-cell>
          <table:table-cell table:style-name="ce5" office:value-type="float" office:value="97.1" calcext:value-type="float">
            <text:p>97.1 </text:p>
          </table:table-cell>
          <table:table-cell table:style-name="ce5" office:value-type="float" office:value="80.56228" calcext:value-type="float">
            <text:p>80.6 </text:p>
          </table:table-cell>
          <table:table-cell table:style-name="ce5" office:value-type="float" office:value="83.91694" calcext:value-type="float">
            <text:p>83.9 </text:p>
          </table:table-cell>
          <table:table-cell table:style-name="ce5" office:value-type="float" office:value="83.8841" calcext:value-type="float">
            <text:p>83.9 </text:p>
          </table:table-cell>
          <table:table-cell table:style-name="ce5" office:value-type="float" office:value="90.81035" calcext:value-type="float">
            <text:p>90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2.32" calcext:value-type="float">
            <text:p>92.3 </text:p>
          </table:table-cell>
          <table:table-cell table:style-name="ce5" office:value-type="float" office:value="86.88797" calcext:value-type="float">
            <text:p>86.9 </text:p>
          </table:table-cell>
          <table:table-cell table:style-name="ce5" office:value-type="float" office:value="94.17099" calcext:value-type="float">
            <text:p>94.2 </text:p>
          </table:table-cell>
          <table:table-cell table:style-name="ce5" office:value-type="float" office:value="88.72588" calcext:value-type="float">
            <text:p>88.7 </text:p>
          </table:table-cell>
          <table:table-cell table:style-name="ce5" office:value-type="float" office:value="90.51" calcext:value-type="float">
            <text:p>90.5 </text:p>
          </table:table-cell>
          <table:table-cell table:style-name="ce5" office:value-type="float" office:value="95.38428" calcext:value-type="float">
            <text:p>95.4 </text:p>
          </table:table-cell>
          <table:table-cell table:style-name="ce5" office:value-type="float" office:value="110.314" calcext:value-type="float">
            <text:p>110.3 </text:p>
          </table:table-cell>
          <table:table-cell table:style-name="ce5" office:value-type="float" office:value="87.3" calcext:value-type="float">
            <text:p>87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M1</text:p>
          </table:table-cell>
          <table:table-cell office:value-type="float" office:value="89.81783" calcext:value-type="float">
            <text:p>89.8 </text:p>
          </table:table-cell>
          <table:table-cell office:value-type="float" office:value="91.87299" calcext:value-type="float">
            <text:p>91.9 </text:p>
          </table:table-cell>
          <table:table-cell office:value-type="string" calcext:value-type="string">
            <text:p>..</text:p>
          </table:table-cell>
          <table:table-cell office:value-type="float" office:value="75.89782" calcext:value-type="float">
            <text:p>75.9 </text:p>
          </table:table-cell>
          <table:table-cell office:value-type="float" office:value="97.8" calcext:value-type="float">
            <text:p>97.8 </text:p>
          </table:table-cell>
          <table:table-cell office:value-type="float" office:value="92.9" calcext:value-type="float">
            <text:p>92.9 </text:p>
          </table:table-cell>
          <table:table-cell office:value-type="float" office:value="100.48" calcext:value-type="float">
            <text:p>100.5 </text:p>
          </table:table-cell>
          <table:table-cell office:value-type="string" calcext:value-type="string">
            <text:p>..</text:p>
          </table:table-cell>
          <table:table-cell office:value-type="float" office:value="81.51255" calcext:value-type="float">
            <text:p>81.5 </text:p>
          </table:table-cell>
          <table:table-cell office:value-type="float" office:value="109.0472" calcext:value-type="float">
            <text:p>109.0 </text:p>
          </table:table-cell>
          <table:table-cell office:value-type="float" office:value="86.00683" calcext:value-type="float">
            <text:p>86.0 </text:p>
          </table:table-cell>
          <table:table-cell office:value-type="float" office:value="90.68864" calcext:value-type="float">
            <text:p>90.7 </text:p>
          </table:table-cell>
          <table:table-cell office:value-type="float" office:value="96.9" calcext:value-type="float">
            <text:p>96.9 </text:p>
          </table:table-cell>
          <table:table-cell office:value-type="float" office:value="81.09607" calcext:value-type="float">
            <text:p>81.1 </text:p>
          </table:table-cell>
          <table:table-cell office:value-type="float" office:value="86.14568" calcext:value-type="float">
            <text:p>86.1 </text:p>
          </table:table-cell>
          <table:table-cell office:value-type="float" office:value="85.2944" calcext:value-type="float">
            <text:p>85.3 </text:p>
          </table:table-cell>
          <table:table-cell office:value-type="float" office:value="89.71266" calcext:value-type="float">
            <text:p>89.7 </text:p>
          </table:table-cell>
          <table:table-cell office:value-type="string" calcext:value-type="string">
            <text:p>..</text:p>
          </table:table-cell>
          <table:table-cell office:value-type="float" office:value="91.65" calcext:value-type="float">
            <text:p>91.7 </text:p>
          </table:table-cell>
          <table:table-cell office:value-type="float" office:value="87.13693" calcext:value-type="float">
            <text:p>87.1 </text:p>
          </table:table-cell>
          <table:table-cell office:value-type="float" office:value="93.44279" calcext:value-type="float">
            <text:p>93.4 </text:p>
          </table:table-cell>
          <table:table-cell office:value-type="float" office:value="89.68266" calcext:value-type="float">
            <text:p>89.7 </text:p>
          </table:table-cell>
          <table:table-cell office:value-type="float" office:value="90.32" calcext:value-type="float">
            <text:p>90.3 </text:p>
          </table:table-cell>
          <table:table-cell office:value-type="float" office:value="93.03383" calcext:value-type="float">
            <text:p>93.0 </text:p>
          </table:table-cell>
          <table:table-cell office:value-type="float" office:value="109.275" calcext:value-type="float">
            <text:p>109.3 </text:p>
          </table:table-cell>
          <table:table-cell office:value-type="float" office:value="86.2" calcext:value-type="float">
            <text:p>86.2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M2</text:p>
          </table:table-cell>
          <table:table-cell table:style-name="ce5" office:value-type="float" office:value="89.98556" calcext:value-type="float">
            <text:p>90.0 </text:p>
          </table:table-cell>
          <table:table-cell table:style-name="ce5" office:value-type="float" office:value="91.95862" calcext:value-type="float">
            <text:p>92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6.51704" calcext:value-type="float">
            <text:p>76.5 </text:p>
          </table:table-cell>
          <table:table-cell table:style-name="ce5" office:value-type="float" office:value="97.5" calcext:value-type="float">
            <text:p>97.5 </text:p>
          </table:table-cell>
          <table:table-cell table:style-name="ce5" office:value-type="float" office:value="93.7" calcext:value-type="float">
            <text:p>93.7 </text:p>
          </table:table-cell>
          <table:table-cell table:style-name="ce5" office:value-type="float" office:value="100.73" calcext:value-type="float">
            <text:p>100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2.56433" calcext:value-type="float">
            <text:p>82.6 </text:p>
          </table:table-cell>
          <table:table-cell table:style-name="ce5" office:value-type="float" office:value="110.9688" calcext:value-type="float">
            <text:p>111.0 </text:p>
          </table:table-cell>
          <table:table-cell table:style-name="ce5" office:value-type="float" office:value="85.60726" calcext:value-type="float">
            <text:p>85.6 </text:p>
          </table:table-cell>
          <table:table-cell table:style-name="ce5" office:value-type="float" office:value="90.89922" calcext:value-type="float">
            <text:p>90.9 </text:p>
          </table:table-cell>
          <table:table-cell table:style-name="ce5" office:value-type="float" office:value="96.5" calcext:value-type="float">
            <text:p>96.5 </text:p>
          </table:table-cell>
          <table:table-cell table:style-name="ce5" office:value-type="float" office:value="81.32527" calcext:value-type="float">
            <text:p>81.3 </text:p>
          </table:table-cell>
          <table:table-cell table:style-name="ce5" office:value-type="float" office:value="87.40386" calcext:value-type="float">
            <text:p>87.4 </text:p>
          </table:table-cell>
          <table:table-cell table:style-name="ce5" office:value-type="float" office:value="86.17" calcext:value-type="float">
            <text:p>86.2 </text:p>
          </table:table-cell>
          <table:table-cell table:style-name="ce5" office:value-type="float" office:value="91.16773" calcext:value-type="float">
            <text:p>91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2.73" calcext:value-type="float">
            <text:p>92.7 </text:p>
          </table:table-cell>
          <table:table-cell table:style-name="ce5" office:value-type="float" office:value="87.46888" calcext:value-type="float">
            <text:p>87.5 </text:p>
          </table:table-cell>
          <table:table-cell table:style-name="ce5" office:value-type="float" office:value="93.33154" calcext:value-type="float">
            <text:p>93.3 </text:p>
          </table:table-cell>
          <table:table-cell table:style-name="ce5" office:value-type="float" office:value="89.81023" calcext:value-type="float">
            <text:p>89.8 </text:p>
          </table:table-cell>
          <table:table-cell table:style-name="ce5" office:value-type="float" office:value="90.12" calcext:value-type="float">
            <text:p>90.1 </text:p>
          </table:table-cell>
          <table:table-cell table:style-name="ce5" office:value-type="float" office:value="92.90923" calcext:value-type="float">
            <text:p>92.9 </text:p>
          </table:table-cell>
          <table:table-cell table:style-name="ce5" office:value-type="float" office:value="109.0259" calcext:value-type="float">
            <text:p>109.0 </text:p>
          </table:table-cell>
          <table:table-cell table:style-name="ce5" office:value-type="float" office:value="87.3" calcext:value-type="float">
            <text:p>87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M3</text:p>
          </table:table-cell>
          <table:table-cell office:value-type="float" office:value="90.99192" calcext:value-type="float">
            <text:p>91.0 </text:p>
          </table:table-cell>
          <table:table-cell office:value-type="float" office:value="92.55798" calcext:value-type="float">
            <text:p>92.6 </text:p>
          </table:table-cell>
          <table:table-cell office:value-type="string" calcext:value-type="string">
            <text:p>..</text:p>
          </table:table-cell>
          <table:table-cell office:value-type="float" office:value="76.89127" calcext:value-type="float">
            <text:p>76.9 </text:p>
          </table:table-cell>
          <table:table-cell office:value-type="float" office:value="97.3" calcext:value-type="float">
            <text:p>97.3 </text:p>
          </table:table-cell>
          <table:table-cell office:value-type="float" office:value="94.6" calcext:value-type="float">
            <text:p>94.6 </text:p>
          </table:table-cell>
          <table:table-cell office:value-type="float" office:value="101.95" calcext:value-type="float">
            <text:p>102.0 </text:p>
          </table:table-cell>
          <table:table-cell office:value-type="string" calcext:value-type="string">
            <text:p>..</text:p>
          </table:table-cell>
          <table:table-cell office:value-type="float" office:value="83.01509" calcext:value-type="float">
            <text:p>83.0 </text:p>
          </table:table-cell>
          <table:table-cell office:value-type="float" office:value="112.1217" calcext:value-type="float">
            <text:p>112.1 </text:p>
          </table:table-cell>
          <table:table-cell office:value-type="float" office:value="85.90694" calcext:value-type="float">
            <text:p>85.9 </text:p>
          </table:table-cell>
          <table:table-cell office:value-type="float" office:value="91.32037" calcext:value-type="float">
            <text:p>91.3 </text:p>
          </table:table-cell>
          <table:table-cell office:value-type="float" office:value="97.2" calcext:value-type="float">
            <text:p>97.2 </text:p>
          </table:table-cell>
          <table:table-cell office:value-type="float" office:value="81.70728" calcext:value-type="float">
            <text:p>81.7 </text:p>
          </table:table-cell>
          <table:table-cell office:value-type="float" office:value="88.62633" calcext:value-type="float">
            <text:p>88.6 </text:p>
          </table:table-cell>
          <table:table-cell office:value-type="float" office:value="86.9256" calcext:value-type="float">
            <text:p>86.9 </text:p>
          </table:table-cell>
          <table:table-cell office:value-type="float" office:value="91.874" calcext:value-type="float">
            <text:p>91.9 </text:p>
          </table:table-cell>
          <table:table-cell office:value-type="string" calcext:value-type="string">
            <text:p>..</text:p>
          </table:table-cell>
          <table:table-cell office:value-type="float" office:value="94.61" calcext:value-type="float">
            <text:p>94.6 </text:p>
          </table:table-cell>
          <table:table-cell office:value-type="float" office:value="87.80083" calcext:value-type="float">
            <text:p>87.8 </text:p>
          </table:table-cell>
          <table:table-cell office:value-type="float" office:value="95.29364" calcext:value-type="float">
            <text:p>95.3 </text:p>
          </table:table-cell>
          <table:table-cell office:value-type="float" office:value="90.06538" calcext:value-type="float">
            <text:p>90.1 </text:p>
          </table:table-cell>
          <table:table-cell office:value-type="float" office:value="91.69" calcext:value-type="float">
            <text:p>91.7 </text:p>
          </table:table-cell>
          <table:table-cell office:value-type="float" office:value="94.19216" calcext:value-type="float">
            <text:p>94.2 </text:p>
          </table:table-cell>
          <table:table-cell office:value-type="float" office:value="109.6753" calcext:value-type="float">
            <text:p>109.7 </text:p>
          </table:table-cell>
          <table:table-cell office:value-type="float" office:value="87.7" calcext:value-type="float">
            <text:p>87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M4</text:p>
          </table:table-cell>
          <table:table-cell table:style-name="ce5" office:value-type="float" office:value="91.4951" calcext:value-type="float">
            <text:p>91.5 </text:p>
          </table:table-cell>
          <table:table-cell table:style-name="ce5" office:value-type="float" office:value="93.49982" calcext:value-type="float">
            <text:p>93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7.39678" calcext:value-type="float">
            <text:p>77.4 </text:p>
          </table:table-cell>
          <table:table-cell table:style-name="ce5" office:value-type="float" office:value="97.5" calcext:value-type="float">
            <text:p>97.5 </text:p>
          </table:table-cell>
          <table:table-cell table:style-name="ce5" office:value-type="float" office:value="95.1" calcext:value-type="float">
            <text:p>95.1 </text:p>
          </table:table-cell>
          <table:table-cell table:style-name="ce5" office:value-type="float" office:value="101.95" calcext:value-type="float">
            <text:p>102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3.46585" calcext:value-type="float">
            <text:p>83.5 </text:p>
          </table:table-cell>
          <table:table-cell table:style-name="ce5" office:value-type="float" office:value="112.2178" calcext:value-type="float">
            <text:p>112.2 </text:p>
          </table:table-cell>
          <table:table-cell table:style-name="ce5" office:value-type="float" office:value="87.00574" calcext:value-type="float">
            <text:p>87.0 </text:p>
          </table:table-cell>
          <table:table-cell table:style-name="ce5" office:value-type="float" office:value="91.60114" calcext:value-type="float">
            <text:p>91.6 </text:p>
          </table:table-cell>
          <table:table-cell table:style-name="ce5" office:value-type="float" office:value="97.1" calcext:value-type="float">
            <text:p>97.1 </text:p>
          </table:table-cell>
          <table:table-cell table:style-name="ce5" office:value-type="float" office:value="82.54565" calcext:value-type="float">
            <text:p>82.5 </text:p>
          </table:table-cell>
          <table:table-cell table:style-name="ce5" office:value-type="float" office:value="90.27135" calcext:value-type="float">
            <text:p>90.3 </text:p>
          </table:table-cell>
          <table:table-cell table:style-name="ce5" office:value-type="float" office:value="88.0529" calcext:value-type="float">
            <text:p>88.1 </text:p>
          </table:table-cell>
          <table:table-cell table:style-name="ce5" office:value-type="float" office:value="92.0527" calcext:value-type="float">
            <text:p>92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.92" calcext:value-type="float">
            <text:p>94.9 </text:p>
          </table:table-cell>
          <table:table-cell table:style-name="ce5" office:value-type="float" office:value="88.04979" calcext:value-type="float">
            <text:p>88.0 </text:p>
          </table:table-cell>
          <table:table-cell table:style-name="ce5" office:value-type="float" office:value="95.6982" calcext:value-type="float">
            <text:p>95.7 </text:p>
          </table:table-cell>
          <table:table-cell table:style-name="ce5" office:value-type="float" office:value="90.38431" calcext:value-type="float">
            <text:p>90.4 </text:p>
          </table:table-cell>
          <table:table-cell table:style-name="ce5" office:value-type="float" office:value="92.52" calcext:value-type="float">
            <text:p>92.5 </text:p>
          </table:table-cell>
          <table:table-cell table:style-name="ce5" office:value-type="float" office:value="96.48242" calcext:value-type="float">
            <text:p>96.5 </text:p>
          </table:table-cell>
          <table:table-cell table:style-name="ce5" office:value-type="float" office:value="111.4706" calcext:value-type="float">
            <text:p>111.5 </text:p>
          </table:table-cell>
          <table:table-cell table:style-name="ce5" office:value-type="float" office:value="88.4" calcext:value-type="float">
            <text:p>88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M5</text:p>
          </table:table-cell>
          <table:table-cell office:value-type="float" office:value="91.99828" calcext:value-type="float">
            <text:p>92.0 </text:p>
          </table:table-cell>
          <table:table-cell office:value-type="float" office:value="94.52729" calcext:value-type="float">
            <text:p>94.5 </text:p>
          </table:table-cell>
          <table:table-cell office:value-type="string" calcext:value-type="string">
            <text:p>..</text:p>
          </table:table-cell>
          <table:table-cell office:value-type="float" office:value="78.86266" calcext:value-type="float">
            <text:p>78.9 </text:p>
          </table:table-cell>
          <table:table-cell office:value-type="float" office:value="97.8" calcext:value-type="float">
            <text:p>97.8 </text:p>
          </table:table-cell>
          <table:table-cell office:value-type="float" office:value="95.5" calcext:value-type="float">
            <text:p>95.5 </text:p>
          </table:table-cell>
          <table:table-cell office:value-type="float" office:value="101.97" calcext:value-type="float">
            <text:p>102.0 </text:p>
          </table:table-cell>
          <table:table-cell office:value-type="string" calcext:value-type="string">
            <text:p>..</text:p>
          </table:table-cell>
          <table:table-cell office:value-type="float" office:value="84.51762" calcext:value-type="float">
            <text:p>84.5 </text:p>
          </table:table-cell>
          <table:table-cell office:value-type="float" office:value="113.0825" calcext:value-type="float">
            <text:p>113.1 </text:p>
          </table:table-cell>
          <table:table-cell office:value-type="float" office:value="88.10455" calcext:value-type="float">
            <text:p>88.1 </text:p>
          </table:table-cell>
          <table:table-cell office:value-type="float" office:value="92.16269" calcext:value-type="float">
            <text:p>92.2 </text:p>
          </table:table-cell>
          <table:table-cell office:value-type="float" office:value="98.6" calcext:value-type="float">
            <text:p>98.6 </text:p>
          </table:table-cell>
          <table:table-cell office:value-type="float" office:value="83.91883" calcext:value-type="float">
            <text:p>83.9 </text:p>
          </table:table-cell>
          <table:table-cell office:value-type="float" office:value="91.1025" calcext:value-type="float">
            <text:p>91.1 </text:p>
          </table:table-cell>
          <table:table-cell office:value-type="float" office:value="88.7589" calcext:value-type="float">
            <text:p>88.8 </text:p>
          </table:table-cell>
          <table:table-cell office:value-type="float" office:value="92.90362" calcext:value-type="float">
            <text:p>92.9 </text:p>
          </table:table-cell>
          <table:table-cell office:value-type="string" calcext:value-type="string">
            <text:p>..</text:p>
          </table:table-cell>
          <table:table-cell office:value-type="float" office:value="95.38" calcext:value-type="float">
            <text:p>95.4 </text:p>
          </table:table-cell>
          <table:table-cell office:value-type="float" office:value="88.96265" calcext:value-type="float">
            <text:p>89.0 </text:p>
          </table:table-cell>
          <table:table-cell office:value-type="float" office:value="96.31515" calcext:value-type="float">
            <text:p>96.3 </text:p>
          </table:table-cell>
          <table:table-cell office:value-type="float" office:value="90.76702" calcext:value-type="float">
            <text:p>90.8 </text:p>
          </table:table-cell>
          <table:table-cell office:value-type="float" office:value="93.84" calcext:value-type="float">
            <text:p>93.8 </text:p>
          </table:table-cell>
          <table:table-cell office:value-type="float" office:value="97.81392" calcext:value-type="float">
            <text:p>97.8 </text:p>
          </table:table-cell>
          <table:table-cell office:value-type="float" office:value="112.8328" calcext:value-type="float">
            <text:p>112.8 </text:p>
          </table:table-cell>
          <table:table-cell office:value-type="float" office:value="89.1" calcext:value-type="float">
            <text:p>89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M6</text:p>
          </table:table-cell>
          <table:table-cell table:style-name="ce5" office:value-type="float" office:value="92.16601" calcext:value-type="float">
            <text:p>92.2 </text:p>
          </table:table-cell>
          <table:table-cell table:style-name="ce5" office:value-type="float" office:value="95.55476" calcext:value-type="float">
            <text:p>95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0.35954" calcext:value-type="float">
            <text:p>80.4 </text:p>
          </table:table-cell>
          <table:table-cell table:style-name="ce5" office:value-type="float" office:value="97.7" calcext:value-type="float">
            <text:p>97.7 </text:p>
          </table:table-cell>
          <table:table-cell table:style-name="ce5" office:value-type="float" office:value="96" calcext:value-type="float">
            <text:p>96.0 </text:p>
          </table:table-cell>
          <table:table-cell table:style-name="ce5" office:value-type="float" office:value="101.96" calcext:value-type="float">
            <text:p>102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4.59275" calcext:value-type="float">
            <text:p>84.6 </text:p>
          </table:table-cell>
          <table:table-cell table:style-name="ce5" office:value-type="float" office:value="113.6589" calcext:value-type="float">
            <text:p>113.7 </text:p>
          </table:table-cell>
          <table:table-cell table:style-name="ce5" office:value-type="float" office:value="88.00466" calcext:value-type="float">
            <text:p>88.0 </text:p>
          </table:table-cell>
          <table:table-cell table:style-name="ce5" office:value-type="float" office:value="92.72423" calcext:value-type="float">
            <text:p>92.7 </text:p>
          </table:table-cell>
          <table:table-cell table:style-name="ce5" office:value-type="float" office:value="99.4" calcext:value-type="float">
            <text:p>99.4 </text:p>
          </table:table-cell>
          <table:table-cell table:style-name="ce5" office:value-type="float" office:value="85.0628" calcext:value-type="float">
            <text:p>85.1 </text:p>
          </table:table-cell>
          <table:table-cell table:style-name="ce5" office:value-type="float" office:value="91.71063" calcext:value-type="float">
            <text:p>91.7 </text:p>
          </table:table-cell>
          <table:table-cell table:style-name="ce5" office:value-type="float" office:value="89.2791" calcext:value-type="float">
            <text:p>89.3 </text:p>
          </table:table-cell>
          <table:table-cell table:style-name="ce5" office:value-type="float" office:value="93.54181" calcext:value-type="float">
            <text:p>93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.81" calcext:value-type="float">
            <text:p>94.8 </text:p>
          </table:table-cell>
          <table:table-cell table:style-name="ce5" office:value-type="float" office:value="89.04565" calcext:value-type="float">
            <text:p>89.0 </text:p>
          </table:table-cell>
          <table:table-cell table:style-name="ce5" office:value-type="float" office:value="96.99278" calcext:value-type="float">
            <text:p>97.0 </text:p>
          </table:table-cell>
          <table:table-cell table:style-name="ce5" office:value-type="float" office:value="91.08595" calcext:value-type="float">
            <text:p>91.1 </text:p>
          </table:table-cell>
          <table:table-cell table:style-name="ce5" office:value-type="float" office:value="94.62" calcext:value-type="float">
            <text:p>94.6 </text:p>
          </table:table-cell>
          <table:table-cell table:style-name="ce5" office:value-type="float" office:value="98.4633" calcext:value-type="float">
            <text:p>98.5 </text:p>
          </table:table-cell>
          <table:table-cell table:style-name="ce5" office:value-type="float" office:value="113.3275" calcext:value-type="float">
            <text:p>113.3 </text:p>
          </table:table-cell>
          <table:table-cell table:style-name="ce5" office:value-type="float" office:value="89.9" calcext:value-type="float">
            <text:p>89.9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M7</text:p>
          </table:table-cell>
          <table:table-cell office:value-type="float" office:value="91.24352" calcext:value-type="float">
            <text:p>91.2 </text:p>
          </table:table-cell>
          <table:table-cell office:value-type="float" office:value="95.98287" calcext:value-type="float">
            <text:p>96.0 </text:p>
          </table:table-cell>
          <table:table-cell office:value-type="string" calcext:value-type="string">
            <text:p>..</text:p>
          </table:table-cell>
          <table:table-cell office:value-type="float" office:value="82.68034" calcext:value-type="float">
            <text:p>82.7 </text:p>
          </table:table-cell>
          <table:table-cell office:value-type="float" office:value="97.7" calcext:value-type="float">
            <text:p>97.7 </text:p>
          </table:table-cell>
          <table:table-cell office:value-type="float" office:value="94.7" calcext:value-type="float">
            <text:p>94.7 </text:p>
          </table:table-cell>
          <table:table-cell office:value-type="float" office:value="99.98" calcext:value-type="float">
            <text:p>100.0 </text:p>
          </table:table-cell>
          <table:table-cell office:value-type="string" calcext:value-type="string">
            <text:p>..</text:p>
          </table:table-cell>
          <table:table-cell office:value-type="float" office:value="84.21712" calcext:value-type="float">
            <text:p>84.2 </text:p>
          </table:table-cell>
          <table:table-cell office:value-type="float" office:value="112.4099" calcext:value-type="float">
            <text:p>112.4 </text:p>
          </table:table-cell>
          <table:table-cell office:value-type="float" office:value="89.10347" calcext:value-type="float">
            <text:p>89.1 </text:p>
          </table:table-cell>
          <table:table-cell office:value-type="float" office:value="93.07519" calcext:value-type="float">
            <text:p>93.1 </text:p>
          </table:table-cell>
          <table:table-cell office:value-type="float" office:value="99.6" calcext:value-type="float">
            <text:p>99.6 </text:p>
          </table:table-cell>
          <table:table-cell office:value-type="float" office:value="86.1314" calcext:value-type="float">
            <text:p>86.1 </text:p>
          </table:table-cell>
          <table:table-cell office:value-type="float" office:value="91.71675" calcext:value-type="float">
            <text:p>91.7 </text:p>
          </table:table-cell>
          <table:table-cell office:value-type="float" office:value="89.3866" calcext:value-type="float">
            <text:p>89.4 </text:p>
          </table:table-cell>
          <table:table-cell office:value-type="float" office:value="92.71642" calcext:value-type="float">
            <text:p>92.7 </text:p>
          </table:table-cell>
          <table:table-cell office:value-type="string" calcext:value-type="string">
            <text:p>..</text:p>
          </table:table-cell>
          <table:table-cell office:value-type="float" office:value="94.08" calcext:value-type="float">
            <text:p>94.1 </text:p>
          </table:table-cell>
          <table:table-cell office:value-type="float" office:value="88.79668" calcext:value-type="float">
            <text:p>88.8 </text:p>
          </table:table-cell>
          <table:table-cell office:value-type="float" office:value="96.0623" calcext:value-type="float">
            <text:p>96.1 </text:p>
          </table:table-cell>
          <table:table-cell office:value-type="float" office:value="90.95838" calcext:value-type="float">
            <text:p>91.0 </text:p>
          </table:table-cell>
          <table:table-cell office:value-type="float" office:value="93.68" calcext:value-type="float">
            <text:p>93.7 </text:p>
          </table:table-cell>
          <table:table-cell office:value-type="float" office:value="96.53733" calcext:value-type="float">
            <text:p>96.5 </text:p>
          </table:table-cell>
          <table:table-cell office:value-type="float" office:value="112.0388" calcext:value-type="float">
            <text:p>112.0 </text:p>
          </table:table-cell>
          <table:table-cell office:value-type="float" office:value="89.3" calcext:value-type="float">
            <text:p>89.3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M8</text:p>
          </table:table-cell>
          <table:table-cell table:style-name="ce5" office:value-type="float" office:value="90.8242" calcext:value-type="float">
            <text:p>90.8 </text:p>
          </table:table-cell>
          <table:table-cell table:style-name="ce5" office:value-type="float" office:value="95.46914" calcext:value-type="float">
            <text:p>95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4.55042" calcext:value-type="float">
            <text:p>84.6 </text:p>
          </table:table-cell>
          <table:table-cell table:style-name="ce5" office:value-type="float" office:value="97.1" calcext:value-type="float">
            <text:p>97.1 </text:p>
          </table:table-cell>
          <table:table-cell table:style-name="ce5" office:value-type="float" office:value="95.2" calcext:value-type="float">
            <text:p>95.2 </text:p>
          </table:table-cell>
          <table:table-cell table:style-name="ce5" office:value-type="float" office:value="101.04" calcext:value-type="float">
            <text:p>101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3.76636" calcext:value-type="float">
            <text:p>83.8 </text:p>
          </table:table-cell>
          <table:table-cell table:style-name="ce5" office:value-type="float" office:value="112.1217" calcext:value-type="float">
            <text:p>112.1 </text:p>
          </table:table-cell>
          <table:table-cell table:style-name="ce5" office:value-type="float" office:value="89.50304" calcext:value-type="float">
            <text:p>89.5 </text:p>
          </table:table-cell>
          <table:table-cell table:style-name="ce5" office:value-type="float" office:value="92.79442" calcext:value-type="float">
            <text:p>92.8 </text:p>
          </table:table-cell>
          <table:table-cell table:style-name="ce5" office:value-type="float" office:value="99.8" calcext:value-type="float">
            <text:p>99.8 </text:p>
          </table:table-cell>
          <table:table-cell table:style-name="ce5" office:value-type="float" office:value="85.59762" calcext:value-type="float">
            <text:p>85.6 </text:p>
          </table:table-cell>
          <table:table-cell table:style-name="ce5" office:value-type="float" office:value="90.91402" calcext:value-type="float">
            <text:p>90.9 </text:p>
          </table:table-cell>
          <table:table-cell table:style-name="ce5" office:value-type="float" office:value="89.3253" calcext:value-type="float">
            <text:p>89.3 </text:p>
          </table:table-cell>
          <table:table-cell table:style-name="ce5" office:value-type="float" office:value="93.22697" calcext:value-type="float">
            <text:p>93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.28" calcext:value-type="float">
            <text:p>94.3 </text:p>
          </table:table-cell>
          <table:table-cell table:style-name="ce5" office:value-type="float" office:value="88.29875" calcext:value-type="float">
            <text:p>88.3 </text:p>
          </table:table-cell>
          <table:table-cell table:style-name="ce5" office:value-type="float" office:value="95.10148" calcext:value-type="float">
            <text:p>95.1 </text:p>
          </table:table-cell>
          <table:table-cell table:style-name="ce5" office:value-type="float" office:value="90.76702" calcext:value-type="float">
            <text:p>90.8 </text:p>
          </table:table-cell>
          <table:table-cell table:style-name="ce5" office:value-type="float" office:value="92.54" calcext:value-type="float">
            <text:p>92.5 </text:p>
          </table:table-cell>
          <table:table-cell table:style-name="ce5" office:value-type="float" office:value="95.35577" calcext:value-type="float">
            <text:p>95.4 </text:p>
          </table:table-cell>
          <table:table-cell table:style-name="ce5" office:value-type="float" office:value="111.0186" calcext:value-type="float">
            <text:p>111.0 </text:p>
          </table:table-cell>
          <table:table-cell table:style-name="ce5" office:value-type="float" office:value="89.8" calcext:value-type="float">
            <text:p>89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M9</text:p>
          </table:table-cell>
          <table:table-cell office:value-type="float" office:value="91.83056" calcext:value-type="float">
            <text:p>91.8 </text:p>
          </table:table-cell>
          <table:table-cell office:value-type="float" office:value="95.46914" calcext:value-type="float">
            <text:p>95.5 </text:p>
          </table:table-cell>
          <table:table-cell office:value-type="string" calcext:value-type="string">
            <text:p>..</text:p>
          </table:table-cell>
          <table:table-cell office:value-type="float" office:value="85.54283" calcext:value-type="float">
            <text:p>85.5 </text:p>
          </table:table-cell>
          <table:table-cell office:value-type="float" office:value="97" calcext:value-type="float">
            <text:p>97.0 </text:p>
          </table:table-cell>
          <table:table-cell office:value-type="float" office:value="96.1" calcext:value-type="float">
            <text:p>96.1 </text:p>
          </table:table-cell>
          <table:table-cell office:value-type="float" office:value="102.01" calcext:value-type="float">
            <text:p>102.0 </text:p>
          </table:table-cell>
          <table:table-cell office:value-type="string" calcext:value-type="string">
            <text:p>..</text:p>
          </table:table-cell>
          <table:table-cell office:value-type="float" office:value="83.99174" calcext:value-type="float">
            <text:p>84.0 </text:p>
          </table:table-cell>
          <table:table-cell office:value-type="float" office:value="112.2178" calcext:value-type="float">
            <text:p>112.2 </text:p>
          </table:table-cell>
          <table:table-cell office:value-type="float" office:value="89.70282" calcext:value-type="float">
            <text:p>89.7 </text:p>
          </table:table-cell>
          <table:table-cell office:value-type="float" office:value="92.79442" calcext:value-type="float">
            <text:p>92.8 </text:p>
          </table:table-cell>
          <table:table-cell office:value-type="float" office:value="100.1" calcext:value-type="float">
            <text:p>100.1 </text:p>
          </table:table-cell>
          <table:table-cell office:value-type="float" office:value="85.52018" calcext:value-type="float">
            <text:p>85.5 </text:p>
          </table:table-cell>
          <table:table-cell office:value-type="float" office:value="91.69838" calcext:value-type="float">
            <text:p>91.7 </text:p>
          </table:table-cell>
          <table:table-cell office:value-type="float" office:value="89.8616" calcext:value-type="float">
            <text:p>89.9 </text:p>
          </table:table-cell>
          <table:table-cell office:value-type="float" office:value="93.30355" calcext:value-type="float">
            <text:p>93.3 </text:p>
          </table:table-cell>
          <table:table-cell office:value-type="string" calcext:value-type="string">
            <text:p>..</text:p>
          </table:table-cell>
          <table:table-cell office:value-type="float" office:value="95.38" calcext:value-type="float">
            <text:p>95.4 </text:p>
          </table:table-cell>
          <table:table-cell office:value-type="float" office:value="88.63071" calcext:value-type="float">
            <text:p>88.6 </text:p>
          </table:table-cell>
          <table:table-cell office:value-type="float" office:value="95.87014" calcext:value-type="float">
            <text:p>95.9 </text:p>
          </table:table-cell>
          <table:table-cell office:value-type="float" office:value="91.02216" calcext:value-type="float">
            <text:p>91.0 </text:p>
          </table:table-cell>
          <table:table-cell office:value-type="float" office:value="93.28" calcext:value-type="float">
            <text:p>93.3 </text:p>
          </table:table-cell>
          <table:table-cell office:value-type="float" office:value="95.65776" calcext:value-type="float">
            <text:p>95.7 </text:p>
          </table:table-cell>
          <table:table-cell office:value-type="float" office:value="110.99" calcext:value-type="float">
            <text:p>111.0 </text:p>
          </table:table-cell>
          <table:table-cell office:value-type="float" office:value="90.9" calcext:value-type="float">
            <text:p>90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M10</text:p>
          </table:table-cell>
          <table:table-cell table:style-name="ce5" office:value-type="float" office:value="91.83056" calcext:value-type="float">
            <text:p>91.8 </text:p>
          </table:table-cell>
          <table:table-cell table:style-name="ce5" office:value-type="float" office:value="93.24295" calcext:value-type="float">
            <text:p>93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6.31609" calcext:value-type="float">
            <text:p>86.3 </text:p>
          </table:table-cell>
          <table:table-cell table:style-name="ce5" office:value-type="float" office:value="96.7" calcext:value-type="float">
            <text:p>96.7 </text:p>
          </table:table-cell>
          <table:table-cell table:style-name="ce5" office:value-type="float" office:value="95.7" calcext:value-type="float">
            <text:p>95.7 </text:p>
          </table:table-cell>
          <table:table-cell table:style-name="ce5" office:value-type="float" office:value="101.99" calcext:value-type="float">
            <text:p>102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4.21712" calcext:value-type="float">
            <text:p>84.2 </text:p>
          </table:table-cell>
          <table:table-cell table:style-name="ce5" office:value-type="float" office:value="111.1609" calcext:value-type="float">
            <text:p>111.2 </text:p>
          </table:table-cell>
          <table:table-cell table:style-name="ce5" office:value-type="float" office:value="89.70282" calcext:value-type="float">
            <text:p>89.7 </text:p>
          </table:table-cell>
          <table:table-cell table:style-name="ce5" office:value-type="float" office:value="92.72423" calcext:value-type="float">
            <text:p>92.7 </text:p>
          </table:table-cell>
          <table:table-cell table:style-name="ce5" office:value-type="float" office:value="99.9" calcext:value-type="float">
            <text:p>99.9 </text:p>
          </table:table-cell>
          <table:table-cell table:style-name="ce5" office:value-type="float" office:value="85.21664" calcext:value-type="float">
            <text:p>85.2 </text:p>
          </table:table-cell>
          <table:table-cell table:style-name="ce5" office:value-type="float" office:value="93.13726" calcext:value-type="float">
            <text:p>93.1 </text:p>
          </table:table-cell>
          <table:table-cell table:style-name="ce5" office:value-type="float" office:value="90.7893" calcext:value-type="float">
            <text:p>90.8 </text:p>
          </table:table-cell>
          <table:table-cell table:style-name="ce5" office:value-type="float" office:value="93.03976" calcext:value-type="float">
            <text:p>93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.96" calcext:value-type="float">
            <text:p>95.0 </text:p>
          </table:table-cell>
          <table:table-cell table:style-name="ce5" office:value-type="float" office:value="89.04565" calcext:value-type="float">
            <text:p>89.0 </text:p>
          </table:table-cell>
          <table:table-cell table:style-name="ce5" office:value-type="float" office:value="95.38467" calcext:value-type="float">
            <text:p>95.4 </text:p>
          </table:table-cell>
          <table:table-cell table:style-name="ce5" office:value-type="float" office:value="91.27731" calcext:value-type="float">
            <text:p>91.3 </text:p>
          </table:table-cell>
          <table:table-cell table:style-name="ce5" office:value-type="float" office:value="93.63" calcext:value-type="float">
            <text:p>93.6 </text:p>
          </table:table-cell>
          <table:table-cell table:style-name="ce5" office:value-type="float" office:value="96.52782" calcext:value-type="float">
            <text:p>96.5 </text:p>
          </table:table-cell>
          <table:table-cell table:style-name="ce5" office:value-type="float" office:value="112.458" calcext:value-type="float">
            <text:p>112.5 </text:p>
          </table:table-cell>
          <table:table-cell table:style-name="ce5" office:value-type="float" office:value="90.3" calcext:value-type="float">
            <text:p>90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M11</text:p>
          </table:table-cell>
          <table:table-cell office:value-type="float" office:value="91.7467" calcext:value-type="float">
            <text:p>91.7 </text:p>
          </table:table-cell>
          <table:table-cell office:value-type="float" office:value="92.55798" calcext:value-type="float">
            <text:p>92.6 </text:p>
          </table:table-cell>
          <table:table-cell office:value-type="string" calcext:value-type="string">
            <text:p>..</text:p>
          </table:table-cell>
          <table:table-cell office:value-type="float" office:value="87.02938" calcext:value-type="float">
            <text:p>87.0 </text:p>
          </table:table-cell>
          <table:table-cell office:value-type="float" office:value="95.8" calcext:value-type="float">
            <text:p>95.8 </text:p>
          </table:table-cell>
          <table:table-cell office:value-type="float" office:value="95.2" calcext:value-type="float">
            <text:p>95.2 </text:p>
          </table:table-cell>
          <table:table-cell office:value-type="float" office:value="102.08" calcext:value-type="float">
            <text:p>102.1 </text:p>
          </table:table-cell>
          <table:table-cell office:value-type="string" calcext:value-type="string">
            <text:p>..</text:p>
          </table:table-cell>
          <table:table-cell office:value-type="float" office:value="83.99174" calcext:value-type="float">
            <text:p>84.0 </text:p>
          </table:table-cell>
          <table:table-cell office:value-type="float" office:value="111.0648" calcext:value-type="float">
            <text:p>111.1 </text:p>
          </table:table-cell>
          <table:table-cell office:value-type="float" office:value="88.80379" calcext:value-type="float">
            <text:p>88.8 </text:p>
          </table:table-cell>
          <table:table-cell office:value-type="float" office:value="92.30307" calcext:value-type="float">
            <text:p>92.3 </text:p>
          </table:table-cell>
          <table:table-cell office:value-type="float" office:value="98.3" calcext:value-type="float">
            <text:p>98.3 </text:p>
          </table:table-cell>
          <table:table-cell office:value-type="float" office:value="84.14803" calcext:value-type="float">
            <text:p>84.1 </text:p>
          </table:table-cell>
          <table:table-cell office:value-type="float" office:value="92.59362" calcext:value-type="float">
            <text:p>92.6 </text:p>
          </table:table-cell>
          <table:table-cell office:value-type="float" office:value="90.4087" calcext:value-type="float">
            <text:p>90.4 </text:p>
          </table:table-cell>
          <table:table-cell office:value-type="float" office:value="91.7804" calcext:value-type="float">
            <text:p>91.8 </text:p>
          </table:table-cell>
          <table:table-cell office:value-type="string" calcext:value-type="string">
            <text:p>..</text:p>
          </table:table-cell>
          <table:table-cell office:value-type="float" office:value="94.48" calcext:value-type="float">
            <text:p>94.5 </text:p>
          </table:table-cell>
          <table:table-cell office:value-type="float" office:value="89.29461" calcext:value-type="float">
            <text:p>89.3 </text:p>
          </table:table-cell>
          <table:table-cell office:value-type="float" office:value="94.54521" calcext:value-type="float">
            <text:p>94.5 </text:p>
          </table:table-cell>
          <table:table-cell office:value-type="float" office:value="91.27731" calcext:value-type="float">
            <text:p>91.3 </text:p>
          </table:table-cell>
          <table:table-cell office:value-type="float" office:value="92.62" calcext:value-type="float">
            <text:p>92.6 </text:p>
          </table:table-cell>
          <table:table-cell office:value-type="float" office:value="95.6377" calcext:value-type="float">
            <text:p>95.6 </text:p>
          </table:table-cell>
          <table:table-cell office:value-type="float" office:value="110.4679" calcext:value-type="float">
            <text:p>110.5 </text:p>
          </table:table-cell>
          <table:table-cell office:value-type="float" office:value="90" calcext:value-type="float">
            <text:p>90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M12</text:p>
          </table:table-cell>
          <table:table-cell table:style-name="ce5" office:value-type="float" office:value="90.8242" calcext:value-type="float">
            <text:p>90.8 </text:p>
          </table:table-cell>
          <table:table-cell table:style-name="ce5" office:value-type="float" office:value="91.18801" calcext:value-type="float">
            <text:p>91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5.74235" calcext:value-type="float">
            <text:p>85.7 </text:p>
          </table:table-cell>
          <table:table-cell table:style-name="ce5" office:value-type="float" office:value="95.2" calcext:value-type="float">
            <text:p>95.2 </text:p>
          </table:table-cell>
          <table:table-cell table:style-name="ce5" office:value-type="float" office:value="94.6" calcext:value-type="float">
            <text:p>94.6 </text:p>
          </table:table-cell>
          <table:table-cell table:style-name="ce5" office:value-type="float" office:value="102.09" calcext:value-type="float">
            <text:p>102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3.46585" calcext:value-type="float">
            <text:p>83.5 </text:p>
          </table:table-cell>
          <table:table-cell table:style-name="ce5" office:value-type="float" office:value="109.6237" calcext:value-type="float">
            <text:p>109.6 </text:p>
          </table:table-cell>
          <table:table-cell table:style-name="ce5" office:value-type="float" office:value="88.7039" calcext:value-type="float">
            <text:p>88.7 </text:p>
          </table:table-cell>
          <table:table-cell table:style-name="ce5" office:value-type="float" office:value="91.88192" calcext:value-type="float">
            <text:p>91.9 </text:p>
          </table:table-cell>
          <table:table-cell table:style-name="ce5" office:value-type="float" office:value="97.4" calcext:value-type="float">
            <text:p>97.4 </text:p>
          </table:table-cell>
          <table:table-cell table:style-name="ce5" office:value-type="float" office:value="84.07163" calcext:value-type="float">
            <text:p>84.1 </text:p>
          </table:table-cell>
          <table:table-cell table:style-name="ce5" office:value-type="float" office:value="91.88826" calcext:value-type="float">
            <text:p>91.9 </text:p>
          </table:table-cell>
          <table:table-cell table:style-name="ce5" office:value-type="float" office:value="90.0563" calcext:value-type="float">
            <text:p>90.1 </text:p>
          </table:table-cell>
          <table:table-cell table:style-name="ce5" office:value-type="float" office:value="90.92097" calcext:value-type="float">
            <text:p>90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3.26" calcext:value-type="float">
            <text:p>93.3 </text:p>
          </table:table-cell>
          <table:table-cell table:style-name="ce5" office:value-type="float" office:value="89.12863" calcext:value-type="float">
            <text:p>89.1 </text:p>
          </table:table-cell>
          <table:table-cell table:style-name="ce5" office:value-type="float" office:value="93.74621" calcext:value-type="float">
            <text:p>93.7 </text:p>
          </table:table-cell>
          <table:table-cell table:style-name="ce5" office:value-type="float" office:value="91.08595" calcext:value-type="float">
            <text:p>91.1 </text:p>
          </table:table-cell>
          <table:table-cell table:style-name="ce5" office:value-type="float" office:value="91.66" calcext:value-type="float">
            <text:p>91.7 </text:p>
          </table:table-cell>
          <table:table-cell table:style-name="ce5" office:value-type="float" office:value="93.96831" calcext:value-type="float">
            <text:p>94.0 </text:p>
          </table:table-cell>
          <table:table-cell table:style-name="ce5" office:value-type="float" office:value="109.1745" calcext:value-type="float">
            <text:p>109.2 </text:p>
          </table:table-cell>
          <table:table-cell table:style-name="ce5" office:value-type="float" office:value="88.9" calcext:value-type="float">
            <text:p>88.9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M1</text:p>
          </table:table-cell>
          <table:table-cell office:value-type="float" office:value="90.06942" calcext:value-type="float">
            <text:p>90.1 </text:p>
          </table:table-cell>
          <table:table-cell office:value-type="float" office:value="90.93114" calcext:value-type="float">
            <text:p>90.9 </text:p>
          </table:table-cell>
          <table:table-cell office:value-type="float" office:value="88.35474" calcext:value-type="float">
            <text:p>88.4 </text:p>
          </table:table-cell>
          <table:table-cell office:value-type="float" office:value="84.95772" calcext:value-type="float">
            <text:p>85.0 </text:p>
          </table:table-cell>
          <table:table-cell office:value-type="float" office:value="95.8" calcext:value-type="float">
            <text:p>95.8 </text:p>
          </table:table-cell>
          <table:table-cell office:value-type="float" office:value="93.3" calcext:value-type="float">
            <text:p>93.3 </text:p>
          </table:table-cell>
          <table:table-cell office:value-type="float" office:value="100.52" calcext:value-type="float">
            <text:p>100.5 </text:p>
          </table:table-cell>
          <table:table-cell office:value-type="float" office:value="90.54522" calcext:value-type="float">
            <text:p>90.5 </text:p>
          </table:table-cell>
          <table:table-cell office:value-type="float" office:value="83.91661" calcext:value-type="float">
            <text:p>83.9 </text:p>
          </table:table-cell>
          <table:table-cell office:value-type="float" office:value="107.3179" calcext:value-type="float">
            <text:p>107.3 </text:p>
          </table:table-cell>
          <table:table-cell office:value-type="float" office:value="87.60509" calcext:value-type="float">
            <text:p>87.6 </text:p>
          </table:table-cell>
          <table:table-cell office:value-type="float" office:value="91.67134" calcext:value-type="float">
            <text:p>91.7 </text:p>
          </table:table-cell>
          <table:table-cell office:value-type="float" office:value="96.7" calcext:value-type="float">
            <text:p>96.7 </text:p>
          </table:table-cell>
          <table:table-cell office:value-type="float" office:value="84.22443" calcext:value-type="float">
            <text:p>84.2 </text:p>
          </table:table-cell>
          <table:table-cell office:value-type="float" office:value="93.85184" calcext:value-type="float">
            <text:p>93.9 </text:p>
          </table:table-cell>
          <table:table-cell office:value-type="float" office:value="92.649" calcext:value-type="float">
            <text:p>92.6 </text:p>
          </table:table-cell>
          <table:table-cell office:value-type="float" office:value="88.87025" calcext:value-type="float">
            <text:p>88.9 </text:p>
          </table:table-cell>
          <table:table-cell office:value-type="string" calcext:value-type="string">
            <text:p>..</text:p>
          </table:table-cell>
          <table:table-cell office:value-type="float" office:value="92.98" calcext:value-type="float">
            <text:p>93.0 </text:p>
          </table:table-cell>
          <table:table-cell office:value-type="float" office:value="89.37759" calcext:value-type="float">
            <text:p>89.4 </text:p>
          </table:table-cell>
          <table:table-cell office:value-type="float" office:value="92.73481" calcext:value-type="float">
            <text:p>92.7 </text:p>
          </table:table-cell>
          <table:table-cell office:value-type="float" office:value="91.53245" calcext:value-type="float">
            <text:p>91.5 </text:p>
          </table:table-cell>
          <table:table-cell office:value-type="float" office:value="91" calcext:value-type="float">
            <text:p>91.0 </text:p>
          </table:table-cell>
          <table:table-cell office:value-type="float" office:value="90.6686" calcext:value-type="float">
            <text:p>90.7 </text:p>
          </table:table-cell>
          <table:table-cell office:value-type="float" office:value="106.9896" calcext:value-type="float">
            <text:p>107.0 </text:p>
          </table:table-cell>
          <table:table-cell office:value-type="float" office:value="88" calcext:value-type="float">
            <text:p>88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M2</text:p>
          </table:table-cell>
          <table:table-cell table:style-name="ce5" office:value-type="float" office:value="90.40488" calcext:value-type="float">
            <text:p>90.4 </text:p>
          </table:table-cell>
          <table:table-cell table:style-name="ce5" office:value-type="float" office:value="91.87299" calcext:value-type="float">
            <text:p>91.9 </text:p>
          </table:table-cell>
          <table:table-cell table:style-name="ce5" office:value-type="float" office:value="88.46927" calcext:value-type="float">
            <text:p>88.5 </text:p>
          </table:table-cell>
          <table:table-cell table:style-name="ce5" office:value-type="float" office:value="83.93843" calcext:value-type="float">
            <text:p>83.9 </text:p>
          </table:table-cell>
          <table:table-cell table:style-name="ce5" office:value-type="float" office:value="95.8" calcext:value-type="float">
            <text:p>95.8 </text:p>
          </table:table-cell>
          <table:table-cell table:style-name="ce5" office:value-type="float" office:value="94.1" calcext:value-type="float">
            <text:p>94.1 </text:p>
          </table:table-cell>
          <table:table-cell table:style-name="ce5" office:value-type="float" office:value="100.85" calcext:value-type="float">
            <text:p>100.9 </text:p>
          </table:table-cell>
          <table:table-cell table:style-name="ce5" office:value-type="float" office:value="89.31891" calcext:value-type="float">
            <text:p>89.3 </text:p>
          </table:table-cell>
          <table:table-cell table:style-name="ce5" office:value-type="float" office:value="84.89326" calcext:value-type="float">
            <text:p>84.9 </text:p>
          </table:table-cell>
          <table:table-cell table:style-name="ce5" office:value-type="float" office:value="107.8943" calcext:value-type="float">
            <text:p>107.9 </text:p>
          </table:table-cell>
          <table:table-cell table:style-name="ce5" office:value-type="float" office:value="87.5052" calcext:value-type="float">
            <text:p>87.5 </text:p>
          </table:table-cell>
          <table:table-cell table:style-name="ce5" office:value-type="float" office:value="91.95211" calcext:value-type="float">
            <text:p>92.0 </text:p>
          </table:table-cell>
          <table:table-cell table:style-name="ce5" office:value-type="float" office:value="96.2" calcext:value-type="float">
            <text:p>96.2 </text:p>
          </table:table-cell>
          <table:table-cell table:style-name="ce5" office:value-type="float" office:value="85.52018" calcext:value-type="float">
            <text:p>85.5 </text:p>
          </table:table-cell>
          <table:table-cell table:style-name="ce5" office:value-type="float" office:value="95.02697" calcext:value-type="float">
            <text:p>95.0 </text:p>
          </table:table-cell>
          <table:table-cell table:style-name="ce5" office:value-type="float" office:value="92.8516" calcext:value-type="float">
            <text:p>92.9 </text:p>
          </table:table-cell>
          <table:table-cell table:style-name="ce5" office:value-type="float" office:value="91.03159" calcext:value-type="float">
            <text:p>91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.15" calcext:value-type="float">
            <text:p>94.2 </text:p>
          </table:table-cell>
          <table:table-cell table:style-name="ce5" office:value-type="float" office:value="90.29046" calcext:value-type="float">
            <text:p>90.3 </text:p>
          </table:table-cell>
          <table:table-cell table:style-name="ce5" office:value-type="float" office:value="92.57299" calcext:value-type="float">
            <text:p>92.6 </text:p>
          </table:table-cell>
          <table:table-cell table:style-name="ce5" office:value-type="float" office:value="91.40488" calcext:value-type="float">
            <text:p>91.4 </text:p>
          </table:table-cell>
          <table:table-cell table:style-name="ce5" office:value-type="float" office:value="91.53" calcext:value-type="float">
            <text:p>91.5 </text:p>
          </table:table-cell>
          <table:table-cell table:style-name="ce5" office:value-type="float" office:value="90.60313" calcext:value-type="float">
            <text:p>90.6 </text:p>
          </table:table-cell>
          <table:table-cell table:style-name="ce5" office:value-type="float" office:value="106.9931" calcext:value-type="float">
            <text:p>107.0 </text:p>
          </table:table-cell>
          <table:table-cell table:style-name="ce5" office:value-type="float" office:value="89.3" calcext:value-type="float">
            <text:p>89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M3</text:p>
          </table:table-cell>
          <table:table-cell office:value-type="float" office:value="90.5726" calcext:value-type="float">
            <text:p>90.6 </text:p>
          </table:table-cell>
          <table:table-cell office:value-type="float" office:value="92.12986" calcext:value-type="float">
            <text:p>92.1 </text:p>
          </table:table-cell>
          <table:table-cell office:value-type="float" office:value="88.38998" calcext:value-type="float">
            <text:p>88.4 </text:p>
          </table:table-cell>
          <table:table-cell office:value-type="float" office:value="84.04181" calcext:value-type="float">
            <text:p>84.0 </text:p>
          </table:table-cell>
          <table:table-cell office:value-type="float" office:value="96" calcext:value-type="float">
            <text:p>96.0 </text:p>
          </table:table-cell>
          <table:table-cell office:value-type="float" office:value="94.8" calcext:value-type="float">
            <text:p>94.8 </text:p>
          </table:table-cell>
          <table:table-cell office:value-type="float" office:value="102.08" calcext:value-type="float">
            <text:p>102.1 </text:p>
          </table:table-cell>
          <table:table-cell office:value-type="float" office:value="92.33006" calcext:value-type="float">
            <text:p>92.3 </text:p>
          </table:table-cell>
          <table:table-cell office:value-type="float" office:value="85.26889" calcext:value-type="float">
            <text:p>85.3 </text:p>
          </table:table-cell>
          <table:table-cell office:value-type="float" office:value="107.9904" calcext:value-type="float">
            <text:p>108.0 </text:p>
          </table:table-cell>
          <table:table-cell office:value-type="float" office:value="87.90477" calcext:value-type="float">
            <text:p>87.9 </text:p>
          </table:table-cell>
          <table:table-cell office:value-type="float" office:value="92.09249" calcext:value-type="float">
            <text:p>92.1 </text:p>
          </table:table-cell>
          <table:table-cell office:value-type="float" office:value="96.6" calcext:value-type="float">
            <text:p>96.6 </text:p>
          </table:table-cell>
          <table:table-cell office:value-type="float" office:value="86.43598" calcext:value-type="float">
            <text:p>86.4 </text:p>
          </table:table-cell>
          <table:table-cell office:value-type="float" office:value="94.90241" calcext:value-type="float">
            <text:p>94.9 </text:p>
          </table:table-cell>
          <table:table-cell office:value-type="float" office:value="92.8406" calcext:value-type="float">
            <text:p>92.8 </text:p>
          </table:table-cell>
          <table:table-cell office:value-type="float" office:value="90.98053" calcext:value-type="float">
            <text:p>91.0 </text:p>
          </table:table-cell>
          <table:table-cell office:value-type="string" calcext:value-type="string">
            <text:p>..</text:p>
          </table:table-cell>
          <table:table-cell office:value-type="float" office:value="96.05" calcext:value-type="float">
            <text:p>96.1 </text:p>
          </table:table-cell>
          <table:table-cell office:value-type="float" office:value="91.03735" calcext:value-type="float">
            <text:p>91.0 </text:p>
          </table:table-cell>
          <table:table-cell office:value-type="float" office:value="93.63496" calcext:value-type="float">
            <text:p>93.6 </text:p>
          </table:table-cell>
          <table:table-cell office:value-type="float" office:value="91.21352" calcext:value-type="float">
            <text:p>91.2 </text:p>
          </table:table-cell>
          <table:table-cell office:value-type="float" office:value="92.68" calcext:value-type="float">
            <text:p>92.7 </text:p>
          </table:table-cell>
          <table:table-cell office:value-type="float" office:value="91.01916" calcext:value-type="float">
            <text:p>91.0 </text:p>
          </table:table-cell>
          <table:table-cell office:value-type="float" office:value="106.1888" calcext:value-type="float">
            <text:p>106.2 </text:p>
          </table:table-cell>
          <table:table-cell office:value-type="float" office:value="89.5" calcext:value-type="float">
            <text:p>89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M4</text:p>
          </table:table-cell>
          <table:table-cell table:style-name="ce5" office:value-type="float" office:value="90.90806" calcext:value-type="float">
            <text:p>90.9 </text:p>
          </table:table-cell>
          <table:table-cell table:style-name="ce5" office:value-type="float" office:value="91.61613" calcext:value-type="float">
            <text:p>91.6 </text:p>
          </table:table-cell>
          <table:table-cell table:style-name="ce5" office:value-type="float" office:value="87.83495" calcext:value-type="float">
            <text:p>87.8 </text:p>
          </table:table-cell>
          <table:table-cell table:style-name="ce5" office:value-type="float" office:value="84.36744" calcext:value-type="float">
            <text:p>84.4 </text:p>
          </table:table-cell>
          <table:table-cell table:style-name="ce5" office:value-type="float" office:value="95.9" calcext:value-type="float">
            <text:p>95.9 </text:p>
          </table:table-cell>
          <table:table-cell table:style-name="ce5" office:value-type="float" office:value="94.5" calcext:value-type="float">
            <text:p>94.5 </text:p>
          </table:table-cell>
          <table:table-cell table:style-name="ce5" office:value-type="float" office:value="102.07" calcext:value-type="float">
            <text:p>102.1 </text:p>
          </table:table-cell>
          <table:table-cell table:style-name="ce5" office:value-type="float" office:value="92.47716" calcext:value-type="float">
            <text:p>92.5 </text:p>
          </table:table-cell>
          <table:table-cell table:style-name="ce5" office:value-type="float" office:value="86.02016" calcext:value-type="float">
            <text:p>86.0 </text:p>
          </table:table-cell>
          <table:table-cell table:style-name="ce5" office:value-type="float" office:value="107.9904" calcext:value-type="float">
            <text:p>108.0 </text:p>
          </table:table-cell>
          <table:table-cell table:style-name="ce5" office:value-type="float" office:value="88.90369" calcext:value-type="float">
            <text:p>88.9 </text:p>
          </table:table-cell>
          <table:table-cell table:style-name="ce5" office:value-type="float" office:value="92.09249" calcext:value-type="float">
            <text:p>92.1 </text:p>
          </table:table-cell>
          <table:table-cell table:style-name="ce5" office:value-type="float" office:value="96.8" calcext:value-type="float">
            <text:p>96.8 </text:p>
          </table:table-cell>
          <table:table-cell table:style-name="ce5" office:value-type="float" office:value="86.81799" calcext:value-type="float">
            <text:p>86.8 </text:p>
          </table:table-cell>
          <table:table-cell table:style-name="ce5" office:value-type="float" office:value="94.63741" calcext:value-type="float">
            <text:p>94.6 </text:p>
          </table:table-cell>
          <table:table-cell table:style-name="ce5" office:value-type="float" office:value="92.6858" calcext:value-type="float">
            <text:p>92.7 </text:p>
          </table:table-cell>
          <table:table-cell table:style-name="ce5" office:value-type="float" office:value="91.16773" calcext:value-type="float">
            <text:p>91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6.16" calcext:value-type="float">
            <text:p>96.2 </text:p>
          </table:table-cell>
          <table:table-cell table:style-name="ce5" office:value-type="float" office:value="91.78423" calcext:value-type="float">
            <text:p>91.8 </text:p>
          </table:table-cell>
          <table:table-cell table:style-name="ce5" office:value-type="float" office:value="93.82712" calcext:value-type="float">
            <text:p>93.8 </text:p>
          </table:table-cell>
          <table:table-cell table:style-name="ce5" office:value-type="float" office:value="91.02216" calcext:value-type="float">
            <text:p>91.0 </text:p>
          </table:table-cell>
          <table:table-cell table:style-name="ce5" office:value-type="float" office:value="92.97" calcext:value-type="float">
            <text:p>93.0 </text:p>
          </table:table-cell>
          <table:table-cell table:style-name="ce5" office:value-type="float" office:value="92.89551" calcext:value-type="float">
            <text:p>92.9 </text:p>
          </table:table-cell>
          <table:table-cell table:style-name="ce5" office:value-type="float" office:value="108.202" calcext:value-type="float">
            <text:p>108.2 </text:p>
          </table:table-cell>
          <table:table-cell table:style-name="ce5" office:value-type="float" office:value="89.5" calcext:value-type="float">
            <text:p>89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M5</text:p>
          </table:table-cell>
          <table:table-cell office:value-type="float" office:value="91.15965" calcext:value-type="float">
            <text:p>91.2 </text:p>
          </table:table-cell>
          <table:table-cell office:value-type="float" office:value="92.55798" calcext:value-type="float">
            <text:p>92.6 </text:p>
          </table:table-cell>
          <table:table-cell office:value-type="float" office:value="87.72924" calcext:value-type="float">
            <text:p>87.7 </text:p>
          </table:table-cell>
          <table:table-cell office:value-type="float" office:value="83.84023" calcext:value-type="float">
            <text:p>83.8 </text:p>
          </table:table-cell>
          <table:table-cell office:value-type="float" office:value="95.8" calcext:value-type="float">
            <text:p>95.8 </text:p>
          </table:table-cell>
          <table:table-cell office:value-type="float" office:value="95.1" calcext:value-type="float">
            <text:p>95.1 </text:p>
          </table:table-cell>
          <table:table-cell office:value-type="float" office:value="102.13" calcext:value-type="float">
            <text:p>102.1 </text:p>
          </table:table-cell>
          <table:table-cell office:value-type="float" office:value="92.80029" calcext:value-type="float">
            <text:p>92.8 </text:p>
          </table:table-cell>
          <table:table-cell office:value-type="float" office:value="87.74808" calcext:value-type="float">
            <text:p>87.7 </text:p>
          </table:table-cell>
          <table:table-cell office:value-type="float" office:value="108.0865" calcext:value-type="float">
            <text:p>108.1 </text:p>
          </table:table-cell>
          <table:table-cell office:value-type="float" office:value="89.50304" calcext:value-type="float">
            <text:p>89.5 </text:p>
          </table:table-cell>
          <table:table-cell office:value-type="float" office:value="92.23288" calcext:value-type="float">
            <text:p>92.2 </text:p>
          </table:table-cell>
          <table:table-cell office:value-type="float" office:value="96.6" calcext:value-type="float">
            <text:p>96.6 </text:p>
          </table:table-cell>
          <table:table-cell office:value-type="float" office:value="86.66518" calcext:value-type="float">
            <text:p>86.7 </text:p>
          </table:table-cell>
          <table:table-cell office:value-type="float" office:value="94.10675" calcext:value-type="float">
            <text:p>94.1 </text:p>
          </table:table-cell>
          <table:table-cell office:value-type="float" office:value="92.6058" calcext:value-type="float">
            <text:p>92.6 </text:p>
          </table:table-cell>
          <table:table-cell office:value-type="float" office:value="91.40599" calcext:value-type="float">
            <text:p>91.4 </text:p>
          </table:table-cell>
          <table:table-cell office:value-type="string" calcext:value-type="string">
            <text:p>..</text:p>
          </table:table-cell>
          <table:table-cell office:value-type="float" office:value="96.27" calcext:value-type="float">
            <text:p>96.3 </text:p>
          </table:table-cell>
          <table:table-cell office:value-type="float" office:value="92.28216" calcext:value-type="float">
            <text:p>92.3 </text:p>
          </table:table-cell>
          <table:table-cell office:value-type="float" office:value="93.55404" calcext:value-type="float">
            <text:p>93.6 </text:p>
          </table:table-cell>
          <table:table-cell office:value-type="float" office:value="91.14973" calcext:value-type="float">
            <text:p>91.1 </text:p>
          </table:table-cell>
          <table:table-cell office:value-type="float" office:value="93.59" calcext:value-type="float">
            <text:p>93.6 </text:p>
          </table:table-cell>
          <table:table-cell office:value-type="float" office:value="93.30415" calcext:value-type="float">
            <text:p>93.3 </text:p>
          </table:table-cell>
          <table:table-cell office:value-type="float" office:value="108.4935" calcext:value-type="float">
            <text:p>108.5 </text:p>
          </table:table-cell>
          <table:table-cell office:value-type="float" office:value="90.1" calcext:value-type="float">
            <text:p>90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M6</text:p>
          </table:table-cell>
          <table:table-cell table:style-name="ce5" office:value-type="float" office:value="90.99192" calcext:value-type="float">
            <text:p>91.0 </text:p>
          </table:table-cell>
          <table:table-cell table:style-name="ce5" office:value-type="float" office:value="92.98608" calcext:value-type="float">
            <text:p>93.0 </text:p>
          </table:table-cell>
          <table:table-cell table:style-name="ce5" office:value-type="float" office:value="88.16973" calcext:value-type="float">
            <text:p>88.2 </text:p>
          </table:table-cell>
          <table:table-cell table:style-name="ce5" office:value-type="float" office:value="83.64381" calcext:value-type="float">
            <text:p>83.6 </text:p>
          </table:table-cell>
          <table:table-cell table:style-name="ce5" office:value-type="float" office:value="95.8" calcext:value-type="float">
            <text:p>95.8 </text:p>
          </table:table-cell>
          <table:table-cell table:style-name="ce5" office:value-type="float" office:value="95.4" calcext:value-type="float">
            <text:p>95.4 </text:p>
          </table:table-cell>
          <table:table-cell table:style-name="ce5" office:value-type="float" office:value="101.95" calcext:value-type="float">
            <text:p>102.0 </text:p>
          </table:table-cell>
          <table:table-cell table:style-name="ce5" office:value-type="float" office:value="92.65815" calcext:value-type="float">
            <text:p>92.7 </text:p>
          </table:table-cell>
          <table:table-cell table:style-name="ce5" office:value-type="float" office:value="87.67295" calcext:value-type="float">
            <text:p>87.7 </text:p>
          </table:table-cell>
          <table:table-cell table:style-name="ce5" office:value-type="float" office:value="107.9904" calcext:value-type="float">
            <text:p>108.0 </text:p>
          </table:table-cell>
          <table:table-cell table:style-name="ce5" office:value-type="float" office:value="90.60184" calcext:value-type="float">
            <text:p>90.6 </text:p>
          </table:table-cell>
          <table:table-cell table:style-name="ce5" office:value-type="float" office:value="92.37326" calcext:value-type="float">
            <text:p>92.4 </text:p>
          </table:table-cell>
          <table:table-cell table:style-name="ce5" office:value-type="float" office:value="96.1" calcext:value-type="float">
            <text:p>96.1 </text:p>
          </table:table-cell>
          <table:table-cell table:style-name="ce5" office:value-type="float" office:value="86.43598" calcext:value-type="float">
            <text:p>86.4 </text:p>
          </table:table-cell>
          <table:table-cell table:style-name="ce5" office:value-type="float" office:value="93.54095" calcext:value-type="float">
            <text:p>93.5 </text:p>
          </table:table-cell>
          <table:table-cell table:style-name="ce5" office:value-type="float" office:value="92.0643" calcext:value-type="float">
            <text:p>92.1 </text:p>
          </table:table-cell>
          <table:table-cell table:style-name="ce5" office:value-type="float" office:value="92.0612" calcext:value-type="float">
            <text:p>92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5.51" calcext:value-type="float">
            <text:p>95.5 </text:p>
          </table:table-cell>
          <table:table-cell table:style-name="ce5" office:value-type="float" office:value="92.36514" calcext:value-type="float">
            <text:p>92.4 </text:p>
          </table:table-cell>
          <table:table-cell table:style-name="ce5" office:value-type="float" office:value="93.5237" calcext:value-type="float">
            <text:p>93.5 </text:p>
          </table:table-cell>
          <table:table-cell table:style-name="ce5" office:value-type="float" office:value="91.08595" calcext:value-type="float">
            <text:p>91.1 </text:p>
          </table:table-cell>
          <table:table-cell table:style-name="ce5" office:value-type="float" office:value="93.67" calcext:value-type="float">
            <text:p>93.7 </text:p>
          </table:table-cell>
          <table:table-cell table:style-name="ce5" office:value-type="float" office:value="93.99893" calcext:value-type="float">
            <text:p>94.0 </text:p>
          </table:table-cell>
          <table:table-cell table:style-name="ce5" office:value-type="float" office:value="109.1153" calcext:value-type="float">
            <text:p>109.1 </text:p>
          </table:table-cell>
          <table:table-cell table:style-name="ce5" office:value-type="float" office:value="90.5" calcext:value-type="float">
            <text:p>90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M7</text:p>
          </table:table-cell>
          <table:table-cell office:value-type="float" office:value="89.73397" calcext:value-type="float">
            <text:p>89.7 </text:p>
          </table:table-cell>
          <table:table-cell office:value-type="float" office:value="92.21548" calcext:value-type="float">
            <text:p>92.2 </text:p>
          </table:table-cell>
          <table:table-cell office:value-type="float" office:value="87.694" calcext:value-type="float">
            <text:p>87.7 </text:p>
          </table:table-cell>
          <table:table-cell office:value-type="float" office:value="84.80679" calcext:value-type="float">
            <text:p>84.8 </text:p>
          </table:table-cell>
          <table:table-cell office:value-type="float" office:value="94.7" calcext:value-type="float">
            <text:p>94.7 </text:p>
          </table:table-cell>
          <table:table-cell office:value-type="float" office:value="93.8" calcext:value-type="float">
            <text:p>93.8 </text:p>
          </table:table-cell>
          <table:table-cell office:value-type="float" office:value="100.14" calcext:value-type="float">
            <text:p>100.1 </text:p>
          </table:table-cell>
          <table:table-cell office:value-type="float" office:value="91.29926" calcext:value-type="float">
            <text:p>91.3 </text:p>
          </table:table-cell>
          <table:table-cell office:value-type="float" office:value="88.12371" calcext:value-type="float">
            <text:p>88.1 </text:p>
          </table:table-cell>
          <table:table-cell office:value-type="float" office:value="106.1649" calcext:value-type="float">
            <text:p>106.2 </text:p>
          </table:table-cell>
          <table:table-cell office:value-type="float" office:value="91.2012" calcext:value-type="float">
            <text:p>91.2 </text:p>
          </table:table-cell>
          <table:table-cell office:value-type="float" office:value="92.09249" calcext:value-type="float">
            <text:p>92.1 </text:p>
          </table:table-cell>
          <table:table-cell office:value-type="float" office:value="95.4" calcext:value-type="float">
            <text:p>95.4 </text:p>
          </table:table-cell>
          <table:table-cell office:value-type="float" office:value="86.89439" calcext:value-type="float">
            <text:p>86.9 </text:p>
          </table:table-cell>
          <table:table-cell office:value-type="float" office:value="92.83697" calcext:value-type="float">
            <text:p>92.8 </text:p>
          </table:table-cell>
          <table:table-cell office:value-type="float" office:value="91.0061" calcext:value-type="float">
            <text:p>91.0 </text:p>
          </table:table-cell>
          <table:table-cell office:value-type="float" office:value="90.41892" calcext:value-type="float">
            <text:p>90.4 </text:p>
          </table:table-cell>
          <table:table-cell office:value-type="string" calcext:value-type="string">
            <text:p>..</text:p>
          </table:table-cell>
          <table:table-cell office:value-type="float" office:value="92.14" calcext:value-type="float">
            <text:p>92.1 </text:p>
          </table:table-cell>
          <table:table-cell office:value-type="float" office:value="92.28216" calcext:value-type="float">
            <text:p>92.3 </text:p>
          </table:table-cell>
          <table:table-cell office:value-type="float" office:value="92.52242" calcext:value-type="float">
            <text:p>92.5 </text:p>
          </table:table-cell>
          <table:table-cell office:value-type="float" office:value="90.83081" calcext:value-type="float">
            <text:p>90.8 </text:p>
          </table:table-cell>
          <table:table-cell office:value-type="float" office:value="91.66" calcext:value-type="float">
            <text:p>91.7 </text:p>
          </table:table-cell>
          <table:table-cell office:value-type="float" office:value="91.37923" calcext:value-type="float">
            <text:p>91.4 </text:p>
          </table:table-cell>
          <table:table-cell office:value-type="float" office:value="107.2748" calcext:value-type="float">
            <text:p>107.3 </text:p>
          </table:table-cell>
          <table:table-cell office:value-type="float" office:value="89.9" calcext:value-type="float">
            <text:p>89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M8</text:p>
          </table:table-cell>
          <table:table-cell table:style-name="ce5" office:value-type="float" office:value="90.32101" calcext:value-type="float">
            <text:p>90.3 </text:p>
          </table:table-cell>
          <table:table-cell table:style-name="ce5" office:value-type="float" office:value="92.30111" calcext:value-type="float">
            <text:p>92.3 </text:p>
          </table:table-cell>
          <table:table-cell table:style-name="ce5" office:value-type="float" office:value="87.79972" calcext:value-type="float">
            <text:p>87.8 </text:p>
          </table:table-cell>
          <table:table-cell table:style-name="ce5" office:value-type="float" office:value="85.66068" calcext:value-type="float">
            <text:p>85.7 </text:p>
          </table:table-cell>
          <table:table-cell table:style-name="ce5" office:value-type="float" office:value="94.3" calcext:value-type="float">
            <text:p>94.3 </text:p>
          </table:table-cell>
          <table:table-cell table:style-name="ce5" office:value-type="float" office:value="94.5" calcext:value-type="float">
            <text:p>94.5 </text:p>
          </table:table-cell>
          <table:table-cell table:style-name="ce5" office:value-type="float" office:value="101.57" calcext:value-type="float">
            <text:p>101.6 </text:p>
          </table:table-cell>
          <table:table-cell table:style-name="ce5" office:value-type="float" office:value="89.9219" calcext:value-type="float">
            <text:p>89.9 </text:p>
          </table:table-cell>
          <table:table-cell table:style-name="ce5" office:value-type="float" office:value="87.44757" calcext:value-type="float">
            <text:p>87.4 </text:p>
          </table:table-cell>
          <table:table-cell table:style-name="ce5" office:value-type="float" office:value="106.5492" calcext:value-type="float">
            <text:p>106.5 </text:p>
          </table:table-cell>
          <table:table-cell table:style-name="ce5" office:value-type="float" office:value="91.50088" calcext:value-type="float">
            <text:p>91.5 </text:p>
          </table:table-cell>
          <table:table-cell table:style-name="ce5" office:value-type="float" office:value="92.09249" calcext:value-type="float">
            <text:p>92.1 </text:p>
          </table:table-cell>
          <table:table-cell table:style-name="ce5" office:value-type="float" office:value="95.7" calcext:value-type="float">
            <text:p>95.7 </text:p>
          </table:table-cell>
          <table:table-cell table:style-name="ce5" office:value-type="float" office:value="87.35178" calcext:value-type="float">
            <text:p>87.4 </text:p>
          </table:table-cell>
          <table:table-cell table:style-name="ce5" office:value-type="float" office:value="91.66768" calcext:value-type="float">
            <text:p>91.7 </text:p>
          </table:table-cell>
          <table:table-cell table:style-name="ce5" office:value-type="float" office:value="90.6667" calcext:value-type="float">
            <text:p>90.7 </text:p>
          </table:table-cell>
          <table:table-cell table:style-name="ce5" office:value-type="float" office:value="92.21437" calcext:value-type="float">
            <text:p>92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2.73" calcext:value-type="float">
            <text:p>92.7 </text:p>
          </table:table-cell>
          <table:table-cell table:style-name="ce5" office:value-type="float" office:value="91.70125" calcext:value-type="float">
            <text:p>91.7 </text:p>
          </table:table-cell>
          <table:table-cell table:style-name="ce5" office:value-type="float" office:value="91.95604" calcext:value-type="float">
            <text:p>92.0 </text:p>
          </table:table-cell>
          <table:table-cell table:style-name="ce5" office:value-type="float" office:value="90.51188" calcext:value-type="float">
            <text:p>90.5 </text:p>
          </table:table-cell>
          <table:table-cell table:style-name="ce5" office:value-type="float" office:value="91.54" calcext:value-type="float">
            <text:p>91.5 </text:p>
          </table:table-cell>
          <table:table-cell table:style-name="ce5" office:value-type="float" office:value="91.69917" calcext:value-type="float">
            <text:p>91.7 </text:p>
          </table:table-cell>
          <table:table-cell table:style-name="ce5" office:value-type="float" office:value="107.5463" calcext:value-type="float">
            <text:p>107.5 </text:p>
          </table:table-cell>
          <table:table-cell table:style-name="ce5" office:value-type="float" office:value="90.3" calcext:value-type="float">
            <text:p>90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M9</text:p>
          </table:table-cell>
          <table:table-cell office:value-type="float" office:value="90.90806" calcext:value-type="float">
            <text:p>90.9 </text:p>
          </table:table-cell>
          <table:table-cell office:value-type="float" office:value="91.95862" calcext:value-type="float">
            <text:p>92.0 </text:p>
          </table:table-cell>
          <table:table-cell office:value-type="float" office:value="88.61023" calcext:value-type="float">
            <text:p>88.6 </text:p>
          </table:table-cell>
          <table:table-cell office:value-type="float" office:value="86.04834" calcext:value-type="float">
            <text:p>86.0 </text:p>
          </table:table-cell>
          <table:table-cell office:value-type="float" office:value="94.1" calcext:value-type="float">
            <text:p>94.1 </text:p>
          </table:table-cell>
          <table:table-cell office:value-type="float" office:value="95.1" calcext:value-type="float">
            <text:p>95.1 </text:p>
          </table:table-cell>
          <table:table-cell office:value-type="float" office:value="101.9" calcext:value-type="float">
            <text:p>101.9 </text:p>
          </table:table-cell>
          <table:table-cell office:value-type="float" office:value="92.54368" calcext:value-type="float">
            <text:p>92.5 </text:p>
          </table:table-cell>
          <table:table-cell office:value-type="float" office:value="87.67295" calcext:value-type="float">
            <text:p>87.7 </text:p>
          </table:table-cell>
          <table:table-cell office:value-type="float" office:value="106.261" calcext:value-type="float">
            <text:p>106.3 </text:p>
          </table:table-cell>
          <table:table-cell office:value-type="float" office:value="91.40099" calcext:value-type="float">
            <text:p>91.4 </text:p>
          </table:table-cell>
          <table:table-cell office:value-type="float" office:value="92.09249" calcext:value-type="float">
            <text:p>92.1 </text:p>
          </table:table-cell>
          <table:table-cell office:value-type="float" office:value="96.1" calcext:value-type="float">
            <text:p>96.1 </text:p>
          </table:table-cell>
          <table:table-cell office:value-type="float" office:value="87.42818" calcext:value-type="float">
            <text:p>87.4 </text:p>
          </table:table-cell>
          <table:table-cell office:value-type="float" office:value="91.72635" calcext:value-type="float">
            <text:p>91.7 </text:p>
          </table:table-cell>
          <table:table-cell office:value-type="float" office:value="91.3338" calcext:value-type="float">
            <text:p>91.3 </text:p>
          </table:table-cell>
          <table:table-cell office:value-type="float" office:value="92.12077" calcext:value-type="float">
            <text:p>92.1 </text:p>
          </table:table-cell>
          <table:table-cell office:value-type="string" calcext:value-type="string">
            <text:p>..</text:p>
          </table:table-cell>
          <table:table-cell office:value-type="float" office:value="93.81" calcext:value-type="float">
            <text:p>93.8 </text:p>
          </table:table-cell>
          <table:table-cell office:value-type="float" office:value="91.78423" calcext:value-type="float">
            <text:p>91.8 </text:p>
          </table:table-cell>
          <table:table-cell office:value-type="float" office:value="92.50219" calcext:value-type="float">
            <text:p>92.5 </text:p>
          </table:table-cell>
          <table:table-cell office:value-type="float" office:value="90.4481" calcext:value-type="float">
            <text:p>90.4 </text:p>
          </table:table-cell>
          <table:table-cell office:value-type="float" office:value="92.3" calcext:value-type="float">
            <text:p>92.3 </text:p>
          </table:table-cell>
          <table:table-cell office:value-type="float" office:value="91.79525" calcext:value-type="float">
            <text:p>91.8 </text:p>
          </table:table-cell>
          <table:table-cell office:value-type="float" office:value="107.4437" calcext:value-type="float">
            <text:p>107.4 </text:p>
          </table:table-cell>
          <table:table-cell office:value-type="float" office:value="90.9" calcext:value-type="float">
            <text:p>90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M10</text:p>
          </table:table-cell>
          <table:table-cell table:style-name="ce5" office:value-type="float" office:value="91.15965" calcext:value-type="float">
            <text:p>91.2 </text:p>
          </table:table-cell>
          <table:table-cell table:style-name="ce5" office:value-type="float" office:value="91.61613" calcext:value-type="float">
            <text:p>91.6 </text:p>
          </table:table-cell>
          <table:table-cell table:style-name="ce5" office:value-type="float" office:value="88.5838" calcext:value-type="float">
            <text:p>88.6 </text:p>
          </table:table-cell>
          <table:table-cell table:style-name="ce5" office:value-type="float" office:value="86.27473" calcext:value-type="float">
            <text:p>86.3 </text:p>
          </table:table-cell>
          <table:table-cell table:style-name="ce5" office:value-type="float" office:value="93.9" calcext:value-type="float">
            <text:p>93.9 </text:p>
          </table:table-cell>
          <table:table-cell table:style-name="ce5" office:value-type="float" office:value="95.1" calcext:value-type="float">
            <text:p>95.1 </text:p>
          </table:table-cell>
          <table:table-cell table:style-name="ce5" office:value-type="float" office:value="101.74" calcext:value-type="float">
            <text:p>101.7 </text:p>
          </table:table-cell>
          <table:table-cell table:style-name="ce5" office:value-type="float" office:value="93.12276" calcext:value-type="float">
            <text:p>93.1 </text:p>
          </table:table-cell>
          <table:table-cell table:style-name="ce5" office:value-type="float" office:value="87.74808" calcext:value-type="float">
            <text:p>87.7 </text:p>
          </table:table-cell>
          <table:table-cell table:style-name="ce5" office:value-type="float" office:value="105.4924" calcext:value-type="float">
            <text:p>105.5 </text:p>
          </table:table-cell>
          <table:table-cell table:style-name="ce5" office:value-type="float" office:value="91.50088" calcext:value-type="float">
            <text:p>91.5 </text:p>
          </table:table-cell>
          <table:table-cell table:style-name="ce5" office:value-type="float" office:value="92.0223" calcext:value-type="float">
            <text:p>92.0 </text:p>
          </table:table-cell>
          <table:table-cell table:style-name="ce5" office:value-type="float" office:value="95.5" calcext:value-type="float">
            <text:p>95.5 </text:p>
          </table:table-cell>
          <table:table-cell table:style-name="ce5" office:value-type="float" office:value="86.89439" calcext:value-type="float">
            <text:p>86.9 </text:p>
          </table:table-cell>
          <table:table-cell table:style-name="ce5" office:value-type="float" office:value="91.72186" calcext:value-type="float">
            <text:p>91.7 </text:p>
          </table:table-cell>
          <table:table-cell table:style-name="ce5" office:value-type="float" office:value="91.04" calcext:value-type="float">
            <text:p>91.0 </text:p>
          </table:table-cell>
          <table:table-cell table:style-name="ce5" office:value-type="float" office:value="92.00164" calcext:value-type="float">
            <text:p>92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.05" calcext:value-type="float">
            <text:p>94.1 </text:p>
          </table:table-cell>
          <table:table-cell table:style-name="ce5" office:value-type="float" office:value="91.95021" calcext:value-type="float">
            <text:p>92.0 </text:p>
          </table:table-cell>
          <table:table-cell table:style-name="ce5" office:value-type="float" office:value="92.47185" calcext:value-type="float">
            <text:p>92.5 </text:p>
          </table:table-cell>
          <table:table-cell table:style-name="ce5" office:value-type="float" office:value="90.51188" calcext:value-type="float">
            <text:p>90.5 </text:p>
          </table:table-cell>
          <table:table-cell table:style-name="ce5" office:value-type="float" office:value="92.77" calcext:value-type="float">
            <text:p>92.8 </text:p>
          </table:table-cell>
          <table:table-cell table:style-name="ce5" office:value-type="float" office:value="93.59663" calcext:value-type="float">
            <text:p>93.6 </text:p>
          </table:table-cell>
          <table:table-cell table:style-name="ce5" office:value-type="float" office:value="108.9751" calcext:value-type="float">
            <text:p>109.0 </text:p>
          </table:table-cell>
          <table:table-cell table:style-name="ce5" office:value-type="float" office:value="91" calcext:value-type="float">
            <text:p>91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M11</text:p>
          </table:table-cell>
          <table:table-cell office:value-type="float" office:value="91.91442" calcext:value-type="float">
            <text:p>91.9 </text:p>
          </table:table-cell>
          <table:table-cell office:value-type="float" office:value="92.98608" calcext:value-type="float">
            <text:p>93.0 </text:p>
          </table:table-cell>
          <table:table-cell office:value-type="float" office:value="88.26664" calcext:value-type="float">
            <text:p>88.3 </text:p>
          </table:table-cell>
          <table:table-cell office:value-type="float" office:value="85.85916" calcext:value-type="float">
            <text:p>85.9 </text:p>
          </table:table-cell>
          <table:table-cell office:value-type="float" office:value="94.2" calcext:value-type="float">
            <text:p>94.2 </text:p>
          </table:table-cell>
          <table:table-cell office:value-type="float" office:value="95.1" calcext:value-type="float">
            <text:p>95.1 </text:p>
          </table:table-cell>
          <table:table-cell office:value-type="float" office:value="101.68" calcext:value-type="float">
            <text:p>101.7 </text:p>
          </table:table-cell>
          <table:table-cell office:value-type="float" office:value="93.79709" calcext:value-type="float">
            <text:p>93.8 </text:p>
          </table:table-cell>
          <table:table-cell office:value-type="float" office:value="88.04858" calcext:value-type="float">
            <text:p>88.0 </text:p>
          </table:table-cell>
          <table:table-cell office:value-type="float" office:value="105.4924" calcext:value-type="float">
            <text:p>105.5 </text:p>
          </table:table-cell>
          <table:table-cell office:value-type="float" office:value="91.90044" calcext:value-type="float">
            <text:p>91.9 </text:p>
          </table:table-cell>
          <table:table-cell office:value-type="float" office:value="92.30307" calcext:value-type="float">
            <text:p>92.3 </text:p>
          </table:table-cell>
          <table:table-cell office:value-type="float" office:value="95" calcext:value-type="float">
            <text:p>95.0 </text:p>
          </table:table-cell>
          <table:table-cell office:value-type="float" office:value="87.1236" calcext:value-type="float">
            <text:p>87.1 </text:p>
          </table:table-cell>
          <table:table-cell office:value-type="float" office:value="91.17984" calcext:value-type="float">
            <text:p>91.2 </text:p>
          </table:table-cell>
          <table:table-cell office:value-type="float" office:value="91.2977" calcext:value-type="float">
            <text:p>91.3 </text:p>
          </table:table-cell>
          <table:table-cell office:value-type="float" office:value="92.6058" calcext:value-type="float">
            <text:p>92.6 </text:p>
          </table:table-cell>
          <table:table-cell office:value-type="string" calcext:value-type="string">
            <text:p>..</text:p>
          </table:table-cell>
          <table:table-cell office:value-type="float" office:value="94.1" calcext:value-type="float">
            <text:p>94.1 </text:p>
          </table:table-cell>
          <table:table-cell office:value-type="float" office:value="92.28216" calcext:value-type="float">
            <text:p>92.3 </text:p>
          </table:table-cell>
          <table:table-cell office:value-type="float" office:value="92.91686" calcext:value-type="float">
            <text:p>92.9 </text:p>
          </table:table-cell>
          <table:table-cell office:value-type="float" office:value="90.89459" calcext:value-type="float">
            <text:p>90.9 </text:p>
          </table:table-cell>
          <table:table-cell office:value-type="float" office:value="93.95" calcext:value-type="float">
            <text:p>94.0 </text:p>
          </table:table-cell>
          <table:table-cell office:value-type="float" office:value="95.02105" calcext:value-type="float">
            <text:p>95.0 </text:p>
          </table:table-cell>
          <table:table-cell office:value-type="float" office:value="109.2561" calcext:value-type="float">
            <text:p>109.3 </text:p>
          </table:table-cell>
          <table:table-cell office:value-type="float" office:value="91.4" calcext:value-type="float">
            <text:p>91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M12</text:p>
          </table:table-cell>
          <table:table-cell table:style-name="ce5" office:value-type="float" office:value="91.66283" calcext:value-type="float">
            <text:p>91.7 </text:p>
          </table:table-cell>
          <table:table-cell table:style-name="ce5" office:value-type="float" office:value="92.12986" calcext:value-type="float">
            <text:p>92.1 </text:p>
          </table:table-cell>
          <table:table-cell table:style-name="ce5" office:value-type="float" office:value="87.30636" calcext:value-type="float">
            <text:p>87.3 </text:p>
          </table:table-cell>
          <table:table-cell table:style-name="ce5" office:value-type="float" office:value="86.80299" calcext:value-type="float">
            <text:p>86.8 </text:p>
          </table:table-cell>
          <table:table-cell table:style-name="ce5" office:value-type="float" office:value="94.3" calcext:value-type="float">
            <text:p>94.3 </text:p>
          </table:table-cell>
          <table:table-cell table:style-name="ce5" office:value-type="float" office:value="94.8" calcext:value-type="float">
            <text:p>94.8 </text:p>
          </table:table-cell>
          <table:table-cell table:style-name="ce5" office:value-type="float" office:value="101.94" calcext:value-type="float">
            <text:p>101.9 </text:p>
          </table:table-cell>
          <table:table-cell table:style-name="ce5" office:value-type="float" office:value="93.79128" calcext:value-type="float">
            <text:p>93.8 </text:p>
          </table:table-cell>
          <table:table-cell table:style-name="ce5" office:value-type="float" office:value="87.97346" calcext:value-type="float">
            <text:p>88.0 </text:p>
          </table:table-cell>
          <table:table-cell table:style-name="ce5" office:value-type="float" office:value="104.3395" calcext:value-type="float">
            <text:p>104.3 </text:p>
          </table:table-cell>
          <table:table-cell table:style-name="ce5" office:value-type="float" office:value="92.00034" calcext:value-type="float">
            <text:p>92.0 </text:p>
          </table:table-cell>
          <table:table-cell table:style-name="ce5" office:value-type="float" office:value="92.37326" calcext:value-type="float">
            <text:p>92.4 </text:p>
          </table:table-cell>
          <table:table-cell table:style-name="ce5" office:value-type="float" office:value="94.8" calcext:value-type="float">
            <text:p>94.8 </text:p>
          </table:table-cell>
          <table:table-cell table:style-name="ce5" office:value-type="float" office:value="87.73276" calcext:value-type="float">
            <text:p>87.7 </text:p>
          </table:table-cell>
          <table:table-cell table:style-name="ce5" office:value-type="float" office:value="90.74845" calcext:value-type="float">
            <text:p>90.7 </text:p>
          </table:table-cell>
          <table:table-cell table:style-name="ce5" office:value-type="float" office:value="90.8799" calcext:value-type="float">
            <text:p>90.9 </text:p>
          </table:table-cell>
          <table:table-cell table:style-name="ce5" office:value-type="float" office:value="92.46114" calcext:value-type="float">
            <text:p>92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3.08" calcext:value-type="float">
            <text:p>93.1 </text:p>
          </table:table-cell>
          <table:table-cell table:style-name="ce5" office:value-type="float" office:value="92.36514" calcext:value-type="float">
            <text:p>92.4 </text:p>
          </table:table-cell>
          <table:table-cell table:style-name="ce5" office:value-type="float" office:value="92.8764" calcext:value-type="float">
            <text:p>92.9 </text:p>
          </table:table-cell>
          <table:table-cell table:style-name="ce5" office:value-type="float" office:value="90.83081" calcext:value-type="float">
            <text:p>90.8 </text:p>
          </table:table-cell>
          <table:table-cell table:style-name="ce5" office:value-type="float" office:value="93.35" calcext:value-type="float">
            <text:p>93.4 </text:p>
          </table:table-cell>
          <table:table-cell table:style-name="ce5" office:value-type="float" office:value="94.58813" calcext:value-type="float">
            <text:p>94.6 </text:p>
          </table:table-cell>
          <table:table-cell table:style-name="ce5" office:value-type="float" office:value="108.673" calcext:value-type="float">
            <text:p>108.7 </text:p>
          </table:table-cell>
          <table:table-cell table:style-name="ce5" office:value-type="float" office:value="91.7" calcext:value-type="float">
            <text:p>91.7 </text:p>
          </table:table-cell>
          <table:table-cell table:style-name="ce5" office:value-type="float" office:value="94.97565" calcext:value-type="float">
            <text:p>95.0 </text:p>
          </table:table-cell>
        </table:table-row>
        <table:table-row table:style-name="ro1">
          <table:table-cell office:value-type="string" calcext:value-type="string">
            <text:p>2010M1</text:p>
          </table:table-cell>
          <table:table-cell office:value-type="float" office:value="91.07578" calcext:value-type="float">
            <text:p>91.1 </text:p>
          </table:table-cell>
          <table:table-cell office:value-type="float" office:value="92.81484" calcext:value-type="float">
            <text:p>92.8 </text:p>
          </table:table-cell>
          <table:table-cell office:value-type="float" office:value="86.79539" calcext:value-type="float">
            <text:p>86.8 </text:p>
          </table:table-cell>
          <table:table-cell office:value-type="float" office:value="87.28782" calcext:value-type="float">
            <text:p>87.3 </text:p>
          </table:table-cell>
          <table:table-cell office:value-type="float" office:value="93.9" calcext:value-type="float">
            <text:p>93.9 </text:p>
          </table:table-cell>
          <table:table-cell office:value-type="float" office:value="94.7" calcext:value-type="float">
            <text:p>94.7 </text:p>
          </table:table-cell>
          <table:table-cell office:value-type="float" office:value="100.03" calcext:value-type="float">
            <text:p>100.0 </text:p>
          </table:table-cell>
          <table:table-cell office:value-type="float" office:value="92.57285" calcext:value-type="float">
            <text:p>92.6 </text:p>
          </table:table-cell>
          <table:table-cell office:value-type="float" office:value="89.55112" calcext:value-type="float">
            <text:p>89.6 </text:p>
          </table:table-cell>
          <table:table-cell office:value-type="float" office:value="103.763" calcext:value-type="float">
            <text:p>103.8 </text:p>
          </table:table-cell>
          <table:table-cell office:value-type="float" office:value="91.2012" calcext:value-type="float">
            <text:p>91.2 </text:p>
          </table:table-cell>
          <table:table-cell office:value-type="float" office:value="92.51365" calcext:value-type="float">
            <text:p>92.5 </text:p>
          </table:table-cell>
          <table:table-cell office:value-type="float" office:value="95.5" calcext:value-type="float">
            <text:p>95.5 </text:p>
          </table:table-cell>
          <table:table-cell office:value-type="float" office:value="89.11007" calcext:value-type="float">
            <text:p>89.1 </text:p>
          </table:table-cell>
          <table:table-cell office:value-type="float" office:value="91.17058" calcext:value-type="float">
            <text:p>91.2 </text:p>
          </table:table-cell>
          <table:table-cell office:value-type="float" office:value="92.4093" calcext:value-type="float">
            <text:p>92.4 </text:p>
          </table:table-cell>
          <table:table-cell office:value-type="float" office:value="90.97202" calcext:value-type="float">
            <text:p>91.0 </text:p>
          </table:table-cell>
          <table:table-cell office:value-type="string" calcext:value-type="string">
            <text:p>..</text:p>
          </table:table-cell>
          <table:table-cell office:value-type="float" office:value="92.21" calcext:value-type="float">
            <text:p>92.2 </text:p>
          </table:table-cell>
          <table:table-cell office:value-type="float" office:value="92.86307" calcext:value-type="float">
            <text:p>92.9 </text:p>
          </table:table-cell>
          <table:table-cell office:value-type="float" office:value="92.33025" calcext:value-type="float">
            <text:p>92.3 </text:p>
          </table:table-cell>
          <table:table-cell office:value-type="float" office:value="89.36374" calcext:value-type="float">
            <text:p>89.4 </text:p>
          </table:table-cell>
          <table:table-cell office:value-type="float" office:value="92.09" calcext:value-type="float">
            <text:p>92.1 </text:p>
          </table:table-cell>
          <table:table-cell office:value-type="float" office:value="92.14898" calcext:value-type="float">
            <text:p>92.1 </text:p>
          </table:table-cell>
          <table:table-cell office:value-type="float" office:value="108.1568" calcext:value-type="float">
            <text:p>108.2 </text:p>
          </table:table-cell>
          <table:table-cell office:value-type="float" office:value="91.4" calcext:value-type="float">
            <text:p>91.4 </text:p>
          </table:table-cell>
          <table:table-cell office:value-type="float" office:value="95.56714" calcext:value-type="float">
            <text:p>95.6 </text:p>
          </table:table-cell>
        </table:table-row>
        <table:table-row table:style-name="ro1">
          <table:table-cell office:value-type="string" calcext:value-type="string">
            <text:p>2010M2</text:p>
          </table:table-cell>
          <table:table-cell table:style-name="ce5" office:value-type="float" office:value="90.99192" calcext:value-type="float">
            <text:p>91.0 </text:p>
          </table:table-cell>
          <table:table-cell table:style-name="ce5" office:value-type="float" office:value="92.90047" calcext:value-type="float">
            <text:p>92.9 </text:p>
          </table:table-cell>
          <table:table-cell table:style-name="ce5" office:value-type="float" office:value="87.10276" calcext:value-type="float">
            <text:p>87.1 </text:p>
          </table:table-cell>
          <table:table-cell table:style-name="ce5" office:value-type="float" office:value="87.64861" calcext:value-type="float">
            <text:p>87.6 </text:p>
          </table:table-cell>
          <table:table-cell table:style-name="ce5" office:value-type="float" office:value="93.7" calcext:value-type="float">
            <text:p>93.7 </text:p>
          </table:table-cell>
          <table:table-cell table:style-name="ce5" office:value-type="float" office:value="95.6" calcext:value-type="float">
            <text:p>95.6 </text:p>
          </table:table-cell>
          <table:table-cell table:style-name="ce5" office:value-type="float" office:value="101.16" calcext:value-type="float">
            <text:p>101.2 </text:p>
          </table:table-cell>
          <table:table-cell table:style-name="ce5" office:value-type="float" office:value="91.70396" calcext:value-type="float">
            <text:p>91.7 </text:p>
          </table:table-cell>
          <table:table-cell table:style-name="ce5" office:value-type="float" office:value="89.62624" calcext:value-type="float">
            <text:p>89.6 </text:p>
          </table:table-cell>
          <table:table-cell table:style-name="ce5" office:value-type="float" office:value="104.0512" calcext:value-type="float">
            <text:p>104.1 </text:p>
          </table:table-cell>
          <table:table-cell table:style-name="ce5" office:value-type="float" office:value="90.80163" calcext:value-type="float">
            <text:p>90.8 </text:p>
          </table:table-cell>
          <table:table-cell table:style-name="ce5" office:value-type="float" office:value="92.65403" calcext:value-type="float">
            <text:p>92.7 </text:p>
          </table:table-cell>
          <table:table-cell table:style-name="ce5" office:value-type="float" office:value="95.4" calcext:value-type="float">
            <text:p>95.4 </text:p>
          </table:table-cell>
          <table:table-cell table:style-name="ce5" office:value-type="float" office:value="89.38264" calcext:value-type="float">
            <text:p>89.4 </text:p>
          </table:table-cell>
          <table:table-cell table:style-name="ce5" office:value-type="float" office:value="91.28072" calcext:value-type="float">
            <text:p>91.3 </text:p>
          </table:table-cell>
          <table:table-cell table:style-name="ce5" office:value-type="float" office:value="92.4413" calcext:value-type="float">
            <text:p>92.4 </text:p>
          </table:table-cell>
          <table:table-cell table:style-name="ce5" office:value-type="float" office:value="92.53772" calcext:value-type="float">
            <text:p>92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3.12" calcext:value-type="float">
            <text:p>93.1 </text:p>
          </table:table-cell>
          <table:table-cell table:style-name="ce5" office:value-type="float" office:value="93.11203" calcext:value-type="float">
            <text:p>93.1 </text:p>
          </table:table-cell>
          <table:table-cell table:style-name="ce5" office:value-type="float" office:value="92.28979" calcext:value-type="float">
            <text:p>92.3 </text:p>
          </table:table-cell>
          <table:table-cell table:style-name="ce5" office:value-type="float" office:value="89.36374" calcext:value-type="float">
            <text:p>89.4 </text:p>
          </table:table-cell>
          <table:table-cell table:style-name="ce5" office:value-type="float" office:value="92.5" calcext:value-type="float">
            <text:p>92.5 </text:p>
          </table:table-cell>
          <table:table-cell table:style-name="ce5" office:value-type="float" office:value="91.87444" calcext:value-type="float">
            <text:p>91.9 </text:p>
          </table:table-cell>
          <table:table-cell table:style-name="ce5" office:value-type="float" office:value="107.9615" calcext:value-type="float">
            <text:p>108.0 </text:p>
          </table:table-cell>
          <table:table-cell table:style-name="ce5" office:value-type="float" office:value="91.8" calcext:value-type="float">
            <text:p>91.8 </text:p>
          </table:table-cell>
          <table:table-cell table:style-name="ce5" office:value-type="float" office:value="95.4425" calcext:value-type="float">
            <text:p>95.4 </text:p>
          </table:table-cell>
        </table:table-row>
        <table:table-row table:style-name="ro1">
          <table:table-cell office:value-type="string" calcext:value-type="string">
            <text:p>2010M3</text:p>
          </table:table-cell>
          <table:table-cell office:value-type="float" office:value="92.50146" calcext:value-type="float">
            <text:p>92.5 </text:p>
          </table:table-cell>
          <table:table-cell office:value-type="float" office:value="93.32858" calcext:value-type="float">
            <text:p>93.3 </text:p>
          </table:table-cell>
          <table:table-cell office:value-type="float" office:value="87.26174" calcext:value-type="float">
            <text:p>87.3 </text:p>
          </table:table-cell>
          <table:table-cell office:value-type="float" office:value="87.5442" calcext:value-type="float">
            <text:p>87.5 </text:p>
          </table:table-cell>
          <table:table-cell office:value-type="float" office:value="94" calcext:value-type="float">
            <text:p>94.0 </text:p>
          </table:table-cell>
          <table:table-cell office:value-type="float" office:value="96.7" calcext:value-type="float">
            <text:p>96.7 </text:p>
          </table:table-cell>
          <table:table-cell office:value-type="float" office:value="101.96" calcext:value-type="float">
            <text:p>102.0 </text:p>
          </table:table-cell>
          <table:table-cell office:value-type="float" office:value="96.28056" calcext:value-type="float">
            <text:p>96.3 </text:p>
          </table:table-cell>
          <table:table-cell office:value-type="float" office:value="90.30238" calcext:value-type="float">
            <text:p>90.3 </text:p>
          </table:table-cell>
          <table:table-cell office:value-type="float" office:value="104.3395" calcext:value-type="float">
            <text:p>104.3 </text:p>
          </table:table-cell>
          <table:table-cell office:value-type="float" office:value="90.70174" calcext:value-type="float">
            <text:p>90.7 </text:p>
          </table:table-cell>
          <table:table-cell office:value-type="float" office:value="92.86461" calcext:value-type="float">
            <text:p>92.9 </text:p>
          </table:table-cell>
          <table:table-cell office:value-type="float" office:value="95.7" calcext:value-type="float">
            <text:p>95.7 </text:p>
          </table:table-cell>
          <table:table-cell office:value-type="float" office:value="89.65417" calcext:value-type="float">
            <text:p>89.7 </text:p>
          </table:table-cell>
          <table:table-cell office:value-type="float" office:value="91.93397" calcext:value-type="float">
            <text:p>91.9 </text:p>
          </table:table-cell>
          <table:table-cell office:value-type="float" office:value="92.8092" calcext:value-type="float">
            <text:p>92.8 </text:p>
          </table:table-cell>
          <table:table-cell office:value-type="float" office:value="93.48225" calcext:value-type="float">
            <text:p>93.5 </text:p>
          </table:table-cell>
          <table:table-cell office:value-type="string" calcext:value-type="string">
            <text:p>..</text:p>
          </table:table-cell>
          <table:table-cell office:value-type="float" office:value="95.38" calcext:value-type="float">
            <text:p>95.4 </text:p>
          </table:table-cell>
          <table:table-cell office:value-type="float" office:value="93.44398" calcext:value-type="float">
            <text:p>93.4 </text:p>
          </table:table-cell>
          <table:table-cell office:value-type="float" office:value="94.06985" calcext:value-type="float">
            <text:p>94.1 </text:p>
          </table:table-cell>
          <table:table-cell office:value-type="float" office:value="89.55509" calcext:value-type="float">
            <text:p>89.6 </text:p>
          </table:table-cell>
          <table:table-cell office:value-type="float" office:value="93.9" calcext:value-type="float">
            <text:p>93.9 </text:p>
          </table:table-cell>
          <table:table-cell office:value-type="float" office:value="93.20489" calcext:value-type="float">
            <text:p>93.2 </text:p>
          </table:table-cell>
          <table:table-cell office:value-type="float" office:value="108.4371" calcext:value-type="float">
            <text:p>108.4 </text:p>
          </table:table-cell>
          <table:table-cell office:value-type="float" office:value="92.5" calcext:value-type="float">
            <text:p>92.5 </text:p>
          </table:table-cell>
          <table:table-cell office:value-type="float" office:value="96.20154" calcext:value-type="float">
            <text:p>96.2 </text:p>
          </table:table-cell>
        </table:table-row>
        <table:table-row table:style-name="ro1">
          <table:table-cell office:value-type="string" calcext:value-type="string">
            <text:p>2010M4</text:p>
          </table:table-cell>
          <table:table-cell table:style-name="ce5" office:value-type="float" office:value="93.3401" calcext:value-type="float">
            <text:p>93.3 </text:p>
          </table:table-cell>
          <table:table-cell table:style-name="ce5" office:value-type="float" office:value="93.67107" calcext:value-type="float">
            <text:p>93.7 </text:p>
          </table:table-cell>
          <table:table-cell table:style-name="ce5" office:value-type="float" office:value="87.6963" calcext:value-type="float">
            <text:p>87.7 </text:p>
          </table:table-cell>
          <table:table-cell table:style-name="ce5" office:value-type="float" office:value="87.39429" calcext:value-type="float">
            <text:p>87.4 </text:p>
          </table:table-cell>
          <table:table-cell table:style-name="ce5" office:value-type="float" office:value="94.5" calcext:value-type="float">
            <text:p>94.5 </text:p>
          </table:table-cell>
          <table:table-cell table:style-name="ce5" office:value-type="float" office:value="96.9" calcext:value-type="float">
            <text:p>96.9 </text:p>
          </table:table-cell>
          <table:table-cell table:style-name="ce5" office:value-type="float" office:value="101.86" calcext:value-type="float">
            <text:p>101.9 </text:p>
          </table:table-cell>
          <table:table-cell table:style-name="ce5" office:value-type="float" office:value="97.95498" calcext:value-type="float">
            <text:p>98.0 </text:p>
          </table:table-cell>
          <table:table-cell table:style-name="ce5" office:value-type="float" office:value="90.82827" calcext:value-type="float">
            <text:p>90.8 </text:p>
          </table:table-cell>
          <table:table-cell table:style-name="ce5" office:value-type="float" office:value="104.8199" calcext:value-type="float">
            <text:p>104.8 </text:p>
          </table:table-cell>
          <table:table-cell table:style-name="ce5" office:value-type="float" office:value="91.70066" calcext:value-type="float">
            <text:p>91.7 </text:p>
          </table:table-cell>
          <table:table-cell table:style-name="ce5" office:value-type="float" office:value="93.07519" calcext:value-type="float">
            <text:p>93.1 </text:p>
          </table:table-cell>
          <table:table-cell table:style-name="ce5" office:value-type="float" office:value="96.4" calcext:value-type="float">
            <text:p>96.4 </text:p>
          </table:table-cell>
          <table:table-cell table:style-name="ce5" office:value-type="float" office:value="90.28914" calcext:value-type="float">
            <text:p>90.3 </text:p>
          </table:table-cell>
          <table:table-cell table:style-name="ce5" office:value-type="float" office:value="93.20271" calcext:value-type="float">
            <text:p>93.2 </text:p>
          </table:table-cell>
          <table:table-cell table:style-name="ce5" office:value-type="float" office:value="93.4068" calcext:value-type="float">
            <text:p>93.4 </text:p>
          </table:table-cell>
          <table:table-cell table:style-name="ce5" office:value-type="float" office:value="93.83112" calcext:value-type="float">
            <text:p>93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5.57" calcext:value-type="float">
            <text:p>95.6 </text:p>
          </table:table-cell>
          <table:table-cell table:style-name="ce5" office:value-type="float" office:value="93.94191" calcext:value-type="float">
            <text:p>93.9 </text:p>
          </table:table-cell>
          <table:table-cell table:style-name="ce5" office:value-type="float" office:value="94.58566" calcext:value-type="float">
            <text:p>94.6 </text:p>
          </table:table-cell>
          <table:table-cell table:style-name="ce5" office:value-type="float" office:value="89.93781" calcext:value-type="float">
            <text:p>89.9 </text:p>
          </table:table-cell>
          <table:table-cell table:style-name="ce5" office:value-type="float" office:value="95.21" calcext:value-type="float">
            <text:p>95.2 </text:p>
          </table:table-cell>
          <table:table-cell table:style-name="ce5" office:value-type="float" office:value="95.72428" calcext:value-type="float">
            <text:p>95.7 </text:p>
          </table:table-cell>
          <table:table-cell table:style-name="ce5" office:value-type="float" office:value="110.6526" calcext:value-type="float">
            <text:p>110.7 </text:p>
          </table:table-cell>
          <table:table-cell table:style-name="ce5" office:value-type="float" office:value="93" calcext:value-type="float">
            <text:p>93.0 </text:p>
          </table:table-cell>
          <table:table-cell table:style-name="ce5" office:value-type="float" office:value="96.49575" calcext:value-type="float">
            <text:p>96.5 </text:p>
          </table:table-cell>
        </table:table-row>
        <table:table-row table:style-name="ro1">
          <table:table-cell office:value-type="string" calcext:value-type="string">
            <text:p>2010M5</text:p>
          </table:table-cell>
          <table:table-cell office:value-type="float" office:value="93.25624" calcext:value-type="float">
            <text:p>93.3 </text:p>
          </table:table-cell>
          <table:table-cell office:value-type="float" office:value="93.67107" calcext:value-type="float">
            <text:p>93.7 </text:p>
          </table:table-cell>
          <table:table-cell office:value-type="float" office:value="87.87649" calcext:value-type="float">
            <text:p>87.9 </text:p>
          </table:table-cell>
          <table:table-cell office:value-type="float" office:value="88.06728" calcext:value-type="float">
            <text:p>88.1 </text:p>
          </table:table-cell>
          <table:table-cell office:value-type="float" office:value="94.6" calcext:value-type="float">
            <text:p>94.6 </text:p>
          </table:table-cell>
          <table:table-cell office:value-type="float" office:value="96.6" calcext:value-type="float">
            <text:p>96.6 </text:p>
          </table:table-cell>
          <table:table-cell office:value-type="float" office:value="101.85" calcext:value-type="float">
            <text:p>101.9 </text:p>
          </table:table-cell>
          <table:table-cell office:value-type="float" office:value="99.16225" calcext:value-type="float">
            <text:p>99.2 </text:p>
          </table:table-cell>
          <table:table-cell office:value-type="float" office:value="91.95518" calcext:value-type="float">
            <text:p>92.0 </text:p>
          </table:table-cell>
          <table:table-cell office:value-type="float" office:value="105.012" calcext:value-type="float">
            <text:p>105.0 </text:p>
          </table:table-cell>
          <table:table-cell office:value-type="float" office:value="92.30001" calcext:value-type="float">
            <text:p>92.3 </text:p>
          </table:table-cell>
          <table:table-cell office:value-type="float" office:value="93.21558" calcext:value-type="float">
            <text:p>93.2 </text:p>
          </table:table-cell>
          <table:table-cell office:value-type="float" office:value="96.2" calcext:value-type="float">
            <text:p>96.2 </text:p>
          </table:table-cell>
          <table:table-cell office:value-type="float" office:value="90.19829" calcext:value-type="float">
            <text:p>90.2 </text:p>
          </table:table-cell>
          <table:table-cell office:value-type="float" office:value="93.13763" calcext:value-type="float">
            <text:p>93.1 </text:p>
          </table:table-cell>
          <table:table-cell office:value-type="float" office:value="93.6337" calcext:value-type="float">
            <text:p>93.6 </text:p>
          </table:table-cell>
          <table:table-cell office:value-type="float" office:value="94.23106" calcext:value-type="float">
            <text:p>94.2 </text:p>
          </table:table-cell>
          <table:table-cell office:value-type="string" calcext:value-type="string">
            <text:p>..</text:p>
          </table:table-cell>
          <table:table-cell office:value-type="float" office:value="95.37" calcext:value-type="float">
            <text:p>95.4 </text:p>
          </table:table-cell>
          <table:table-cell office:value-type="float" office:value="94.35685" calcext:value-type="float">
            <text:p>94.4 </text:p>
          </table:table-cell>
          <table:table-cell office:value-type="float" office:value="94.69692" calcext:value-type="float">
            <text:p>94.7 </text:p>
          </table:table-cell>
          <table:table-cell office:value-type="float" office:value="90.00159" calcext:value-type="float">
            <text:p>90.0 </text:p>
          </table:table-cell>
          <table:table-cell office:value-type="float" office:value="95.51" calcext:value-type="float">
            <text:p>95.5 </text:p>
          </table:table-cell>
          <table:table-cell office:value-type="float" office:value="96.34727" calcext:value-type="float">
            <text:p>96.3 </text:p>
          </table:table-cell>
          <table:table-cell office:value-type="float" office:value="110.2564" calcext:value-type="float">
            <text:p>110.3 </text:p>
          </table:table-cell>
          <table:table-cell office:value-type="float" office:value="93.1" calcext:value-type="float">
            <text:p>93.1 </text:p>
          </table:table-cell>
          <table:table-cell office:value-type="float" office:value="96.49575" calcext:value-type="float">
            <text:p>96.5 </text:p>
          </table:table-cell>
        </table:table-row>
        <table:table-row table:style-name="ro1">
          <table:table-cell office:value-type="string" calcext:value-type="string">
            <text:p>2010M6</text:p>
          </table:table-cell>
          <table:table-cell table:style-name="ce5" office:value-type="float" office:value="93.08851" calcext:value-type="float">
            <text:p>93.1 </text:p>
          </table:table-cell>
          <table:table-cell table:style-name="ce5" office:value-type="float" office:value="93.07171" calcext:value-type="float">
            <text:p>93.1 </text:p>
          </table:table-cell>
          <table:table-cell table:style-name="ce5" office:value-type="float" office:value="87.60091" calcext:value-type="float">
            <text:p>87.6 </text:p>
          </table:table-cell>
          <table:table-cell table:style-name="ce5" office:value-type="float" office:value="88.21614" calcext:value-type="float">
            <text:p>88.2 </text:p>
          </table:table-cell>
          <table:table-cell table:style-name="ce5" office:value-type="float" office:value="94.4" calcext:value-type="float">
            <text:p>94.4 </text:p>
          </table:table-cell>
          <table:table-cell table:style-name="ce5" office:value-type="float" office:value="96.4" calcext:value-type="float">
            <text:p>96.4 </text:p>
          </table:table-cell>
          <table:table-cell table:style-name="ce5" office:value-type="float" office:value="101.84" calcext:value-type="float">
            <text:p>101.8 </text:p>
          </table:table-cell>
          <table:table-cell table:style-name="ce5" office:value-type="float" office:value="98.64133" calcext:value-type="float">
            <text:p>98.6 </text:p>
          </table:table-cell>
          <table:table-cell table:style-name="ce5" office:value-type="float" office:value="92.18056" calcext:value-type="float">
            <text:p>92.2 </text:p>
          </table:table-cell>
          <table:table-cell table:style-name="ce5" office:value-type="float" office:value="104.6277" calcext:value-type="float">
            <text:p>104.6 </text:p>
          </table:table-cell>
          <table:table-cell table:style-name="ce5" office:value-type="float" office:value="92.69958" calcext:value-type="float">
            <text:p>92.7 </text:p>
          </table:table-cell>
          <table:table-cell table:style-name="ce5" office:value-type="float" office:value="93.14538" calcext:value-type="float">
            <text:p>93.1 </text:p>
          </table:table-cell>
          <table:table-cell table:style-name="ce5" office:value-type="float" office:value="95.9" calcext:value-type="float">
            <text:p>95.9 </text:p>
          </table:table-cell>
          <table:table-cell table:style-name="ce5" office:value-type="float" office:value="89.92571" calcext:value-type="float">
            <text:p>89.9 </text:p>
          </table:table-cell>
          <table:table-cell table:style-name="ce5" office:value-type="float" office:value="93.63072" calcext:value-type="float">
            <text:p>93.6 </text:p>
          </table:table-cell>
          <table:table-cell table:style-name="ce5" office:value-type="float" office:value="93.6063" calcext:value-type="float">
            <text:p>93.6 </text:p>
          </table:table-cell>
          <table:table-cell table:style-name="ce5" office:value-type="float" office:value="94.0864" calcext:value-type="float">
            <text:p>94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.33" calcext:value-type="float">
            <text:p>94.3 </text:p>
          </table:table-cell>
          <table:table-cell table:style-name="ce5" office:value-type="float" office:value="94.60581" calcext:value-type="float">
            <text:p>94.6 </text:p>
          </table:table-cell>
          <table:table-cell table:style-name="ce5" office:value-type="float" office:value="94.8992" calcext:value-type="float">
            <text:p>94.9 </text:p>
          </table:table-cell>
          <table:table-cell table:style-name="ce5" office:value-type="float" office:value="89.93781" calcext:value-type="float">
            <text:p>89.9 </text:p>
          </table:table-cell>
          <table:table-cell table:style-name="ce5" office:value-type="float" office:value="95.53" calcext:value-type="float">
            <text:p>95.5 </text:p>
          </table:table-cell>
          <table:table-cell table:style-name="ce5" office:value-type="float" office:value="96.09596" calcext:value-type="float">
            <text:p>96.1 </text:p>
          </table:table-cell>
          <table:table-cell table:style-name="ce5" office:value-type="float" office:value="109.2192" calcext:value-type="float">
            <text:p>109.2 </text:p>
          </table:table-cell>
          <table:table-cell table:style-name="ce5" office:value-type="float" office:value="93" calcext:value-type="float">
            <text:p>93.0 </text:p>
          </table:table-cell>
          <table:table-cell table:style-name="ce5" office:value-type="float" office:value="95.70607" calcext:value-type="float">
            <text:p>95.7 </text:p>
          </table:table-cell>
        </table:table-row>
        <table:table-row table:style-name="ro1">
          <table:table-cell office:value-type="string" calcext:value-type="string">
            <text:p>2010M7</text:p>
          </table:table-cell>
          <table:table-cell office:value-type="float" office:value="91.57896" calcext:value-type="float">
            <text:p>91.6 </text:p>
          </table:table-cell>
          <table:table-cell office:value-type="float" office:value="93.4142" calcext:value-type="float">
            <text:p>93.4 </text:p>
          </table:table-cell>
          <table:table-cell office:value-type="float" office:value="87.38893" calcext:value-type="float">
            <text:p>87.4 </text:p>
          </table:table-cell>
          <table:table-cell office:value-type="float" office:value="88.45701" calcext:value-type="float">
            <text:p>88.5 </text:p>
          </table:table-cell>
          <table:table-cell office:value-type="float" office:value="94.4" calcext:value-type="float">
            <text:p>94.4 </text:p>
          </table:table-cell>
          <table:table-cell office:value-type="float" office:value="95.8" calcext:value-type="float">
            <text:p>95.8 </text:p>
          </table:table-cell>
          <table:table-cell office:value-type="float" office:value="100.18" calcext:value-type="float">
            <text:p>100.2 </text:p>
          </table:table-cell>
          <table:table-cell office:value-type="float" office:value="97.38791" calcext:value-type="float">
            <text:p>97.4 </text:p>
          </table:table-cell>
          <table:table-cell office:value-type="float" office:value="92.0303" calcext:value-type="float">
            <text:p>92.0 </text:p>
          </table:table-cell>
          <table:table-cell office:value-type="float" office:value="104.0512" calcext:value-type="float">
            <text:p>104.1 </text:p>
          </table:table-cell>
          <table:table-cell office:value-type="float" office:value="92.79947" calcext:value-type="float">
            <text:p>92.8 </text:p>
          </table:table-cell>
          <table:table-cell office:value-type="float" office:value="93.28577" calcext:value-type="float">
            <text:p>93.3 </text:p>
          </table:table-cell>
          <table:table-cell office:value-type="float" office:value="94.7" calcext:value-type="float">
            <text:p>94.7 </text:p>
          </table:table-cell>
          <table:table-cell office:value-type="float" office:value="90.19829" calcext:value-type="float">
            <text:p>90.2 </text:p>
          </table:table-cell>
          <table:table-cell office:value-type="float" office:value="93.86446" calcext:value-type="float">
            <text:p>93.9 </text:p>
          </table:table-cell>
          <table:table-cell office:value-type="float" office:value="93.5294" calcext:value-type="float">
            <text:p>93.5 </text:p>
          </table:table-cell>
          <table:table-cell office:value-type="float" office:value="92.93765" calcext:value-type="float">
            <text:p>92.9 </text:p>
          </table:table-cell>
          <table:table-cell office:value-type="string" calcext:value-type="string">
            <text:p>..</text:p>
          </table:table-cell>
          <table:table-cell office:value-type="float" office:value="93.38" calcext:value-type="float">
            <text:p>93.4 </text:p>
          </table:table-cell>
          <table:table-cell office:value-type="float" office:value="94.19087" calcext:value-type="float">
            <text:p>94.2 </text:p>
          </table:table-cell>
          <table:table-cell office:value-type="float" office:value="94.69692" calcext:value-type="float">
            <text:p>94.7 </text:p>
          </table:table-cell>
          <table:table-cell office:value-type="float" office:value="90.06538" calcext:value-type="float">
            <text:p>90.1 </text:p>
          </table:table-cell>
          <table:table-cell office:value-type="float" office:value="93.98" calcext:value-type="float">
            <text:p>94.0 </text:p>
          </table:table-cell>
          <table:table-cell office:value-type="float" office:value="94.0834" calcext:value-type="float">
            <text:p>94.1 </text:p>
          </table:table-cell>
          <table:table-cell office:value-type="float" office:value="107.3262" calcext:value-type="float">
            <text:p>107.3 </text:p>
          </table:table-cell>
          <table:table-cell office:value-type="float" office:value="92.2" calcext:value-type="float">
            <text:p>92.2 </text:p>
          </table:table-cell>
          <table:table-cell office:value-type="float" office:value="95.48848" calcext:value-type="float">
            <text:p>95.5 </text:p>
          </table:table-cell>
        </table:table-row>
        <table:table-row table:style-name="ro1">
          <table:table-cell office:value-type="string" calcext:value-type="string">
            <text:p>2010M8</text:p>
          </table:table-cell>
          <table:table-cell table:style-name="ce5" office:value-type="float" office:value="91.99828" calcext:value-type="float">
            <text:p>92.0 </text:p>
          </table:table-cell>
          <table:table-cell table:style-name="ce5" office:value-type="float" office:value="93.4142" calcext:value-type="float">
            <text:p>93.4 </text:p>
          </table:table-cell>
          <table:table-cell table:style-name="ce5" office:value-type="float" office:value="87.54791" calcext:value-type="float">
            <text:p>87.5 </text:p>
          </table:table-cell>
          <table:table-cell table:style-name="ce5" office:value-type="float" office:value="88.55211" calcext:value-type="float">
            <text:p>88.6 </text:p>
          </table:table-cell>
          <table:table-cell table:style-name="ce5" office:value-type="float" office:value="94" calcext:value-type="float">
            <text:p>94.0 </text:p>
          </table:table-cell>
          <table:table-cell table:style-name="ce5" office:value-type="float" office:value="96.5" calcext:value-type="float">
            <text:p>96.5 </text:p>
          </table:table-cell>
          <table:table-cell table:style-name="ce5" office:value-type="float" office:value="101.18" calcext:value-type="float">
            <text:p>101.2 </text:p>
          </table:table-cell>
          <table:table-cell table:style-name="ce5" office:value-type="float" office:value="96.16248" calcext:value-type="float">
            <text:p>96.2 </text:p>
          </table:table-cell>
          <table:table-cell table:style-name="ce5" office:value-type="float" office:value="91.05365" calcext:value-type="float">
            <text:p>91.1 </text:p>
          </table:table-cell>
          <table:table-cell table:style-name="ce5" office:value-type="float" office:value="104.2434" calcext:value-type="float">
            <text:p>104.2 </text:p>
          </table:table-cell>
          <table:table-cell table:style-name="ce5" office:value-type="float" office:value="93.19904" calcext:value-type="float">
            <text:p>93.2 </text:p>
          </table:table-cell>
          <table:table-cell table:style-name="ce5" office:value-type="float" office:value="93.28577" calcext:value-type="float">
            <text:p>93.3 </text:p>
          </table:table-cell>
          <table:table-cell table:style-name="ce5" office:value-type="float" office:value="94.5" calcext:value-type="float">
            <text:p>94.5 </text:p>
          </table:table-cell>
          <table:table-cell table:style-name="ce5" office:value-type="float" office:value="90.92307" calcext:value-type="float">
            <text:p>90.9 </text:p>
          </table:table-cell>
          <table:table-cell table:style-name="ce5" office:value-type="float" office:value="92.94343" calcext:value-type="float">
            <text:p>92.9 </text:p>
          </table:table-cell>
          <table:table-cell table:style-name="ce5" office:value-type="float" office:value="93.1861" calcext:value-type="float">
            <text:p>93.2 </text:p>
          </table:table-cell>
          <table:table-cell table:style-name="ce5" office:value-type="float" office:value="94.32465" calcext:value-type="float">
            <text:p>94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3.67" calcext:value-type="float">
            <text:p>93.7 </text:p>
          </table:table-cell>
          <table:table-cell table:style-name="ce5" office:value-type="float" office:value="93.52697" calcext:value-type="float">
            <text:p>93.5 </text:p>
          </table:table-cell>
          <table:table-cell table:style-name="ce5" office:value-type="float" office:value="94.30247" calcext:value-type="float">
            <text:p>94.3 </text:p>
          </table:table-cell>
          <table:table-cell table:style-name="ce5" office:value-type="float" office:value="89.87402" calcext:value-type="float">
            <text:p>89.9 </text:p>
          </table:table-cell>
          <table:table-cell table:style-name="ce5" office:value-type="float" office:value="94.12" calcext:value-type="float">
            <text:p>94.1 </text:p>
          </table:table-cell>
          <table:table-cell table:style-name="ce5" office:value-type="float" office:value="93.9398" calcext:value-type="float">
            <text:p>93.9 </text:p>
          </table:table-cell>
          <table:table-cell table:style-name="ce5" office:value-type="float" office:value="107.4204" calcext:value-type="float">
            <text:p>107.4 </text:p>
          </table:table-cell>
          <table:table-cell table:style-name="ce5" office:value-type="float" office:value="92.5" calcext:value-type="float">
            <text:p>92.5 </text:p>
          </table:table-cell>
          <table:table-cell table:style-name="ce5" office:value-type="float" office:value="95.72038" calcext:value-type="float">
            <text:p>95.7 </text:p>
          </table:table-cell>
        </table:table-row>
        <table:table-row table:style-name="ro1">
          <table:table-cell office:value-type="string" calcext:value-type="string">
            <text:p>2010M9</text:p>
          </table:table-cell>
          <table:table-cell office:value-type="float" office:value="93.00465" calcext:value-type="float">
            <text:p>93.0 </text:p>
          </table:table-cell>
          <table:table-cell office:value-type="float" office:value="93.49982" calcext:value-type="float">
            <text:p>93.5 </text:p>
          </table:table-cell>
          <table:table-cell office:value-type="float" office:value="87.84469" calcext:value-type="float">
            <text:p>87.8 </text:p>
          </table:table-cell>
          <table:table-cell office:value-type="float" office:value="88.24922" calcext:value-type="float">
            <text:p>88.2 </text:p>
          </table:table-cell>
          <table:table-cell office:value-type="float" office:value="94" calcext:value-type="float">
            <text:p>94.0 </text:p>
          </table:table-cell>
          <table:table-cell office:value-type="float" office:value="97.4" calcext:value-type="float">
            <text:p>97.4 </text:p>
          </table:table-cell>
          <table:table-cell office:value-type="float" office:value="101.94" calcext:value-type="float">
            <text:p>101.9 </text:p>
          </table:table-cell>
          <table:table-cell office:value-type="float" office:value="99.26266" calcext:value-type="float">
            <text:p>99.3 </text:p>
          </table:table-cell>
          <table:table-cell office:value-type="float" office:value="91.27903" calcext:value-type="float">
            <text:p>91.3 </text:p>
          </table:table-cell>
          <table:table-cell office:value-type="float" office:value="104.5316" calcext:value-type="float">
            <text:p>104.5 </text:p>
          </table:table-cell>
          <table:table-cell office:value-type="float" office:value="94.19795" calcext:value-type="float">
            <text:p>94.2 </text:p>
          </table:table-cell>
          <table:table-cell office:value-type="float" office:value="93.35596" calcext:value-type="float">
            <text:p>93.4 </text:p>
          </table:table-cell>
          <table:table-cell office:value-type="float" office:value="95.3" calcext:value-type="float">
            <text:p>95.3 </text:p>
          </table:table-cell>
          <table:table-cell office:value-type="float" office:value="92.46455" calcext:value-type="float">
            <text:p>92.5 </text:p>
          </table:table-cell>
          <table:table-cell office:value-type="float" office:value="93.52702" calcext:value-type="float">
            <text:p>93.5 </text:p>
          </table:table-cell>
          <table:table-cell office:value-type="float" office:value="94.003" calcext:value-type="float">
            <text:p>94.0 </text:p>
          </table:table-cell>
          <table:table-cell office:value-type="float" office:value="94.37571" calcext:value-type="float">
            <text:p>94.4 </text:p>
          </table:table-cell>
          <table:table-cell office:value-type="string" calcext:value-type="string">
            <text:p>..</text:p>
          </table:table-cell>
          <table:table-cell office:value-type="float" office:value="94.92" calcext:value-type="float">
            <text:p>94.9 </text:p>
          </table:table-cell>
          <table:table-cell office:value-type="float" office:value="94.35685" calcext:value-type="float">
            <text:p>94.4 </text:p>
          </table:table-cell>
          <table:table-cell office:value-type="float" office:value="94.86886" calcext:value-type="float">
            <text:p>94.9 </text:p>
          </table:table-cell>
          <table:table-cell office:value-type="float" office:value="89.81023" calcext:value-type="float">
            <text:p>89.8 </text:p>
          </table:table-cell>
          <table:table-cell office:value-type="float" office:value="95.03" calcext:value-type="float">
            <text:p>95.0 </text:p>
          </table:table-cell>
          <table:table-cell office:value-type="float" office:value="94.71484" calcext:value-type="float">
            <text:p>94.7 </text:p>
          </table:table-cell>
          <table:table-cell office:value-type="float" office:value="107.3097" calcext:value-type="float">
            <text:p>107.3 </text:p>
          </table:table-cell>
          <table:table-cell office:value-type="float" office:value="93.2" calcext:value-type="float">
            <text:p>93.2 </text:p>
          </table:table-cell>
          <table:table-cell office:value-type="float" office:value="95.91754" calcext:value-type="float">
            <text:p>95.9 </text:p>
          </table:table-cell>
        </table:table-row>
        <table:table-row table:style-name="ro1">
          <table:table-cell office:value-type="string" calcext:value-type="string">
            <text:p>2010M10</text:p>
          </table:table-cell>
          <table:table-cell table:style-name="ce5" office:value-type="float" office:value="93.50783" calcext:value-type="float">
            <text:p>93.5 </text:p>
          </table:table-cell>
          <table:table-cell table:style-name="ce5" office:value-type="float" office:value="93.92793" calcext:value-type="float">
            <text:p>93.9 </text:p>
          </table:table-cell>
          <table:table-cell table:style-name="ce5" office:value-type="float" office:value="87.92948" calcext:value-type="float">
            <text:p>87.9 </text:p>
          </table:table-cell>
          <table:table-cell table:style-name="ce5" office:value-type="float" office:value="88.63481" calcext:value-type="float">
            <text:p>88.6 </text:p>
          </table:table-cell>
          <table:table-cell table:style-name="ce5" office:value-type="float" office:value="93.8" calcext:value-type="float">
            <text:p>93.8 </text:p>
          </table:table-cell>
          <table:table-cell table:style-name="ce5" office:value-type="float" office:value="97.1" calcext:value-type="float">
            <text:p>97.1 </text:p>
          </table:table-cell>
          <table:table-cell table:style-name="ce5" office:value-type="float" office:value="101.74" calcext:value-type="float">
            <text:p>101.7 </text:p>
          </table:table-cell>
          <table:table-cell table:style-name="ce5" office:value-type="float" office:value="99.44637" calcext:value-type="float">
            <text:p>99.4 </text:p>
          </table:table-cell>
          <table:table-cell table:style-name="ce5" office:value-type="float" office:value="91.88005" calcext:value-type="float">
            <text:p>91.9 </text:p>
          </table:table-cell>
          <table:table-cell table:style-name="ce5" office:value-type="float" office:value="104.5316" calcext:value-type="float">
            <text:p>104.5 </text:p>
          </table:table-cell>
          <table:table-cell table:style-name="ce5" office:value-type="float" office:value="94.49763" calcext:value-type="float">
            <text:p>94.5 </text:p>
          </table:table-cell>
          <table:table-cell table:style-name="ce5" office:value-type="float" office:value="93.63673" calcext:value-type="float">
            <text:p>93.6 </text:p>
          </table:table-cell>
          <table:table-cell table:style-name="ce5" office:value-type="float" office:value="95.6" calcext:value-type="float">
            <text:p>95.6 </text:p>
          </table:table-cell>
          <table:table-cell table:style-name="ce5" office:value-type="float" office:value="92.46455" calcext:value-type="float">
            <text:p>92.5 </text:p>
          </table:table-cell>
          <table:table-cell table:style-name="ce5" office:value-type="float" office:value="94.1295" calcext:value-type="float">
            <text:p>94.1 </text:p>
          </table:table-cell>
          <table:table-cell table:style-name="ce5" office:value-type="float" office:value="94.7081" calcext:value-type="float">
            <text:p>94.7 </text:p>
          </table:table-cell>
          <table:table-cell table:style-name="ce5" office:value-type="float" office:value="94.58844" calcext:value-type="float">
            <text:p>94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5.21" calcext:value-type="float">
            <text:p>95.2 </text:p>
          </table:table-cell>
          <table:table-cell table:style-name="ce5" office:value-type="float" office:value="95.02074" calcext:value-type="float">
            <text:p>95.0 </text:p>
          </table:table-cell>
          <table:table-cell table:style-name="ce5" office:value-type="float" office:value="95.42513" calcext:value-type="float">
            <text:p>95.4 </text:p>
          </table:table-cell>
          <table:table-cell table:style-name="ce5" office:value-type="float" office:value="89.81023" calcext:value-type="float">
            <text:p>89.8 </text:p>
          </table:table-cell>
          <table:table-cell table:style-name="ce5" office:value-type="float" office:value="95.45" calcext:value-type="float">
            <text:p>95.5 </text:p>
          </table:table-cell>
          <table:table-cell table:style-name="ce5" office:value-type="float" office:value="97.03889" calcext:value-type="float">
            <text:p>97.0 </text:p>
          </table:table-cell>
          <table:table-cell table:style-name="ce5" office:value-type="float" office:value="108.8455" calcext:value-type="float">
            <text:p>108.8 </text:p>
          </table:table-cell>
          <table:table-cell table:style-name="ce5" office:value-type="float" office:value="93.4" calcext:value-type="float">
            <text:p>93.4 </text:p>
          </table:table-cell>
          <table:table-cell table:style-name="ce5" office:value-type="float" office:value="96.4365" calcext:value-type="float">
            <text:p>96.4 </text:p>
          </table:table-cell>
        </table:table-row>
        <table:table-row table:style-name="ro1">
          <table:table-cell office:value-type="string" calcext:value-type="string">
            <text:p>2010M11</text:p>
          </table:table-cell>
          <table:table-cell office:value-type="float" office:value="93.67555" calcext:value-type="float">
            <text:p>93.7 </text:p>
          </table:table-cell>
          <table:table-cell office:value-type="float" office:value="94.27042" calcext:value-type="float">
            <text:p>94.3 </text:p>
          </table:table-cell>
          <table:table-cell office:value-type="float" office:value="87.94008" calcext:value-type="float">
            <text:p>87.9 </text:p>
          </table:table-cell>
          <table:table-cell office:value-type="float" office:value="89.49593" calcext:value-type="float">
            <text:p>89.5 </text:p>
          </table:table-cell>
          <table:table-cell office:value-type="float" office:value="94.1" calcext:value-type="float">
            <text:p>94.1 </text:p>
          </table:table-cell>
          <table:table-cell office:value-type="float" office:value="97.3" calcext:value-type="float">
            <text:p>97.3 </text:p>
          </table:table-cell>
          <table:table-cell office:value-type="float" office:value="101.58" calcext:value-type="float">
            <text:p>101.6 </text:p>
          </table:table-cell>
          <table:table-cell office:value-type="float" office:value="99.75859" calcext:value-type="float">
            <text:p>99.8 </text:p>
          </table:table-cell>
          <table:table-cell office:value-type="float" office:value="92.40594" calcext:value-type="float">
            <text:p>92.4 </text:p>
          </table:table-cell>
          <table:table-cell office:value-type="float" office:value="104.3395" calcext:value-type="float">
            <text:p>104.3 </text:p>
          </table:table-cell>
          <table:table-cell office:value-type="float" office:value="94.39774" calcext:value-type="float">
            <text:p>94.4 </text:p>
          </table:table-cell>
          <table:table-cell office:value-type="float" office:value="93.9175" calcext:value-type="float">
            <text:p>93.9 </text:p>
          </table:table-cell>
          <table:table-cell office:value-type="float" office:value="95.3" calcext:value-type="float">
            <text:p>95.3 </text:p>
          </table:table-cell>
          <table:table-cell office:value-type="float" office:value="91.37633" calcext:value-type="float">
            <text:p>91.4 </text:p>
          </table:table-cell>
          <table:table-cell office:value-type="float" office:value="94.51369" calcext:value-type="float">
            <text:p>94.5 </text:p>
          </table:table-cell>
          <table:table-cell office:value-type="float" office:value="94.6967" calcext:value-type="float">
            <text:p>94.7 </text:p>
          </table:table-cell>
          <table:table-cell office:value-type="float" office:value="94.68204" calcext:value-type="float">
            <text:p>94.7 </text:p>
          </table:table-cell>
          <table:table-cell office:value-type="string" calcext:value-type="string">
            <text:p>..</text:p>
          </table:table-cell>
          <table:table-cell office:value-type="float" office:value="95.16" calcext:value-type="float">
            <text:p>95.2 </text:p>
          </table:table-cell>
          <table:table-cell office:value-type="float" office:value="95.18672" calcext:value-type="float">
            <text:p>95.2 </text:p>
          </table:table-cell>
          <table:table-cell office:value-type="float" office:value="95.72854" calcext:value-type="float">
            <text:p>95.7 </text:p>
          </table:table-cell>
          <table:table-cell office:value-type="float" office:value="90.19296" calcext:value-type="float">
            <text:p>90.2 </text:p>
          </table:table-cell>
          <table:table-cell office:value-type="float" office:value="95.9" calcext:value-type="float">
            <text:p>95.9 </text:p>
          </table:table-cell>
          <table:table-cell office:value-type="float" office:value="98.43479" calcext:value-type="float">
            <text:p>98.4 </text:p>
          </table:table-cell>
          <table:table-cell office:value-type="float" office:value="108.9921" calcext:value-type="float">
            <text:p>109.0 </text:p>
          </table:table-cell>
          <table:table-cell office:value-type="float" office:value="94.1" calcext:value-type="float">
            <text:p>94.1 </text:p>
          </table:table-cell>
          <table:table-cell office:value-type="float" office:value="96.5407" calcext:value-type="float">
            <text:p>96.5 </text:p>
          </table:table-cell>
        </table:table-row>
        <table:table-row table:style-name="ro1">
          <table:table-cell office:value-type="string" calcext:value-type="string">
            <text:p>2010M12</text:p>
          </table:table-cell>
          <table:table-cell table:style-name="ce5" office:value-type="float" office:value="94.2626" calcext:value-type="float">
            <text:p>94.3 </text:p>
          </table:table-cell>
          <table:table-cell table:style-name="ce5" office:value-type="float" office:value="94.1848" calcext:value-type="float">
            <text:p>94.2 </text:p>
          </table:table-cell>
          <table:table-cell table:style-name="ce5" office:value-type="float" office:value="87.64331" calcext:value-type="float">
            <text:p>87.6 </text:p>
          </table:table-cell>
          <table:table-cell table:style-name="ce5" office:value-type="float" office:value="90.47181" calcext:value-type="float">
            <text:p>90.5 </text:p>
          </table:table-cell>
          <table:table-cell table:style-name="ce5" office:value-type="float" office:value="94.8" calcext:value-type="float">
            <text:p>94.8 </text:p>
          </table:table-cell>
          <table:table-cell table:style-name="ce5" office:value-type="float" office:value="97.5" calcext:value-type="float">
            <text:p>97.5 </text:p>
          </table:table-cell>
          <table:table-cell table:style-name="ce5" office:value-type="float" office:value="101.78" calcext:value-type="float">
            <text:p>101.8 </text:p>
          </table:table-cell>
          <table:table-cell table:style-name="ce5" office:value-type="float" office:value="100.2716" calcext:value-type="float">
            <text:p>100.3 </text:p>
          </table:table-cell>
          <table:table-cell table:style-name="ce5" office:value-type="float" office:value="92.93182" calcext:value-type="float">
            <text:p>92.9 </text:p>
          </table:table-cell>
          <table:table-cell table:style-name="ce5" office:value-type="float" office:value="104.8199" calcext:value-type="float">
            <text:p>104.8 </text:p>
          </table:table-cell>
          <table:table-cell table:style-name="ce5" office:value-type="float" office:value="95.09698" calcext:value-type="float">
            <text:p>95.1 </text:p>
          </table:table-cell>
          <table:table-cell table:style-name="ce5" office:value-type="float" office:value="94.26846" calcext:value-type="float">
            <text:p>94.3 </text:p>
          </table:table-cell>
          <table:table-cell table:style-name="ce5" office:value-type="float" office:value="94.7" calcext:value-type="float">
            <text:p>94.7 </text:p>
          </table:table-cell>
          <table:table-cell table:style-name="ce5" office:value-type="float" office:value="92.01129" calcext:value-type="float">
            <text:p>92.0 </text:p>
          </table:table-cell>
          <table:table-cell table:style-name="ce5" office:value-type="float" office:value="94.6881" calcext:value-type="float">
            <text:p>94.7 </text:p>
          </table:table-cell>
          <table:table-cell table:style-name="ce5" office:value-type="float" office:value="95.5714" calcext:value-type="float">
            <text:p>95.6 </text:p>
          </table:table-cell>
          <table:table-cell table:style-name="ce5" office:value-type="float" office:value="95.29471" calcext:value-type="float">
            <text:p>95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.65" calcext:value-type="float">
            <text:p>94.7 </text:p>
          </table:table-cell>
          <table:table-cell table:style-name="ce5" office:value-type="float" office:value="95.60166" calcext:value-type="float">
            <text:p>95.6 </text:p>
          </table:table-cell>
          <table:table-cell table:style-name="ce5" office:value-type="float" office:value="96.05219" calcext:value-type="float">
            <text:p>96.1 </text:p>
          </table:table-cell>
          <table:table-cell table:style-name="ce5" office:value-type="float" office:value="90.51188" calcext:value-type="float">
            <text:p>90.5 </text:p>
          </table:table-cell>
          <table:table-cell table:style-name="ce5" office:value-type="float" office:value="95.83" calcext:value-type="float">
            <text:p>95.8 </text:p>
          </table:table-cell>
          <table:table-cell table:style-name="ce5" office:value-type="float" office:value="98.99759" calcext:value-type="float">
            <text:p>99.0 </text:p>
          </table:table-cell>
          <table:table-cell table:style-name="ce5" office:value-type="float" office:value="108.8721" calcext:value-type="float">
            <text:p>108.9 </text:p>
          </table:table-cell>
          <table:table-cell table:style-name="ce5" office:value-type="float" office:value="94.9" calcext:value-type="float">
            <text:p>94.9 </text:p>
          </table:table-cell>
          <table:table-cell table:style-name="ce5" office:value-type="float" office:value="96.87067" calcext:value-type="float">
            <text:p>96.9 </text:p>
          </table:table-cell>
        </table:table-row>
        <table:table-row table:style-name="ro1">
          <table:table-cell office:value-type="string" calcext:value-type="string">
            <text:p>2011M1</text:p>
          </table:table-cell>
          <table:table-cell office:value-type="float" office:value="93.75941" calcext:value-type="float">
            <text:p>93.8 </text:p>
          </table:table-cell>
          <table:table-cell office:value-type="float" office:value="94.61292" calcext:value-type="float">
            <text:p>94.6 </text:p>
          </table:table-cell>
          <table:table-cell office:value-type="float" office:value="87.7069" calcext:value-type="float">
            <text:p>87.7 </text:p>
          </table:table-cell>
          <table:table-cell office:value-type="float" office:value="90.93287" calcext:value-type="float">
            <text:p>90.9 </text:p>
          </table:table-cell>
          <table:table-cell office:value-type="float" office:value="95.2" calcext:value-type="float">
            <text:p>95.2 </text:p>
          </table:table-cell>
          <table:table-cell office:value-type="float" office:value="97.1" calcext:value-type="float">
            <text:p>97.1 </text:p>
          </table:table-cell>
          <table:table-cell office:value-type="float" office:value="100.22" calcext:value-type="float">
            <text:p>100.2 </text:p>
          </table:table-cell>
          <table:table-cell office:value-type="float" office:value="98.65482" calcext:value-type="float">
            <text:p>98.7 </text:p>
          </table:table-cell>
          <table:table-cell office:value-type="float" office:value="93.75822" calcext:value-type="float">
            <text:p>93.8 </text:p>
          </table:table-cell>
          <table:table-cell office:value-type="float" office:value="104.2434" calcext:value-type="float">
            <text:p>104.2 </text:p>
          </table:table-cell>
          <table:table-cell office:value-type="float" office:value="95.19687" calcext:value-type="float">
            <text:p>95.2 </text:p>
          </table:table-cell>
          <table:table-cell office:value-type="float" office:value="94.87168" calcext:value-type="float">
            <text:p>94.9 </text:p>
          </table:table-cell>
          <table:table-cell office:value-type="float" office:value="94.7" calcext:value-type="float">
            <text:p>94.7 </text:p>
          </table:table-cell>
          <table:table-cell office:value-type="float" office:value="93.73345" calcext:value-type="float">
            <text:p>93.7 </text:p>
          </table:table-cell>
          <table:table-cell office:value-type="float" office:value="96.19732" calcext:value-type="float">
            <text:p>96.2 </text:p>
          </table:table-cell>
          <table:table-cell office:value-type="float" office:value="96.0396" calcext:value-type="float">
            <text:p>96.0 </text:p>
          </table:table-cell>
          <table:table-cell office:value-type="float" office:value="93.69498" calcext:value-type="float">
            <text:p>93.7 </text:p>
          </table:table-cell>
          <table:table-cell office:value-type="float" office:value="83.15174" calcext:value-type="float">
            <text:p>83.2 </text:p>
          </table:table-cell>
          <table:table-cell office:value-type="float" office:value="93.82" calcext:value-type="float">
            <text:p>93.8 </text:p>
          </table:table-cell>
          <table:table-cell office:value-type="float" office:value="96.84647" calcext:value-type="float">
            <text:p>96.8 </text:p>
          </table:table-cell>
          <table:table-cell office:value-type="float" office:value="96.34549" calcext:value-type="float">
            <text:p>96.3 </text:p>
          </table:table-cell>
          <table:table-cell office:value-type="float" office:value="94.78552" calcext:value-type="float">
            <text:p>94.8 </text:p>
          </table:table-cell>
          <table:table-cell office:value-type="float" office:value="94.9" calcext:value-type="float">
            <text:p>94.9 </text:p>
          </table:table-cell>
          <table:table-cell office:value-type="float" office:value="96.93541" calcext:value-type="float">
            <text:p>96.9 </text:p>
          </table:table-cell>
          <table:table-cell office:value-type="float" office:value="107.7217" calcext:value-type="float">
            <text:p>107.7 </text:p>
          </table:table-cell>
          <table:table-cell office:value-type="float" office:value="94.9" calcext:value-type="float">
            <text:p>94.9 </text:p>
          </table:table-cell>
          <table:table-cell office:value-type="float" office:value="97.67771" calcext:value-type="float">
            <text:p>97.7 </text:p>
          </table:table-cell>
        </table:table-row>
        <table:table-row table:style-name="ro1">
          <table:table-cell office:value-type="string" calcext:value-type="string">
            <text:p>2011M2</text:p>
          </table:table-cell>
          <table:table-cell table:style-name="ce5" office:value-type="float" office:value="94.6859" calcext:value-type="float">
            <text:p>94.7 </text:p>
          </table:table-cell>
          <table:table-cell table:style-name="ce5" office:value-type="float" office:value="94.86978" calcext:value-type="float">
            <text:p>94.9 </text:p>
          </table:table-cell>
          <table:table-cell table:style-name="ce5" office:value-type="float" office:value="87.92948" calcext:value-type="float">
            <text:p>87.9 </text:p>
          </table:table-cell>
          <table:table-cell table:style-name="ce5" office:value-type="float" office:value="90.94734" calcext:value-type="float">
            <text:p>90.9 </text:p>
          </table:table-cell>
          <table:table-cell table:style-name="ce5" office:value-type="float" office:value="95.2" calcext:value-type="float">
            <text:p>95.2 </text:p>
          </table:table-cell>
          <table:table-cell table:style-name="ce5" office:value-type="float" office:value="98.1" calcext:value-type="float">
            <text:p>98.1 </text:p>
          </table:table-cell>
          <table:table-cell table:style-name="ce5" office:value-type="float" office:value="100.25" calcext:value-type="float">
            <text:p>100.3 </text:p>
          </table:table-cell>
          <table:table-cell table:style-name="ce5" office:value-type="float" office:value="96.21243" calcext:value-type="float">
            <text:p>96.2 </text:p>
          </table:table-cell>
          <table:table-cell table:style-name="ce5" office:value-type="float" office:value="94.20898" calcext:value-type="float">
            <text:p>94.2 </text:p>
          </table:table-cell>
          <table:table-cell table:style-name="ce5" office:value-type="float" office:value="105.5885" calcext:value-type="float">
            <text:p>105.6 </text:p>
          </table:table-cell>
          <table:table-cell table:style-name="ce5" office:value-type="float" office:value="95.79622" calcext:value-type="float">
            <text:p>95.8 </text:p>
          </table:table-cell>
          <table:table-cell table:style-name="ce5" office:value-type="float" office:value="95.05825" calcext:value-type="float">
            <text:p>95.1 </text:p>
          </table:table-cell>
          <table:table-cell table:style-name="ce5" office:value-type="float" office:value="94.7" calcext:value-type="float">
            <text:p>94.7 </text:p>
          </table:table-cell>
          <table:table-cell table:style-name="ce5" office:value-type="float" office:value="94.63995" calcext:value-type="float">
            <text:p>94.6 </text:p>
          </table:table-cell>
          <table:table-cell table:style-name="ce5" office:value-type="float" office:value="96.48043" calcext:value-type="float">
            <text:p>96.5 </text:p>
          </table:table-cell>
          <table:table-cell table:style-name="ce5" office:value-type="float" office:value="96.1789" calcext:value-type="float">
            <text:p>96.2 </text:p>
          </table:table-cell>
          <table:table-cell table:style-name="ce5" office:value-type="float" office:value="96.19669" calcext:value-type="float">
            <text:p>96.2 </text:p>
          </table:table-cell>
          <table:table-cell table:style-name="ce5" office:value-type="float" office:value="83.52648" calcext:value-type="float">
            <text:p>83.5 </text:p>
          </table:table-cell>
          <table:table-cell table:style-name="ce5" office:value-type="float" office:value="94.97" calcext:value-type="float">
            <text:p>95.0 </text:p>
          </table:table-cell>
          <table:table-cell table:style-name="ce5" office:value-type="float" office:value="96.92946" calcext:value-type="float">
            <text:p>96.9 </text:p>
          </table:table-cell>
          <table:table-cell table:style-name="ce5" office:value-type="float" office:value="96.32526" calcext:value-type="float">
            <text:p>96.3 </text:p>
          </table:table-cell>
          <table:table-cell table:style-name="ce5" office:value-type="float" office:value="95.04066" calcext:value-type="float">
            <text:p>95.0 </text:p>
          </table:table-cell>
          <table:table-cell table:style-name="ce5" office:value-type="float" office:value="95.41" calcext:value-type="float">
            <text:p>95.4 </text:p>
          </table:table-cell>
          <table:table-cell table:style-name="ce5" office:value-type="float" office:value="97.01038" calcext:value-type="float">
            <text:p>97.0 </text:p>
          </table:table-cell>
          <table:table-cell table:style-name="ce5" office:value-type="float" office:value="108.2134" calcext:value-type="float">
            <text:p>108.2 </text:p>
          </table:table-cell>
          <table:table-cell table:style-name="ce5" office:value-type="float" office:value="95.8" calcext:value-type="float">
            <text:p>95.8 </text:p>
          </table:table-cell>
          <table:table-cell table:style-name="ce5" office:value-type="float" office:value="98.44491" calcext:value-type="float">
            <text:p>98.4 </text:p>
          </table:table-cell>
        </table:table-row>
        <table:table-row table:style-name="ro1">
          <table:table-cell office:value-type="string" calcext:value-type="string">
            <text:p>2011M3</text:p>
          </table:table-cell>
          <table:table-cell office:value-type="float" office:value="96.35355" calcext:value-type="float">
            <text:p>96.4 </text:p>
          </table:table-cell>
          <table:table-cell office:value-type="float" office:value="96.75348" calcext:value-type="float">
            <text:p>96.8 </text:p>
          </table:table-cell>
          <table:table-cell office:value-type="float" office:value="88.67141" calcext:value-type="float">
            <text:p>88.7 </text:p>
          </table:table-cell>
          <table:table-cell office:value-type="float" office:value="91.18304" calcext:value-type="float">
            <text:p>91.2 </text:p>
          </table:table-cell>
          <table:table-cell office:value-type="float" office:value="95.4" calcext:value-type="float">
            <text:p>95.4 </text:p>
          </table:table-cell>
          <table:table-cell office:value-type="float" office:value="99.2" calcext:value-type="float">
            <text:p>99.2 </text:p>
          </table:table-cell>
          <table:table-cell office:value-type="float" office:value="101.51" calcext:value-type="float">
            <text:p>101.5 </text:p>
          </table:table-cell>
          <table:table-cell office:value-type="float" office:value="101.7458" calcext:value-type="float">
            <text:p>101.7 </text:p>
          </table:table-cell>
          <table:table-cell office:value-type="float" office:value="95.48613" calcext:value-type="float">
            <text:p>95.5 </text:p>
          </table:table-cell>
          <table:table-cell office:value-type="float" office:value="106.4532" calcext:value-type="float">
            <text:p>106.5 </text:p>
          </table:table-cell>
          <table:table-cell office:value-type="float" office:value="95.59644" calcext:value-type="float">
            <text:p>95.6 </text:p>
          </table:table-cell>
          <table:table-cell office:value-type="float" office:value="95.4314" calcext:value-type="float">
            <text:p>95.4 </text:p>
          </table:table-cell>
          <table:table-cell office:value-type="float" office:value="95" calcext:value-type="float">
            <text:p>95.0 </text:p>
          </table:table-cell>
          <table:table-cell office:value-type="float" office:value="95.09321" calcext:value-type="float">
            <text:p>95.1 </text:p>
          </table:table-cell>
          <table:table-cell office:value-type="float" office:value="97.37551" calcext:value-type="float">
            <text:p>97.4 </text:p>
          </table:table-cell>
          <table:table-cell office:value-type="float" office:value="97.4003" calcext:value-type="float">
            <text:p>97.4 </text:p>
          </table:table-cell>
          <table:table-cell office:value-type="float" office:value="97.17524" calcext:value-type="float">
            <text:p>97.2 </text:p>
          </table:table-cell>
          <table:table-cell office:value-type="float" office:value="83.74129" calcext:value-type="float">
            <text:p>83.7 </text:p>
          </table:table-cell>
          <table:table-cell office:value-type="float" office:value="97.1" calcext:value-type="float">
            <text:p>97.1 </text:p>
          </table:table-cell>
          <table:table-cell office:value-type="float" office:value="98.09129" calcext:value-type="float">
            <text:p>98.1 </text:p>
          </table:table-cell>
          <table:table-cell office:value-type="float" office:value="98.66159" calcext:value-type="float">
            <text:p>98.7 </text:p>
          </table:table-cell>
          <table:table-cell office:value-type="float" office:value="95.48716" calcext:value-type="float">
            <text:p>95.5 </text:p>
          </table:table-cell>
          <table:table-cell office:value-type="float" office:value="96.74" calcext:value-type="float">
            <text:p>96.7 </text:p>
          </table:table-cell>
          <table:table-cell office:value-type="float" office:value="98.38728" calcext:value-type="float">
            <text:p>98.4 </text:p>
          </table:table-cell>
          <table:table-cell office:value-type="float" office:value="109.6897" calcext:value-type="float">
            <text:p>109.7 </text:p>
          </table:table-cell>
          <table:table-cell office:value-type="float" office:value="96.2" calcext:value-type="float">
            <text:p>96.2 </text:p>
          </table:table-cell>
          <table:table-cell office:value-type="float" office:value="100.5657" calcext:value-type="float">
            <text:p>100.6 </text:p>
          </table:table-cell>
        </table:table-row>
        <table:table-row table:style-name="ro1">
          <table:table-cell office:value-type="string" calcext:value-type="string">
            <text:p>2011M4</text:p>
          </table:table-cell>
          <table:table-cell table:style-name="ce5" office:value-type="float" office:value="96.81679" calcext:value-type="float">
            <text:p>96.8 </text:p>
          </table:table-cell>
          <table:table-cell table:style-name="ce5" office:value-type="float" office:value="97.35284" calcext:value-type="float">
            <text:p>97.4 </text:p>
          </table:table-cell>
          <table:table-cell table:style-name="ce5" office:value-type="float" office:value="88.95759" calcext:value-type="float">
            <text:p>89.0 </text:p>
          </table:table-cell>
          <table:table-cell table:style-name="ce5" office:value-type="float" office:value="91.39393" calcext:value-type="float">
            <text:p>91.4 </text:p>
          </table:table-cell>
          <table:table-cell table:style-name="ce5" office:value-type="float" office:value="95.7" calcext:value-type="float">
            <text:p>95.7 </text:p>
          </table:table-cell>
          <table:table-cell table:style-name="ce5" office:value-type="float" office:value="100" calcext:value-type="float">
            <text:p>100.0 </text:p>
          </table:table-cell>
          <table:table-cell table:style-name="ce5" office:value-type="float" office:value="102.07" calcext:value-type="float">
            <text:p>102.1 </text:p>
          </table:table-cell>
          <table:table-cell table:style-name="ce5" office:value-type="float" office:value="102.8003" calcext:value-type="float">
            <text:p>102.8 </text:p>
          </table:table-cell>
          <table:table-cell table:style-name="ce5" office:value-type="float" office:value="96.2374" calcext:value-type="float">
            <text:p>96.2 </text:p>
          </table:table-cell>
          <table:table-cell table:style-name="ce5" office:value-type="float" office:value="106.4532" calcext:value-type="float">
            <text:p>106.5 </text:p>
          </table:table-cell>
          <table:table-cell table:style-name="ce5" office:value-type="float" office:value="95.996" calcext:value-type="float">
            <text:p>96.0 </text:p>
          </table:table-cell>
          <table:table-cell table:style-name="ce5" office:value-type="float" office:value="95.80453" calcext:value-type="float">
            <text:p>95.8 </text:p>
          </table:table-cell>
          <table:table-cell table:style-name="ce5" office:value-type="float" office:value="95.3" calcext:value-type="float">
            <text:p>95.3 </text:p>
          </table:table-cell>
          <table:table-cell table:style-name="ce5" office:value-type="float" office:value="94.82167" calcext:value-type="float">
            <text:p>94.8 </text:p>
          </table:table-cell>
          <table:table-cell table:style-name="ce5" office:value-type="float" office:value="98.90958" calcext:value-type="float">
            <text:p>98.9 </text:p>
          </table:table-cell>
          <table:table-cell table:style-name="ce5" office:value-type="float" office:value="98.6731" calcext:value-type="float">
            <text:p>98.7 </text:p>
          </table:table-cell>
          <table:table-cell table:style-name="ce5" office:value-type="float" office:value="97.6007" calcext:value-type="float">
            <text:p>97.6 </text:p>
          </table:table-cell>
          <table:table-cell table:style-name="ce5" office:value-type="float" office:value="83.83735" calcext:value-type="float">
            <text:p>83.8 </text:p>
          </table:table-cell>
          <table:table-cell table:style-name="ce5" office:value-type="float" office:value="97.81" calcext:value-type="float">
            <text:p>97.8 </text:p>
          </table:table-cell>
          <table:table-cell table:style-name="ce5" office:value-type="float" office:value="98.6722" calcext:value-type="float">
            <text:p>98.7 </text:p>
          </table:table-cell>
          <table:table-cell table:style-name="ce5" office:value-type="float" office:value="99.12683" calcext:value-type="float">
            <text:p>99.1 </text:p>
          </table:table-cell>
          <table:table-cell table:style-name="ce5" office:value-type="float" office:value="95.99745" calcext:value-type="float">
            <text:p>96.0 </text:p>
          </table:table-cell>
          <table:table-cell table:style-name="ce5" office:value-type="float" office:value="97.81" calcext:value-type="float">
            <text:p>97.8 </text:p>
          </table:table-cell>
          <table:table-cell table:style-name="ce5" office:value-type="float" office:value="100.8771" calcext:value-type="float">
            <text:p>100.9 </text:p>
          </table:table-cell>
          <table:table-cell table:style-name="ce5" office:value-type="float" office:value="109.7975" calcext:value-type="float">
            <text:p>109.8 </text:p>
          </table:table-cell>
          <table:table-cell table:style-name="ce5" office:value-type="float" office:value="96.8" calcext:value-type="float">
            <text:p>96.8 </text:p>
          </table:table-cell>
          <table:table-cell table:style-name="ce5" office:value-type="float" office:value="101.9877" calcext:value-type="float">
            <text:p>102.0 </text:p>
          </table:table-cell>
        </table:table-row>
        <table:table-row table:style-name="ro1">
          <table:table-cell office:value-type="string" calcext:value-type="string">
            <text:p>2011M5</text:p>
          </table:table-cell>
          <table:table-cell office:value-type="float" office:value="96.53885" calcext:value-type="float">
            <text:p>96.5 </text:p>
          </table:table-cell>
          <table:table-cell office:value-type="float" office:value="97.95219" calcext:value-type="float">
            <text:p>98.0 </text:p>
          </table:table-cell>
          <table:table-cell office:value-type="float" office:value="89.39214" calcext:value-type="float">
            <text:p>89.4 </text:p>
          </table:table-cell>
          <table:table-cell office:value-type="float" office:value="92.11963" calcext:value-type="float">
            <text:p>92.1 </text:p>
          </table:table-cell>
          <table:table-cell office:value-type="float" office:value="96.3" calcext:value-type="float">
            <text:p>96.3 </text:p>
          </table:table-cell>
          <table:table-cell office:value-type="float" office:value="100.3" calcext:value-type="float">
            <text:p>100.3 </text:p>
          </table:table-cell>
          <table:table-cell office:value-type="float" office:value="102.01" calcext:value-type="float">
            <text:p>102.0 </text:p>
          </table:table-cell>
          <table:table-cell office:value-type="float" office:value="103.0822" calcext:value-type="float">
            <text:p>103.1 </text:p>
          </table:table-cell>
          <table:table-cell office:value-type="float" office:value="96.38766" calcext:value-type="float">
            <text:p>96.4 </text:p>
          </table:table-cell>
          <table:table-cell office:value-type="float" office:value="106.5492" calcext:value-type="float">
            <text:p>106.5 </text:p>
          </table:table-cell>
          <table:table-cell office:value-type="float" office:value="96.89503" calcext:value-type="float">
            <text:p>96.9 </text:p>
          </table:table-cell>
          <table:table-cell office:value-type="float" office:value="95.99111" calcext:value-type="float">
            <text:p>96.0 </text:p>
          </table:table-cell>
          <table:table-cell office:value-type="float" office:value="95.2" calcext:value-type="float">
            <text:p>95.2 </text:p>
          </table:table-cell>
          <table:table-cell office:value-type="float" office:value="94.91252" calcext:value-type="float">
            <text:p>94.9 </text:p>
          </table:table-cell>
          <table:table-cell office:value-type="float" office:value="99.36919" calcext:value-type="float">
            <text:p>99.4 </text:p>
          </table:table-cell>
          <table:table-cell office:value-type="float" office:value="99.5702" calcext:value-type="float">
            <text:p>99.6 </text:p>
          </table:table-cell>
          <table:table-cell office:value-type="float" office:value="97.67728" calcext:value-type="float">
            <text:p>97.7 </text:p>
          </table:table-cell>
          <table:table-cell office:value-type="float" office:value="82.55592" calcext:value-type="float">
            <text:p>82.6 </text:p>
          </table:table-cell>
          <table:table-cell office:value-type="float" office:value="97.89" calcext:value-type="float">
            <text:p>97.9 </text:p>
          </table:table-cell>
          <table:table-cell office:value-type="float" office:value="99.3361" calcext:value-type="float">
            <text:p>99.3 </text:p>
          </table:table-cell>
          <table:table-cell office:value-type="float" office:value="99.01558" calcext:value-type="float">
            <text:p>99.0 </text:p>
          </table:table-cell>
          <table:table-cell office:value-type="float" office:value="96.38017" calcext:value-type="float">
            <text:p>96.4 </text:p>
          </table:table-cell>
          <table:table-cell office:value-type="float" office:value="98.75" calcext:value-type="float">
            <text:p>98.8 </text:p>
          </table:table-cell>
          <table:table-cell office:value-type="float" office:value="100.9362" calcext:value-type="float">
            <text:p>100.9 </text:p>
          </table:table-cell>
          <table:table-cell office:value-type="float" office:value="109.8243" calcext:value-type="float">
            <text:p>109.8 </text:p>
          </table:table-cell>
          <table:table-cell office:value-type="float" office:value="97.3" calcext:value-type="float">
            <text:p>97.3 </text:p>
          </table:table-cell>
          <table:table-cell office:value-type="float" office:value="102.8091" calcext:value-type="float">
            <text:p>102.8 </text:p>
          </table:table-cell>
        </table:table-row>
        <table:table-row table:style-name="ro1">
          <table:table-cell office:value-type="string" calcext:value-type="string">
            <text:p>2011M6</text:p>
          </table:table-cell>
          <table:table-cell table:style-name="ce5" office:value-type="float" office:value="96.16826" calcext:value-type="float">
            <text:p>96.2 </text:p>
          </table:table-cell>
          <table:table-cell table:style-name="ce5" office:value-type="float" office:value="96.58223" calcext:value-type="float">
            <text:p>96.6 </text:p>
          </table:table-cell>
          <table:table-cell table:style-name="ce5" office:value-type="float" office:value="89.25436" calcext:value-type="float">
            <text:p>89.3 </text:p>
          </table:table-cell>
          <table:table-cell table:style-name="ce5" office:value-type="float" office:value="92.6086" calcext:value-type="float">
            <text:p>92.6 </text:p>
          </table:table-cell>
          <table:table-cell table:style-name="ce5" office:value-type="float" office:value="96" calcext:value-type="float">
            <text:p>96.0 </text:p>
          </table:table-cell>
          <table:table-cell table:style-name="ce5" office:value-type="float" office:value="99.8" calcext:value-type="float">
            <text:p>99.8 </text:p>
          </table:table-cell>
          <table:table-cell table:style-name="ce5" office:value-type="float" office:value="102.04" calcext:value-type="float">
            <text:p>102.0 </text:p>
          </table:table-cell>
          <table:table-cell table:style-name="ce5" office:value-type="float" office:value="102.69" calcext:value-type="float">
            <text:p>102.7 </text:p>
          </table:table-cell>
          <table:table-cell table:style-name="ce5" office:value-type="float" office:value="95.9369" calcext:value-type="float">
            <text:p>95.9 </text:p>
          </table:table-cell>
          <table:table-cell table:style-name="ce5" office:value-type="float" office:value="105.6845" calcext:value-type="float">
            <text:p>105.7 </text:p>
          </table:table-cell>
          <table:table-cell table:style-name="ce5" office:value-type="float" office:value="97.29459" calcext:value-type="float">
            <text:p>97.3 </text:p>
          </table:table-cell>
          <table:table-cell table:style-name="ce5" office:value-type="float" office:value="95.89783" calcext:value-type="float">
            <text:p>95.9 </text:p>
          </table:table-cell>
          <table:table-cell table:style-name="ce5" office:value-type="float" office:value="94.9" calcext:value-type="float">
            <text:p>94.9 </text:p>
          </table:table-cell>
          <table:table-cell table:style-name="ce5" office:value-type="float" office:value="95.18406" calcext:value-type="float">
            <text:p>95.2 </text:p>
          </table:table-cell>
          <table:table-cell table:style-name="ce5" office:value-type="float" office:value="99.65248" calcext:value-type="float">
            <text:p>99.7 </text:p>
          </table:table-cell>
          <table:table-cell table:style-name="ce5" office:value-type="float" office:value="99.2546" calcext:value-type="float">
            <text:p>99.3 </text:p>
          </table:table-cell>
          <table:table-cell table:style-name="ce5" office:value-type="float" office:value="97.43052" calcext:value-type="float">
            <text:p>97.4 </text:p>
          </table:table-cell>
          <table:table-cell table:style-name="ce5" office:value-type="float" office:value="82.42107" calcext:value-type="float">
            <text:p>82.4 </text:p>
          </table:table-cell>
          <table:table-cell table:style-name="ce5" office:value-type="float" office:value="96.73" calcext:value-type="float">
            <text:p>96.7 </text:p>
          </table:table-cell>
          <table:table-cell table:style-name="ce5" office:value-type="float" office:value="98.75519" calcext:value-type="float">
            <text:p>98.8 </text:p>
          </table:table-cell>
          <table:table-cell table:style-name="ce5" office:value-type="float" office:value="98.61102" calcext:value-type="float">
            <text:p>98.6 </text:p>
          </table:table-cell>
          <table:table-cell table:style-name="ce5" office:value-type="float" office:value="96.25259" calcext:value-type="float">
            <text:p>96.3 </text:p>
          </table:table-cell>
          <table:table-cell table:style-name="ce5" office:value-type="float" office:value="97.81" calcext:value-type="float">
            <text:p>97.8 </text:p>
          </table:table-cell>
          <table:table-cell table:style-name="ce5" office:value-type="float" office:value="100.6712" calcext:value-type="float">
            <text:p>100.7 </text:p>
          </table:table-cell>
          <table:table-cell table:style-name="ce5" office:value-type="float" office:value="109.2292" calcext:value-type="float">
            <text:p>109.2 </text:p>
          </table:table-cell>
          <table:table-cell table:style-name="ce5" office:value-type="float" office:value="96.9" calcext:value-type="float">
            <text:p>96.9 </text:p>
          </table:table-cell>
          <table:table-cell table:style-name="ce5" office:value-type="float" office:value="101.9622" calcext:value-type="float">
            <text:p>102.0 </text:p>
          </table:table-cell>
        </table:table-row>
        <table:table-row table:style-name="ro1">
          <table:table-cell office:value-type="string" calcext:value-type="string">
            <text:p>2011M7</text:p>
          </table:table-cell>
          <table:table-cell office:value-type="float" office:value="94.96384" calcext:value-type="float">
            <text:p>95.0 </text:p>
          </table:table-cell>
          <table:table-cell office:value-type="float" office:value="96.66785" calcext:value-type="float">
            <text:p>96.7 </text:p>
          </table:table-cell>
          <table:table-cell office:value-type="float" office:value="89.14837" calcext:value-type="float">
            <text:p>89.1 </text:p>
          </table:table-cell>
          <table:table-cell office:value-type="float" office:value="92.90425" calcext:value-type="float">
            <text:p>92.9 </text:p>
          </table:table-cell>
          <table:table-cell office:value-type="float" office:value="95.8" calcext:value-type="float">
            <text:p>95.8 </text:p>
          </table:table-cell>
          <table:table-cell office:value-type="float" office:value="99" calcext:value-type="float">
            <text:p>99.0 </text:p>
          </table:table-cell>
          <table:table-cell office:value-type="float" office:value="99.41" calcext:value-type="float">
            <text:p>99.4 </text:p>
          </table:table-cell>
          <table:table-cell office:value-type="float" office:value="100.1927" calcext:value-type="float">
            <text:p>100.2 </text:p>
          </table:table-cell>
          <table:table-cell office:value-type="float" office:value="95.26075" calcext:value-type="float">
            <text:p>95.3 </text:p>
          </table:table-cell>
          <table:table-cell office:value-type="float" office:value="105.1081" calcext:value-type="float">
            <text:p>105.1 </text:p>
          </table:table-cell>
          <table:table-cell office:value-type="float" office:value="96.49546" calcext:value-type="float">
            <text:p>96.5 </text:p>
          </table:table-cell>
          <table:table-cell office:value-type="float" office:value="95.89783" calcext:value-type="float">
            <text:p>95.9 </text:p>
          </table:table-cell>
          <table:table-cell office:value-type="float" office:value="94.7" calcext:value-type="float">
            <text:p>94.7 </text:p>
          </table:table-cell>
          <table:table-cell office:value-type="float" office:value="95.99971" calcext:value-type="float">
            <text:p>96.0 </text:p>
          </table:table-cell>
          <table:table-cell office:value-type="float" office:value="99.14823" calcext:value-type="float">
            <text:p>99.1 </text:p>
          </table:table-cell>
          <table:table-cell office:value-type="float" office:value="98.8383" calcext:value-type="float">
            <text:p>98.8 </text:p>
          </table:table-cell>
          <table:table-cell office:value-type="float" office:value="95.58402" calcext:value-type="float">
            <text:p>95.6 </text:p>
          </table:table-cell>
          <table:table-cell office:value-type="float" office:value="82.92227" calcext:value-type="float">
            <text:p>82.9 </text:p>
          </table:table-cell>
          <table:table-cell office:value-type="float" office:value="96.07" calcext:value-type="float">
            <text:p>96.1 </text:p>
          </table:table-cell>
          <table:table-cell office:value-type="float" office:value="98.25726" calcext:value-type="float">
            <text:p>98.3 </text:p>
          </table:table-cell>
          <table:table-cell office:value-type="float" office:value="98.11543" calcext:value-type="float">
            <text:p>98.1 </text:p>
          </table:table-cell>
          <table:table-cell office:value-type="float" office:value="95.99745" calcext:value-type="float">
            <text:p>96.0 </text:p>
          </table:table-cell>
          <table:table-cell office:value-type="float" office:value="95.6" calcext:value-type="float">
            <text:p>95.6 </text:p>
          </table:table-cell>
          <table:table-cell office:value-type="float" office:value="98.44535" calcext:value-type="float">
            <text:p>98.4 </text:p>
          </table:table-cell>
          <table:table-cell office:value-type="float" office:value="107.1106" calcext:value-type="float">
            <text:p>107.1 </text:p>
          </table:table-cell>
          <table:table-cell office:value-type="float" office:value="96.3" calcext:value-type="float">
            <text:p>96.3 </text:p>
          </table:table-cell>
          <table:table-cell office:value-type="float" office:value="101.7783" calcext:value-type="float">
            <text:p>101.8 </text:p>
          </table:table-cell>
        </table:table-row>
        <table:table-row table:style-name="ro1">
          <table:table-cell office:value-type="string" calcext:value-type="string">
            <text:p>2011M8</text:p>
          </table:table-cell>
          <table:table-cell table:style-name="ce5" office:value-type="float" office:value="95.14913" calcext:value-type="float">
            <text:p>95.1 </text:p>
          </table:table-cell>
          <table:table-cell table:style-name="ce5" office:value-type="float" office:value="96.92472" calcext:value-type="float">
            <text:p>96.9 </text:p>
          </table:table-cell>
          <table:table-cell table:style-name="ce5" office:value-type="float" office:value="89.29675" calcext:value-type="float">
            <text:p>89.3 </text:p>
          </table:table-cell>
          <table:table-cell table:style-name="ce5" office:value-type="float" office:value="93.05001" calcext:value-type="float">
            <text:p>93.1 </text:p>
          </table:table-cell>
          <table:table-cell table:style-name="ce5" office:value-type="float" office:value="95.4" calcext:value-type="float">
            <text:p>95.4 </text:p>
          </table:table-cell>
          <table:table-cell table:style-name="ce5" office:value-type="float" office:value="99.3" calcext:value-type="float">
            <text:p>99.3 </text:p>
          </table:table-cell>
          <table:table-cell table:style-name="ce5" office:value-type="float" office:value="101" calcext:value-type="float">
            <text:p>101.0 </text:p>
          </table:table-cell>
          <table:table-cell table:style-name="ce5" office:value-type="float" office:value="97.73614" calcext:value-type="float">
            <text:p>97.7 </text:p>
          </table:table-cell>
          <table:table-cell table:style-name="ce5" office:value-type="float" office:value="94.96024" calcext:value-type="float">
            <text:p>95.0 </text:p>
          </table:table-cell>
          <table:table-cell table:style-name="ce5" office:value-type="float" office:value="105.5885" calcext:value-type="float">
            <text:p>105.6 </text:p>
          </table:table-cell>
          <table:table-cell table:style-name="ce5" office:value-type="float" office:value="97.1947" calcext:value-type="float">
            <text:p>97.2 </text:p>
          </table:table-cell>
          <table:table-cell table:style-name="ce5" office:value-type="float" office:value="95.99111" calcext:value-type="float">
            <text:p>96.0 </text:p>
          </table:table-cell>
          <table:table-cell table:style-name="ce5" office:value-type="float" office:value="94.5" calcext:value-type="float">
            <text:p>94.5 </text:p>
          </table:table-cell>
          <table:table-cell table:style-name="ce5" office:value-type="float" office:value="97.08793" calcext:value-type="float">
            <text:p>97.1 </text:p>
          </table:table-cell>
          <table:table-cell table:style-name="ce5" office:value-type="float" office:value="98.59622" calcext:value-type="float">
            <text:p>98.6 </text:p>
          </table:table-cell>
          <table:table-cell table:style-name="ce5" office:value-type="float" office:value="98.278" calcext:value-type="float">
            <text:p>98.3 </text:p>
          </table:table-cell>
          <table:table-cell table:style-name="ce5" office:value-type="float" office:value="97.74536" calcext:value-type="float">
            <text:p>97.7 </text:p>
          </table:table-cell>
          <table:table-cell table:style-name="ce5" office:value-type="float" office:value="83.06533" calcext:value-type="float">
            <text:p>83.1 </text:p>
          </table:table-cell>
          <table:table-cell table:style-name="ce5" office:value-type="float" office:value="96.28" calcext:value-type="float">
            <text:p>96.3 </text:p>
          </table:table-cell>
          <table:table-cell table:style-name="ce5" office:value-type="float" office:value="97.84232" calcext:value-type="float">
            <text:p>97.8 </text:p>
          </table:table-cell>
          <table:table-cell table:style-name="ce5" office:value-type="float" office:value="97.25574" calcext:value-type="float">
            <text:p>97.3 </text:p>
          </table:table-cell>
          <table:table-cell table:style-name="ce5" office:value-type="float" office:value="96.38017" calcext:value-type="float">
            <text:p>96.4 </text:p>
          </table:table-cell>
          <table:table-cell table:style-name="ce5" office:value-type="float" office:value="95.79" calcext:value-type="float">
            <text:p>95.8 </text:p>
          </table:table-cell>
          <table:table-cell table:style-name="ce5" office:value-type="float" office:value="98.09373" calcext:value-type="float">
            <text:p>98.1 </text:p>
          </table:table-cell>
          <table:table-cell table:style-name="ce5" office:value-type="float" office:value="106.3857" calcext:value-type="float">
            <text:p>106.4 </text:p>
          </table:table-cell>
          <table:table-cell table:style-name="ce5" office:value-type="float" office:value="97" calcext:value-type="float">
            <text:p>97.0 </text:p>
          </table:table-cell>
          <table:table-cell table:style-name="ce5" office:value-type="float" office:value="102.1277" calcext:value-type="float">
            <text:p>102.1 </text:p>
          </table:table-cell>
        </table:table-row>
        <table:table-row table:style-name="ro1">
          <table:table-cell office:value-type="string" calcext:value-type="string">
            <text:p>2011M9</text:p>
          </table:table-cell>
          <table:table-cell office:value-type="float" office:value="96.63149" calcext:value-type="float">
            <text:p>96.6 </text:p>
          </table:table-cell>
          <table:table-cell office:value-type="float" office:value="97.18159" calcext:value-type="float">
            <text:p>97.2 </text:p>
          </table:table-cell>
          <table:table-cell office:value-type="float" office:value="89.9539" calcext:value-type="float">
            <text:p>90.0 </text:p>
          </table:table-cell>
          <table:table-cell office:value-type="float" office:value="92.52176" calcext:value-type="float">
            <text:p>92.5 </text:p>
          </table:table-cell>
          <table:table-cell office:value-type="float" office:value="95.5" calcext:value-type="float">
            <text:p>95.5 </text:p>
          </table:table-cell>
          <table:table-cell office:value-type="float" office:value="100.1" calcext:value-type="float">
            <text:p>100.1 </text:p>
          </table:table-cell>
          <table:table-cell office:value-type="float" office:value="102.09" calcext:value-type="float">
            <text:p>102.1 </text:p>
          </table:table-cell>
          <table:table-cell office:value-type="float" office:value="102.9947" calcext:value-type="float">
            <text:p>103.0 </text:p>
          </table:table-cell>
          <table:table-cell office:value-type="float" office:value="95.03537" calcext:value-type="float">
            <text:p>95.0 </text:p>
          </table:table-cell>
          <table:table-cell office:value-type="float" office:value="105.9728" calcext:value-type="float">
            <text:p>106.0 </text:p>
          </table:table-cell>
          <table:table-cell office:value-type="float" office:value="96.99492" calcext:value-type="float">
            <text:p>97.0 </text:p>
          </table:table-cell>
          <table:table-cell office:value-type="float" office:value="96.45754" calcext:value-type="float">
            <text:p>96.5 </text:p>
          </table:table-cell>
          <table:table-cell office:value-type="float" office:value="94.9" calcext:value-type="float">
            <text:p>94.9 </text:p>
          </table:table-cell>
          <table:table-cell office:value-type="float" office:value="97.08793" calcext:value-type="float">
            <text:p>97.1 </text:p>
          </table:table-cell>
          <table:table-cell office:value-type="float" office:value="99.19377" calcext:value-type="float">
            <text:p>99.2 </text:p>
          </table:table-cell>
          <table:table-cell office:value-type="float" office:value="99.1904" calcext:value-type="float">
            <text:p>99.2 </text:p>
          </table:table-cell>
          <table:table-cell office:value-type="float" office:value="97.97511" calcext:value-type="float">
            <text:p>98.0 </text:p>
          </table:table-cell>
          <table:table-cell office:value-type="float" office:value="83.28985" calcext:value-type="float">
            <text:p>83.3 </text:p>
          </table:table-cell>
          <table:table-cell office:value-type="float" office:value="97.93" calcext:value-type="float">
            <text:p>97.9 </text:p>
          </table:table-cell>
          <table:table-cell office:value-type="float" office:value="97.84232" calcext:value-type="float">
            <text:p>97.8 </text:p>
          </table:table-cell>
          <table:table-cell office:value-type="float" office:value="98.88409" calcext:value-type="float">
            <text:p>98.9 </text:p>
          </table:table-cell>
          <table:table-cell office:value-type="float" office:value="96.57152" calcext:value-type="float">
            <text:p>96.6 </text:p>
          </table:table-cell>
          <table:table-cell office:value-type="float" office:value="97.25" calcext:value-type="float">
            <text:p>97.3 </text:p>
          </table:table-cell>
          <table:table-cell office:value-type="float" office:value="99.0884" calcext:value-type="float">
            <text:p>99.1 </text:p>
          </table:table-cell>
          <table:table-cell office:value-type="float" office:value="107.0852" calcext:value-type="float">
            <text:p>107.1 </text:p>
          </table:table-cell>
          <table:table-cell office:value-type="float" office:value="98.5" calcext:value-type="float">
            <text:p>98.5 </text:p>
          </table:table-cell>
          <table:table-cell office:value-type="float" office:value="102.3749" calcext:value-type="float">
            <text:p>102.4 </text:p>
          </table:table-cell>
        </table:table-row>
        <table:table-row table:style-name="ro1">
          <table:table-cell office:value-type="string" calcext:value-type="string">
            <text:p>2011M10</text:p>
          </table:table-cell>
          <table:table-cell table:style-name="ce5" office:value-type="float" office:value="97.18738" calcext:value-type="float">
            <text:p>97.2 </text:p>
          </table:table-cell>
          <table:table-cell table:style-name="ce5" office:value-type="float" office:value="97.52408" calcext:value-type="float">
            <text:p>97.5 </text:p>
          </table:table-cell>
          <table:table-cell table:style-name="ce5" office:value-type="float" office:value="90.62164" calcext:value-type="float">
            <text:p>90.6 </text:p>
          </table:table-cell>
          <table:table-cell table:style-name="ce5" office:value-type="float" office:value="92.61169" calcext:value-type="float">
            <text:p>92.6 </text:p>
          </table:table-cell>
          <table:table-cell table:style-name="ce5" office:value-type="float" office:value="95.9" calcext:value-type="float">
            <text:p>95.9 </text:p>
          </table:table-cell>
          <table:table-cell table:style-name="ce5" office:value-type="float" office:value="100.3" calcext:value-type="float">
            <text:p>100.3 </text:p>
          </table:table-cell>
          <table:table-cell table:style-name="ce5" office:value-type="float" office:value="102.34" calcext:value-type="float">
            <text:p>102.3 </text:p>
          </table:table-cell>
          <table:table-cell table:style-name="ce5" office:value-type="float" office:value="103.2087" calcext:value-type="float">
            <text:p>103.2 </text:p>
          </table:table-cell>
          <table:table-cell table:style-name="ce5" office:value-type="float" office:value="96.08715" calcext:value-type="float">
            <text:p>96.1 </text:p>
          </table:table-cell>
          <table:table-cell table:style-name="ce5" office:value-type="float" office:value="105.7806" calcext:value-type="float">
            <text:p>105.8 </text:p>
          </table:table-cell>
          <table:table-cell table:style-name="ce5" office:value-type="float" office:value="97.1947" calcext:value-type="float">
            <text:p>97.2 </text:p>
          </table:table-cell>
          <table:table-cell table:style-name="ce5" office:value-type="float" office:value="97.29711" calcext:value-type="float">
            <text:p>97.3 </text:p>
          </table:table-cell>
          <table:table-cell table:style-name="ce5" office:value-type="float" office:value="95.1" calcext:value-type="float">
            <text:p>95.1 </text:p>
          </table:table-cell>
          <table:table-cell table:style-name="ce5" office:value-type="float" office:value="96.63364" calcext:value-type="float">
            <text:p>96.6 </text:p>
          </table:table-cell>
          <table:table-cell table:style-name="ce5" office:value-type="float" office:value="99.47045" calcext:value-type="float">
            <text:p>99.5 </text:p>
          </table:table-cell>
          <table:table-cell table:style-name="ce5" office:value-type="float" office:value="99.4319" calcext:value-type="float">
            <text:p>99.4 </text:p>
          </table:table-cell>
          <table:table-cell table:style-name="ce5" office:value-type="float" office:value="97.89001" calcext:value-type="float">
            <text:p>97.9 </text:p>
          </table:table-cell>
          <table:table-cell table:style-name="ce5" office:value-type="float" office:value="84.2626" calcext:value-type="float">
            <text:p>84.3 </text:p>
          </table:table-cell>
          <table:table-cell table:style-name="ce5" office:value-type="float" office:value="97.99" calcext:value-type="float">
            <text:p>98.0 </text:p>
          </table:table-cell>
          <table:table-cell table:style-name="ce5" office:value-type="float" office:value="98.83817" calcext:value-type="float">
            <text:p>98.8 </text:p>
          </table:table-cell>
          <table:table-cell table:style-name="ce5" office:value-type="float" office:value="100.563" calcext:value-type="float">
            <text:p>100.6 </text:p>
          </table:table-cell>
          <table:table-cell table:style-name="ce5" office:value-type="float" office:value="96.82666" calcext:value-type="float">
            <text:p>96.8 </text:p>
          </table:table-cell>
          <table:table-cell table:style-name="ce5" office:value-type="float" office:value="98.79" calcext:value-type="float">
            <text:p>98.8 </text:p>
          </table:table-cell>
          <table:table-cell table:style-name="ce5" office:value-type="float" office:value="101.2076" calcext:value-type="float">
            <text:p>101.2 </text:p>
          </table:table-cell>
          <table:table-cell table:style-name="ce5" office:value-type="float" office:value="106.9166" calcext:value-type="float">
            <text:p>106.9 </text:p>
          </table:table-cell>
          <table:table-cell table:style-name="ce5" office:value-type="float" office:value="98.6" calcext:value-type="float">
            <text:p>98.6 </text:p>
          </table:table-cell>
          <table:table-cell table:style-name="ce5" office:value-type="float" office:value="101.9458" calcext:value-type="float">
            <text:p>101.9 </text:p>
          </table:table-cell>
        </table:table-row>
        <table:table-row table:style-name="ro1">
          <table:table-cell office:value-type="string" calcext:value-type="string">
            <text:p>2011M11</text:p>
          </table:table-cell>
          <table:table-cell office:value-type="float" office:value="97.65062" calcext:value-type="float">
            <text:p>97.7 </text:p>
          </table:table-cell>
          <table:table-cell office:value-type="float" office:value="97.43846" calcext:value-type="float">
            <text:p>97.4 </text:p>
          </table:table-cell>
          <table:table-cell office:value-type="float" office:value="90.9714" calcext:value-type="float">
            <text:p>91.0 </text:p>
          </table:table-cell>
          <table:table-cell office:value-type="float" office:value="92.90012" calcext:value-type="float">
            <text:p>92.9 </text:p>
          </table:table-cell>
          <table:table-cell office:value-type="float" office:value="96.6" calcext:value-type="float">
            <text:p>96.6 </text:p>
          </table:table-cell>
          <table:table-cell office:value-type="float" office:value="100.2" calcext:value-type="float">
            <text:p>100.2 </text:p>
          </table:table-cell>
          <table:table-cell office:value-type="float" office:value="102.35" calcext:value-type="float">
            <text:p>102.4 </text:p>
          </table:table-cell>
          <table:table-cell office:value-type="float" office:value="103.4843" calcext:value-type="float">
            <text:p>103.5 </text:p>
          </table:table-cell>
          <table:table-cell office:value-type="float" office:value="97.0638" calcext:value-type="float">
            <text:p>97.1 </text:p>
          </table:table-cell>
          <table:table-cell office:value-type="float" office:value="105.9728" calcext:value-type="float">
            <text:p>106.0 </text:p>
          </table:table-cell>
          <table:table-cell office:value-type="float" office:value="97.29459" calcext:value-type="float">
            <text:p>97.3 </text:p>
          </table:table-cell>
          <table:table-cell office:value-type="float" office:value="97.67026" calcext:value-type="float">
            <text:p>97.7 </text:p>
          </table:table-cell>
          <table:table-cell office:value-type="float" office:value="94.4" calcext:value-type="float">
            <text:p>94.4 </text:p>
          </table:table-cell>
          <table:table-cell office:value-type="float" office:value="96.81639" calcext:value-type="float">
            <text:p>96.8 </text:p>
          </table:table-cell>
          <table:table-cell office:value-type="float" office:value="99.42213" calcext:value-type="float">
            <text:p>99.4 </text:p>
          </table:table-cell>
          <table:table-cell office:value-type="float" office:value="99.6901" calcext:value-type="float">
            <text:p>99.7 </text:p>
          </table:table-cell>
          <table:table-cell office:value-type="float" office:value="98.29846" calcext:value-type="float">
            <text:p>98.3 </text:p>
          </table:table-cell>
          <table:table-cell office:value-type="float" office:value="85.79338" calcext:value-type="float">
            <text:p>85.8 </text:p>
          </table:table-cell>
          <table:table-cell office:value-type="float" office:value="97.91" calcext:value-type="float">
            <text:p>97.9 </text:p>
          </table:table-cell>
          <table:table-cell office:value-type="float" office:value="99.75104" calcext:value-type="float">
            <text:p>99.8 </text:p>
          </table:table-cell>
          <table:table-cell office:value-type="float" office:value="100.5529" calcext:value-type="float">
            <text:p>100.6 </text:p>
          </table:table-cell>
          <table:table-cell office:value-type="float" office:value="96.95423" calcext:value-type="float">
            <text:p>97.0 </text:p>
          </table:table-cell>
          <table:table-cell office:value-type="float" office:value="99.16" calcext:value-type="float">
            <text:p>99.2 </text:p>
          </table:table-cell>
          <table:table-cell office:value-type="float" office:value="102.3205" calcext:value-type="float">
            <text:p>102.3 </text:p>
          </table:table-cell>
          <table:table-cell office:value-type="float" office:value="106.3585" calcext:value-type="float">
            <text:p>106.4 </text:p>
          </table:table-cell>
          <table:table-cell office:value-type="float" office:value="98.9" calcext:value-type="float">
            <text:p>98.9 </text:p>
          </table:table-cell>
          <table:table-cell office:value-type="float" office:value="101.7007" calcext:value-type="float">
            <text:p>101.7 </text:p>
          </table:table-cell>
        </table:table-row>
        <table:table-row table:style-name="ro1">
          <table:table-cell office:value-type="string" calcext:value-type="string">
            <text:p>2011M12</text:p>
          </table:table-cell>
          <table:table-cell table:style-name="ce5" office:value-type="float" office:value="97.46532" calcext:value-type="float">
            <text:p>97.5 </text:p>
          </table:table-cell>
          <table:table-cell table:style-name="ce5" office:value-type="float" office:value="96.41099" calcext:value-type="float">
            <text:p>96.4 </text:p>
          </table:table-cell>
          <table:table-cell table:style-name="ce5" office:value-type="float" office:value="91.04559" calcext:value-type="float">
            <text:p>91.0 </text:p>
          </table:table-cell>
          <table:table-cell table:style-name="ce5" office:value-type="float" office:value="94.14374" calcext:value-type="float">
            <text:p>94.1 </text:p>
          </table:table-cell>
          <table:table-cell table:style-name="ce5" office:value-type="float" office:value="96.9" calcext:value-type="float">
            <text:p>96.9 </text:p>
          </table:table-cell>
          <table:table-cell table:style-name="ce5" office:value-type="float" office:value="100.3" calcext:value-type="float">
            <text:p>100.3 </text:p>
          </table:table-cell>
          <table:table-cell table:style-name="ce5" office:value-type="float" office:value="102.8" calcext:value-type="float">
            <text:p>102.8 </text:p>
          </table:table-cell>
          <table:table-cell table:style-name="ce5" office:value-type="float" office:value="103.2961" calcext:value-type="float">
            <text:p>103.3 </text:p>
          </table:table-cell>
          <table:table-cell table:style-name="ce5" office:value-type="float" office:value="97.28918" calcext:value-type="float">
            <text:p>97.3 </text:p>
          </table:table-cell>
          <table:table-cell table:style-name="ce5" office:value-type="float" office:value="105.8767" calcext:value-type="float">
            <text:p>105.9 </text:p>
          </table:table-cell>
          <table:table-cell table:style-name="ce5" office:value-type="float" office:value="97.29459" calcext:value-type="float">
            <text:p>97.3 </text:p>
          </table:table-cell>
          <table:table-cell table:style-name="ce5" office:value-type="float" office:value="97.85683" calcext:value-type="float">
            <text:p>97.9 </text:p>
          </table:table-cell>
          <table:table-cell table:style-name="ce5" office:value-type="float" office:value="94.3" calcext:value-type="float">
            <text:p>94.3 </text:p>
          </table:table-cell>
          <table:table-cell table:style-name="ce5" office:value-type="float" office:value="97.26965" calcext:value-type="float">
            <text:p>97.3 </text:p>
          </table:table-cell>
          <table:table-cell table:style-name="ce5" office:value-type="float" office:value="99.36411" calcext:value-type="float">
            <text:p>99.4 </text:p>
          </table:table-cell>
          <table:table-cell table:style-name="ce5" office:value-type="float" office:value="99.3765" calcext:value-type="float">
            <text:p>99.4 </text:p>
          </table:table-cell>
          <table:table-cell table:style-name="ce5" office:value-type="float" office:value="98.29846" calcext:value-type="float">
            <text:p>98.3 </text:p>
          </table:table-cell>
          <table:table-cell table:style-name="ce5" office:value-type="float" office:value="86.84127" calcext:value-type="float">
            <text:p>86.8 </text:p>
          </table:table-cell>
          <table:table-cell table:style-name="ce5" office:value-type="float" office:value="97.05" calcext:value-type="float">
            <text:p>97.1 </text:p>
          </table:table-cell>
          <table:table-cell table:style-name="ce5" office:value-type="float" office:value="100.249" calcext:value-type="float">
            <text:p>100.2 </text:p>
          </table:table-cell>
          <table:table-cell table:style-name="ce5" office:value-type="float" office:value="100.2191" calcext:value-type="float">
            <text:p>100.2 </text:p>
          </table:table-cell>
          <table:table-cell table:style-name="ce5" office:value-type="float" office:value="97.01802" calcext:value-type="float">
            <text:p>97.0 </text:p>
          </table:table-cell>
          <table:table-cell table:style-name="ce5" office:value-type="float" office:value="98.43" calcext:value-type="float">
            <text:p>98.4 </text:p>
          </table:table-cell>
          <table:table-cell table:style-name="ce5" office:value-type="float" office:value="101.9911" calcext:value-type="float">
            <text:p>102.0 </text:p>
          </table:table-cell>
          <table:table-cell table:style-name="ce5" office:value-type="float" office:value="106.0764" calcext:value-type="float">
            <text:p>106.1 </text:p>
          </table:table-cell>
          <table:table-cell table:style-name="ce5" office:value-type="float" office:value="98.8" calcext:value-type="float">
            <text:p>98.8 </text:p>
          </table:table-cell>
          <table:table-cell table:style-name="ce5" office:value-type="float" office:value="100.9049" calcext:value-type="float">
            <text:p>100.9 </text:p>
          </table:table-cell>
        </table:table-row>
        <table:table-row table:style-name="ro1">
          <table:table-cell office:value-type="string" calcext:value-type="string">
            <text:p>2012M1</text:p>
          </table:table-cell>
          <table:table-cell office:value-type="float" office:value="96.53885" calcext:value-type="float">
            <text:p>96.5 </text:p>
          </table:table-cell>
          <table:table-cell office:value-type="float" office:value="97.26721" calcext:value-type="float">
            <text:p>97.3 </text:p>
          </table:table-cell>
          <table:table-cell office:value-type="float" office:value="91.20458" calcext:value-type="float">
            <text:p>91.2 </text:p>
          </table:table-cell>
          <table:table-cell office:value-type="float" office:value="93.51934" calcext:value-type="float">
            <text:p>93.5 </text:p>
          </table:table-cell>
          <table:table-cell office:value-type="float" office:value="98.5" calcext:value-type="float">
            <text:p>98.5 </text:p>
          </table:table-cell>
          <table:table-cell office:value-type="float" office:value="99.9" calcext:value-type="float">
            <text:p>99.9 </text:p>
          </table:table-cell>
          <table:table-cell office:value-type="float" office:value="100.84" calcext:value-type="float">
            <text:p>100.8 </text:p>
          </table:table-cell>
          <table:table-cell office:value-type="float" office:value="101.4608" calcext:value-type="float">
            <text:p>101.5 </text:p>
          </table:table-cell>
          <table:table-cell office:value-type="float" office:value="99.24247" calcext:value-type="float">
            <text:p>99.2 </text:p>
          </table:table-cell>
          <table:table-cell office:value-type="float" office:value="105.012" calcext:value-type="float">
            <text:p>105.0 </text:p>
          </table:table-cell>
          <table:table-cell office:value-type="float" office:value="97.29459" calcext:value-type="float">
            <text:p>97.3 </text:p>
          </table:table-cell>
          <table:table-cell office:value-type="float" office:value="98.60311" calcext:value-type="float">
            <text:p>98.6 </text:p>
          </table:table-cell>
          <table:table-cell office:value-type="float" office:value="94.9" calcext:value-type="float">
            <text:p>94.9 </text:p>
          </table:table-cell>
          <table:table-cell office:value-type="float" office:value="97.96759" calcext:value-type="float">
            <text:p>98.0 </text:p>
          </table:table-cell>
          <table:table-cell office:value-type="float" office:value="100.351" calcext:value-type="float">
            <text:p>100.4 </text:p>
          </table:table-cell>
          <table:table-cell office:value-type="float" office:value="99.7482" calcext:value-type="float">
            <text:p>99.7 </text:p>
          </table:table-cell>
          <table:table-cell office:value-type="float" office:value="96.77531" calcext:value-type="float">
            <text:p>96.8 </text:p>
          </table:table-cell>
          <table:table-cell office:value-type="float" office:value="87.87473" calcext:value-type="float">
            <text:p>87.9 </text:p>
          </table:table-cell>
          <table:table-cell office:value-type="float" office:value="96.41" calcext:value-type="float">
            <text:p>96.4 </text:p>
          </table:table-cell>
          <table:table-cell office:value-type="float" office:value="101.0788" calcext:value-type="float">
            <text:p>101.1 </text:p>
          </table:table-cell>
          <table:table-cell office:value-type="float" office:value="100.1483" calcext:value-type="float">
            <text:p>100.1 </text:p>
          </table:table-cell>
          <table:table-cell office:value-type="float" office:value="102.0571" calcext:value-type="float">
            <text:p>102.1 </text:p>
          </table:table-cell>
          <table:table-cell office:value-type="float" office:value="97.32" calcext:value-type="float">
            <text:p>97.3 </text:p>
          </table:table-cell>
          <table:table-cell office:value-type="float" office:value="99.29008" calcext:value-type="float">
            <text:p>99.3 </text:p>
          </table:table-cell>
          <table:table-cell office:value-type="float" office:value="104.8559" calcext:value-type="float">
            <text:p>104.9 </text:p>
          </table:table-cell>
          <table:table-cell office:value-type="float" office:value="98.2" calcext:value-type="float">
            <text:p>98.2 </text:p>
          </table:table-cell>
          <table:table-cell office:value-type="float" office:value="101.6159" calcext:value-type="float">
            <text:p>101.6 </text:p>
          </table:table-cell>
        </table:table-row>
        <table:table-row table:style-name="ro1">
          <table:table-cell office:value-type="string" calcext:value-type="string">
            <text:p>2012M2</text:p>
          </table:table-cell>
          <table:table-cell table:style-name="ce5" office:value-type="float" office:value="96.90944" calcext:value-type="float">
            <text:p>96.9 </text:p>
          </table:table-cell>
          <table:table-cell table:style-name="ce5" office:value-type="float" office:value="97.69533" calcext:value-type="float">
            <text:p>97.7 </text:p>
          </table:table-cell>
          <table:table-cell table:style-name="ce5" office:value-type="float" office:value="91.46955" calcext:value-type="float">
            <text:p>91.5 </text:p>
          </table:table-cell>
          <table:table-cell table:style-name="ce5" office:value-type="float" office:value="93.06552" calcext:value-type="float">
            <text:p>93.1 </text:p>
          </table:table-cell>
          <table:table-cell table:style-name="ce5" office:value-type="float" office:value="98.6" calcext:value-type="float">
            <text:p>98.6 </text:p>
          </table:table-cell>
          <table:table-cell table:style-name="ce5" office:value-type="float" office:value="100.8" calcext:value-type="float">
            <text:p>100.8 </text:p>
          </table:table-cell>
          <table:table-cell table:style-name="ce5" office:value-type="float" office:value="100.93" calcext:value-type="float">
            <text:p>100.9 </text:p>
          </table:table-cell>
          <table:table-cell table:style-name="ce5" office:value-type="float" office:value="99.00541" calcext:value-type="float">
            <text:p>99.0 </text:p>
          </table:table-cell>
          <table:table-cell table:style-name="ce5" office:value-type="float" office:value="100.3694" calcext:value-type="float">
            <text:p>100.4 </text:p>
          </table:table-cell>
          <table:table-cell table:style-name="ce5" office:value-type="float" office:value="106.6453" calcext:value-type="float">
            <text:p>106.6 </text:p>
          </table:table-cell>
          <table:table-cell table:style-name="ce5" office:value-type="float" office:value="97.1947" calcext:value-type="float">
            <text:p>97.2 </text:p>
          </table:table-cell>
          <table:table-cell table:style-name="ce5" office:value-type="float" office:value="99.06954" calcext:value-type="float">
            <text:p>99.1 </text:p>
          </table:table-cell>
          <table:table-cell table:style-name="ce5" office:value-type="float" office:value="95.4" calcext:value-type="float">
            <text:p>95.4 </text:p>
          </table:table-cell>
          <table:table-cell table:style-name="ce5" office:value-type="float" office:value="98.4291" calcext:value-type="float">
            <text:p>98.4 </text:p>
          </table:table-cell>
          <table:table-cell table:style-name="ce5" office:value-type="float" office:value="100.512" calcext:value-type="float">
            <text:p>100.5 </text:p>
          </table:table-cell>
          <table:table-cell table:style-name="ce5" office:value-type="float" office:value="100.1235" calcext:value-type="float">
            <text:p>100.1 </text:p>
          </table:table-cell>
          <table:table-cell table:style-name="ce5" office:value-type="float" office:value="99.50677" calcext:value-type="float">
            <text:p>99.5 </text:p>
          </table:table-cell>
          <table:table-cell table:style-name="ce5" office:value-type="float" office:value="88.06561" calcext:value-type="float">
            <text:p>88.1 </text:p>
          </table:table-cell>
          <table:table-cell table:style-name="ce5" office:value-type="float" office:value="97.68" calcext:value-type="float">
            <text:p>97.7 </text:p>
          </table:table-cell>
          <table:table-cell table:style-name="ce5" office:value-type="float" office:value="101.4938" calcext:value-type="float">
            <text:p>101.5 </text:p>
          </table:table-cell>
          <table:table-cell table:style-name="ce5" office:value-type="float" office:value="99.92583" calcext:value-type="float">
            <text:p>99.9 </text:p>
          </table:table-cell>
          <table:table-cell table:style-name="ce5" office:value-type="float" office:value="102.2484" calcext:value-type="float">
            <text:p>102.2 </text:p>
          </table:table-cell>
          <table:table-cell table:style-name="ce5" office:value-type="float" office:value="98" calcext:value-type="float">
            <text:p>98.0 </text:p>
          </table:table-cell>
          <table:table-cell table:style-name="ce5" office:value-type="float" office:value="99.3302" calcext:value-type="float">
            <text:p>99.3 </text:p>
          </table:table-cell>
          <table:table-cell table:style-name="ce5" office:value-type="float" office:value="105.0639" calcext:value-type="float">
            <text:p>105.1 </text:p>
          </table:table-cell>
          <table:table-cell table:style-name="ce5" office:value-type="float" office:value="99.2" calcext:value-type="float">
            <text:p>99.2 </text:p>
          </table:table-cell>
          <table:table-cell table:style-name="ce5" office:value-type="float" office:value="102.52" calcext:value-type="float">
            <text:p>102.5 </text:p>
          </table:table-cell>
        </table:table-row>
        <table:table-row table:style-name="ro1">
          <table:table-cell office:value-type="string" calcext:value-type="string">
            <text:p>2012M3</text:p>
          </table:table-cell>
          <table:table-cell office:value-type="float" office:value="98.66975" calcext:value-type="float">
            <text:p>98.7 </text:p>
          </table:table-cell>
          <table:table-cell office:value-type="float" office:value="98.29469" calcext:value-type="float">
            <text:p>98.3 </text:p>
          </table:table-cell>
          <table:table-cell office:value-type="float" office:value="91.93591" calcext:value-type="float">
            <text:p>91.9 </text:p>
          </table:table-cell>
          <table:table-cell office:value-type="float" office:value="93.52141" calcext:value-type="float">
            <text:p>93.5 </text:p>
          </table:table-cell>
          <table:table-cell office:value-type="float" office:value="99" calcext:value-type="float">
            <text:p>99.0 </text:p>
          </table:table-cell>
          <table:table-cell office:value-type="float" office:value="102" calcext:value-type="float">
            <text:p>102.0 </text:p>
          </table:table-cell>
          <table:table-cell office:value-type="float" office:value="102.78" calcext:value-type="float">
            <text:p>102.8 </text:p>
          </table:table-cell>
          <table:table-cell office:value-type="float" office:value="103.9846" calcext:value-type="float">
            <text:p>104.0 </text:p>
          </table:table-cell>
          <table:table-cell office:value-type="float" office:value="101.4212" calcext:value-type="float">
            <text:p>101.4 </text:p>
          </table:table-cell>
          <table:table-cell office:value-type="float" office:value="107.51" calcext:value-type="float">
            <text:p>107.5 </text:p>
          </table:table-cell>
          <table:table-cell office:value-type="float" office:value="97.39449" calcext:value-type="float">
            <text:p>97.4 </text:p>
          </table:table-cell>
          <table:table-cell office:value-type="float" office:value="99.44269" calcext:value-type="float">
            <text:p>99.4 </text:p>
          </table:table-cell>
          <table:table-cell office:value-type="float" office:value="96.1" calcext:value-type="float">
            <text:p>96.1 </text:p>
          </table:table-cell>
          <table:table-cell office:value-type="float" office:value="98.96392" calcext:value-type="float">
            <text:p>99.0 </text:p>
          </table:table-cell>
          <table:table-cell office:value-type="float" office:value="101.2289" calcext:value-type="float">
            <text:p>101.2 </text:p>
          </table:table-cell>
          <table:table-cell office:value-type="float" office:value="101.2427" calcext:value-type="float">
            <text:p>101.2 </text:p>
          </table:table-cell>
          <table:table-cell office:value-type="float" office:value="99.96626" calcext:value-type="float">
            <text:p>100.0 </text:p>
          </table:table-cell>
          <table:table-cell office:value-type="float" office:value="88.0442" calcext:value-type="float">
            <text:p>88.0 </text:p>
          </table:table-cell>
          <table:table-cell office:value-type="float" office:value="100.01" calcext:value-type="float">
            <text:p>100.0 </text:p>
          </table:table-cell>
          <table:table-cell office:value-type="float" office:value="102.0747" calcext:value-type="float">
            <text:p>102.1 </text:p>
          </table:table-cell>
          <table:table-cell office:value-type="float" office:value="101.7767" calcext:value-type="float">
            <text:p>101.8 </text:p>
          </table:table-cell>
          <table:table-cell office:value-type="float" office:value="102.376" calcext:value-type="float">
            <text:p>102.4 </text:p>
          </table:table-cell>
          <table:table-cell office:value-type="float" office:value="99.57" calcext:value-type="float">
            <text:p>99.6 </text:p>
          </table:table-cell>
          <table:table-cell office:value-type="float" office:value="100.7715" calcext:value-type="float">
            <text:p>100.8 </text:p>
          </table:table-cell>
          <table:table-cell office:value-type="float" office:value="106.4793" calcext:value-type="float">
            <text:p>106.5 </text:p>
          </table:table-cell>
          <table:table-cell office:value-type="float" office:value="99.6" calcext:value-type="float">
            <text:p>99.6 </text:p>
          </table:table-cell>
          <table:table-cell office:value-type="float" office:value="104.1279" calcext:value-type="float">
            <text:p>104.1 </text:p>
          </table:table-cell>
        </table:table-row>
        <table:table-row table:style-name="ro1">
          <table:table-cell office:value-type="string" calcext:value-type="string">
            <text:p>2012M4</text:p>
          </table:table-cell>
          <table:table-cell table:style-name="ce5" office:value-type="float" office:value="98.94769" calcext:value-type="float">
            <text:p>98.9 </text:p>
          </table:table-cell>
          <table:table-cell table:style-name="ce5" office:value-type="float" office:value="98.72279" calcext:value-type="float">
            <text:p>98.7 </text:p>
          </table:table-cell>
          <table:table-cell table:style-name="ce5" office:value-type="float" office:value="92.1055" calcext:value-type="float">
            <text:p>92.1 </text:p>
          </table:table-cell>
          <table:table-cell table:style-name="ce5" office:value-type="float" office:value="94.75262" calcext:value-type="float">
            <text:p>94.8 </text:p>
          </table:table-cell>
          <table:table-cell table:style-name="ce5" office:value-type="float" office:value="98.9" calcext:value-type="float">
            <text:p>98.9 </text:p>
          </table:table-cell>
          <table:table-cell table:style-name="ce5" office:value-type="float" office:value="102" calcext:value-type="float">
            <text:p>102.0 </text:p>
          </table:table-cell>
          <table:table-cell table:style-name="ce5" office:value-type="float" office:value="102.92" calcext:value-type="float">
            <text:p>102.9 </text:p>
          </table:table-cell>
          <table:table-cell table:style-name="ce5" office:value-type="float" office:value="105.5561" calcext:value-type="float">
            <text:p>105.6 </text:p>
          </table:table-cell>
          <table:table-cell table:style-name="ce5" office:value-type="float" office:value="102.3978" calcext:value-type="float">
            <text:p>102.4 </text:p>
          </table:table-cell>
          <table:table-cell table:style-name="ce5" office:value-type="float" office:value="108.0865" calcext:value-type="float">
            <text:p>108.1 </text:p>
          </table:table-cell>
          <table:table-cell table:style-name="ce5" office:value-type="float" office:value="98.59319" calcext:value-type="float">
            <text:p>98.6 </text:p>
          </table:table-cell>
          <table:table-cell table:style-name="ce5" office:value-type="float" office:value="99.81583" calcext:value-type="float">
            <text:p>99.8 </text:p>
          </table:table-cell>
          <table:table-cell table:style-name="ce5" office:value-type="float" office:value="96.1" calcext:value-type="float">
            <text:p>96.1 </text:p>
          </table:table-cell>
          <table:table-cell table:style-name="ce5" office:value-type="float" office:value="98.72852" calcext:value-type="float">
            <text:p>98.7 </text:p>
          </table:table-cell>
          <table:table-cell table:style-name="ce5" office:value-type="float" office:value="101.9928" calcext:value-type="float">
            <text:p>102.0 </text:p>
          </table:table-cell>
          <table:table-cell table:style-name="ce5" office:value-type="float" office:value="102.0051" calcext:value-type="float">
            <text:p>102.0 </text:p>
          </table:table-cell>
          <table:table-cell table:style-name="ce5" office:value-type="float" office:value="100.4683" calcext:value-type="float">
            <text:p>100.5 </text:p>
          </table:table-cell>
          <table:table-cell table:style-name="ce5" office:value-type="float" office:value="87.50209" calcext:value-type="float">
            <text:p>87.5 </text:p>
          </table:table-cell>
          <table:table-cell table:style-name="ce5" office:value-type="float" office:value="100.25" calcext:value-type="float">
            <text:p>100.3 </text:p>
          </table:table-cell>
          <table:table-cell table:style-name="ce5" office:value-type="float" office:value="102.8216" calcext:value-type="float">
            <text:p>102.8 </text:p>
          </table:table-cell>
          <table:table-cell table:style-name="ce5" office:value-type="float" office:value="102.0599" calcext:value-type="float">
            <text:p>102.1 </text:p>
          </table:table-cell>
          <table:table-cell table:style-name="ce5" office:value-type="float" office:value="102.5674" calcext:value-type="float">
            <text:p>102.6 </text:p>
          </table:table-cell>
          <table:table-cell table:style-name="ce5" office:value-type="float" office:value="101.09" calcext:value-type="float">
            <text:p>101.1 </text:p>
          </table:table-cell>
          <table:table-cell table:style-name="ce5" office:value-type="float" office:value="103.6003" calcext:value-type="float">
            <text:p>103.6 </text:p>
          </table:table-cell>
          <table:table-cell table:style-name="ce5" office:value-type="float" office:value="106.598" calcext:value-type="float">
            <text:p>106.6 </text:p>
          </table:table-cell>
          <table:table-cell table:style-name="ce5" office:value-type="float" office:value="99.8" calcext:value-type="float">
            <text:p>99.8 </text:p>
          </table:table-cell>
          <table:table-cell table:style-name="ce5" office:value-type="float" office:value="104.6173" calcext:value-type="float">
            <text:p>104.6 </text:p>
          </table:table-cell>
        </table:table-row>
        <table:table-row table:style-name="ro1">
          <table:table-cell office:value-type="string" calcext:value-type="string">
            <text:p>2012M5</text:p>
          </table:table-cell>
          <table:table-cell office:value-type="float" office:value="98.5771" calcext:value-type="float">
            <text:p>98.6 </text:p>
          </table:table-cell>
          <table:table-cell office:value-type="float" office:value="98.20906" calcext:value-type="float">
            <text:p>98.2 </text:p>
          </table:table-cell>
          <table:table-cell office:value-type="float" office:value="91.52255" calcext:value-type="float">
            <text:p>91.5 </text:p>
          </table:table-cell>
          <table:table-cell office:value-type="float" office:value="95.70575" calcext:value-type="float">
            <text:p>95.7 </text:p>
          </table:table-cell>
          <table:table-cell office:value-type="float" office:value="99.1" calcext:value-type="float">
            <text:p>99.1 </text:p>
          </table:table-cell>
          <table:table-cell office:value-type="float" office:value="101.9" calcext:value-type="float">
            <text:p>101.9 </text:p>
          </table:table-cell>
          <table:table-cell office:value-type="float" office:value="103.02" calcext:value-type="float">
            <text:p>103.0 </text:p>
          </table:table-cell>
          <table:table-cell office:value-type="float" office:value="105.0253" calcext:value-type="float">
            <text:p>105.0 </text:p>
          </table:table-cell>
          <table:table-cell office:value-type="float" office:value="102.0973" calcext:value-type="float">
            <text:p>102.1 </text:p>
          </table:table-cell>
          <table:table-cell office:value-type="float" office:value="107.9904" calcext:value-type="float">
            <text:p>108.0 </text:p>
          </table:table-cell>
          <table:table-cell office:value-type="float" office:value="98.4933" calcext:value-type="float">
            <text:p>98.5 </text:p>
          </table:table-cell>
          <table:table-cell office:value-type="float" office:value="99.81583" calcext:value-type="float">
            <text:p>99.8 </text:p>
          </table:table-cell>
          <table:table-cell office:value-type="float" office:value="95.5" calcext:value-type="float">
            <text:p>95.5 </text:p>
          </table:table-cell>
          <table:table-cell office:value-type="float" office:value="98.93707" calcext:value-type="float">
            <text:p>98.9 </text:p>
          </table:table-cell>
          <table:table-cell office:value-type="float" office:value="101.7313" calcext:value-type="float">
            <text:p>101.7 </text:p>
          </table:table-cell>
          <table:table-cell office:value-type="float" office:value="101.9629" calcext:value-type="float">
            <text:p>102.0 </text:p>
          </table:table-cell>
          <table:table-cell office:value-type="float" office:value="100.2386" calcext:value-type="float">
            <text:p>100.2 </text:p>
          </table:table-cell>
          <table:table-cell office:value-type="float" office:value="86.79993" calcext:value-type="float">
            <text:p>86.8 </text:p>
          </table:table-cell>
          <table:table-cell office:value-type="float" office:value="99.88" calcext:value-type="float">
            <text:p>99.9 </text:p>
          </table:table-cell>
          <table:table-cell office:value-type="float" office:value="102.9875" calcext:value-type="float">
            <text:p>103.0 </text:p>
          </table:table-cell>
          <table:table-cell office:value-type="float" office:value="101.3822" calcext:value-type="float">
            <text:p>101.4 </text:p>
          </table:table-cell>
          <table:table-cell office:value-type="float" office:value="102.6949" calcext:value-type="float">
            <text:p>102.7 </text:p>
          </table:table-cell>
          <table:table-cell office:value-type="float" office:value="101.91" calcext:value-type="float">
            <text:p>101.9 </text:p>
          </table:table-cell>
          <table:table-cell office:value-type="float" office:value="103.482" calcext:value-type="float">
            <text:p>103.5 </text:p>
          </table:table-cell>
          <table:table-cell office:value-type="float" office:value="106.5852" calcext:value-type="float">
            <text:p>106.6 </text:p>
          </table:table-cell>
          <table:table-cell office:value-type="float" office:value="99.6" calcext:value-type="float">
            <text:p>99.6 </text:p>
          </table:table-cell>
          <table:table-cell office:value-type="float" office:value="103.9972" calcext:value-type="float">
            <text:p>104.0 </text:p>
          </table:table-cell>
        </table:table-row>
        <table:table-row table:style-name="ro1">
          <table:table-cell office:value-type="string" calcext:value-type="string">
            <text:p>2012M6</text:p>
          </table:table-cell>
          <table:table-cell table:style-name="ce5" office:value-type="float" office:value="98.11386" calcext:value-type="float">
            <text:p>98.1 </text:p>
          </table:table-cell>
          <table:table-cell table:style-name="ce5" office:value-type="float" office:value="97.18159" calcext:value-type="float">
            <text:p>97.2 </text:p>
          </table:table-cell>
          <table:table-cell table:style-name="ce5" office:value-type="float" office:value="90.89721" calcext:value-type="float">
            <text:p>90.9 </text:p>
          </table:table-cell>
          <table:table-cell table:style-name="ce5" office:value-type="float" office:value="95.87012" calcext:value-type="float">
            <text:p>95.9 </text:p>
          </table:table-cell>
          <table:table-cell table:style-name="ce5" office:value-type="float" office:value="99.1" calcext:value-type="float">
            <text:p>99.1 </text:p>
          </table:table-cell>
          <table:table-cell table:style-name="ce5" office:value-type="float" office:value="101.6" calcext:value-type="float">
            <text:p>101.6 </text:p>
          </table:table-cell>
          <table:table-cell table:style-name="ce5" office:value-type="float" office:value="103.08" calcext:value-type="float">
            <text:p>103.1 </text:p>
          </table:table-cell>
          <table:table-cell table:style-name="ce5" office:value-type="float" office:value="104.4899" calcext:value-type="float">
            <text:p>104.5 </text:p>
          </table:table-cell>
          <table:table-cell table:style-name="ce5" office:value-type="float" office:value="101.947" calcext:value-type="float">
            <text:p>101.9 </text:p>
          </table:table-cell>
          <table:table-cell table:style-name="ce5" office:value-type="float" office:value="106.7414" calcext:value-type="float">
            <text:p>106.7 </text:p>
          </table:table-cell>
          <table:table-cell table:style-name="ce5" office:value-type="float" office:value="97.99384" calcext:value-type="float">
            <text:p>98.0 </text:p>
          </table:table-cell>
          <table:table-cell table:style-name="ce5" office:value-type="float" office:value="99.90911" calcext:value-type="float">
            <text:p>99.9 </text:p>
          </table:table-cell>
          <table:table-cell table:style-name="ce5" office:value-type="float" office:value="94.6" calcext:value-type="float">
            <text:p>94.6 </text:p>
          </table:table-cell>
          <table:table-cell table:style-name="ce5" office:value-type="float" office:value="98.49312" calcext:value-type="float">
            <text:p>98.5 </text:p>
          </table:table-cell>
          <table:table-cell table:style-name="ce5" office:value-type="float" office:value="101.4304" calcext:value-type="float">
            <text:p>101.4 </text:p>
          </table:table-cell>
          <table:table-cell table:style-name="ce5" office:value-type="float" office:value="101.7191" calcext:value-type="float">
            <text:p>101.7 </text:p>
          </table:table-cell>
          <table:table-cell table:style-name="ce5" office:value-type="float" office:value="99.99179" calcext:value-type="float">
            <text:p>100.0 </text:p>
          </table:table-cell>
          <table:table-cell table:style-name="ce5" office:value-type="float" office:value="87.48827" calcext:value-type="float">
            <text:p>87.5 </text:p>
          </table:table-cell>
          <table:table-cell table:style-name="ce5" office:value-type="float" office:value="98.8" calcext:value-type="float">
            <text:p>98.8 </text:p>
          </table:table-cell>
          <table:table-cell table:style-name="ce5" office:value-type="float" office:value="103.0705" calcext:value-type="float">
            <text:p>103.1 </text:p>
          </table:table-cell>
          <table:table-cell table:style-name="ce5" office:value-type="float" office:value="100.9473" calcext:value-type="float">
            <text:p>100.9 </text:p>
          </table:table-cell>
          <table:table-cell table:style-name="ce5" office:value-type="float" office:value="102.7587" calcext:value-type="float">
            <text:p>102.8 </text:p>
          </table:table-cell>
          <table:table-cell table:style-name="ce5" office:value-type="float" office:value="100.72" calcext:value-type="float">
            <text:p>100.7 </text:p>
          </table:table-cell>
          <table:table-cell table:style-name="ce5" office:value-type="float" office:value="102.5349" calcext:value-type="float">
            <text:p>102.5 </text:p>
          </table:table-cell>
          <table:table-cell table:style-name="ce5" office:value-type="float" office:value="105.8234" calcext:value-type="float">
            <text:p>105.8 </text:p>
          </table:table-cell>
          <table:table-cell table:style-name="ce5" office:value-type="float" office:value="98.6" calcext:value-type="float">
            <text:p>98.6 </text:p>
          </table:table-cell>
          <table:table-cell table:style-name="ce5" office:value-type="float" office:value="102.899" calcext:value-type="float">
            <text:p>102.9 </text:p>
          </table:table-cell>
        </table:table-row>
        <table:table-row table:style-name="ro1">
          <table:table-cell office:value-type="string" calcext:value-type="string">
            <text:p>2012M7</text:p>
          </table:table-cell>
          <table:table-cell office:value-type="float" office:value="96.90944" calcext:value-type="float">
            <text:p>96.9 </text:p>
          </table:table-cell>
          <table:table-cell office:value-type="float" office:value="96.92472" calcext:value-type="float">
            <text:p>96.9 </text:p>
          </table:table-cell>
          <table:table-cell office:value-type="float" office:value="90.57924" calcext:value-type="float">
            <text:p>90.6 </text:p>
          </table:table-cell>
          <table:table-cell office:value-type="float" office:value="95.52898" calcext:value-type="float">
            <text:p>95.5 </text:p>
          </table:table-cell>
          <table:table-cell office:value-type="float" office:value="98.5" calcext:value-type="float">
            <text:p>98.5 </text:p>
          </table:table-cell>
          <table:table-cell office:value-type="float" office:value="100.8" calcext:value-type="float">
            <text:p>100.8 </text:p>
          </table:table-cell>
          <table:table-cell office:value-type="float" office:value="100.32" calcext:value-type="float">
            <text:p>100.3 </text:p>
          </table:table-cell>
          <table:table-cell office:value-type="float" office:value="102.0463" calcext:value-type="float">
            <text:p>102.0 </text:p>
          </table:table-cell>
          <table:table-cell office:value-type="float" office:value="101.4963" calcext:value-type="float">
            <text:p>101.5 </text:p>
          </table:table-cell>
          <table:table-cell office:value-type="float" office:value="105.5885" calcext:value-type="float">
            <text:p>105.6 </text:p>
          </table:table-cell>
          <table:table-cell office:value-type="float" office:value="97.69417" calcext:value-type="float">
            <text:p>97.7 </text:p>
          </table:table-cell>
          <table:table-cell office:value-type="float" office:value="99.53597" calcext:value-type="float">
            <text:p>99.5 </text:p>
          </table:table-cell>
          <table:table-cell office:value-type="float" office:value="93.9" calcext:value-type="float">
            <text:p>93.9 </text:p>
          </table:table-cell>
          <table:table-cell office:value-type="float" office:value="97.73116" calcext:value-type="float">
            <text:p>97.7 </text:p>
          </table:table-cell>
          <table:table-cell office:value-type="float" office:value="100.7107" calcext:value-type="float">
            <text:p>100.7 </text:p>
          </table:table-cell>
          <table:table-cell office:value-type="float" office:value="101.5623" calcext:value-type="float">
            <text:p>101.6 </text:p>
          </table:table-cell>
          <table:table-cell office:value-type="float" office:value="98.06871" calcext:value-type="float">
            <text:p>98.1 </text:p>
          </table:table-cell>
          <table:table-cell office:value-type="float" office:value="88.19432" calcext:value-type="float">
            <text:p>88.2 </text:p>
          </table:table-cell>
          <table:table-cell office:value-type="float" office:value="97.98" calcext:value-type="float">
            <text:p>98.0 </text:p>
          </table:table-cell>
          <table:table-cell office:value-type="float" office:value="102.1577" calcext:value-type="float">
            <text:p>102.2 </text:p>
          </table:table-cell>
          <table:table-cell office:value-type="float" office:value="100.5428" calcext:value-type="float">
            <text:p>100.5 </text:p>
          </table:table-cell>
          <table:table-cell office:value-type="float" office:value="102.6312" calcext:value-type="float">
            <text:p>102.6 </text:p>
          </table:table-cell>
          <table:table-cell office:value-type="float" office:value="98.58" calcext:value-type="float">
            <text:p>98.6 </text:p>
          </table:table-cell>
          <table:table-cell office:value-type="float" office:value="101.4674" calcext:value-type="float">
            <text:p>101.5 </text:p>
          </table:table-cell>
          <table:table-cell office:value-type="float" office:value="104.4816" calcext:value-type="float">
            <text:p>104.5 </text:p>
          </table:table-cell>
          <table:table-cell office:value-type="float" office:value="98.1" calcext:value-type="float">
            <text:p>98.1 </text:p>
          </table:table-cell>
          <table:table-cell office:value-type="float" office:value="102.2962" calcext:value-type="float">
            <text:p>102.3 </text:p>
          </table:table-cell>
        </table:table-row>
        <table:table-row table:style-name="ro1">
          <table:table-cell office:value-type="string" calcext:value-type="string">
            <text:p>2012M8</text:p>
          </table:table-cell>
          <table:table-cell table:style-name="ce5" office:value-type="float" office:value="97.46532" calcext:value-type="float">
            <text:p>97.5 </text:p>
          </table:table-cell>
          <table:table-cell table:style-name="ce5" office:value-type="float" office:value="97.6097" calcext:value-type="float">
            <text:p>97.6 </text:p>
          </table:table-cell>
          <table:table-cell table:style-name="ce5" office:value-type="float" office:value="91.27877" calcext:value-type="float">
            <text:p>91.3 </text:p>
          </table:table-cell>
          <table:table-cell table:style-name="ce5" office:value-type="float" office:value="95.37495" calcext:value-type="float">
            <text:p>95.4 </text:p>
          </table:table-cell>
          <table:table-cell table:style-name="ce5" office:value-type="float" office:value="98.3" calcext:value-type="float">
            <text:p>98.3 </text:p>
          </table:table-cell>
          <table:table-cell table:style-name="ce5" office:value-type="float" office:value="101.8" calcext:value-type="float">
            <text:p>101.8 </text:p>
          </table:table-cell>
          <table:table-cell table:style-name="ce5" office:value-type="float" office:value="101.5" calcext:value-type="float">
            <text:p>101.5 </text:p>
          </table:table-cell>
          <table:table-cell table:style-name="ce5" office:value-type="float" office:value="100.1717" calcext:value-type="float">
            <text:p>100.2 </text:p>
          </table:table-cell>
          <table:table-cell table:style-name="ce5" office:value-type="float" office:value="101.5714" calcext:value-type="float">
            <text:p>101.6 </text:p>
          </table:table-cell>
          <table:table-cell table:style-name="ce5" office:value-type="float" office:value="107.2218" calcext:value-type="float">
            <text:p>107.2 </text:p>
          </table:table-cell>
          <table:table-cell table:style-name="ce5" office:value-type="float" office:value="99.09265" calcext:value-type="float">
            <text:p>99.1 </text:p>
          </table:table-cell>
          <table:table-cell table:style-name="ce5" office:value-type="float" office:value="99.72254" calcext:value-type="float">
            <text:p>99.7 </text:p>
          </table:table-cell>
          <table:table-cell table:style-name="ce5" office:value-type="float" office:value="93.7" calcext:value-type="float">
            <text:p>93.7 </text:p>
          </table:table-cell>
          <table:table-cell table:style-name="ce5" office:value-type="float" office:value="98.49312" calcext:value-type="float">
            <text:p>98.5 </text:p>
          </table:table-cell>
          <table:table-cell table:style-name="ce5" office:value-type="float" office:value="100.2811" calcext:value-type="float">
            <text:p>100.3 </text:p>
          </table:table-cell>
          <table:table-cell table:style-name="ce5" office:value-type="float" office:value="101.7581" calcext:value-type="float">
            <text:p>101.8 </text:p>
          </table:table-cell>
          <table:table-cell table:style-name="ce5" office:value-type="float" office:value="100.5194" calcext:value-type="float">
            <text:p>100.5 </text:p>
          </table:table-cell>
          <table:table-cell table:style-name="ce5" office:value-type="float" office:value="88.61835" calcext:value-type="float">
            <text:p>88.6 </text:p>
          </table:table-cell>
          <table:table-cell table:style-name="ce5" office:value-type="float" office:value="98.26" calcext:value-type="float">
            <text:p>98.3 </text:p>
          </table:table-cell>
          <table:table-cell table:style-name="ce5" office:value-type="float" office:value="101.7427" calcext:value-type="float">
            <text:p>101.7 </text:p>
          </table:table-cell>
          <table:table-cell table:style-name="ce5" office:value-type="float" office:value="100.1382" calcext:value-type="float">
            <text:p>100.1 </text:p>
          </table:table-cell>
          <table:table-cell table:style-name="ce5" office:value-type="float" office:value="102.6312" calcext:value-type="float">
            <text:p>102.6 </text:p>
          </table:table-cell>
          <table:table-cell table:style-name="ce5" office:value-type="float" office:value="99.28" calcext:value-type="float">
            <text:p>99.3 </text:p>
          </table:table-cell>
          <table:table-cell table:style-name="ce5" office:value-type="float" office:value="102.0977" calcext:value-type="float">
            <text:p>102.1 </text:p>
          </table:table-cell>
          <table:table-cell table:style-name="ce5" office:value-type="float" office:value="104.5662" calcext:value-type="float">
            <text:p>104.6 </text:p>
          </table:table-cell>
          <table:table-cell table:style-name="ce5" office:value-type="float" office:value="98.7" calcext:value-type="float">
            <text:p>98.7 </text:p>
          </table:table-cell>
          <table:table-cell table:style-name="ce5" office:value-type="float" office:value="103.4404" calcext:value-type="float">
            <text:p>103.4 </text:p>
          </table:table-cell>
        </table:table-row>
        <table:table-row table:style-name="ro1">
          <table:table-cell office:value-type="string" calcext:value-type="string">
            <text:p>2012M9</text:p>
          </table:table-cell>
          <table:table-cell office:value-type="float" office:value="99.31828" calcext:value-type="float">
            <text:p>99.3 </text:p>
          </table:table-cell>
          <table:table-cell office:value-type="float" office:value="97.78095" calcext:value-type="float">
            <text:p>97.8 </text:p>
          </table:table-cell>
          <table:table-cell office:value-type="float" office:value="92.63544" calcext:value-type="float">
            <text:p>92.6 </text:p>
          </table:table-cell>
          <table:table-cell office:value-type="float" office:value="95.0917" calcext:value-type="float">
            <text:p>95.1 </text:p>
          </table:table-cell>
          <table:table-cell office:value-type="float" office:value="98.6" calcext:value-type="float">
            <text:p>98.6 </text:p>
          </table:table-cell>
          <table:table-cell office:value-type="float" office:value="102.5" calcext:value-type="float">
            <text:p>102.5 </text:p>
          </table:table-cell>
          <table:table-cell office:value-type="float" office:value="102.88" calcext:value-type="float">
            <text:p>102.9 </text:p>
          </table:table-cell>
          <table:table-cell office:value-type="float" office:value="104.8347" calcext:value-type="float">
            <text:p>104.8 </text:p>
          </table:table-cell>
          <table:table-cell office:value-type="float" office:value="102.2475" calcext:value-type="float">
            <text:p>102.2 </text:p>
          </table:table-cell>
          <table:table-cell office:value-type="float" office:value="108.0865" calcext:value-type="float">
            <text:p>108.1 </text:p>
          </table:table-cell>
          <table:table-cell office:value-type="float" office:value="99.99168" calcext:value-type="float">
            <text:p>100.0 </text:p>
          </table:table-cell>
          <table:table-cell office:value-type="float" office:value="100.3755" calcext:value-type="float">
            <text:p>100.4 </text:p>
          </table:table-cell>
          <table:table-cell office:value-type="float" office:value="94.5" calcext:value-type="float">
            <text:p>94.5 </text:p>
          </table:table-cell>
          <table:table-cell office:value-type="float" office:value="100.1523" calcext:value-type="float">
            <text:p>100.2 </text:p>
          </table:table-cell>
          <table:table-cell office:value-type="float" office:value="101.0665" calcext:value-type="float">
            <text:p>101.1 </text:p>
          </table:table-cell>
          <table:table-cell office:value-type="float" office:value="102.776" calcext:value-type="float">
            <text:p>102.8 </text:p>
          </table:table-cell>
          <table:table-cell office:value-type="float" office:value="101.0554" calcext:value-type="float">
            <text:p>101.1 </text:p>
          </table:table-cell>
          <table:table-cell office:value-type="float" office:value="89.29634" calcext:value-type="float">
            <text:p>89.3 </text:p>
          </table:table-cell>
          <table:table-cell office:value-type="float" office:value="99.85" calcext:value-type="float">
            <text:p>99.9 </text:p>
          </table:table-cell>
          <table:table-cell office:value-type="float" office:value="101.9087" calcext:value-type="float">
            <text:p>101.9 </text:p>
          </table:table-cell>
          <table:table-cell office:value-type="float" office:value="101.4328" calcext:value-type="float">
            <text:p>101.4 </text:p>
          </table:table-cell>
          <table:table-cell office:value-type="float" office:value="102.8863" calcext:value-type="float">
            <text:p>102.9 </text:p>
          </table:table-cell>
          <table:table-cell office:value-type="float" office:value="101.01" calcext:value-type="float">
            <text:p>101.0 </text:p>
          </table:table-cell>
          <table:table-cell office:value-type="float" office:value="104.4482" calcext:value-type="float">
            <text:p>104.4 </text:p>
          </table:table-cell>
          <table:table-cell office:value-type="float" office:value="105.3628" calcext:value-type="float">
            <text:p>105.4 </text:p>
          </table:table-cell>
          <table:table-cell office:value-type="float" office:value="99.8" calcext:value-type="float">
            <text:p>99.8 </text:p>
          </table:table-cell>
          <table:table-cell office:value-type="float" office:value="104.3333" calcext:value-type="float">
            <text:p>104.3 </text:p>
          </table:table-cell>
        </table:table-row>
        <table:table-row table:style-name="ro1">
          <table:table-cell office:value-type="string" calcext:value-type="string">
            <text:p>2012M10</text:p>
          </table:table-cell>
          <table:table-cell table:style-name="ce5" office:value-type="float" office:value="99.68887" calcext:value-type="float">
            <text:p>99.7 </text:p>
          </table:table-cell>
          <table:table-cell table:style-name="ce5" office:value-type="float" office:value="98.03782" calcext:value-type="float">
            <text:p>98.0 </text:p>
          </table:table-cell>
          <table:table-cell table:style-name="ce5" office:value-type="float" office:value="93.20779" calcext:value-type="float">
            <text:p>93.2 </text:p>
          </table:table-cell>
          <table:table-cell table:style-name="ce5" office:value-type="float" office:value="95.51761" calcext:value-type="float">
            <text:p>95.5 </text:p>
          </table:table-cell>
          <table:table-cell table:style-name="ce5" office:value-type="float" office:value="99.1" calcext:value-type="float">
            <text:p>99.1 </text:p>
          </table:table-cell>
          <table:table-cell table:style-name="ce5" office:value-type="float" office:value="102.3" calcext:value-type="float">
            <text:p>102.3 </text:p>
          </table:table-cell>
          <table:table-cell table:style-name="ce5" office:value-type="float" office:value="102.65" calcext:value-type="float">
            <text:p>102.7 </text:p>
          </table:table-cell>
          <table:table-cell table:style-name="ce5" office:value-type="float" office:value="106.5549" calcext:value-type="float">
            <text:p>106.6 </text:p>
          </table:table-cell>
          <table:table-cell table:style-name="ce5" office:value-type="float" office:value="102.6232" calcext:value-type="float">
            <text:p>102.6 </text:p>
          </table:table-cell>
          <table:table-cell table:style-name="ce5" office:value-type="float" office:value="107.9904" calcext:value-type="float">
            <text:p>108.0 </text:p>
          </table:table-cell>
          <table:table-cell table:style-name="ce5" office:value-type="float" office:value="99.59211" calcext:value-type="float">
            <text:p>99.6 </text:p>
          </table:table-cell>
          <table:table-cell table:style-name="ce5" office:value-type="float" office:value="100.5621" calcext:value-type="float">
            <text:p>100.6 </text:p>
          </table:table-cell>
          <table:table-cell table:style-name="ce5" office:value-type="float" office:value="94.6" calcext:value-type="float">
            <text:p>94.6 </text:p>
          </table:table-cell>
          <table:table-cell table:style-name="ce5" office:value-type="float" office:value="99.52661" calcext:value-type="float">
            <text:p>99.5 </text:p>
          </table:table-cell>
          <table:table-cell table:style-name="ce5" office:value-type="float" office:value="101.2676" calcext:value-type="float">
            <text:p>101.3 </text:p>
          </table:table-cell>
          <table:table-cell table:style-name="ce5" office:value-type="float" office:value="102.5613" calcext:value-type="float">
            <text:p>102.6 </text:p>
          </table:table-cell>
          <table:table-cell table:style-name="ce5" office:value-type="float" office:value="101.149" calcext:value-type="float">
            <text:p>101.1 </text:p>
          </table:table-cell>
          <table:table-cell table:style-name="ce5" office:value-type="float" office:value="89.99553" calcext:value-type="float">
            <text:p>90.0 </text:p>
          </table:table-cell>
          <table:table-cell table:style-name="ce5" office:value-type="float" office:value="100.96" calcext:value-type="float">
            <text:p>101.0 </text:p>
          </table:table-cell>
          <table:table-cell table:style-name="ce5" office:value-type="float" office:value="102.4066" calcext:value-type="float">
            <text:p>102.4 </text:p>
          </table:table-cell>
          <table:table-cell table:style-name="ce5" office:value-type="float" office:value="102.1711" calcext:value-type="float">
            <text:p>102.2 </text:p>
          </table:table-cell>
          <table:table-cell table:style-name="ce5" office:value-type="float" office:value="103.3328" calcext:value-type="float">
            <text:p>103.3 </text:p>
          </table:table-cell>
          <table:table-cell table:style-name="ce5" office:value-type="float" office:value="101.79" calcext:value-type="float">
            <text:p>101.8 </text:p>
          </table:table-cell>
          <table:table-cell table:style-name="ce5" office:value-type="float" office:value="105.9539" calcext:value-type="float">
            <text:p>106.0 </text:p>
          </table:table-cell>
          <table:table-cell table:style-name="ce5" office:value-type="float" office:value="105.7269" calcext:value-type="float">
            <text:p>105.7 </text:p>
          </table:table-cell>
          <table:table-cell table:style-name="ce5" office:value-type="float" office:value="100.1" calcext:value-type="float">
            <text:p>100.1 </text:p>
          </table:table-cell>
          <table:table-cell table:style-name="ce5" office:value-type="float" office:value="104.2035" calcext:value-type="float">
            <text:p>104.2 </text:p>
          </table:table-cell>
        </table:table-row>
        <table:table-row table:style-name="ro1">
          <table:table-cell office:value-type="string" calcext:value-type="string">
            <text:p>2012M11</text:p>
          </table:table-cell>
          <table:table-cell office:value-type="float" office:value="99.68887" calcext:value-type="float">
            <text:p>99.7 </text:p>
          </table:table-cell>
          <table:table-cell office:value-type="float" office:value="97.43846" calcext:value-type="float">
            <text:p>97.4 </text:p>
          </table:table-cell>
          <table:table-cell office:value-type="float" office:value="92.44466" calcext:value-type="float">
            <text:p>92.4 </text:p>
          </table:table-cell>
          <table:table-cell office:value-type="float" office:value="95.98177" calcext:value-type="float">
            <text:p>96.0 </text:p>
          </table:table-cell>
          <table:table-cell office:value-type="float" office:value="99" calcext:value-type="float">
            <text:p>99.0 </text:p>
          </table:table-cell>
          <table:table-cell office:value-type="float" office:value="102.2" calcext:value-type="float">
            <text:p>102.2 </text:p>
          </table:table-cell>
          <table:table-cell office:value-type="float" office:value="102.81" calcext:value-type="float">
            <text:p>102.8 </text:p>
          </table:table-cell>
          <table:table-cell office:value-type="float" office:value="105.7583" calcext:value-type="float">
            <text:p>105.8 </text:p>
          </table:table-cell>
          <table:table-cell office:value-type="float" office:value="102.4729" calcext:value-type="float">
            <text:p>102.5 </text:p>
          </table:table-cell>
          <table:table-cell office:value-type="float" office:value="107.3179" calcext:value-type="float">
            <text:p>107.3 </text:p>
          </table:table-cell>
          <table:table-cell office:value-type="float" office:value="99.19254" calcext:value-type="float">
            <text:p>99.2 </text:p>
          </table:table-cell>
          <table:table-cell office:value-type="float" office:value="100.4688" calcext:value-type="float">
            <text:p>100.5 </text:p>
          </table:table-cell>
          <table:table-cell office:value-type="float" office:value="94.1" calcext:value-type="float">
            <text:p>94.1 </text:p>
          </table:table-cell>
          <table:table-cell office:value-type="float" office:value="98.75639" calcext:value-type="float">
            <text:p>98.8 </text:p>
          </table:table-cell>
          <table:table-cell office:value-type="float" office:value="101.2792" calcext:value-type="float">
            <text:p>101.3 </text:p>
          </table:table-cell>
          <table:table-cell office:value-type="float" office:value="102.42" calcext:value-type="float">
            <text:p>102.4 </text:p>
          </table:table-cell>
          <table:table-cell office:value-type="float" office:value="100.8342" calcext:value-type="float">
            <text:p>100.8 </text:p>
          </table:table-cell>
          <table:table-cell office:value-type="float" office:value="91.27821" calcext:value-type="float">
            <text:p>91.3 </text:p>
          </table:table-cell>
          <table:table-cell office:value-type="float" office:value="100.77" calcext:value-type="float">
            <text:p>100.8 </text:p>
          </table:table-cell>
          <table:table-cell office:value-type="float" office:value="102.4066" calcext:value-type="float">
            <text:p>102.4 </text:p>
          </table:table-cell>
          <table:table-cell office:value-type="float" office:value="101.7362" calcext:value-type="float">
            <text:p>101.7 </text:p>
          </table:table-cell>
          <table:table-cell office:value-type="float" office:value="103.3328" calcext:value-type="float">
            <text:p>103.3 </text:p>
          </table:table-cell>
          <table:table-cell office:value-type="float" office:value="101.52" calcext:value-type="float">
            <text:p>101.5 </text:p>
          </table:table-cell>
          <table:table-cell office:value-type="float" office:value="105.8019" calcext:value-type="float">
            <text:p>105.8 </text:p>
          </table:table-cell>
          <table:table-cell office:value-type="float" office:value="104.954" calcext:value-type="float">
            <text:p>105.0 </text:p>
          </table:table-cell>
          <table:table-cell office:value-type="float" office:value="100.4" calcext:value-type="float">
            <text:p>100.4 </text:p>
          </table:table-cell>
          <table:table-cell office:value-type="float" office:value="102.8315" calcext:value-type="float">
            <text:p>102.8 </text:p>
          </table:table-cell>
        </table:table-row>
        <table:table-row table:style-name="ro1">
          <table:table-cell office:value-type="string" calcext:value-type="string">
            <text:p>2012M12</text:p>
          </table:table-cell>
          <table:table-cell table:style-name="ce5" office:value-type="float" office:value="99.50357" calcext:value-type="float">
            <text:p>99.5 </text:p>
          </table:table-cell>
          <table:table-cell table:style-name="ce5" office:value-type="float" office:value="96.41099" calcext:value-type="float">
            <text:p>96.4 </text:p>
          </table:table-cell>
          <table:table-cell table:style-name="ce5" office:value-type="float" office:value="91.74513" calcext:value-type="float">
            <text:p>91.7 </text:p>
          </table:table-cell>
          <table:table-cell table:style-name="ce5" office:value-type="float" office:value="95.60341" calcext:value-type="float">
            <text:p>95.6 </text:p>
          </table:table-cell>
          <table:table-cell table:style-name="ce5" office:value-type="float" office:value="98.9" calcext:value-type="float">
            <text:p>98.9 </text:p>
          </table:table-cell>
          <table:table-cell table:style-name="ce5" office:value-type="float" office:value="101.7" calcext:value-type="float">
            <text:p>101.7 </text:p>
          </table:table-cell>
          <table:table-cell table:style-name="ce5" office:value-type="float" office:value="103" calcext:value-type="float">
            <text:p>103.0 </text:p>
          </table:table-cell>
          <table:table-cell table:style-name="ce5" office:value-type="float" office:value="105.6465" calcext:value-type="float">
            <text:p>105.6 </text:p>
          </table:table-cell>
          <table:table-cell table:style-name="ce5" office:value-type="float" office:value="102.3227" calcext:value-type="float">
            <text:p>102.3 </text:p>
          </table:table-cell>
          <table:table-cell table:style-name="ce5" office:value-type="float" office:value="106.9335" calcext:value-type="float">
            <text:p>106.9 </text:p>
          </table:table-cell>
          <table:table-cell table:style-name="ce5" office:value-type="float" office:value="99.692" calcext:value-type="float">
            <text:p>99.7 </text:p>
          </table:table-cell>
          <table:table-cell table:style-name="ce5" office:value-type="float" office:value="100.4688" calcext:value-type="float">
            <text:p>100.5 </text:p>
          </table:table-cell>
          <table:table-cell table:style-name="ce5" office:value-type="float" office:value="94.2" calcext:value-type="float">
            <text:p>94.2 </text:p>
          </table:table-cell>
          <table:table-cell table:style-name="ce5" office:value-type="float" office:value="98.91953" calcext:value-type="float">
            <text:p>98.9 </text:p>
          </table:table-cell>
          <table:table-cell table:style-name="ce5" office:value-type="float" office:value="101.3314" calcext:value-type="float">
            <text:p>101.3 </text:p>
          </table:table-cell>
          <table:table-cell table:style-name="ce5" office:value-type="float" office:value="102.2094" calcext:value-type="float">
            <text:p>102.2 </text:p>
          </table:table-cell>
          <table:table-cell table:style-name="ce5" office:value-type="float" office:value="100.5874" calcext:value-type="float">
            <text:p>100.6 </text:p>
          </table:table-cell>
          <table:table-cell table:style-name="ce5" office:value-type="float" office:value="91.76352" calcext:value-type="float">
            <text:p>91.8 </text:p>
          </table:table-cell>
          <table:table-cell table:style-name="ce5" office:value-type="float" office:value="100.09" calcext:value-type="float">
            <text:p>100.1 </text:p>
          </table:table-cell>
          <table:table-cell table:style-name="ce5" office:value-type="float" office:value="102.4896" calcext:value-type="float">
            <text:p>102.5 </text:p>
          </table:table-cell>
          <table:table-cell table:style-name="ce5" office:value-type="float" office:value="101.4227" calcext:value-type="float">
            <text:p>101.4 </text:p>
          </table:table-cell>
          <table:table-cell table:style-name="ce5" office:value-type="float" office:value="103.269" calcext:value-type="float">
            <text:p>103.3 </text:p>
          </table:table-cell>
          <table:table-cell table:style-name="ce5" office:value-type="float" office:value="101.09" calcext:value-type="float">
            <text:p>101.1 </text:p>
          </table:table-cell>
          <table:table-cell table:style-name="ce5" office:value-type="float" office:value="105.3531" calcext:value-type="float">
            <text:p>105.4 </text:p>
          </table:table-cell>
          <table:table-cell table:style-name="ce5" office:value-type="float" office:value="104.2353" calcext:value-type="float">
            <text:p>104.2 </text:p>
          </table:table-cell>
          <table:table-cell table:style-name="ce5" office:value-type="float" office:value="100.8" calcext:value-type="float">
            <text:p>100.8 </text:p>
          </table:table-cell>
          <table:table-cell table:style-name="ce5" office:value-type="float" office:value="101.9285" calcext:value-type="float">
            <text:p>101.9 </text:p>
          </table:table-cell>
        </table:table-row>
        <table:table-row table:style-name="ro1">
          <table:table-cell office:value-type="string" calcext:value-type="string">
            <text:p>2013M1</text:p>
          </table:table-cell>
          <table:table-cell office:value-type="float" office:value="98.3918" calcext:value-type="float">
            <text:p>98.4 </text:p>
          </table:table-cell>
          <table:table-cell office:value-type="float" office:value="96.66785" calcext:value-type="float">
            <text:p>96.7 </text:p>
          </table:table-cell>
          <table:table-cell office:value-type="float" office:value="92.02071" calcext:value-type="float">
            <text:p>92.0 </text:p>
          </table:table-cell>
          <table:table-cell office:value-type="float" office:value="95.93938" calcext:value-type="float">
            <text:p>95.9 </text:p>
          </table:table-cell>
          <table:table-cell office:value-type="float" office:value="100.1" calcext:value-type="float">
            <text:p>100.1 </text:p>
          </table:table-cell>
          <table:table-cell office:value-type="float" office:value="100.5" calcext:value-type="float">
            <text:p>100.5 </text:p>
          </table:table-cell>
          <table:table-cell office:value-type="float" office:value="100.59" calcext:value-type="float">
            <text:p>100.6 </text:p>
          </table:table-cell>
          <table:table-cell office:value-type="float" office:value="103.0467" calcext:value-type="float">
            <text:p>103.0 </text:p>
          </table:table-cell>
          <table:table-cell office:value-type="float" office:value="103.1491" calcext:value-type="float">
            <text:p>103.1 </text:p>
          </table:table-cell>
          <table:table-cell office:value-type="float" office:value="105.6845" calcext:value-type="float">
            <text:p>105.7 </text:p>
          </table:table-cell>
          <table:table-cell office:value-type="float" office:value="99.59211" calcext:value-type="float">
            <text:p>99.6 </text:p>
          </table:table-cell>
          <table:table-cell office:value-type="float" office:value="100.842" calcext:value-type="float">
            <text:p>100.8 </text:p>
          </table:table-cell>
          <table:table-cell office:value-type="float" office:value="94.5" calcext:value-type="float">
            <text:p>94.5 </text:p>
          </table:table-cell>
          <table:table-cell office:value-type="float" office:value="99.66187" calcext:value-type="float">
            <text:p>99.7 </text:p>
          </table:table-cell>
          <table:table-cell office:value-type="float" office:value="101.0987" calcext:value-type="float">
            <text:p>101.1 </text:p>
          </table:table-cell>
          <table:table-cell office:value-type="float" office:value="102.503" calcext:value-type="float">
            <text:p>102.5 </text:p>
          </table:table-cell>
          <table:table-cell office:value-type="float" office:value="98.28995" calcext:value-type="float">
            <text:p>98.3 </text:p>
          </table:table-cell>
          <table:table-cell office:value-type="float" office:value="91.99077" calcext:value-type="float">
            <text:p>92.0 </text:p>
          </table:table-cell>
          <table:table-cell office:value-type="float" office:value="99.47" calcext:value-type="float">
            <text:p>99.5 </text:p>
          </table:table-cell>
          <table:table-cell office:value-type="float" office:value="102.4896" calcext:value-type="float">
            <text:p>102.5 </text:p>
          </table:table-cell>
          <table:table-cell office:value-type="float" office:value="99.71344" calcext:value-type="float">
            <text:p>99.7 </text:p>
          </table:table-cell>
          <table:table-cell office:value-type="float" office:value="101.2917" calcext:value-type="float">
            <text:p>101.3 </text:p>
          </table:table-cell>
          <table:table-cell office:value-type="float" office:value="99.84" calcext:value-type="float">
            <text:p>99.8 </text:p>
          </table:table-cell>
          <table:table-cell office:value-type="float" office:value="101.8528" calcext:value-type="float">
            <text:p>101.9 </text:p>
          </table:table-cell>
          <table:table-cell office:value-type="float" office:value="103.2956" calcext:value-type="float">
            <text:p>103.3 </text:p>
          </table:table-cell>
          <table:table-cell office:value-type="float" office:value="100.1" calcext:value-type="float">
            <text:p>100.1 </text:p>
          </table:table-cell>
          <table:table-cell office:value-type="float" office:value="102.1532" calcext:value-type="float">
            <text:p>102.2 </text:p>
          </table:table-cell>
        </table:table-row>
        <table:table-row table:style-name="ro1">
          <table:table-cell office:value-type="string" calcext:value-type="string">
            <text:p>2013M2</text:p>
          </table:table-cell>
          <table:table-cell table:style-name="ce5" office:value-type="float" office:value="98.66975" calcext:value-type="float">
            <text:p>98.7 </text:p>
          </table:table-cell>
          <table:table-cell table:style-name="ce5" office:value-type="float" office:value="98.63718" calcext:value-type="float">
            <text:p>98.6 </text:p>
          </table:table-cell>
          <table:table-cell table:style-name="ce5" office:value-type="float" office:value="91.97831" calcext:value-type="float">
            <text:p>92.0 </text:p>
          </table:table-cell>
          <table:table-cell table:style-name="ce5" office:value-type="float" office:value="96.99382" calcext:value-type="float">
            <text:p>97.0 </text:p>
          </table:table-cell>
          <table:table-cell table:style-name="ce5" office:value-type="float" office:value="100.1" calcext:value-type="float">
            <text:p>100.1 </text:p>
          </table:table-cell>
          <table:table-cell table:style-name="ce5" office:value-type="float" office:value="101.4" calcext:value-type="float">
            <text:p>101.4 </text:p>
          </table:table-cell>
          <table:table-cell table:style-name="ce5" office:value-type="float" office:value="100.73" calcext:value-type="float">
            <text:p>100.7 </text:p>
          </table:table-cell>
          <table:table-cell table:style-name="ce5" office:value-type="float" office:value="100.3686" calcext:value-type="float">
            <text:p>100.4 </text:p>
          </table:table-cell>
          <table:table-cell table:style-name="ce5" office:value-type="float" office:value="102.7734" calcext:value-type="float">
            <text:p>102.8 </text:p>
          </table:table-cell>
          <table:table-cell table:style-name="ce5" office:value-type="float" office:value="106.9335" calcext:value-type="float">
            <text:p>106.9 </text:p>
          </table:table-cell>
          <table:table-cell table:style-name="ce5" office:value-type="float" office:value="99.79189" calcext:value-type="float">
            <text:p>99.8 </text:p>
          </table:table-cell>
          <table:table-cell table:style-name="ce5" office:value-type="float" office:value="101.0285" calcext:value-type="float">
            <text:p>101.0 </text:p>
          </table:table-cell>
          <table:table-cell table:style-name="ce5" office:value-type="float" office:value="94.2" calcext:value-type="float">
            <text:p>94.2 </text:p>
          </table:table-cell>
          <table:table-cell table:style-name="ce5" office:value-type="float" office:value="100.0428" calcext:value-type="float">
            <text:p>100.0 </text:p>
          </table:table-cell>
          <table:table-cell table:style-name="ce5" office:value-type="float" office:value="100.8657" calcext:value-type="float">
            <text:p>100.9 </text:p>
          </table:table-cell>
          <table:table-cell table:style-name="ce5" office:value-type="float" office:value="102.4047" calcext:value-type="float">
            <text:p>102.4 </text:p>
          </table:table-cell>
          <table:table-cell table:style-name="ce5" office:value-type="float" office:value="101.2597" calcext:value-type="float">
            <text:p>101.3 </text:p>
          </table:table-cell>
          <table:table-cell table:style-name="ce5" office:value-type="float" office:value="92.2253" calcext:value-type="float">
            <text:p>92.2 </text:p>
          </table:table-cell>
          <table:table-cell table:style-name="ce5" office:value-type="float" office:value="100.72" calcext:value-type="float">
            <text:p>100.7 </text:p>
          </table:table-cell>
          <table:table-cell table:style-name="ce5" office:value-type="float" office:value="102.4896" calcext:value-type="float">
            <text:p>102.5 </text:p>
          </table:table-cell>
          <table:table-cell table:style-name="ce5" office:value-type="float" office:value="99.33922" calcext:value-type="float">
            <text:p>99.3 </text:p>
          </table:table-cell>
          <table:table-cell table:style-name="ce5" office:value-type="float" office:value="101.2279" calcext:value-type="float">
            <text:p>101.2 </text:p>
          </table:table-cell>
          <table:table-cell table:style-name="ce5" office:value-type="float" office:value="100.94" calcext:value-type="float">
            <text:p>100.9 </text:p>
          </table:table-cell>
          <table:table-cell table:style-name="ce5" office:value-type="float" office:value="102.2033" calcext:value-type="float">
            <text:p>102.2 </text:p>
          </table:table-cell>
          <table:table-cell table:style-name="ce5" office:value-type="float" office:value="103.8812" calcext:value-type="float">
            <text:p>103.9 </text:p>
          </table:table-cell>
          <table:table-cell table:style-name="ce5" office:value-type="float" office:value="101.1" calcext:value-type="float">
            <text:p>101.1 </text:p>
          </table:table-cell>
          <table:table-cell table:style-name="ce5" office:value-type="float" office:value="103.7632" calcext:value-type="float">
            <text:p>103.8 </text:p>
          </table:table-cell>
        </table:table-row>
        <table:table-row table:style-name="ro1">
          <table:table-cell office:value-type="string" calcext:value-type="string">
            <text:p>2013M3</text:p>
          </table:table-cell>
          <table:table-cell office:value-type="float" office:value="99.96681" calcext:value-type="float">
            <text:p>100.0 </text:p>
          </table:table-cell>
          <table:table-cell office:value-type="float" office:value="98.80842" calcext:value-type="float">
            <text:p>98.8 </text:p>
          </table:table-cell>
          <table:table-cell office:value-type="float" office:value="92.40227" calcext:value-type="float">
            <text:p>92.4 </text:p>
          </table:table-cell>
          <table:table-cell office:value-type="float" office:value="97.00105" calcext:value-type="float">
            <text:p>97.0 </text:p>
          </table:table-cell>
          <table:table-cell office:value-type="float" office:value="100.4" calcext:value-type="float">
            <text:p>100.4 </text:p>
          </table:table-cell>
          <table:table-cell office:value-type="float" office:value="102.3" calcext:value-type="float">
            <text:p>102.3 </text:p>
          </table:table-cell>
          <table:table-cell office:value-type="float" office:value="102.75" calcext:value-type="float">
            <text:p>102.8 </text:p>
          </table:table-cell>
          <table:table-cell office:value-type="float" office:value="104.9675" calcext:value-type="float">
            <text:p>105.0 </text:p>
          </table:table-cell>
          <table:table-cell office:value-type="float" office:value="102.8486" calcext:value-type="float">
            <text:p>102.8 </text:p>
          </table:table-cell>
          <table:table-cell office:value-type="float" office:value="107.2218" calcext:value-type="float">
            <text:p>107.2 </text:p>
          </table:table-cell>
          <table:table-cell office:value-type="float" office:value="99.79189" calcext:value-type="float">
            <text:p>99.8 </text:p>
          </table:table-cell>
          <table:table-cell office:value-type="float" office:value="101.1218" calcext:value-type="float">
            <text:p>101.1 </text:p>
          </table:table-cell>
          <table:table-cell office:value-type="float" office:value="94.5" calcext:value-type="float">
            <text:p>94.5 </text:p>
          </table:table-cell>
          <table:table-cell office:value-type="float" office:value="100.079" calcext:value-type="float">
            <text:p>100.1 </text:p>
          </table:table-cell>
          <table:table-cell office:value-type="float" office:value="101.5363" calcext:value-type="float">
            <text:p>101.5 </text:p>
          </table:table-cell>
          <table:table-cell office:value-type="float" office:value="102.7785" calcext:value-type="float">
            <text:p>102.8 </text:p>
          </table:table-cell>
          <table:table-cell office:value-type="float" office:value="101.1405" calcext:value-type="float">
            <text:p>101.1 </text:p>
          </table:table-cell>
          <table:table-cell office:value-type="float" office:value="93.17386" calcext:value-type="float">
            <text:p>93.2 </text:p>
          </table:table-cell>
          <table:table-cell office:value-type="float" office:value="103.17" calcext:value-type="float">
            <text:p>103.2 </text:p>
          </table:table-cell>
          <table:table-cell office:value-type="float" office:value="102.6556" calcext:value-type="float">
            <text:p>102.7 </text:p>
          </table:table-cell>
          <table:table-cell office:value-type="float" office:value="101.7362" calcext:value-type="float">
            <text:p>101.7 </text:p>
          </table:table-cell>
          <table:table-cell office:value-type="float" office:value="101.1641" calcext:value-type="float">
            <text:p>101.2 </text:p>
          </table:table-cell>
          <table:table-cell office:value-type="float" office:value="101.46" calcext:value-type="float">
            <text:p>101.5 </text:p>
          </table:table-cell>
          <table:table-cell office:value-type="float" office:value="102.7461" calcext:value-type="float">
            <text:p>102.7 </text:p>
          </table:table-cell>
          <table:table-cell office:value-type="float" office:value="104.3855" calcext:value-type="float">
            <text:p>104.4 </text:p>
          </table:table-cell>
          <table:table-cell office:value-type="float" office:value="101.5" calcext:value-type="float">
            <text:p>101.5 </text:p>
          </table:table-cell>
          <table:table-cell office:value-type="float" office:value="104.1749" calcext:value-type="float">
            <text:p>104.2 </text:p>
          </table:table-cell>
        </table:table-row>
        <table:table-row table:style-name="ro1">
          <table:table-cell office:value-type="string" calcext:value-type="string">
            <text:p>2013M4</text:p>
          </table:table-cell>
          <table:table-cell table:style-name="ce5" office:value-type="float" office:value="100.1521" calcext:value-type="float">
            <text:p>100.2 </text:p>
          </table:table-cell>
          <table:table-cell table:style-name="ce5" office:value-type="float" office:value="98.38031" calcext:value-type="float">
            <text:p>98.4 </text:p>
          </table:table-cell>
          <table:table-cell table:style-name="ce5" office:value-type="float" office:value="91.95711" calcext:value-type="float">
            <text:p>92.0 </text:p>
          </table:table-cell>
          <table:table-cell table:style-name="ce5" office:value-type="float" office:value="97.32049" calcext:value-type="float">
            <text:p>97.3 </text:p>
          </table:table-cell>
          <table:table-cell table:style-name="ce5" office:value-type="float" office:value="100.6" calcext:value-type="float">
            <text:p>100.6 </text:p>
          </table:table-cell>
          <table:table-cell table:style-name="ce5" office:value-type="float" office:value="101.8" calcext:value-type="float">
            <text:p>101.8 </text:p>
          </table:table-cell>
          <table:table-cell table:style-name="ce5" office:value-type="float" office:value="102.67" calcext:value-type="float">
            <text:p>102.7 </text:p>
          </table:table-cell>
          <table:table-cell table:style-name="ce5" office:value-type="float" office:value="105.9574" calcext:value-type="float">
            <text:p>106.0 </text:p>
          </table:table-cell>
          <table:table-cell table:style-name="ce5" office:value-type="float" office:value="103.1491" calcext:value-type="float">
            <text:p>103.1 </text:p>
          </table:table-cell>
          <table:table-cell table:style-name="ce5" office:value-type="float" office:value="107.1257" calcext:value-type="float">
            <text:p>107.1 </text:p>
          </table:table-cell>
          <table:table-cell table:style-name="ce5" office:value-type="float" office:value="100.3912" calcext:value-type="float">
            <text:p>100.4 </text:p>
          </table:table-cell>
          <table:table-cell table:style-name="ce5" office:value-type="float" office:value="100.7487" calcext:value-type="float">
            <text:p>100.7 </text:p>
          </table:table-cell>
          <table:table-cell table:style-name="ce5" office:value-type="float" office:value="94.7" calcext:value-type="float">
            <text:p>94.7 </text:p>
          </table:table-cell>
          <table:table-cell table:style-name="ce5" office:value-type="float" office:value="99.59063" calcext:value-type="float">
            <text:p>99.6 </text:p>
          </table:table-cell>
          <table:table-cell table:style-name="ce5" office:value-type="float" office:value="101.5985" calcext:value-type="float">
            <text:p>101.6 </text:p>
          </table:table-cell>
          <table:table-cell table:style-name="ce5" office:value-type="float" office:value="103.1194" calcext:value-type="float">
            <text:p>103.1 </text:p>
          </table:table-cell>
          <table:table-cell table:style-name="ce5" office:value-type="float" office:value="101.2256" calcext:value-type="float">
            <text:p>101.2 </text:p>
          </table:table-cell>
          <table:table-cell table:style-name="ce5" office:value-type="float" office:value="93.00996" calcext:value-type="float">
            <text:p>93.0 </text:p>
          </table:table-cell>
          <table:table-cell table:style-name="ce5" office:value-type="float" office:value="102.87" calcext:value-type="float">
            <text:p>102.9 </text:p>
          </table:table-cell>
          <table:table-cell table:style-name="ce5" office:value-type="float" office:value="102.9875" calcext:value-type="float">
            <text:p>103.0 </text:p>
          </table:table-cell>
          <table:table-cell table:style-name="ce5" office:value-type="float" office:value="101.9082" calcext:value-type="float">
            <text:p>101.9 </text:p>
          </table:table-cell>
          <table:table-cell table:style-name="ce5" office:value-type="float" office:value="100.9727" calcext:value-type="float">
            <text:p>101.0 </text:p>
          </table:table-cell>
          <table:table-cell table:style-name="ce5" office:value-type="float" office:value="102.2" calcext:value-type="float">
            <text:p>102.2 </text:p>
          </table:table-cell>
          <table:table-cell table:style-name="ce5" office:value-type="float" office:value="103.8632" calcext:value-type="float">
            <text:p>103.9 </text:p>
          </table:table-cell>
          <table:table-cell table:style-name="ce5" office:value-type="float" office:value="104.3443" calcext:value-type="float">
            <text:p>104.3 </text:p>
          </table:table-cell>
          <table:table-cell table:style-name="ce5" office:value-type="float" office:value="101.5" calcext:value-type="float">
            <text:p>101.5 </text:p>
          </table:table-cell>
          <table:table-cell table:style-name="ce5" office:value-type="float" office:value="103.7499" calcext:value-type="float">
            <text:p>103.7 </text:p>
          </table:table-cell>
        </table:table-row>
        <table:table-row table:style-name="ro1">
          <table:table-cell office:value-type="string" calcext:value-type="string">
            <text:p>2013M5</text:p>
          </table:table-cell>
          <table:table-cell office:value-type="float" office:value="100.43" calcext:value-type="float">
            <text:p>100.4 </text:p>
          </table:table-cell>
          <table:table-cell office:value-type="float" office:value="98.46593" calcext:value-type="float">
            <text:p>98.5 </text:p>
          </table:table-cell>
          <table:table-cell office:value-type="float" office:value="91.81932" calcext:value-type="float">
            <text:p>91.8 </text:p>
          </table:table-cell>
          <table:table-cell office:value-type="float" office:value="97.04758" calcext:value-type="float">
            <text:p>97.0 </text:p>
          </table:table-cell>
          <table:table-cell office:value-type="float" office:value="100.2" calcext:value-type="float">
            <text:p>100.2 </text:p>
          </table:table-cell>
          <table:table-cell office:value-type="float" office:value="102" calcext:value-type="float">
            <text:p>102.0 </text:p>
          </table:table-cell>
          <table:table-cell office:value-type="float" office:value="102.68" calcext:value-type="float">
            <text:p>102.7 </text:p>
          </table:table-cell>
          <table:table-cell office:value-type="float" office:value="105.7041" calcext:value-type="float">
            <text:p>105.7 </text:p>
          </table:table-cell>
          <table:table-cell office:value-type="float" office:value="102.7734" calcext:value-type="float">
            <text:p>102.8 </text:p>
          </table:table-cell>
          <table:table-cell office:value-type="float" office:value="106.5492" calcext:value-type="float">
            <text:p>106.5 </text:p>
          </table:table-cell>
          <table:table-cell office:value-type="float" office:value="100.591" calcext:value-type="float">
            <text:p>100.6 </text:p>
          </table:table-cell>
          <table:table-cell office:value-type="float" office:value="100.6554" calcext:value-type="float">
            <text:p>100.7 </text:p>
          </table:table-cell>
          <table:table-cell office:value-type="float" office:value="94.9" calcext:value-type="float">
            <text:p>94.9 </text:p>
          </table:table-cell>
          <table:table-cell office:value-type="float" office:value="99.37174" calcext:value-type="float">
            <text:p>99.4 </text:p>
          </table:table-cell>
          <table:table-cell office:value-type="float" office:value="101.5997" calcext:value-type="float">
            <text:p>101.6 </text:p>
          </table:table-cell>
          <table:table-cell office:value-type="float" office:value="103.2753" calcext:value-type="float">
            <text:p>103.3 </text:p>
          </table:table-cell>
          <table:table-cell office:value-type="float" office:value="100.8257" calcext:value-type="float">
            <text:p>100.8 </text:p>
          </table:table-cell>
          <table:table-cell office:value-type="float" office:value="92.19897" calcext:value-type="float">
            <text:p>92.2 </text:p>
          </table:table-cell>
          <table:table-cell office:value-type="float" office:value="102.8" calcext:value-type="float">
            <text:p>102.8 </text:p>
          </table:table-cell>
          <table:table-cell office:value-type="float" office:value="102.9875" calcext:value-type="float">
            <text:p>103.0 </text:p>
          </table:table-cell>
          <table:table-cell office:value-type="float" office:value="102.0801" calcext:value-type="float">
            <text:p>102.1 </text:p>
          </table:table-cell>
          <table:table-cell office:value-type="float" office:value="101.1003" calcext:value-type="float">
            <text:p>101.1 </text:p>
          </table:table-cell>
          <table:table-cell office:value-type="float" office:value="102.54" calcext:value-type="float">
            <text:p>102.5 </text:p>
          </table:table-cell>
          <table:table-cell office:value-type="float" office:value="104.0153" calcext:value-type="float">
            <text:p>104.0 </text:p>
          </table:table-cell>
          <table:table-cell office:value-type="float" office:value="104.3078" calcext:value-type="float">
            <text:p>104.3 </text:p>
          </table:table-cell>
          <table:table-cell office:value-type="float" office:value="101.5" calcext:value-type="float">
            <text:p>101.5 </text:p>
          </table:table-cell>
          <table:table-cell office:value-type="float" office:value="103.7101" calcext:value-type="float">
            <text:p>103.7 </text:p>
          </table:table-cell>
        </table:table-row>
        <table:table-row table:style-name="ro1">
          <table:table-cell office:value-type="string" calcext:value-type="string">
            <text:p>2013M6</text:p>
          </table:table-cell>
          <table:table-cell table:style-name="ce5" office:value-type="float" office:value="99.96681" calcext:value-type="float">
            <text:p>100.0 </text:p>
          </table:table-cell>
          <table:table-cell table:style-name="ce5" office:value-type="float" office:value="98.29469" calcext:value-type="float">
            <text:p>98.3 </text:p>
          </table:table-cell>
          <table:table-cell table:style-name="ce5" office:value-type="float" office:value="92.30688" calcext:value-type="float">
            <text:p>92.3 </text:p>
          </table:table-cell>
          <table:table-cell table:style-name="ce5" office:value-type="float" office:value="96.83359" calcext:value-type="float">
            <text:p>96.8 </text:p>
          </table:table-cell>
          <table:table-cell table:style-name="ce5" office:value-type="float" office:value="100.9" calcext:value-type="float">
            <text:p>100.9 </text:p>
          </table:table-cell>
          <table:table-cell table:style-name="ce5" office:value-type="float" office:value="101.5" calcext:value-type="float">
            <text:p>101.5 </text:p>
          </table:table-cell>
          <table:table-cell table:style-name="ce5" office:value-type="float" office:value="102.63" calcext:value-type="float">
            <text:p>102.6 </text:p>
          </table:table-cell>
          <table:table-cell table:style-name="ce5" office:value-type="float" office:value="105.6264" calcext:value-type="float">
            <text:p>105.6 </text:p>
          </table:table-cell>
          <table:table-cell table:style-name="ce5" office:value-type="float" office:value="102.9237" calcext:value-type="float">
            <text:p>102.9 </text:p>
          </table:table-cell>
          <table:table-cell table:style-name="ce5" office:value-type="float" office:value="106.1649" calcext:value-type="float">
            <text:p>106.2 </text:p>
          </table:table-cell>
          <table:table-cell table:style-name="ce5" office:value-type="float" office:value="101.6898" calcext:value-type="float">
            <text:p>101.7 </text:p>
          </table:table-cell>
          <table:table-cell table:style-name="ce5" office:value-type="float" office:value="100.842" calcext:value-type="float">
            <text:p>100.8 </text:p>
          </table:table-cell>
          <table:table-cell table:style-name="ce5" office:value-type="float" office:value="94.9" calcext:value-type="float">
            <text:p>94.9 </text:p>
          </table:table-cell>
          <table:table-cell table:style-name="ce5" office:value-type="float" office:value="99.13634" calcext:value-type="float">
            <text:p>99.1 </text:p>
          </table:table-cell>
          <table:table-cell table:style-name="ce5" office:value-type="float" office:value="101.7952" calcext:value-type="float">
            <text:p>101.8 </text:p>
          </table:table-cell>
          <table:table-cell table:style-name="ce5" office:value-type="float" office:value="102.7152" calcext:value-type="float">
            <text:p>102.7 </text:p>
          </table:table-cell>
          <table:table-cell table:style-name="ce5" office:value-type="float" office:value="101.2512" calcext:value-type="float">
            <text:p>101.3 </text:p>
          </table:table-cell>
          <table:table-cell table:style-name="ce5" office:value-type="float" office:value="91.84305" calcext:value-type="float">
            <text:p>91.8 </text:p>
          </table:table-cell>
          <table:table-cell table:style-name="ce5" office:value-type="float" office:value="101.93" calcext:value-type="float">
            <text:p>101.9 </text:p>
          </table:table-cell>
          <table:table-cell table:style-name="ce5" office:value-type="float" office:value="102.9046" calcext:value-type="float">
            <text:p>102.9 </text:p>
          </table:table-cell>
          <table:table-cell table:style-name="ce5" office:value-type="float" office:value="101.9284" calcext:value-type="float">
            <text:p>101.9 </text:p>
          </table:table-cell>
          <table:table-cell table:style-name="ce5" office:value-type="float" office:value="101.5468" calcext:value-type="float">
            <text:p>101.5 </text:p>
          </table:table-cell>
          <table:table-cell table:style-name="ce5" office:value-type="float" office:value="102.22" calcext:value-type="float">
            <text:p>102.2 </text:p>
          </table:table-cell>
          <table:table-cell table:style-name="ce5" office:value-type="float" office:value="103.8885" calcext:value-type="float">
            <text:p>103.9 </text:p>
          </table:table-cell>
          <table:table-cell table:style-name="ce5" office:value-type="float" office:value="104.4887" calcext:value-type="float">
            <text:p>104.5 </text:p>
          </table:table-cell>
          <table:table-cell table:style-name="ce5" office:value-type="float" office:value="101.1" calcext:value-type="float">
            <text:p>101.1 </text:p>
          </table:table-cell>
          <table:table-cell table:style-name="ce5" office:value-type="float" office:value="103.6999" calcext:value-type="float">
            <text:p>103.7 </text:p>
          </table:table-cell>
        </table:table-row>
        <table:table-row table:style-name="ro1">
          <table:table-cell office:value-type="string" calcext:value-type="string">
            <text:p>2013M7</text:p>
          </table:table-cell>
          <table:table-cell office:value-type="float" office:value="98.48445" calcext:value-type="float">
            <text:p>98.5 </text:p>
          </table:table-cell>
          <table:table-cell office:value-type="float" office:value="98.20906" calcext:value-type="float">
            <text:p>98.2 </text:p>
          </table:table-cell>
          <table:table-cell office:value-type="float" office:value="92.32807" calcext:value-type="float">
            <text:p>92.3 </text:p>
          </table:table-cell>
          <table:table-cell office:value-type="float" office:value="97.43523" calcext:value-type="float">
            <text:p>97.4 </text:p>
          </table:table-cell>
          <table:table-cell office:value-type="float" office:value="100.1" calcext:value-type="float">
            <text:p>100.1 </text:p>
          </table:table-cell>
          <table:table-cell office:value-type="float" office:value="100.5" calcext:value-type="float">
            <text:p>100.5 </text:p>
          </table:table-cell>
          <table:table-cell office:value-type="float" office:value="99.77" calcext:value-type="float">
            <text:p>99.8 </text:p>
          </table:table-cell>
          <table:table-cell office:value-type="float" office:value="102.7275" calcext:value-type="float">
            <text:p>102.7 </text:p>
          </table:table-cell>
          <table:table-cell office:value-type="float" office:value="102.3978" calcext:value-type="float">
            <text:p>102.4 </text:p>
          </table:table-cell>
          <table:table-cell office:value-type="float" office:value="105.5885" calcext:value-type="float">
            <text:p>105.6 </text:p>
          </table:table-cell>
          <table:table-cell office:value-type="float" office:value="101.8896" calcext:value-type="float">
            <text:p>101.9 </text:p>
          </table:table-cell>
          <table:table-cell office:value-type="float" office:value="100.6554" calcext:value-type="float">
            <text:p>100.7 </text:p>
          </table:table-cell>
          <table:table-cell office:value-type="float" office:value="95.2" calcext:value-type="float">
            <text:p>95.2 </text:p>
          </table:table-cell>
          <table:table-cell office:value-type="float" office:value="99.39962" calcext:value-type="float">
            <text:p>99.4 </text:p>
          </table:table-cell>
          <table:table-cell office:value-type="float" office:value="101.0938" calcext:value-type="float">
            <text:p>101.1 </text:p>
          </table:table-cell>
          <table:table-cell office:value-type="float" office:value="101.7045" calcext:value-type="float">
            <text:p>101.7 </text:p>
          </table:table-cell>
          <table:table-cell office:value-type="float" office:value="99.02174" calcext:value-type="float">
            <text:p>99.0 </text:p>
          </table:table-cell>
          <table:table-cell office:value-type="float" office:value="91.59827" calcext:value-type="float">
            <text:p>91.6 </text:p>
          </table:table-cell>
          <table:table-cell office:value-type="float" office:value="100.73" calcext:value-type="float">
            <text:p>100.7 </text:p>
          </table:table-cell>
          <table:table-cell office:value-type="float" office:value="102.7386" calcext:value-type="float">
            <text:p>102.7 </text:p>
          </table:table-cell>
          <table:table-cell office:value-type="float" office:value="101.1395" calcext:value-type="float">
            <text:p>101.1 </text:p>
          </table:table-cell>
          <table:table-cell office:value-type="float" office:value="101.3554" calcext:value-type="float">
            <text:p>101.4 </text:p>
          </table:table-cell>
          <table:table-cell office:value-type="float" office:value="100.73" calcext:value-type="float">
            <text:p>100.7 </text:p>
          </table:table-cell>
          <table:table-cell office:value-type="float" office:value="101.5318" calcext:value-type="float">
            <text:p>101.5 </text:p>
          </table:table-cell>
          <table:table-cell office:value-type="float" office:value="103.82" calcext:value-type="float">
            <text:p>103.8 </text:p>
          </table:table-cell>
          <table:table-cell office:value-type="float" office:value="100.5" calcext:value-type="float">
            <text:p>100.5 </text:p>
          </table:table-cell>
          <table:table-cell office:value-type="float" office:value="103.4976" calcext:value-type="float">
            <text:p>103.5 </text:p>
          </table:table-cell>
        </table:table-row>
        <table:table-row table:style-name="ro1">
          <table:table-cell office:value-type="string" calcext:value-type="string">
            <text:p>2013M8</text:p>
          </table:table-cell>
          <table:table-cell table:style-name="ce5" office:value-type="float" office:value="98.66975" calcext:value-type="float">
            <text:p>98.7 </text:p>
          </table:table-cell>
          <table:table-cell table:style-name="ce5" office:value-type="float" office:value="98.20906" calcext:value-type="float">
            <text:p>98.2 </text:p>
          </table:table-cell>
          <table:table-cell table:style-name="ce5" office:value-type="float" office:value="92.80503" calcext:value-type="float">
            <text:p>92.8 </text:p>
          </table:table-cell>
          <table:table-cell table:style-name="ce5" office:value-type="float" office:value="97.40733" calcext:value-type="float">
            <text:p>97.4 </text:p>
          </table:table-cell>
          <table:table-cell table:style-name="ce5" office:value-type="float" office:value="99.8" calcext:value-type="float">
            <text:p>99.8 </text:p>
          </table:table-cell>
          <table:table-cell table:style-name="ce5" office:value-type="float" office:value="100.9" calcext:value-type="float">
            <text:p>100.9 </text:p>
          </table:table-cell>
          <table:table-cell table:style-name="ce5" office:value-type="float" office:value="100.89" calcext:value-type="float">
            <text:p>100.9 </text:p>
          </table:table-cell>
          <table:table-cell table:style-name="ce5" office:value-type="float" office:value="99.98318" calcext:value-type="float">
            <text:p>100.0 </text:p>
          </table:table-cell>
          <table:table-cell table:style-name="ce5" office:value-type="float" office:value="102.0222" calcext:value-type="float">
            <text:p>102.0 </text:p>
          </table:table-cell>
          <table:table-cell table:style-name="ce5" office:value-type="float" office:value="105.6845" calcext:value-type="float">
            <text:p>105.7 </text:p>
          </table:table-cell>
          <table:table-cell table:style-name="ce5" office:value-type="float" office:value="101.9895" calcext:value-type="float">
            <text:p>102.0 </text:p>
          </table:table-cell>
          <table:table-cell table:style-name="ce5" office:value-type="float" office:value="100.5621" calcext:value-type="float">
            <text:p>100.6 </text:p>
          </table:table-cell>
          <table:table-cell table:style-name="ce5" office:value-type="float" office:value="95.3" calcext:value-type="float">
            <text:p>95.3 </text:p>
          </table:table-cell>
          <table:table-cell table:style-name="ce5" office:value-type="float" office:value="99.97057" calcext:value-type="float">
            <text:p>100.0 </text:p>
          </table:table-cell>
          <table:table-cell table:style-name="ce5" office:value-type="float" office:value="99.98252" calcext:value-type="float">
            <text:p>100.0 </text:p>
          </table:table-cell>
          <table:table-cell table:style-name="ce5" office:value-type="float" office:value="101.7418" calcext:value-type="float">
            <text:p>101.7 </text:p>
          </table:table-cell>
          <table:table-cell table:style-name="ce5" office:value-type="float" office:value="101.4213" calcext:value-type="float">
            <text:p>101.4 </text:p>
          </table:table-cell>
          <table:table-cell table:style-name="ce5" office:value-type="float" office:value="92.09483" calcext:value-type="float">
            <text:p>92.1 </text:p>
          </table:table-cell>
          <table:table-cell table:style-name="ce5" office:value-type="float" office:value="100.61" calcext:value-type="float">
            <text:p>100.6 </text:p>
          </table:table-cell>
          <table:table-cell table:style-name="ce5" office:value-type="float" office:value="102.2407" calcext:value-type="float">
            <text:p>102.2 </text:p>
          </table:table-cell>
          <table:table-cell table:style-name="ce5" office:value-type="float" office:value="99.75389" calcext:value-type="float">
            <text:p>99.8 </text:p>
          </table:table-cell>
          <table:table-cell table:style-name="ce5" office:value-type="float" office:value="101.1003" calcext:value-type="float">
            <text:p>101.1 </text:p>
          </table:table-cell>
          <table:table-cell table:style-name="ce5" office:value-type="float" office:value="100.89" calcext:value-type="float">
            <text:p>100.9 </text:p>
          </table:table-cell>
          <table:table-cell table:style-name="ce5" office:value-type="float" office:value="101.668" calcext:value-type="float">
            <text:p>101.7 </text:p>
          </table:table-cell>
          <table:table-cell table:style-name="ce5" office:value-type="float" office:value="103.4002" calcext:value-type="float">
            <text:p>103.4 </text:p>
          </table:table-cell>
          <table:table-cell table:style-name="ce5" office:value-type="float" office:value="101.1" calcext:value-type="float">
            <text:p>101.1 </text:p>
          </table:table-cell>
          <table:table-cell table:style-name="ce5" office:value-type="float" office:value="103.5783" calcext:value-type="float">
            <text:p>103.6 </text:p>
          </table:table-cell>
        </table:table-row>
        <table:table-row table:style-name="ro1">
          <table:table-cell office:value-type="string" calcext:value-type="string">
            <text:p>2013M9</text:p>
          </table:table-cell>
          <table:table-cell office:value-type="float" office:value="100.43" calcext:value-type="float">
            <text:p>100.4 </text:p>
          </table:table-cell>
          <table:table-cell office:value-type="float" office:value="98.29469" calcext:value-type="float">
            <text:p>98.3 </text:p>
          </table:table-cell>
          <table:table-cell office:value-type="float" office:value="93.22899" calcext:value-type="float">
            <text:p>93.2 </text:p>
          </table:table-cell>
          <table:table-cell office:value-type="float" office:value="97.52414" calcext:value-type="float">
            <text:p>97.5 </text:p>
          </table:table-cell>
          <table:table-cell office:value-type="float" office:value="99.7" calcext:value-type="float">
            <text:p>99.7 </text:p>
          </table:table-cell>
          <table:table-cell office:value-type="float" office:value="101.7" calcext:value-type="float">
            <text:p>101.7 </text:p>
          </table:table-cell>
          <table:table-cell office:value-type="float" office:value="102.18" calcext:value-type="float">
            <text:p>102.2 </text:p>
          </table:table-cell>
          <table:table-cell office:value-type="float" office:value="104.9422" calcext:value-type="float">
            <text:p>104.9 </text:p>
          </table:table-cell>
          <table:table-cell office:value-type="float" office:value="102.548" calcext:value-type="float">
            <text:p>102.5 </text:p>
          </table:table-cell>
          <table:table-cell office:value-type="float" office:value="106.0689" calcext:value-type="float">
            <text:p>106.1 </text:p>
          </table:table-cell>
          <table:table-cell office:value-type="float" office:value="102.0894" calcext:value-type="float">
            <text:p>102.1 </text:p>
          </table:table-cell>
          <table:table-cell office:value-type="float" office:value="100.7487" calcext:value-type="float">
            <text:p>100.7 </text:p>
          </table:table-cell>
          <table:table-cell office:value-type="float" office:value="96.5" calcext:value-type="float">
            <text:p>96.5 </text:p>
          </table:table-cell>
          <table:table-cell office:value-type="float" office:value="100.5498" calcext:value-type="float">
            <text:p>100.5 </text:p>
          </table:table-cell>
          <table:table-cell office:value-type="float" office:value="100.442" calcext:value-type="float">
            <text:p>100.4 </text:p>
          </table:table-cell>
          <table:table-cell office:value-type="float" office:value="102.8359" calcext:value-type="float">
            <text:p>102.8 </text:p>
          </table:table-cell>
          <table:table-cell office:value-type="float" office:value="101.7872" calcext:value-type="float">
            <text:p>101.8 </text:p>
          </table:table-cell>
          <table:table-cell office:value-type="float" office:value="92.55621" calcext:value-type="float">
            <text:p>92.6 </text:p>
          </table:table-cell>
          <table:table-cell office:value-type="float" office:value="101.53" calcext:value-type="float">
            <text:p>101.5 </text:p>
          </table:table-cell>
          <table:table-cell office:value-type="float" office:value="102.4066" calcext:value-type="float">
            <text:p>102.4 </text:p>
          </table:table-cell>
          <table:table-cell office:value-type="float" office:value="101.3418" calcext:value-type="float">
            <text:p>101.3 </text:p>
          </table:table-cell>
          <table:table-cell office:value-type="float" office:value="101.0365" calcext:value-type="float">
            <text:p>101.0 </text:p>
          </table:table-cell>
          <table:table-cell office:value-type="float" office:value="102.1" calcext:value-type="float">
            <text:p>102.1 </text:p>
          </table:table-cell>
          <table:table-cell office:value-type="float" office:value="102.6816" calcext:value-type="float">
            <text:p>102.7 </text:p>
          </table:table-cell>
          <table:table-cell office:value-type="float" office:value="104.111" calcext:value-type="float">
            <text:p>104.1 </text:p>
          </table:table-cell>
          <table:table-cell office:value-type="float" office:value="101.9" calcext:value-type="float">
            <text:p>101.9 </text:p>
          </table:table-cell>
          <table:table-cell office:value-type="float" office:value="103.6202" calcext:value-type="float">
            <text:p>103.6 </text:p>
          </table:table-cell>
        </table:table-row>
        <table:table-row table:style-name="ro1">
          <table:table-cell office:value-type="string" calcext:value-type="string">
            <text:p>2013M10</text:p>
          </table:table-cell>
          <table:table-cell table:style-name="ce5" office:value-type="float" office:value="100.6153" calcext:value-type="float">
            <text:p>100.6 </text:p>
          </table:table-cell>
          <table:table-cell table:style-name="ce5" office:value-type="float" office:value="97.86657" calcext:value-type="float">
            <text:p>97.9 </text:p>
          </table:table-cell>
          <table:table-cell table:style-name="ce5" office:value-type="float" office:value="93.36678" calcext:value-type="float">
            <text:p>93.4 </text:p>
          </table:table-cell>
          <table:table-cell table:style-name="ce5" office:value-type="float" office:value="97.52" calcext:value-type="float">
            <text:p>97.5 </text:p>
          </table:table-cell>
          <table:table-cell table:style-name="ce5" office:value-type="float" office:value="99.9" calcext:value-type="float">
            <text:p>99.9 </text:p>
          </table:table-cell>
          <table:table-cell table:style-name="ce5" office:value-type="float" office:value="101.5" calcext:value-type="float">
            <text:p>101.5 </text:p>
          </table:table-cell>
          <table:table-cell table:style-name="ce5" office:value-type="float" office:value="102.16" calcext:value-type="float">
            <text:p>102.2 </text:p>
          </table:table-cell>
          <table:table-cell table:style-name="ce5" office:value-type="float" office:value="104.961" calcext:value-type="float">
            <text:p>105.0 </text:p>
          </table:table-cell>
          <table:table-cell table:style-name="ce5" office:value-type="float" office:value="102.0222" calcext:value-type="float">
            <text:p>102.0 </text:p>
          </table:table-cell>
          <table:table-cell table:style-name="ce5" office:value-type="float" office:value="105.7806" calcext:value-type="float">
            <text:p>105.8 </text:p>
          </table:table-cell>
          <table:table-cell table:style-name="ce5" office:value-type="float" office:value="102.5889" calcext:value-type="float">
            <text:p>102.6 </text:p>
          </table:table-cell>
          <table:table-cell table:style-name="ce5" office:value-type="float" office:value="100.6554" calcext:value-type="float">
            <text:p>100.7 </text:p>
          </table:table-cell>
          <table:table-cell table:style-name="ce5" office:value-type="float" office:value="96.4" calcext:value-type="float">
            <text:p>96.4 </text:p>
          </table:table-cell>
          <table:table-cell table:style-name="ce5" office:value-type="float" office:value="99.7806" calcext:value-type="float">
            <text:p>99.8 </text:p>
          </table:table-cell>
          <table:table-cell table:style-name="ce5" office:value-type="float" office:value="100.8321" calcext:value-type="float">
            <text:p>100.8 </text:p>
          </table:table-cell>
          <table:table-cell table:style-name="ce5" office:value-type="float" office:value="102.8178" calcext:value-type="float">
            <text:p>102.8 </text:p>
          </table:table-cell>
          <table:table-cell table:style-name="ce5" office:value-type="float" office:value="101.098" calcext:value-type="float">
            <text:p>101.1 </text:p>
          </table:table-cell>
          <table:table-cell table:style-name="ce5" office:value-type="float" office:value="93.18974" calcext:value-type="float">
            <text:p>93.2 </text:p>
          </table:table-cell>
          <table:table-cell table:style-name="ce5" office:value-type="float" office:value="101.2" calcext:value-type="float">
            <text:p>101.2 </text:p>
          </table:table-cell>
          <table:table-cell table:style-name="ce5" office:value-type="float" office:value="102.4896" calcext:value-type="float">
            <text:p>102.5 </text:p>
          </table:table-cell>
          <table:table-cell table:style-name="ce5" office:value-type="float" office:value="101.6149" calcext:value-type="float">
            <text:p>101.6 </text:p>
          </table:table-cell>
          <table:table-cell table:style-name="ce5" office:value-type="float" office:value="101.0365" calcext:value-type="float">
            <text:p>101.0 </text:p>
          </table:table-cell>
          <table:table-cell table:style-name="ce5" office:value-type="float" office:value="102.51" calcext:value-type="float">
            <text:p>102.5 </text:p>
          </table:table-cell>
          <table:table-cell table:style-name="ce5" office:value-type="float" office:value="104.4756" calcext:value-type="float">
            <text:p>104.5 </text:p>
          </table:table-cell>
          <table:table-cell table:style-name="ce5" office:value-type="float" office:value="103.8869" calcext:value-type="float">
            <text:p>103.9 </text:p>
          </table:table-cell>
          <table:table-cell table:style-name="ce5" office:value-type="float" office:value="101.8" calcext:value-type="float">
            <text:p>101.8 </text:p>
          </table:table-cell>
          <table:table-cell table:style-name="ce5" office:value-type="float" office:value="103.0093" calcext:value-type="float">
            <text:p>103.0 </text:p>
          </table:table-cell>
        </table:table-row>
        <table:table-row table:style-name="ro1">
          <table:table-cell office:value-type="string" calcext:value-type="string">
            <text:p>2013M11</text:p>
          </table:table-cell>
          <table:table-cell office:value-type="float" office:value="100.708" calcext:value-type="float">
            <text:p>100.7 </text:p>
          </table:table-cell>
          <table:table-cell office:value-type="float" office:value="97.86657" calcext:value-type="float">
            <text:p>97.9 </text:p>
          </table:table-cell>
          <table:table-cell office:value-type="float" office:value="93.73775" calcext:value-type="float">
            <text:p>93.7 </text:p>
          </table:table-cell>
          <table:table-cell office:value-type="float" office:value="97.5138" calcext:value-type="float">
            <text:p>97.5 </text:p>
          </table:table-cell>
          <table:table-cell office:value-type="float" office:value="99.9" calcext:value-type="float">
            <text:p>99.9 </text:p>
          </table:table-cell>
          <table:table-cell office:value-type="float" office:value="101.2" calcext:value-type="float">
            <text:p>101.2 </text:p>
          </table:table-cell>
          <table:table-cell office:value-type="float" office:value="102.31" calcext:value-type="float">
            <text:p>102.3 </text:p>
          </table:table-cell>
          <table:table-cell office:value-type="float" office:value="102.6395" calcext:value-type="float">
            <text:p>102.6 </text:p>
          </table:table-cell>
          <table:table-cell office:value-type="float" office:value="101.7968" calcext:value-type="float">
            <text:p>101.8 </text:p>
          </table:table-cell>
          <table:table-cell office:value-type="float" office:value="105.2042" calcext:value-type="float">
            <text:p>105.2 </text:p>
          </table:table-cell>
          <table:table-cell office:value-type="float" office:value="102.0894" calcext:value-type="float">
            <text:p>102.1 </text:p>
          </table:table-cell>
          <table:table-cell office:value-type="float" office:value="100.6554" calcext:value-type="float">
            <text:p>100.7 </text:p>
          </table:table-cell>
          <table:table-cell office:value-type="float" office:value="96.5" calcext:value-type="float">
            <text:p>96.5 </text:p>
          </table:table-cell>
          <table:table-cell office:value-type="float" office:value="99.7806" calcext:value-type="float">
            <text:p>99.8 </text:p>
          </table:table-cell>
          <table:table-cell office:value-type="float" office:value="100.3017" calcext:value-type="float">
            <text:p>100.3 </text:p>
          </table:table-cell>
          <table:table-cell office:value-type="float" office:value="102.6574" calcext:value-type="float">
            <text:p>102.7 </text:p>
          </table:table-cell>
          <table:table-cell office:value-type="float" office:value="100.9618" calcext:value-type="float">
            <text:p>101.0 </text:p>
          </table:table-cell>
          <table:table-cell office:value-type="float" office:value="94.64805" calcext:value-type="float">
            <text:p>94.6 </text:p>
          </table:table-cell>
          <table:table-cell office:value-type="float" office:value="100.91" calcext:value-type="float">
            <text:p>100.9 </text:p>
          </table:table-cell>
          <table:table-cell office:value-type="float" office:value="102.5726" calcext:value-type="float">
            <text:p>102.6 </text:p>
          </table:table-cell>
          <table:table-cell office:value-type="float" office:value="101.5643" calcext:value-type="float">
            <text:p>101.6 </text:p>
          </table:table-cell>
          <table:table-cell office:value-type="float" office:value="100.8452" calcext:value-type="float">
            <text:p>100.8 </text:p>
          </table:table-cell>
          <table:table-cell office:value-type="float" office:value="102.59" calcext:value-type="float">
            <text:p>102.6 </text:p>
          </table:table-cell>
          <table:table-cell office:value-type="float" office:value="105.294" calcext:value-type="float">
            <text:p>105.3 </text:p>
          </table:table-cell>
          <table:table-cell office:value-type="float" office:value="103.7889" calcext:value-type="float">
            <text:p>103.8 </text:p>
          </table:table-cell>
          <table:table-cell office:value-type="float" office:value="102" calcext:value-type="float">
            <text:p>102.0 </text:p>
          </table:table-cell>
          <table:table-cell office:value-type="float" office:value="102.3085" calcext:value-type="float">
            <text:p>102.3 </text:p>
          </table:table-cell>
        </table:table-row>
        <table:table-row table:style-name="ro1">
          <table:table-cell office:value-type="string" calcext:value-type="string">
            <text:p>2013M12</text:p>
          </table:table-cell>
          <table:table-cell table:style-name="ce5" office:value-type="float" office:value="100.8933" calcext:value-type="float">
            <text:p>100.9 </text:p>
          </table:table-cell>
          <table:table-cell table:style-name="ce5" office:value-type="float" office:value="97.43846" calcext:value-type="float">
            <text:p>97.4 </text:p>
          </table:table-cell>
          <table:table-cell table:style-name="ce5" office:value-type="float" office:value="94.01332" calcext:value-type="float">
            <text:p>94.0 </text:p>
          </table:table-cell>
          <table:table-cell table:style-name="ce5" office:value-type="float" office:value="97.00726" calcext:value-type="float">
            <text:p>97.0 </text:p>
          </table:table-cell>
          <table:table-cell table:style-name="ce5" office:value-type="float" office:value="100.4" calcext:value-type="float">
            <text:p>100.4 </text:p>
          </table:table-cell>
          <table:table-cell table:style-name="ce5" office:value-type="float" office:value="101.2" calcext:value-type="float">
            <text:p>101.2 </text:p>
          </table:table-cell>
          <table:table-cell table:style-name="ce5" office:value-type="float" office:value="102.38" calcext:value-type="float">
            <text:p>102.4 </text:p>
          </table:table-cell>
          <table:table-cell table:style-name="ce5" office:value-type="float" office:value="104.3491" calcext:value-type="float">
            <text:p>104.3 </text:p>
          </table:table-cell>
          <table:table-cell table:style-name="ce5" office:value-type="float" office:value="101.0455" calcext:value-type="float">
            <text:p>101.0 </text:p>
          </table:table-cell>
          <table:table-cell table:style-name="ce5" office:value-type="float" office:value="104.9159" calcext:value-type="float">
            <text:p>104.9 </text:p>
          </table:table-cell>
          <table:table-cell table:style-name="ce5" office:value-type="float" office:value="102.3891" calcext:value-type="float">
            <text:p>102.4 </text:p>
          </table:table-cell>
          <table:table-cell table:style-name="ce5" office:value-type="float" office:value="100.842" calcext:value-type="float">
            <text:p>100.8 </text:p>
          </table:table-cell>
          <table:table-cell table:style-name="ce5" office:value-type="float" office:value="96.7" calcext:value-type="float">
            <text:p>96.7 </text:p>
          </table:table-cell>
          <table:table-cell table:style-name="ce5" office:value-type="float" office:value="99.85184" calcext:value-type="float">
            <text:p>99.9 </text:p>
          </table:table-cell>
          <table:table-cell table:style-name="ce5" office:value-type="float" office:value="100.289" calcext:value-type="float">
            <text:p>100.3 </text:p>
          </table:table-cell>
          <table:table-cell table:style-name="ce5" office:value-type="float" office:value="102.3775" calcext:value-type="float">
            <text:p>102.4 </text:p>
          </table:table-cell>
          <table:table-cell table:style-name="ce5" office:value-type="float" office:value="101.2086" calcext:value-type="float">
            <text:p>101.2 </text:p>
          </table:table-cell>
          <table:table-cell table:style-name="ce5" office:value-type="float" office:value="95.28841" calcext:value-type="float">
            <text:p>95.3 </text:p>
          </table:table-cell>
          <table:table-cell table:style-name="ce5" office:value-type="float" office:value="100.55" calcext:value-type="float">
            <text:p>100.6 </text:p>
          </table:table-cell>
          <table:table-cell table:style-name="ce5" office:value-type="float" office:value="102.7386" calcext:value-type="float">
            <text:p>102.7 </text:p>
          </table:table-cell>
          <table:table-cell table:style-name="ce5" office:value-type="float" office:value="101.453" calcext:value-type="float">
            <text:p>101.5 </text:p>
          </table:table-cell>
          <table:table-cell table:style-name="ce5" office:value-type="float" office:value="100.59" calcext:value-type="float">
            <text:p>100.6 </text:p>
          </table:table-cell>
          <table:table-cell table:style-name="ce5" office:value-type="float" office:value="101.82" calcext:value-type="float">
            <text:p>101.8 </text:p>
          </table:table-cell>
          <table:table-cell table:style-name="ce5" office:value-type="float" office:value="105.0648" calcext:value-type="float">
            <text:p>105.1 </text:p>
          </table:table-cell>
          <table:table-cell table:style-name="ce5" office:value-type="float" office:value="103.4529" calcext:value-type="float">
            <text:p>103.5 </text:p>
          </table:table-cell>
          <table:table-cell table:style-name="ce5" office:value-type="float" office:value="102.5" calcext:value-type="float">
            <text:p>102.5 </text:p>
          </table:table-cell>
          <table:table-cell table:style-name="ce5" office:value-type="float" office:value="102.1573" calcext:value-type="float">
            <text:p>102.2 </text:p>
          </table:table-cell>
        </table:table-row>
        <table:table-row table:style-name="ro1">
          <table:table-cell office:value-type="string" calcext:value-type="string">
            <text:p>2014M1</text:p>
          </table:table-cell>
          <table:table-cell office:value-type="float" office:value="99.31828" calcext:value-type="float">
            <text:p>99.3 </text:p>
          </table:table-cell>
          <table:table-cell office:value-type="float" office:value="97.78095" calcext:value-type="float">
            <text:p>97.8 </text:p>
          </table:table-cell>
          <table:table-cell office:value-type="float" office:value="93.94972" calcext:value-type="float">
            <text:p>93.9 </text:p>
          </table:table-cell>
          <table:table-cell office:value-type="float" office:value="97.07652" calcext:value-type="float">
            <text:p>97.1 </text:p>
          </table:table-cell>
          <table:table-cell office:value-type="float" office:value="100.5" calcext:value-type="float">
            <text:p>100.5 </text:p>
          </table:table-cell>
          <table:table-cell office:value-type="float" office:value="100.4" calcext:value-type="float">
            <text:p>100.4 </text:p>
          </table:table-cell>
          <table:table-cell office:value-type="float" office:value="99.34" calcext:value-type="float">
            <text:p>99.3 </text:p>
          </table:table-cell>
          <table:table-cell office:value-type="float" office:value="102.5237" calcext:value-type="float">
            <text:p>102.5 </text:p>
          </table:table-cell>
          <table:table-cell office:value-type="float" office:value="101.4212" calcext:value-type="float">
            <text:p>101.4 </text:p>
          </table:table-cell>
          <table:table-cell office:value-type="float" office:value="103.8591" calcext:value-type="float">
            <text:p>103.9 </text:p>
          </table:table-cell>
          <table:table-cell office:value-type="float" office:value="101.3902" calcext:value-type="float">
            <text:p>101.4 </text:p>
          </table:table-cell>
          <table:table-cell office:value-type="float" office:value="101.1218" calcext:value-type="float">
            <text:p>101.1 </text:p>
          </table:table-cell>
          <table:table-cell office:value-type="float" office:value="96.6" calcext:value-type="float">
            <text:p>96.6 </text:p>
          </table:table-cell>
          <table:table-cell office:value-type="float" office:value="100.5694" calcext:value-type="float">
            <text:p>100.6 </text:p>
          </table:table-cell>
          <table:table-cell office:value-type="float" office:value="100.7777" calcext:value-type="float">
            <text:p>100.8 </text:p>
          </table:table-cell>
          <table:table-cell office:value-type="float" office:value="102.3836" calcext:value-type="float">
            <text:p>102.4 </text:p>
          </table:table-cell>
          <table:table-cell office:value-type="float" office:value="99.23447" calcext:value-type="float">
            <text:p>99.2 </text:p>
          </table:table-cell>
          <table:table-cell office:value-type="float" office:value="96.30472" calcext:value-type="float">
            <text:p>96.3 </text:p>
          </table:table-cell>
          <table:table-cell office:value-type="float" office:value="99.92" calcext:value-type="float">
            <text:p>99.9 </text:p>
          </table:table-cell>
          <table:table-cell office:value-type="float" office:value="102.9046" calcext:value-type="float">
            <text:p>102.9 </text:p>
          </table:table-cell>
          <table:table-cell office:value-type="float" office:value="99.26842" calcext:value-type="float">
            <text:p>99.3 </text:p>
          </table:table-cell>
          <table:table-cell office:value-type="float" office:value="100.2073" calcext:value-type="float">
            <text:p>100.2 </text:p>
          </table:table-cell>
          <table:table-cell office:value-type="float" office:value="100.25" calcext:value-type="float">
            <text:p>100.3 </text:p>
          </table:table-cell>
          <table:table-cell office:value-type="float" office:value="101.6574" calcext:value-type="float">
            <text:p>101.7 </text:p>
          </table:table-cell>
          <table:table-cell office:value-type="float" office:value="102.6956" calcext:value-type="float">
            <text:p>102.7 </text:p>
          </table:table-cell>
          <table:table-cell office:value-type="float" office:value="101.6" calcext:value-type="float">
            <text:p>101.6 </text:p>
          </table:table-cell>
          <table:table-cell office:value-type="float" office:value="102.4495" calcext:value-type="float">
            <text:p>102.4 </text:p>
          </table:table-cell>
        </table:table-row>
        <table:table-row table:style-name="ro1">
          <table:table-cell office:value-type="string" calcext:value-type="string">
            <text:p>2014M2</text:p>
          </table:table-cell>
          <table:table-cell table:style-name="ce5" office:value-type="float" office:value="99.41093" calcext:value-type="float">
            <text:p>99.4 </text:p>
          </table:table-cell>
          <table:table-cell table:style-name="ce5" office:value-type="float" office:value="98.97967" calcext:value-type="float">
            <text:p>99.0 </text:p>
          </table:table-cell>
          <table:table-cell table:style-name="ce5" office:value-type="float" office:value="94.46908" calcext:value-type="float">
            <text:p>94.5 </text:p>
          </table:table-cell>
          <table:table-cell table:style-name="ce5" office:value-type="float" office:value="97.26466" calcext:value-type="float">
            <text:p>97.3 </text:p>
          </table:table-cell>
          <table:table-cell table:style-name="ce5" office:value-type="float" office:value="100.5" calcext:value-type="float">
            <text:p>100.5 </text:p>
          </table:table-cell>
          <table:table-cell table:style-name="ce5" office:value-type="float" office:value="100.6" calcext:value-type="float">
            <text:p>100.6 </text:p>
          </table:table-cell>
          <table:table-cell table:style-name="ce5" office:value-type="float" office:value="100.62" calcext:value-type="float">
            <text:p>100.6 </text:p>
          </table:table-cell>
          <table:table-cell table:style-name="ce5" office:value-type="float" office:value="100.2526" calcext:value-type="float">
            <text:p>100.3 </text:p>
          </table:table-cell>
          <table:table-cell table:style-name="ce5" office:value-type="float" office:value="101.6465" calcext:value-type="float">
            <text:p>101.6 </text:p>
          </table:table-cell>
          <table:table-cell table:style-name="ce5" office:value-type="float" office:value="104.5316" calcext:value-type="float">
            <text:p>104.5 </text:p>
          </table:table-cell>
          <table:table-cell table:style-name="ce5" office:value-type="float" office:value="100.9906" calcext:value-type="float">
            <text:p>101.0 </text:p>
          </table:table-cell>
          <table:table-cell table:style-name="ce5" office:value-type="float" office:value="100.9353" calcext:value-type="float">
            <text:p>100.9 </text:p>
          </table:table-cell>
          <table:table-cell table:style-name="ce5" office:value-type="float" office:value="96.6" calcext:value-type="float">
            <text:p>96.6 </text:p>
          </table:table-cell>
          <table:table-cell table:style-name="ce5" office:value-type="float" office:value="100.9669" calcext:value-type="float">
            <text:p>101.0 </text:p>
          </table:table-cell>
          <table:table-cell table:style-name="ce5" office:value-type="float" office:value="100.5683" calcext:value-type="float">
            <text:p>100.6 </text:p>
          </table:table-cell>
          <table:table-cell table:style-name="ce5" office:value-type="float" office:value="102.4285" calcext:value-type="float">
            <text:p>102.4 </text:p>
          </table:table-cell>
          <table:table-cell table:style-name="ce5" office:value-type="float" office:value="101.3022" calcext:value-type="float">
            <text:p>101.3 </text:p>
          </table:table-cell>
          <table:table-cell table:style-name="ce5" office:value-type="float" office:value="96.41022" calcext:value-type="float">
            <text:p>96.4 </text:p>
          </table:table-cell>
          <table:table-cell table:style-name="ce5" office:value-type="float" office:value="100.55" calcext:value-type="float">
            <text:p>100.6 </text:p>
          </table:table-cell>
          <table:table-cell table:style-name="ce5" office:value-type="float" office:value="102.9046" calcext:value-type="float">
            <text:p>102.9 </text:p>
          </table:table-cell>
          <table:table-cell table:style-name="ce5" office:value-type="float" office:value="98.56045" calcext:value-type="float">
            <text:p>98.6 </text:p>
          </table:table-cell>
          <table:table-cell table:style-name="ce5" office:value-type="float" office:value="100.0159" calcext:value-type="float">
            <text:p>100.0 </text:p>
          </table:table-cell>
          <table:table-cell table:style-name="ce5" office:value-type="float" office:value="100.35" calcext:value-type="float">
            <text:p>100.4 </text:p>
          </table:table-cell>
          <table:table-cell table:style-name="ce5" office:value-type="float" office:value="101.3702" calcext:value-type="float">
            <text:p>101.4 </text:p>
          </table:table-cell>
          <table:table-cell table:style-name="ce5" office:value-type="float" office:value="102.7187" calcext:value-type="float">
            <text:p>102.7 </text:p>
          </table:table-cell>
          <table:table-cell table:style-name="ce5" office:value-type="float" office:value="102.3" calcext:value-type="float">
            <text:p>102.3 </text:p>
          </table:table-cell>
          <table:table-cell table:style-name="ce5" office:value-type="float" office:value="102.9378" calcext:value-type="float">
            <text:p>102.9 </text:p>
          </table:table-cell>
        </table:table-row>
        <table:table-row table:style-name="ro1">
          <table:table-cell office:value-type="string" calcext:value-type="string">
            <text:p>2014M3</text:p>
          </table:table-cell>
          <table:table-cell office:value-type="float" office:value="100.8933" calcext:value-type="float">
            <text:p>100.9 </text:p>
          </table:table-cell>
          <table:table-cell office:value-type="float" office:value="100.1784" calcext:value-type="float">
            <text:p>100.2 </text:p>
          </table:table-cell>
          <table:table-cell office:value-type="float" office:value="95.3064" calcext:value-type="float">
            <text:p>95.3 </text:p>
          </table:table-cell>
          <table:table-cell office:value-type="float" office:value="98.12785" calcext:value-type="float">
            <text:p>98.1 </text:p>
          </table:table-cell>
          <table:table-cell office:value-type="float" office:value="100.6" calcext:value-type="float">
            <text:p>100.6 </text:p>
          </table:table-cell>
          <table:table-cell office:value-type="float" office:value="101.2" calcext:value-type="float">
            <text:p>101.2 </text:p>
          </table:table-cell>
          <table:table-cell office:value-type="float" office:value="101.95" calcext:value-type="float">
            <text:p>102.0 </text:p>
          </table:table-cell>
          <table:table-cell office:value-type="float" office:value="104.2103" calcext:value-type="float">
            <text:p>104.2 </text:p>
          </table:table-cell>
          <table:table-cell office:value-type="float" office:value="101.8719" calcext:value-type="float">
            <text:p>101.9 </text:p>
          </table:table-cell>
          <table:table-cell office:value-type="float" office:value="104.8199" calcext:value-type="float">
            <text:p>104.8 </text:p>
          </table:table-cell>
          <table:table-cell office:value-type="float" office:value="101.5899" calcext:value-type="float">
            <text:p>101.6 </text:p>
          </table:table-cell>
          <table:table-cell office:value-type="float" office:value="100.842" calcext:value-type="float">
            <text:p>100.8 </text:p>
          </table:table-cell>
          <table:table-cell office:value-type="float" office:value="96.9" calcext:value-type="float">
            <text:p>96.9 </text:p>
          </table:table-cell>
          <table:table-cell office:value-type="float" office:value="101.1404" calcext:value-type="float">
            <text:p>101.1 </text:p>
          </table:table-cell>
          <table:table-cell office:value-type="float" office:value="100.9874" calcext:value-type="float">
            <text:p>101.0 </text:p>
          </table:table-cell>
          <table:table-cell office:value-type="float" office:value="102.8867" calcext:value-type="float">
            <text:p>102.9 </text:p>
          </table:table-cell>
          <table:table-cell office:value-type="float" office:value="101.1065" calcext:value-type="float">
            <text:p>101.1 </text:p>
          </table:table-cell>
          <table:table-cell office:value-type="float" office:value="96.73489" calcext:value-type="float">
            <text:p>96.7 </text:p>
          </table:table-cell>
          <table:table-cell office:value-type="float" office:value="102.62" calcext:value-type="float">
            <text:p>102.6 </text:p>
          </table:table-cell>
          <table:table-cell office:value-type="float" office:value="102.9046" calcext:value-type="float">
            <text:p>102.9 </text:p>
          </table:table-cell>
          <table:table-cell office:value-type="float" office:value="100.9575" calcext:value-type="float">
            <text:p>101.0 </text:p>
          </table:table-cell>
          <table:table-cell office:value-type="float" office:value="99.95216" calcext:value-type="float">
            <text:p>100.0 </text:p>
          </table:table-cell>
          <table:table-cell office:value-type="float" office:value="101.39" calcext:value-type="float">
            <text:p>101.4 </text:p>
          </table:table-cell>
          <table:table-cell office:value-type="float" office:value="102.0872" calcext:value-type="float">
            <text:p>102.1 </text:p>
          </table:table-cell>
          <table:table-cell office:value-type="float" office:value="103.589" calcext:value-type="float">
            <text:p>103.6 </text:p>
          </table:table-cell>
          <table:table-cell office:value-type="float" office:value="102.6" calcext:value-type="float">
            <text:p>102.6 </text:p>
          </table:table-cell>
          <table:table-cell office:value-type="float" office:value="103.9328" calcext:value-type="float">
            <text:p>103.9 </text:p>
          </table:table-cell>
        </table:table-row>
        <table:table-row table:style-name="ro1">
          <table:table-cell office:value-type="string" calcext:value-type="string">
            <text:p>2014M4</text:p>
          </table:table-cell>
          <table:table-cell table:style-name="ce5" office:value-type="float" office:value="101.1712" calcext:value-type="float">
            <text:p>101.2 </text:p>
          </table:table-cell>
          <table:table-cell table:style-name="ce5" office:value-type="float" office:value="100.6065" calcext:value-type="float">
            <text:p>100.6 </text:p>
          </table:table-cell>
          <table:table-cell table:style-name="ce5" office:value-type="float" office:value="95.71976" calcext:value-type="float">
            <text:p>95.7 </text:p>
          </table:table-cell>
          <table:table-cell table:style-name="ce5" office:value-type="float" office:value="99.53171" calcext:value-type="float">
            <text:p>99.5 </text:p>
          </table:table-cell>
          <table:table-cell table:style-name="ce5" office:value-type="float" office:value="100.4" calcext:value-type="float">
            <text:p>100.4 </text:p>
          </table:table-cell>
          <table:table-cell table:style-name="ce5" office:value-type="float" office:value="101.2" calcext:value-type="float">
            <text:p>101.2 </text:p>
          </table:table-cell>
          <table:table-cell table:style-name="ce5" office:value-type="float" office:value="101.97" calcext:value-type="float">
            <text:p>102.0 </text:p>
          </table:table-cell>
          <table:table-cell table:style-name="ce5" office:value-type="float" office:value="104.8837" calcext:value-type="float">
            <text:p>104.9 </text:p>
          </table:table-cell>
          <table:table-cell table:style-name="ce5" office:value-type="float" office:value="101.947" calcext:value-type="float">
            <text:p>101.9 </text:p>
          </table:table-cell>
          <table:table-cell table:style-name="ce5" office:value-type="float" office:value="104.5316" calcext:value-type="float">
            <text:p>104.5 </text:p>
          </table:table-cell>
          <table:table-cell table:style-name="ce5" office:value-type="float" office:value="101.0905" calcext:value-type="float">
            <text:p>101.1 </text:p>
          </table:table-cell>
          <table:table-cell table:style-name="ce5" office:value-type="float" office:value="100.5621" calcext:value-type="float">
            <text:p>100.6 </text:p>
          </table:table-cell>
          <table:table-cell table:style-name="ce5" office:value-type="float" office:value="99.6" calcext:value-type="float">
            <text:p>99.6 </text:p>
          </table:table-cell>
          <table:table-cell table:style-name="ce5" office:value-type="float" office:value="100.9132" calcext:value-type="float">
            <text:p>100.9 </text:p>
          </table:table-cell>
          <table:table-cell table:style-name="ce5" office:value-type="float" office:value="101.6426" calcext:value-type="float">
            <text:p>101.6 </text:p>
          </table:table-cell>
          <table:table-cell table:style-name="ce5" office:value-type="float" office:value="103.2366" calcext:value-type="float">
            <text:p>103.2 </text:p>
          </table:table-cell>
          <table:table-cell table:style-name="ce5" office:value-type="float" office:value="101.1065" calcext:value-type="float">
            <text:p>101.1 </text:p>
          </table:table-cell>
          <table:table-cell table:style-name="ce5" office:value-type="float" office:value="96.10971" calcext:value-type="float">
            <text:p>96.1 </text:p>
          </table:table-cell>
          <table:table-cell table:style-name="ce5" office:value-type="float" office:value="102.65" calcext:value-type="float">
            <text:p>102.7 </text:p>
          </table:table-cell>
          <table:table-cell table:style-name="ce5" office:value-type="float" office:value="102.8216" calcext:value-type="float">
            <text:p>102.8 </text:p>
          </table:table-cell>
          <table:table-cell table:style-name="ce5" office:value-type="float" office:value="100.9271" calcext:value-type="float">
            <text:p>100.9 </text:p>
          </table:table-cell>
          <table:table-cell table:style-name="ce5" office:value-type="float" office:value="99.95216" calcext:value-type="float">
            <text:p>100.0 </text:p>
          </table:table-cell>
          <table:table-cell table:style-name="ce5" office:value-type="float" office:value="101.92" calcext:value-type="float">
            <text:p>101.9 </text:p>
          </table:table-cell>
          <table:table-cell table:style-name="ce5" office:value-type="float" office:value="104.0892" calcext:value-type="float">
            <text:p>104.1 </text:p>
          </table:table-cell>
          <table:table-cell table:style-name="ce5" office:value-type="float" office:value="103.6218" calcext:value-type="float">
            <text:p>103.6 </text:p>
          </table:table-cell>
          <table:table-cell table:style-name="ce5" office:value-type="float" office:value="102.4" calcext:value-type="float">
            <text:p>102.4 </text:p>
          </table:table-cell>
          <table:table-cell table:style-name="ce5" office:value-type="float" office:value="104.6642" calcext:value-type="float">
            <text:p>104.7 </text:p>
          </table:table-cell>
        </table:table-row>
        <table:table-row table:style-name="ro1">
          <table:table-cell office:value-type="string" calcext:value-type="string">
            <text:p>2014M5</text:p>
          </table:table-cell>
          <table:table-cell office:value-type="float" office:value="101.3565" calcext:value-type="float">
            <text:p>101.4 </text:p>
          </table:table-cell>
          <table:table-cell office:value-type="float" office:value="100.949" calcext:value-type="float">
            <text:p>100.9 </text:p>
          </table:table-cell>
          <table:table-cell office:value-type="float" office:value="96.24971" calcext:value-type="float">
            <text:p>96.2 </text:p>
          </table:table-cell>
          <table:table-cell office:value-type="float" office:value="100.55" calcext:value-type="float">
            <text:p>100.6 </text:p>
          </table:table-cell>
          <table:table-cell office:value-type="float" office:value="100.5" calcext:value-type="float">
            <text:p>100.5 </text:p>
          </table:table-cell>
          <table:table-cell office:value-type="float" office:value="101.3" calcext:value-type="float">
            <text:p>101.3 </text:p>
          </table:table-cell>
          <table:table-cell office:value-type="float" office:value="101.86" calcext:value-type="float">
            <text:p>101.9 </text:p>
          </table:table-cell>
          <table:table-cell office:value-type="float" office:value="103.4094" calcext:value-type="float">
            <text:p>103.4 </text:p>
          </table:table-cell>
          <table:table-cell office:value-type="float" office:value="101.6465" calcext:value-type="float">
            <text:p>101.6 </text:p>
          </table:table-cell>
          <table:table-cell office:value-type="float" office:value="104.7238" calcext:value-type="float">
            <text:p>104.7 </text:p>
          </table:table-cell>
          <table:table-cell office:value-type="float" office:value="101.2903" calcext:value-type="float">
            <text:p>101.3 </text:p>
          </table:table-cell>
          <table:table-cell office:value-type="float" office:value="100.5621" calcext:value-type="float">
            <text:p>100.6 </text:p>
          </table:table-cell>
          <table:table-cell office:value-type="float" office:value="100.3" calcext:value-type="float">
            <text:p>100.3 </text:p>
          </table:table-cell>
          <table:table-cell office:value-type="float" office:value="101.0763" calcext:value-type="float">
            <text:p>101.1 </text:p>
          </table:table-cell>
          <table:table-cell office:value-type="float" office:value="101.4613" calcext:value-type="float">
            <text:p>101.5 </text:p>
          </table:table-cell>
          <table:table-cell office:value-type="float" office:value="102.9436" calcext:value-type="float">
            <text:p>102.9 </text:p>
          </table:table-cell>
          <table:table-cell office:value-type="float" office:value="101.1746" calcext:value-type="float">
            <text:p>101.2 </text:p>
          </table:table-cell>
          <table:table-cell office:value-type="float" office:value="95.49927" calcext:value-type="float">
            <text:p>95.5 </text:p>
          </table:table-cell>
          <table:table-cell office:value-type="float" office:value="102.43" calcext:value-type="float">
            <text:p>102.4 </text:p>
          </table:table-cell>
          <table:table-cell office:value-type="float" office:value="102.6556" calcext:value-type="float">
            <text:p>102.7 </text:p>
          </table:table-cell>
          <table:table-cell office:value-type="float" office:value="100.8462" calcext:value-type="float">
            <text:p>100.8 </text:p>
          </table:table-cell>
          <table:table-cell office:value-type="float" office:value="100.2711" calcext:value-type="float">
            <text:p>100.3 </text:p>
          </table:table-cell>
          <table:table-cell office:value-type="float" office:value="102.6" calcext:value-type="float">
            <text:p>102.6 </text:p>
          </table:table-cell>
          <table:table-cell office:value-type="float" office:value="104.6372" calcext:value-type="float">
            <text:p>104.6 </text:p>
          </table:table-cell>
          <table:table-cell office:value-type="float" office:value="104.1801" calcext:value-type="float">
            <text:p>104.2 </text:p>
          </table:table-cell>
          <table:table-cell office:value-type="float" office:value="102.4" calcext:value-type="float">
            <text:p>102.4 </text:p>
          </table:table-cell>
          <table:table-cell office:value-type="float" office:value="104.8522" calcext:value-type="float">
            <text:p>104.9 </text:p>
          </table:table-cell>
        </table:table-row>
        <table:table-row table:style-name="ro1">
          <table:table-cell office:value-type="string" calcext:value-type="string">
            <text:p>2014M6</text:p>
          </table:table-cell>
          <table:table-cell table:style-name="ce5" office:value-type="float" office:value="100.9859" calcext:value-type="float">
            <text:p>101.0 </text:p>
          </table:table-cell>
          <table:table-cell table:style-name="ce5" office:value-type="float" office:value="100.8634" calcext:value-type="float">
            <text:p>100.9 </text:p>
          </table:table-cell>
          <table:table-cell table:style-name="ce5" office:value-type="float" office:value="96.16492" calcext:value-type="float">
            <text:p>96.2 </text:p>
          </table:table-cell>
          <table:table-cell table:style-name="ce5" office:value-type="float" office:value="101.3274" calcext:value-type="float">
            <text:p>101.3 </text:p>
          </table:table-cell>
          <table:table-cell table:style-name="ce5" office:value-type="float" office:value="100.4" calcext:value-type="float">
            <text:p>100.4 </text:p>
          </table:table-cell>
          <table:table-cell table:style-name="ce5" office:value-type="float" office:value="101" calcext:value-type="float">
            <text:p>101.0 </text:p>
          </table:table-cell>
          <table:table-cell table:style-name="ce5" office:value-type="float" office:value="101.42" calcext:value-type="float">
            <text:p>101.4 </text:p>
          </table:table-cell>
          <table:table-cell table:style-name="ce5" office:value-type="float" office:value="104.419" calcext:value-type="float">
            <text:p>104.4 </text:p>
          </table:table-cell>
          <table:table-cell table:style-name="ce5" office:value-type="float" office:value="101.6465" calcext:value-type="float">
            <text:p>101.6 </text:p>
          </table:table-cell>
          <table:table-cell table:style-name="ce5" office:value-type="float" office:value="104.3395" calcext:value-type="float">
            <text:p>104.3 </text:p>
          </table:table-cell>
          <table:table-cell table:style-name="ce5" office:value-type="float" office:value="101.7897" calcext:value-type="float">
            <text:p>101.8 </text:p>
          </table:table-cell>
          <table:table-cell table:style-name="ce5" office:value-type="float" office:value="100.5621" calcext:value-type="float">
            <text:p>100.6 </text:p>
          </table:table-cell>
          <table:table-cell table:style-name="ce5" office:value-type="float" office:value="100.2" calcext:value-type="float">
            <text:p>100.2 </text:p>
          </table:table-cell>
          <table:table-cell table:style-name="ce5" office:value-type="float" office:value="100.8306" calcext:value-type="float">
            <text:p>100.8 </text:p>
          </table:table-cell>
          <table:table-cell table:style-name="ce5" office:value-type="float" office:value="101.6242" calcext:value-type="float">
            <text:p>101.6 </text:p>
          </table:table-cell>
          <table:table-cell table:style-name="ce5" office:value-type="float" office:value="102.6316" calcext:value-type="float">
            <text:p>102.6 </text:p>
          </table:table-cell>
          <table:table-cell table:style-name="ce5" office:value-type="float" office:value="101.3107" calcext:value-type="float">
            <text:p>101.3 </text:p>
          </table:table-cell>
          <table:table-cell table:style-name="ce5" office:value-type="float" office:value="95.61226" calcext:value-type="float">
            <text:p>95.6 </text:p>
          </table:table-cell>
          <table:table-cell table:style-name="ce5" office:value-type="float" office:value="101.59" calcext:value-type="float">
            <text:p>101.6 </text:p>
          </table:table-cell>
          <table:table-cell table:style-name="ce5" office:value-type="float" office:value="102.4896" calcext:value-type="float">
            <text:p>102.5 </text:p>
          </table:table-cell>
          <table:table-cell table:style-name="ce5" office:value-type="float" office:value="100.8057" calcext:value-type="float">
            <text:p>100.8 </text:p>
          </table:table-cell>
          <table:table-cell table:style-name="ce5" office:value-type="float" office:value="100.3349" calcext:value-type="float">
            <text:p>100.3 </text:p>
          </table:table-cell>
          <table:table-cell table:style-name="ce5" office:value-type="float" office:value="102.31" calcext:value-type="float">
            <text:p>102.3 </text:p>
          </table:table-cell>
          <table:table-cell table:style-name="ce5" office:value-type="float" office:value="104.3859" calcext:value-type="float">
            <text:p>104.4 </text:p>
          </table:table-cell>
          <table:table-cell table:style-name="ce5" office:value-type="float" office:value="104.0572" calcext:value-type="float">
            <text:p>104.1 </text:p>
          </table:table-cell>
          <table:table-cell table:style-name="ce5" office:value-type="float" office:value="102.4" calcext:value-type="float">
            <text:p>102.4 </text:p>
          </table:table-cell>
          <table:table-cell table:style-name="ce5" office:value-type="float" office:value="104.7449" calcext:value-type="float">
            <text:p>104.7 </text:p>
          </table:table-cell>
        </table:table-row>
        <table:table-row table:style-name="ro1">
          <table:table-cell office:value-type="string" calcext:value-type="string">
            <text:p>2014M7</text:p>
          </table:table-cell>
          <table:table-cell office:value-type="float" office:value="99.50357" calcext:value-type="float">
            <text:p>99.5 </text:p>
          </table:table-cell>
          <table:table-cell office:value-type="float" office:value="100.264" calcext:value-type="float">
            <text:p>100.3 </text:p>
          </table:table-cell>
          <table:table-cell office:value-type="float" office:value="96.32391" calcext:value-type="float">
            <text:p>96.3 </text:p>
          </table:table-cell>
          <table:table-cell office:value-type="float" office:value="102.1719" calcext:value-type="float">
            <text:p>102.2 </text:p>
          </table:table-cell>
          <table:table-cell office:value-type="float" office:value="100.3" calcext:value-type="float">
            <text:p>100.3 </text:p>
          </table:table-cell>
          <table:table-cell office:value-type="float" office:value="100.1" calcext:value-type="float">
            <text:p>100.1 </text:p>
          </table:table-cell>
          <table:table-cell office:value-type="float" office:value="98.52" calcext:value-type="float">
            <text:p>98.5 </text:p>
          </table:table-cell>
          <table:table-cell office:value-type="float" office:value="102.2192" calcext:value-type="float">
            <text:p>102.2 </text:p>
          </table:table-cell>
          <table:table-cell office:value-type="float" office:value="101.4963" calcext:value-type="float">
            <text:p>101.5 </text:p>
          </table:table-cell>
          <table:table-cell office:value-type="float" office:value="103.5709" calcext:value-type="float">
            <text:p>103.6 </text:p>
          </table:table-cell>
          <table:table-cell office:value-type="float" office:value="101.7897" calcext:value-type="float">
            <text:p>101.8 </text:p>
          </table:table-cell>
          <table:table-cell office:value-type="float" office:value="100.0957" calcext:value-type="float">
            <text:p>100.1 </text:p>
          </table:table-cell>
          <table:table-cell office:value-type="float" office:value="100.1" calcext:value-type="float">
            <text:p>100.1 </text:p>
          </table:table-cell>
          <table:table-cell office:value-type="float" office:value="100.8224" calcext:value-type="float">
            <text:p>100.8 </text:p>
          </table:table-cell>
          <table:table-cell office:value-type="float" office:value="100.844" calcext:value-type="float">
            <text:p>100.8 </text:p>
          </table:table-cell>
          <table:table-cell office:value-type="float" office:value="101.6295" calcext:value-type="float">
            <text:p>101.6 </text:p>
          </table:table-cell>
          <table:table-cell office:value-type="float" office:value="99.29404" calcext:value-type="float">
            <text:p>99.3 </text:p>
          </table:table-cell>
          <table:table-cell office:value-type="float" office:value="95.8255" calcext:value-type="float">
            <text:p>95.8 </text:p>
          </table:table-cell>
          <table:table-cell office:value-type="float" office:value="100.13" calcext:value-type="float">
            <text:p>100.1 </text:p>
          </table:table-cell>
          <table:table-cell office:value-type="float" office:value="101.9917" calcext:value-type="float">
            <text:p>102.0 </text:p>
          </table:table-cell>
          <table:table-cell office:value-type="float" office:value="99.0358" calcext:value-type="float">
            <text:p>99.0 </text:p>
          </table:table-cell>
          <table:table-cell office:value-type="float" office:value="100.1435" calcext:value-type="float">
            <text:p>100.1 </text:p>
          </table:table-cell>
          <table:table-cell office:value-type="float" office:value="100.13" calcext:value-type="float">
            <text:p>100.1 </text:p>
          </table:table-cell>
          <table:table-cell office:value-type="float" office:value="101.3396" calcext:value-type="float">
            <text:p>101.3 </text:p>
          </table:table-cell>
          <table:table-cell office:value-type="float" office:value="103.2047" calcext:value-type="float">
            <text:p>103.2 </text:p>
          </table:table-cell>
          <table:table-cell office:value-type="float" office:value="101.3" calcext:value-type="float">
            <text:p>101.3 </text:p>
          </table:table-cell>
          <table:table-cell office:value-type="float" office:value="104.4048" calcext:value-type="float">
            <text:p>104.4 </text:p>
          </table:table-cell>
        </table:table-row>
        <table:table-row table:style-name="ro1">
          <table:table-cell office:value-type="string" calcext:value-type="string">
            <text:p>2014M8</text:p>
          </table:table-cell>
          <table:table-cell table:style-name="ce5" office:value-type="float" office:value="99.22563" calcext:value-type="float">
            <text:p>99.2 </text:p>
          </table:table-cell>
          <table:table-cell table:style-name="ce5" office:value-type="float" office:value="99.92152" calcext:value-type="float">
            <text:p>99.9 </text:p>
          </table:table-cell>
          <table:table-cell table:style-name="ce5" office:value-type="float" office:value="96.75847" calcext:value-type="float">
            <text:p>96.8 </text:p>
          </table:table-cell>
          <table:table-cell table:style-name="ce5" office:value-type="float" office:value="102.7178" calcext:value-type="float">
            <text:p>102.7 </text:p>
          </table:table-cell>
          <table:table-cell table:style-name="ce5" office:value-type="float" office:value="100" calcext:value-type="float">
            <text:p>100.0 </text:p>
          </table:table-cell>
          <table:table-cell table:style-name="ce5" office:value-type="float" office:value="100.2" calcext:value-type="float">
            <text:p>100.2 </text:p>
          </table:table-cell>
          <table:table-cell table:style-name="ce5" office:value-type="float" office:value="100.34" calcext:value-type="float">
            <text:p>100.3 </text:p>
          </table:table-cell>
          <table:table-cell table:style-name="ce5" office:value-type="float" office:value="100.2905" calcext:value-type="float">
            <text:p>100.3 </text:p>
          </table:table-cell>
          <table:table-cell table:style-name="ce5" office:value-type="float" office:value="100.8953" calcext:value-type="float">
            <text:p>100.9 </text:p>
          </table:table-cell>
          <table:table-cell table:style-name="ce5" office:value-type="float" office:value="104.0512" calcext:value-type="float">
            <text:p>104.1 </text:p>
          </table:table-cell>
          <table:table-cell table:style-name="ce5" office:value-type="float" office:value="101.5899" calcext:value-type="float">
            <text:p>101.6 </text:p>
          </table:table-cell>
          <table:table-cell table:style-name="ce5" office:value-type="float" office:value="100.0024" calcext:value-type="float">
            <text:p>100.0 </text:p>
          </table:table-cell>
          <table:table-cell table:style-name="ce5" office:value-type="float" office:value="100" calcext:value-type="float">
            <text:p>100.0 </text:p>
          </table:table-cell>
          <table:table-cell table:style-name="ce5" office:value-type="float" office:value="101.0134" calcext:value-type="float">
            <text:p>101.0 </text:p>
          </table:table-cell>
          <table:table-cell table:style-name="ce5" office:value-type="float" office:value="99.92869" calcext:value-type="float">
            <text:p>99.9 </text:p>
          </table:table-cell>
          <table:table-cell table:style-name="ce5" office:value-type="float" office:value="101.4196" calcext:value-type="float">
            <text:p>101.4 </text:p>
          </table:table-cell>
          <table:table-cell table:style-name="ce5" office:value-type="float" office:value="100.9363" calcext:value-type="float">
            <text:p>100.9 </text:p>
          </table:table-cell>
          <table:table-cell table:style-name="ce5" office:value-type="float" office:value="96.4299" calcext:value-type="float">
            <text:p>96.4 </text:p>
          </table:table-cell>
          <table:table-cell table:style-name="ce5" office:value-type="float" office:value="99.99" calcext:value-type="float">
            <text:p>100.0 </text:p>
          </table:table-cell>
          <table:table-cell table:style-name="ce5" office:value-type="float" office:value="101.1618" calcext:value-type="float">
            <text:p>101.2 </text:p>
          </table:table-cell>
          <table:table-cell table:style-name="ce5" office:value-type="float" office:value="98.18623" calcext:value-type="float">
            <text:p>98.2 </text:p>
          </table:table-cell>
          <table:table-cell table:style-name="ce5" office:value-type="float" office:value="99.82459" calcext:value-type="float">
            <text:p>99.8 </text:p>
          </table:table-cell>
          <table:table-cell table:style-name="ce5" office:value-type="float" office:value="99.93" calcext:value-type="float">
            <text:p>99.9 </text:p>
          </table:table-cell>
          <table:table-cell table:style-name="ce5" office:value-type="float" office:value="101.1442" calcext:value-type="float">
            <text:p>101.1 </text:p>
          </table:table-cell>
          <table:table-cell table:style-name="ce5" office:value-type="float" office:value="102.9837" calcext:value-type="float">
            <text:p>103.0 </text:p>
          </table:table-cell>
          <table:table-cell table:style-name="ce5" office:value-type="float" office:value="101.7" calcext:value-type="float">
            <text:p>101.7 </text:p>
          </table:table-cell>
          <table:table-cell table:style-name="ce5" office:value-type="float" office:value="103.9461" calcext:value-type="float">
            <text:p>103.9 </text:p>
          </table:table-cell>
        </table:table-row>
        <table:table-row table:style-name="ro1">
          <table:table-cell office:value-type="string" calcext:value-type="string">
            <text:p>2014M9</text:p>
          </table:table-cell>
          <table:table-cell office:value-type="float" office:value="100.8933" calcext:value-type="float">
            <text:p>100.9 </text:p>
          </table:table-cell>
          <table:table-cell office:value-type="float" office:value="100.0928" calcext:value-type="float">
            <text:p>100.1 </text:p>
          </table:table-cell>
          <table:table-cell office:value-type="float" office:value="97.94556" calcext:value-type="float">
            <text:p>97.9 </text:p>
          </table:table-cell>
          <table:table-cell office:value-type="float" office:value="102.2226" calcext:value-type="float">
            <text:p>102.2 </text:p>
          </table:table-cell>
          <table:table-cell office:value-type="float" office:value="100.1" calcext:value-type="float">
            <text:p>100.1 </text:p>
          </table:table-cell>
          <table:table-cell office:value-type="float" office:value="100.9" calcext:value-type="float">
            <text:p>100.9 </text:p>
          </table:table-cell>
          <table:table-cell office:value-type="float" office:value="101.51" calcext:value-type="float">
            <text:p>101.5 </text:p>
          </table:table-cell>
          <table:table-cell office:value-type="float" office:value="103.992" calcext:value-type="float">
            <text:p>104.0 </text:p>
          </table:table-cell>
          <table:table-cell office:value-type="float" office:value="100.9704" calcext:value-type="float">
            <text:p>101.0 </text:p>
          </table:table-cell>
          <table:table-cell office:value-type="float" office:value="103.9552" calcext:value-type="float">
            <text:p>104.0 </text:p>
          </table:table-cell>
          <table:table-cell office:value-type="float" office:value="101.0905" calcext:value-type="float">
            <text:p>101.1 </text:p>
          </table:table-cell>
          <table:table-cell office:value-type="float" office:value="100.0957" calcext:value-type="float">
            <text:p>100.1 </text:p>
          </table:table-cell>
          <table:table-cell office:value-type="float" office:value="101" calcext:value-type="float">
            <text:p>101.0 </text:p>
          </table:table-cell>
          <table:table-cell office:value-type="float" office:value="101.0309" calcext:value-type="float">
            <text:p>101.0 </text:p>
          </table:table-cell>
          <table:table-cell office:value-type="float" office:value="100.6031" calcext:value-type="float">
            <text:p>100.6 </text:p>
          </table:table-cell>
          <table:table-cell office:value-type="float" office:value="102.0217" calcext:value-type="float">
            <text:p>102.0 </text:p>
          </table:table-cell>
          <table:table-cell office:value-type="float" office:value="100.9448" calcext:value-type="float">
            <text:p>100.9 </text:p>
          </table:table-cell>
          <table:table-cell office:value-type="float" office:value="97.01604" calcext:value-type="float">
            <text:p>97.0 </text:p>
          </table:table-cell>
          <table:table-cell office:value-type="float" office:value="101.1" calcext:value-type="float">
            <text:p>101.1 </text:p>
          </table:table-cell>
          <table:table-cell office:value-type="float" office:value="101.1618" calcext:value-type="float">
            <text:p>101.2 </text:p>
          </table:table-cell>
          <table:table-cell office:value-type="float" office:value="100.1787" calcext:value-type="float">
            <text:p>100.2 </text:p>
          </table:table-cell>
          <table:table-cell office:value-type="float" office:value="99.95216" calcext:value-type="float">
            <text:p>100.0 </text:p>
          </table:table-cell>
          <table:table-cell office:value-type="float" office:value="101.12" calcext:value-type="float">
            <text:p>101.1 </text:p>
          </table:table-cell>
          <table:table-cell office:value-type="float" office:value="102.4515" calcext:value-type="float">
            <text:p>102.5 </text:p>
          </table:table-cell>
          <table:table-cell office:value-type="float" office:value="103.4247" calcext:value-type="float">
            <text:p>103.4 </text:p>
          </table:table-cell>
          <table:table-cell office:value-type="float" office:value="102.2" calcext:value-type="float">
            <text:p>102.2 </text:p>
          </table:table-cell>
          <table:table-cell office:value-type="float" office:value="104.0309" calcext:value-type="float">
            <text:p>104.0 </text:p>
          </table:table-cell>
        </table:table-row>
        <table:table-row table:style-name="ro1">
          <table:table-cell office:value-type="string" calcext:value-type="string">
            <text:p>2014M10</text:p>
          </table:table-cell>
          <table:table-cell table:style-name="ce5" office:value-type="float" office:value="101.0786" calcext:value-type="float">
            <text:p>101.1 </text:p>
          </table:table-cell>
          <table:table-cell table:style-name="ce5" office:value-type="float" office:value="100.0928" calcext:value-type="float">
            <text:p>100.1 </text:p>
          </table:table-cell>
          <table:table-cell table:style-name="ce5" office:value-type="float" office:value="99.53541" calcext:value-type="float">
            <text:p>99.5 </text:p>
          </table:table-cell>
          <table:table-cell table:style-name="ce5" office:value-type="float" office:value="101.9797" calcext:value-type="float">
            <text:p>102.0 </text:p>
          </table:table-cell>
          <table:table-cell table:style-name="ce5" office:value-type="float" office:value="100.3" calcext:value-type="float">
            <text:p>100.3 </text:p>
          </table:table-cell>
          <table:table-cell table:style-name="ce5" office:value-type="float" office:value="100.9" calcext:value-type="float">
            <text:p>100.9 </text:p>
          </table:table-cell>
          <table:table-cell table:style-name="ce5" office:value-type="float" office:value="101.35" calcext:value-type="float">
            <text:p>101.4 </text:p>
          </table:table-cell>
          <table:table-cell table:style-name="ce5" office:value-type="float" office:value="102.5303" calcext:value-type="float">
            <text:p>102.5 </text:p>
          </table:table-cell>
          <table:table-cell table:style-name="ce5" office:value-type="float" office:value="100.5196" calcext:value-type="float">
            <text:p>100.5 </text:p>
          </table:table-cell>
          <table:table-cell table:style-name="ce5" office:value-type="float" office:value="103.4748" calcext:value-type="float">
            <text:p>103.5 </text:p>
          </table:table-cell>
          <table:table-cell table:style-name="ce5" office:value-type="float" office:value="101.5899" calcext:value-type="float">
            <text:p>101.6 </text:p>
          </table:table-cell>
          <table:table-cell table:style-name="ce5" office:value-type="float" office:value="100.3755" calcext:value-type="float">
            <text:p>100.4 </text:p>
          </table:table-cell>
          <table:table-cell table:style-name="ce5" office:value-type="float" office:value="100.2" calcext:value-type="float">
            <text:p>100.2 </text:p>
          </table:table-cell>
          <table:table-cell table:style-name="ce5" office:value-type="float" office:value="100.2514" calcext:value-type="float">
            <text:p>100.3 </text:p>
          </table:table-cell>
          <table:table-cell table:style-name="ce5" office:value-type="float" office:value="100.6588" calcext:value-type="float">
            <text:p>100.7 </text:p>
          </table:table-cell>
          <table:table-cell table:style-name="ce5" office:value-type="float" office:value="102.3145" calcext:value-type="float">
            <text:p>102.3 </text:p>
          </table:table-cell>
          <table:table-cell table:style-name="ce5" office:value-type="float" office:value="100.613" calcext:value-type="float">
            <text:p>100.6 </text:p>
          </table:table-cell>
          <table:table-cell table:style-name="ce5" office:value-type="float" office:value="97.89795" calcext:value-type="float">
            <text:p>97.9 </text:p>
          </table:table-cell>
          <table:table-cell table:style-name="ce5" office:value-type="float" office:value="100.88" calcext:value-type="float">
            <text:p>100.9 </text:p>
          </table:table-cell>
          <table:table-cell table:style-name="ce5" office:value-type="float" office:value="101.2448" calcext:value-type="float">
            <text:p>101.2 </text:p>
          </table:table-cell>
          <table:table-cell table:style-name="ce5" office:value-type="float" office:value="100.9271" calcext:value-type="float">
            <text:p>100.9 </text:p>
          </table:table-cell>
          <table:table-cell table:style-name="ce5" office:value-type="float" office:value="100.0797" calcext:value-type="float">
            <text:p>100.1 </text:p>
          </table:table-cell>
          <table:table-cell table:style-name="ce5" office:value-type="float" office:value="101.69" calcext:value-type="float">
            <text:p>101.7 </text:p>
          </table:table-cell>
          <table:table-cell table:style-name="ce5" office:value-type="float" office:value="103.897" calcext:value-type="float">
            <text:p>103.9 </text:p>
          </table:table-cell>
          <table:table-cell table:style-name="ce5" office:value-type="float" office:value="103.3247" calcext:value-type="float">
            <text:p>103.3 </text:p>
          </table:table-cell>
          <table:table-cell table:style-name="ce5" office:value-type="float" office:value="102.1" calcext:value-type="float">
            <text:p>102.1 </text:p>
          </table:table-cell>
          <table:table-cell table:style-name="ce5" office:value-type="float" office:value="103.3342" calcext:value-type="float">
            <text:p>103.3 </text:p>
          </table:table-cell>
        </table:table-row>
        <table:table-row table:style-name="ro1">
          <table:table-cell office:value-type="string" calcext:value-type="string">
            <text:p>2014M11</text:p>
          </table:table-cell>
          <table:table-cell office:value-type="float" office:value="101.0786" calcext:value-type="float">
            <text:p>101.1 </text:p>
          </table:table-cell>
          <table:table-cell office:value-type="float" office:value="99.4934" calcext:value-type="float">
            <text:p>99.5 </text:p>
          </table:table-cell>
          <table:table-cell office:value-type="float" office:value="98.97366" calcext:value-type="float">
            <text:p>99.0 </text:p>
          </table:table-cell>
          <table:table-cell office:value-type="float" office:value="102.3425" calcext:value-type="float">
            <text:p>102.3 </text:p>
          </table:table-cell>
          <table:table-cell office:value-type="float" office:value="100" calcext:value-type="float">
            <text:p>100.0 </text:p>
          </table:table-cell>
          <table:table-cell office:value-type="float" office:value="100.6" calcext:value-type="float">
            <text:p>100.6 </text:p>
          </table:table-cell>
          <table:table-cell office:value-type="float" office:value="101.08" calcext:value-type="float">
            <text:p>101.1 </text:p>
          </table:table-cell>
          <table:table-cell office:value-type="float" office:value="101.1048" calcext:value-type="float">
            <text:p>101.1 </text:p>
          </table:table-cell>
          <table:table-cell office:value-type="float" office:value="99.91861" calcext:value-type="float">
            <text:p>99.9 </text:p>
          </table:table-cell>
          <table:table-cell office:value-type="float" office:value="102.9944" calcext:value-type="float">
            <text:p>103.0 </text:p>
          </table:table-cell>
          <table:table-cell office:value-type="float" office:value="101.3902" calcext:value-type="float">
            <text:p>101.4 </text:p>
          </table:table-cell>
          <table:table-cell office:value-type="float" office:value="100.2823" calcext:value-type="float">
            <text:p>100.3 </text:p>
          </table:table-cell>
          <table:table-cell office:value-type="float" office:value="99.6" calcext:value-type="float">
            <text:p>99.6 </text:p>
          </table:table-cell>
          <table:table-cell office:value-type="float" office:value="99.93444" calcext:value-type="float">
            <text:p>99.9 </text:p>
          </table:table-cell>
          <table:table-cell office:value-type="float" office:value="100.3427" calcext:value-type="float">
            <text:p>100.3 </text:p>
          </table:table-cell>
          <table:table-cell office:value-type="float" office:value="102.3323" calcext:value-type="float">
            <text:p>102.3 </text:p>
          </table:table-cell>
          <table:table-cell office:value-type="float" office:value="100.213" calcext:value-type="float">
            <text:p>100.2 </text:p>
          </table:table-cell>
          <table:table-cell office:value-type="float" office:value="99.24795" calcext:value-type="float">
            <text:p>99.2 </text:p>
          </table:table-cell>
          <table:table-cell office:value-type="float" office:value="100.5" calcext:value-type="float">
            <text:p>100.5 </text:p>
          </table:table-cell>
          <table:table-cell office:value-type="float" office:value="100.9129" calcext:value-type="float">
            <text:p>100.9 </text:p>
          </table:table-cell>
          <table:table-cell office:value-type="float" office:value="100.8765" calcext:value-type="float">
            <text:p>100.9 </text:p>
          </table:table-cell>
          <table:table-cell office:value-type="float" office:value="100.0159" calcext:value-type="float">
            <text:p>100.0 </text:p>
          </table:table-cell>
          <table:table-cell office:value-type="float" office:value="102" calcext:value-type="float">
            <text:p>102.0 </text:p>
          </table:table-cell>
          <table:table-cell office:value-type="float" office:value="103.991" calcext:value-type="float">
            <text:p>104.0 </text:p>
          </table:table-cell>
          <table:table-cell office:value-type="float" office:value="103.0287" calcext:value-type="float">
            <text:p>103.0 </text:p>
          </table:table-cell>
          <table:table-cell office:value-type="float" office:value="101.8" calcext:value-type="float">
            <text:p>101.8 </text:p>
          </table:table-cell>
          <table:table-cell office:value-type="float" office:value="101.7946" calcext:value-type="float">
            <text:p>101.8 </text:p>
          </table:table-cell>
        </table:table-row>
        <table:table-row table:style-name="ro1">
          <table:table-cell office:value-type="string" calcext:value-type="string">
            <text:p>2014M12</text:p>
          </table:table-cell>
          <table:table-cell table:style-name="ce5" office:value-type="float" office:value="100.43" calcext:value-type="float">
            <text:p>100.4 </text:p>
          </table:table-cell>
          <table:table-cell table:style-name="ce5" office:value-type="float" office:value="98.12344" calcext:value-type="float">
            <text:p>98.1 </text:p>
          </table:table-cell>
          <table:table-cell table:style-name="ce5" office:value-type="float" office:value="97.76537" calcext:value-type="float">
            <text:p>97.8 </text:p>
          </table:table-cell>
          <table:table-cell table:style-name="ce5" office:value-type="float" office:value="101.5341" calcext:value-type="float">
            <text:p>101.5 </text:p>
          </table:table-cell>
          <table:table-cell table:style-name="ce5" office:value-type="float" office:value="99.8" calcext:value-type="float">
            <text:p>99.8 </text:p>
          </table:table-cell>
          <table:table-cell table:style-name="ce5" office:value-type="float" office:value="100.2" calcext:value-type="float">
            <text:p>100.2 </text:p>
          </table:table-cell>
          <table:table-cell table:style-name="ce5" office:value-type="float" office:value="101.16" calcext:value-type="float">
            <text:p>101.2 </text:p>
          </table:table-cell>
          <table:table-cell table:style-name="ce5" office:value-type="float" office:value="100.4816" calcext:value-type="float">
            <text:p>100.5 </text:p>
          </table:table-cell>
          <table:table-cell table:style-name="ce5" office:value-type="float" office:value="98.94196" calcext:value-type="float">
            <text:p>98.9 </text:p>
          </table:table-cell>
          <table:table-cell table:style-name="ce5" office:value-type="float" office:value="101.9376" calcext:value-type="float">
            <text:p>101.9 </text:p>
          </table:table-cell>
          <table:table-cell table:style-name="ce5" office:value-type="float" office:value="101.3902" calcext:value-type="float">
            <text:p>101.4 </text:p>
          </table:table-cell>
          <table:table-cell table:style-name="ce5" office:value-type="float" office:value="100.0024" calcext:value-type="float">
            <text:p>100.0 </text:p>
          </table:table-cell>
          <table:table-cell table:style-name="ce5" office:value-type="float" office:value="99.6" calcext:value-type="float">
            <text:p>99.6 </text:p>
          </table:table-cell>
          <table:table-cell table:style-name="ce5" office:value-type="float" office:value="99.80744" calcext:value-type="float">
            <text:p>99.8 </text:p>
          </table:table-cell>
          <table:table-cell table:style-name="ce5" office:value-type="float" office:value="99.33789" calcext:value-type="float">
            <text:p>99.3 </text:p>
          </table:table-cell>
          <table:table-cell table:style-name="ce5" office:value-type="float" office:value="101.2941" calcext:value-type="float">
            <text:p>101.3 </text:p>
          </table:table-cell>
          <table:table-cell table:style-name="ce5" office:value-type="float" office:value="99.26" calcext:value-type="float">
            <text:p>99.3 </text:p>
          </table:table-cell>
          <table:table-cell table:style-name="ce5" office:value-type="float" office:value="99.93964" calcext:value-type="float">
            <text:p>99.9 </text:p>
          </table:table-cell>
          <table:table-cell table:style-name="ce5" office:value-type="float" office:value="99.39" calcext:value-type="float">
            <text:p>99.4 </text:p>
          </table:table-cell>
          <table:table-cell table:style-name="ce5" office:value-type="float" office:value="100.4979" calcext:value-type="float">
            <text:p>100.5 </text:p>
          </table:table-cell>
          <table:table-cell table:style-name="ce5" office:value-type="float" office:value="100.1989" calcext:value-type="float">
            <text:p>100.2 </text:p>
          </table:table-cell>
          <table:table-cell table:style-name="ce5" office:value-type="float" office:value="99.7608" calcext:value-type="float">
            <text:p>99.8 </text:p>
          </table:table-cell>
          <table:table-cell table:style-name="ce5" office:value-type="float" office:value="100.74" calcext:value-type="float">
            <text:p>100.7 </text:p>
          </table:table-cell>
          <table:table-cell table:style-name="ce5" office:value-type="float" office:value="102.083" calcext:value-type="float">
            <text:p>102.1 </text:p>
          </table:table-cell>
          <table:table-cell table:style-name="ce5" office:value-type="float" office:value="101.829" calcext:value-type="float">
            <text:p>101.8 </text:p>
          </table:table-cell>
          <table:table-cell table:style-name="ce5" office:value-type="float" office:value="101.5" calcext:value-type="float">
            <text:p>101.5 </text:p>
          </table:table-cell>
          <table:table-cell table:style-name="ce5" office:value-type="float" office:value="100.1234" calcext:value-type="float">
            <text:p>100.1 </text:p>
          </table:table-cell>
        </table:table-row>
        <table:table-row table:style-name="ro1">
          <table:table-cell office:value-type="string" calcext:value-type="string">
            <text:p>2015M1</text:p>
          </table:table-cell>
          <table:table-cell office:value-type="float" office:value="98.3918" calcext:value-type="float">
            <text:p>98.4 </text:p>
          </table:table-cell>
          <table:table-cell office:value-type="float" office:value="97.6097" calcext:value-type="float">
            <text:p>97.6 </text:p>
          </table:table-cell>
          <table:table-cell office:value-type="float" office:value="97.4792" calcext:value-type="float">
            <text:p>97.5 </text:p>
          </table:table-cell>
          <table:table-cell office:value-type="float" office:value="101.04" calcext:value-type="float">
            <text:p>101.0 </text:p>
          </table:table-cell>
          <table:table-cell office:value-type="float" office:value="99.7" calcext:value-type="float">
            <text:p>99.7 </text:p>
          </table:table-cell>
          <table:table-cell office:value-type="float" office:value="98.8" calcext:value-type="float">
            <text:p>98.8 </text:p>
          </table:table-cell>
          <table:table-cell office:value-type="float" office:value="97.93" calcext:value-type="float">
            <text:p>97.9 </text:p>
          </table:table-cell>
          <table:table-cell office:value-type="float" office:value="98.24676" calcext:value-type="float">
            <text:p>98.2 </text:p>
          </table:table-cell>
          <table:table-cell office:value-type="float" office:value="98.4912" calcext:value-type="float">
            <text:p>98.5 </text:p>
          </table:table-cell>
          <table:table-cell office:value-type="float" office:value="99.43955" calcext:value-type="float">
            <text:p>99.4 </text:p>
          </table:table-cell>
          <table:table-cell office:value-type="float" office:value="99.99168" calcext:value-type="float">
            <text:p>100.0 </text:p>
          </table:table-cell>
          <table:table-cell office:value-type="float" office:value="99.62926" calcext:value-type="float">
            <text:p>99.6 </text:p>
          </table:table-cell>
          <table:table-cell office:value-type="float" office:value="99.6" calcext:value-type="float">
            <text:p>99.6 </text:p>
          </table:table-cell>
          <table:table-cell office:value-type="float" office:value="100.6293" calcext:value-type="float">
            <text:p>100.6 </text:p>
          </table:table-cell>
          <table:table-cell office:value-type="float" office:value="99.44926" calcext:value-type="float">
            <text:p>99.4 </text:p>
          </table:table-cell>
          <table:table-cell office:value-type="float" office:value="99.5363" calcext:value-type="float">
            <text:p>99.5 </text:p>
          </table:table-cell>
          <table:table-cell office:value-type="float" office:value="97.42" calcext:value-type="float">
            <text:p>97.4 </text:p>
          </table:table-cell>
          <table:table-cell office:value-type="float" office:value="99.92819" calcext:value-type="float">
            <text:p>99.9 </text:p>
          </table:table-cell>
          <table:table-cell office:value-type="float" office:value="97.67" calcext:value-type="float">
            <text:p>97.7 </text:p>
          </table:table-cell>
          <table:table-cell office:value-type="float" office:value="100.166" calcext:value-type="float">
            <text:p>100.2 </text:p>
          </table:table-cell>
          <table:table-cell office:value-type="float" office:value="98.0143" calcext:value-type="float">
            <text:p>98.0 </text:p>
          </table:table-cell>
          <table:table-cell office:value-type="float" office:value="100.1435" calcext:value-type="float">
            <text:p>100.1 </text:p>
          </table:table-cell>
          <table:table-cell office:value-type="float" office:value="98.7" calcext:value-type="float">
            <text:p>98.7 </text:p>
          </table:table-cell>
          <table:table-cell office:value-type="float" office:value="97.79491" calcext:value-type="float">
            <text:p>97.8 </text:p>
          </table:table-cell>
          <table:table-cell office:value-type="float" office:value="100.602" calcext:value-type="float">
            <text:p>100.6 </text:p>
          </table:table-cell>
          <table:table-cell office:value-type="float" office:value="100" calcext:value-type="float">
            <text:p>100.0 </text:p>
          </table:table-cell>
          <table:table-cell office:value-type="float" office:value="98.27942" calcext:value-type="float">
            <text:p>98.3 </text:p>
          </table:table-cell>
        </table:table-row>
        <table:table-row table:style-name="ro1">
          <table:table-cell office:value-type="string" calcext:value-type="string">
            <text:p>2015M2</text:p>
          </table:table-cell>
          <table:table-cell table:style-name="ce5" office:value-type="float" office:value="98.49179" calcext:value-type="float">
            <text:p>98.5 </text:p>
          </table:table-cell>
          <table:table-cell table:style-name="ce5" office:value-type="float" office:value="98.72279" calcext:value-type="float">
            <text:p>98.7 </text:p>
          </table:table-cell>
          <table:table-cell table:style-name="ce5" office:value-type="float" office:value="97.65939" calcext:value-type="float">
            <text:p>97.7 </text:p>
          </table:table-cell>
          <table:table-cell table:style-name="ce5" office:value-type="float" office:value="99.81289" calcext:value-type="float">
            <text:p>99.8 </text:p>
          </table:table-cell>
          <table:table-cell table:style-name="ce5" office:value-type="float" office:value="99.7" calcext:value-type="float">
            <text:p>99.7 </text:p>
          </table:table-cell>
          <table:table-cell table:style-name="ce5" office:value-type="float" office:value="99.5" calcext:value-type="float">
            <text:p>99.5 </text:p>
          </table:table-cell>
          <table:table-cell table:style-name="ce5" office:value-type="float" office:value="98.89" calcext:value-type="float">
            <text:p>98.9 </text:p>
          </table:table-cell>
          <table:table-cell table:style-name="ce5" office:value-type="float" office:value="97.07116" calcext:value-type="float">
            <text:p>97.1 </text:p>
          </table:table-cell>
          <table:table-cell table:style-name="ce5" office:value-type="float" office:value="99.09222" calcext:value-type="float">
            <text:p>99.1 </text:p>
          </table:table-cell>
          <table:table-cell table:style-name="ce5" office:value-type="float" office:value="100.016" calcext:value-type="float">
            <text:p>100.0 </text:p>
          </table:table-cell>
          <table:table-cell table:style-name="ce5" office:value-type="float" office:value="99.09265" calcext:value-type="float">
            <text:p>99.1 </text:p>
          </table:table-cell>
          <table:table-cell table:style-name="ce5" office:value-type="float" office:value="100.0024" calcext:value-type="float">
            <text:p>100.0 </text:p>
          </table:table-cell>
          <table:table-cell table:style-name="ce5" office:value-type="float" office:value="99.1" calcext:value-type="float">
            <text:p>99.1 </text:p>
          </table:table-cell>
          <table:table-cell table:style-name="ce5" office:value-type="float" office:value="100.3794" calcext:value-type="float">
            <text:p>100.4 </text:p>
          </table:table-cell>
          <table:table-cell table:style-name="ce5" office:value-type="float" office:value="99.55888" calcext:value-type="float">
            <text:p>99.6 </text:p>
          </table:table-cell>
          <table:table-cell table:style-name="ce5" office:value-type="float" office:value="99.07" calcext:value-type="float">
            <text:p>99.1 </text:p>
          </table:table-cell>
          <table:table-cell table:style-name="ce5" office:value-type="float" office:value="100.12" calcext:value-type="float">
            <text:p>100.1 </text:p>
          </table:table-cell>
          <table:table-cell table:style-name="ce5" office:value-type="float" office:value="99.98588" calcext:value-type="float">
            <text:p>100.0 </text:p>
          </table:table-cell>
          <table:table-cell table:style-name="ce5" office:value-type="float" office:value="98.72" calcext:value-type="float">
            <text:p>98.7 </text:p>
          </table:table-cell>
          <table:table-cell table:style-name="ce5" office:value-type="float" office:value="99.83402" calcext:value-type="float">
            <text:p>99.8 </text:p>
          </table:table-cell>
          <table:table-cell table:style-name="ce5" office:value-type="float" office:value="97.67042" calcext:value-type="float">
            <text:p>97.7 </text:p>
          </table:table-cell>
          <table:table-cell table:style-name="ce5" office:value-type="float" office:value="99.88837" calcext:value-type="float">
            <text:p>99.9 </text:p>
          </table:table-cell>
          <table:table-cell table:style-name="ce5" office:value-type="float" office:value="98.78" calcext:value-type="float">
            <text:p>98.8 </text:p>
          </table:table-cell>
          <table:table-cell table:style-name="ce5" office:value-type="float" office:value="97.9892" calcext:value-type="float">
            <text:p>98.0 </text:p>
          </table:table-cell>
          <table:table-cell table:style-name="ce5" office:value-type="float" office:value="99.86715" calcext:value-type="float">
            <text:p>99.9 </text:p>
          </table:table-cell>
          <table:table-cell table:style-name="ce5" office:value-type="float" office:value="100.2" calcext:value-type="float">
            <text:p>100.2 </text:p>
          </table:table-cell>
          <table:table-cell table:style-name="ce5" office:value-type="float" office:value="99.06602" calcext:value-type="float">
            <text:p>99.1 </text:p>
          </table:table-cell>
        </table:table-row>
        <table:table-row table:style-name="ro1">
          <table:table-cell office:value-type="string" calcext:value-type="string">
            <text:p>2015M3</text:p>
          </table:table-cell>
          <table:table-cell office:value-type="float" office:value="100.5916" calcext:value-type="float">
            <text:p>100.6 </text:p>
          </table:table-cell>
          <table:table-cell office:value-type="float" office:value="100.1784" calcext:value-type="float">
            <text:p>100.2 </text:p>
          </table:table-cell>
          <table:table-cell office:value-type="float" office:value="98.21053" calcext:value-type="float">
            <text:p>98.2 </text:p>
          </table:table-cell>
          <table:table-cell office:value-type="float" office:value="99.94211" calcext:value-type="float">
            <text:p>99.9 </text:p>
          </table:table-cell>
          <table:table-cell office:value-type="float" office:value="100" calcext:value-type="float">
            <text:p>100.0 </text:p>
          </table:table-cell>
          <table:table-cell office:value-type="float" office:value="100.8" calcext:value-type="float">
            <text:p>100.8 </text:p>
          </table:table-cell>
          <table:table-cell office:value-type="float" office:value="100.89" calcext:value-type="float">
            <text:p>100.9 </text:p>
          </table:table-cell>
          <table:table-cell office:value-type="float" office:value="101.0993" calcext:value-type="float">
            <text:p>101.1 </text:p>
          </table:table-cell>
          <table:table-cell office:value-type="float" office:value="99.91861" calcext:value-type="float">
            <text:p>99.9 </text:p>
          </table:table-cell>
          <table:table-cell office:value-type="float" office:value="100.7846" calcext:value-type="float">
            <text:p>100.8 </text:p>
          </table:table-cell>
          <table:table-cell office:value-type="float" office:value="99.39233" calcext:value-type="float">
            <text:p>99.4 </text:p>
          </table:table-cell>
          <table:table-cell office:value-type="float" office:value="100.2823" calcext:value-type="float">
            <text:p>100.3 </text:p>
          </table:table-cell>
          <table:table-cell office:value-type="float" office:value="99.6" calcext:value-type="float">
            <text:p>99.6 </text:p>
          </table:table-cell>
          <table:table-cell office:value-type="float" office:value="100.1192" calcext:value-type="float">
            <text:p>100.1 </text:p>
          </table:table-cell>
          <table:table-cell office:value-type="float" office:value="100.5447" calcext:value-type="float">
            <text:p>100.5 </text:p>
          </table:table-cell>
          <table:table-cell office:value-type="float" office:value="100.018" calcext:value-type="float">
            <text:p>100.0 </text:p>
          </table:table-cell>
          <table:table-cell office:value-type="float" office:value="100.39" calcext:value-type="float">
            <text:p>100.4 </text:p>
          </table:table-cell>
          <table:table-cell office:value-type="float" office:value="100.4422" calcext:value-type="float">
            <text:p>100.4 </text:p>
          </table:table-cell>
          <table:table-cell office:value-type="float" office:value="101.09" calcext:value-type="float">
            <text:p>101.1 </text:p>
          </table:table-cell>
          <table:table-cell office:value-type="float" office:value="100.166" calcext:value-type="float">
            <text:p>100.2 </text:p>
          </table:table-cell>
          <table:table-cell office:value-type="float" office:value="100.4416" calcext:value-type="float">
            <text:p>100.4 </text:p>
          </table:table-cell>
          <table:table-cell office:value-type="float" office:value="100.0797" calcext:value-type="float">
            <text:p>100.1 </text:p>
          </table:table-cell>
          <table:table-cell office:value-type="float" office:value="100.2" calcext:value-type="float">
            <text:p>100.2 </text:p>
          </table:table-cell>
          <table:table-cell office:value-type="float" office:value="99.61424" calcext:value-type="float">
            <text:p>99.6 </text:p>
          </table:table-cell>
          <table:table-cell office:value-type="float" office:value="100.6101" calcext:value-type="float">
            <text:p>100.6 </text:p>
          </table:table-cell>
          <table:table-cell office:value-type="float" office:value="100.5" calcext:value-type="float">
            <text:p>100.5 </text:p>
          </table:table-cell>
          <table:table-cell office:value-type="float" office:value="100.3389" calcext:value-type="float">
            <text:p>100.3 </text:p>
          </table:table-cell>
        </table:table-row>
        <table:table-row table:style-name="ro1">
          <table:table-cell office:value-type="string" calcext:value-type="string">
            <text:p>2015M4</text:p>
          </table:table-cell>
          <table:table-cell table:style-name="ce5" office:value-type="float" office:value="100.9916" calcext:value-type="float">
            <text:p>101.0 </text:p>
          </table:table-cell>
          <table:table-cell table:style-name="ce5" office:value-type="float" office:value="99.92152" calcext:value-type="float">
            <text:p>99.9 </text:p>
          </table:table-cell>
          <table:table-cell table:style-name="ce5" office:value-type="float" office:value="98.94186" calcext:value-type="float">
            <text:p>98.9 </text:p>
          </table:table-cell>
          <table:table-cell table:style-name="ce5" office:value-type="float" office:value="100.5076" calcext:value-type="float">
            <text:p>100.5 </text:p>
          </table:table-cell>
          <table:table-cell table:style-name="ce5" office:value-type="float" office:value="100.5" calcext:value-type="float">
            <text:p>100.5 </text:p>
          </table:table-cell>
          <table:table-cell table:style-name="ce5" office:value-type="float" office:value="100.9" calcext:value-type="float">
            <text:p>100.9 </text:p>
          </table:table-cell>
          <table:table-cell table:style-name="ce5" office:value-type="float" office:value="101.02" calcext:value-type="float">
            <text:p>101.0 </text:p>
          </table:table-cell>
          <table:table-cell table:style-name="ce5" office:value-type="float" office:value="102.1447" calcext:value-type="float">
            <text:p>102.1 </text:p>
          </table:table-cell>
          <table:table-cell table:style-name="ce5" office:value-type="float" office:value="100.2942" calcext:value-type="float">
            <text:p>100.3 </text:p>
          </table:table-cell>
          <table:table-cell table:style-name="ce5" office:value-type="float" office:value="100.8807" calcext:value-type="float">
            <text:p>100.9 </text:p>
          </table:table-cell>
          <table:table-cell table:style-name="ce5" office:value-type="float" office:value="99.99168" calcext:value-type="float">
            <text:p>100.0 </text:p>
          </table:table-cell>
          <table:table-cell table:style-name="ce5" office:value-type="float" office:value="100.0957" calcext:value-type="float">
            <text:p>100.1 </text:p>
          </table:table-cell>
          <table:table-cell table:style-name="ce5" office:value-type="float" office:value="100.5" calcext:value-type="float">
            <text:p>100.5 </text:p>
          </table:table-cell>
          <table:table-cell table:style-name="ce5" office:value-type="float" office:value="99.83945" calcext:value-type="float">
            <text:p>99.8 </text:p>
          </table:table-cell>
          <table:table-cell table:style-name="ce5" office:value-type="float" office:value="101.2706" calcext:value-type="float">
            <text:p>101.3 </text:p>
          </table:table-cell>
          <table:table-cell table:style-name="ce5" office:value-type="float" office:value="100.7532" calcext:value-type="float">
            <text:p>100.8 </text:p>
          </table:table-cell>
          <table:table-cell table:style-name="ce5" office:value-type="float" office:value="100.37" calcext:value-type="float">
            <text:p>100.4 </text:p>
          </table:table-cell>
          <table:table-cell table:style-name="ce5" office:value-type="float" office:value="99.89935" calcext:value-type="float">
            <text:p>99.9 </text:p>
          </table:table-cell>
          <table:table-cell table:style-name="ce5" office:value-type="float" office:value="101.42" calcext:value-type="float">
            <text:p>101.4 </text:p>
          </table:table-cell>
          <table:table-cell table:style-name="ce5" office:value-type="float" office:value="100.6639" calcext:value-type="float">
            <text:p>100.7 </text:p>
          </table:table-cell>
          <table:table-cell table:style-name="ce5" office:value-type="float" office:value="100.9069" calcext:value-type="float">
            <text:p>100.9 </text:p>
          </table:table-cell>
          <table:table-cell table:style-name="ce5" office:value-type="float" office:value="100.3349" calcext:value-type="float">
            <text:p>100.3 </text:p>
          </table:table-cell>
          <table:table-cell table:style-name="ce5" office:value-type="float" office:value="100.61" calcext:value-type="float">
            <text:p>100.6 </text:p>
          </table:table-cell>
          <table:table-cell table:style-name="ce5" office:value-type="float" office:value="101.7387" calcext:value-type="float">
            <text:p>101.7 </text:p>
          </table:table-cell>
          <table:table-cell table:style-name="ce5" office:value-type="float" office:value="100.2013" calcext:value-type="float">
            <text:p>100.2 </text:p>
          </table:table-cell>
          <table:table-cell table:style-name="ce5" office:value-type="float" office:value="100.4" calcext:value-type="float">
            <text:p>100.4 </text:p>
          </table:table-cell>
          <table:table-cell table:style-name="ce5" office:value-type="float" office:value="100.4564" calcext:value-type="float">
            <text:p>100.5 </text:p>
          </table:table-cell>
        </table:table-row>
        <table:table-row table:style-name="ro1">
          <table:table-cell office:value-type="string" calcext:value-type="string">
            <text:p>2015M5</text:p>
          </table:table-cell>
          <table:table-cell office:value-type="float" office:value="101.1916" calcext:value-type="float">
            <text:p>101.2 </text:p>
          </table:table-cell>
          <table:table-cell office:value-type="float" office:value="100.6921" calcext:value-type="float">
            <text:p>100.7 </text:p>
          </table:table-cell>
          <table:table-cell office:value-type="float" office:value="99.25983" calcext:value-type="float">
            <text:p>99.3 </text:p>
          </table:table-cell>
          <table:table-cell office:value-type="float" office:value="99.88835" calcext:value-type="float">
            <text:p>99.9 </text:p>
          </table:table-cell>
          <table:table-cell table:number-columns-repeated="2" office:value-type="float" office:value="100.9" calcext:value-type="float">
            <text:p>100.9 </text:p>
          </table:table-cell>
          <table:table-cell office:value-type="float" office:value="101.18" calcext:value-type="float">
            <text:p>101.2 </text:p>
          </table:table-cell>
          <table:table-cell office:value-type="float" office:value="100.485" calcext:value-type="float">
            <text:p>100.5 </text:p>
          </table:table-cell>
          <table:table-cell office:value-type="float" office:value="101.2709" calcext:value-type="float">
            <text:p>101.3 </text:p>
          </table:table-cell>
          <table:table-cell office:value-type="float" office:value="101.3611" calcext:value-type="float">
            <text:p>101.4 </text:p>
          </table:table-cell>
          <table:table-cell office:value-type="float" office:value="100.2914" calcext:value-type="float">
            <text:p>100.3 </text:p>
          </table:table-cell>
          <table:table-cell office:value-type="float" office:value="100.2823" calcext:value-type="float">
            <text:p>100.3 </text:p>
          </table:table-cell>
          <table:table-cell office:value-type="float" office:value="100.9" calcext:value-type="float">
            <text:p>100.9 </text:p>
          </table:table-cell>
          <table:table-cell office:value-type="float" office:value="100.2989" calcext:value-type="float">
            <text:p>100.3 </text:p>
          </table:table-cell>
          <table:table-cell office:value-type="float" office:value="101.8767" calcext:value-type="float">
            <text:p>101.9 </text:p>
          </table:table-cell>
          <table:table-cell office:value-type="float" office:value="101.3208" calcext:value-type="float">
            <text:p>101.3 </text:p>
          </table:table-cell>
          <table:table-cell office:value-type="float" office:value="101.06" calcext:value-type="float">
            <text:p>101.1 </text:p>
          </table:table-cell>
          <table:table-cell office:value-type="float" office:value="98.82284" calcext:value-type="float">
            <text:p>98.8 </text:p>
          </table:table-cell>
          <table:table-cell office:value-type="float" office:value="101.45" calcext:value-type="float">
            <text:p>101.5 </text:p>
          </table:table-cell>
          <table:table-cell office:value-type="float" office:value="100.6639" calcext:value-type="float">
            <text:p>100.7 </text:p>
          </table:table-cell>
          <table:table-cell office:value-type="float" office:value="101.4733" calcext:value-type="float">
            <text:p>101.5 </text:p>
          </table:table-cell>
          <table:table-cell office:value-type="float" office:value="100.7176" calcext:value-type="float">
            <text:p>100.7 </text:p>
          </table:table-cell>
          <table:table-cell office:value-type="float" office:value="101.67" calcext:value-type="float">
            <text:p>101.7 </text:p>
          </table:table-cell>
          <table:table-cell office:value-type="float" office:value="102.669" calcext:value-type="float">
            <text:p>102.7 </text:p>
          </table:table-cell>
          <table:table-cell office:value-type="float" office:value="100.7659" calcext:value-type="float">
            <text:p>100.8 </text:p>
          </table:table-cell>
          <table:table-cell office:value-type="float" office:value="100.6" calcext:value-type="float">
            <text:p>100.6 </text:p>
          </table:table-cell>
          <table:table-cell office:value-type="float" office:value="101.4085" calcext:value-type="float">
            <text:p>101.4 </text:p>
          </table:table-cell>
        </table:table-row>
        <table:table-row table:style-name="ro1">
          <table:table-cell office:value-type="string" calcext:value-type="string">
            <text:p>2015M6</text:p>
          </table:table-cell>
          <table:table-cell table:style-name="ce5" office:value-type="float" office:value="100.7916" calcext:value-type="float">
            <text:p>100.8 </text:p>
          </table:table-cell>
          <table:table-cell table:style-name="ce5" office:value-type="float" office:value="101.0346" calcext:value-type="float">
            <text:p>101.0 </text:p>
          </table:table-cell>
          <table:table-cell table:style-name="ce5" office:value-type="float" office:value="99.53541" calcext:value-type="float">
            <text:p>99.5 </text:p>
          </table:table-cell>
          <table:table-cell table:style-name="ce5" office:value-type="float" office:value="100.8074" calcext:value-type="float">
            <text:p>100.8 </text:p>
          </table:table-cell>
          <table:table-cell table:style-name="ce5" office:value-type="float" office:value="100.9" calcext:value-type="float">
            <text:p>100.9 </text:p>
          </table:table-cell>
          <table:table-cell table:style-name="ce5" office:value-type="float" office:value="100.7" calcext:value-type="float">
            <text:p>100.7 </text:p>
          </table:table-cell>
          <table:table-cell table:style-name="ce5" office:value-type="float" office:value="100.72" calcext:value-type="float">
            <text:p>100.7 </text:p>
          </table:table-cell>
          <table:table-cell table:style-name="ce5" office:value-type="float" office:value="101.5353" calcext:value-type="float">
            <text:p>101.5 </text:p>
          </table:table-cell>
          <table:table-cell table:style-name="ce5" office:value-type="float" office:value="101.4963" calcext:value-type="float">
            <text:p>101.5 </text:p>
          </table:table-cell>
          <table:table-cell table:style-name="ce5" office:value-type="float" office:value="101.0729" calcext:value-type="float">
            <text:p>101.1 </text:p>
          </table:table-cell>
          <table:table-cell table:style-name="ce5" office:value-type="float" office:value="100.6909" calcext:value-type="float">
            <text:p>100.7 </text:p>
          </table:table-cell>
          <table:table-cell table:style-name="ce5" office:value-type="float" office:value="100.2823" calcext:value-type="float">
            <text:p>100.3 </text:p>
          </table:table-cell>
          <table:table-cell table:style-name="ce5" office:value-type="float" office:value="100.5" calcext:value-type="float">
            <text:p>100.5 </text:p>
          </table:table-cell>
          <table:table-cell table:style-name="ce5" office:value-type="float" office:value="100.399" calcext:value-type="float">
            <text:p>100.4 </text:p>
          </table:table-cell>
          <table:table-cell table:style-name="ce5" office:value-type="float" office:value="101.255" calcext:value-type="float">
            <text:p>101.3 </text:p>
          </table:table-cell>
          <table:table-cell table:style-name="ce5" office:value-type="float" office:value="100.9321" calcext:value-type="float">
            <text:p>100.9 </text:p>
          </table:table-cell>
          <table:table-cell table:style-name="ce5" office:value-type="float" office:value="101.14" calcext:value-type="float">
            <text:p>101.1 </text:p>
          </table:table-cell>
          <table:table-cell table:style-name="ce5" office:value-type="float" office:value="98.9632" calcext:value-type="float">
            <text:p>99.0 </text:p>
          </table:table-cell>
          <table:table-cell table:style-name="ce5" office:value-type="float" office:value="101.02" calcext:value-type="float">
            <text:p>101.0 </text:p>
          </table:table-cell>
          <table:table-cell table:style-name="ce5" office:value-type="float" office:value="100.7469" calcext:value-type="float">
            <text:p>100.7 </text:p>
          </table:table-cell>
          <table:table-cell table:style-name="ce5" office:value-type="float" office:value="101.3013" calcext:value-type="float">
            <text:p>101.3 </text:p>
          </table:table-cell>
          <table:table-cell table:style-name="ce5" office:value-type="float" office:value="100.7176" calcext:value-type="float">
            <text:p>100.7 </text:p>
          </table:table-cell>
          <table:table-cell table:style-name="ce5" office:value-type="float" office:value="101.3" calcext:value-type="float">
            <text:p>101.3 </text:p>
          </table:table-cell>
          <table:table-cell table:style-name="ce5" office:value-type="float" office:value="102.7577" calcext:value-type="float">
            <text:p>102.8 </text:p>
          </table:table-cell>
          <table:table-cell table:style-name="ce5" office:value-type="float" office:value="100.9958" calcext:value-type="float">
            <text:p>101.0 </text:p>
          </table:table-cell>
          <table:table-cell table:style-name="ce5" office:value-type="float" office:value="100.4" calcext:value-type="float">
            <text:p>100.4 </text:p>
          </table:table-cell>
          <table:table-cell table:style-name="ce5" office:value-type="float" office:value="101.5515" calcext:value-type="float">
            <text:p>101.6 </text:p>
          </table:table-cell>
        </table:table-row>
        <table:table-row table:style-name="ro1">
          <table:table-cell office:value-type="string" calcext:value-type="string">
            <text:p>2015M7</text:p>
          </table:table-cell>
          <table:table-cell office:value-type="float" office:value="99.29173" calcext:value-type="float">
            <text:p>99.3 </text:p>
          </table:table-cell>
          <table:table-cell office:value-type="float" office:value="100.949" calcext:value-type="float">
            <text:p>100.9 </text:p>
          </table:table-cell>
          <table:table-cell office:value-type="float" office:value="100.0336" calcext:value-type="float">
            <text:p>100.0 </text:p>
          </table:table-cell>
          <table:table-cell office:value-type="float" office:value="100.4331" calcext:value-type="float">
            <text:p>100.4 </text:p>
          </table:table-cell>
          <table:table-cell office:value-type="float" office:value="100.2" calcext:value-type="float">
            <text:p>100.2 </text:p>
          </table:table-cell>
          <table:table-cell office:value-type="float" office:value="99.8" calcext:value-type="float">
            <text:p>99.8 </text:p>
          </table:table-cell>
          <table:table-cell office:value-type="float" office:value="97.64" calcext:value-type="float">
            <text:p>97.6 </text:p>
          </table:table-cell>
          <table:table-cell office:value-type="float" office:value="99.27177" calcext:value-type="float">
            <text:p>99.3 </text:p>
          </table:table-cell>
          <table:table-cell office:value-type="float" office:value="101.0455" calcext:value-type="float">
            <text:p>101.0 </text:p>
          </table:table-cell>
          <table:table-cell office:value-type="float" office:value="99.82386" calcext:value-type="float">
            <text:p>99.8 </text:p>
          </table:table-cell>
          <table:table-cell office:value-type="float" office:value="100.591" calcext:value-type="float">
            <text:p>100.6 </text:p>
          </table:table-cell>
          <table:table-cell office:value-type="float" office:value="99.81583" calcext:value-type="float">
            <text:p>99.8 </text:p>
          </table:table-cell>
          <table:table-cell office:value-type="float" office:value="100" calcext:value-type="float">
            <text:p>100.0 </text:p>
          </table:table-cell>
          <table:table-cell office:value-type="float" office:value="99.98916" calcext:value-type="float">
            <text:p>100.0 </text:p>
          </table:table-cell>
          <table:table-cell office:value-type="float" office:value="99.87369" calcext:value-type="float">
            <text:p>99.9 </text:p>
          </table:table-cell>
          <table:table-cell office:value-type="float" office:value="99.9435" calcext:value-type="float">
            <text:p>99.9 </text:p>
          </table:table-cell>
          <table:table-cell office:value-type="float" office:value="98.98" calcext:value-type="float">
            <text:p>99.0 </text:p>
          </table:table-cell>
          <table:table-cell office:value-type="float" office:value="98.95295" calcext:value-type="float">
            <text:p>99.0 </text:p>
          </table:table-cell>
          <table:table-cell office:value-type="float" office:value="99.67" calcext:value-type="float">
            <text:p>99.7 </text:p>
          </table:table-cell>
          <table:table-cell office:value-type="float" office:value="100.3319" calcext:value-type="float">
            <text:p>100.3 </text:p>
          </table:table-cell>
          <table:table-cell office:value-type="float" office:value="99.4707" calcext:value-type="float">
            <text:p>99.5 </text:p>
          </table:table-cell>
          <table:table-cell office:value-type="float" office:value="100.3349" calcext:value-type="float">
            <text:p>100.3 </text:p>
          </table:table-cell>
          <table:table-cell office:value-type="float" office:value="99.33" calcext:value-type="float">
            <text:p>99.3 </text:p>
          </table:table-cell>
          <table:table-cell office:value-type="float" office:value="99.8402" calcext:value-type="float">
            <text:p>99.8 </text:p>
          </table:table-cell>
          <table:table-cell office:value-type="float" office:value="99.52732" calcext:value-type="float">
            <text:p>99.5 </text:p>
          </table:table-cell>
          <table:table-cell office:value-type="float" office:value="99.5" calcext:value-type="float">
            <text:p>99.5 </text:p>
          </table:table-cell>
          <table:table-cell office:value-type="float" office:value="101.3023" calcext:value-type="float">
            <text:p>101.3 </text:p>
          </table:table-cell>
        </table:table-row>
        <table:table-row table:style-name="ro1">
          <table:table-cell office:value-type="string" calcext:value-type="string">
            <text:p>2015M8</text:p>
          </table:table-cell>
          <table:table-cell table:style-name="ce5" office:value-type="float" office:value="98.89176" calcext:value-type="float">
            <text:p>98.9 </text:p>
          </table:table-cell>
          <table:table-cell table:style-name="ce5" office:value-type="float" office:value="100.6065" calcext:value-type="float">
            <text:p>100.6 </text:p>
          </table:table-cell>
          <table:table-cell table:style-name="ce5" office:value-type="float" office:value="101.1677" calcext:value-type="float">
            <text:p>101.2 </text:p>
          </table:table-cell>
          <table:table-cell table:style-name="ce5" office:value-type="float" office:value="100.2739" calcext:value-type="float">
            <text:p>100.3 </text:p>
          </table:table-cell>
          <table:table-cell table:style-name="ce5" office:value-type="float" office:value="99.7" calcext:value-type="float">
            <text:p>99.7 </text:p>
          </table:table-cell>
          <table:table-cell table:style-name="ce5" office:value-type="float" office:value="99.5" calcext:value-type="float">
            <text:p>99.5 </text:p>
          </table:table-cell>
          <table:table-cell table:style-name="ce5" office:value-type="float" office:value="99.19" calcext:value-type="float">
            <text:p>99.2 </text:p>
          </table:table-cell>
          <table:table-cell table:style-name="ce5" office:value-type="float" office:value="98.0243" calcext:value-type="float">
            <text:p>98.0 </text:p>
          </table:table-cell>
          <table:table-cell table:style-name="ce5" office:value-type="float" office:value="99.99374" calcext:value-type="float">
            <text:p>100.0 </text:p>
          </table:table-cell>
          <table:table-cell table:style-name="ce5" office:value-type="float" office:value="99.82386" calcext:value-type="float">
            <text:p>99.8 </text:p>
          </table:table-cell>
          <table:table-cell table:style-name="ce5" office:value-type="float" office:value="100.1915" calcext:value-type="float">
            <text:p>100.2 </text:p>
          </table:table-cell>
          <table:table-cell table:style-name="ce5" office:value-type="float" office:value="99.62926" calcext:value-type="float">
            <text:p>99.6 </text:p>
          </table:table-cell>
          <table:table-cell table:style-name="ce5" office:value-type="float" office:value="99.8" calcext:value-type="float">
            <text:p>99.8 </text:p>
          </table:table-cell>
          <table:table-cell table:style-name="ce5" office:value-type="float" office:value="100.1296" calcext:value-type="float">
            <text:p>100.1 </text:p>
          </table:table-cell>
          <table:table-cell table:style-name="ce5" office:value-type="float" office:value="99.16334" calcext:value-type="float">
            <text:p>99.2 </text:p>
          </table:table-cell>
          <table:table-cell table:style-name="ce5" office:value-type="float" office:value="98.7278" calcext:value-type="float">
            <text:p>98.7 </text:p>
          </table:table-cell>
          <table:table-cell table:style-name="ce5" office:value-type="float" office:value="100.43" calcext:value-type="float">
            <text:p>100.4 </text:p>
          </table:table-cell>
          <table:table-cell table:style-name="ce5" office:value-type="float" office:value="99.2328" calcext:value-type="float">
            <text:p>99.2 </text:p>
          </table:table-cell>
          <table:table-cell table:style-name="ce5" office:value-type="float" office:value="99.25" calcext:value-type="float">
            <text:p>99.3 </text:p>
          </table:table-cell>
          <table:table-cell table:style-name="ce5" office:value-type="float" office:value="99.75104" calcext:value-type="float">
            <text:p>99.8 </text:p>
          </table:table-cell>
          <table:table-cell table:style-name="ce5" office:value-type="float" office:value="98.50988" calcext:value-type="float">
            <text:p>98.5 </text:p>
          </table:table-cell>
          <table:table-cell table:style-name="ce5" office:value-type="float" office:value="100.0159" calcext:value-type="float">
            <text:p>100.0 </text:p>
          </table:table-cell>
          <table:table-cell table:style-name="ce5" office:value-type="float" office:value="99.23" calcext:value-type="float">
            <text:p>99.2 </text:p>
          </table:table-cell>
          <table:table-cell table:style-name="ce5" office:value-type="float" office:value="98.20039" calcext:value-type="float">
            <text:p>98.2 </text:p>
          </table:table-cell>
          <table:table-cell table:style-name="ce5" office:value-type="float" office:value="99.15889" calcext:value-type="float">
            <text:p>99.2 </text:p>
          </table:table-cell>
          <table:table-cell table:style-name="ce5" office:value-type="float" office:value="99.7" calcext:value-type="float">
            <text:p>99.7 </text:p>
          </table:table-cell>
          <table:table-cell table:style-name="ce5" office:value-type="float" office:value="100.7884" calcext:value-type="float">
            <text:p>100.8 </text:p>
          </table:table-cell>
        </table:table-row>
        <table:table-row table:style-name="ro1">
          <table:table-cell office:value-type="string" calcext:value-type="string">
            <text:p>2015M9</text:p>
          </table:table-cell>
          <table:table-cell office:value-type="float" office:value="100.2916" calcext:value-type="float">
            <text:p>100.3 </text:p>
          </table:table-cell>
          <table:table-cell office:value-type="float" office:value="100.0071" calcext:value-type="float">
            <text:p>100.0 </text:p>
          </table:table-cell>
          <table:table-cell office:value-type="float" office:value="101.8036" calcext:value-type="float">
            <text:p>101.8 </text:p>
          </table:table-cell>
          <table:table-cell office:value-type="float" office:value="99.79015" calcext:value-type="float">
            <text:p>99.8 </text:p>
          </table:table-cell>
          <table:table-cell office:value-type="float" office:value="99.9" calcext:value-type="float">
            <text:p>99.9 </text:p>
          </table:table-cell>
          <table:table-cell office:value-type="float" office:value="100.1" calcext:value-type="float">
            <text:p>100.1 </text:p>
          </table:table-cell>
          <table:table-cell office:value-type="float" office:value="100.62" calcext:value-type="float">
            <text:p>100.6 </text:p>
          </table:table-cell>
          <table:table-cell office:value-type="float" office:value="101.177" calcext:value-type="float">
            <text:p>101.2 </text:p>
          </table:table-cell>
          <table:table-cell office:value-type="float" office:value="99.39272" calcext:value-type="float">
            <text:p>99.4 </text:p>
          </table:table-cell>
          <table:table-cell office:value-type="float" office:value="99.53563" calcext:value-type="float">
            <text:p>99.5 </text:p>
          </table:table-cell>
          <table:table-cell office:value-type="float" office:value="99.89178" calcext:value-type="float">
            <text:p>99.9 </text:p>
          </table:table-cell>
          <table:table-cell office:value-type="float" office:value="99.62926" calcext:value-type="float">
            <text:p>99.6 </text:p>
          </table:table-cell>
          <table:table-cell office:value-type="float" office:value="100.5" calcext:value-type="float">
            <text:p>100.5 </text:p>
          </table:table-cell>
          <table:table-cell office:value-type="float" office:value="99.75892" calcext:value-type="float">
            <text:p>99.8 </text:p>
          </table:table-cell>
          <table:table-cell office:value-type="float" office:value="98.93985" calcext:value-type="float">
            <text:p>98.9 </text:p>
          </table:table-cell>
          <table:table-cell office:value-type="float" office:value="99.6159" calcext:value-type="float">
            <text:p>99.6 </text:p>
          </table:table-cell>
          <table:table-cell office:value-type="float" office:value="100.18" calcext:value-type="float">
            <text:p>100.2 </text:p>
          </table:table-cell>
          <table:table-cell office:value-type="float" office:value="99.68008" calcext:value-type="float">
            <text:p>99.7 </text:p>
          </table:table-cell>
          <table:table-cell office:value-type="float" office:value="100.18" calcext:value-type="float">
            <text:p>100.2 </text:p>
          </table:table-cell>
          <table:table-cell office:value-type="float" office:value="99.41909" calcext:value-type="float">
            <text:p>99.4 </text:p>
          </table:table-cell>
          <table:table-cell office:value-type="float" office:value="100.4922" calcext:value-type="float">
            <text:p>100.5 </text:p>
          </table:table-cell>
          <table:table-cell office:value-type="float" office:value="99.50566" calcext:value-type="float">
            <text:p>99.5 </text:p>
          </table:table-cell>
          <table:table-cell office:value-type="float" office:value="99.89" calcext:value-type="float">
            <text:p>99.9 </text:p>
          </table:table-cell>
          <table:table-cell office:value-type="float" office:value="98.16765" calcext:value-type="float">
            <text:p>98.2 </text:p>
          </table:table-cell>
          <table:table-cell office:value-type="float" office:value="99.50169" calcext:value-type="float">
            <text:p>99.5 </text:p>
          </table:table-cell>
          <table:table-cell office:value-type="float" office:value="99.8" calcext:value-type="float">
            <text:p>99.8 </text:p>
          </table:table-cell>
          <table:table-cell office:value-type="float" office:value="100.0907" calcext:value-type="float">
            <text:p>100.1 </text:p>
          </table:table-cell>
        </table:table-row>
        <table:table-row table:style-name="ro1">
          <table:table-cell office:value-type="string" calcext:value-type="string">
            <text:p>2015M10</text:p>
          </table:table-cell>
          <table:table-cell table:style-name="ce5" office:value-type="float" office:value="100.3916" calcext:value-type="float">
            <text:p>100.4 </text:p>
          </table:table-cell>
          <table:table-cell table:style-name="ce5" office:value-type="float" office:value="100.264" calcext:value-type="float">
            <text:p>100.3 </text:p>
          </table:table-cell>
          <table:table-cell table:style-name="ce5" office:value-type="float" office:value="102.3124" calcext:value-type="float">
            <text:p>102.3 </text:p>
          </table:table-cell>
          <table:table-cell table:style-name="ce5" office:value-type="float" office:value="99.08099" calcext:value-type="float">
            <text:p>99.1 </text:p>
          </table:table-cell>
          <table:table-cell table:number-columns-repeated="2" table:style-name="ce5" office:value-type="float" office:value="99.9" calcext:value-type="float">
            <text:p>99.9 </text:p>
          </table:table-cell>
          <table:table-cell table:style-name="ce5" office:value-type="float" office:value="100.6" calcext:value-type="float">
            <text:p>100.6 </text:p>
          </table:table-cell>
          <table:table-cell table:style-name="ce5" office:value-type="float" office:value="101.0639" calcext:value-type="float">
            <text:p>101.1 </text:p>
          </table:table-cell>
          <table:table-cell table:style-name="ce5" office:value-type="float" office:value="99.76836" calcext:value-type="float">
            <text:p>99.8 </text:p>
          </table:table-cell>
          <table:table-cell table:style-name="ce5" office:value-type="float" office:value="99.2474" calcext:value-type="float">
            <text:p>99.2 </text:p>
          </table:table-cell>
          <table:table-cell table:style-name="ce5" office:value-type="float" office:value="100.2914" calcext:value-type="float">
            <text:p>100.3 </text:p>
          </table:table-cell>
          <table:table-cell table:style-name="ce5" office:value-type="float" office:value="100.0024" calcext:value-type="float">
            <text:p>100.0 </text:p>
          </table:table-cell>
          <table:table-cell table:style-name="ce5" office:value-type="float" office:value="100.3" calcext:value-type="float">
            <text:p>100.3 </text:p>
          </table:table-cell>
          <table:table-cell table:style-name="ce5" office:value-type="float" office:value="99.55862" calcext:value-type="float">
            <text:p>99.6 </text:p>
          </table:table-cell>
          <table:table-cell table:style-name="ce5" office:value-type="float" office:value="99.50893" calcext:value-type="float">
            <text:p>99.5 </text:p>
          </table:table-cell>
          <table:table-cell table:style-name="ce5" office:value-type="float" office:value="100.3643" calcext:value-type="float">
            <text:p>100.4 </text:p>
          </table:table-cell>
          <table:table-cell table:style-name="ce5" office:value-type="float" office:value="100.04" calcext:value-type="float">
            <text:p>100.0 </text:p>
          </table:table-cell>
          <table:table-cell table:style-name="ce5" office:value-type="float" office:value="100.4844" calcext:value-type="float">
            <text:p>100.5 </text:p>
          </table:table-cell>
          <table:table-cell table:style-name="ce5" office:value-type="float" office:value="100.2" calcext:value-type="float">
            <text:p>100.2 </text:p>
          </table:table-cell>
          <table:table-cell table:style-name="ce5" office:value-type="float" office:value="99.58506" calcext:value-type="float">
            <text:p>99.6 </text:p>
          </table:table-cell>
          <table:table-cell table:style-name="ce5" office:value-type="float" office:value="100.8968" calcext:value-type="float">
            <text:p>100.9 </text:p>
          </table:table-cell>
          <table:table-cell table:style-name="ce5" office:value-type="float" office:value="99.56945" calcext:value-type="float">
            <text:p>99.6 </text:p>
          </table:table-cell>
          <table:table-cell table:style-name="ce5" office:value-type="float" office:value="100.17" calcext:value-type="float">
            <text:p>100.2 </text:p>
          </table:table-cell>
          <table:table-cell table:style-name="ce5" office:value-type="float" office:value="99.91518" calcext:value-type="float">
            <text:p>99.9 </text:p>
          </table:table-cell>
          <table:table-cell table:style-name="ce5" office:value-type="float" office:value="99.83646" calcext:value-type="float">
            <text:p>99.8 </text:p>
          </table:table-cell>
          <table:table-cell table:style-name="ce5" office:value-type="float" office:value="99.9" calcext:value-type="float">
            <text:p>99.9 </text:p>
          </table:table-cell>
          <table:table-cell table:style-name="ce5" office:value-type="float" office:value="99.78113" calcext:value-type="float">
            <text:p>99.8 </text:p>
          </table:table-cell>
        </table:table-row>
        <table:table-row table:style-name="ro1">
          <table:table-cell office:value-type="string" calcext:value-type="string">
            <text:p>2015M11</text:p>
          </table:table-cell>
          <table:table-cell office:value-type="float" office:value="100.4916" calcext:value-type="float">
            <text:p>100.5 </text:p>
          </table:table-cell>
          <table:table-cell office:value-type="float" office:value="100.4352" calcext:value-type="float">
            <text:p>100.4 </text:p>
          </table:table-cell>
          <table:table-cell office:value-type="float" office:value="102.005" calcext:value-type="float">
            <text:p>102.0 </text:p>
          </table:table-cell>
          <table:table-cell office:value-type="float" office:value="99.06651" calcext:value-type="float">
            <text:p>99.1 </text:p>
          </table:table-cell>
          <table:table-cell office:value-type="float" office:value="99.4" calcext:value-type="float">
            <text:p>99.4 </text:p>
          </table:table-cell>
          <table:table-cell office:value-type="float" office:value="99.6" calcext:value-type="float">
            <text:p>99.6 </text:p>
          </table:table-cell>
          <table:table-cell office:value-type="float" office:value="100.5" calcext:value-type="float">
            <text:p>100.5 </text:p>
          </table:table-cell>
          <table:table-cell office:value-type="float" office:value="99.79771" calcext:value-type="float">
            <text:p>99.8 </text:p>
          </table:table-cell>
          <table:table-cell office:value-type="float" office:value="99.84348" calcext:value-type="float">
            <text:p>99.8 </text:p>
          </table:table-cell>
          <table:table-cell office:value-type="float" office:value="99.2474" calcext:value-type="float">
            <text:p>99.2 </text:p>
          </table:table-cell>
          <table:table-cell office:value-type="float" office:value="99.79189" calcext:value-type="float">
            <text:p>99.8 </text:p>
          </table:table-cell>
          <table:table-cell office:value-type="float" office:value="100.0957" calcext:value-type="float">
            <text:p>100.1 </text:p>
          </table:table-cell>
          <table:table-cell office:value-type="float" office:value="99.6" calcext:value-type="float">
            <text:p>99.6 </text:p>
          </table:table-cell>
          <table:table-cell office:value-type="float" office:value="99.24888" calcext:value-type="float">
            <text:p>99.2 </text:p>
          </table:table-cell>
          <table:table-cell office:value-type="float" office:value="99.56324" calcext:value-type="float">
            <text:p>99.6 </text:p>
          </table:table-cell>
          <table:table-cell office:value-type="float" office:value="100.1739" calcext:value-type="float">
            <text:p>100.2 </text:p>
          </table:table-cell>
          <table:table-cell office:value-type="float" office:value="100.14" calcext:value-type="float">
            <text:p>100.1 </text:p>
          </table:table-cell>
          <table:table-cell office:value-type="float" office:value="101.5691" calcext:value-type="float">
            <text:p>101.6 </text:p>
          </table:table-cell>
          <table:table-cell office:value-type="float" office:value="100.19" calcext:value-type="float">
            <text:p>100.2 </text:p>
          </table:table-cell>
          <table:table-cell office:value-type="float" office:value="99.50208" calcext:value-type="float">
            <text:p>99.5 </text:p>
          </table:table-cell>
          <table:table-cell office:value-type="float" office:value="100.7349" calcext:value-type="float">
            <text:p>100.7 </text:p>
          </table:table-cell>
          <table:table-cell office:value-type="float" office:value="99.56945" calcext:value-type="float">
            <text:p>99.6 </text:p>
          </table:table-cell>
          <table:table-cell office:value-type="float" office:value="100.36" calcext:value-type="float">
            <text:p>100.4 </text:p>
          </table:table-cell>
          <table:table-cell office:value-type="float" office:value="101.1886" calcext:value-type="float">
            <text:p>101.2 </text:p>
          </table:table-cell>
          <table:table-cell office:value-type="float" office:value="99.92754" calcext:value-type="float">
            <text:p>99.9 </text:p>
          </table:table-cell>
          <table:table-cell office:value-type="float" office:value="99.8" calcext:value-type="float">
            <text:p>99.8 </text:p>
          </table:table-cell>
          <table:table-cell office:value-type="float" office:value="98.96591" calcext:value-type="float">
            <text:p>99.0 </text:p>
          </table:table-cell>
        </table:table-row>
        <table:table-row table:style-name="ro1">
          <table:table-cell office:value-type="string" calcext:value-type="string">
            <text:p>2015M12</text:p>
          </table:table-cell>
          <table:table-cell table:style-name="ce5" office:value-type="float" office:value="100.1917" calcext:value-type="float">
            <text:p>100.2 </text:p>
          </table:table-cell>
          <table:table-cell table:style-name="ce5" office:value-type="float" office:value="99.57903" calcext:value-type="float">
            <text:p>99.6 </text:p>
          </table:table-cell>
          <table:table-cell table:style-name="ce5" office:value-type="float" office:value="101.5916" calcext:value-type="float">
            <text:p>101.6 </text:p>
          </table:table-cell>
          <table:table-cell table:style-name="ce5" office:value-type="float" office:value="99.357" calcext:value-type="float">
            <text:p>99.4 </text:p>
          </table:table-cell>
          <table:table-cell table:style-name="ce5" office:value-type="float" office:value="99.1" calcext:value-type="float">
            <text:p>99.1 </text:p>
          </table:table-cell>
          <table:table-cell table:style-name="ce5" office:value-type="float" office:value="99.4" calcext:value-type="float">
            <text:p>99.4 </text:p>
          </table:table-cell>
          <table:table-cell table:style-name="ce5" office:value-type="float" office:value="100.82" calcext:value-type="float">
            <text:p>100.8 </text:p>
          </table:table-cell>
          <table:table-cell table:style-name="ce5" office:value-type="float" office:value="100.0832" calcext:value-type="float">
            <text:p>100.1 </text:p>
          </table:table-cell>
          <table:table-cell table:style-name="ce5" office:value-type="float" office:value="99.39272" calcext:value-type="float">
            <text:p>99.4 </text:p>
          </table:table-cell>
          <table:table-cell table:style-name="ce5" office:value-type="float" office:value="98.76701" calcext:value-type="float">
            <text:p>98.8 </text:p>
          </table:table-cell>
          <table:table-cell table:style-name="ce5" office:value-type="float" office:value="99.79189" calcext:value-type="float">
            <text:p>99.8 </text:p>
          </table:table-cell>
          <table:table-cell table:style-name="ce5" office:value-type="float" office:value="99.90911" calcext:value-type="float">
            <text:p>99.9 </text:p>
          </table:table-cell>
          <table:table-cell table:style-name="ce5" office:value-type="float" office:value="99.5" calcext:value-type="float">
            <text:p>99.5 </text:p>
          </table:table-cell>
          <table:table-cell table:style-name="ce5" office:value-type="float" office:value="99.64948" calcext:value-type="float">
            <text:p>99.6 </text:p>
          </table:table-cell>
          <table:table-cell table:style-name="ce5" office:value-type="float" office:value="98.9958" calcext:value-type="float">
            <text:p>99.0 </text:p>
          </table:table-cell>
          <table:table-cell table:style-name="ce5" office:value-type="float" office:value="99.5443" calcext:value-type="float">
            <text:p>99.5 </text:p>
          </table:table-cell>
          <table:table-cell table:style-name="ce5" office:value-type="float" office:value="99.73" calcext:value-type="float">
            <text:p>99.7 </text:p>
          </table:table-cell>
          <table:table-cell table:style-name="ce5" office:value-type="float" office:value="102.039" calcext:value-type="float">
            <text:p>102.0 </text:p>
          </table:table-cell>
          <table:table-cell table:style-name="ce5" office:value-type="float" office:value="99.15" calcext:value-type="float">
            <text:p>99.2 </text:p>
          </table:table-cell>
          <table:table-cell table:style-name="ce5" office:value-type="float" office:value="99.17013" calcext:value-type="float">
            <text:p>99.2 </text:p>
          </table:table-cell>
          <table:table-cell table:style-name="ce5" office:value-type="float" office:value="100.0877" calcext:value-type="float">
            <text:p>100.1 </text:p>
          </table:table-cell>
          <table:table-cell table:style-name="ce5" office:value-type="float" office:value="99.12295" calcext:value-type="float">
            <text:p>99.1 </text:p>
          </table:table-cell>
          <table:table-cell table:style-name="ce5" office:value-type="float" office:value="99.76" calcext:value-type="float">
            <text:p>99.8 </text:p>
          </table:table-cell>
          <table:table-cell table:style-name="ce5" office:value-type="float" office:value="100.1242" calcext:value-type="float">
            <text:p>100.1 </text:p>
          </table:table-cell>
          <table:table-cell table:style-name="ce5" office:value-type="float" office:value="99.00581" calcext:value-type="float">
            <text:p>99.0 </text:p>
          </table:table-cell>
          <table:table-cell table:style-name="ce5" office:value-type="float" office:value="99.3" calcext:value-type="float">
            <text:p>99.3 </text:p>
          </table:table-cell>
          <table:table-cell table:style-name="ce5" office:value-type="float" office:value="97.9709" calcext:value-type="float">
            <text:p>98.0 </text:p>
          </table:table-cell>
        </table:table-row>
        <table:table-row table:style-name="ro1">
          <table:table-cell office:value-type="string" calcext:value-type="string">
            <text:p>2016M1</text:p>
          </table:table-cell>
          <table:table-cell office:value-type="float" office:value="98.49179" calcext:value-type="float">
            <text:p>98.5 </text:p>
          </table:table-cell>
          <table:table-cell office:value-type="float" office:value="99.83589" calcext:value-type="float">
            <text:p>99.8 </text:p>
          </table:table-cell>
          <table:table-cell office:value-type="float" office:value="101.581" calcext:value-type="float">
            <text:p>101.6 </text:p>
          </table:table-cell>
          <table:table-cell office:value-type="float" office:value="99.94935" calcext:value-type="float">
            <text:p>99.9 </text:p>
          </table:table-cell>
          <table:table-cell office:value-type="float" office:value="99.6" calcext:value-type="float">
            <text:p>99.6 </text:p>
          </table:table-cell>
          <table:table-cell office:value-type="float" office:value="98.3" calcext:value-type="float">
            <text:p>98.3 </text:p>
          </table:table-cell>
          <table:table-cell office:value-type="float" office:value="97.84" calcext:value-type="float">
            <text:p>97.8 </text:p>
          </table:table-cell>
          <table:table-cell office:value-type="float" office:value="96.84921" calcext:value-type="float">
            <text:p>96.8 </text:p>
          </table:table-cell>
          <table:table-cell office:value-type="float" office:value="99.01709" calcext:value-type="float">
            <text:p>99.0 </text:p>
          </table:table-cell>
          <table:table-cell office:value-type="float" office:value="97.03763" calcext:value-type="float">
            <text:p>97.0 </text:p>
          </table:table-cell>
          <table:table-cell office:value-type="float" office:value="98.99276" calcext:value-type="float">
            <text:p>99.0 </text:p>
          </table:table-cell>
          <table:table-cell office:value-type="float" office:value="99.5" calcext:value-type="float">
            <text:p>99.5 </text:p>
          </table:table-cell>
          <table:table-cell office:value-type="float" office:value="99.2" calcext:value-type="float">
            <text:p>99.2 </text:p>
          </table:table-cell>
          <table:table-cell office:value-type="float" office:value="99.20862" calcext:value-type="float">
            <text:p>99.2 </text:p>
          </table:table-cell>
          <table:table-cell office:value-type="float" office:value="98.28378" calcext:value-type="float">
            <text:p>98.3 </text:p>
          </table:table-cell>
          <table:table-cell office:value-type="float" office:value="99.2005" calcext:value-type="float">
            <text:p>99.2 </text:p>
          </table:table-cell>
          <table:table-cell office:value-type="float" office:value="97.38" calcext:value-type="float">
            <text:p>97.4 </text:p>
          </table:table-cell>
          <table:table-cell office:value-type="float" office:value="102.6055" calcext:value-type="float">
            <text:p>102.6 </text:p>
          </table:table-cell>
          <table:table-cell office:value-type="float" office:value="97.71" calcext:value-type="float">
            <text:p>97.7 </text:p>
          </table:table-cell>
          <table:table-cell office:value-type="float" office:value="98.50623" calcext:value-type="float">
            <text:p>98.5 </text:p>
          </table:table-cell>
          <table:table-cell office:value-type="float" office:value="98.24692" calcext:value-type="float">
            <text:p>98.2 </text:p>
          </table:table-cell>
          <table:table-cell office:value-type="float" office:value="98.22995" calcext:value-type="float">
            <text:p>98.2 </text:p>
          </table:table-cell>
          <table:table-cell office:value-type="float" office:value="97.76" calcext:value-type="float">
            <text:p>97.8 </text:p>
          </table:table-cell>
          <table:table-cell office:value-type="float" office:value="94.92074" calcext:value-type="float">
            <text:p>94.9 </text:p>
          </table:table-cell>
          <table:table-cell office:value-type="float" office:value="97.9481" calcext:value-type="float">
            <text:p>97.9 </text:p>
          </table:table-cell>
          <table:table-cell office:value-type="float" office:value="98.5" calcext:value-type="float">
            <text:p>98.5 </text:p>
          </table:table-cell>
          <table:table-cell office:value-type="float" office:value="97.77476" calcext:value-type="float">
            <text:p>97.8 </text:p>
          </table:table-cell>
        </table:table-row>
        <table:table-row table:style-name="ro1">
          <table:table-cell office:value-type="string" calcext:value-type="string">
            <text:p>2016M2</text:p>
          </table:table-cell>
          <table:table-cell table:style-name="ce5" office:value-type="float" office:value="98.3918" calcext:value-type="float">
            <text:p>98.4 </text:p>
          </table:table-cell>
          <table:table-cell table:style-name="ce5" office:value-type="float" office:value="99.75027" calcext:value-type="float">
            <text:p>99.8 </text:p>
          </table:table-cell>
          <table:table-cell table:style-name="ce5" office:value-type="float" office:value="101.5492" calcext:value-type="float">
            <text:p>101.5 </text:p>
          </table:table-cell>
          <table:table-cell table:style-name="ce5" office:value-type="float" office:value="99.28773" calcext:value-type="float">
            <text:p>99.3 </text:p>
          </table:table-cell>
          <table:table-cell table:style-name="ce5" office:value-type="float" office:value="99.5" calcext:value-type="float">
            <text:p>99.5 </text:p>
          </table:table-cell>
          <table:table-cell table:style-name="ce5" office:value-type="float" office:value="98.3" calcext:value-type="float">
            <text:p>98.3 </text:p>
          </table:table-cell>
          <table:table-cell table:style-name="ce5" office:value-type="float" office:value="98.79" calcext:value-type="float">
            <text:p>98.8 </text:p>
          </table:table-cell>
          <table:table-cell table:style-name="ce5" office:value-type="float" office:value="96.09986" calcext:value-type="float">
            <text:p>96.1 </text:p>
          </table:table-cell>
          <table:table-cell table:style-name="ce5" office:value-type="float" office:value="98.71658" calcext:value-type="float">
            <text:p>98.7 </text:p>
          </table:table-cell>
          <table:table-cell table:style-name="ce5" office:value-type="float" office:value="97.22978" calcext:value-type="float">
            <text:p>97.2 </text:p>
          </table:table-cell>
          <table:table-cell table:style-name="ce5" office:value-type="float" office:value="98.69308" calcext:value-type="float">
            <text:p>98.7 </text:p>
          </table:table-cell>
          <table:table-cell table:style-name="ce5" office:value-type="float" office:value="99.3" calcext:value-type="float">
            <text:p>99.3 </text:p>
          </table:table-cell>
          <table:table-cell table:style-name="ce5" office:value-type="float" office:value="99.2" calcext:value-type="float">
            <text:p>99.2 </text:p>
          </table:table-cell>
          <table:table-cell table:style-name="ce5" office:value-type="float" office:value="99.85907" calcext:value-type="float">
            <text:p>99.9 </text:p>
          </table:table-cell>
          <table:table-cell table:style-name="ce5" office:value-type="float" office:value="98.35205" calcext:value-type="float">
            <text:p>98.4 </text:p>
          </table:table-cell>
          <table:table-cell table:style-name="ce5" office:value-type="float" office:value="98.7108" calcext:value-type="float">
            <text:p>98.7 </text:p>
          </table:table-cell>
          <table:table-cell table:style-name="ce5" office:value-type="float" office:value="99.45" calcext:value-type="float">
            <text:p>99.5 </text:p>
          </table:table-cell>
          <table:table-cell table:style-name="ce5" office:value-type="float" office:value="103.2175" calcext:value-type="float">
            <text:p>103.2 </text:p>
          </table:table-cell>
          <table:table-cell table:style-name="ce5" office:value-type="float" office:value="98.45" calcext:value-type="float">
            <text:p>98.5 </text:p>
          </table:table-cell>
          <table:table-cell table:style-name="ce5" office:value-type="float" office:value="98.17427" calcext:value-type="float">
            <text:p>98.2 </text:p>
          </table:table-cell>
          <table:table-cell table:style-name="ce5" office:value-type="float" office:value="97.18495" calcext:value-type="float">
            <text:p>97.2 </text:p>
          </table:table-cell>
          <table:table-cell table:style-name="ce5" office:value-type="float" office:value="98.22995" calcext:value-type="float">
            <text:p>98.2 </text:p>
          </table:table-cell>
          <table:table-cell table:style-name="ce5" office:value-type="float" office:value="97.65" calcext:value-type="float">
            <text:p>97.7 </text:p>
          </table:table-cell>
          <table:table-cell table:style-name="ce5" office:value-type="float" office:value="93.89228" calcext:value-type="float">
            <text:p>93.9 </text:p>
          </table:table-cell>
          <table:table-cell table:style-name="ce5" office:value-type="float" office:value="97.92435" calcext:value-type="float">
            <text:p>97.9 </text:p>
          </table:table-cell>
          <table:table-cell table:style-name="ce5" office:value-type="float" office:value="98.6" calcext:value-type="float">
            <text:p>98.6 </text:p>
          </table:table-cell>
          <table:table-cell table:style-name="ce5" office:value-type="float" office:value="97.43764" calcext:value-type="float">
            <text:p>97.4 </text:p>
          </table:table-cell>
        </table:table-row>
        <table:table-row table:style-name="ro1">
          <table:table-cell office:value-type="string" calcext:value-type="string">
            <text:p>2016M3</text:p>
          </table:table-cell>
          <table:table-cell office:value-type="float" office:value="99.79169" calcext:value-type="float">
            <text:p>99.8 </text:p>
          </table:table-cell>
          <table:table-cell office:value-type="float" office:value="100.8634" calcext:value-type="float">
            <text:p>100.9 </text:p>
          </table:table-cell>
          <table:table-cell office:value-type="float" office:value="101.6022" calcext:value-type="float">
            <text:p>101.6 </text:p>
          </table:table-cell>
          <table:table-cell office:value-type="float" office:value="97.47555" calcext:value-type="float">
            <text:p>97.5 </text:p>
          </table:table-cell>
          <table:table-cell office:value-type="float" office:value="99.6" calcext:value-type="float">
            <text:p>99.6 </text:p>
          </table:table-cell>
          <table:table-cell office:value-type="float" office:value="98.8" calcext:value-type="float">
            <text:p>98.8 </text:p>
          </table:table-cell>
          <table:table-cell office:value-type="float" office:value="100.66" calcext:value-type="float">
            <text:p>100.7 </text:p>
          </table:table-cell>
          <table:table-cell office:value-type="float" office:value="98.33156" calcext:value-type="float">
            <text:p>98.3 </text:p>
          </table:table-cell>
          <table:table-cell office:value-type="float" office:value="98.86684" calcext:value-type="float">
            <text:p>98.9 </text:p>
          </table:table-cell>
          <table:table-cell office:value-type="float" office:value="97.32586" calcext:value-type="float">
            <text:p>97.3 </text:p>
          </table:table-cell>
          <table:table-cell office:value-type="float" office:value="98.29352" calcext:value-type="float">
            <text:p>98.3 </text:p>
          </table:table-cell>
          <table:table-cell office:value-type="float" office:value="99.3" calcext:value-type="float">
            <text:p>99.3 </text:p>
          </table:table-cell>
          <table:table-cell office:value-type="float" office:value="99.2" calcext:value-type="float">
            <text:p>99.2 </text:p>
          </table:table-cell>
          <table:table-cell office:value-type="float" office:value="99.08885" calcext:value-type="float">
            <text:p>99.1 </text:p>
          </table:table-cell>
          <table:table-cell office:value-type="float" office:value="99.12643" calcext:value-type="float">
            <text:p>99.1 </text:p>
          </table:table-cell>
          <table:table-cell office:value-type="float" office:value="99.7165" calcext:value-type="float">
            <text:p>99.7 </text:p>
          </table:table-cell>
          <table:table-cell office:value-type="float" office:value="99.54" calcext:value-type="float">
            <text:p>99.5 </text:p>
          </table:table-cell>
          <table:table-cell office:value-type="float" office:value="103.1949" calcext:value-type="float">
            <text:p>103.2 </text:p>
          </table:table-cell>
          <table:table-cell office:value-type="float" office:value="100.65" calcext:value-type="float">
            <text:p>100.7 </text:p>
          </table:table-cell>
          <table:table-cell office:value-type="float" office:value="98.50623" calcext:value-type="float">
            <text:p>98.5 </text:p>
          </table:table-cell>
          <table:table-cell office:value-type="float" office:value="100.027" calcext:value-type="float">
            <text:p>100.0 </text:p>
          </table:table-cell>
          <table:table-cell office:value-type="float" office:value="98.29373" calcext:value-type="float">
            <text:p>98.3 </text:p>
          </table:table-cell>
          <table:table-cell office:value-type="float" office:value="98.65" calcext:value-type="float">
            <text:p>98.7 </text:p>
          </table:table-cell>
          <table:table-cell office:value-type="float" office:value="95.15726" calcext:value-type="float">
            <text:p>95.2 </text:p>
          </table:table-cell>
          <table:table-cell office:value-type="float" office:value="98.30699" calcext:value-type="float">
            <text:p>98.3 </text:p>
          </table:table-cell>
          <table:table-cell office:value-type="float" office:value="98.8" calcext:value-type="float">
            <text:p>98.8 </text:p>
          </table:table-cell>
          <table:table-cell office:value-type="float" office:value="98.20177" calcext:value-type="float">
            <text:p>98.2 </text:p>
          </table:table-cell>
        </table:table-row>
        <table:table-row table:style-name="ro1">
          <table:table-cell office:value-type="string" calcext:value-type="string">
            <text:p>2016M4</text:p>
          </table:table-cell>
          <table:table-cell table:style-name="ce5" office:value-type="float" office:value="100.1917" calcext:value-type="float">
            <text:p>100.2 </text:p>
          </table:table-cell>
          <table:table-cell table:style-name="ce5" office:value-type="float" office:value="101.5483" calcext:value-type="float">
            <text:p>101.5 </text:p>
          </table:table-cell>
          <table:table-cell table:style-name="ce5" office:value-type="float" office:value="102.0792" calcext:value-type="float">
            <text:p>102.1 </text:p>
          </table:table-cell>
          <table:table-cell table:style-name="ce5" office:value-type="float" office:value="97.63682" calcext:value-type="float">
            <text:p>97.6 </text:p>
          </table:table-cell>
          <table:table-cell table:style-name="ce5" office:value-type="float" office:value="100.5" calcext:value-type="float">
            <text:p>100.5 </text:p>
          </table:table-cell>
          <table:table-cell table:style-name="ce5" office:value-type="float" office:value="98.9" calcext:value-type="float">
            <text:p>98.9 </text:p>
          </table:table-cell>
          <table:table-cell table:style-name="ce5" office:value-type="float" office:value="100.41" calcext:value-type="float">
            <text:p>100.4 </text:p>
          </table:table-cell>
          <table:table-cell table:style-name="ce5" office:value-type="float" office:value="99.56499" calcext:value-type="float">
            <text:p>99.6 </text:p>
          </table:table-cell>
          <table:table-cell table:style-name="ce5" office:value-type="float" office:value="99.76836" calcext:value-type="float">
            <text:p>99.8 </text:p>
          </table:table-cell>
          <table:table-cell table:style-name="ce5" office:value-type="float" office:value="97.61409" calcext:value-type="float">
            <text:p>97.6 </text:p>
          </table:table-cell>
          <table:table-cell table:style-name="ce5" office:value-type="float" office:value="98.4933" calcext:value-type="float">
            <text:p>98.5 </text:p>
          </table:table-cell>
          <table:table-cell table:style-name="ce5" office:value-type="float" office:value="99" calcext:value-type="float">
            <text:p>99.0 </text:p>
          </table:table-cell>
          <table:table-cell table:style-name="ce5" office:value-type="float" office:value="99.5" calcext:value-type="float">
            <text:p>99.5 </text:p>
          </table:table-cell>
          <table:table-cell table:style-name="ce5" office:value-type="float" office:value="99.29947" calcext:value-type="float">
            <text:p>99.3 </text:p>
          </table:table-cell>
          <table:table-cell table:style-name="ce5" office:value-type="float" office:value="99.81356" calcext:value-type="float">
            <text:p>99.8 </text:p>
          </table:table-cell>
          <table:table-cell table:style-name="ce5" office:value-type="float" office:value="100.5786" calcext:value-type="float">
            <text:p>100.6 </text:p>
          </table:table-cell>
          <table:table-cell table:style-name="ce5" office:value-type="float" office:value="99.57" calcext:value-type="float">
            <text:p>99.6 </text:p>
          </table:table-cell>
          <table:table-cell table:style-name="ce5" office:value-type="float" office:value="102.6495" calcext:value-type="float">
            <text:p>102.6 </text:p>
          </table:table-cell>
          <table:table-cell table:style-name="ce5" office:value-type="float" office:value="100.8" calcext:value-type="float">
            <text:p>100.8 </text:p>
          </table:table-cell>
          <table:table-cell table:style-name="ce5" office:value-type="float" office:value="98.92117" calcext:value-type="float">
            <text:p>98.9 </text:p>
          </table:table-cell>
          <table:table-cell table:style-name="ce5" office:value-type="float" office:value="100.7147" calcext:value-type="float">
            <text:p>100.7 </text:p>
          </table:table-cell>
          <table:table-cell table:style-name="ce5" office:value-type="float" office:value="98.67645" calcext:value-type="float">
            <text:p>98.7 </text:p>
          </table:table-cell>
          <table:table-cell table:style-name="ce5" office:value-type="float" office:value="99.3" calcext:value-type="float">
            <text:p>99.3 </text:p>
          </table:table-cell>
          <table:table-cell table:style-name="ce5" office:value-type="float" office:value="97.12864" calcext:value-type="float">
            <text:p>97.1 </text:p>
          </table:table-cell>
          <table:table-cell table:style-name="ce5" office:value-type="float" office:value="98.9341" calcext:value-type="float">
            <text:p>98.9 </text:p>
          </table:table-cell>
          <table:table-cell table:style-name="ce5" office:value-type="float" office:value="98.7" calcext:value-type="float">
            <text:p>98.7 </text:p>
          </table:table-cell>
          <table:table-cell table:style-name="ce5" office:value-type="float" office:value="99.03027" calcext:value-type="float">
            <text:p>99.0 </text:p>
          </table:table-cell>
        </table:table-row>
        <table:table-row table:style-name="ro1">
          <table:table-cell office:value-type="string" calcext:value-type="string">
            <text:p>2016M5</text:p>
          </table:table-cell>
          <table:table-cell office:value-type="float" office:value="100.2916" calcext:value-type="float">
            <text:p>100.3 </text:p>
          </table:table-cell>
          <table:table-cell office:value-type="float" office:value="101.8052" calcext:value-type="float">
            <text:p>101.8 </text:p>
          </table:table-cell>
          <table:table-cell office:value-type="float" office:value="102.5031" calcext:value-type="float">
            <text:p>102.5 </text:p>
          </table:table-cell>
          <table:table-cell office:value-type="float" office:value="97.81049" calcext:value-type="float">
            <text:p>97.8 </text:p>
          </table:table-cell>
          <table:table-cell office:value-type="float" office:value="100.1" calcext:value-type="float">
            <text:p>100.1 </text:p>
          </table:table-cell>
          <table:table-cell office:value-type="float" office:value="99.3" calcext:value-type="float">
            <text:p>99.3 </text:p>
          </table:table-cell>
          <table:table-cell office:value-type="float" office:value="100.53" calcext:value-type="float">
            <text:p>100.5 </text:p>
          </table:table-cell>
          <table:table-cell office:value-type="float" office:value="98.66486" calcext:value-type="float">
            <text:p>98.7 </text:p>
          </table:table-cell>
          <table:table-cell office:value-type="float" office:value="100.2191" calcext:value-type="float">
            <text:p>100.2 </text:p>
          </table:table-cell>
          <table:table-cell office:value-type="float" office:value="97.90232" calcext:value-type="float">
            <text:p>97.9 </text:p>
          </table:table-cell>
          <table:table-cell office:value-type="float" office:value="98.99276" calcext:value-type="float">
            <text:p>99.0 </text:p>
          </table:table-cell>
          <table:table-cell office:value-type="float" office:value="99.3" calcext:value-type="float">
            <text:p>99.3 </text:p>
          </table:table-cell>
          <table:table-cell office:value-type="float" office:value="99.6" calcext:value-type="float">
            <text:p>99.6 </text:p>
          </table:table-cell>
          <table:table-cell office:value-type="float" office:value="99.08885" calcext:value-type="float">
            <text:p>99.1 </text:p>
          </table:table-cell>
          <table:table-cell office:value-type="float" office:value="100.2966" calcext:value-type="float">
            <text:p>100.3 </text:p>
          </table:table-cell>
          <table:table-cell office:value-type="float" office:value="100.6909" calcext:value-type="float">
            <text:p>100.7 </text:p>
          </table:table-cell>
          <table:table-cell office:value-type="float" office:value="100.03" calcext:value-type="float">
            <text:p>100.0 </text:p>
          </table:table-cell>
          <table:table-cell office:value-type="float" office:value="101.668" calcext:value-type="float">
            <text:p>101.7 </text:p>
          </table:table-cell>
          <table:table-cell office:value-type="float" office:value="101.09" calcext:value-type="float">
            <text:p>101.1 </text:p>
          </table:table-cell>
          <table:table-cell office:value-type="float" office:value="99.08714" calcext:value-type="float">
            <text:p>99.1 </text:p>
          </table:table-cell>
          <table:table-cell office:value-type="float" office:value="100.8159" calcext:value-type="float">
            <text:p>100.8 </text:p>
          </table:table-cell>
          <table:table-cell office:value-type="float" office:value="98.61266" calcext:value-type="float">
            <text:p>98.6 </text:p>
          </table:table-cell>
          <table:table-cell office:value-type="float" office:value="100.19" calcext:value-type="float">
            <text:p>100.2 </text:p>
          </table:table-cell>
          <table:table-cell office:value-type="float" office:value="98.33448" calcext:value-type="float">
            <text:p>98.3 </text:p>
          </table:table-cell>
          <table:table-cell office:value-type="float" office:value="99.17329" calcext:value-type="float">
            <text:p>99.2 </text:p>
          </table:table-cell>
          <table:table-cell office:value-type="float" office:value="98.8" calcext:value-type="float">
            <text:p>98.8 </text:p>
          </table:table-cell>
          <table:table-cell office:value-type="float" office:value="99.3868" calcext:value-type="float">
            <text:p>99.4 </text:p>
          </table:table-cell>
        </table:table-row>
        <table:table-row table:style-name="ro1">
          <table:table-cell office:value-type="string" calcext:value-type="string">
            <text:p>2016M6</text:p>
          </table:table-cell>
          <table:table-cell table:style-name="ce5" office:value-type="float" office:value="100.1917" calcext:value-type="float">
            <text:p>100.2 </text:p>
          </table:table-cell>
          <table:table-cell table:style-name="ce5" office:value-type="float" office:value="101.9765" calcext:value-type="float">
            <text:p>102.0 </text:p>
          </table:table-cell>
          <table:table-cell table:style-name="ce5" office:value-type="float" office:value="102.9907" calcext:value-type="float">
            <text:p>103.0 </text:p>
          </table:table-cell>
          <table:table-cell table:style-name="ce5" office:value-type="float" office:value="97.75467" calcext:value-type="float">
            <text:p>97.8 </text:p>
          </table:table-cell>
          <table:table-cell table:style-name="ce5" office:value-type="float" office:value="100.1" calcext:value-type="float">
            <text:p>100.1 </text:p>
          </table:table-cell>
          <table:table-cell table:style-name="ce5" office:value-type="float" office:value="99.3" calcext:value-type="float">
            <text:p>99.3 </text:p>
          </table:table-cell>
          <table:table-cell table:style-name="ce5" office:value-type="float" office:value="100.23" calcext:value-type="float">
            <text:p>100.2 </text:p>
          </table:table-cell>
          <table:table-cell table:style-name="ce5" office:value-type="float" office:value="99.76685" calcext:value-type="float">
            <text:p>99.8 </text:p>
          </table:table-cell>
          <table:table-cell table:style-name="ce5" office:value-type="float" office:value="100.3694" calcext:value-type="float">
            <text:p>100.4 </text:p>
          </table:table-cell>
          <table:table-cell table:style-name="ce5" office:value-type="float" office:value="97.80624" calcext:value-type="float">
            <text:p>97.8 </text:p>
          </table:table-cell>
          <table:table-cell table:style-name="ce5" office:value-type="float" office:value="99.19254" calcext:value-type="float">
            <text:p>99.2 </text:p>
          </table:table-cell>
          <table:table-cell table:style-name="ce5" office:value-type="float" office:value="99.5" calcext:value-type="float">
            <text:p>99.5 </text:p>
          </table:table-cell>
          <table:table-cell table:style-name="ce5" office:value-type="float" office:value="99.4" calcext:value-type="float">
            <text:p>99.4 </text:p>
          </table:table-cell>
          <table:table-cell table:style-name="ce5" office:value-type="float" office:value="99.06923" calcext:value-type="float">
            <text:p>99.1 </text:p>
          </table:table-cell>
          <table:table-cell table:style-name="ce5" office:value-type="float" office:value="100.0519" calcext:value-type="float">
            <text:p>100.1 </text:p>
          </table:table-cell>
          <table:table-cell table:style-name="ce5" office:value-type="float" office:value="100.4452" calcext:value-type="float">
            <text:p>100.4 </text:p>
          </table:table-cell>
          <table:table-cell table:style-name="ce5" office:value-type="float" office:value="100.34" calcext:value-type="float">
            <text:p>100.3 </text:p>
          </table:table-cell>
          <table:table-cell table:style-name="ce5" office:value-type="float" office:value="101.6711" calcext:value-type="float">
            <text:p>101.7 </text:p>
          </table:table-cell>
          <table:table-cell table:style-name="ce5" office:value-type="float" office:value="100.39" calcext:value-type="float">
            <text:p>100.4 </text:p>
          </table:table-cell>
          <table:table-cell table:style-name="ce5" office:value-type="float" office:value="99.25311" calcext:value-type="float">
            <text:p>99.3 </text:p>
          </table:table-cell>
          <table:table-cell table:style-name="ce5" office:value-type="float" office:value="101.1597" calcext:value-type="float">
            <text:p>101.2 </text:p>
          </table:table-cell>
          <table:table-cell table:style-name="ce5" office:value-type="float" office:value="98.67645" calcext:value-type="float">
            <text:p>98.7 </text:p>
          </table:table-cell>
          <table:table-cell table:style-name="ce5" office:value-type="float" office:value="100.47" calcext:value-type="float">
            <text:p>100.5 </text:p>
          </table:table-cell>
          <table:table-cell table:style-name="ce5" office:value-type="float" office:value="99.10741" calcext:value-type="float">
            <text:p>99.1 </text:p>
          </table:table-cell>
          <table:table-cell table:style-name="ce5" office:value-type="float" office:value="99.43514" calcext:value-type="float">
            <text:p>99.4 </text:p>
          </table:table-cell>
          <table:table-cell table:style-name="ce5" office:value-type="float" office:value="98.7" calcext:value-type="float">
            <text:p>98.7 </text:p>
          </table:table-cell>
          <table:table-cell table:style-name="ce5" office:value-type="float" office:value="99.47363" calcext:value-type="float">
            <text:p>99.5 </text:p>
          </table:table-cell>
        </table:table-row>
        <table:table-row table:style-name="ro1">
          <table:table-cell office:value-type="string" calcext:value-type="string">
            <text:p>2016M7</text:p>
          </table:table-cell>
          <table:table-cell office:value-type="float" office:value="98.59178" calcext:value-type="float">
            <text:p>98.6 </text:p>
          </table:table-cell>
          <table:table-cell office:value-type="float" office:value="101.2058" calcext:value-type="float">
            <text:p>101.2 </text:p>
          </table:table-cell>
          <table:table-cell office:value-type="float" office:value="103.3617" calcext:value-type="float">
            <text:p>103.4 </text:p>
          </table:table-cell>
          <table:table-cell office:value-type="float" office:value="98.959" calcext:value-type="float">
            <text:p>99.0 </text:p>
          </table:table-cell>
          <table:table-cell office:value-type="float" office:value="100.2" calcext:value-type="float">
            <text:p>100.2 </text:p>
          </table:table-cell>
          <table:table-cell office:value-type="float" office:value="98.4" calcext:value-type="float">
            <text:p>98.4 </text:p>
          </table:table-cell>
          <table:table-cell office:value-type="float" office:value="97.33" calcext:value-type="float">
            <text:p>97.3 </text:p>
          </table:table-cell>
          <table:table-cell office:value-type="float" office:value="96.90434" calcext:value-type="float">
            <text:p>96.9 </text:p>
          </table:table-cell>
          <table:table-cell office:value-type="float" office:value="99.84348" calcext:value-type="float">
            <text:p>99.8 </text:p>
          </table:table-cell>
          <table:table-cell office:value-type="float" office:value="96.7494" calcext:value-type="float">
            <text:p>96.7 </text:p>
          </table:table-cell>
          <table:table-cell office:value-type="float" office:value="99.49222" calcext:value-type="float">
            <text:p>99.5 </text:p>
          </table:table-cell>
          <table:table-cell office:value-type="float" office:value="99.2" calcext:value-type="float">
            <text:p>99.2 </text:p>
          </table:table-cell>
          <table:table-cell office:value-type="float" office:value="98.9" calcext:value-type="float">
            <text:p>98.9 </text:p>
          </table:table-cell>
          <table:table-cell office:value-type="float" office:value="98.17924" calcext:value-type="float">
            <text:p>98.2 </text:p>
          </table:table-cell>
          <table:table-cell office:value-type="float" office:value="98.97784" calcext:value-type="float">
            <text:p>99.0 </text:p>
          </table:table-cell>
          <table:table-cell office:value-type="float" office:value="99.1048" calcext:value-type="float">
            <text:p>99.1 </text:p>
          </table:table-cell>
          <table:table-cell office:value-type="float" office:value="98.07" calcext:value-type="float">
            <text:p>98.1 </text:p>
          </table:table-cell>
          <table:table-cell office:value-type="float" office:value="101.7316" calcext:value-type="float">
            <text:p>101.7 </text:p>
          </table:table-cell>
          <table:table-cell office:value-type="float" office:value="98.77" calcext:value-type="float">
            <text:p>98.8 </text:p>
          </table:table-cell>
          <table:table-cell office:value-type="float" office:value="98.58921" calcext:value-type="float">
            <text:p>98.6 </text:p>
          </table:table-cell>
          <table:table-cell office:value-type="float" office:value="99.5415" calcext:value-type="float">
            <text:p>99.5 </text:p>
          </table:table-cell>
          <table:table-cell office:value-type="float" office:value="98.03859" calcext:value-type="float">
            <text:p>98.0 </text:p>
          </table:table-cell>
          <table:table-cell office:value-type="float" office:value="98.46" calcext:value-type="float">
            <text:p>98.5 </text:p>
          </table:table-cell>
          <table:table-cell office:value-type="float" office:value="96.12236" calcext:value-type="float">
            <text:p>96.1 </text:p>
          </table:table-cell>
          <table:table-cell office:value-type="float" office:value="98.42312" calcext:value-type="float">
            <text:p>98.4 </text:p>
          </table:table-cell>
          <table:table-cell office:value-type="float" office:value="98" calcext:value-type="float">
            <text:p>98.0 </text:p>
          </table:table-cell>
          <table:table-cell office:value-type="float" office:value="98.72482" calcext:value-type="float">
            <text:p>98.7 </text:p>
          </table:table-cell>
        </table:table-row>
        <table:table-row table:style-name="ro1">
          <table:table-cell office:value-type="string" calcext:value-type="string">
            <text:p>2016M8</text:p>
          </table:table-cell>
          <table:table-cell table:style-name="ce5" office:value-type="float" office:value="98.29181" calcext:value-type="float">
            <text:p>98.3 </text:p>
          </table:table-cell>
          <table:table-cell table:style-name="ce5" office:value-type="float" office:value="100.949" calcext:value-type="float">
            <text:p>100.9 </text:p>
          </table:table-cell>
          <table:table-cell table:style-name="ce5" office:value-type="float" office:value="103.5418" calcext:value-type="float">
            <text:p>103.5 </text:p>
          </table:table-cell>
          <table:table-cell table:style-name="ce5" office:value-type="float" office:value="98.90628" calcext:value-type="float">
            <text:p>98.9 </text:p>
          </table:table-cell>
          <table:table-cell table:style-name="ce5" office:value-type="float" office:value="99.8" calcext:value-type="float">
            <text:p>99.8 </text:p>
          </table:table-cell>
          <table:table-cell table:style-name="ce5" office:value-type="float" office:value="98.4" calcext:value-type="float">
            <text:p>98.4 </text:p>
          </table:table-cell>
          <table:table-cell table:style-name="ce5" office:value-type="float" office:value="98.72" calcext:value-type="float">
            <text:p>98.7 </text:p>
          </table:table-cell>
          <table:table-cell table:style-name="ce5" office:value-type="float" office:value="96.25383" calcext:value-type="float">
            <text:p>96.3 </text:p>
          </table:table-cell>
          <table:table-cell table:style-name="ce5" office:value-type="float" office:value="99.16734" calcext:value-type="float">
            <text:p>99.2 </text:p>
          </table:table-cell>
          <table:table-cell table:style-name="ce5" office:value-type="float" office:value="96.7494" calcext:value-type="float">
            <text:p>96.7 </text:p>
          </table:table-cell>
          <table:table-cell table:style-name="ce5" office:value-type="float" office:value="98.99276" calcext:value-type="float">
            <text:p>99.0 </text:p>
          </table:table-cell>
          <table:table-cell table:style-name="ce5" office:value-type="float" office:value="99.1" calcext:value-type="float">
            <text:p>99.1 </text:p>
          </table:table-cell>
          <table:table-cell table:style-name="ce5" office:value-type="float" office:value="98.6" calcext:value-type="float">
            <text:p>98.6 </text:p>
          </table:table-cell>
          <table:table-cell table:style-name="ce5" office:value-type="float" office:value="98.49931" calcext:value-type="float">
            <text:p>98.5 </text:p>
          </table:table-cell>
          <table:table-cell table:style-name="ce5" office:value-type="float" office:value="97.93925" calcext:value-type="float">
            <text:p>97.9 </text:p>
          </table:table-cell>
          <table:table-cell table:style-name="ce5" office:value-type="float" office:value="98.5028" calcext:value-type="float">
            <text:p>98.5 </text:p>
          </table:table-cell>
          <table:table-cell table:style-name="ce5" office:value-type="float" office:value="99.92" calcext:value-type="float">
            <text:p>99.9 </text:p>
          </table:table-cell>
          <table:table-cell table:style-name="ce5" office:value-type="float" office:value="102.3109" calcext:value-type="float">
            <text:p>102.3 </text:p>
          </table:table-cell>
          <table:table-cell table:style-name="ce5" office:value-type="float" office:value="98.9" calcext:value-type="float">
            <text:p>98.9 </text:p>
          </table:table-cell>
          <table:table-cell table:style-name="ce5" office:value-type="float" office:value="98.09129" calcext:value-type="float">
            <text:p>98.1 </text:p>
          </table:table-cell>
          <table:table-cell table:style-name="ce5" office:value-type="float" office:value="98.79307" calcext:value-type="float">
            <text:p>98.8 </text:p>
          </table:table-cell>
          <table:table-cell table:style-name="ce5" office:value-type="float" office:value="97.71967" calcext:value-type="float">
            <text:p>97.7 </text:p>
          </table:table-cell>
          <table:table-cell table:style-name="ce5" office:value-type="float" office:value="98.28" calcext:value-type="float">
            <text:p>98.3 </text:p>
          </table:table-cell>
          <table:table-cell table:style-name="ce5" office:value-type="float" office:value="95.83938" calcext:value-type="float">
            <text:p>95.8 </text:p>
          </table:table-cell>
          <table:table-cell table:style-name="ce5" office:value-type="float" office:value="98.6344" calcext:value-type="float">
            <text:p>98.6 </text:p>
          </table:table-cell>
          <table:table-cell table:style-name="ce5" office:value-type="float" office:value="98.2" calcext:value-type="float">
            <text:p>98.2 </text:p>
          </table:table-cell>
          <table:table-cell table:style-name="ce5" office:value-type="float" office:value="98.58793" calcext:value-type="float">
            <text:p>98.6 </text:p>
          </table:table-cell>
        </table:table-row>
        <table:table-row table:style-name="ro1">
          <table:table-cell office:value-type="string" calcext:value-type="string">
            <text:p>2016M9</text:p>
          </table:table-cell>
          <table:table-cell office:value-type="float" office:value="100.0917" calcext:value-type="float">
            <text:p>100.1 </text:p>
          </table:table-cell>
          <table:table-cell office:value-type="float" office:value="100.8634" calcext:value-type="float">
            <text:p>100.9 </text:p>
          </table:table-cell>
          <table:table-cell office:value-type="float" office:value="103.9446" calcext:value-type="float">
            <text:p>103.9 </text:p>
          </table:table-cell>
          <table:table-cell office:value-type="float" office:value="97.90353" calcext:value-type="float">
            <text:p>97.9 </text:p>
          </table:table-cell>
          <table:table-cell office:value-type="float" office:value="99.9" calcext:value-type="float">
            <text:p>99.9 </text:p>
          </table:table-cell>
          <table:table-cell office:value-type="float" office:value="98.7" calcext:value-type="float">
            <text:p>98.7 </text:p>
          </table:table-cell>
          <table:table-cell office:value-type="float" office:value="99.99" calcext:value-type="float">
            <text:p>100.0 </text:p>
          </table:table-cell>
          <table:table-cell office:value-type="float" office:value="99.42543" calcext:value-type="float">
            <text:p>99.4 </text:p>
          </table:table-cell>
          <table:table-cell office:value-type="float" office:value="99.54298" calcext:value-type="float">
            <text:p>99.5 </text:p>
          </table:table-cell>
          <table:table-cell office:value-type="float" office:value="96.94155" calcext:value-type="float">
            <text:p>96.9 </text:p>
          </table:table-cell>
          <table:table-cell office:value-type="float" office:value="99.19254" calcext:value-type="float">
            <text:p>99.2 </text:p>
          </table:table-cell>
          <table:table-cell office:value-type="float" office:value="99.4" calcext:value-type="float">
            <text:p>99.4 </text:p>
          </table:table-cell>
          <table:table-cell office:value-type="float" office:value="99.3" calcext:value-type="float">
            <text:p>99.3 </text:p>
          </table:table-cell>
          <table:table-cell office:value-type="float" office:value="100.0294" calcext:value-type="float">
            <text:p>100.0 </text:p>
          </table:table-cell>
          <table:table-cell office:value-type="float" office:value="98.63533" calcext:value-type="float">
            <text:p>98.6 </text:p>
          </table:table-cell>
          <table:table-cell office:value-type="float" office:value="99.6692" calcext:value-type="float">
            <text:p>99.7 </text:p>
          </table:table-cell>
          <table:table-cell office:value-type="float" office:value="100.18" calcext:value-type="float">
            <text:p>100.2 </text:p>
          </table:table-cell>
          <table:table-cell office:value-type="float" office:value="103.2024" calcext:value-type="float">
            <text:p>103.2 </text:p>
          </table:table-cell>
          <table:table-cell office:value-type="float" office:value="99.85" calcext:value-type="float">
            <text:p>99.9 </text:p>
          </table:table-cell>
          <table:table-cell office:value-type="float" office:value="98.17427" calcext:value-type="float">
            <text:p>98.2 </text:p>
          </table:table-cell>
          <table:table-cell office:value-type="float" office:value="100.5934" calcext:value-type="float">
            <text:p>100.6 </text:p>
          </table:table-cell>
          <table:table-cell office:value-type="float" office:value="97.71967" calcext:value-type="float">
            <text:p>97.7 </text:p>
          </table:table-cell>
          <table:table-cell office:value-type="float" office:value="99.3" calcext:value-type="float">
            <text:p>99.3 </text:p>
          </table:table-cell>
          <table:table-cell office:value-type="float" office:value="97.14764" calcext:value-type="float">
            <text:p>97.1 </text:p>
          </table:table-cell>
          <table:table-cell office:value-type="float" office:value="98.94701" calcext:value-type="float">
            <text:p>98.9 </text:p>
          </table:table-cell>
          <table:table-cell office:value-type="float" office:value="99.2" calcext:value-type="float">
            <text:p>99.2 </text:p>
          </table:table-cell>
          <table:table-cell office:value-type="float" office:value="98.97919" calcext:value-type="float">
            <text:p>99.0 </text:p>
          </table:table-cell>
        </table:table-row>
        <table:table-row table:style-name="ro1">
          <table:table-cell office:value-type="string" calcext:value-type="string">
            <text:p>2016M10</text:p>
          </table:table-cell>
          <table:table-cell table:style-name="ce5" office:value-type="float" office:value="100.9916" calcext:value-type="float">
            <text:p>101.0 </text:p>
          </table:table-cell>
          <table:table-cell table:style-name="ce5" office:value-type="float" office:value="101.2915" calcext:value-type="float">
            <text:p>101.3 </text:p>
          </table:table-cell>
          <table:table-cell table:style-name="ce5" office:value-type="float" office:value="103.9976" calcext:value-type="float">
            <text:p>104.0 </text:p>
          </table:table-cell>
          <table:table-cell table:style-name="ce5" office:value-type="float" office:value="97.81876" calcext:value-type="float">
            <text:p>97.8 </text:p>
          </table:table-cell>
          <table:table-cell table:style-name="ce5" office:value-type="float" office:value="100.2" calcext:value-type="float">
            <text:p>100.2 </text:p>
          </table:table-cell>
          <table:table-cell table:style-name="ce5" office:value-type="float" office:value="99" calcext:value-type="float">
            <text:p>99.0 </text:p>
          </table:table-cell>
          <table:table-cell table:style-name="ce5" office:value-type="float" office:value="99.96" calcext:value-type="float">
            <text:p>100.0 </text:p>
          </table:table-cell>
          <table:table-cell table:style-name="ce5" office:value-type="float" office:value="100.0936" calcext:value-type="float">
            <text:p>100.1 </text:p>
          </table:table-cell>
          <table:table-cell table:style-name="ce5" office:value-type="float" office:value="100.4445" calcext:value-type="float">
            <text:p>100.4 </text:p>
          </table:table-cell>
          <table:table-cell table:style-name="ce5" office:value-type="float" office:value="96.65332" calcext:value-type="float">
            <text:p>96.7 </text:p>
          </table:table-cell>
          <table:table-cell table:style-name="ce5" office:value-type="float" office:value="99.49222" calcext:value-type="float">
            <text:p>99.5 </text:p>
          </table:table-cell>
          <table:table-cell table:style-name="ce5" office:value-type="float" office:value="99.6" calcext:value-type="float">
            <text:p>99.6 </text:p>
          </table:table-cell>
          <table:table-cell table:style-name="ce5" office:value-type="float" office:value="100.3" calcext:value-type="float">
            <text:p>100.3 </text:p>
          </table:table-cell>
          <table:table-cell table:style-name="ce5" office:value-type="float" office:value="100.3092" calcext:value-type="float">
            <text:p>100.3 </text:p>
          </table:table-cell>
          <table:table-cell table:style-name="ce5" office:value-type="float" office:value="99.831" calcext:value-type="float">
            <text:p>99.8 </text:p>
          </table:table-cell>
          <table:table-cell table:style-name="ce5" office:value-type="float" office:value="100.4247" calcext:value-type="float">
            <text:p>100.4 </text:p>
          </table:table-cell>
          <table:table-cell table:style-name="ce5" office:value-type="float" office:value="100.29" calcext:value-type="float">
            <text:p>100.3 </text:p>
          </table:table-cell>
          <table:table-cell table:style-name="ce5" office:value-type="float" office:value="104.2039" calcext:value-type="float">
            <text:p>104.2 </text:p>
          </table:table-cell>
          <table:table-cell table:style-name="ce5" office:value-type="float" office:value="100.37" calcext:value-type="float">
            <text:p>100.4 </text:p>
          </table:table-cell>
          <table:table-cell table:style-name="ce5" office:value-type="float" office:value="98.83817" calcext:value-type="float">
            <text:p>98.8 </text:p>
          </table:table-cell>
          <table:table-cell table:style-name="ce5" office:value-type="float" office:value="101.0485" calcext:value-type="float">
            <text:p>101.0 </text:p>
          </table:table-cell>
          <table:table-cell table:style-name="ce5" office:value-type="float" office:value="98.03859" calcext:value-type="float">
            <text:p>98.0 </text:p>
          </table:table-cell>
          <table:table-cell table:style-name="ce5" office:value-type="float" office:value="100.32" calcext:value-type="float">
            <text:p>100.3 </text:p>
          </table:table-cell>
          <table:table-cell table:style-name="ce5" office:value-type="float" office:value="100.3777" calcext:value-type="float">
            <text:p>100.4 </text:p>
          </table:table-cell>
          <table:table-cell table:style-name="ce5" office:value-type="float" office:value="99.24283" calcext:value-type="float">
            <text:p>99.2 </text:p>
          </table:table-cell>
          <table:table-cell table:style-name="ce5" office:value-type="float" office:value="99.5" calcext:value-type="float">
            <text:p>99.5 </text:p>
          </table:table-cell>
          <table:table-cell table:style-name="ce5" office:value-type="float" office:value="99.22948" calcext:value-type="float">
            <text:p>99.2 </text:p>
          </table:table-cell>
        </table:table-row>
        <table:table-row table:style-name="ro1">
          <table:table-cell office:value-type="string" calcext:value-type="string">
            <text:p>2016M11</text:p>
          </table:table-cell>
          <table:table-cell office:value-type="float" office:value="101.1916" calcext:value-type="float">
            <text:p>101.2 </text:p>
          </table:table-cell>
          <table:table-cell office:value-type="float" office:value="100.6921" calcext:value-type="float">
            <text:p>100.7 </text:p>
          </table:table-cell>
          <table:table-cell office:value-type="float" office:value="103.9552" calcext:value-type="float">
            <text:p>104.0 </text:p>
          </table:table-cell>
          <table:table-cell office:value-type="float" office:value="97.81256" calcext:value-type="float">
            <text:p>97.8 </text:p>
          </table:table-cell>
          <table:table-cell office:value-type="float" office:value="100.9" calcext:value-type="float">
            <text:p>100.9 </text:p>
          </table:table-cell>
          <table:table-cell office:value-type="float" office:value="99.2" calcext:value-type="float">
            <text:p>99.2 </text:p>
          </table:table-cell>
          <table:table-cell office:value-type="float" office:value="99.88" calcext:value-type="float">
            <text:p>99.9 </text:p>
          </table:table-cell>
          <table:table-cell office:value-type="float" office:value="98.26707" calcext:value-type="float">
            <text:p>98.3 </text:p>
          </table:table-cell>
          <table:table-cell office:value-type="float" office:value="100.4445" calcext:value-type="float">
            <text:p>100.4 </text:p>
          </table:table-cell>
          <table:table-cell office:value-type="float" office:value="96.46117" calcext:value-type="float">
            <text:p>96.5 </text:p>
          </table:table-cell>
          <table:table-cell office:value-type="float" office:value="99.09265" calcext:value-type="float">
            <text:p>99.1 </text:p>
          </table:table-cell>
          <table:table-cell office:value-type="float" office:value="99.7" calcext:value-type="float">
            <text:p>99.7 </text:p>
          </table:table-cell>
          <table:table-cell office:value-type="float" office:value="100.4" calcext:value-type="float">
            <text:p>100.4 </text:p>
          </table:table-cell>
          <table:table-cell office:value-type="float" office:value="100.0687" calcext:value-type="float">
            <text:p>100.1 </text:p>
          </table:table-cell>
          <table:table-cell office:value-type="float" office:value="100.1994" calcext:value-type="float">
            <text:p>100.2 </text:p>
          </table:table-cell>
          <table:table-cell office:value-type="float" office:value="100.7995" calcext:value-type="float">
            <text:p>100.8 </text:p>
          </table:table-cell>
          <table:table-cell office:value-type="float" office:value="100.38" calcext:value-type="float">
            <text:p>100.4 </text:p>
          </table:table-cell>
          <table:table-cell office:value-type="float" office:value="105.4591" calcext:value-type="float">
            <text:p>105.5 </text:p>
          </table:table-cell>
          <table:table-cell office:value-type="float" office:value="100.26" calcext:value-type="float">
            <text:p>100.3 </text:p>
          </table:table-cell>
          <table:table-cell office:value-type="float" office:value="98.92117" calcext:value-type="float">
            <text:p>98.9 </text:p>
          </table:table-cell>
          <table:table-cell office:value-type="float" office:value="100.7855" calcext:value-type="float">
            <text:p>100.8 </text:p>
          </table:table-cell>
          <table:table-cell office:value-type="float" office:value="98.10238" calcext:value-type="float">
            <text:p>98.1 </text:p>
          </table:table-cell>
          <table:table-cell office:value-type="float" office:value="100.56" calcext:value-type="float">
            <text:p>100.6 </text:p>
          </table:table-cell>
          <table:table-cell office:value-type="float" office:value="101.4483" calcext:value-type="float">
            <text:p>101.4 </text:p>
          </table:table-cell>
          <table:table-cell office:value-type="float" office:value="98.99628" calcext:value-type="float">
            <text:p>99.0 </text:p>
          </table:table-cell>
          <table:table-cell office:value-type="float" office:value="100" calcext:value-type="float">
            <text:p>100.0 </text:p>
          </table:table-cell>
          <table:table-cell office:value-type="float" office:value="98.52153" calcext:value-type="float">
            <text:p>98.5 </text:p>
          </table:table-cell>
        </table:table-row>
        <table:table-row table:style-name="ro1">
          <table:table-cell office:value-type="string" calcext:value-type="string">
            <text:p>2016M12</text:p>
          </table:table-cell>
          <table:table-cell table:style-name="ce5" office:value-type="float" office:value="101.0916" calcext:value-type="float">
            <text:p>101.1 </text:p>
          </table:table-cell>
          <table:table-cell table:style-name="ce5" office:value-type="float" office:value="100.5209" calcext:value-type="float">
            <text:p>100.5 </text:p>
          </table:table-cell>
          <table:table-cell table:style-name="ce5" office:value-type="float" office:value="103.0967" calcext:value-type="float">
            <text:p>103.1 </text:p>
          </table:table-cell>
          <table:table-cell table:style-name="ce5" office:value-type="float" office:value="98.30153" calcext:value-type="float">
            <text:p>98.3 </text:p>
          </table:table-cell>
          <table:table-cell table:style-name="ce5" office:value-type="float" office:value="101" calcext:value-type="float">
            <text:p>101.0 </text:p>
          </table:table-cell>
          <table:table-cell table:style-name="ce5" office:value-type="float" office:value="99.5" calcext:value-type="float">
            <text:p>99.5 </text:p>
          </table:table-cell>
          <table:table-cell table:style-name="ce5" office:value-type="float" office:value="99.86" calcext:value-type="float">
            <text:p>99.9 </text:p>
          </table:table-cell>
          <table:table-cell table:style-name="ce5" office:value-type="float" office:value="100.0787" calcext:value-type="float">
            <text:p>100.1 </text:p>
          </table:table-cell>
          <table:table-cell table:style-name="ce5" office:value-type="float" office:value="100.9704" calcext:value-type="float">
            <text:p>101.0 </text:p>
          </table:table-cell>
          <table:table-cell table:style-name="ce5" office:value-type="float" office:value="96.07686" calcext:value-type="float">
            <text:p>96.1 </text:p>
          </table:table-cell>
          <table:table-cell table:style-name="ce5" office:value-type="float" office:value="99.19254" calcext:value-type="float">
            <text:p>99.2 </text:p>
          </table:table-cell>
          <table:table-cell table:style-name="ce5" office:value-type="float" office:value="100" calcext:value-type="float">
            <text:p>100.0 </text:p>
          </table:table-cell>
          <table:table-cell table:style-name="ce5" office:value-type="float" office:value="99.9" calcext:value-type="float">
            <text:p>99.9 </text:p>
          </table:table-cell>
          <table:table-cell table:style-name="ce5" office:value-type="float" office:value="100.0893" calcext:value-type="float">
            <text:p>100.1 </text:p>
          </table:table-cell>
          <table:table-cell table:style-name="ce5" office:value-type="float" office:value="100.6891" calcext:value-type="float">
            <text:p>100.7 </text:p>
          </table:table-cell>
          <table:table-cell table:style-name="ce5" office:value-type="float" office:value="101.0309" calcext:value-type="float">
            <text:p>101.0 </text:p>
          </table:table-cell>
          <table:table-cell table:style-name="ce5" office:value-type="float" office:value="100.96" calcext:value-type="float">
            <text:p>101.0 </text:p>
          </table:table-cell>
          <table:table-cell table:style-name="ce5" office:value-type="float" office:value="105.8936" calcext:value-type="float">
            <text:p>105.9 </text:p>
          </table:table-cell>
          <table:table-cell table:style-name="ce5" office:value-type="float" office:value="100.1" calcext:value-type="float">
            <text:p>100.1 </text:p>
          </table:table-cell>
          <table:table-cell table:style-name="ce5" office:value-type="float" office:value="99.58506" calcext:value-type="float">
            <text:p>99.6 </text:p>
          </table:table-cell>
          <table:table-cell table:style-name="ce5" office:value-type="float" office:value="100.6641" calcext:value-type="float">
            <text:p>100.7 </text:p>
          </table:table-cell>
          <table:table-cell table:style-name="ce5" office:value-type="float" office:value="98.22995" calcext:value-type="float">
            <text:p>98.2 </text:p>
          </table:table-cell>
          <table:table-cell table:style-name="ce5" office:value-type="float" office:value="99.73" calcext:value-type="float">
            <text:p>99.7 </text:p>
          </table:table-cell>
          <table:table-cell table:style-name="ce5" office:value-type="float" office:value="102.1389" calcext:value-type="float">
            <text:p>102.1 </text:p>
          </table:table-cell>
          <table:table-cell table:style-name="ce5" office:value-type="float" office:value="98.58324" calcext:value-type="float">
            <text:p>98.6 </text:p>
          </table:table-cell>
          <table:table-cell table:style-name="ce5" office:value-type="float" office:value="100" calcext:value-type="float">
            <text:p>100.0 </text:p>
          </table:table-cell>
          <table:table-cell table:style-name="ce5" office:value-type="float" office:value="98.3448" calcext:value-type="float">
            <text:p>98.3 </text:p>
          </table:table-cell>
        </table:table-row>
        <table:table-row table:style-name="ro1">
          <table:table-cell office:value-type="string" calcext:value-type="string">
            <text:p>2017M1</text:p>
          </table:table-cell>
          <table:table-cell office:value-type="float" office:value="100.4916" calcext:value-type="float">
            <text:p>100.5 </text:p>
          </table:table-cell>
          <table:table-cell office:value-type="float" office:value="101.8052" calcext:value-type="float">
            <text:p>101.8 </text:p>
          </table:table-cell>
          <table:table-cell office:value-type="float" office:value="103.7432" calcext:value-type="float">
            <text:p>103.7 </text:p>
          </table:table-cell>
          <table:table-cell office:value-type="float" office:value="99.52964" calcext:value-type="float">
            <text:p>99.5 </text:p>
          </table:table-cell>
          <table:table-cell office:value-type="float" office:value="101.8" calcext:value-type="float">
            <text:p>101.8 </text:p>
          </table:table-cell>
          <table:table-cell office:value-type="float" office:value="98.7" calcext:value-type="float">
            <text:p>98.7 </text:p>
          </table:table-cell>
          <table:table-cell office:value-type="float" office:value="97.51" calcext:value-type="float">
            <text:p>97.5 </text:p>
          </table:table-cell>
          <table:table-cell office:value-type="float" office:value="98.79388" calcext:value-type="float">
            <text:p>98.8 </text:p>
          </table:table-cell>
          <table:table-cell office:value-type="float" office:value="101.6465" calcext:value-type="float">
            <text:p>101.6 </text:p>
          </table:table-cell>
          <table:table-cell office:value-type="float" office:value="95.21217" calcext:value-type="float">
            <text:p>95.2 </text:p>
          </table:table-cell>
          <table:table-cell office:value-type="float" office:value="99.09265" calcext:value-type="float">
            <text:p>99.1 </text:p>
          </table:table-cell>
          <table:table-cell office:value-type="float" office:value="100.7" calcext:value-type="float">
            <text:p>100.7 </text:p>
          </table:table-cell>
          <table:table-cell office:value-type="float" office:value="99.8" calcext:value-type="float">
            <text:p>99.8 </text:p>
          </table:table-cell>
          <table:table-cell office:value-type="float" office:value="101.3995" calcext:value-type="float">
            <text:p>101.4 </text:p>
          </table:table-cell>
          <table:table-cell office:value-type="float" office:value="101.0719" calcext:value-type="float">
            <text:p>101.1 </text:p>
          </table:table-cell>
          <table:table-cell office:value-type="float" office:value="101.3118" calcext:value-type="float">
            <text:p>101.3 </text:p>
          </table:table-cell>
          <table:table-cell office:value-type="float" office:value="99.39" calcext:value-type="float">
            <text:p>99.4 </text:p>
          </table:table-cell>
          <table:table-cell office:value-type="float" office:value="108.848" calcext:value-type="float">
            <text:p>108.8 </text:p>
          </table:table-cell>
          <table:table-cell office:value-type="float" office:value="99.43" calcext:value-type="float">
            <text:p>99.4 </text:p>
          </table:table-cell>
          <table:table-cell office:value-type="float" office:value="100.166" calcext:value-type="float">
            <text:p>100.2 </text:p>
          </table:table-cell>
          <table:table-cell office:value-type="float" office:value="99.58195" calcext:value-type="float">
            <text:p>99.6 </text:p>
          </table:table-cell>
          <table:table-cell office:value-type="float" office:value="96.57152" calcext:value-type="float">
            <text:p>96.6 </text:p>
          </table:table-cell>
          <table:table-cell office:value-type="float" office:value="99.07" calcext:value-type="float">
            <text:p>99.1 </text:p>
          </table:table-cell>
          <table:table-cell office:value-type="float" office:value="100.4125" calcext:value-type="float">
            <text:p>100.4 </text:p>
          </table:table-cell>
          <table:table-cell office:value-type="float" office:value="98.2916" calcext:value-type="float">
            <text:p>98.3 </text:p>
          </table:table-cell>
          <table:table-cell office:value-type="float" office:value="99.6" calcext:value-type="float">
            <text:p>99.6 </text:p>
          </table:table-cell>
          <table:table-cell office:value-type="float" office:value="99.2254" calcext:value-type="float">
            <text:p>99.2 </text:p>
          </table:table-cell>
        </table:table-row>
        <table:table-row table:style-name="ro1">
          <table:table-cell office:value-type="string" calcext:value-type="string">
            <text:p>2017M2</text:p>
          </table:table-cell>
          <table:table-cell table:style-name="ce5" office:value-type="float" office:value="100.4916" calcext:value-type="float">
            <text:p>100.5 </text:p>
          </table:table-cell>
          <table:table-cell table:style-name="ce5" office:value-type="float" office:value="101.634" calcext:value-type="float">
            <text:p>101.6 </text:p>
          </table:table-cell>
          <table:table-cell table:style-name="ce5" office:value-type="float" office:value="104.1354" calcext:value-type="float">
            <text:p>104.1 </text:p>
          </table:table-cell>
          <table:table-cell table:style-name="ce5" office:value-type="float" office:value="100.0382" calcext:value-type="float">
            <text:p>100.0 </text:p>
          </table:table-cell>
          <table:table-cell table:style-name="ce5" office:value-type="float" office:value="102" calcext:value-type="float">
            <text:p>102.0 </text:p>
          </table:table-cell>
          <table:table-cell table:style-name="ce5" office:value-type="float" office:value="99.2" calcext:value-type="float">
            <text:p>99.2 </text:p>
          </table:table-cell>
          <table:table-cell table:style-name="ce5" office:value-type="float" office:value="97.21" calcext:value-type="float">
            <text:p>97.2 </text:p>
          </table:table-cell>
          <table:table-cell table:style-name="ce5" office:value-type="float" office:value="97.93555" calcext:value-type="float">
            <text:p>97.9 </text:p>
          </table:table-cell>
          <table:table-cell table:style-name="ce5" office:value-type="float" office:value="102.0222" calcext:value-type="float">
            <text:p>102.0 </text:p>
          </table:table-cell>
          <table:table-cell table:style-name="ce5" office:value-type="float" office:value="95.78863" calcext:value-type="float">
            <text:p>95.8 </text:p>
          </table:table-cell>
          <table:table-cell table:style-name="ce5" office:value-type="float" office:value="99.19254" calcext:value-type="float">
            <text:p>99.2 </text:p>
          </table:table-cell>
          <table:table-cell table:style-name="ce5" office:value-type="float" office:value="101.3" calcext:value-type="float">
            <text:p>101.3 </text:p>
          </table:table-cell>
          <table:table-cell table:style-name="ce5" office:value-type="float" office:value="99.6" calcext:value-type="float">
            <text:p>99.6 </text:p>
          </table:table-cell>
          <table:table-cell table:style-name="ce5" office:value-type="float" office:value="101.829" calcext:value-type="float">
            <text:p>101.8 </text:p>
          </table:table-cell>
          <table:table-cell table:style-name="ce5" office:value-type="float" office:value="101.6547" calcext:value-type="float">
            <text:p>101.7 </text:p>
          </table:table-cell>
          <table:table-cell table:style-name="ce5" office:value-type="float" office:value="101.592" calcext:value-type="float">
            <text:p>101.6 </text:p>
          </table:table-cell>
          <table:table-cell table:style-name="ce5" office:value-type="float" office:value="101.67" calcext:value-type="float">
            <text:p>101.7 </text:p>
          </table:table-cell>
          <table:table-cell table:style-name="ce5" office:value-type="float" office:value="109.5287" calcext:value-type="float">
            <text:p>109.5 </text:p>
          </table:table-cell>
          <table:table-cell table:style-name="ce5" office:value-type="float" office:value="100.68" calcext:value-type="float">
            <text:p>100.7 </text:p>
          </table:table-cell>
          <table:table-cell table:style-name="ce5" office:value-type="float" office:value="100.3319" calcext:value-type="float">
            <text:p>100.3 </text:p>
          </table:table-cell>
          <table:table-cell table:style-name="ce5" office:value-type="float" office:value="98.84364" calcext:value-type="float">
            <text:p>98.8 </text:p>
          </table:table-cell>
          <table:table-cell table:style-name="ce5" office:value-type="float" office:value="97.0818" calcext:value-type="float">
            <text:p>97.1 </text:p>
          </table:table-cell>
          <table:table-cell table:style-name="ce5" office:value-type="float" office:value="99.77" calcext:value-type="float">
            <text:p>99.8 </text:p>
          </table:table-cell>
          <table:table-cell table:style-name="ce5" office:value-type="float" office:value="98.90678" calcext:value-type="float">
            <text:p>98.9 </text:p>
          </table:table-cell>
          <table:table-cell table:style-name="ce5" office:value-type="float" office:value="98.94363" calcext:value-type="float">
            <text:p>98.9 </text:p>
          </table:table-cell>
          <table:table-cell table:style-name="ce5" office:value-type="float" office:value="100.5" calcext:value-type="float">
            <text:p>100.5 </text:p>
          </table:table-cell>
          <table:table-cell table:style-name="ce5" office:value-type="float" office:value="99.39497" calcext:value-type="float">
            <text:p>99.4 </text:p>
          </table:table-cell>
        </table:table-row>
        <table:table-row table:style-name="ro1">
          <table:table-cell office:value-type="string" calcext:value-type="string">
            <text:p>2017M3</text:p>
          </table:table-cell>
          <table:table-cell office:value-type="float" office:value="101.5915" calcext:value-type="float">
            <text:p>101.6 </text:p>
          </table:table-cell>
          <table:table-cell office:value-type="float" office:value="101.7196" calcext:value-type="float">
            <text:p>101.7 </text:p>
          </table:table-cell>
          <table:table-cell office:value-type="float" office:value="104.1248" calcext:value-type="float">
            <text:p>104.1 </text:p>
          </table:table-cell>
          <table:table-cell office:value-type="float" office:value="99.10476" calcext:value-type="float">
            <text:p>99.1 </text:p>
          </table:table-cell>
          <table:table-cell office:value-type="float" office:value="102.1" calcext:value-type="float">
            <text:p>102.1 </text:p>
          </table:table-cell>
          <table:table-cell office:value-type="float" office:value="99.5" calcext:value-type="float">
            <text:p>99.5 </text:p>
          </table:table-cell>
          <table:table-cell office:value-type="float" office:value="99.63" calcext:value-type="float">
            <text:p>99.6 </text:p>
          </table:table-cell>
          <table:table-cell office:value-type="float" office:value="100.2931" calcext:value-type="float">
            <text:p>100.3 </text:p>
          </table:table-cell>
          <table:table-cell office:value-type="float" office:value="101.8719" calcext:value-type="float">
            <text:p>101.9 </text:p>
          </table:table-cell>
          <table:table-cell office:value-type="float" office:value="95.8847" calcext:value-type="float">
            <text:p>95.9 </text:p>
          </table:table-cell>
          <table:table-cell office:value-type="float" office:value="99.59211" calcext:value-type="float">
            <text:p>99.6 </text:p>
          </table:table-cell>
          <table:table-cell office:value-type="float" office:value="101" calcext:value-type="float">
            <text:p>101.0 </text:p>
          </table:table-cell>
          <table:table-cell office:value-type="float" office:value="99.6" calcext:value-type="float">
            <text:p>99.6 </text:p>
          </table:table-cell>
          <table:table-cell office:value-type="float" office:value="101.5688" calcext:value-type="float">
            <text:p>101.6 </text:p>
          </table:table-cell>
          <table:table-cell office:value-type="float" office:value="102.6442" calcext:value-type="float">
            <text:p>102.6 </text:p>
          </table:table-cell>
          <table:table-cell office:value-type="float" office:value="102.9678" calcext:value-type="float">
            <text:p>103.0 </text:p>
          </table:table-cell>
          <table:table-cell office:value-type="float" office:value="101.51" calcext:value-type="float">
            <text:p>101.5 </text:p>
          </table:table-cell>
          <table:table-cell office:value-type="float" office:value="110.4081" calcext:value-type="float">
            <text:p>110.4 </text:p>
          </table:table-cell>
          <table:table-cell office:value-type="float" office:value="101.72" calcext:value-type="float">
            <text:p>101.7 </text:p>
          </table:table-cell>
          <table:table-cell office:value-type="float" office:value="100.166" calcext:value-type="float">
            <text:p>100.2 </text:p>
          </table:table-cell>
          <table:table-cell office:value-type="float" office:value="101.5542" calcext:value-type="float">
            <text:p>101.6 </text:p>
          </table:table-cell>
          <table:table-cell office:value-type="float" office:value="96.82666" calcext:value-type="float">
            <text:p>96.8 </text:p>
          </table:table-cell>
          <table:table-cell office:value-type="float" office:value="100.63" calcext:value-type="float">
            <text:p>100.6 </text:p>
          </table:table-cell>
          <table:table-cell office:value-type="float" office:value="98.79275" calcext:value-type="float">
            <text:p>98.8 </text:p>
          </table:table-cell>
          <table:table-cell office:value-type="float" office:value="98.93489" calcext:value-type="float">
            <text:p>98.9 </text:p>
          </table:table-cell>
          <table:table-cell office:value-type="float" office:value="101.2" calcext:value-type="float">
            <text:p>101.2 </text:p>
          </table:table-cell>
          <table:table-cell office:value-type="float" office:value="99.68612" calcext:value-type="float">
            <text:p>99.7 </text:p>
          </table:table-cell>
        </table:table-row>
        <table:table-row table:style-name="ro1">
          <table:table-cell office:value-type="string" calcext:value-type="string">
            <text:p>2017M4</text:p>
          </table:table-cell>
          <table:table-cell table:style-name="ce5" office:value-type="float" office:value="101.8915" calcext:value-type="float">
            <text:p>101.9 </text:p>
          </table:table-cell>
          <table:table-cell table:style-name="ce5" office:value-type="float" office:value="102.3189" calcext:value-type="float">
            <text:p>102.3 </text:p>
          </table:table-cell>
          <table:table-cell table:style-name="ce5" office:value-type="float" office:value="104.3898" calcext:value-type="float">
            <text:p>104.4 </text:p>
          </table:table-cell>
          <table:table-cell table:style-name="ce5" office:value-type="float" office:value="99.04687" calcext:value-type="float">
            <text:p>99.0 </text:p>
          </table:table-cell>
          <table:table-cell table:style-name="ce5" office:value-type="float" office:value="102.1" calcext:value-type="float">
            <text:p>102.1 </text:p>
          </table:table-cell>
          <table:table-cell table:style-name="ce5" office:value-type="float" office:value="99.4" calcext:value-type="float">
            <text:p>99.4 </text:p>
          </table:table-cell>
          <table:table-cell table:style-name="ce5" office:value-type="float" office:value="99.75" calcext:value-type="float">
            <text:p>99.8 </text:p>
          </table:table-cell>
          <table:table-cell table:style-name="ce5" office:value-type="float" office:value="101.6545" calcext:value-type="float">
            <text:p>101.7 </text:p>
          </table:table-cell>
          <table:table-cell table:style-name="ce5" office:value-type="float" office:value="102.0973" calcext:value-type="float">
            <text:p>102.1 </text:p>
          </table:table-cell>
          <table:table-cell table:style-name="ce5" office:value-type="float" office:value="95.59647" calcext:value-type="float">
            <text:p>95.6 </text:p>
          </table:table-cell>
          <table:table-cell table:style-name="ce5" office:value-type="float" office:value="99.29243" calcext:value-type="float">
            <text:p>99.3 </text:p>
          </table:table-cell>
          <table:table-cell table:style-name="ce5" office:value-type="float" office:value="100.8" calcext:value-type="float">
            <text:p>100.8 </text:p>
          </table:table-cell>
          <table:table-cell table:style-name="ce5" office:value-type="float" office:value="100.3" calcext:value-type="float">
            <text:p>100.3 </text:p>
          </table:table-cell>
          <table:table-cell table:style-name="ce5" office:value-type="float" office:value="100.9091" calcext:value-type="float">
            <text:p>100.9 </text:p>
          </table:table-cell>
          <table:table-cell table:style-name="ce5" office:value-type="float" office:value="103.0187" calcext:value-type="float">
            <text:p>103.0 </text:p>
          </table:table-cell>
          <table:table-cell table:style-name="ce5" office:value-type="float" office:value="103.9362" calcext:value-type="float">
            <text:p>103.9 </text:p>
          </table:table-cell>
          <table:table-cell table:style-name="ce5" office:value-type="float" office:value="101.53" calcext:value-type="float">
            <text:p>101.5 </text:p>
          </table:table-cell>
          <table:table-cell table:style-name="ce5" office:value-type="float" office:value="110.3055" calcext:value-type="float">
            <text:p>110.3 </text:p>
          </table:table-cell>
          <table:table-cell table:style-name="ce5" office:value-type="float" office:value="101.76" calcext:value-type="float">
            <text:p>101.8 </text:p>
          </table:table-cell>
          <table:table-cell table:style-name="ce5" office:value-type="float" office:value="100.249" calcext:value-type="float">
            <text:p>100.2 </text:p>
          </table:table-cell>
          <table:table-cell table:style-name="ce5" office:value-type="float" office:value="101.7969" calcext:value-type="float">
            <text:p>101.8 </text:p>
          </table:table-cell>
          <table:table-cell table:style-name="ce5" office:value-type="float" office:value="96.95423" calcext:value-type="float">
            <text:p>97.0 </text:p>
          </table:table-cell>
          <table:table-cell table:style-name="ce5" office:value-type="float" office:value="100.66" calcext:value-type="float">
            <text:p>100.7 </text:p>
          </table:table-cell>
          <table:table-cell table:style-name="ce5" office:value-type="float" office:value="100.6554" calcext:value-type="float">
            <text:p>100.7 </text:p>
          </table:table-cell>
          <table:table-cell table:style-name="ce5" office:value-type="float" office:value="99.26061" calcext:value-type="float">
            <text:p>99.3 </text:p>
          </table:table-cell>
          <table:table-cell table:style-name="ce5" office:value-type="float" office:value="101.1" calcext:value-type="float">
            <text:p>101.1 </text:p>
          </table:table-cell>
          <table:table-cell table:style-name="ce5" office:value-type="float" office:value="100.1836" calcext:value-type="float">
            <text:p>100.2 </text:p>
          </table:table-cell>
        </table:table-row>
        <table:table-row table:style-name="ro1">
          <table:table-cell office:value-type="string" calcext:value-type="string">
            <text:p>2017M5</text:p>
          </table:table-cell>
          <table:table-cell office:value-type="float" office:value="101.9915" calcext:value-type="float">
            <text:p>102.0 </text:p>
          </table:table-cell>
          <table:table-cell office:value-type="float" office:value="101.8908" calcext:value-type="float">
            <text:p>101.9 </text:p>
          </table:table-cell>
          <table:table-cell office:value-type="float" office:value="104.146" calcext:value-type="float">
            <text:p>104.1 </text:p>
          </table:table-cell>
          <table:table-cell office:value-type="float" office:value="99.38802" calcext:value-type="float">
            <text:p>99.4 </text:p>
          </table:table-cell>
          <table:table-cell office:value-type="float" office:value="102.3" calcext:value-type="float">
            <text:p>102.3 </text:p>
          </table:table-cell>
          <table:table-cell office:value-type="float" office:value="99.2" calcext:value-type="float">
            <text:p>99.2 </text:p>
          </table:table-cell>
          <table:table-cell office:value-type="float" office:value="99.85" calcext:value-type="float">
            <text:p>99.9 </text:p>
          </table:table-cell>
          <table:table-cell office:value-type="float" office:value="99.49722" calcext:value-type="float">
            <text:p>99.5 </text:p>
          </table:table-cell>
          <table:table-cell office:value-type="float" office:value="102.4729" calcext:value-type="float">
            <text:p>102.5 </text:p>
          </table:table-cell>
          <table:table-cell office:value-type="float" office:value="95.78863" calcext:value-type="float">
            <text:p>95.8 </text:p>
          </table:table-cell>
          <table:table-cell office:value-type="float" office:value="100.0916" calcext:value-type="float">
            <text:p>100.1 </text:p>
          </table:table-cell>
          <table:table-cell office:value-type="float" office:value="100.9" calcext:value-type="float">
            <text:p>100.9 </text:p>
          </table:table-cell>
          <table:table-cell office:value-type="float" office:value="100.4" calcext:value-type="float">
            <text:p>100.4 </text:p>
          </table:table-cell>
          <table:table-cell office:value-type="float" office:value="101.129" calcext:value-type="float">
            <text:p>101.1 </text:p>
          </table:table-cell>
          <table:table-cell office:value-type="float" office:value="102.8694" calcext:value-type="float">
            <text:p>102.9 </text:p>
          </table:table-cell>
          <table:table-cell office:value-type="float" office:value="103.6621" calcext:value-type="float">
            <text:p>103.7 </text:p>
          </table:table-cell>
          <table:table-cell office:value-type="float" office:value="101.54" calcext:value-type="float">
            <text:p>101.5 </text:p>
          </table:table-cell>
          <table:table-cell office:value-type="float" office:value="109.7647" calcext:value-type="float">
            <text:p>109.8 </text:p>
          </table:table-cell>
          <table:table-cell office:value-type="float" office:value="101.71" calcext:value-type="float">
            <text:p>101.7 </text:p>
          </table:table-cell>
          <table:table-cell office:value-type="float" office:value="100.249" calcext:value-type="float">
            <text:p>100.2 </text:p>
          </table:table-cell>
          <table:table-cell office:value-type="float" office:value="101.8273" calcext:value-type="float">
            <text:p>101.8 </text:p>
          </table:table-cell>
          <table:table-cell office:value-type="float" office:value="97.27316" calcext:value-type="float">
            <text:p>97.3 </text:p>
          </table:table-cell>
          <table:table-cell office:value-type="float" office:value="101.64" calcext:value-type="float">
            <text:p>101.6 </text:p>
          </table:table-cell>
          <table:table-cell office:value-type="float" office:value="100.7736" calcext:value-type="float">
            <text:p>100.8 </text:p>
          </table:table-cell>
          <table:table-cell office:value-type="float" office:value="99.47358" calcext:value-type="float">
            <text:p>99.5 </text:p>
          </table:table-cell>
          <table:table-cell office:value-type="float" office:value="101.7" calcext:value-type="float">
            <text:p>101.7 </text:p>
          </table:table-cell>
          <table:table-cell office:value-type="float" office:value="99.88022" calcext:value-type="float">
            <text:p>99.9 </text:p>
          </table:table-cell>
        </table:table-row>
        <table:table-row table:style-name="ro1">
          <table:table-cell office:value-type="string" calcext:value-type="string">
            <text:p>2017M6</text:p>
          </table:table-cell>
          <table:table-cell table:style-name="ce5" office:value-type="float" office:value="101.4915" calcext:value-type="float">
            <text:p>101.5 </text:p>
          </table:table-cell>
          <table:table-cell table:style-name="ce5" office:value-type="float" office:value="101.4627" calcext:value-type="float">
            <text:p>101.5 </text:p>
          </table:table-cell>
          <table:table-cell table:style-name="ce5" office:value-type="float" office:value="103.669" calcext:value-type="float">
            <text:p>103.7 </text:p>
          </table:table-cell>
          <table:table-cell table:style-name="ce5" office:value-type="float" office:value="99.47071" calcext:value-type="float">
            <text:p>99.5 </text:p>
          </table:table-cell>
          <table:table-cell table:style-name="ce5" office:value-type="float" office:value="102.1" calcext:value-type="float">
            <text:p>102.1 </text:p>
          </table:table-cell>
          <table:table-cell table:style-name="ce5" office:value-type="float" office:value="98.7" calcext:value-type="float">
            <text:p>98.7 </text:p>
          </table:table-cell>
          <table:table-cell table:style-name="ce5" office:value-type="float" office:value="99.91" calcext:value-type="float">
            <text:p>99.9 </text:p>
          </table:table-cell>
          <table:table-cell table:style-name="ce5" office:value-type="float" office:value="100.101" calcext:value-type="float">
            <text:p>100.1 </text:p>
          </table:table-cell>
          <table:table-cell table:style-name="ce5" office:value-type="float" office:value="102.3452" calcext:value-type="float">
            <text:p>102.3 </text:p>
          </table:table-cell>
          <table:table-cell table:style-name="ce5" office:value-type="float" office:value="94.92394" calcext:value-type="float">
            <text:p>94.9 </text:p>
          </table:table-cell>
          <table:table-cell table:style-name="ce5" office:value-type="float" office:value="99.09265" calcext:value-type="float">
            <text:p>99.1 </text:p>
          </table:table-cell>
          <table:table-cell table:style-name="ce5" office:value-type="float" office:value="100.4" calcext:value-type="float">
            <text:p>100.4 </text:p>
          </table:table-cell>
          <table:table-cell table:style-name="ce5" office:value-type="float" office:value="100.3" calcext:value-type="float">
            <text:p>100.3 </text:p>
          </table:table-cell>
          <table:table-cell table:style-name="ce5" office:value-type="float" office:value="100.8988" calcext:value-type="float">
            <text:p>100.9 </text:p>
          </table:table-cell>
          <table:table-cell table:style-name="ce5" office:value-type="float" office:value="102.6907" calcext:value-type="float">
            <text:p>102.7 </text:p>
          </table:table-cell>
          <table:table-cell table:style-name="ce5" office:value-type="float" office:value="103.4594" calcext:value-type="float">
            <text:p>103.5 </text:p>
          </table:table-cell>
          <table:table-cell table:style-name="ce5" office:value-type="float" office:value="101.4" calcext:value-type="float">
            <text:p>101.4 </text:p>
          </table:table-cell>
          <table:table-cell table:style-name="ce5" office:value-type="float" office:value="109.9928" calcext:value-type="float">
            <text:p>110.0 </text:p>
          </table:table-cell>
          <table:table-cell table:style-name="ce5" office:value-type="float" office:value="101.12" calcext:value-type="float">
            <text:p>101.1 </text:p>
          </table:table-cell>
          <table:table-cell table:style-name="ce5" office:value-type="float" office:value="99.83402" calcext:value-type="float">
            <text:p>99.8 </text:p>
          </table:table-cell>
          <table:table-cell table:style-name="ce5" office:value-type="float" office:value="101.0586" calcext:value-type="float">
            <text:p>101.1 </text:p>
          </table:table-cell>
          <table:table-cell table:style-name="ce5" office:value-type="float" office:value="97.27316" calcext:value-type="float">
            <text:p>97.3 </text:p>
          </table:table-cell>
          <table:table-cell table:style-name="ce5" office:value-type="float" office:value="101" calcext:value-type="float">
            <text:p>101.0 </text:p>
          </table:table-cell>
          <table:table-cell table:style-name="ce5" office:value-type="float" office:value="100.3006" calcext:value-type="float">
            <text:p>100.3 </text:p>
          </table:table-cell>
          <table:table-cell table:style-name="ce5" office:value-type="float" office:value="98.99737" calcext:value-type="float">
            <text:p>99.0 </text:p>
          </table:table-cell>
          <table:table-cell table:style-name="ce5" office:value-type="float" office:value="101.3" calcext:value-type="float">
            <text:p>101.3 </text:p>
          </table:table-cell>
          <table:table-cell table:style-name="ce5" office:value-type="float" office:value="99.45729" calcext:value-type="float">
            <text:p>99.5 </text:p>
          </table:table-cell>
        </table:table-row>
        <table:table-row table:style-name="ro1">
          <table:table-cell office:value-type="string" calcext:value-type="string">
            <text:p>2017M7</text:p>
          </table:table-cell>
          <table:table-cell office:value-type="float" office:value="100.0917" calcext:value-type="float">
            <text:p>100.1 </text:p>
          </table:table-cell>
          <table:table-cell office:value-type="float" office:value="101.2915" calcext:value-type="float">
            <text:p>101.3 </text:p>
          </table:table-cell>
          <table:table-cell office:value-type="float" office:value="103.722" calcext:value-type="float">
            <text:p>103.7 </text:p>
          </table:table-cell>
          <table:table-cell office:value-type="float" office:value="100.0041" calcext:value-type="float">
            <text:p>100.0 </text:p>
          </table:table-cell>
          <table:table-cell office:value-type="float" office:value="102.2" calcext:value-type="float">
            <text:p>102.2 </text:p>
          </table:table-cell>
          <table:table-cell office:value-type="float" office:value="98.4" calcext:value-type="float">
            <text:p>98.4 </text:p>
          </table:table-cell>
          <table:table-cell office:value-type="float" office:value="96.98" calcext:value-type="float">
            <text:p>97.0 </text:p>
          </table:table-cell>
          <table:table-cell office:value-type="float" office:value="97.13506" calcext:value-type="float">
            <text:p>97.1 </text:p>
          </table:table-cell>
          <table:table-cell office:value-type="float" office:value="101.9846" calcext:value-type="float">
            <text:p>102.0 </text:p>
          </table:table-cell>
          <table:table-cell office:value-type="float" office:value="93.8671" calcext:value-type="float">
            <text:p>93.9 </text:p>
          </table:table-cell>
          <table:table-cell office:value-type="float" office:value="98.39341" calcext:value-type="float">
            <text:p>98.4 </text:p>
          </table:table-cell>
          <table:table-cell office:value-type="float" office:value="100" calcext:value-type="float">
            <text:p>100.0 </text:p>
          </table:table-cell>
          <table:table-cell office:value-type="float" office:value="99.8" calcext:value-type="float">
            <text:p>99.8 </text:p>
          </table:table-cell>
          <table:table-cell office:value-type="float" office:value="100.6086" calcext:value-type="float">
            <text:p>100.6 </text:p>
          </table:table-cell>
          <table:table-cell office:value-type="float" office:value="101.5058" calcext:value-type="float">
            <text:p>101.5 </text:p>
          </table:table-cell>
          <table:table-cell office:value-type="float" office:value="102.4235" calcext:value-type="float">
            <text:p>102.4 </text:p>
          </table:table-cell>
          <table:table-cell office:value-type="float" office:value="99.71" calcext:value-type="float">
            <text:p>99.7 </text:p>
          </table:table-cell>
          <table:table-cell office:value-type="float" office:value="110.3856" calcext:value-type="float">
            <text:p>110.4 </text:p>
          </table:table-cell>
          <table:table-cell office:value-type="float" office:value="99.97" calcext:value-type="float">
            <text:p>100.0 </text:p>
          </table:table-cell>
          <table:table-cell office:value-type="float" office:value="99.41909" calcext:value-type="float">
            <text:p>99.4 </text:p>
          </table:table-cell>
          <table:table-cell office:value-type="float" office:value="99.56173" calcext:value-type="float">
            <text:p>99.6 </text:p>
          </table:table-cell>
          <table:table-cell office:value-type="float" office:value="97.20937" calcext:value-type="float">
            <text:p>97.2 </text:p>
          </table:table-cell>
          <table:table-cell office:value-type="float" office:value="99.24" calcext:value-type="float">
            <text:p>99.2 </text:p>
          </table:table-cell>
          <table:table-cell office:value-type="float" office:value="97.52672" calcext:value-type="float">
            <text:p>97.5 </text:p>
          </table:table-cell>
          <table:table-cell office:value-type="float" office:value="98.31544" calcext:value-type="float">
            <text:p>98.3 </text:p>
          </table:table-cell>
          <table:table-cell office:value-type="float" office:value="100.7" calcext:value-type="float">
            <text:p>100.7 </text:p>
          </table:table-cell>
          <table:table-cell office:value-type="float" office:value="99.08441" calcext:value-type="float">
            <text:p>99.1 </text:p>
          </table:table-cell>
        </table:table-row>
        <table:table-row table:style-name="ro1">
          <table:table-cell office:value-type="string" calcext:value-type="string">
            <text:p>2017M8</text:p>
          </table:table-cell>
          <table:table-cell table:style-name="ce5" office:value-type="float" office:value="99.99167" calcext:value-type="float">
            <text:p>100.0 </text:p>
          </table:table-cell>
          <table:table-cell table:style-name="ce5" office:value-type="float" office:value="101.3771" calcext:value-type="float">
            <text:p>101.4 </text:p>
          </table:table-cell>
          <table:table-cell table:style-name="ce5" office:value-type="float" office:value="104.2732" calcext:value-type="float">
            <text:p>104.3 </text:p>
          </table:table-cell>
          <table:table-cell table:style-name="ce5" office:value-type="float" office:value="99.50586" calcext:value-type="float">
            <text:p>99.5 </text:p>
          </table:table-cell>
          <table:table-cell table:style-name="ce5" office:value-type="float" office:value="101.9" calcext:value-type="float">
            <text:p>101.9 </text:p>
          </table:table-cell>
          <table:table-cell table:style-name="ce5" office:value-type="float" office:value="98.5" calcext:value-type="float">
            <text:p>98.5 </text:p>
          </table:table-cell>
          <table:table-cell table:style-name="ce5" office:value-type="float" office:value="98.06" calcext:value-type="float">
            <text:p>98.1 </text:p>
          </table:table-cell>
          <table:table-cell table:style-name="ce5" office:value-type="float" office:value="96.71004" calcext:value-type="float">
            <text:p>96.7 </text:p>
          </table:table-cell>
          <table:table-cell table:style-name="ce5" office:value-type="float" office:value="101.9846" calcext:value-type="float">
            <text:p>102.0 </text:p>
          </table:table-cell>
          <table:table-cell table:style-name="ce5" office:value-type="float" office:value="94.44356" calcext:value-type="float">
            <text:p>94.4 </text:p>
          </table:table-cell>
          <table:table-cell table:style-name="ce5" office:value-type="float" office:value="98.79298" calcext:value-type="float">
            <text:p>98.8 </text:p>
          </table:table-cell>
          <table:table-cell table:style-name="ce5" office:value-type="float" office:value="100.1" calcext:value-type="float">
            <text:p>100.1 </text:p>
          </table:table-cell>
          <table:table-cell table:style-name="ce5" office:value-type="float" office:value="99.9" calcext:value-type="float">
            <text:p>99.9 </text:p>
          </table:table-cell>
          <table:table-cell table:style-name="ce5" office:value-type="float" office:value="101.6989" calcext:value-type="float">
            <text:p>101.7 </text:p>
          </table:table-cell>
          <table:table-cell table:style-name="ce5" office:value-type="float" office:value="100.9101" calcext:value-type="float">
            <text:p>100.9 </text:p>
          </table:table-cell>
          <table:table-cell table:style-name="ce5" office:value-type="float" office:value="102.2232" calcext:value-type="float">
            <text:p>102.2 </text:p>
          </table:table-cell>
          <table:table-cell table:style-name="ce5" office:value-type="float" office:value="101.75" calcext:value-type="float">
            <text:p>101.8 </text:p>
          </table:table-cell>
          <table:table-cell table:style-name="ce5" office:value-type="float" office:value="111.2597" calcext:value-type="float">
            <text:p>111.3 </text:p>
          </table:table-cell>
          <table:table-cell table:style-name="ce5" office:value-type="float" office:value="100.41" calcext:value-type="float">
            <text:p>100.4 </text:p>
          </table:table-cell>
          <table:table-cell table:style-name="ce5" office:value-type="float" office:value="99.08714" calcext:value-type="float">
            <text:p>99.1 </text:p>
          </table:table-cell>
          <table:table-cell table:style-name="ce5" office:value-type="float" office:value="99.08637" calcext:value-type="float">
            <text:p>99.1 </text:p>
          </table:table-cell>
          <table:table-cell table:style-name="ce5" office:value-type="float" office:value="97.0818" calcext:value-type="float">
            <text:p>97.1 </text:p>
          </table:table-cell>
          <table:table-cell table:style-name="ce5" office:value-type="float" office:value="99.18" calcext:value-type="float">
            <text:p>99.2 </text:p>
          </table:table-cell>
          <table:table-cell table:style-name="ce5" office:value-type="float" office:value="97.68932" calcext:value-type="float">
            <text:p>97.7 </text:p>
          </table:table-cell>
          <table:table-cell table:style-name="ce5" office:value-type="float" office:value="98.54411" calcext:value-type="float">
            <text:p>98.5 </text:p>
          </table:table-cell>
          <table:table-cell table:style-name="ce5" office:value-type="float" office:value="101.3" calcext:value-type="float">
            <text:p>101.3 </text:p>
          </table:table-cell>
          <table:table-cell table:style-name="ce5" office:value-type="float" office:value="99.48079" calcext:value-type="float">
            <text:p>99.5 </text:p>
          </table:table-cell>
        </table:table-row>
        <table:table-row table:style-name="ro1">
          <table:table-cell office:value-type="string" calcext:value-type="string">
            <text:p>2017M9</text:p>
          </table:table-cell>
          <table:table-cell office:value-type="float" office:value="102.4915" calcext:value-type="float">
            <text:p>102.5 </text:p>
          </table:table-cell>
          <table:table-cell office:value-type="float" office:value="101.7196" calcext:value-type="float">
            <text:p>101.7 </text:p>
          </table:table-cell>
          <table:table-cell office:value-type="float" office:value="104.0824" calcext:value-type="float">
            <text:p>104.1 </text:p>
          </table:table-cell>
          <table:table-cell office:value-type="float" office:value="99.69608" calcext:value-type="float">
            <text:p>99.7 </text:p>
          </table:table-cell>
          <table:table-cell office:value-type="float" office:value="102.1" calcext:value-type="float">
            <text:p>102.1 </text:p>
          </table:table-cell>
          <table:table-cell office:value-type="float" office:value="99.4" calcext:value-type="float">
            <text:p>99.4 </text:p>
          </table:table-cell>
          <table:table-cell office:value-type="float" office:value="99.53" calcext:value-type="float">
            <text:p>99.5 </text:p>
          </table:table-cell>
          <table:table-cell office:value-type="float" office:value="100.4611" calcext:value-type="float">
            <text:p>100.5 </text:p>
          </table:table-cell>
          <table:table-cell office:value-type="float" office:value="102.2626" calcext:value-type="float">
            <text:p>102.3 </text:p>
          </table:table-cell>
          <table:table-cell office:value-type="float" office:value="94.73179" calcext:value-type="float">
            <text:p>94.7 </text:p>
          </table:table-cell>
          <table:table-cell office:value-type="float" office:value="99.19254" calcext:value-type="float">
            <text:p>99.2 </text:p>
          </table:table-cell>
          <table:table-cell office:value-type="float" office:value="100.4" calcext:value-type="float">
            <text:p>100.4 </text:p>
          </table:table-cell>
          <table:table-cell office:value-type="float" office:value="100.7" calcext:value-type="float">
            <text:p>100.7 </text:p>
          </table:table-cell>
          <table:table-cell office:value-type="float" office:value="102.2193" calcext:value-type="float">
            <text:p>102.2 </text:p>
          </table:table-cell>
          <table:table-cell office:value-type="float" office:value="101.4483" calcext:value-type="float">
            <text:p>101.4 </text:p>
          </table:table-cell>
          <table:table-cell office:value-type="float" office:value="104.0053" calcext:value-type="float">
            <text:p>104.0 </text:p>
          </table:table-cell>
          <table:table-cell office:value-type="float" office:value="101.82" calcext:value-type="float">
            <text:p>101.8 </text:p>
          </table:table-cell>
          <table:table-cell office:value-type="float" office:value="111.8279" calcext:value-type="float">
            <text:p>111.8 </text:p>
          </table:table-cell>
          <table:table-cell office:value-type="float" office:value="101.41" calcext:value-type="float">
            <text:p>101.4 </text:p>
          </table:table-cell>
          <table:table-cell office:value-type="float" office:value="99.66805" calcext:value-type="float">
            <text:p>99.7 </text:p>
          </table:table-cell>
          <table:table-cell office:value-type="float" office:value="101.2305" calcext:value-type="float">
            <text:p>101.2 </text:p>
          </table:table-cell>
          <table:table-cell office:value-type="float" office:value="97.27316" calcext:value-type="float">
            <text:p>97.3 </text:p>
          </table:table-cell>
          <table:table-cell office:value-type="float" office:value="100.56" calcext:value-type="float">
            <text:p>100.6 </text:p>
          </table:table-cell>
          <table:table-cell office:value-type="float" office:value="98.89411" calcext:value-type="float">
            <text:p>98.9 </text:p>
          </table:table-cell>
          <table:table-cell office:value-type="float" office:value="99.52991" calcext:value-type="float">
            <text:p>99.5 </text:p>
          </table:table-cell>
          <table:table-cell office:value-type="float" office:value="102.4" calcext:value-type="float">
            <text:p>102.4 </text:p>
          </table:table-cell>
          <table:table-cell office:value-type="float" office:value="100.6587" calcext:value-type="float">
            <text:p>100.7 </text:p>
          </table:table-cell>
        </table:table-row>
        <table:table-row table:style-name="ro1">
          <table:table-cell office:value-type="string" calcext:value-type="string">
            <text:p>2017M10</text:p>
          </table:table-cell>
          <table:table-cell table:style-name="ce5" office:value-type="float" office:value="103.0914" calcext:value-type="float">
            <text:p>103.1 </text:p>
          </table:table-cell>
          <table:table-cell table:style-name="ce5" office:value-type="float" office:value="101.7196" calcext:value-type="float">
            <text:p>101.7 </text:p>
          </table:table-cell>
          <table:table-cell table:style-name="ce5" office:value-type="float" office:value="104.7077" calcext:value-type="float">
            <text:p>104.7 </text:p>
          </table:table-cell>
          <table:table-cell table:style-name="ce5" office:value-type="float" office:value="100.2574" calcext:value-type="float">
            <text:p>100.3 </text:p>
          </table:table-cell>
          <table:table-cell table:style-name="ce5" office:value-type="float" office:value="102.9" calcext:value-type="float">
            <text:p>102.9 </text:p>
          </table:table-cell>
          <table:table-cell table:style-name="ce5" office:value-type="float" office:value="99.5" calcext:value-type="float">
            <text:p>99.5 </text:p>
          </table:table-cell>
          <table:table-cell table:style-name="ce5" office:value-type="float" office:value="99.7" calcext:value-type="float">
            <text:p>99.7 </text:p>
          </table:table-cell>
          <table:table-cell table:style-name="ce5" office:value-type="float" office:value="100.4509" calcext:value-type="float">
            <text:p>100.5 </text:p>
          </table:table-cell>
          <table:table-cell table:style-name="ce5" office:value-type="float" office:value="102.7734" calcext:value-type="float">
            <text:p>102.8 </text:p>
          </table:table-cell>
          <table:table-cell table:style-name="ce5" office:value-type="float" office:value="94.82787" calcext:value-type="float">
            <text:p>94.8 </text:p>
          </table:table-cell>
          <table:table-cell table:style-name="ce5" office:value-type="float" office:value="99.79189" calcext:value-type="float">
            <text:p>99.8 </text:p>
          </table:table-cell>
          <table:table-cell table:style-name="ce5" office:value-type="float" office:value="100.8" calcext:value-type="float">
            <text:p>100.8 </text:p>
          </table:table-cell>
          <table:table-cell table:style-name="ce5" office:value-type="float" office:value="100.7" calcext:value-type="float">
            <text:p>100.7 </text:p>
          </table:table-cell>
          <table:table-cell table:style-name="ce5" office:value-type="float" office:value="101.7392" calcext:value-type="float">
            <text:p>101.7 </text:p>
          </table:table-cell>
          <table:table-cell table:style-name="ce5" office:value-type="float" office:value="102.5787" calcext:value-type="float">
            <text:p>102.6 </text:p>
          </table:table-cell>
          <table:table-cell table:style-name="ce5" office:value-type="float" office:value="104.3984" calcext:value-type="float">
            <text:p>104.4 </text:p>
          </table:table-cell>
          <table:table-cell table:style-name="ce5" office:value-type="float" office:value="102.06" calcext:value-type="float">
            <text:p>102.1 </text:p>
          </table:table-cell>
          <table:table-cell table:style-name="ce5" office:value-type="float" office:value="112.6607" calcext:value-type="float">
            <text:p>112.7 </text:p>
          </table:table-cell>
          <table:table-cell table:style-name="ce5" office:value-type="float" office:value="101.6" calcext:value-type="float">
            <text:p>101.6 </text:p>
          </table:table-cell>
          <table:table-cell table:style-name="ce5" office:value-type="float" office:value="100.3319" calcext:value-type="float">
            <text:p>100.3 </text:p>
          </table:table-cell>
          <table:table-cell table:style-name="ce5" office:value-type="float" office:value="101.6654" calcext:value-type="float">
            <text:p>101.7 </text:p>
          </table:table-cell>
          <table:table-cell table:style-name="ce5" office:value-type="float" office:value="97.71967" calcext:value-type="float">
            <text:p>97.7 </text:p>
          </table:table-cell>
          <table:table-cell table:style-name="ce5" office:value-type="float" office:value="101.14" calcext:value-type="float">
            <text:p>101.1 </text:p>
          </table:table-cell>
          <table:table-cell table:style-name="ce5" office:value-type="float" office:value="101.3871" calcext:value-type="float">
            <text:p>101.4 </text:p>
          </table:table-cell>
          <table:table-cell table:style-name="ce5" office:value-type="float" office:value="99.87022" calcext:value-type="float">
            <text:p>99.9 </text:p>
          </table:table-cell>
          <table:table-cell table:style-name="ce5" office:value-type="float" office:value="102.8" calcext:value-type="float">
            <text:p>102.8 </text:p>
          </table:table-cell>
          <table:table-cell table:style-name="ce5" office:value-type="float" office:value="100.2255" calcext:value-type="float">
            <text:p>100.2 </text:p>
          </table:table-cell>
        </table:table-row>
        <table:table-row table:style-name="ro1">
          <table:table-cell office:value-type="string" calcext:value-type="string">
            <text:p>2017M11</text:p>
          </table:table-cell>
          <table:table-cell office:value-type="float" office:value="103.2914" calcext:value-type="float">
            <text:p>103.3 </text:p>
          </table:table-cell>
          <table:table-cell office:value-type="float" office:value="102.6614" calcext:value-type="float">
            <text:p>102.7 </text:p>
          </table:table-cell>
          <table:table-cell office:value-type="float" office:value="104.7395" calcext:value-type="float">
            <text:p>104.7 </text:p>
          </table:table-cell>
          <table:table-cell office:value-type="float" office:value="100.4393" calcext:value-type="float">
            <text:p>100.4 </text:p>
          </table:table-cell>
          <table:table-cell office:value-type="float" office:value="103.1" calcext:value-type="float">
            <text:p>103.1 </text:p>
          </table:table-cell>
          <table:table-cell office:value-type="float" office:value="99.4" calcext:value-type="float">
            <text:p>99.4 </text:p>
          </table:table-cell>
          <table:table-cell office:value-type="float" office:value="99.64" calcext:value-type="float">
            <text:p>99.6 </text:p>
          </table:table-cell>
          <table:table-cell office:value-type="float" office:value="99.64143" calcext:value-type="float">
            <text:p>99.6 </text:p>
          </table:table-cell>
          <table:table-cell office:value-type="float" office:value="103.5247" calcext:value-type="float">
            <text:p>103.5 </text:p>
          </table:table-cell>
          <table:table-cell office:value-type="float" office:value="95.02002" calcext:value-type="float">
            <text:p>95.0 </text:p>
          </table:table-cell>
          <table:table-cell office:value-type="float" office:value="99.39233" calcext:value-type="float">
            <text:p>99.4 </text:p>
          </table:table-cell>
          <table:table-cell office:value-type="float" office:value="101" calcext:value-type="float">
            <text:p>101.0 </text:p>
          </table:table-cell>
          <table:table-cell office:value-type="float" office:value="101.4" calcext:value-type="float">
            <text:p>101.4 </text:p>
          </table:table-cell>
          <table:table-cell office:value-type="float" office:value="100.5488" calcext:value-type="float">
            <text:p>100.5 </text:p>
          </table:table-cell>
          <table:table-cell office:value-type="float" office:value="102.8751" calcext:value-type="float">
            <text:p>102.9 </text:p>
          </table:table-cell>
          <table:table-cell office:value-type="float" office:value="104.8125" calcext:value-type="float">
            <text:p>104.8 </text:p>
          </table:table-cell>
          <table:table-cell office:value-type="float" office:value="102.4" calcext:value-type="float">
            <text:p>102.4 </text:p>
          </table:table-cell>
          <table:table-cell office:value-type="float" office:value="114.5038" calcext:value-type="float">
            <text:p>114.5 </text:p>
          </table:table-cell>
          <table:table-cell office:value-type="float" office:value="102.11" calcext:value-type="float">
            <text:p>102.1 </text:p>
          </table:table-cell>
          <table:table-cell office:value-type="float" office:value="100.9129" calcext:value-type="float">
            <text:p>100.9 </text:p>
          </table:table-cell>
          <table:table-cell office:value-type="float" office:value="102.0902" calcext:value-type="float">
            <text:p>102.1 </text:p>
          </table:table-cell>
          <table:table-cell office:value-type="float" office:value="98.03859" calcext:value-type="float">
            <text:p>98.0 </text:p>
          </table:table-cell>
          <table:table-cell office:value-type="float" office:value="101.73" calcext:value-type="float">
            <text:p>101.7 </text:p>
          </table:table-cell>
          <table:table-cell office:value-type="float" office:value="103.028" calcext:value-type="float">
            <text:p>103.0 </text:p>
          </table:table-cell>
          <table:table-cell office:value-type="float" office:value="100.031" calcext:value-type="float">
            <text:p>100.0 </text:p>
          </table:table-cell>
          <table:table-cell office:value-type="float" office:value="103.4" calcext:value-type="float">
            <text:p>103.4 </text:p>
          </table:table-cell>
          <table:table-cell office:value-type="float" office:value="100.0774" calcext:value-type="float">
            <text:p>100.1 </text:p>
          </table:table-cell>
        </table:table-row>
        <table:table-row table:style-name="ro1">
          <table:table-cell office:value-type="string" calcext:value-type="string">
            <text:p>2017M12</text:p>
          </table:table-cell>
          <table:table-cell table:style-name="ce5" office:value-type="float" office:value="103.2914" calcext:value-type="float">
            <text:p>103.3 </text:p>
          </table:table-cell>
          <table:table-cell table:style-name="ce5" office:value-type="float" office:value="102.2333" calcext:value-type="float">
            <text:p>102.2 </text:p>
          </table:table-cell>
          <table:table-cell table:style-name="ce5" office:value-type="float" office:value="104.6229" calcext:value-type="float">
            <text:p>104.6 </text:p>
          </table:table-cell>
          <table:table-cell table:style-name="ce5" office:value-type="float" office:value="101.0896" calcext:value-type="float">
            <text:p>101.1 </text:p>
          </table:table-cell>
          <table:table-cell table:style-name="ce5" office:value-type="float" office:value="103.1" calcext:value-type="float">
            <text:p>103.1 </text:p>
          </table:table-cell>
          <table:table-cell table:style-name="ce5" office:value-type="float" office:value="98.8" calcext:value-type="float">
            <text:p>98.8 </text:p>
          </table:table-cell>
          <table:table-cell table:style-name="ce5" office:value-type="float" office:value="99.75" calcext:value-type="float">
            <text:p>99.8 </text:p>
          </table:table-cell>
          <table:table-cell table:style-name="ce5" office:value-type="float" office:value="100.6351" calcext:value-type="float">
            <text:p>100.6 </text:p>
          </table:table-cell>
          <table:table-cell table:style-name="ce5" office:value-type="float" office:value="103.3744" calcext:value-type="float">
            <text:p>103.4 </text:p>
          </table:table-cell>
          <table:table-cell table:style-name="ce5" office:value-type="float" office:value="94.34748" calcext:value-type="float">
            <text:p>94.3 </text:p>
          </table:table-cell>
          <table:table-cell table:style-name="ce5" office:value-type="float" office:value="99.59211" calcext:value-type="float">
            <text:p>99.6 </text:p>
          </table:table-cell>
          <table:table-cell table:style-name="ce5" office:value-type="float" office:value="101.1" calcext:value-type="float">
            <text:p>101.1 </text:p>
          </table:table-cell>
          <table:table-cell table:style-name="ce5" office:value-type="float" office:value="102" calcext:value-type="float">
            <text:p>102.0 </text:p>
          </table:table-cell>
          <table:table-cell table:style-name="ce5" office:value-type="float" office:value="101.1187" calcext:value-type="float">
            <text:p>101.1 </text:p>
          </table:table-cell>
          <table:table-cell table:style-name="ce5" office:value-type="float" office:value="102.6625" calcext:value-type="float">
            <text:p>102.7 </text:p>
          </table:table-cell>
          <table:table-cell table:style-name="ce5" office:value-type="float" office:value="104.4962" calcext:value-type="float">
            <text:p>104.5 </text:p>
          </table:table-cell>
          <table:table-cell table:style-name="ce5" office:value-type="float" office:value="102.43" calcext:value-type="float">
            <text:p>102.4 </text:p>
          </table:table-cell>
          <table:table-cell table:style-name="ce5" office:value-type="float" office:value="115.2679" calcext:value-type="float">
            <text:p>115.3 </text:p>
          </table:table-cell>
          <table:table-cell table:style-name="ce5" office:value-type="float" office:value="101.45" calcext:value-type="float">
            <text:p>101.5 </text:p>
          </table:table-cell>
          <table:table-cell table:style-name="ce5" office:value-type="float" office:value="100.9958" calcext:value-type="float">
            <text:p>101.0 </text:p>
          </table:table-cell>
          <table:table-cell table:style-name="ce5" office:value-type="float" office:value="101.6755" calcext:value-type="float">
            <text:p>101.7 </text:p>
          </table:table-cell>
          <table:table-cell table:style-name="ce5" office:value-type="float" office:value="98.03859" calcext:value-type="float">
            <text:p>98.0 </text:p>
          </table:table-cell>
          <table:table-cell table:style-name="ce5" office:value-type="float" office:value="101.66" calcext:value-type="float">
            <text:p>101.7 </text:p>
          </table:table-cell>
          <table:table-cell table:style-name="ce5" office:value-type="float" office:value="102.7186" calcext:value-type="float">
            <text:p>102.7 </text:p>
          </table:table-cell>
          <table:table-cell table:style-name="ce5" office:value-type="float" office:value="99.86119" calcext:value-type="float">
            <text:p>99.9 </text:p>
          </table:table-cell>
          <table:table-cell table:style-name="ce5" office:value-type="float" office:value="103.4" calcext:value-type="float">
            <text:p>103.4 </text:p>
          </table:table-cell>
          <table:table-cell table:style-name="ce5" office:value-type="float" office:value="99.58294" calcext:value-type="float">
            <text:p>99.6 </text:p>
          </table:table-cell>
        </table:table-row>
        <table:table-row table:style-name="ro1">
          <table:table-cell office:value-type="string" calcext:value-type="string">
            <text:p>2018M1</text:p>
          </table:table-cell>
          <table:table-cell office:value-type="float" office:value="102.1915" calcext:value-type="float">
            <text:p>102.2 </text:p>
          </table:table-cell>
          <table:table-cell office:value-type="float" office:value="102.9183" calcext:value-type="float">
            <text:p>102.9 </text:p>
          </table:table-cell>
          <table:table-cell office:value-type="float" office:value="105.3967" calcext:value-type="float">
            <text:p>105.4 </text:p>
          </table:table-cell>
          <table:table-cell office:value-type="float" office:value="101.2602" calcext:value-type="float">
            <text:p>101.3 </text:p>
          </table:table-cell>
          <table:table-cell office:value-type="float" office:value="103.9" calcext:value-type="float">
            <text:p>103.9 </text:p>
          </table:table-cell>
          <table:table-cell office:value-type="float" office:value="98" calcext:value-type="float">
            <text:p>98.0 </text:p>
          </table:table-cell>
          <table:table-cell office:value-type="float" office:value="97.52" calcext:value-type="float">
            <text:p>97.5 </text:p>
          </table:table-cell>
          <table:table-cell office:value-type="float" office:value="98.20798" calcext:value-type="float">
            <text:p>98.2 </text:p>
          </table:table-cell>
          <table:table-cell office:value-type="float" office:value="104.0506" calcext:value-type="float">
            <text:p>104.1 </text:p>
          </table:table-cell>
          <table:table-cell office:value-type="float" office:value="93.57887" calcext:value-type="float">
            <text:p>93.6 </text:p>
          </table:table-cell>
          <table:table-cell office:value-type="float" office:value="98.69308" calcext:value-type="float">
            <text:p>98.7 </text:p>
          </table:table-cell>
          <table:table-cell office:value-type="float" office:value="102" calcext:value-type="float">
            <text:p>102.0 </text:p>
          </table:table-cell>
          <table:table-cell office:value-type="float" office:value="102.5" calcext:value-type="float">
            <text:p>102.5 </text:p>
          </table:table-cell>
          <table:table-cell office:value-type="float" office:value="101.4986" calcext:value-type="float">
            <text:p>101.5 </text:p>
          </table:table-cell>
          <table:table-cell office:value-type="float" office:value="102.5717" calcext:value-type="float">
            <text:p>102.6 </text:p>
          </table:table-cell>
          <table:table-cell office:value-type="float" office:value="104.9138" calcext:value-type="float">
            <text:p>104.9 </text:p>
          </table:table-cell>
          <table:table-cell office:value-type="float" office:value="100.75" calcext:value-type="float">
            <text:p>100.8 </text:p>
          </table:table-cell>
          <table:table-cell office:value-type="float" office:value="116.269" calcext:value-type="float">
            <text:p>116.3 </text:p>
          </table:table-cell>
          <table:table-cell office:value-type="float" office:value="101.11" calcext:value-type="float">
            <text:p>101.1 </text:p>
          </table:table-cell>
          <table:table-cell office:value-type="float" office:value="101.3278" calcext:value-type="float">
            <text:p>101.3 </text:p>
          </table:table-cell>
          <table:table-cell office:value-type="float" office:value="99.90965" calcext:value-type="float">
            <text:p>99.9 </text:p>
          </table:table-cell>
          <table:table-cell office:value-type="float" office:value="97.40073" calcext:value-type="float">
            <text:p>97.4 </text:p>
          </table:table-cell>
          <table:table-cell office:value-type="float" office:value="100.49" calcext:value-type="float">
            <text:p>100.5 </text:p>
          </table:table-cell>
          <table:table-cell office:value-type="float" office:value="99.723" calcext:value-type="float">
            <text:p>99.7 </text:p>
          </table:table-cell>
          <table:table-cell office:value-type="float" office:value="99.52196" calcext:value-type="float">
            <text:p>99.5 </text:p>
          </table:table-cell>
          <table:table-cell office:value-type="float" office:value="102.8" calcext:value-type="float">
            <text:p>102.8 </text:p>
          </table:table-cell>
          <table:table-cell office:value-type="float" office:value="100.4022" calcext:value-type="float">
            <text:p>100.4 </text:p>
          </table:table-cell>
        </table:table-row>
        <table:table-row table:style-name="ro1">
          <table:table-cell office:value-type="string" calcext:value-type="string">
            <text:p>2018M2</text:p>
          </table:table-cell>
          <table:table-cell table:style-name="ce5" office:value-type="float" office:value="102.0915" calcext:value-type="float">
            <text:p>102.1 </text:p>
          </table:table-cell>
          <table:table-cell table:style-name="ce5" office:value-type="float" office:value="103.3464" calcext:value-type="float">
            <text:p>103.3 </text:p>
          </table:table-cell>
          <table:table-cell table:style-name="ce5" office:value-type="float" office:value="105.2907" calcext:value-type="float">
            <text:p>105.3 </text:p>
          </table:table-cell>
          <table:table-cell table:style-name="ce5" office:value-type="float" office:value="101.2705" calcext:value-type="float">
            <text:p>101.3 </text:p>
          </table:table-cell>
          <table:table-cell table:style-name="ce5" office:value-type="float" office:value="103.5" calcext:value-type="float">
            <text:p>103.5 </text:p>
          </table:table-cell>
          <table:table-cell table:style-name="ce5" office:value-type="float" office:value="98.5" calcext:value-type="float">
            <text:p>98.5 </text:p>
          </table:table-cell>
          <table:table-cell table:style-name="ce5" office:value-type="float" office:value="97.26" calcext:value-type="float">
            <text:p>97.3 </text:p>
          </table:table-cell>
          <table:table-cell table:style-name="ce5" office:value-type="float" office:value="97.64256" calcext:value-type="float">
            <text:p>97.6 </text:p>
          </table:table-cell>
          <table:table-cell table:style-name="ce5" office:value-type="float" office:value="104.0506" calcext:value-type="float">
            <text:p>104.1 </text:p>
          </table:table-cell>
          <table:table-cell table:style-name="ce5" office:value-type="float" office:value="94.05925" calcext:value-type="float">
            <text:p>94.1 </text:p>
          </table:table-cell>
          <table:table-cell table:style-name="ce5" office:value-type="float" office:value="98.69308" calcext:value-type="float">
            <text:p>98.7 </text:p>
          </table:table-cell>
          <table:table-cell table:style-name="ce5" office:value-type="float" office:value="101.6" calcext:value-type="float">
            <text:p>101.6 </text:p>
          </table:table-cell>
          <table:table-cell table:style-name="ce5" office:value-type="float" office:value="102.3" calcext:value-type="float">
            <text:p>102.3 </text:p>
          </table:table-cell>
          <table:table-cell table:style-name="ce5" office:value-type="float" office:value="102.6591" calcext:value-type="float">
            <text:p>102.7 </text:p>
          </table:table-cell>
          <table:table-cell table:style-name="ce5" office:value-type="float" office:value="102.7593" calcext:value-type="float">
            <text:p>102.8 </text:p>
          </table:table-cell>
          <table:table-cell table:style-name="ce5" office:value-type="float" office:value="104.5365" calcext:value-type="float">
            <text:p>104.5 </text:p>
          </table:table-cell>
          <table:table-cell table:style-name="ce5" office:value-type="float" office:value="102.82" calcext:value-type="float">
            <text:p>102.8 </text:p>
          </table:table-cell>
          <table:table-cell table:style-name="ce5" office:value-type="float" office:value="116.6632" calcext:value-type="float">
            <text:p>116.7 </text:p>
          </table:table-cell>
          <table:table-cell table:style-name="ce5" office:value-type="float" office:value="101.9" calcext:value-type="float">
            <text:p>101.9 </text:p>
          </table:table-cell>
          <table:table-cell table:style-name="ce5" office:value-type="float" office:value="100.9958" calcext:value-type="float">
            <text:p>101.0 </text:p>
          </table:table-cell>
          <table:table-cell table:style-name="ce5" office:value-type="float" office:value="98.85375" calcext:value-type="float">
            <text:p>98.9 </text:p>
          </table:table-cell>
          <table:table-cell table:style-name="ce5" office:value-type="float" office:value="97.33694" calcext:value-type="float">
            <text:p>97.3 </text:p>
          </table:table-cell>
          <table:table-cell table:style-name="ce5" office:value-type="float" office:value="101.07" calcext:value-type="float">
            <text:p>101.1 </text:p>
          </table:table-cell>
          <table:table-cell table:style-name="ce5" office:value-type="float" office:value="99.34182" calcext:value-type="float">
            <text:p>99.3 </text:p>
          </table:table-cell>
          <table:table-cell table:style-name="ce5" office:value-type="float" office:value="99.70007" calcext:value-type="float">
            <text:p>99.7 </text:p>
          </table:table-cell>
          <table:table-cell table:style-name="ce5" office:value-type="float" office:value="103.4" calcext:value-type="float">
            <text:p>103.4 </text:p>
          </table:table-cell>
          <table:table-cell table:style-name="ce5" office:value-type="float" office:value="100.9253" calcext:value-type="float">
            <text:p>100.9 </text:p>
          </table:table-cell>
        </table:table-row>
        <table:table-row table:style-name="ro1">
          <table:table-cell office:value-type="string" calcext:value-type="string">
            <text:p>2018M3</text:p>
          </table:table-cell>
          <table:table-cell office:value-type="float" office:value="103.4914" calcext:value-type="float">
            <text:p>103.5 </text:p>
          </table:table-cell>
          <table:table-cell office:value-type="float" office:value="103.5177" calcext:value-type="float">
            <text:p>103.5 </text:p>
          </table:table-cell>
          <table:table-cell office:value-type="float" office:value="105.0363" calcext:value-type="float">
            <text:p>105.0 </text:p>
          </table:table-cell>
          <table:table-cell office:value-type="float" office:value="101.2147" calcext:value-type="float">
            <text:p>101.2 </text:p>
          </table:table-cell>
          <table:table-cell office:value-type="float" office:value="103.5" calcext:value-type="float">
            <text:p>103.5 </text:p>
          </table:table-cell>
          <table:table-cell office:value-type="float" office:value="98.8" calcext:value-type="float">
            <text:p>98.8 </text:p>
          </table:table-cell>
          <table:table-cell office:value-type="float" office:value="99.35" calcext:value-type="float">
            <text:p>99.4 </text:p>
          </table:table-cell>
          <table:table-cell office:value-type="float" office:value="99.95337" calcext:value-type="float">
            <text:p>100.0 </text:p>
          </table:table-cell>
          <table:table-cell office:value-type="float" office:value="104.0506" calcext:value-type="float">
            <text:p>104.1 </text:p>
          </table:table-cell>
          <table:table-cell office:value-type="float" office:value="94.05925" calcext:value-type="float">
            <text:p>94.1 </text:p>
          </table:table-cell>
          <table:table-cell office:value-type="float" office:value="98.79298" calcext:value-type="float">
            <text:p>98.8 </text:p>
          </table:table-cell>
          <table:table-cell office:value-type="float" office:value="101.7" calcext:value-type="float">
            <text:p>101.7 </text:p>
          </table:table-cell>
          <table:table-cell office:value-type="float" office:value="101.6" calcext:value-type="float">
            <text:p>101.6 </text:p>
          </table:table-cell>
          <table:table-cell office:value-type="float" office:value="102.1594" calcext:value-type="float">
            <text:p>102.2 </text:p>
          </table:table-cell>
          <table:table-cell office:value-type="float" office:value="104.2517" calcext:value-type="float">
            <text:p>104.3 </text:p>
          </table:table-cell>
          <table:table-cell office:value-type="float" office:value="104.8154" calcext:value-type="float">
            <text:p>104.8 </text:p>
          </table:table-cell>
          <table:table-cell office:value-type="float" office:value="102.92" calcext:value-type="float">
            <text:p>102.9 </text:p>
          </table:table-cell>
          <table:table-cell office:value-type="float" office:value="117.0213" calcext:value-type="float">
            <text:p>117.0 </text:p>
          </table:table-cell>
          <table:table-cell office:value-type="float" office:value="102.45" calcext:value-type="float">
            <text:p>102.5 </text:p>
          </table:table-cell>
          <table:table-cell office:value-type="float" office:value="100.9129" calcext:value-type="float">
            <text:p>100.9 </text:p>
          </table:table-cell>
          <table:table-cell office:value-type="float" office:value="101.3216" calcext:value-type="float">
            <text:p>101.3 </text:p>
          </table:table-cell>
          <table:table-cell office:value-type="float" office:value="97.59209" calcext:value-type="float">
            <text:p>97.6 </text:p>
          </table:table-cell>
          <table:table-cell office:value-type="float" office:value="101.66" calcext:value-type="float">
            <text:p>101.7 </text:p>
          </table:table-cell>
          <table:table-cell office:value-type="float" office:value="99.15704" calcext:value-type="float">
            <text:p>99.2 </text:p>
          </table:table-cell>
          <table:table-cell office:value-type="float" office:value="100.0047" calcext:value-type="float">
            <text:p>100.0 </text:p>
          </table:table-cell>
          <table:table-cell office:value-type="float" office:value="103.7" calcext:value-type="float">
            <text:p>103.7 </text:p>
          </table:table-cell>
          <table:table-cell office:value-type="float" office:value="101.1429" calcext:value-type="float">
            <text:p>101.1 </text:p>
          </table:table-cell>
        </table:table-row>
        <table:table-row table:style-name="ro1">
          <table:table-cell office:value-type="string" calcext:value-type="string">
            <text:p>2018M4</text:p>
          </table:table-cell>
          <table:table-cell table:style-name="ce5" office:value-type="float" office:value="103.7914" calcext:value-type="float">
            <text:p>103.8 </text:p>
          </table:table-cell>
          <table:table-cell table:style-name="ce5" office:value-type="float" office:value="104.4595" calcext:value-type="float">
            <text:p>104.5 </text:p>
          </table:table-cell>
          <table:table-cell table:style-name="ce5" office:value-type="float" office:value="105.3861" calcext:value-type="float">
            <text:p>105.4 </text:p>
          </table:table-cell>
          <table:table-cell table:style-name="ce5" office:value-type="float" office:value="100.888" calcext:value-type="float">
            <text:p>100.9 </text:p>
          </table:table-cell>
          <table:table-cell table:style-name="ce5" office:value-type="float" office:value="103.8" calcext:value-type="float">
            <text:p>103.8 </text:p>
          </table:table-cell>
          <table:table-cell table:style-name="ce5" office:value-type="float" office:value="99.6" calcext:value-type="float">
            <text:p>99.6 </text:p>
          </table:table-cell>
          <table:table-cell table:style-name="ce5" office:value-type="float" office:value="99.41" calcext:value-type="float">
            <text:p>99.4 </text:p>
          </table:table-cell>
          <table:table-cell table:style-name="ce5" office:value-type="float" office:value="101.373" calcext:value-type="float">
            <text:p>101.4 </text:p>
          </table:table-cell>
          <table:table-cell table:style-name="ce5" office:value-type="float" office:value="104.8018" calcext:value-type="float">
            <text:p>104.8 </text:p>
          </table:table-cell>
          <table:table-cell table:style-name="ce5" office:value-type="float" office:value="94.2514" calcext:value-type="float">
            <text:p>94.3 </text:p>
          </table:table-cell>
          <table:table-cell table:style-name="ce5" office:value-type="float" office:value="99.39233" calcext:value-type="float">
            <text:p>99.4 </text:p>
          </table:table-cell>
          <table:table-cell table:style-name="ce5" office:value-type="float" office:value="101.5" calcext:value-type="float">
            <text:p>101.5 </text:p>
          </table:table-cell>
          <table:table-cell table:style-name="ce5" office:value-type="float" office:value="101.3" calcext:value-type="float">
            <text:p>101.3 </text:p>
          </table:table-cell>
          <table:table-cell table:style-name="ce5" office:value-type="float" office:value="102.2792" calcext:value-type="float">
            <text:p>102.3 </text:p>
          </table:table-cell>
          <table:table-cell table:style-name="ce5" office:value-type="float" office:value="104.5571" calcext:value-type="float">
            <text:p>104.6 </text:p>
          </table:table-cell>
          <table:table-cell table:style-name="ce5" office:value-type="float" office:value="105.5295" calcext:value-type="float">
            <text:p>105.5 </text:p>
          </table:table-cell>
          <table:table-cell table:style-name="ce5" office:value-type="float" office:value="103.32" calcext:value-type="float">
            <text:p>103.3 </text:p>
          </table:table-cell>
          <table:table-cell table:style-name="ce5" office:value-type="float" office:value="116.2691" calcext:value-type="float">
            <text:p>116.3 </text:p>
          </table:table-cell>
          <table:table-cell table:style-name="ce5" office:value-type="float" office:value="103.21" calcext:value-type="float">
            <text:p>103.2 </text:p>
          </table:table-cell>
          <table:table-cell table:style-name="ce5" office:value-type="float" office:value="101.4938" calcext:value-type="float">
            <text:p>101.5 </text:p>
          </table:table-cell>
          <table:table-cell table:style-name="ce5" office:value-type="float" office:value="102.1003" calcext:value-type="float">
            <text:p>102.1 </text:p>
          </table:table-cell>
          <table:table-cell table:style-name="ce5" office:value-type="float" office:value="97.97481" calcext:value-type="float">
            <text:p>98.0 </text:p>
          </table:table-cell>
          <table:table-cell table:style-name="ce5" office:value-type="float" office:value="102.19" calcext:value-type="float">
            <text:p>102.2 </text:p>
          </table:table-cell>
          <table:table-cell table:style-name="ce5" office:value-type="float" office:value="101.3554" calcext:value-type="float">
            <text:p>101.4 </text:p>
          </table:table-cell>
          <table:table-cell table:style-name="ce5" office:value-type="float" office:value="100.4541" calcext:value-type="float">
            <text:p>100.5 </text:p>
          </table:table-cell>
          <table:table-cell table:style-name="ce5" office:value-type="float" office:value="103.8" calcext:value-type="float">
            <text:p>103.8 </text:p>
          </table:table-cell>
          <table:table-cell table:style-name="ce5" office:value-type="float" office:value="101.9642" calcext:value-type="float">
            <text:p>102.0 </text:p>
          </table:table-cell>
        </table:table-row>
        <table:table-row table:style-name="ro1">
          <table:table-cell office:value-type="string" calcext:value-type="string">
            <text:p>2018M5</text:p>
          </table:table-cell>
          <table:table-cell office:value-type="float" office:value="104.0913" calcext:value-type="float">
            <text:p>104.1 </text:p>
          </table:table-cell>
          <table:table-cell office:value-type="float" office:value="104.117" calcext:value-type="float">
            <text:p>104.1 </text:p>
          </table:table-cell>
          <table:table-cell office:value-type="float" office:value="105.6298" calcext:value-type="float">
            <text:p>105.6 </text:p>
          </table:table-cell>
          <table:table-cell office:value-type="float" office:value="100.795" calcext:value-type="float">
            <text:p>100.8 </text:p>
          </table:table-cell>
          <table:table-cell office:value-type="float" office:value="104.3" calcext:value-type="float">
            <text:p>104.3 </text:p>
          </table:table-cell>
          <table:table-cell office:value-type="float" office:value="99.8" calcext:value-type="float">
            <text:p>99.8 </text:p>
          </table:table-cell>
          <table:table-cell office:value-type="float" office:value="99.68" calcext:value-type="float">
            <text:p>99.7 </text:p>
          </table:table-cell>
          <table:table-cell office:value-type="float" office:value="100.3779" calcext:value-type="float">
            <text:p>100.4 </text:p>
          </table:table-cell>
          <table:table-cell office:value-type="float" office:value="105.6283" calcext:value-type="float">
            <text:p>105.6 </text:p>
          </table:table-cell>
          <table:table-cell office:value-type="float" office:value="94.73179" calcext:value-type="float">
            <text:p>94.7 </text:p>
          </table:table-cell>
          <table:table-cell office:value-type="float" office:value="100.0916" calcext:value-type="float">
            <text:p>100.1 </text:p>
          </table:table-cell>
          <table:table-cell office:value-type="float" office:value="101.9" calcext:value-type="float">
            <text:p>101.9 </text:p>
          </table:table-cell>
          <table:table-cell office:value-type="float" office:value="101.5" calcext:value-type="float">
            <text:p>101.5 </text:p>
          </table:table-cell>
          <table:table-cell office:value-type="float" office:value="102.2296" calcext:value-type="float">
            <text:p>102.2 </text:p>
          </table:table-cell>
          <table:table-cell office:value-type="float" office:value="104.8544" calcext:value-type="float">
            <text:p>104.9 </text:p>
          </table:table-cell>
          <table:table-cell office:value-type="float" office:value="106.0361" calcext:value-type="float">
            <text:p>106.0 </text:p>
          </table:table-cell>
          <table:table-cell office:value-type="float" office:value="103.87" calcext:value-type="float">
            <text:p>103.9 </text:p>
          </table:table-cell>
          <table:table-cell office:value-type="float" office:value="115.6252" calcext:value-type="float">
            <text:p>115.6 </text:p>
          </table:table-cell>
          <table:table-cell office:value-type="float" office:value="103.53" calcext:value-type="float">
            <text:p>103.5 </text:p>
          </table:table-cell>
          <table:table-cell office:value-type="float" office:value="101.8257" calcext:value-type="float">
            <text:p>101.8 </text:p>
          </table:table-cell>
          <table:table-cell office:value-type="float" office:value="102.4341" calcext:value-type="float">
            <text:p>102.4 </text:p>
          </table:table-cell>
          <table:table-cell office:value-type="float" office:value="98.16616" calcext:value-type="float">
            <text:p>98.2 </text:p>
          </table:table-cell>
          <table:table-cell office:value-type="float" office:value="103.31" calcext:value-type="float">
            <text:p>103.3 </text:p>
          </table:table-cell>
          <table:table-cell office:value-type="float" office:value="103.1938" calcext:value-type="float">
            <text:p>103.2 </text:p>
          </table:table-cell>
          <table:table-cell office:value-type="float" office:value="101.1945" calcext:value-type="float">
            <text:p>101.2 </text:p>
          </table:table-cell>
          <table:table-cell office:value-type="float" office:value="104.2" calcext:value-type="float">
            <text:p>104.2 </text:p>
          </table:table-cell>
          <table:table-cell office:value-type="float" office:value="102.474" calcext:value-type="float">
            <text:p>102.5 </text:p>
          </table:table-cell>
        </table:table-row>
        <table:table-row table:style-name="ro1">
          <table:table-cell office:value-type="string" calcext:value-type="string">
            <text:p>2018M6</text:p>
          </table:table-cell>
          <table:table-cell table:style-name="ce5" office:value-type="float" office:value="103.9913" calcext:value-type="float">
            <text:p>104.0 </text:p>
          </table:table-cell>
          <table:table-cell table:style-name="ce5" office:value-type="float" office:value="104.2026" calcext:value-type="float">
            <text:p>104.2 </text:p>
          </table:table-cell>
          <table:table-cell table:style-name="ce5" office:value-type="float" office:value="105.7464" calcext:value-type="float">
            <text:p>105.7 </text:p>
          </table:table-cell>
          <table:table-cell table:style-name="ce5" office:value-type="float" office:value="100.9779" calcext:value-type="float">
            <text:p>101.0 </text:p>
          </table:table-cell>
          <table:table-cell table:style-name="ce5" office:value-type="float" office:value="104.7" calcext:value-type="float">
            <text:p>104.7 </text:p>
          </table:table-cell>
          <table:table-cell table:style-name="ce5" office:value-type="float" office:value="99.3" calcext:value-type="float">
            <text:p>99.3 </text:p>
          </table:table-cell>
          <table:table-cell table:style-name="ce5" office:value-type="float" office:value="99.67" calcext:value-type="float">
            <text:p>99.7 </text:p>
          </table:table-cell>
          <table:table-cell table:style-name="ce5" office:value-type="float" office:value="101.6848" calcext:value-type="float">
            <text:p>101.7 </text:p>
          </table:table-cell>
          <table:table-cell table:style-name="ce5" office:value-type="float" office:value="105.9288" calcext:value-type="float">
            <text:p>105.9 </text:p>
          </table:table-cell>
          <table:table-cell table:style-name="ce5" office:value-type="float" office:value="94.73179" calcext:value-type="float">
            <text:p>94.7 </text:p>
          </table:table-cell>
          <table:table-cell table:style-name="ce5" office:value-type="float" office:value="100.1915" calcext:value-type="float">
            <text:p>100.2 </text:p>
          </table:table-cell>
          <table:table-cell table:style-name="ce5" office:value-type="float" office:value="101.9" calcext:value-type="float">
            <text:p>101.9 </text:p>
          </table:table-cell>
          <table:table-cell table:style-name="ce5" office:value-type="float" office:value="101.5" calcext:value-type="float">
            <text:p>101.5 </text:p>
          </table:table-cell>
          <table:table-cell table:style-name="ce5" office:value-type="float" office:value="101.989" calcext:value-type="float">
            <text:p>102.0 </text:p>
          </table:table-cell>
          <table:table-cell table:style-name="ce5" office:value-type="float" office:value="105.3047" calcext:value-type="float">
            <text:p>105.3 </text:p>
          </table:table-cell>
          <table:table-cell table:style-name="ce5" office:value-type="float" office:value="105.613" calcext:value-type="float">
            <text:p>105.6 </text:p>
          </table:table-cell>
          <table:table-cell table:style-name="ce5" office:value-type="float" office:value="104.04" calcext:value-type="float">
            <text:p>104.0 </text:p>
          </table:table-cell>
          <table:table-cell table:style-name="ce5" office:value-type="float" office:value="116.1506" calcext:value-type="float">
            <text:p>116.2 </text:p>
          </table:table-cell>
          <table:table-cell table:style-name="ce5" office:value-type="float" office:value="103.04" calcext:value-type="float">
            <text:p>103.0 </text:p>
          </table:table-cell>
          <table:table-cell table:style-name="ce5" office:value-type="float" office:value="101.7427" calcext:value-type="float">
            <text:p>101.7 </text:p>
          </table:table-cell>
          <table:table-cell table:style-name="ce5" office:value-type="float" office:value="102.333" calcext:value-type="float">
            <text:p>102.3 </text:p>
          </table:table-cell>
          <table:table-cell table:style-name="ce5" office:value-type="float" office:value="98.4213" calcext:value-type="float">
            <text:p>98.4 </text:p>
          </table:table-cell>
          <table:table-cell table:style-name="ce5" office:value-type="float" office:value="102.87" calcext:value-type="float">
            <text:p>102.9 </text:p>
          </table:table-cell>
          <table:table-cell table:style-name="ce5" office:value-type="float" office:value="103.292" calcext:value-type="float">
            <text:p>103.3 </text:p>
          </table:table-cell>
          <table:table-cell table:style-name="ce5" office:value-type="float" office:value="101.1512" calcext:value-type="float">
            <text:p>101.2 </text:p>
          </table:table-cell>
          <table:table-cell table:style-name="ce5" office:value-type="float" office:value="103.9" calcext:value-type="float">
            <text:p>103.9 </text:p>
          </table:table-cell>
          <table:table-cell table:style-name="ce5" office:value-type="float" office:value="102.3453" calcext:value-type="float">
            <text:p>102.3 </text:p>
          </table:table-cell>
        </table:table-row>
        <table:table-row table:style-name="ro1">
          <table:table-cell office:value-type="string" calcext:value-type="string">
            <text:p>2018M7</text:p>
          </table:table-cell>
          <table:table-cell office:value-type="float" office:value="102.5915" calcext:value-type="float">
            <text:p>102.6 </text:p>
          </table:table-cell>
          <table:table-cell office:value-type="float" office:value="104.117" calcext:value-type="float">
            <text:p>104.1 </text:p>
          </table:table-cell>
          <table:table-cell office:value-type="float" office:value="105.9478" calcext:value-type="float">
            <text:p>105.9 </text:p>
          </table:table-cell>
          <table:table-cell office:value-type="float" office:value="101.2746" calcext:value-type="float">
            <text:p>101.3 </text:p>
          </table:table-cell>
          <table:table-cell office:value-type="float" office:value="104" calcext:value-type="float">
            <text:p>104.0 </text:p>
          </table:table-cell>
          <table:table-cell office:value-type="float" office:value="98.6" calcext:value-type="float">
            <text:p>98.6 </text:p>
          </table:table-cell>
          <table:table-cell office:value-type="float" office:value="96.88" calcext:value-type="float">
            <text:p>96.9 </text:p>
          </table:table-cell>
          <table:table-cell office:value-type="float" office:value="98.75317" calcext:value-type="float">
            <text:p>98.8 </text:p>
          </table:table-cell>
          <table:table-cell office:value-type="float" office:value="106.0039" calcext:value-type="float">
            <text:p>106.0 </text:p>
          </table:table-cell>
          <table:table-cell office:value-type="float" office:value="94.05925" calcext:value-type="float">
            <text:p>94.1 </text:p>
          </table:table-cell>
          <table:table-cell office:value-type="float" office:value="99.99168" calcext:value-type="float">
            <text:p>100.0 </text:p>
          </table:table-cell>
          <table:table-cell office:value-type="float" office:value="102.1" calcext:value-type="float">
            <text:p>102.1 </text:p>
          </table:table-cell>
          <table:table-cell office:value-type="float" office:value="101.6" calcext:value-type="float">
            <text:p>101.6 </text:p>
          </table:table-cell>
          <table:table-cell office:value-type="float" office:value="101.319" calcext:value-type="float">
            <text:p>101.3 </text:p>
          </table:table-cell>
          <table:table-cell office:value-type="float" office:value="103.9329" calcext:value-type="float">
            <text:p>103.9 </text:p>
          </table:table-cell>
          <table:table-cell office:value-type="float" office:value="104.558" calcext:value-type="float">
            <text:p>104.6 </text:p>
          </table:table-cell>
          <table:table-cell office:value-type="float" office:value="102.25" calcext:value-type="float">
            <text:p>102.3 </text:p>
          </table:table-cell>
          <table:table-cell office:value-type="float" office:value="116.9865" calcext:value-type="float">
            <text:p>117.0 </text:p>
          </table:table-cell>
          <table:table-cell office:value-type="float" office:value="102.36" calcext:value-type="float">
            <text:p>102.4 </text:p>
          </table:table-cell>
          <table:table-cell office:value-type="float" office:value="101.3278" calcext:value-type="float">
            <text:p>101.3 </text:p>
          </table:table-cell>
          <table:table-cell office:value-type="float" office:value="100.6743" calcext:value-type="float">
            <text:p>100.7 </text:p>
          </table:table-cell>
          <table:table-cell office:value-type="float" office:value="97.97481" calcext:value-type="float">
            <text:p>98.0 </text:p>
          </table:table-cell>
          <table:table-cell office:value-type="float" office:value="100.81" calcext:value-type="float">
            <text:p>100.8 </text:p>
          </table:table-cell>
          <table:table-cell office:value-type="float" office:value="100.9257" calcext:value-type="float">
            <text:p>100.9 </text:p>
          </table:table-cell>
          <table:table-cell office:value-type="float" office:value="100.5037" calcext:value-type="float">
            <text:p>100.5 </text:p>
          </table:table-cell>
          <table:table-cell office:value-type="float" office:value="103.3" calcext:value-type="float">
            <text:p>103.3 </text:p>
          </table:table-cell>
          <table:table-cell office:value-type="float" office:value="102.1062" calcext:value-type="float">
            <text:p>102.1 </text:p>
          </table:table-cell>
        </table:table-row>
        <table:table-row table:style-name="ro1">
          <table:table-cell office:value-type="string" calcext:value-type="string">
            <text:p>2018M8</text:p>
          </table:table-cell>
          <table:table-cell table:style-name="ce5" office:value-type="float" office:value="102.3915" calcext:value-type="float">
            <text:p>102.4 </text:p>
          </table:table-cell>
          <table:table-cell table:style-name="ce5" office:value-type="float" office:value="103.9458" calcext:value-type="float">
            <text:p>103.9 </text:p>
          </table:table-cell>
          <table:table-cell table:style-name="ce5" office:value-type="float" office:value="106.2976" calcext:value-type="float">
            <text:p>106.3 </text:p>
          </table:table-cell>
          <table:table-cell table:style-name="ce5" office:value-type="float" office:value="101.1619" calcext:value-type="float">
            <text:p>101.2 </text:p>
          </table:table-cell>
          <table:table-cell table:style-name="ce5" office:value-type="float" office:value="103.8" calcext:value-type="float">
            <text:p>103.8 </text:p>
          </table:table-cell>
          <table:table-cell table:style-name="ce5" office:value-type="float" office:value="98.6" calcext:value-type="float">
            <text:p>98.6 </text:p>
          </table:table-cell>
          <table:table-cell table:style-name="ce5" office:value-type="float" office:value="97.99" calcext:value-type="float">
            <text:p>98.0 </text:p>
          </table:table-cell>
          <table:table-cell table:style-name="ce5" office:value-type="float" office:value="98.37729" calcext:value-type="float">
            <text:p>98.4 </text:p>
          </table:table-cell>
          <table:table-cell table:style-name="ce5" office:value-type="float" office:value="105.9288" calcext:value-type="float">
            <text:p>105.9 </text:p>
          </table:table-cell>
          <table:table-cell table:style-name="ce5" office:value-type="float" office:value="94.34748" calcext:value-type="float">
            <text:p>94.3 </text:p>
          </table:table-cell>
          <table:table-cell table:style-name="ce5" office:value-type="float" office:value="99.89178" calcext:value-type="float">
            <text:p>99.9 </text:p>
          </table:table-cell>
          <table:table-cell table:style-name="ce5" office:value-type="float" office:value="102.1" calcext:value-type="float">
            <text:p>102.1 </text:p>
          </table:table-cell>
          <table:table-cell table:style-name="ce5" office:value-type="float" office:value="102" calcext:value-type="float">
            <text:p>102.0 </text:p>
          </table:table-cell>
          <table:table-cell table:style-name="ce5" office:value-type="float" office:value="103.0391" calcext:value-type="float">
            <text:p>103.0 </text:p>
          </table:table-cell>
          <table:table-cell table:style-name="ce5" office:value-type="float" office:value="103.7558" calcext:value-type="float">
            <text:p>103.8 </text:p>
          </table:table-cell>
          <table:table-cell table:style-name="ce5" office:value-type="float" office:value="103.881" calcext:value-type="float">
            <text:p>103.9 </text:p>
          </table:table-cell>
          <table:table-cell table:style-name="ce5" office:value-type="float" office:value="104.3" calcext:value-type="float">
            <text:p>104.3 </text:p>
          </table:table-cell>
          <table:table-cell table:style-name="ce5" office:value-type="float" office:value="118.0674" calcext:value-type="float">
            <text:p>118.1 </text:p>
          </table:table-cell>
          <table:table-cell table:style-name="ce5" office:value-type="float" office:value="102.52" calcext:value-type="float">
            <text:p>102.5 </text:p>
          </table:table-cell>
          <table:table-cell table:style-name="ce5" office:value-type="float" office:value="100.9958" calcext:value-type="float">
            <text:p>101.0 </text:p>
          </table:table-cell>
          <table:table-cell table:style-name="ce5" office:value-type="float" office:value="100.0978" calcext:value-type="float">
            <text:p>100.1 </text:p>
          </table:table-cell>
          <table:table-cell table:style-name="ce5" office:value-type="float" office:value="97.91102" calcext:value-type="float">
            <text:p>97.9 </text:p>
          </table:table-cell>
          <table:table-cell table:style-name="ce5" office:value-type="float" office:value="100.77" calcext:value-type="float">
            <text:p>100.8 </text:p>
          </table:table-cell>
          <table:table-cell table:style-name="ce5" office:value-type="float" office:value="101.0292" calcext:value-type="float">
            <text:p>101.0 </text:p>
          </table:table-cell>
          <table:table-cell table:style-name="ce5" office:value-type="float" office:value="100.7292" calcext:value-type="float">
            <text:p>100.7 </text:p>
          </table:table-cell>
          <table:table-cell table:style-name="ce5" office:value-type="float" office:value="104.1" calcext:value-type="float">
            <text:p>104.1 </text:p>
          </table:table-cell>
          <table:table-cell table:style-name="ce5" office:value-type="float" office:value="102.0163" calcext:value-type="float">
            <text:p>102.0 </text:p>
          </table:table-cell>
        </table:table-row>
        <table:table-row table:style-name="ro1">
          <table:table-cell office:value-type="string" calcext:value-type="string">
            <text:p>2018M9</text:p>
          </table:table-cell>
          <table:table-cell office:value-type="float" office:value="104.5913" calcext:value-type="float">
            <text:p>104.6 </text:p>
          </table:table-cell>
          <table:table-cell office:value-type="float" office:value="103.6889" calcext:value-type="float">
            <text:p>103.7 </text:p>
          </table:table-cell>
          <table:table-cell office:value-type="float" office:value="106.5414" calcext:value-type="float">
            <text:p>106.5 </text:p>
          </table:table-cell>
          <table:table-cell office:value-type="float" office:value="101.44" calcext:value-type="float">
            <text:p>101.4 </text:p>
          </table:table-cell>
          <table:table-cell office:value-type="float" office:value="104.3" calcext:value-type="float">
            <text:p>104.3 </text:p>
          </table:table-cell>
          <table:table-cell table:number-columns-repeated="2" office:value-type="float" office:value="99.3" calcext:value-type="float">
            <text:p>99.3 </text:p>
          </table:table-cell>
          <table:table-cell office:value-type="float" office:value="102.1103" calcext:value-type="float">
            <text:p>102.1 </text:p>
          </table:table-cell>
          <table:table-cell office:value-type="float" office:value="106.6049" calcext:value-type="float">
            <text:p>106.6 </text:p>
          </table:table-cell>
          <table:table-cell office:value-type="float" office:value="94.73179" calcext:value-type="float">
            <text:p>94.7 </text:p>
          </table:table-cell>
          <table:table-cell office:value-type="float" office:value="100.3912" calcext:value-type="float">
            <text:p>100.4 </text:p>
          </table:table-cell>
          <table:table-cell office:value-type="float" office:value="102.1" calcext:value-type="float">
            <text:p>102.1 </text:p>
          </table:table-cell>
          <table:table-cell office:value-type="float" office:value="102.8" calcext:value-type="float">
            <text:p>102.8 </text:p>
          </table:table-cell>
          <table:table-cell office:value-type="float" office:value="104.9388" calcext:value-type="float">
            <text:p>104.9 </text:p>
          </table:table-cell>
          <table:table-cell office:value-type="float" office:value="104.8301" calcext:value-type="float">
            <text:p>104.8 </text:p>
          </table:table-cell>
          <table:table-cell office:value-type="float" office:value="105.9238" calcext:value-type="float">
            <text:p>105.9 </text:p>
          </table:table-cell>
          <table:table-cell office:value-type="float" office:value="104.62" calcext:value-type="float">
            <text:p>104.6 </text:p>
          </table:table-cell>
          <table:table-cell office:value-type="float" office:value="118.7428" calcext:value-type="float">
            <text:p>118.7 </text:p>
          </table:table-cell>
          <table:table-cell office:value-type="float" office:value="103.26" calcext:value-type="float">
            <text:p>103.3 </text:p>
          </table:table-cell>
          <table:table-cell office:value-type="float" office:value="101.4938" calcext:value-type="float">
            <text:p>101.5 </text:p>
          </table:table-cell>
          <table:table-cell office:value-type="float" office:value="102.1307" calcext:value-type="float">
            <text:p>102.1 </text:p>
          </table:table-cell>
          <table:table-cell office:value-type="float" office:value="98.22995" calcext:value-type="float">
            <text:p>98.2 </text:p>
          </table:table-cell>
          <table:table-cell office:value-type="float" office:value="102.4" calcext:value-type="float">
            <text:p>102.4 </text:p>
          </table:table-cell>
          <table:table-cell office:value-type="float" office:value="102.5792" calcext:value-type="float">
            <text:p>102.6 </text:p>
          </table:table-cell>
          <table:table-cell office:value-type="float" office:value="101.4166" calcext:value-type="float">
            <text:p>101.4 </text:p>
          </table:table-cell>
          <table:table-cell office:value-type="float" office:value="104.9" calcext:value-type="float">
            <text:p>104.9 </text:p>
          </table:table-cell>
          <table:table-cell office:value-type="float" office:value="102.1287" calcext:value-type="float">
            <text:p>102.1 </text:p>
          </table:table-cell>
        </table:table-row>
        <table:table-row table:style-name="ro1">
          <table:table-cell office:value-type="string" calcext:value-type="string">
            <text:p>2018M10</text:p>
          </table:table-cell>
          <table:table-cell table:style-name="ce5" office:value-type="float" office:value="105.4912" calcext:value-type="float">
            <text:p>105.5 </text:p>
          </table:table-cell>
          <table:table-cell table:style-name="ce5" office:value-type="float" office:value="103.9458" calcext:value-type="float">
            <text:p>103.9 </text:p>
          </table:table-cell>
          <table:table-cell table:style-name="ce5" office:value-type="float" office:value="107.1561" calcext:value-type="float">
            <text:p>107.2 </text:p>
          </table:table-cell>
          <table:table-cell table:style-name="ce5" office:value-type="float" office:value="101.9724" calcext:value-type="float">
            <text:p>102.0 </text:p>
          </table:table-cell>
          <table:table-cell table:style-name="ce5" office:value-type="float" office:value="104.8" calcext:value-type="float">
            <text:p>104.8 </text:p>
          </table:table-cell>
          <table:table-cell table:style-name="ce5" office:value-type="float" office:value="99.6" calcext:value-type="float">
            <text:p>99.6 </text:p>
          </table:table-cell>
          <table:table-cell table:style-name="ce5" office:value-type="float" office:value="99.32" calcext:value-type="float">
            <text:p>99.3 </text:p>
          </table:table-cell>
          <table:table-cell table:style-name="ce5" office:value-type="float" office:value="103.2848" calcext:value-type="float">
            <text:p>103.3 </text:p>
          </table:table-cell>
          <table:table-cell table:style-name="ce5" office:value-type="float" office:value="107.3562" calcext:value-type="float">
            <text:p>107.4 </text:p>
          </table:table-cell>
          <table:table-cell table:style-name="ce5" office:value-type="float" office:value="95.02002" calcext:value-type="float">
            <text:p>95.0 </text:p>
          </table:table-cell>
          <table:table-cell table:style-name="ce5" office:value-type="float" office:value="100.7908" calcext:value-type="float">
            <text:p>100.8 </text:p>
          </table:table-cell>
          <table:table-cell table:style-name="ce5" office:value-type="float" office:value="102.6" calcext:value-type="float">
            <text:p>102.6 </text:p>
          </table:table-cell>
          <table:table-cell table:style-name="ce5" office:value-type="float" office:value="103.3" calcext:value-type="float">
            <text:p>103.3 </text:p>
          </table:table-cell>
          <table:table-cell table:style-name="ce5" office:value-type="float" office:value="104.3988" calcext:value-type="float">
            <text:p>104.4 </text:p>
          </table:table-cell>
          <table:table-cell table:style-name="ce5" office:value-type="float" office:value="105.9386" calcext:value-type="float">
            <text:p>105.9 </text:p>
          </table:table-cell>
          <table:table-cell table:style-name="ce5" office:value-type="float" office:value="107.031" calcext:value-type="float">
            <text:p>107.0 </text:p>
          </table:table-cell>
          <table:table-cell table:style-name="ce5" office:value-type="float" office:value="105.03" calcext:value-type="float">
            <text:p>105.0 </text:p>
          </table:table-cell>
          <table:table-cell table:style-name="ce5" office:value-type="float" office:value="118.9644" calcext:value-type="float">
            <text:p>119.0 </text:p>
          </table:table-cell>
          <table:table-cell table:style-name="ce5" office:value-type="float" office:value="103.9" calcext:value-type="float">
            <text:p>103.9 </text:p>
          </table:table-cell>
          <table:table-cell table:style-name="ce5" office:value-type="float" office:value="101.9917" calcext:value-type="float">
            <text:p>102.0 </text:p>
          </table:table-cell>
          <table:table-cell table:style-name="ce5" office:value-type="float" office:value="102.4442" calcext:value-type="float">
            <text:p>102.4 </text:p>
          </table:table-cell>
          <table:table-cell table:style-name="ce5" office:value-type="float" office:value="98.35752" calcext:value-type="float">
            <text:p>98.4 </text:p>
          </table:table-cell>
          <table:table-cell table:style-name="ce5" office:value-type="float" office:value="103.21" calcext:value-type="float">
            <text:p>103.2 </text:p>
          </table:table-cell>
          <table:table-cell table:style-name="ce5" office:value-type="float" office:value="104.8177" calcext:value-type="float">
            <text:p>104.8 </text:p>
          </table:table-cell>
          <table:table-cell table:style-name="ce5" office:value-type="float" office:value="102.0448" calcext:value-type="float">
            <text:p>102.0 </text:p>
          </table:table-cell>
          <table:table-cell table:style-name="ce5" office:value-type="float" office:value="105.1" calcext:value-type="float">
            <text:p>105.1 </text:p>
          </table:table-cell>
          <table:table-cell table:style-name="ce5" office:value-type="float" office:value="102.4035" calcext:value-type="float">
            <text:p>102.4 </text:p>
          </table:table-cell>
        </table:table-row>
        <table:table-row table:style-name="ro1">
          <table:table-cell office:value-type="string" calcext:value-type="string">
            <text:p>2018M11</text:p>
          </table:table-cell>
          <table:table-cell office:value-type="float" office:value="105.5912" calcext:value-type="float">
            <text:p>105.6 </text:p>
          </table:table-cell>
          <table:table-cell office:value-type="float" office:value="103.1752" calcext:value-type="float">
            <text:p>103.2 </text:p>
          </table:table-cell>
          <table:table-cell office:value-type="float" office:value="107.0395" calcext:value-type="float">
            <text:p>107.0 </text:p>
          </table:table-cell>
          <table:table-cell office:value-type="float" office:value="102.3921" calcext:value-type="float">
            <text:p>102.4 </text:p>
          </table:table-cell>
          <table:table-cell office:value-type="float" office:value="104.5" calcext:value-type="float">
            <text:p>104.5 </text:p>
          </table:table-cell>
          <table:table-cell office:value-type="float" office:value="99.4" calcext:value-type="float">
            <text:p>99.4 </text:p>
          </table:table-cell>
          <table:table-cell office:value-type="float" office:value="99.37" calcext:value-type="float">
            <text:p>99.4 </text:p>
          </table:table-cell>
          <table:table-cell office:value-type="float" office:value="100.9775" calcext:value-type="float">
            <text:p>101.0 </text:p>
          </table:table-cell>
          <table:table-cell office:value-type="float" office:value="106.9054" calcext:value-type="float">
            <text:p>106.9 </text:p>
          </table:table-cell>
          <table:table-cell office:value-type="float" office:value="94.92394" calcext:value-type="float">
            <text:p>94.9 </text:p>
          </table:table-cell>
          <table:table-cell office:value-type="float" office:value="100.4911" calcext:value-type="float">
            <text:p>100.5 </text:p>
          </table:table-cell>
          <table:table-cell office:value-type="float" office:value="102.7" calcext:value-type="float">
            <text:p>102.7 </text:p>
          </table:table-cell>
          <table:table-cell office:value-type="float" office:value="102.8" calcext:value-type="float">
            <text:p>102.8 </text:p>
          </table:table-cell>
          <table:table-cell office:value-type="float" office:value="103.0091" calcext:value-type="float">
            <text:p>103.0 </text:p>
          </table:table-cell>
          <table:table-cell office:value-type="float" office:value="105.9106" calcext:value-type="float">
            <text:p>105.9 </text:p>
          </table:table-cell>
          <table:table-cell office:value-type="float" office:value="106.7725" calcext:value-type="float">
            <text:p>106.8 </text:p>
          </table:table-cell>
          <table:table-cell office:value-type="float" office:value="104.97" calcext:value-type="float">
            <text:p>105.0 </text:p>
          </table:table-cell>
          <table:table-cell office:value-type="float" office:value="119.6934" calcext:value-type="float">
            <text:p>119.7 </text:p>
          </table:table-cell>
          <table:table-cell office:value-type="float" office:value="104.08" calcext:value-type="float">
            <text:p>104.1 </text:p>
          </table:table-cell>
          <table:table-cell office:value-type="float" office:value="102.1577" calcext:value-type="float">
            <text:p>102.2 </text:p>
          </table:table-cell>
          <table:table-cell office:value-type="float" office:value="102.5251" calcext:value-type="float">
            <text:p>102.5 </text:p>
          </table:table-cell>
          <table:table-cell office:value-type="float" office:value="98.03859" calcext:value-type="float">
            <text:p>98.0 </text:p>
          </table:table-cell>
          <table:table-cell office:value-type="float" office:value="103.45" calcext:value-type="float">
            <text:p>103.5 </text:p>
          </table:table-cell>
          <table:table-cell office:value-type="float" office:value="105.1398" calcext:value-type="float">
            <text:p>105.1 </text:p>
          </table:table-cell>
          <table:table-cell office:value-type="float" office:value="101.9058" calcext:value-type="float">
            <text:p>101.9 </text:p>
          </table:table-cell>
          <table:table-cell office:value-type="float" office:value="105.6" calcext:value-type="float">
            <text:p>105.6 </text:p>
          </table:table-cell>
          <table:table-cell office:value-type="float" office:value="101.3063" calcext:value-type="float">
            <text:p>101.3 </text:p>
          </table:table-cell>
        </table:table-row>
        <table:table-row table:style-name="ro1">
          <table:table-cell office:value-type="string" calcext:value-type="string">
            <text:p>2018M12</text:p>
          </table:table-cell>
          <table:table-cell table:style-name="ce5" office:value-type="float" office:value="105.0912" calcext:value-type="float">
            <text:p>105.1 </text:p>
          </table:table-cell>
          <table:table-cell table:style-name="ce5" office:value-type="float" office:value="102.4046" calcext:value-type="float">
            <text:p>102.4 </text:p>
          </table:table-cell>
          <table:table-cell table:style-name="ce5" office:value-type="float" office:value="106.234" calcext:value-type="float">
            <text:p>106.2 </text:p>
          </table:table-cell>
          <table:table-cell table:style-name="ce5" office:value-type="float" office:value="102.4986" calcext:value-type="float">
            <text:p>102.5 </text:p>
          </table:table-cell>
          <table:table-cell table:style-name="ce5" office:value-type="float" office:value="104.5" calcext:value-type="float">
            <text:p>104.5 </text:p>
          </table:table-cell>
          <table:table-cell table:style-name="ce5" office:value-type="float" office:value="98.8" calcext:value-type="float">
            <text:p>98.8 </text:p>
          </table:table-cell>
          <table:table-cell table:style-name="ce5" office:value-type="float" office:value="99.21" calcext:value-type="float">
            <text:p>99.2 </text:p>
          </table:table-cell>
          <table:table-cell table:style-name="ce5" office:value-type="float" office:value="100.9412" calcext:value-type="float">
            <text:p>100.9 </text:p>
          </table:table-cell>
          <table:table-cell table:style-name="ce5" office:value-type="float" office:value="106.1541" calcext:value-type="float">
            <text:p>106.2 </text:p>
          </table:table-cell>
          <table:table-cell table:style-name="ce5" office:value-type="float" office:value="93.8671" calcext:value-type="float">
            <text:p>93.9 </text:p>
          </table:table-cell>
          <table:table-cell table:style-name="ce5" office:value-type="float" office:value="100.0916" calcext:value-type="float">
            <text:p>100.1 </text:p>
          </table:table-cell>
          <table:table-cell table:style-name="ce5" office:value-type="float" office:value="102.3" calcext:value-type="float">
            <text:p>102.3 </text:p>
          </table:table-cell>
          <table:table-cell table:style-name="ce5" office:value-type="float" office:value="102.2" calcext:value-type="float">
            <text:p>102.2 </text:p>
          </table:table-cell>
          <table:table-cell table:style-name="ce5" office:value-type="float" office:value="102.2389" calcext:value-type="float">
            <text:p>102.2 </text:p>
          </table:table-cell>
          <table:table-cell table:style-name="ce5" office:value-type="float" office:value="105.0658" calcext:value-type="float">
            <text:p>105.1 </text:p>
          </table:table-cell>
          <table:table-cell table:style-name="ce5" office:value-type="float" office:value="105.5451" calcext:value-type="float">
            <text:p>105.5 </text:p>
          </table:table-cell>
          <table:table-cell table:style-name="ce5" office:value-type="float" office:value="104.3" calcext:value-type="float">
            <text:p>104.3 </text:p>
          </table:table-cell>
          <table:table-cell table:style-name="ce5" office:value-type="float" office:value="120.6694" calcext:value-type="float">
            <text:p>120.7 </text:p>
          </table:table-cell>
          <table:table-cell table:style-name="ce5" office:value-type="float" office:value="103.42" calcext:value-type="float">
            <text:p>103.4 </text:p>
          </table:table-cell>
          <table:table-cell table:style-name="ce5" office:value-type="float" office:value="101.9917" calcext:value-type="float">
            <text:p>102.0 </text:p>
          </table:table-cell>
          <table:table-cell table:style-name="ce5" office:value-type="float" office:value="101.7362" calcext:value-type="float">
            <text:p>101.7 </text:p>
          </table:table-cell>
          <table:table-cell table:style-name="ce5" office:value-type="float" office:value="98.22995" calcext:value-type="float">
            <text:p>98.2 </text:p>
          </table:table-cell>
          <table:table-cell table:style-name="ce5" office:value-type="float" office:value="102.37" calcext:value-type="float">
            <text:p>102.4 </text:p>
          </table:table-cell>
          <table:table-cell table:style-name="ce5" office:value-type="float" office:value="103.5" calcext:value-type="float">
            <text:p>103.5 </text:p>
          </table:table-cell>
          <table:table-cell table:style-name="ce5" office:value-type="float" office:value="101.1863" calcext:value-type="float">
            <text:p>101.2 </text:p>
          </table:table-cell>
          <table:table-cell table:style-name="ce5" office:value-type="float" office:value="105.3" calcext:value-type="float">
            <text:p>105.3 </text:p>
          </table:table-cell>
          <table:table-cell table:style-name="ce5" office:value-type="float" office:value="100.0284" calcext:value-type="float">
            <text:p>100.0 </text:p>
          </table:table-cell>
        </table:table-row>
        <table:table-row table:style-name="ro1">
          <table:table-cell office:value-type="string" calcext:value-type="string">
            <text:p>2019M1</text:p>
          </table:table-cell>
          <table:table-cell office:value-type="float" office:value="103.5914" calcext:value-type="float">
            <text:p>103.6 </text:p>
          </table:table-cell>
          <table:table-cell office:value-type="float" office:value="102.7471" calcext:value-type="float">
            <text:p>102.7 </text:p>
          </table:table-cell>
          <table:table-cell office:value-type="float" office:value="106.181" calcext:value-type="float">
            <text:p>106.2 </text:p>
          </table:table-cell>
          <table:table-cell office:value-type="float" office:value="102.0686" calcext:value-type="float">
            <text:p>102.1 </text:p>
          </table:table-cell>
          <table:table-cell office:value-type="float" office:value="105.5" calcext:value-type="float">
            <text:p>105.5 </text:p>
          </table:table-cell>
          <table:table-cell office:value-type="float" office:value="99" calcext:value-type="float">
            <text:p>99.0 </text:p>
          </table:table-cell>
          <table:table-cell office:value-type="float" office:value="97.13" calcext:value-type="float">
            <text:p>97.1 </text:p>
          </table:table-cell>
          <table:table-cell office:value-type="float" office:value="98.42155" calcext:value-type="float">
            <text:p>98.4 </text:p>
          </table:table-cell>
          <table:table-cell office:value-type="float" office:value="106.4546" calcext:value-type="float">
            <text:p>106.5 </text:p>
          </table:table-cell>
          <table:table-cell office:value-type="float" office:value="92.52202" calcext:value-type="float">
            <text:p>92.5 </text:p>
          </table:table-cell>
          <table:table-cell office:value-type="float" office:value="99.79189" calcext:value-type="float">
            <text:p>99.8 </text:p>
          </table:table-cell>
          <table:table-cell office:value-type="float" office:value="102.7" calcext:value-type="float">
            <text:p>102.7 </text:p>
          </table:table-cell>
          <table:table-cell office:value-type="float" office:value="102.4" calcext:value-type="float">
            <text:p>102.4 </text:p>
          </table:table-cell>
          <table:table-cell office:value-type="float" office:value="101.5688" calcext:value-type="float">
            <text:p>101.6 </text:p>
          </table:table-cell>
          <table:table-cell office:value-type="float" office:value="105.6271" calcext:value-type="float">
            <text:p>105.6 </text:p>
          </table:table-cell>
          <table:table-cell office:value-type="float" office:value="105.8108" calcext:value-type="float">
            <text:p>105.8 </text:p>
          </table:table-cell>
          <table:table-cell office:value-type="float" office:value="101.98" calcext:value-type="float">
            <text:p>102.0 </text:p>
          </table:table-cell>
          <table:table-cell office:value-type="float" office:value="120.6545" calcext:value-type="float">
            <text:p>120.7 </text:p>
          </table:table-cell>
          <table:table-cell office:value-type="float" office:value="103.78" calcext:value-type="float">
            <text:p>103.8 </text:p>
          </table:table-cell>
          <table:table-cell office:value-type="float" office:value="101.5768" calcext:value-type="float">
            <text:p>101.6 </text:p>
          </table:table-cell>
          <table:table-cell office:value-type="float" office:value="99.59207" calcext:value-type="float">
            <text:p>99.6 </text:p>
          </table:table-cell>
          <table:table-cell office:value-type="float" office:value="99.44187" calcext:value-type="float">
            <text:p>99.4 </text:p>
          </table:table-cell>
          <table:table-cell office:value-type="float" office:value="100.94" calcext:value-type="float">
            <text:p>100.9 </text:p>
          </table:table-cell>
          <table:table-cell office:value-type="float" office:value="100.3111" calcext:value-type="float">
            <text:p>100.3 </text:p>
          </table:table-cell>
          <table:table-cell office:value-type="float" office:value="100.1432" calcext:value-type="float">
            <text:p>100.1 </text:p>
          </table:table-cell>
          <table:table-cell office:value-type="float" office:value="104.1" calcext:value-type="float">
            <text:p>104.1 </text:p>
          </table:table-cell>
          <table:table-cell office:value-type="float" office:value="100.061" calcext:value-type="float">
            <text:p>100.1 </text:p>
          </table:table-cell>
        </table:table-row>
        <table:table-row table:style-name="ro1">
          <table:table-cell office:value-type="string" calcext:value-type="string">
            <text:p>2019M2</text:p>
          </table:table-cell>
          <table:table-cell table:style-name="ce5" office:value-type="float" office:value="103.2914" calcext:value-type="float">
            <text:p>103.3 </text:p>
          </table:table-cell>
          <table:table-cell table:style-name="ce5" office:value-type="float" office:value="103.9458" calcext:value-type="float">
            <text:p>103.9 </text:p>
          </table:table-cell>
          <table:table-cell table:style-name="ce5" office:value-type="float" office:value="106.022" calcext:value-type="float">
            <text:p>106.0 </text:p>
          </table:table-cell>
          <table:table-cell table:style-name="ce5" office:value-type="float" office:value="101.5899" calcext:value-type="float">
            <text:p>101.6 </text:p>
          </table:table-cell>
          <table:table-cell table:style-name="ce5" office:value-type="float" office:value="105.6" calcext:value-type="float">
            <text:p>105.6 </text:p>
          </table:table-cell>
          <table:table-cell table:style-name="ce5" office:value-type="float" office:value="99.2" calcext:value-type="float">
            <text:p>99.2 </text:p>
          </table:table-cell>
          <table:table-cell table:style-name="ce5" office:value-type="float" office:value="96.78" calcext:value-type="float">
            <text:p>96.8 </text:p>
          </table:table-cell>
          <table:table-cell table:style-name="ce5" office:value-type="float" office:value="98.12852" calcext:value-type="float">
            <text:p>98.1 </text:p>
          </table:table-cell>
          <table:table-cell table:style-name="ce5" office:value-type="float" office:value="107.1308" calcext:value-type="float">
            <text:p>107.1 </text:p>
          </table:table-cell>
          <table:table-cell table:style-name="ce5" office:value-type="float" office:value="93.19456" calcext:value-type="float">
            <text:p>93.2 </text:p>
          </table:table-cell>
          <table:table-cell table:style-name="ce5" office:value-type="float" office:value="100.0916" calcext:value-type="float">
            <text:p>100.1 </text:p>
          </table:table-cell>
          <table:table-cell table:style-name="ce5" office:value-type="float" office:value="102.9" calcext:value-type="float">
            <text:p>102.9 </text:p>
          </table:table-cell>
          <table:table-cell table:style-name="ce5" office:value-type="float" office:value="102.2" calcext:value-type="float">
            <text:p>102.2 </text:p>
          </table:table-cell>
          <table:table-cell table:style-name="ce5" office:value-type="float" office:value="101.9395" calcext:value-type="float">
            <text:p>101.9 </text:p>
          </table:table-cell>
          <table:table-cell table:style-name="ce5" office:value-type="float" office:value="105.7092" calcext:value-type="float">
            <text:p>105.7 </text:p>
          </table:table-cell>
          <table:table-cell table:style-name="ce5" office:value-type="float" office:value="105.7445" calcext:value-type="float">
            <text:p>105.7 </text:p>
          </table:table-cell>
          <table:table-cell table:style-name="ce5" office:value-type="float" office:value="104.76" calcext:value-type="float">
            <text:p>104.8 </text:p>
          </table:table-cell>
          <table:table-cell table:style-name="ce5" office:value-type="float" office:value="120.2965" calcext:value-type="float">
            <text:p>120.3 </text:p>
          </table:table-cell>
          <table:table-cell table:style-name="ce5" office:value-type="float" office:value="105.15" calcext:value-type="float">
            <text:p>105.2 </text:p>
          </table:table-cell>
          <table:table-cell table:style-name="ce5" office:value-type="float" office:value="101.7427" calcext:value-type="float">
            <text:p>101.7 </text:p>
          </table:table-cell>
          <table:table-cell table:style-name="ce5" office:value-type="float" office:value="99.30888" calcext:value-type="float">
            <text:p>99.3 </text:p>
          </table:table-cell>
          <table:table-cell table:style-name="ce5" office:value-type="float" office:value="99.56945" calcext:value-type="float">
            <text:p>99.6 </text:p>
          </table:table-cell>
          <table:table-cell table:style-name="ce5" office:value-type="float" office:value="101.48" calcext:value-type="float">
            <text:p>101.5 </text:p>
          </table:table-cell>
          <table:table-cell table:style-name="ce5" office:value-type="float" office:value="100.2784" calcext:value-type="float">
            <text:p>100.3 </text:p>
          </table:table-cell>
          <table:table-cell table:style-name="ce5" office:value-type="float" office:value="100.5717" calcext:value-type="float">
            <text:p>100.6 </text:p>
          </table:table-cell>
          <table:table-cell table:style-name="ce5" office:value-type="float" office:value="104.8" calcext:value-type="float">
            <text:p>104.8 </text:p>
          </table:table-cell>
          <table:table-cell table:style-name="ce5" office:value-type="float" office:value="100.7138" calcext:value-type="float">
            <text:p>100.7 </text:p>
          </table:table-cell>
        </table:table-row>
        <table:table-row table:style-name="ro1">
          <table:table-cell office:value-type="string" calcext:value-type="string">
            <text:p>2019M3</text:p>
          </table:table-cell>
          <table:table-cell office:value-type="float" office:value="105.0912" calcext:value-type="float">
            <text:p>105.1 </text:p>
          </table:table-cell>
          <table:table-cell office:value-type="float" office:value="105.0589" calcext:value-type="float">
            <text:p>105.1 </text:p>
          </table:table-cell>
          <table:table-cell office:value-type="float" office:value="106.3082" calcext:value-type="float">
            <text:p>106.3 </text:p>
          </table:table-cell>
          <table:table-cell office:value-type="float" office:value="101.3087" calcext:value-type="float">
            <text:p>101.3 </text:p>
          </table:table-cell>
          <table:table-cell office:value-type="float" office:value="106.1" calcext:value-type="float">
            <text:p>106.1 </text:p>
          </table:table-cell>
          <table:table-cell office:value-type="float" office:value="99.5" calcext:value-type="float">
            <text:p>99.5 </text:p>
          </table:table-cell>
          <table:table-cell office:value-type="float" office:value="98.78" calcext:value-type="float">
            <text:p>98.8 </text:p>
          </table:table-cell>
          <table:table-cell office:value-type="float" office:value="100.6514" calcext:value-type="float">
            <text:p>100.7 </text:p>
          </table:table-cell>
          <table:table-cell office:value-type="float" office:value="107.9572" calcext:value-type="float">
            <text:p>108.0 </text:p>
          </table:table-cell>
          <table:table-cell office:value-type="float" office:value="93.57887" calcext:value-type="float">
            <text:p>93.6 </text:p>
          </table:table-cell>
          <table:table-cell office:value-type="float" office:value="100.6909" calcext:value-type="float">
            <text:p>100.7 </text:p>
          </table:table-cell>
          <table:table-cell office:value-type="float" office:value="103" calcext:value-type="float">
            <text:p>103.0 </text:p>
          </table:table-cell>
          <table:table-cell office:value-type="float" office:value="102.3" calcext:value-type="float">
            <text:p>102.3 </text:p>
          </table:table-cell>
          <table:table-cell office:value-type="float" office:value="101.6793" calcext:value-type="float">
            <text:p>101.7 </text:p>
          </table:table-cell>
          <table:table-cell office:value-type="float" office:value="107.0875" calcext:value-type="float">
            <text:p>107.1 </text:p>
          </table:table-cell>
          <table:table-cell office:value-type="float" office:value="106.9148" calcext:value-type="float">
            <text:p>106.9 </text:p>
          </table:table-cell>
          <table:table-cell office:value-type="float" office:value="104.98" calcext:value-type="float">
            <text:p>105.0 </text:p>
          </table:table-cell>
          <table:table-cell office:value-type="float" office:value="120.8334" calcext:value-type="float">
            <text:p>120.8 </text:p>
          </table:table-cell>
          <table:table-cell office:value-type="float" office:value="105.89" calcext:value-type="float">
            <text:p>105.9 </text:p>
          </table:table-cell>
          <table:table-cell office:value-type="float" office:value="102.1577" calcext:value-type="float">
            <text:p>102.2 </text:p>
          </table:table-cell>
          <table:table-cell office:value-type="float" office:value="102.0295" calcext:value-type="float">
            <text:p>102.0 </text:p>
          </table:table-cell>
          <table:table-cell office:value-type="float" office:value="100.2711" calcext:value-type="float">
            <text:p>100.3 </text:p>
          </table:table-cell>
          <table:table-cell office:value-type="float" office:value="102.59" calcext:value-type="float">
            <text:p>102.6 </text:p>
          </table:table-cell>
          <table:table-cell office:value-type="float" office:value="101.0545" calcext:value-type="float">
            <text:p>101.1 </text:p>
          </table:table-cell>
          <table:table-cell office:value-type="float" office:value="101.2005" calcext:value-type="float">
            <text:p>101.2 </text:p>
          </table:table-cell>
          <table:table-cell office:value-type="float" office:value="105.1" calcext:value-type="float">
            <text:p>105.1 </text:p>
          </table:table-cell>
          <table:table-cell office:value-type="float" office:value="101.81" calcext:value-type="float">
            <text:p>101.8 </text:p>
          </table:table-cell>
        </table:table-row>
        <table:table-row table:style-name="ro1">
          <table:table-cell office:value-type="string" calcext:value-type="string">
            <text:p>2019M4</text:p>
          </table:table-cell>
          <table:table-cell table:style-name="ce5" office:value-type="float" office:value="105.2912" calcext:value-type="float">
            <text:p>105.3 </text:p>
          </table:table-cell>
          <table:table-cell table:style-name="ce5" office:value-type="float" office:value="105.9151" calcext:value-type="float">
            <text:p>105.9 </text:p>
          </table:table-cell>
          <table:table-cell table:style-name="ce5" office:value-type="float" office:value="106.7321" calcext:value-type="float">
            <text:p>106.7 </text:p>
          </table:table-cell>
          <table:table-cell table:style-name="ce5" office:value-type="float" office:value="101.8618" calcext:value-type="float">
            <text:p>101.9 </text:p>
          </table:table-cell>
          <table:table-cell table:style-name="ce5" office:value-type="float" office:value="106.1" calcext:value-type="float">
            <text:p>106.1 </text:p>
          </table:table-cell>
          <table:table-cell table:style-name="ce5" office:value-type="float" office:value="99.7" calcext:value-type="float">
            <text:p>99.7 </text:p>
          </table:table-cell>
          <table:table-cell table:style-name="ce5" office:value-type="float" office:value="98.88" calcext:value-type="float">
            <text:p>98.9 </text:p>
          </table:table-cell>
          <table:table-cell table:style-name="ce5" office:value-type="float" office:value="102.155" calcext:value-type="float">
            <text:p>102.2 </text:p>
          </table:table-cell>
          <table:table-cell table:style-name="ce5" office:value-type="float" office:value="109.0089" calcext:value-type="float">
            <text:p>109.0 </text:p>
          </table:table-cell>
          <table:table-cell table:style-name="ce5" office:value-type="float" office:value="93.8671" calcext:value-type="float">
            <text:p>93.9 </text:p>
          </table:table-cell>
          <table:table-cell table:style-name="ce5" office:value-type="float" office:value="100.7908" calcext:value-type="float">
            <text:p>100.8 </text:p>
          </table:table-cell>
          <table:table-cell table:style-name="ce5" office:value-type="float" office:value="102.4" calcext:value-type="float">
            <text:p>102.4 </text:p>
          </table:table-cell>
          <table:table-cell table:style-name="ce5" office:value-type="float" office:value="102.5" calcext:value-type="float">
            <text:p>102.5 </text:p>
          </table:table-cell>
          <table:table-cell table:style-name="ce5" office:value-type="float" office:value="102.3989" calcext:value-type="float">
            <text:p>102.4 </text:p>
          </table:table-cell>
          <table:table-cell table:style-name="ce5" office:value-type="float" office:value="108.2266" calcext:value-type="float">
            <text:p>108.2 </text:p>
          </table:table-cell>
          <table:table-cell table:style-name="ce5" office:value-type="float" office:value="107.813" calcext:value-type="float">
            <text:p>107.8 </text:p>
          </table:table-cell>
          <table:table-cell table:style-name="ce5" office:value-type="float" office:value="104.97" calcext:value-type="float">
            <text:p>105.0 </text:p>
          </table:table-cell>
          <table:table-cell table:style-name="ce5" office:value-type="float" office:value="121.0372" calcext:value-type="float">
            <text:p>121.0 </text:p>
          </table:table-cell>
          <table:table-cell table:style-name="ce5" office:value-type="float" office:value="106.04" calcext:value-type="float">
            <text:p>106.0 </text:p>
          </table:table-cell>
          <table:table-cell table:style-name="ce5" office:value-type="float" office:value="103.0705" calcext:value-type="float">
            <text:p>103.1 </text:p>
          </table:table-cell>
          <table:table-cell table:style-name="ce5" office:value-type="float" office:value="102.1812" calcext:value-type="float">
            <text:p>102.2 </text:p>
          </table:table-cell>
          <table:table-cell table:style-name="ce5" office:value-type="float" office:value="100.4624" calcext:value-type="float">
            <text:p>100.5 </text:p>
          </table:table-cell>
          <table:table-cell table:style-name="ce5" office:value-type="float" office:value="103.04" calcext:value-type="float">
            <text:p>103.0 </text:p>
          </table:table-cell>
          <table:table-cell table:style-name="ce5" office:value-type="float" office:value="103.2149" calcext:value-type="float">
            <text:p>103.2 </text:p>
          </table:table-cell>
          <table:table-cell table:style-name="ce5" office:value-type="float" office:value="101.5734" calcext:value-type="float">
            <text:p>101.6 </text:p>
          </table:table-cell>
          <table:table-cell table:style-name="ce5" office:value-type="float" office:value="105.2" calcext:value-type="float">
            <text:p>105.2 </text:p>
          </table:table-cell>
          <table:table-cell table:style-name="ce5" office:value-type="float" office:value="102.851" calcext:value-type="float">
            <text:p>102.9 </text:p>
          </table:table-cell>
        </table:table-row>
        <table:table-row table:style-name="ro1">
          <table:table-cell office:value-type="string" calcext:value-type="string">
            <text:p>2019M5</text:p>
          </table:table-cell>
          <table:table-cell office:value-type="float" office:value="105.4912" calcext:value-type="float">
            <text:p>105.5 </text:p>
          </table:table-cell>
          <table:table-cell office:value-type="float" office:value="106.0863" calcext:value-type="float">
            <text:p>106.1 </text:p>
          </table:table-cell>
          <table:table-cell office:value-type="float" office:value="106.9547" calcext:value-type="float">
            <text:p>107.0 </text:p>
          </table:table-cell>
          <table:table-cell office:value-type="float" office:value="102.3342" calcext:value-type="float">
            <text:p>102.3 </text:p>
          </table:table-cell>
          <table:table-cell office:value-type="float" office:value="107" calcext:value-type="float">
            <text:p>107.0 </text:p>
          </table:table-cell>
          <table:table-cell office:value-type="float" office:value="99.9" calcext:value-type="float">
            <text:p>99.9 </text:p>
          </table:table-cell>
          <table:table-cell office:value-type="float" office:value="99.03" calcext:value-type="float">
            <text:p>99.0 </text:p>
          </table:table-cell>
          <table:table-cell office:value-type="float" office:value="100.681" calcext:value-type="float">
            <text:p>100.7 </text:p>
          </table:table-cell>
          <table:table-cell office:value-type="float" office:value="109.8354" calcext:value-type="float">
            <text:p>109.8 </text:p>
          </table:table-cell>
          <table:table-cell office:value-type="float" office:value="94.2514" calcext:value-type="float">
            <text:p>94.3 </text:p>
          </table:table-cell>
          <table:table-cell office:value-type="float" office:value="101.9895" calcext:value-type="float">
            <text:p>102.0 </text:p>
          </table:table-cell>
          <table:table-cell office:value-type="float" office:value="102.7" calcext:value-type="float">
            <text:p>102.7 </text:p>
          </table:table-cell>
          <table:table-cell office:value-type="float" office:value="102.6" calcext:value-type="float">
            <text:p>102.6 </text:p>
          </table:table-cell>
          <table:table-cell office:value-type="float" office:value="102.7489" calcext:value-type="float">
            <text:p>102.7 </text:p>
          </table:table-cell>
          <table:table-cell office:value-type="float" office:value="108.4648" calcext:value-type="float">
            <text:p>108.5 </text:p>
          </table:table-cell>
          <table:table-cell office:value-type="float" office:value="108.23" calcext:value-type="float">
            <text:p>108.2 </text:p>
          </table:table-cell>
          <table:table-cell office:value-type="float" office:value="105.47" calcext:value-type="float">
            <text:p>105.5 </text:p>
          </table:table-cell>
          <table:table-cell office:value-type="float" office:value="121.1772" calcext:value-type="float">
            <text:p>121.2 </text:p>
          </table:table-cell>
          <table:table-cell office:value-type="float" office:value="106.18" calcext:value-type="float">
            <text:p>106.2 </text:p>
          </table:table-cell>
          <table:table-cell office:value-type="float" office:value="103.6515" calcext:value-type="float">
            <text:p>103.7 </text:p>
          </table:table-cell>
          <table:table-cell office:value-type="float" office:value="102.4847" calcext:value-type="float">
            <text:p>102.5 </text:p>
          </table:table-cell>
          <table:table-cell office:value-type="float" office:value="100.8452" calcext:value-type="float">
            <text:p>100.8 </text:p>
          </table:table-cell>
          <table:table-cell office:value-type="float" office:value="104.13" calcext:value-type="float">
            <text:p>104.1 </text:p>
          </table:table-cell>
          <table:table-cell office:value-type="float" office:value="103.7492" calcext:value-type="float">
            <text:p>103.7 </text:p>
          </table:table-cell>
          <table:table-cell office:value-type="float" office:value="102.0256" calcext:value-type="float">
            <text:p>102.0 </text:p>
          </table:table-cell>
          <table:table-cell office:value-type="float" office:value="105.8" calcext:value-type="float">
            <text:p>105.8 </text:p>
          </table:table-cell>
          <table:table-cell office:value-type="float" office:value="103.0451" calcext:value-type="float">
            <text:p>103.0 </text:p>
          </table:table-cell>
        </table:table-row>
        <table:table-row table:style-name="ro1">
          <table:table-cell office:value-type="string" calcext:value-type="string">
            <text:p>2019M6</text:p>
          </table:table-cell>
          <table:table-cell table:style-name="ce5" office:value-type="float" office:value="104.9912" calcext:value-type="float">
            <text:p>105.0 </text:p>
          </table:table-cell>
          <table:table-cell table:style-name="ce5" office:value-type="float" office:value="105.1445" calcext:value-type="float">
            <text:p>105.1 </text:p>
          </table:table-cell>
          <table:table-cell table:style-name="ce5" office:value-type="float" office:value="106.9971" calcext:value-type="float">
            <text:p>107.0 </text:p>
          </table:table-cell>
          <table:table-cell table:style-name="ce5" office:value-type="float" office:value="102.6289" calcext:value-type="float">
            <text:p>102.6 </text:p>
          </table:table-cell>
          <table:table-cell table:style-name="ce5" office:value-type="float" office:value="107" calcext:value-type="float">
            <text:p>107.0 </text:p>
          </table:table-cell>
          <table:table-cell table:style-name="ce5" office:value-type="float" office:value="98.9" calcext:value-type="float">
            <text:p>98.9 </text:p>
          </table:table-cell>
          <table:table-cell table:style-name="ce5" office:value-type="float" office:value="99.02" calcext:value-type="float">
            <text:p>99.0 </text:p>
          </table:table-cell>
          <table:table-cell table:style-name="ce5" office:value-type="float" office:value="100.9277" calcext:value-type="float">
            <text:p>100.9 </text:p>
          </table:table-cell>
          <table:table-cell table:style-name="ce5" office:value-type="float" office:value="109.2343" calcext:value-type="float">
            <text:p>109.2 </text:p>
          </table:table-cell>
          <table:table-cell table:style-name="ce5" office:value-type="float" office:value="93.77102" calcext:value-type="float">
            <text:p>93.8 </text:p>
          </table:table-cell>
          <table:table-cell table:style-name="ce5" office:value-type="float" office:value="100.6909" calcext:value-type="float">
            <text:p>100.7 </text:p>
          </table:table-cell>
          <table:table-cell table:style-name="ce5" office:value-type="float" office:value="102.4" calcext:value-type="float">
            <text:p>102.4 </text:p>
          </table:table-cell>
          <table:table-cell table:style-name="ce5" office:value-type="float" office:value="102.5" calcext:value-type="float">
            <text:p>102.5 </text:p>
          </table:table-cell>
          <table:table-cell table:style-name="ce5" office:value-type="float" office:value="102.3989" calcext:value-type="float">
            <text:p>102.4 </text:p>
          </table:table-cell>
          <table:table-cell table:style-name="ce5" office:value-type="float" office:value="108.5585" calcext:value-type="float">
            <text:p>108.6 </text:p>
          </table:table-cell>
          <table:table-cell table:style-name="ce5" office:value-type="float" office:value="107.525" calcext:value-type="float">
            <text:p>107.5 </text:p>
          </table:table-cell>
          <table:table-cell table:style-name="ce5" office:value-type="float" office:value="105.13" calcext:value-type="float">
            <text:p>105.1 </text:p>
          </table:table-cell>
          <table:table-cell table:style-name="ce5" office:value-type="float" office:value="120.9997" calcext:value-type="float">
            <text:p>121.0 </text:p>
          </table:table-cell>
          <table:table-cell table:style-name="ce5" office:value-type="float" office:value="105.47" calcext:value-type="float">
            <text:p>105.5 </text:p>
          </table:table-cell>
          <table:table-cell table:style-name="ce5" office:value-type="float" office:value="103.6515" calcext:value-type="float">
            <text:p>103.7 </text:p>
          </table:table-cell>
          <table:table-cell table:style-name="ce5" office:value-type="float" office:value="101.979" calcext:value-type="float">
            <text:p>102.0 </text:p>
          </table:table-cell>
          <table:table-cell table:style-name="ce5" office:value-type="float" office:value="100.9089" calcext:value-type="float">
            <text:p>100.9 </text:p>
          </table:table-cell>
          <table:table-cell table:style-name="ce5" office:value-type="float" office:value="104.14" calcext:value-type="float">
            <text:p>104.1 </text:p>
          </table:table-cell>
          <table:table-cell table:style-name="ce5" office:value-type="float" office:value="102.5602" calcext:value-type="float">
            <text:p>102.6 </text:p>
          </table:table-cell>
          <table:table-cell table:style-name="ce5" office:value-type="float" office:value="101.7369" calcext:value-type="float">
            <text:p>101.7 </text:p>
          </table:table-cell>
          <table:table-cell table:style-name="ce5" office:value-type="float" office:value="105.5" calcext:value-type="float">
            <text:p>105.5 </text:p>
          </table:table-cell>
          <table:table-cell table:style-name="ce5" office:value-type="float" office:value="102.426" calcext:value-type="float">
            <text:p>102.4 </text:p>
          </table:table-cell>
        </table:table-row>
        <table:table-row table:style-name="ro1">
          <table:table-cell office:value-type="string" calcext:value-type="string">
            <text:p>2019M7</text:p>
          </table:table-cell>
          <table:table-cell office:value-type="float" office:value="103.6914" calcext:value-type="float">
            <text:p>103.7 </text:p>
          </table:table-cell>
          <table:table-cell office:value-type="float" office:value="105.487" calcext:value-type="float">
            <text:p>105.5 </text:p>
          </table:table-cell>
          <table:table-cell office:value-type="float" office:value="107.0077" calcext:value-type="float">
            <text:p>107.0 </text:p>
          </table:table-cell>
          <table:table-cell office:value-type="float" office:value="102.9173" calcext:value-type="float">
            <text:p>102.9 </text:p>
          </table:table-cell>
          <table:table-cell office:value-type="float" office:value="106.5" calcext:value-type="float">
            <text:p>106.5 </text:p>
          </table:table-cell>
          <table:table-cell office:value-type="float" office:value="98.8" calcext:value-type="float">
            <text:p>98.8 </text:p>
          </table:table-cell>
          <table:table-cell office:value-type="float" office:value="96.27" calcext:value-type="float">
            <text:p>96.3 </text:p>
          </table:table-cell>
          <table:table-cell office:value-type="float" office:value="98.04182" calcext:value-type="float">
            <text:p>98.0 </text:p>
          </table:table-cell>
          <table:table-cell office:value-type="float" office:value="109.2343" calcext:value-type="float">
            <text:p>109.2 </text:p>
          </table:table-cell>
          <table:table-cell office:value-type="float" office:value="92.6181" calcext:value-type="float">
            <text:p>92.6 </text:p>
          </table:table-cell>
          <table:table-cell office:value-type="float" office:value="100.1915" calcext:value-type="float">
            <text:p>100.2 </text:p>
          </table:table-cell>
          <table:table-cell office:value-type="float" office:value="102" calcext:value-type="float">
            <text:p>102.0 </text:p>
          </table:table-cell>
          <table:table-cell office:value-type="float" office:value="102.3" calcext:value-type="float">
            <text:p>102.3 </text:p>
          </table:table-cell>
          <table:table-cell office:value-type="float" office:value="101.4088" calcext:value-type="float">
            <text:p>101.4 </text:p>
          </table:table-cell>
          <table:table-cell office:value-type="float" office:value="106.9578" calcext:value-type="float">
            <text:p>107.0 </text:p>
          </table:table-cell>
          <table:table-cell office:value-type="float" office:value="106.5056" calcext:value-type="float">
            <text:p>106.5 </text:p>
          </table:table-cell>
          <table:table-cell office:value-type="float" office:value="103.28" calcext:value-type="float">
            <text:p>103.3 </text:p>
          </table:table-cell>
          <table:table-cell office:value-type="float" office:value="121.4702" calcext:value-type="float">
            <text:p>121.5 </text:p>
          </table:table-cell>
          <table:table-cell office:value-type="float" office:value="104.8" calcext:value-type="float">
            <text:p>104.8 </text:p>
          </table:table-cell>
          <table:table-cell office:value-type="float" office:value="103.4855" calcext:value-type="float">
            <text:p>103.5 </text:p>
          </table:table-cell>
          <table:table-cell office:value-type="float" office:value="99.93594" calcext:value-type="float">
            <text:p>99.9 </text:p>
          </table:table-cell>
          <table:table-cell office:value-type="float" office:value="100.7176" calcext:value-type="float">
            <text:p>100.7 </text:p>
          </table:table-cell>
          <table:table-cell office:value-type="float" office:value="102.37" calcext:value-type="float">
            <text:p>102.4 </text:p>
          </table:table-cell>
          <table:table-cell office:value-type="float" office:value="100.3439" calcext:value-type="float">
            <text:p>100.3 </text:p>
          </table:table-cell>
          <table:table-cell office:value-type="float" office:value="100.9607" calcext:value-type="float">
            <text:p>101.0 </text:p>
          </table:table-cell>
          <table:table-cell office:value-type="float" office:value="105.1" calcext:value-type="float">
            <text:p>105.1 </text:p>
          </table:table-cell>
          <table:table-cell office:value-type="float" office:value="102.5404" calcext:value-type="float">
            <text:p>102.5 </text:p>
          </table:table-cell>
        </table:table-row>
        <table:table-row table:style-name="ro1">
          <table:table-cell office:value-type="string" calcext:value-type="string">
            <text:p>2019M8</text:p>
          </table:table-cell>
          <table:table-cell table:style-name="ce5" office:value-type="float" office:value="103.5914" calcext:value-type="float">
            <text:p>103.6 </text:p>
          </table:table-cell>
          <table:table-cell table:style-name="ce5" office:value-type="float" office:value="104.8876" calcext:value-type="float">
            <text:p>104.9 </text:p>
          </table:table-cell>
          <table:table-cell table:style-name="ce5" office:value-type="float" office:value="107.3999" calcext:value-type="float">
            <text:p>107.4 </text:p>
          </table:table-cell>
          <table:table-cell table:style-name="ce5" office:value-type="float" office:value="102.7291" calcext:value-type="float">
            <text:p>102.7 </text:p>
          </table:table-cell>
          <table:table-cell table:style-name="ce5" office:value-type="float" office:value="106.4" calcext:value-type="float">
            <text:p>106.4 </text:p>
          </table:table-cell>
          <table:table-cell table:style-name="ce5" office:value-type="float" office:value="98.6" calcext:value-type="float">
            <text:p>98.6 </text:p>
          </table:table-cell>
          <table:table-cell table:style-name="ce5" office:value-type="float" office:value="97.11" calcext:value-type="float">
            <text:p>97.1 </text:p>
          </table:table-cell>
          <table:table-cell table:style-name="ce5" office:value-type="float" office:value="97.59025" calcext:value-type="float">
            <text:p>97.6 </text:p>
          </table:table-cell>
          <table:table-cell table:style-name="ce5" office:value-type="float" office:value="108.9338" calcext:value-type="float">
            <text:p>108.9 </text:p>
          </table:table-cell>
          <table:table-cell table:style-name="ce5" office:value-type="float" office:value="93.09848" calcext:value-type="float">
            <text:p>93.1 </text:p>
          </table:table-cell>
          <table:table-cell table:style-name="ce5" office:value-type="float" office:value="100.3912" calcext:value-type="float">
            <text:p>100.4 </text:p>
          </table:table-cell>
          <table:table-cell table:style-name="ce5" office:value-type="float" office:value="102.1" calcext:value-type="float">
            <text:p>102.1 </text:p>
          </table:table-cell>
          <table:table-cell table:style-name="ce5" office:value-type="float" office:value="102.3" calcext:value-type="float">
            <text:p>102.3 </text:p>
          </table:table-cell>
          <table:table-cell table:style-name="ce5" office:value-type="float" office:value="101.6587" calcext:value-type="float">
            <text:p>101.7 </text:p>
          </table:table-cell>
          <table:table-cell table:style-name="ce5" office:value-type="float" office:value="107.0797" calcext:value-type="float">
            <text:p>107.1 </text:p>
          </table:table-cell>
          <table:table-cell table:style-name="ce5" office:value-type="float" office:value="105.7575" calcext:value-type="float">
            <text:p>105.8 </text:p>
          </table:table-cell>
          <table:table-cell table:style-name="ce5" office:value-type="float" office:value="105.31" calcext:value-type="float">
            <text:p>105.3 </text:p>
          </table:table-cell>
          <table:table-cell table:style-name="ce5" office:value-type="float" office:value="121.296" calcext:value-type="float">
            <text:p>121.3 </text:p>
          </table:table-cell>
          <table:table-cell table:style-name="ce5" office:value-type="float" office:value="105.38" calcext:value-type="float">
            <text:p>105.4 </text:p>
          </table:table-cell>
          <table:table-cell table:style-name="ce5" office:value-type="float" office:value="103.1535" calcext:value-type="float">
            <text:p>103.2 </text:p>
          </table:table-cell>
          <table:table-cell table:style-name="ce5" office:value-type="float" office:value="99.37968" calcext:value-type="float">
            <text:p>99.4 </text:p>
          </table:table-cell>
          <table:table-cell table:style-name="ce5" office:value-type="float" office:value="100.7176" calcext:value-type="float">
            <text:p>100.7 </text:p>
          </table:table-cell>
          <table:table-cell table:style-name="ce5" office:value-type="float" office:value="102.7" calcext:value-type="float">
            <text:p>102.7 </text:p>
          </table:table-cell>
          <table:table-cell table:style-name="ce5" office:value-type="float" office:value="99.79586" calcext:value-type="float">
            <text:p>99.8 </text:p>
          </table:table-cell>
          <table:table-cell table:style-name="ce5" office:value-type="float" office:value="101.1666" calcext:value-type="float">
            <text:p>101.2 </text:p>
          </table:table-cell>
          <table:table-cell table:style-name="ce5" office:value-type="float" office:value="105.4" calcext:value-type="float">
            <text:p>105.4 </text:p>
          </table:table-cell>
          <table:table-cell table:style-name="ce5" office:value-type="float" office:value="102.192" calcext:value-type="float">
            <text:p>102.2 </text:p>
          </table:table-cell>
        </table:table-row>
        <table:table-row table:style-name="ro1">
          <table:table-cell office:value-type="string" calcext:value-type="string">
            <text:p>2019M9</text:p>
          </table:table-cell>
          <table:table-cell office:value-type="float" office:value="105.2912" calcext:value-type="float">
            <text:p>105.3 </text:p>
          </table:table-cell>
          <table:table-cell office:value-type="float" office:value="105.0589" calcext:value-type="float">
            <text:p>105.1 </text:p>
          </table:table-cell>
          <table:table-cell office:value-type="float" office:value="107.4847" calcext:value-type="float">
            <text:p>107.5 </text:p>
          </table:table-cell>
          <table:table-cell office:value-type="float" office:value="102.3435" calcext:value-type="float">
            <text:p>102.3 </text:p>
          </table:table-cell>
          <table:table-cell office:value-type="float" office:value="106.4" calcext:value-type="float">
            <text:p>106.4 </text:p>
          </table:table-cell>
          <table:table-cell office:value-type="float" office:value="98.9" calcext:value-type="float">
            <text:p>98.9 </text:p>
          </table:table-cell>
          <table:table-cell office:value-type="float" office:value="98.56" calcext:value-type="float">
            <text:p>98.6 </text:p>
          </table:table-cell>
          <table:table-cell office:value-type="float" office:value="101.0829" calcext:value-type="float">
            <text:p>101.1 </text:p>
          </table:table-cell>
          <table:table-cell office:value-type="float" office:value="108.9338" calcext:value-type="float">
            <text:p>108.9 </text:p>
          </table:table-cell>
          <table:table-cell office:value-type="float" office:value="93.19456" calcext:value-type="float">
            <text:p>93.2 </text:p>
          </table:table-cell>
          <table:table-cell office:value-type="float" office:value="100.2914" calcext:value-type="float">
            <text:p>100.3 </text:p>
          </table:table-cell>
          <table:table-cell office:value-type="float" office:value="101.9" calcext:value-type="float">
            <text:p>101.9 </text:p>
          </table:table-cell>
          <table:table-cell office:value-type="float" office:value="103" calcext:value-type="float">
            <text:p>103.0 </text:p>
          </table:table-cell>
          <table:table-cell office:value-type="float" office:value="103.259" calcext:value-type="float">
            <text:p>103.3 </text:p>
          </table:table-cell>
          <table:table-cell office:value-type="float" office:value="107.2971" calcext:value-type="float">
            <text:p>107.3 </text:p>
          </table:table-cell>
          <table:table-cell office:value-type="float" office:value="107.1677" calcext:value-type="float">
            <text:p>107.2 </text:p>
          </table:table-cell>
          <table:table-cell office:value-type="float" office:value="105.4" calcext:value-type="float">
            <text:p>105.4 </text:p>
          </table:table-cell>
          <table:table-cell office:value-type="float" office:value="121.6875" calcext:value-type="float">
            <text:p>121.7 </text:p>
          </table:table-cell>
          <table:table-cell office:value-type="float" office:value="105.77" calcext:value-type="float">
            <text:p>105.8 </text:p>
          </table:table-cell>
          <table:table-cell office:value-type="float" office:value="103.1535" calcext:value-type="float">
            <text:p>103.2 </text:p>
          </table:table-cell>
          <table:table-cell office:value-type="float" office:value="101.4025" calcext:value-type="float">
            <text:p>101.4 </text:p>
          </table:table-cell>
          <table:table-cell office:value-type="float" office:value="100.9089" calcext:value-type="float">
            <text:p>100.9 </text:p>
          </table:table-cell>
          <table:table-cell office:value-type="float" office:value="103.04" calcext:value-type="float">
            <text:p>103.0 </text:p>
          </table:table-cell>
          <table:table-cell office:value-type="float" office:value="100.5656" calcext:value-type="float">
            <text:p>100.6 </text:p>
          </table:table-cell>
          <table:table-cell office:value-type="float" office:value="101.3918" calcext:value-type="float">
            <text:p>101.4 </text:p>
          </table:table-cell>
          <table:table-cell office:value-type="float" office:value="105.9" calcext:value-type="float">
            <text:p>105.9 </text:p>
          </table:table-cell>
          <table:table-cell office:value-type="float" office:value="102.094" calcext:value-type="float">
            <text:p>102.1 </text:p>
          </table:table-cell>
        </table:table-row>
        <table:table-row table:style-name="ro1">
          <table:table-cell office:value-type="string" calcext:value-type="string">
            <text:p>2019M10</text:p>
          </table:table-cell>
          <table:table-cell table:style-name="ce5" office:value-type="float" office:value="105.7912" calcext:value-type="float">
            <text:p>105.8 </text:p>
          </table:table-cell>
          <table:table-cell table:style-name="ce5" office:value-type="float" office:value="105.3157" calcext:value-type="float">
            <text:p>105.3 </text:p>
          </table:table-cell>
          <table:table-cell table:style-name="ce5" office:value-type="float" office:value="108.3538" calcext:value-type="float">
            <text:p>108.4 </text:p>
          </table:table-cell>
          <table:table-cell table:style-name="ce5" office:value-type="float" office:value="102.1285" calcext:value-type="float">
            <text:p>102.1 </text:p>
          </table:table-cell>
          <table:table-cell table:style-name="ce5" office:value-type="float" office:value="107" calcext:value-type="float">
            <text:p>107.0 </text:p>
          </table:table-cell>
          <table:table-cell table:style-name="ce5" office:value-type="float" office:value="99.3" calcext:value-type="float">
            <text:p>99.3 </text:p>
          </table:table-cell>
          <table:table-cell table:style-name="ce5" office:value-type="float" office:value="98.82" calcext:value-type="float">
            <text:p>98.8 </text:p>
          </table:table-cell>
          <table:table-cell table:style-name="ce5" office:value-type="float" office:value="101.2725" calcext:value-type="float">
            <text:p>101.3 </text:p>
          </table:table-cell>
          <table:table-cell table:style-name="ce5" office:value-type="float" office:value="109.8354" calcext:value-type="float">
            <text:p>109.8 </text:p>
          </table:table-cell>
          <table:table-cell table:style-name="ce5" office:value-type="float" office:value="93.29063" calcext:value-type="float">
            <text:p>93.3 </text:p>
          </table:table-cell>
          <table:table-cell table:style-name="ce5" office:value-type="float" office:value="101.0905" calcext:value-type="float">
            <text:p>101.1 </text:p>
          </table:table-cell>
          <table:table-cell table:style-name="ce5" office:value-type="float" office:value="102.1" calcext:value-type="float">
            <text:p>102.1 </text:p>
          </table:table-cell>
          <table:table-cell table:style-name="ce5" office:value-type="float" office:value="103.8" calcext:value-type="float">
            <text:p>103.8 </text:p>
          </table:table-cell>
          <table:table-cell table:style-name="ce5" office:value-type="float" office:value="103.5491" calcext:value-type="float">
            <text:p>103.5 </text:p>
          </table:table-cell>
          <table:table-cell table:style-name="ce5" office:value-type="float" office:value="107.9993" calcext:value-type="float">
            <text:p>108.0 </text:p>
          </table:table-cell>
          <table:table-cell table:style-name="ce5" office:value-type="float" office:value="107.4606" calcext:value-type="float">
            <text:p>107.5 </text:p>
          </table:table-cell>
          <table:table-cell table:style-name="ce5" office:value-type="float" office:value="105.5" calcext:value-type="float">
            <text:p>105.5 </text:p>
          </table:table-cell>
          <table:table-cell table:style-name="ce5" office:value-type="float" office:value="122.0265" calcext:value-type="float">
            <text:p>122.0 </text:p>
          </table:table-cell>
          <table:table-cell table:style-name="ce5" office:value-type="float" office:value="106.33" calcext:value-type="float">
            <text:p>106.3 </text:p>
          </table:table-cell>
          <table:table-cell table:style-name="ce5" office:value-type="float" office:value="103.4855" calcext:value-type="float">
            <text:p>103.5 </text:p>
          </table:table-cell>
          <table:table-cell table:style-name="ce5" office:value-type="float" office:value="101.7666" calcext:value-type="float">
            <text:p>101.8 </text:p>
          </table:table-cell>
          <table:table-cell table:style-name="ce5" office:value-type="float" office:value="100.9089" calcext:value-type="float">
            <text:p>100.9 </text:p>
          </table:table-cell>
          <table:table-cell table:style-name="ce5" office:value-type="float" office:value="103.81" calcext:value-type="float">
            <text:p>103.8 </text:p>
          </table:table-cell>
          <table:table-cell table:style-name="ce5" office:value-type="float" office:value="102.8728" calcext:value-type="float">
            <text:p>102.9 </text:p>
          </table:table-cell>
          <table:table-cell table:style-name="ce5" office:value-type="float" office:value="101.1584" calcext:value-type="float">
            <text:p>101.2 </text:p>
          </table:table-cell>
          <table:table-cell table:style-name="ce5" office:value-type="float" office:value="105.6" calcext:value-type="float">
            <text:p>105.6 </text:p>
          </table:table-cell>
          <table:table-cell table:style-name="ce5" office:value-type="float" office:value="102.3708" calcext:value-type="float">
            <text:p>102.4 </text:p>
          </table:table-cell>
        </table:table-row>
        <table:table-row table:style-name="ro1">
          <table:table-cell office:value-type="string" calcext:value-type="string">
            <text:p>2019M11</text:p>
          </table:table-cell>
          <table:table-cell office:value-type="float" office:value="105.8912" calcext:value-type="float">
            <text:p>105.9 </text:p>
          </table:table-cell>
          <table:table-cell office:value-type="float" office:value="105.5726" calcext:value-type="float">
            <text:p>105.6 </text:p>
          </table:table-cell>
          <table:table-cell office:value-type="float" office:value="108.9473" calcext:value-type="float">
            <text:p>108.9 </text:p>
          </table:table-cell>
          <table:table-cell office:value-type="float" office:value="102.4004" calcext:value-type="float">
            <text:p>102.4 </text:p>
          </table:table-cell>
          <table:table-cell office:value-type="float" office:value="107.4" calcext:value-type="float">
            <text:p>107.4 </text:p>
          </table:table-cell>
          <table:table-cell office:value-type="float" office:value="99.4" calcext:value-type="float">
            <text:p>99.4 </text:p>
          </table:table-cell>
          <table:table-cell office:value-type="float" office:value="98.74" calcext:value-type="float">
            <text:p>98.7 </text:p>
          </table:table-cell>
          <table:table-cell office:value-type="float" office:value="100.3935" calcext:value-type="float">
            <text:p>100.4 </text:p>
          </table:table-cell>
          <table:table-cell office:value-type="float" office:value="110.0607" calcext:value-type="float">
            <text:p>110.1 </text:p>
          </table:table-cell>
          <table:table-cell office:value-type="float" office:value="93.29063" calcext:value-type="float">
            <text:p>93.3 </text:p>
          </table:table-cell>
          <table:table-cell office:value-type="float" office:value="100.6909" calcext:value-type="float">
            <text:p>100.7 </text:p>
          </table:table-cell>
          <table:table-cell office:value-type="float" office:value="102.3" calcext:value-type="float">
            <text:p>102.3 </text:p>
          </table:table-cell>
          <table:table-cell office:value-type="float" office:value="103.8" calcext:value-type="float">
            <text:p>103.8 </text:p>
          </table:table-cell>
          <table:table-cell office:value-type="float" office:value="102.5187" calcext:value-type="float">
            <text:p>102.5 </text:p>
          </table:table-cell>
          <table:table-cell office:value-type="float" office:value="107.804" calcext:value-type="float">
            <text:p>107.8 </text:p>
          </table:table-cell>
          <table:table-cell office:value-type="float" office:value="107.5513" calcext:value-type="float">
            <text:p>107.6 </text:p>
          </table:table-cell>
          <table:table-cell office:value-type="float" office:value="105.68" calcext:value-type="float">
            <text:p>105.7 </text:p>
          </table:table-cell>
          <table:table-cell office:value-type="float" office:value="122.5962" calcext:value-type="float">
            <text:p>122.6 </text:p>
          </table:table-cell>
          <table:table-cell office:value-type="float" office:value="106.71" calcext:value-type="float">
            <text:p>106.7 </text:p>
          </table:table-cell>
          <table:table-cell office:value-type="float" office:value="103.6515" calcext:value-type="float">
            <text:p>103.7 </text:p>
          </table:table-cell>
          <table:table-cell office:value-type="float" office:value="101.9385" calcext:value-type="float">
            <text:p>101.9 </text:p>
          </table:table-cell>
          <table:table-cell office:value-type="float" office:value="101.1003" calcext:value-type="float">
            <text:p>101.1 </text:p>
          </table:table-cell>
          <table:table-cell office:value-type="float" office:value="103.97" calcext:value-type="float">
            <text:p>104.0 </text:p>
          </table:table-cell>
          <table:table-cell office:value-type="float" office:value="103.6151" calcext:value-type="float">
            <text:p>103.6 </text:p>
          </table:table-cell>
          <table:table-cell office:value-type="float" office:value="100.9416" calcext:value-type="float">
            <text:p>100.9 </text:p>
          </table:table-cell>
          <table:table-cell office:value-type="float" office:value="106.1" calcext:value-type="float">
            <text:p>106.1 </text:p>
          </table:table-cell>
          <table:table-cell office:value-type="float" office:value="101.9172" calcext:value-type="float">
            <text:p>101.9 </text:p>
          </table:table-cell>
        </table:table-row>
        <table:table-row table:style-name="ro1">
          <table:table-cell office:value-type="string" calcext:value-type="string">
            <text:p>2019M12</text:p>
          </table:table-cell>
          <table:table-cell table:style-name="ce5" office:value-type="float" office:value="105.9912" calcext:value-type="float">
            <text:p>106.0 </text:p>
          </table:table-cell>
          <table:table-cell table:style-name="ce5" office:value-type="float" office:value="104.9732" calcext:value-type="float">
            <text:p>105.0 </text:p>
          </table:table-cell>
          <table:table-cell table:style-name="ce5" office:value-type="float" office:value="108.8202" calcext:value-type="float">
            <text:p>108.8 </text:p>
          </table:table-cell>
          <table:table-cell table:style-name="ce5" office:value-type="float" office:value="102.0531" calcext:value-type="float">
            <text:p>102.1 </text:p>
          </table:table-cell>
          <table:table-cell table:style-name="ce5" office:value-type="float" office:value="107.6" calcext:value-type="float">
            <text:p>107.6 </text:p>
          </table:table-cell>
          <table:table-cell table:style-name="ce5" office:value-type="float" office:value="99.2" calcext:value-type="float">
            <text:p>99.2 </text:p>
          </table:table-cell>
          <table:table-cell table:style-name="ce5" office:value-type="float" office:value="98.96" calcext:value-type="float">
            <text:p>99.0 </text:p>
          </table:table-cell>
          <table:table-cell table:style-name="ce5" office:value-type="float" office:value="101.6394" calcext:value-type="float">
            <text:p>101.6 </text:p>
          </table:table-cell>
          <table:table-cell table:style-name="ce5" office:value-type="float" office:value="110.4364" calcext:value-type="float">
            <text:p>110.4 </text:p>
          </table:table-cell>
          <table:table-cell table:style-name="ce5" office:value-type="float" office:value="93.09848" calcext:value-type="float">
            <text:p>93.1 </text:p>
          </table:table-cell>
          <table:table-cell table:style-name="ce5" office:value-type="float" office:value="100.7908" calcext:value-type="float">
            <text:p>100.8 </text:p>
          </table:table-cell>
          <table:table-cell table:style-name="ce5" office:value-type="float" office:value="102.3" calcext:value-type="float">
            <text:p>102.3 </text:p>
          </table:table-cell>
          <table:table-cell table:style-name="ce5" office:value-type="float" office:value="103.7" calcext:value-type="float">
            <text:p>103.7 </text:p>
          </table:table-cell>
          <table:table-cell table:style-name="ce5" office:value-type="float" office:value="103.0494" calcext:value-type="float">
            <text:p>103.0 </text:p>
          </table:table-cell>
          <table:table-cell table:style-name="ce5" office:value-type="float" office:value="107.3135" calcext:value-type="float">
            <text:p>107.3 </text:p>
          </table:table-cell>
          <table:table-cell table:style-name="ce5" office:value-type="float" office:value="107.4935" calcext:value-type="float">
            <text:p>107.5 </text:p>
          </table:table-cell>
          <table:table-cell table:style-name="ce5" office:value-type="float" office:value="105.78" calcext:value-type="float">
            <text:p>105.8 </text:p>
          </table:table-cell>
          <table:table-cell table:style-name="ce5" office:value-type="float" office:value="123.3315" calcext:value-type="float">
            <text:p>123.3 </text:p>
          </table:table-cell>
          <table:table-cell table:style-name="ce5" office:value-type="float" office:value="106.27" calcext:value-type="float">
            <text:p>106.3 </text:p>
          </table:table-cell>
          <table:table-cell table:style-name="ce5" office:value-type="float" office:value="104.1494" calcext:value-type="float">
            <text:p>104.1 </text:p>
          </table:table-cell>
          <table:table-cell table:style-name="ce5" office:value-type="float" office:value="101.4126" calcext:value-type="float">
            <text:p>101.4 </text:p>
          </table:table-cell>
          <table:table-cell table:style-name="ce5" office:value-type="float" office:value="100.9089" calcext:value-type="float">
            <text:p>100.9 </text:p>
          </table:table-cell>
          <table:table-cell table:style-name="ce5" office:value-type="float" office:value="103.7" calcext:value-type="float">
            <text:p>103.7 </text:p>
          </table:table-cell>
          <table:table-cell table:style-name="ce5" office:value-type="float" office:value="102.9277" calcext:value-type="float">
            <text:p>102.9 </text:p>
          </table:table-cell>
          <table:table-cell table:style-name="ce5" office:value-type="float" office:value="100.8605" calcext:value-type="float">
            <text:p>100.9 </text:p>
          </table:table-cell>
          <table:table-cell table:style-name="ce5" office:value-type="float" office:value="105.8" calcext:value-type="float">
            <text:p>105.8 </text:p>
          </table:table-cell>
          <table:table-cell table:style-name="ce5" office:value-type="float" office:value="101.5066" calcext:value-type="float">
            <text:p>101.5 </text:p>
          </table:table-cell>
        </table:table-row>
        <table:table-row table:style-name="ro1">
          <table:table-cell office:value-type="string" calcext:value-type="string">
            <text:p>2020M1</text:p>
          </table:table-cell>
          <table:table-cell office:value-type="float" office:value="105.4912" calcext:value-type="float">
            <text:p>105.5 </text:p>
          </table:table-cell>
          <table:table-cell office:value-type="float" office:value="105.9151" calcext:value-type="float">
            <text:p>105.9 </text:p>
          </table:table-cell>
          <table:table-cell office:value-type="float" office:value="109.4667" calcext:value-type="float">
            <text:p>109.5 </text:p>
          </table:table-cell>
          <table:table-cell office:value-type="float" office:value="101.5496" calcext:value-type="float">
            <text:p>101.5 </text:p>
          </table:table-cell>
          <table:table-cell office:value-type="float" office:value="109.2" calcext:value-type="float">
            <text:p>109.2 </text:p>
          </table:table-cell>
          <table:table-cell office:value-type="float" office:value="98.9" calcext:value-type="float">
            <text:p>98.9 </text:p>
          </table:table-cell>
          <table:table-cell office:value-type="float" office:value="96.81" calcext:value-type="float">
            <text:p>96.8 </text:p>
          </table:table-cell>
          <table:table-cell office:value-type="float" office:value="99.12148" calcext:value-type="float">
            <text:p>99.1 </text:p>
          </table:table-cell>
          <table:table-cell office:value-type="float" office:value="111.6384" calcext:value-type="float">
            <text:p>111.6 </text:p>
          </table:table-cell>
          <table:table-cell office:value-type="float" office:value="92.52202" calcext:value-type="float">
            <text:p>92.5 </text:p>
          </table:table-cell>
          <table:table-cell office:value-type="float" office:value="100.0916" calcext:value-type="float">
            <text:p>100.1 </text:p>
          </table:table-cell>
          <table:table-cell office:value-type="float" office:value="102.8" calcext:value-type="float">
            <text:p>102.8 </text:p>
          </table:table-cell>
          <table:table-cell office:value-type="float" office:value="103.7" calcext:value-type="float">
            <text:p>103.7 </text:p>
          </table:table-cell>
          <table:table-cell office:value-type="float" office:value="103.6493" calcext:value-type="float">
            <text:p>103.6 </text:p>
          </table:table-cell>
          <table:table-cell office:value-type="float" office:value="107.7061" calcext:value-type="float">
            <text:p>107.7 </text:p>
          </table:table-cell>
          <table:table-cell office:value-type="float" office:value="107.9239" calcext:value-type="float">
            <text:p>107.9 </text:p>
          </table:table-cell>
          <table:table-cell office:value-type="float" office:value="104.26" calcext:value-type="float">
            <text:p>104.3 </text:p>
          </table:table-cell>
          <table:table-cell office:value-type="float" office:value="124.2796" calcext:value-type="float">
            <text:p>124.3 </text:p>
          </table:table-cell>
          <table:table-cell office:value-type="float" office:value="104.57" calcext:value-type="float">
            <text:p>104.6 </text:p>
          </table:table-cell>
          <table:table-cell office:value-type="float" office:value="105.2282" calcext:value-type="float">
            <text:p>105.2 </text:p>
          </table:table-cell>
          <table:table-cell office:value-type="float" office:value="99.96629" calcext:value-type="float">
            <text:p>100.0 </text:p>
          </table:table-cell>
          <table:table-cell office:value-type="float" office:value="102.376" calcext:value-type="float">
            <text:p>102.4 </text:p>
          </table:table-cell>
          <table:table-cell office:value-type="float" office:value="102.79" calcext:value-type="float">
            <text:p>102.8 </text:p>
          </table:table-cell>
          <table:table-cell office:value-type="float" office:value="100.572" calcext:value-type="float">
            <text:p>100.6 </text:p>
          </table:table-cell>
          <table:table-cell office:value-type="float" office:value="100.0676" calcext:value-type="float">
            <text:p>100.1 </text:p>
          </table:table-cell>
          <table:table-cell office:value-type="float" office:value="105.4" calcext:value-type="float">
            <text:p>105.4 </text:p>
          </table:table-cell>
          <table:table-cell office:value-type="float" office:value="101.8447" calcext:value-type="float">
            <text:p>101.8 </text:p>
          </table:table-cell>
        </table:table-row>
        <table:table-row table:style-name="ro1">
          <table:table-cell office:value-type="string" calcext:value-type="string">
            <text:p>2020M2</text:p>
          </table:table-cell>
          <table:table-cell table:style-name="ce5" office:value-type="float" office:value="105.2802" calcext:value-type="float">
            <text:p>105.3 </text:p>
          </table:table-cell>
          <table:table-cell table:style-name="ce5" office:value-type="float" office:value="106.0863" calcext:value-type="float">
            <text:p>106.1 </text:p>
          </table:table-cell>
          <table:table-cell table:style-name="ce5" office:value-type="float" office:value="110.145" calcext:value-type="float">
            <text:p>110.1 </text:p>
          </table:table-cell>
          <table:table-cell table:style-name="ce5" office:value-type="float" office:value="101.7481" calcext:value-type="float">
            <text:p>101.7 </text:p>
          </table:table-cell>
          <table:table-cell table:style-name="ce5" office:value-type="float" office:value="109.2" calcext:value-type="float">
            <text:p>109.2 </text:p>
          </table:table-cell>
          <table:table-cell table:style-name="ce5" office:value-type="float" office:value="99.1" calcext:value-type="float">
            <text:p>99.1 </text:p>
          </table:table-cell>
          <table:table-cell table:style-name="ce5" office:value-type="float" office:value="97.03" calcext:value-type="float">
            <text:p>97.0 </text:p>
          </table:table-cell>
          <table:table-cell table:style-name="ce5" office:value-type="float" office:value="98.04644" calcext:value-type="float">
            <text:p>98.0 </text:p>
          </table:table-cell>
          <table:table-cell table:style-name="ce5" office:value-type="float" office:value="111.7886" calcext:value-type="float">
            <text:p>111.8 </text:p>
          </table:table-cell>
          <table:table-cell table:style-name="ce5" office:value-type="float" office:value="92.81025" calcext:value-type="float">
            <text:p>92.8 </text:p>
          </table:table-cell>
          <table:table-cell table:style-name="ce5" office:value-type="float" office:value="99.89178" calcext:value-type="float">
            <text:p>99.9 </text:p>
          </table:table-cell>
          <table:table-cell table:style-name="ce5" office:value-type="float" office:value="102.6" calcext:value-type="float">
            <text:p>102.6 </text:p>
          </table:table-cell>
          <table:table-cell table:style-name="ce5" office:value-type="float" office:value="103.3" calcext:value-type="float">
            <text:p>103.3 </text:p>
          </table:table-cell>
          <table:table-cell table:style-name="ce5" office:value-type="float" office:value="103.6079" calcext:value-type="float">
            <text:p>103.6 </text:p>
          </table:table-cell>
          <table:table-cell table:style-name="ce5" office:value-type="float" office:value="107.6843" calcext:value-type="float">
            <text:p>107.7 </text:p>
          </table:table-cell>
          <table:table-cell table:style-name="ce5" office:value-type="float" office:value="107.5659" calcext:value-type="float">
            <text:p>107.6 </text:p>
          </table:table-cell>
          <table:table-cell table:style-name="ce5" office:value-type="float" office:value="106.42" calcext:value-type="float">
            <text:p>106.4 </text:p>
          </table:table-cell>
          <table:table-cell table:style-name="ce5" office:value-type="float" office:value="124.8889" calcext:value-type="float">
            <text:p>124.9 </text:p>
          </table:table-cell>
          <table:table-cell table:style-name="ce5" office:value-type="float" office:value="105.39" calcext:value-type="float">
            <text:p>105.4 </text:p>
          </table:table-cell>
          <table:table-cell table:style-name="ce5" office:value-type="float" office:value="105.7261" calcext:value-type="float">
            <text:p>105.7 </text:p>
          </table:table-cell>
          <table:table-cell table:style-name="ce5" office:value-type="float" office:value="99.12683" calcext:value-type="float">
            <text:p>99.1 </text:p>
          </table:table-cell>
          <table:table-cell table:style-name="ce5" office:value-type="float" office:value="102.4398" calcext:value-type="float">
            <text:p>102.4 </text:p>
          </table:table-cell>
          <table:table-cell table:style-name="ce5" office:value-type="float" office:value="103.09" calcext:value-type="float">
            <text:p>103.1 </text:p>
          </table:table-cell>
          <table:table-cell table:style-name="ce5" office:value-type="float" office:value="99.44424" calcext:value-type="float">
            <text:p>99.4 </text:p>
          </table:table-cell>
          <table:table-cell table:style-name="ce5" office:value-type="float" office:value="99.92655" calcext:value-type="float">
            <text:p>99.9 </text:p>
          </table:table-cell>
          <table:table-cell table:style-name="ce5" office:value-type="float" office:value="105.8" calcext:value-type="float">
            <text:p>105.8 </text:p>
          </table:table-cell>
          <table:table-cell table:style-name="ce5" office:value-type="float" office:value="101.9969" calcext:value-type="float">
            <text:p>102.0 </text:p>
          </table:table-cell>
        </table:table-row>
        <table:table-row table:style-name="ro1">
          <table:table-cell office:value-type="string" calcext:value-type="string">
            <text:p>2020M3</text:p>
          </table:table-cell>
          <table:table-cell office:value-type="float" office:value="106.1242" calcext:value-type="float">
            <text:p>106.1 </text:p>
          </table:table-cell>
          <table:table-cell office:value-type="float" office:value="104.4595" calcext:value-type="float">
            <text:p>104.5 </text:p>
          </table:table-cell>
          <table:table-cell office:value-type="float" office:value="110.6432" calcext:value-type="float">
            <text:p>110.6 </text:p>
          </table:table-cell>
          <table:table-cell office:value-type="float" office:value="101.532" calcext:value-type="float">
            <text:p>101.5 </text:p>
          </table:table-cell>
          <table:table-cell office:value-type="float" office:value="109.6" calcext:value-type="float">
            <text:p>109.6 </text:p>
          </table:table-cell>
          <table:table-cell office:value-type="float" office:value="98.9" calcext:value-type="float">
            <text:p>98.9 </text:p>
          </table:table-cell>
          <table:table-cell office:value-type="float" office:value="98.37" calcext:value-type="float">
            <text:p>98.4 </text:p>
          </table:table-cell>
          <table:table-cell office:value-type="float" office:value="100.586" calcext:value-type="float">
            <text:p>100.6 </text:p>
          </table:table-cell>
          <table:table-cell office:value-type="float" office:value="111.8638" calcext:value-type="float">
            <text:p>111.9 </text:p>
          </table:table-cell>
          <table:table-cell office:value-type="float" office:value="92.52202" calcext:value-type="float">
            <text:p>92.5 </text:p>
          </table:table-cell>
          <table:table-cell office:value-type="float" office:value="100.4911" calcext:value-type="float">
            <text:p>100.5 </text:p>
          </table:table-cell>
          <table:table-cell office:value-type="float" office:value="102.6" calcext:value-type="float">
            <text:p>102.6 </text:p>
          </table:table-cell>
          <table:table-cell office:value-type="float" office:value="103.2" calcext:value-type="float">
            <text:p>103.2 </text:p>
          </table:table-cell>
          <table:table-cell office:value-type="float" office:value="103.3292" calcext:value-type="float">
            <text:p>103.3 </text:p>
          </table:table-cell>
          <table:table-cell office:value-type="float" office:value="108.0251" calcext:value-type="float">
            <text:p>108.0 </text:p>
          </table:table-cell>
          <table:table-cell office:value-type="float" office:value="107.4249" calcext:value-type="float">
            <text:p>107.4 </text:p>
          </table:table-cell>
          <table:table-cell office:value-type="float" office:value="105.69" calcext:value-type="float">
            <text:p>105.7 </text:p>
          </table:table-cell>
          <table:table-cell office:value-type="float" office:value="124.5803" calcext:value-type="float">
            <text:p>124.6 </text:p>
          </table:table-cell>
          <table:table-cell office:value-type="float" office:value="105.69" calcext:value-type="float">
            <text:p>105.7 </text:p>
          </table:table-cell>
          <table:table-cell office:value-type="float" office:value="105.9751" calcext:value-type="float">
            <text:p>106.0 </text:p>
          </table:table-cell>
          <table:table-cell office:value-type="float" office:value="101.4935" calcext:value-type="float">
            <text:p>101.5 </text:p>
          </table:table-cell>
          <table:table-cell office:value-type="float" office:value="102.376" calcext:value-type="float">
            <text:p>102.4 </text:p>
          </table:table-cell>
          <table:table-cell office:value-type="float" office:value="102.37" calcext:value-type="float">
            <text:p>102.4 </text:p>
          </table:table-cell>
          <table:table-cell office:value-type="float" office:value="98.02088" calcext:value-type="float">
            <text:p>98.0 </text:p>
          </table:table-cell>
          <table:table-cell office:value-type="float" office:value="100.2678" calcext:value-type="float">
            <text:p>100.3 </text:p>
          </table:table-cell>
          <table:table-cell office:value-type="float" office:value="105.7" calcext:value-type="float">
            <text:p>105.7 </text:p>
          </table:table-cell>
          <table:table-cell office:value-type="float" office:value="101.4637" calcext:value-type="float">
            <text:p>101.5 </text:p>
          </table:table-cell>
        </table:table-row>
        <table:table-row table:style-name="ro1">
          <table:table-cell office:value-type="string" calcext:value-type="string">
            <text:p>2020M4</text:p>
          </table:table-cell>
          <table:table-cell table:style-name="ce5" office:value-type="float" office:value="106.1242" calcext:value-type="float">
            <text:p>106.1 </text:p>
          </table:table-cell>
          <table:table-cell table:style-name="ce5" office:value-type="float" office:value="102.9183" calcext:value-type="float">
            <text:p>102.9 </text:p>
          </table:table-cell>
          <table:table-cell table:style-name="ce5" office:value-type="float" office:value="110.7704" calcext:value-type="float">
            <text:p>110.8 </text:p>
          </table:table-cell>
          <table:table-cell table:style-name="ce5" office:value-type="float" office:value="100.7495" calcext:value-type="float">
            <text:p>100.7 </text:p>
          </table:table-cell>
          <table:table-cell table:style-name="ce5" office:value-type="float" office:value="109.3" calcext:value-type="float">
            <text:p>109.3 </text:p>
          </table:table-cell>
          <table:table-cell table:style-name="ce5" office:value-type="float" office:value="98.2" calcext:value-type="float">
            <text:p>98.2 </text:p>
          </table:table-cell>
          <table:table-cell table:style-name="ce5" office:value-type="float" office:value="98.38" calcext:value-type="float">
            <text:p>98.4 </text:p>
          </table:table-cell>
          <table:table-cell table:style-name="ce5" office:value-type="float" office:value="99.58464" calcext:value-type="float">
            <text:p>99.6 </text:p>
          </table:table-cell>
          <table:table-cell table:style-name="ce5" office:value-type="float" office:value="110.9622" calcext:value-type="float">
            <text:p>111.0 </text:p>
          </table:table-cell>
          <table:table-cell table:style-name="ce5" office:value-type="float" office:value="91.65733" calcext:value-type="float">
            <text:p>91.7 </text:p>
          </table:table-cell>
          <table:table-cell table:style-name="ce5" office:value-type="float" office:value="100.0916" calcext:value-type="float">
            <text:p>100.1 </text:p>
          </table:table-cell>
          <table:table-cell table:style-name="ce5" office:value-type="float" office:value="102" calcext:value-type="float">
            <text:p>102.0 </text:p>
          </table:table-cell>
          <table:table-cell table:style-name="ce5" office:value-type="float" office:value="103.3" calcext:value-type="float">
            <text:p>103.3 </text:p>
          </table:table-cell>
          <table:table-cell table:style-name="ce5" office:value-type="float" office:value="102.2554" calcext:value-type="float">
            <text:p>102.3 </text:p>
          </table:table-cell>
          <table:table-cell table:style-name="ce5" office:value-type="float" office:value="107.316" calcext:value-type="float">
            <text:p>107.3 </text:p>
          </table:table-cell>
          <table:table-cell table:style-name="ce5" office:value-type="float" office:value="107.356" calcext:value-type="float">
            <text:p>107.4 </text:p>
          </table:table-cell>
          <table:table-cell table:style-name="ce5" office:value-type="float" office:value="105.07" calcext:value-type="float">
            <text:p>105.1 </text:p>
          </table:table-cell>
          <table:table-cell table:style-name="ce5" office:value-type="float" office:value="122.8752" calcext:value-type="float">
            <text:p>122.9 </text:p>
          </table:table-cell>
          <table:table-cell table:style-name="ce5" office:value-type="float" office:value="105.35" calcext:value-type="float">
            <text:p>105.4 </text:p>
          </table:table-cell>
          <table:table-cell table:style-name="ce5" office:value-type="float" office:value="105.3112" calcext:value-type="float">
            <text:p>105.3 </text:p>
          </table:table-cell>
          <table:table-cell table:style-name="ce5" office:value-type="float" office:value="100.9271" calcext:value-type="float">
            <text:p>100.9 </text:p>
          </table:table-cell>
          <table:table-cell table:style-name="ce5" office:value-type="float" office:value="102.3122" calcext:value-type="float">
            <text:p>102.3 </text:p>
          </table:table-cell>
          <table:table-cell table:style-name="ce5" office:value-type="float" office:value="100.35" calcext:value-type="float">
            <text:p>100.4 </text:p>
          </table:table-cell>
          <table:table-cell table:style-name="ce5" office:value-type="float" office:value="97.51721" calcext:value-type="float">
            <text:p>97.5 </text:p>
          </table:table-cell>
          <table:table-cell table:style-name="ce5" office:value-type="float" office:value="99.94761" calcext:value-type="float">
            <text:p>99.9 </text:p>
          </table:table-cell>
          <table:table-cell table:style-name="ce5" office:value-type="float" office:value="104.8" calcext:value-type="float">
            <text:p>104.8 </text:p>
          </table:table-cell>
          <table:table-cell table:style-name="ce5" office:value-type="float" office:value="100.2408" calcext:value-type="float">
            <text:p>100.2 </text:p>
          </table:table-cell>
        </table:table-row>
        <table:table-row table:style-name="ro1">
          <table:table-cell office:value-type="string" calcext:value-type="string">
            <text:p>2020M5</text:p>
          </table:table-cell>
          <table:table-cell office:value-type="float" office:value="104.9638" calcext:value-type="float">
            <text:p>105.0 </text:p>
          </table:table-cell>
          <table:table-cell office:value-type="float" office:value="103.6033" calcext:value-type="float">
            <text:p>103.6 </text:p>
          </table:table-cell>
          <table:table-cell office:value-type="float" office:value="110.7174" calcext:value-type="float">
            <text:p>110.7 </text:p>
          </table:table-cell>
          <table:table-cell office:value-type="float" office:value="100.5014" calcext:value-type="float">
            <text:p>100.5 </text:p>
          </table:table-cell>
          <table:table-cell office:value-type="float" office:value="109.9" calcext:value-type="float">
            <text:p>109.9 </text:p>
          </table:table-cell>
          <table:table-cell office:value-type="float" office:value="98.2" calcext:value-type="float">
            <text:p>98.2 </text:p>
          </table:table-cell>
          <table:table-cell office:value-type="float" office:value="98.33" calcext:value-type="float">
            <text:p>98.3 </text:p>
          </table:table-cell>
          <table:table-cell office:value-type="float" office:value="98.16718" calcext:value-type="float">
            <text:p>98.2 </text:p>
          </table:table-cell>
          <table:table-cell office:value-type="float" office:value="111.5633" calcext:value-type="float">
            <text:p>111.6 </text:p>
          </table:table-cell>
          <table:table-cell office:value-type="float" office:value="91.36909" calcext:value-type="float">
            <text:p>91.4 </text:p>
          </table:table-cell>
          <table:table-cell office:value-type="float" office:value="99.59211" calcext:value-type="float">
            <text:p>99.6 </text:p>
          </table:table-cell>
          <table:table-cell office:value-type="float" office:value="101.7" calcext:value-type="float">
            <text:p>101.7 </text:p>
          </table:table-cell>
          <table:table-cell office:value-type="float" office:value="103.2" calcext:value-type="float">
            <text:p>103.2 </text:p>
          </table:table-cell>
          <table:table-cell office:value-type="float" office:value="102.1006" calcext:value-type="float">
            <text:p>102.1 </text:p>
          </table:table-cell>
          <table:table-cell office:value-type="float" office:value="106.7588" calcext:value-type="float">
            <text:p>106.8 </text:p>
          </table:table-cell>
          <table:table-cell office:value-type="float" office:value="106.5248" calcext:value-type="float">
            <text:p>106.5 </text:p>
          </table:table-cell>
          <table:table-cell office:value-type="float" office:value="104.8" calcext:value-type="float">
            <text:p>104.8 </text:p>
          </table:table-cell>
          <table:table-cell office:value-type="float" office:value="124.4353" calcext:value-type="float">
            <text:p>124.4 </text:p>
          </table:table-cell>
          <table:table-cell office:value-type="float" office:value="105.82" calcext:value-type="float">
            <text:p>105.8 </text:p>
          </table:table-cell>
          <table:table-cell office:value-type="float" office:value="105.0622" calcext:value-type="float">
            <text:p>105.1 </text:p>
          </table:table-cell>
          <table:table-cell office:value-type="float" office:value="100.3506" calcext:value-type="float">
            <text:p>100.4 </text:p>
          </table:table-cell>
          <table:table-cell office:value-type="float" office:value="102.6949" calcext:value-type="float">
            <text:p>102.7 </text:p>
          </table:table-cell>
          <table:table-cell office:value-type="float" office:value="101.12" calcext:value-type="float">
            <text:p>101.1 </text:p>
          </table:table-cell>
          <table:table-cell office:value-type="float" office:value="97.72839" calcext:value-type="float">
            <text:p>97.7 </text:p>
          </table:table-cell>
          <table:table-cell office:value-type="float" office:value="99.90211" calcext:value-type="float">
            <text:p>99.9 </text:p>
          </table:table-cell>
          <table:table-cell office:value-type="float" office:value="104.8" calcext:value-type="float">
            <text:p>104.8 </text:p>
          </table:table-cell>
          <table:table-cell office:value-type="float" office:value="100.199" calcext:value-type="float">
            <text:p>100.2 </text:p>
          </table:table-cell>
        </table:table-row>
        <table:table-row table:style-name="ro1">
          <table:table-cell office:value-type="string" calcext:value-type="string">
            <text:p>2020M6</text:p>
          </table:table-cell>
          <table:table-cell table:style-name="ce5" office:value-type="float" office:value="105.0692" calcext:value-type="float">
            <text:p>105.1 </text:p>
          </table:table-cell>
          <table:table-cell table:style-name="ce5" office:value-type="float" office:value="104.9732" calcext:value-type="float">
            <text:p>105.0 </text:p>
          </table:table-cell>
          <table:table-cell table:style-name="ce5" office:value-type="float" office:value="110.516" calcext:value-type="float">
            <text:p>110.5 </text:p>
          </table:table-cell>
          <table:table-cell table:style-name="ce5" office:value-type="float" office:value="100.6016" calcext:value-type="float">
            <text:p>100.6 </text:p>
          </table:table-cell>
          <table:table-cell table:style-name="ce5" office:value-type="float" office:value="110.6" calcext:value-type="float">
            <text:p>110.6 </text:p>
          </table:table-cell>
          <table:table-cell table:style-name="ce5" office:value-type="float" office:value="98.3" calcext:value-type="float">
            <text:p>98.3 </text:p>
          </table:table-cell>
          <table:table-cell table:style-name="ce5" office:value-type="float" office:value="98.01" calcext:value-type="float">
            <text:p>98.0 </text:p>
          </table:table-cell>
          <table:table-cell table:style-name="ce5" office:value-type="float" office:value="99.10968" calcext:value-type="float">
            <text:p>99.1 </text:p>
          </table:table-cell>
          <table:table-cell table:style-name="ce5" office:value-type="float" office:value="112.0891" calcext:value-type="float">
            <text:p>112.1 </text:p>
          </table:table-cell>
          <table:table-cell table:style-name="ce5" office:value-type="float" office:value="90.88871" calcext:value-type="float">
            <text:p>90.9 </text:p>
          </table:table-cell>
          <table:table-cell table:style-name="ce5" office:value-type="float" office:value="99.49222" calcext:value-type="float">
            <text:p>99.5 </text:p>
          </table:table-cell>
          <table:table-cell table:style-name="ce5" office:value-type="float" office:value="101.6" calcext:value-type="float">
            <text:p>101.6 </text:p>
          </table:table-cell>
          <table:table-cell table:style-name="ce5" office:value-type="float" office:value="103" calcext:value-type="float">
            <text:p>103.0 </text:p>
          </table:table-cell>
          <table:table-cell table:style-name="ce5" office:value-type="float" office:value="102.6374" calcext:value-type="float">
            <text:p>102.6 </text:p>
          </table:table-cell>
          <table:table-cell table:style-name="ce5" office:value-type="float" office:value="106.8298" calcext:value-type="float">
            <text:p>106.8 </text:p>
          </table:table-cell>
          <table:table-cell table:style-name="ce5" office:value-type="float" office:value="106.5639" calcext:value-type="float">
            <text:p>106.6 </text:p>
          </table:table-cell>
          <table:table-cell table:style-name="ce5" office:value-type="float" office:value="105.4" calcext:value-type="float">
            <text:p>105.4 </text:p>
          </table:table-cell>
          <table:table-cell table:style-name="ce5" office:value-type="float" office:value="125.5249" calcext:value-type="float">
            <text:p>125.5 </text:p>
          </table:table-cell>
          <table:table-cell table:style-name="ce5" office:value-type="float" office:value="105.98" calcext:value-type="float">
            <text:p>106.0 </text:p>
          </table:table-cell>
          <table:table-cell table:style-name="ce5" office:value-type="float" office:value="105.3942" calcext:value-type="float">
            <text:p>105.4 </text:p>
          </table:table-cell>
          <table:table-cell table:style-name="ce5" office:value-type="float" office:value="101.0485" calcext:value-type="float">
            <text:p>101.0 </text:p>
          </table:table-cell>
          <table:table-cell table:style-name="ce5" office:value-type="float" office:value="102.376" calcext:value-type="float">
            <text:p>102.4 </text:p>
          </table:table-cell>
          <table:table-cell table:style-name="ce5" office:value-type="float" office:value="102.62" calcext:value-type="float">
            <text:p>102.6 </text:p>
          </table:table-cell>
          <table:table-cell table:style-name="ce5" office:value-type="float" office:value="98.62169" calcext:value-type="float">
            <text:p>98.6 </text:p>
          </table:table-cell>
          <table:table-cell table:style-name="ce5" office:value-type="float" office:value="100.0675" calcext:value-type="float">
            <text:p>100.1 </text:p>
          </table:table-cell>
          <table:table-cell table:style-name="ce5" office:value-type="float" office:value="104.9" calcext:value-type="float">
            <text:p>104.9 </text:p>
          </table:table-cell>
          <table:table-cell table:style-name="ce5" office:value-type="float" office:value="101.054" calcext:value-type="float">
            <text:p>101.1 </text:p>
          </table:table-cell>
        </table:table-row>
        <table:table-row table:style-name="ro1">
          <table:table-cell office:value-type="string" calcext:value-type="string">
            <text:p>2020M7</text:p>
          </table:table-cell>
          <table:table-cell office:value-type="float" office:value="104.5418" calcext:value-type="float">
            <text:p>104.5 </text:p>
          </table:table-cell>
          <table:table-cell office:value-type="float" office:value="105.2301" calcext:value-type="float">
            <text:p>105.2 </text:p>
          </table:table-cell>
          <table:table-cell office:value-type="float" office:value="110.8128" calcext:value-type="float">
            <text:p>110.8 </text:p>
          </table:table-cell>
          <table:table-cell office:value-type="float" office:value="101.2291" calcext:value-type="float">
            <text:p>101.2 </text:p>
          </table:table-cell>
          <table:table-cell office:value-type="float" office:value="110.4" calcext:value-type="float">
            <text:p>110.4 </text:p>
          </table:table-cell>
          <table:table-cell office:value-type="float" office:value="98.9" calcext:value-type="float">
            <text:p>98.9 </text:p>
          </table:table-cell>
          <table:table-cell office:value-type="float" office:value="98.04" calcext:value-type="float">
            <text:p>98.0 </text:p>
          </table:table-cell>
          <table:table-cell office:value-type="float" office:value="95.89243" calcext:value-type="float">
            <text:p>95.9 </text:p>
          </table:table-cell>
          <table:table-cell office:value-type="float" office:value="113.2912" calcext:value-type="float">
            <text:p>113.3 </text:p>
          </table:table-cell>
          <table:table-cell office:value-type="float" office:value="91.46517" calcext:value-type="float">
            <text:p>91.5 </text:p>
          </table:table-cell>
          <table:table-cell office:value-type="float" office:value="99.692" calcext:value-type="float">
            <text:p>99.7 </text:p>
          </table:table-cell>
          <table:table-cell office:value-type="float" office:value="101.2" calcext:value-type="float">
            <text:p>101.2 </text:p>
          </table:table-cell>
          <table:table-cell office:value-type="float" office:value="103.1" calcext:value-type="float">
            <text:p>103.1 </text:p>
          </table:table-cell>
          <table:table-cell office:value-type="float" office:value="102.2554" calcext:value-type="float">
            <text:p>102.3 </text:p>
          </table:table-cell>
          <table:table-cell office:value-type="float" office:value="106.9504" calcext:value-type="float">
            <text:p>107.0 </text:p>
          </table:table-cell>
          <table:table-cell office:value-type="float" office:value="105.8537" calcext:value-type="float">
            <text:p>105.9 </text:p>
          </table:table-cell>
          <table:table-cell office:value-type="float" office:value="104.11" calcext:value-type="float">
            <text:p>104.1 </text:p>
          </table:table-cell>
          <table:table-cell office:value-type="float" office:value="126.8178" calcext:value-type="float">
            <text:p>126.8 </text:p>
          </table:table-cell>
          <table:table-cell office:value-type="float" office:value="105.18" calcext:value-type="float">
            <text:p>105.2 </text:p>
          </table:table-cell>
          <table:table-cell office:value-type="float" office:value="104.8963" calcext:value-type="float">
            <text:p>104.9 </text:p>
          </table:table-cell>
          <table:table-cell office:value-type="float" office:value="99.77412" calcext:value-type="float">
            <text:p>99.8 </text:p>
          </table:table-cell>
          <table:table-cell office:value-type="float" office:value="102.1847" calcext:value-type="float">
            <text:p>102.2 </text:p>
          </table:table-cell>
          <table:table-cell office:value-type="float" office:value="101.58" calcext:value-type="float">
            <text:p>101.6 </text:p>
          </table:table-cell>
          <table:table-cell office:value-type="float" office:value="97.00404" calcext:value-type="float">
            <text:p>97.0 </text:p>
          </table:table-cell>
          <table:table-cell office:value-type="float" office:value="99.43762" calcext:value-type="float">
            <text:p>99.4 </text:p>
          </table:table-cell>
          <table:table-cell office:value-type="float" office:value="105" calcext:value-type="float">
            <text:p>105.0 </text:p>
          </table:table-cell>
          <table:table-cell office:value-type="float" office:value="101.5883" calcext:value-type="float">
            <text:p>101.6 </text:p>
          </table:table-cell>
        </table:table-row>
        <table:table-row table:style-name="ro1">
          <table:table-cell office:value-type="string" calcext:value-type="string">
            <text:p>2020M8</text:p>
          </table:table-cell>
          <table:table-cell table:style-name="ce5" office:value-type="float" office:value="104.1198" calcext:value-type="float">
            <text:p>104.1 </text:p>
          </table:table-cell>
          <table:table-cell table:style-name="ce5" office:value-type="float" office:value="104.7164" calcext:value-type="float">
            <text:p>104.7 </text:p>
          </table:table-cell>
          <table:table-cell table:style-name="ce5" office:value-type="float" office:value="111.0671" calcext:value-type="float">
            <text:p>111.1 </text:p>
          </table:table-cell>
          <table:table-cell table:style-name="ce5" office:value-type="float" office:value="101.8049" calcext:value-type="float">
            <text:p>101.8 </text:p>
          </table:table-cell>
          <table:table-cell table:style-name="ce5" office:value-type="float" office:value="110.3" calcext:value-type="float">
            <text:p>110.3 </text:p>
          </table:table-cell>
          <table:table-cell table:style-name="ce5" office:value-type="float" office:value="98.8" calcext:value-type="float">
            <text:p>98.8 </text:p>
          </table:table-cell>
          <table:table-cell table:style-name="ce5" office:value-type="float" office:value="96.87" calcext:value-type="float">
            <text:p>96.9 </text:p>
          </table:table-cell>
          <table:table-cell table:style-name="ce5" office:value-type="float" office:value="95.17616" calcext:value-type="float">
            <text:p>95.2 </text:p>
          </table:table-cell>
          <table:table-cell table:style-name="ce5" office:value-type="float" office:value="112.9907" calcext:value-type="float">
            <text:p>113.0 </text:p>
          </table:table-cell>
          <table:table-cell table:style-name="ce5" office:value-type="float" office:value="91.08086" calcext:value-type="float">
            <text:p>91.1 </text:p>
          </table:table-cell>
          <table:table-cell table:style-name="ce5" office:value-type="float" office:value="99.692" calcext:value-type="float">
            <text:p>99.7 </text:p>
          </table:table-cell>
          <table:table-cell table:style-name="ce5" office:value-type="float" office:value="101.1" calcext:value-type="float">
            <text:p>101.1 </text:p>
          </table:table-cell>
          <table:table-cell table:style-name="ce5" office:value-type="float" office:value="103.8" calcext:value-type="float">
            <text:p>103.8 </text:p>
          </table:table-cell>
          <table:table-cell table:style-name="ce5" office:value-type="float" office:value="103.1537" calcext:value-type="float">
            <text:p>103.2 </text:p>
          </table:table-cell>
          <table:table-cell table:style-name="ce5" office:value-type="float" office:value="105.9729" calcext:value-type="float">
            <text:p>106.0 </text:p>
          </table:table-cell>
          <table:table-cell table:style-name="ce5" office:value-type="float" office:value="105.4667" calcext:value-type="float">
            <text:p>105.5 </text:p>
          </table:table-cell>
          <table:table-cell table:style-name="ce5" office:value-type="float" office:value="105.55" calcext:value-type="float">
            <text:p>105.6 </text:p>
          </table:table-cell>
          <table:table-cell table:style-name="ce5" office:value-type="float" office:value="127.469" calcext:value-type="float">
            <text:p>127.5 </text:p>
          </table:table-cell>
          <table:table-cell table:style-name="ce5" office:value-type="float" office:value="105.11" calcext:value-type="float">
            <text:p>105.1 </text:p>
          </table:table-cell>
          <table:table-cell table:style-name="ce5" office:value-type="float" office:value="104.5643" calcext:value-type="float">
            <text:p>104.6 </text:p>
          </table:table-cell>
          <table:table-cell table:style-name="ce5" office:value-type="float" office:value="99.23808" calcext:value-type="float">
            <text:p>99.2 </text:p>
          </table:table-cell>
          <table:table-cell table:style-name="ce5" office:value-type="float" office:value="101.9295" calcext:value-type="float">
            <text:p>101.9 </text:p>
          </table:table-cell>
          <table:table-cell table:style-name="ce5" office:value-type="float" office:value="101.5" calcext:value-type="float">
            <text:p>101.5 </text:p>
          </table:table-cell>
          <table:table-cell table:style-name="ce5" office:value-type="float" office:value="96.9069" calcext:value-type="float">
            <text:p>96.9 </text:p>
          </table:table-cell>
          <table:table-cell table:style-name="ce5" office:value-type="float" office:value="99.58752" calcext:value-type="float">
            <text:p>99.6 </text:p>
          </table:table-cell>
          <table:table-cell table:style-name="ce5" office:value-type="float" office:value="105.2" calcext:value-type="float">
            <text:p>105.2 </text:p>
          </table:table-cell>
          <table:table-cell table:style-name="ce5" office:value-type="float" office:value="102.2717" calcext:value-type="float">
            <text:p>102.3 </text:p>
          </table:table-cell>
        </table:table-row>
        <table:table-row table:style-name="ro1">
          <table:table-cell office:value-type="string" calcext:value-type="string">
            <text:p>2020M9</text:p>
          </table:table-cell>
          <table:table-cell office:value-type="float" office:value="105.8077" calcext:value-type="float">
            <text:p>105.8 </text:p>
          </table:table-cell>
          <table:table-cell office:value-type="float" office:value="104.6308" calcext:value-type="float">
            <text:p>104.6 </text:p>
          </table:table-cell>
          <table:table-cell office:value-type="float" office:value="112.2966" calcext:value-type="float">
            <text:p>112.3 </text:p>
          </table:table-cell>
          <table:table-cell office:value-type="float" office:value="102.0882" calcext:value-type="float">
            <text:p>102.1 </text:p>
          </table:table-cell>
          <table:table-cell office:value-type="float" office:value="110.1" calcext:value-type="float">
            <text:p>110.1 </text:p>
          </table:table-cell>
          <table:table-cell office:value-type="float" office:value="98.9" calcext:value-type="float">
            <text:p>98.9 </text:p>
          </table:table-cell>
          <table:table-cell office:value-type="float" office:value="98.39" calcext:value-type="float">
            <text:p>98.4 </text:p>
          </table:table-cell>
          <table:table-cell office:value-type="float" office:value="98.90414" calcext:value-type="float">
            <text:p>98.9 </text:p>
          </table:table-cell>
          <table:table-cell office:value-type="float" office:value="112.7653" calcext:value-type="float">
            <text:p>112.8 </text:p>
          </table:table-cell>
          <table:table-cell office:value-type="float" office:value="90.69656" calcext:value-type="float">
            <text:p>90.7 </text:p>
          </table:table-cell>
          <table:table-cell office:value-type="float" office:value="99.692" calcext:value-type="float">
            <text:p>99.7 </text:p>
          </table:table-cell>
          <table:table-cell office:value-type="float" office:value="100.8" calcext:value-type="float">
            <text:p>100.8 </text:p>
          </table:table-cell>
          <table:table-cell office:value-type="float" office:value="104" calcext:value-type="float">
            <text:p>104.0 </text:p>
          </table:table-cell>
          <table:table-cell office:value-type="float" office:value="104.6301" calcext:value-type="float">
            <text:p>104.6 </text:p>
          </table:table-cell>
          <table:table-cell office:value-type="float" office:value="106.0714" calcext:value-type="float">
            <text:p>106.1 </text:p>
          </table:table-cell>
          <table:table-cell office:value-type="float" office:value="106.2019" calcext:value-type="float">
            <text:p>106.2 </text:p>
          </table:table-cell>
          <table:table-cell office:value-type="float" office:value="105.47" calcext:value-type="float">
            <text:p>105.5 </text:p>
          </table:table-cell>
          <table:table-cell office:value-type="float" office:value="127.7545" calcext:value-type="float">
            <text:p>127.8 </text:p>
          </table:table-cell>
          <table:table-cell office:value-type="float" office:value="106.25" calcext:value-type="float">
            <text:p>106.3 </text:p>
          </table:table-cell>
          <table:table-cell office:value-type="float" office:value="104.8133" calcext:value-type="float">
            <text:p>104.8 </text:p>
          </table:table-cell>
          <table:table-cell office:value-type="float" office:value="101.1395" calcext:value-type="float">
            <text:p>101.1 </text:p>
          </table:table-cell>
          <table:table-cell office:value-type="float" office:value="101.9295" calcext:value-type="float">
            <text:p>101.9 </text:p>
          </table:table-cell>
          <table:table-cell office:value-type="float" office:value="102.04" calcext:value-type="float">
            <text:p>102.0 </text:p>
          </table:table-cell>
          <table:table-cell office:value-type="float" office:value="97.87516" calcext:value-type="float">
            <text:p>97.9 </text:p>
          </table:table-cell>
          <table:table-cell office:value-type="float" office:value="99.97334" calcext:value-type="float">
            <text:p>100.0 </text:p>
          </table:table-cell>
          <table:table-cell office:value-type="float" office:value="105.6" calcext:value-type="float">
            <text:p>105.6 </text:p>
          </table:table-cell>
          <table:table-cell office:value-type="float" office:value="102.6037" calcext:value-type="float">
            <text:p>102.6 </text:p>
          </table:table-cell>
        </table:table-row>
        <table:table-row table:style-name="ro1">
          <table:table-cell office:value-type="string" calcext:value-type="string">
            <text:p>2020M10</text:p>
          </table:table-cell>
          <table:table-cell table:style-name="ce5" office:value-type="float" office:value="106.2296" calcext:value-type="float">
            <text:p>106.2 </text:p>
          </table:table-cell>
          <table:table-cell table:style-name="ce5" office:value-type="float" office:value="105.2301" calcext:value-type="float">
            <text:p>105.2 </text:p>
          </table:table-cell>
          <table:table-cell table:style-name="ce5" office:value-type="float" office:value="113.2717" calcext:value-type="float">
            <text:p>113.3 </text:p>
          </table:table-cell>
          <table:table-cell table:style-name="ce5" office:value-type="float" office:value="102.4014" calcext:value-type="float">
            <text:p>102.4 </text:p>
          </table:table-cell>
          <table:table-cell table:style-name="ce5" office:value-type="float" office:value="110.3" calcext:value-type="float">
            <text:p>110.3 </text:p>
          </table:table-cell>
          <table:table-cell table:style-name="ce5" office:value-type="float" office:value="99.2" calcext:value-type="float">
            <text:p>99.2 </text:p>
          </table:table-cell>
          <table:table-cell table:style-name="ce5" office:value-type="float" office:value="98.74" calcext:value-type="float">
            <text:p>98.7 </text:p>
          </table:table-cell>
          <table:table-cell table:style-name="ce5" office:value-type="float" office:value="99.242" calcext:value-type="float">
            <text:p>99.2 </text:p>
          </table:table-cell>
          <table:table-cell table:style-name="ce5" office:value-type="float" office:value="113.1409" calcext:value-type="float">
            <text:p>113.1 </text:p>
          </table:table-cell>
          <table:table-cell table:style-name="ce5" office:value-type="float" office:value="90.31225" calcext:value-type="float">
            <text:p>90.3 </text:p>
          </table:table-cell>
          <table:table-cell table:style-name="ce5" office:value-type="float" office:value="100.2914" calcext:value-type="float">
            <text:p>100.3 </text:p>
          </table:table-cell>
          <table:table-cell table:style-name="ce5" office:value-type="float" office:value="101.4" calcext:value-type="float">
            <text:p>101.4 </text:p>
          </table:table-cell>
          <table:table-cell table:style-name="ce5" office:value-type="float" office:value="103.8" calcext:value-type="float">
            <text:p>103.8 </text:p>
          </table:table-cell>
          <table:table-cell table:style-name="ce5" office:value-type="float" office:value="104.6198" calcext:value-type="float">
            <text:p>104.6 </text:p>
          </table:table-cell>
          <table:table-cell table:style-name="ce5" office:value-type="float" office:value="106.2415" calcext:value-type="float">
            <text:p>106.2 </text:p>
          </table:table-cell>
          <table:table-cell table:style-name="ce5" office:value-type="float" office:value="106.6199" calcext:value-type="float">
            <text:p>106.6 </text:p>
          </table:table-cell>
          <table:table-cell table:style-name="ce5" office:value-type="float" office:value="105.69" calcext:value-type="float">
            <text:p>105.7 </text:p>
          </table:table-cell>
          <table:table-cell table:style-name="ce5" office:value-type="float" office:value="128.3602" calcext:value-type="float">
            <text:p>128.4 </text:p>
          </table:table-cell>
          <table:table-cell table:style-name="ce5" office:value-type="float" office:value="107" calcext:value-type="float">
            <text:p>107.0 </text:p>
          </table:table-cell>
          <table:table-cell table:style-name="ce5" office:value-type="float" office:value="105.0622" calcext:value-type="float">
            <text:p>105.1 </text:p>
          </table:table-cell>
          <table:table-cell table:style-name="ce5" office:value-type="float" office:value="101.5036" calcext:value-type="float">
            <text:p>101.5 </text:p>
          </table:table-cell>
          <table:table-cell table:style-name="ce5" office:value-type="float" office:value="102.1847" calcext:value-type="float">
            <text:p>102.2 </text:p>
          </table:table-cell>
          <table:table-cell table:style-name="ce5" office:value-type="float" office:value="103.01" calcext:value-type="float">
            <text:p>103.0 </text:p>
          </table:table-cell>
          <table:table-cell table:style-name="ce5" office:value-type="float" office:value="99.16759" calcext:value-type="float">
            <text:p>99.2 </text:p>
          </table:table-cell>
          <table:table-cell table:style-name="ce5" office:value-type="float" office:value="99.94284" calcext:value-type="float">
            <text:p>99.9 </text:p>
          </table:table-cell>
          <table:table-cell table:style-name="ce5" office:value-type="float" office:value="105.7" calcext:value-type="float">
            <text:p>105.7 </text:p>
          </table:table-cell>
          <table:table-cell table:style-name="ce5" office:value-type="float" office:value="102.6415" calcext:value-type="float">
            <text:p>102.6 </text:p>
          </table:table-cell>
        </table:table-row>
        <table:table-row table:style-name="ro1">
          <table:table-cell office:value-type="string" calcext:value-type="string">
            <text:p>2020M11</text:p>
          </table:table-cell>
          <table:table-cell office:value-type="float" office:value="106.2296" calcext:value-type="float">
            <text:p>106.2 </text:p>
          </table:table-cell>
          <table:table-cell office:value-type="float" office:value="105.487" calcext:value-type="float">
            <text:p>105.5 </text:p>
          </table:table-cell>
          <table:table-cell office:value-type="float" office:value="112.9114" calcext:value-type="float">
            <text:p>112.9 </text:p>
          </table:table-cell>
          <table:table-cell office:value-type="float" office:value="102.5069" calcext:value-type="float">
            <text:p>102.5 </text:p>
          </table:table-cell>
          <table:table-cell office:value-type="float" office:value="110.2" calcext:value-type="float">
            <text:p>110.2 </text:p>
          </table:table-cell>
          <table:table-cell office:value-type="float" office:value="99.4" calcext:value-type="float">
            <text:p>99.4 </text:p>
          </table:table-cell>
          <table:table-cell office:value-type="float" office:value="98.42" calcext:value-type="float">
            <text:p>98.4 </text:p>
          </table:table-cell>
          <table:table-cell office:value-type="float" office:value="97.66512" calcext:value-type="float">
            <text:p>97.7 </text:p>
          </table:table-cell>
          <table:table-cell office:value-type="float" office:value="112.9907" calcext:value-type="float">
            <text:p>113.0 </text:p>
          </table:table-cell>
          <table:table-cell office:value-type="float" office:value="90.5044" calcext:value-type="float">
            <text:p>90.5 </text:p>
          </table:table-cell>
          <table:table-cell office:value-type="float" office:value="99.99168" calcext:value-type="float">
            <text:p>100.0 </text:p>
          </table:table-cell>
          <table:table-cell office:value-type="float" office:value="101.6" calcext:value-type="float">
            <text:p>101.6 </text:p>
          </table:table-cell>
          <table:table-cell office:value-type="float" office:value="102.8" calcext:value-type="float">
            <text:p>102.8 </text:p>
          </table:table-cell>
          <table:table-cell office:value-type="float" office:value="103.2156" calcext:value-type="float">
            <text:p>103.2 </text:p>
          </table:table-cell>
          <table:table-cell office:value-type="float" office:value="106.0823" calcext:value-type="float">
            <text:p>106.1 </text:p>
          </table:table-cell>
          <table:table-cell office:value-type="float" office:value="106.4503" calcext:value-type="float">
            <text:p>106.5 </text:p>
          </table:table-cell>
          <table:table-cell office:value-type="float" office:value="105.59" calcext:value-type="float">
            <text:p>105.6 </text:p>
          </table:table-cell>
          <table:table-cell office:value-type="float" office:value="127.5466" calcext:value-type="float">
            <text:p>127.5 </text:p>
          </table:table-cell>
          <table:table-cell office:value-type="float" office:value="106.49" calcext:value-type="float">
            <text:p>106.5 </text:p>
          </table:table-cell>
          <table:table-cell office:value-type="float" office:value="105.0622" calcext:value-type="float">
            <text:p>105.1 </text:p>
          </table:table-cell>
          <table:table-cell office:value-type="float" office:value="101.5036" calcext:value-type="float">
            <text:p>101.5 </text:p>
          </table:table-cell>
          <table:table-cell office:value-type="float" office:value="102.1847" calcext:value-type="float">
            <text:p>102.2 </text:p>
          </table:table-cell>
          <table:table-cell office:value-type="float" office:value="101.94" calcext:value-type="float">
            <text:p>101.9 </text:p>
          </table:table-cell>
          <table:table-cell office:value-type="float" office:value="100.3998" calcext:value-type="float">
            <text:p>100.4 </text:p>
          </table:table-cell>
          <table:table-cell office:value-type="float" office:value="99.62685" calcext:value-type="float">
            <text:p>99.6 </text:p>
          </table:table-cell>
          <table:table-cell office:value-type="float" office:value="105.4" calcext:value-type="float">
            <text:p>105.4 </text:p>
          </table:table-cell>
          <table:table-cell office:value-type="float" office:value="102.141" calcext:value-type="float">
            <text:p>102.1 </text:p>
          </table:table-cell>
        </table:table-row>
        <table:table-row table:style-name="ro1">
          <table:table-cell office:value-type="string" calcext:value-type="string">
            <text:p>2020M12</text:p>
          </table:table-cell>
          <table:table-cell table:style-name="ce5" office:value-type="float" office:value="106.1242" calcext:value-type="float">
            <text:p>106.1 </text:p>
          </table:table-cell>
          <table:table-cell table:style-name="ce5" office:value-type="float" office:value="104.8876" calcext:value-type="float">
            <text:p>104.9 </text:p>
          </table:table-cell>
          <table:table-cell table:style-name="ce5" office:value-type="float" office:value="113.3989" calcext:value-type="float">
            <text:p>113.4 </text:p>
          </table:table-cell>
          <table:table-cell table:style-name="ce5" office:value-type="float" office:value="103.3763" calcext:value-type="float">
            <text:p>103.4 </text:p>
          </table:table-cell>
          <table:table-cell table:style-name="ce5" office:value-type="float" office:value="109.8" calcext:value-type="float">
            <text:p>109.8 </text:p>
          </table:table-cell>
          <table:table-cell table:style-name="ce5" office:value-type="float" office:value="99.2" calcext:value-type="float">
            <text:p>99.2 </text:p>
          </table:table-cell>
          <table:table-cell table:style-name="ce5" office:value-type="float" office:value="98.02" calcext:value-type="float">
            <text:p>98.0 </text:p>
          </table:table-cell>
          <table:table-cell table:style-name="ce5" office:value-type="float" office:value="98.72766" calcext:value-type="float">
            <text:p>98.7 </text:p>
          </table:table-cell>
          <table:table-cell table:style-name="ce5" office:value-type="float" office:value="113.5166" calcext:value-type="float">
            <text:p>113.5 </text:p>
          </table:table-cell>
          <table:table-cell table:style-name="ce5" office:value-type="float" office:value="89.44756" calcext:value-type="float">
            <text:p>89.4 </text:p>
          </table:table-cell>
          <table:table-cell table:style-name="ce5" office:value-type="float" office:value="99.89178" calcext:value-type="float">
            <text:p>99.9 </text:p>
          </table:table-cell>
          <table:table-cell table:style-name="ce5" office:value-type="float" office:value="101.6" calcext:value-type="float">
            <text:p>101.6 </text:p>
          </table:table-cell>
          <table:table-cell table:style-name="ce5" office:value-type="float" office:value="102.2" calcext:value-type="float">
            <text:p>102.2 </text:p>
          </table:table-cell>
          <table:table-cell table:style-name="ce5" office:value-type="float" office:value="103.5047" calcext:value-type="float">
            <text:p>103.5 </text:p>
          </table:table-cell>
          <table:table-cell table:style-name="ce5" office:value-type="float" office:value="105.7662" calcext:value-type="float">
            <text:p>105.8 </text:p>
          </table:table-cell>
          <table:table-cell table:style-name="ce5" office:value-type="float" office:value="106.0517" calcext:value-type="float">
            <text:p>106.1 </text:p>
          </table:table-cell>
          <table:table-cell table:style-name="ce5" office:value-type="float" office:value="105.79" calcext:value-type="float">
            <text:p>105.8 </text:p>
          </table:table-cell>
          <table:table-cell table:style-name="ce5" office:value-type="float" office:value="128.1186" calcext:value-type="float">
            <text:p>128.1 </text:p>
          </table:table-cell>
          <table:table-cell table:style-name="ce5" office:value-type="float" office:value="106.18" calcext:value-type="float">
            <text:p>106.2 </text:p>
          </table:table-cell>
          <table:table-cell table:style-name="ce5" office:value-type="float" office:value="105.3112" calcext:value-type="float">
            <text:p>105.3 </text:p>
          </table:table-cell>
          <table:table-cell table:style-name="ce5" office:value-type="float" office:value="100.8968" calcext:value-type="float">
            <text:p>100.9 </text:p>
          </table:table-cell>
          <table:table-cell table:style-name="ce5" office:value-type="float" office:value="102.1209" calcext:value-type="float">
            <text:p>102.1 </text:p>
          </table:table-cell>
          <table:table-cell table:style-name="ce5" office:value-type="float" office:value="101.89" calcext:value-type="float">
            <text:p>101.9 </text:p>
          </table:table-cell>
          <table:table-cell table:style-name="ce5" office:value-type="float" office:value="100.8877" calcext:value-type="float">
            <text:p>100.9 </text:p>
          </table:table-cell>
          <table:table-cell table:style-name="ce5" office:value-type="float" office:value="99.33492" calcext:value-type="float">
            <text:p>99.3 </text:p>
          </table:table-cell>
          <table:table-cell table:style-name="ce5" office:value-type="float" office:value="105.6" calcext:value-type="float">
            <text:p>105.6 </text:p>
          </table:table-cell>
          <table:table-cell table:style-name="ce5" office:value-type="float" office:value="102.3994" calcext:value-type="float">
            <text:p>102.4 </text:p>
          </table:table-cell>
        </table:table-row>
        <table:table-row table:style-name="ro1">
          <table:table-cell office:value-type="string" calcext:value-type="string">
            <text:p>2021M1</text:p>
          </table:table-cell>
          <table:table-cell office:value-type="float" office:value="105.1747" calcext:value-type="float">
            <text:p>105.2 </text:p>
          </table:table-cell>
          <table:table-cell office:value-type="float" office:value="106.0007" calcext:value-type="float">
            <text:p>106.0 </text:p>
          </table:table-cell>
          <table:table-cell office:value-type="float" office:value="114.5648" calcext:value-type="float">
            <text:p>114.6 </text:p>
          </table:table-cell>
          <table:table-cell office:value-type="float" office:value="103.6058" calcext:value-type="float">
            <text:p>103.6 </text:p>
          </table:table-cell>
          <table:table-cell office:value-type="float" office:value="111.4" calcext:value-type="float">
            <text:p>111.4 </text:p>
          </table:table-cell>
          <table:table-cell office:value-type="float" office:value="99.2" calcext:value-type="float">
            <text:p>99.2 </text:p>
          </table:table-cell>
          <table:table-cell office:value-type="float" office:value="97.6" calcext:value-type="float">
            <text:p>97.6 </text:p>
          </table:table-cell>
          <table:table-cell office:value-type="float" office:value="96.49507" calcext:value-type="float">
            <text:p>96.5 </text:p>
          </table:table-cell>
          <table:table-cell office:value-type="float" office:value="114.7186" calcext:value-type="float">
            <text:p>114.7 </text:p>
          </table:table-cell>
          <table:table-cell office:value-type="float" office:value="89.92794" calcext:value-type="float">
            <text:p>89.9 </text:p>
          </table:table-cell>
          <table:table-cell office:value-type="float" office:value="99.44283" calcext:value-type="float">
            <text:p>99.4 </text:p>
          </table:table-cell>
          <table:table-cell office:value-type="float" office:value="102.6" calcext:value-type="float">
            <text:p>102.6 </text:p>
          </table:table-cell>
          <table:table-cell office:value-type="float" office:value="102.5" calcext:value-type="float">
            <text:p>102.5 </text:p>
          </table:table-cell>
          <table:table-cell office:value-type="float" office:value="104.4959" calcext:value-type="float">
            <text:p>104.5 </text:p>
          </table:table-cell>
          <table:table-cell office:value-type="float" office:value="106.2324" calcext:value-type="float">
            <text:p>106.2 </text:p>
          </table:table-cell>
          <table:table-cell office:value-type="float" office:value="106.6375" calcext:value-type="float">
            <text:p>106.6 </text:p>
          </table:table-cell>
          <table:table-cell office:value-type="float" office:value="106.88" calcext:value-type="float">
            <text:p>106.9 </text:p>
          </table:table-cell>
          <table:table-cell office:value-type="float" office:value="129.8501" calcext:value-type="float">
            <text:p>129.9 </text:p>
          </table:table-cell>
          <table:table-cell office:value-type="float" office:value="105.46" calcext:value-type="float">
            <text:p>105.5 </text:p>
          </table:table-cell>
          <table:table-cell office:value-type="float" office:value="106.639" calcext:value-type="float">
            <text:p>106.6 </text:p>
          </table:table-cell>
          <table:table-cell office:value-type="float" office:value="100.2292" calcext:value-type="float">
            <text:p>100.2 </text:p>
          </table:table-cell>
          <table:table-cell office:value-type="float" office:value="102.376" calcext:value-type="float">
            <text:p>102.4 </text:p>
          </table:table-cell>
          <table:table-cell office:value-type="float" office:value="101.55" calcext:value-type="float">
            <text:p>101.6 </text:p>
          </table:table-cell>
          <table:table-cell office:value-type="float" office:value="100.1475" calcext:value-type="float">
            <text:p>100.1 </text:p>
          </table:table-cell>
          <table:table-cell office:value-type="float" office:value="99.37772" calcext:value-type="float">
            <text:p>99.4 </text:p>
          </table:table-cell>
          <table:table-cell office:value-type="float" office:value="105.2" calcext:value-type="float">
            <text:p>105.2 </text:p>
          </table:table-cell>
          <table:table-cell office:value-type="float" office:value="103.3495" calcext:value-type="float">
            <text:p>103.3 </text:p>
          </table:table-cell>
        </table:table-row>
        <table:table-row table:style-name="ro1">
          <table:table-cell office:value-type="string" calcext:value-type="string">
            <text:p>2021M2</text:p>
          </table:table-cell>
          <table:table-cell table:style-name="ce5" office:value-type="float" office:value="105.7022" calcext:value-type="float">
            <text:p>105.7 </text:p>
          </table:table-cell>
          <table:table-cell table:style-name="ce5" office:value-type="float" office:value="107.1994" calcext:value-type="float">
            <text:p>107.2 </text:p>
          </table:table-cell>
          <table:table-cell table:style-name="ce5" office:value-type="float" office:value="114.9146" calcext:value-type="float">
            <text:p>114.9 </text:p>
          </table:table-cell>
          <table:table-cell table:style-name="ce5" office:value-type="float" office:value="103.0279" calcext:value-type="float">
            <text:p>103.0 </text:p>
          </table:table-cell>
          <table:table-cell table:style-name="ce5" office:value-type="float" office:value="111.6" calcext:value-type="float">
            <text:p>111.6 </text:p>
          </table:table-cell>
          <table:table-cell table:style-name="ce5" office:value-type="float" office:value="99.7" calcext:value-type="float">
            <text:p>99.7 </text:p>
          </table:table-cell>
          <table:table-cell table:style-name="ce5" office:value-type="float" office:value="96.69" calcext:value-type="float">
            <text:p>96.7 </text:p>
          </table:table-cell>
          <table:table-cell table:style-name="ce5" office:value-type="float" office:value="96.78875" calcext:value-type="float">
            <text:p>96.8 </text:p>
          </table:table-cell>
          <table:table-cell table:style-name="ce5" office:value-type="float" office:value="115.6952" calcext:value-type="float">
            <text:p>115.7 </text:p>
          </table:table-cell>
          <table:table-cell table:style-name="ce5" office:value-type="float" office:value="90.21617" calcext:value-type="float">
            <text:p>90.2 </text:p>
          </table:table-cell>
          <table:table-cell table:style-name="ce5" office:value-type="float" office:value="99.88073" calcext:value-type="float">
            <text:p>99.9 </text:p>
          </table:table-cell>
          <table:table-cell table:style-name="ce5" office:value-type="float" office:value="102.7" calcext:value-type="float">
            <text:p>102.7 </text:p>
          </table:table-cell>
          <table:table-cell table:style-name="ce5" office:value-type="float" office:value="102.4" calcext:value-type="float">
            <text:p>102.4 </text:p>
          </table:table-cell>
          <table:table-cell table:style-name="ce5" office:value-type="float" office:value="105.3838" calcext:value-type="float">
            <text:p>105.4 </text:p>
          </table:table-cell>
          <table:table-cell table:style-name="ce5" office:value-type="float" office:value="106.911" calcext:value-type="float">
            <text:p>106.9 </text:p>
          </table:table-cell>
          <table:table-cell table:style-name="ce5" office:value-type="float" office:value="106.8068" calcext:value-type="float">
            <text:p>106.8 </text:p>
          </table:table-cell>
          <table:table-cell table:style-name="ce5" office:value-type="float" office:value="105.34" calcext:value-type="float">
            <text:p>105.3 </text:p>
          </table:table-cell>
          <table:table-cell table:style-name="ce5" office:value-type="float" office:value="131.0507" calcext:value-type="float">
            <text:p>131.1 </text:p>
          </table:table-cell>
          <table:table-cell table:style-name="ce5" office:value-type="float" office:value="106.88" calcext:value-type="float">
            <text:p>106.9 </text:p>
          </table:table-cell>
          <table:table-cell table:style-name="ce5" office:value-type="float" office:value="107.0539" calcext:value-type="float">
            <text:p>107.1 </text:p>
          </table:table-cell>
          <table:table-cell table:style-name="ce5" office:value-type="float" office:value="99.59207" calcext:value-type="float">
            <text:p>99.6 </text:p>
          </table:table-cell>
          <table:table-cell table:style-name="ce5" office:value-type="float" office:value="102.6949" calcext:value-type="float">
            <text:p>102.7 </text:p>
          </table:table-cell>
          <table:table-cell table:style-name="ce5" office:value-type="float" office:value="101.77" calcext:value-type="float">
            <text:p>101.8 </text:p>
          </table:table-cell>
          <table:table-cell table:style-name="ce5" office:value-type="float" office:value="98.17821" calcext:value-type="float">
            <text:p>98.2 </text:p>
          </table:table-cell>
          <table:table-cell table:style-name="ce5" office:value-type="float" office:value="99.57738" calcext:value-type="float">
            <text:p>99.6 </text:p>
          </table:table-cell>
          <table:table-cell table:style-name="ce5" office:value-type="float" office:value="105.3" calcext:value-type="float">
            <text:p>105.3 </text:p>
          </table:table-cell>
          <table:table-cell table:style-name="ce5" office:value-type="float" office:value="104.2372" calcext:value-type="float">
            <text:p>104.2 </text:p>
          </table:table-cell>
        </table:table-row>
        <table:table-row table:style-name="ro1">
          <table:table-cell office:value-type="string" calcext:value-type="string">
            <text:p>2021M3</text:p>
          </table:table-cell>
          <table:table-cell office:value-type="float" office:value="107.7065" calcext:value-type="float">
            <text:p>107.7 </text:p>
          </table:table-cell>
          <table:table-cell office:value-type="float" office:value="108.0557" calcext:value-type="float">
            <text:p>108.1 </text:p>
          </table:table-cell>
          <table:table-cell office:value-type="float" office:value="115.1902" calcext:value-type="float">
            <text:p>115.2 </text:p>
          </table:table-cell>
          <table:table-cell office:value-type="float" office:value="102.971" calcext:value-type="float">
            <text:p>103.0 </text:p>
          </table:table-cell>
          <table:table-cell office:value-type="float" office:value="112" calcext:value-type="float">
            <text:p>112.0 </text:p>
          </table:table-cell>
          <table:table-cell office:value-type="float" office:value="99.8" calcext:value-type="float">
            <text:p>99.8 </text:p>
          </table:table-cell>
          <table:table-cell office:value-type="float" office:value="98.19" calcext:value-type="float">
            <text:p>98.2 </text:p>
          </table:table-cell>
          <table:table-cell office:value-type="float" office:value="98.65822" calcext:value-type="float">
            <text:p>98.7 </text:p>
          </table:table-cell>
          <table:table-cell office:value-type="float" office:value="116.8221" calcext:value-type="float">
            <text:p>116.8 </text:p>
          </table:table-cell>
          <table:table-cell office:value-type="float" office:value="91.65733" calcext:value-type="float">
            <text:p>91.7 </text:p>
          </table:table-cell>
          <table:table-cell office:value-type="float" office:value="100.6496" calcext:value-type="float">
            <text:p>100.6 </text:p>
          </table:table-cell>
          <table:table-cell office:value-type="float" office:value="103" calcext:value-type="float">
            <text:p>103.0 </text:p>
          </table:table-cell>
          <table:table-cell office:value-type="float" office:value="102.8" calcext:value-type="float">
            <text:p>102.8 </text:p>
          </table:table-cell>
          <table:table-cell office:value-type="float" office:value="105.7245" calcext:value-type="float">
            <text:p>105.7 </text:p>
          </table:table-cell>
          <table:table-cell office:value-type="float" office:value="107.9346" calcext:value-type="float">
            <text:p>107.9 </text:p>
          </table:table-cell>
          <table:table-cell office:value-type="float" office:value="108.0539" calcext:value-type="float">
            <text:p>108.1 </text:p>
          </table:table-cell>
          <table:table-cell office:value-type="float" office:value="108.13" calcext:value-type="float">
            <text:p>108.1 </text:p>
          </table:table-cell>
          <table:table-cell office:value-type="float" office:value="132.4888" calcext:value-type="float">
            <text:p>132.5 </text:p>
          </table:table-cell>
          <table:table-cell office:value-type="float" office:value="107.53" calcext:value-type="float">
            <text:p>107.5 </text:p>
          </table:table-cell>
          <table:table-cell office:value-type="float" office:value="108.1328" calcext:value-type="float">
            <text:p>108.1 </text:p>
          </table:table-cell>
          <table:table-cell office:value-type="float" office:value="101.8576" calcext:value-type="float">
            <text:p>101.9 </text:p>
          </table:table-cell>
          <table:table-cell office:value-type="float" office:value="103.5879" calcext:value-type="float">
            <text:p>103.6 </text:p>
          </table:table-cell>
          <table:table-cell office:value-type="float" office:value="102.68" calcext:value-type="float">
            <text:p>102.7 </text:p>
          </table:table-cell>
          <table:table-cell office:value-type="float" office:value="100.8222" calcext:value-type="float">
            <text:p>100.8 </text:p>
          </table:table-cell>
          <table:table-cell office:value-type="float" office:value="100.2123" calcext:value-type="float">
            <text:p>100.2 </text:p>
          </table:table-cell>
          <table:table-cell office:value-type="float" office:value="105.7" calcext:value-type="float">
            <text:p>105.7 </text:p>
          </table:table-cell>
          <table:table-cell office:value-type="float" office:value="105.599" calcext:value-type="float">
            <text:p>105.6 </text:p>
          </table:table-cell>
        </table:table-row>
        <table:table-row table:style-name="ro1">
          <table:table-cell office:value-type="string" calcext:value-type="string">
            <text:p>2021M4</text:p>
          </table:table-cell>
          <table:table-cell table:style-name="ce5" office:value-type="float" office:value="108.1285" calcext:value-type="float">
            <text:p>108.1 </text:p>
          </table:table-cell>
          <table:table-cell table:style-name="ce5" office:value-type="float" office:value="108.5694" calcext:value-type="float">
            <text:p>108.6 </text:p>
          </table:table-cell>
          <table:table-cell table:style-name="ce5" office:value-type="float" office:value="115.9957" calcext:value-type="float">
            <text:p>116.0 </text:p>
          </table:table-cell>
          <table:table-cell table:style-name="ce5" office:value-type="float" office:value="103.3918" calcext:value-type="float">
            <text:p>103.4 </text:p>
          </table:table-cell>
          <table:table-cell table:style-name="ce5" office:value-type="float" office:value="113" calcext:value-type="float">
            <text:p>113.0 </text:p>
          </table:table-cell>
          <table:table-cell table:style-name="ce5" office:value-type="float" office:value="100.3" calcext:value-type="float">
            <text:p>100.3 </text:p>
          </table:table-cell>
          <table:table-cell table:style-name="ce5" office:value-type="float" office:value="98.14" calcext:value-type="float">
            <text:p>98.1 </text:p>
          </table:table-cell>
          <table:table-cell table:style-name="ce5" office:value-type="float" office:value="100.1817" calcext:value-type="float">
            <text:p>100.2 </text:p>
          </table:table-cell>
          <table:table-cell table:style-name="ce5" office:value-type="float" office:value="117.8739" calcext:value-type="float">
            <text:p>117.9 </text:p>
          </table:table-cell>
          <table:table-cell table:style-name="ce5" office:value-type="float" office:value="92.13771" calcext:value-type="float">
            <text:p>92.1 </text:p>
          </table:table-cell>
          <table:table-cell table:style-name="ce5" office:value-type="float" office:value="101.0381" calcext:value-type="float">
            <text:p>101.0 </text:p>
          </table:table-cell>
          <table:table-cell table:style-name="ce5" office:value-type="float" office:value="103.5" calcext:value-type="float">
            <text:p>103.5 </text:p>
          </table:table-cell>
          <table:table-cell table:style-name="ce5" office:value-type="float" office:value="103" calcext:value-type="float">
            <text:p>103.0 </text:p>
          </table:table-cell>
          <table:table-cell table:style-name="ce5" office:value-type="float" office:value="105.7555" calcext:value-type="float">
            <text:p>105.8 </text:p>
          </table:table-cell>
          <table:table-cell table:style-name="ce5" office:value-type="float" office:value="109.0506" calcext:value-type="float">
            <text:p>109.1 </text:p>
          </table:table-cell>
          <table:table-cell table:style-name="ce5" office:value-type="float" office:value="109.1845" calcext:value-type="float">
            <text:p>109.2 </text:p>
          </table:table-cell>
          <table:table-cell table:style-name="ce5" office:value-type="float" office:value="108.1" calcext:value-type="float">
            <text:p>108.1 </text:p>
          </table:table-cell>
          <table:table-cell table:style-name="ce5" office:value-type="float" office:value="133.5457" calcext:value-type="float">
            <text:p>133.5 </text:p>
          </table:table-cell>
          <table:table-cell table:style-name="ce5" office:value-type="float" office:value="107.77" calcext:value-type="float">
            <text:p>107.8 </text:p>
          </table:table-cell>
          <table:table-cell table:style-name="ce5" office:value-type="float" office:value="109.1286" calcext:value-type="float">
            <text:p>109.1 </text:p>
          </table:table-cell>
          <table:table-cell table:style-name="ce5" office:value-type="float" office:value="102.3633" calcext:value-type="float">
            <text:p>102.4 </text:p>
          </table:table-cell>
          <table:table-cell table:style-name="ce5" office:value-type="float" office:value="103.7793" calcext:value-type="float">
            <text:p>103.8 </text:p>
          </table:table-cell>
          <table:table-cell table:style-name="ce5" office:value-type="float" office:value="103.94" calcext:value-type="float">
            <text:p>103.9 </text:p>
          </table:table-cell>
          <table:table-cell table:style-name="ce5" office:value-type="float" office:value="103.9477" calcext:value-type="float">
            <text:p>103.9 </text:p>
          </table:table-cell>
          <table:table-cell table:style-name="ce5" office:value-type="float" office:value="100.5836" calcext:value-type="float">
            <text:p>100.6 </text:p>
          </table:table-cell>
          <table:table-cell table:style-name="ce5" office:value-type="float" office:value="106.4" calcext:value-type="float">
            <text:p>106.4 </text:p>
          </table:table-cell>
          <table:table-cell table:style-name="ce5" office:value-type="float" office:value="107.018" calcext:value-type="float">
            <text:p>107.0 </text:p>
          </table:table-cell>
        </table:table-row>
        <table:table-row table:style-name="ro1">
          <table:table-cell office:value-type="string" calcext:value-type="string">
            <text:p>2021M5</text:p>
          </table:table-cell>
          <table:table-cell office:value-type="float" office:value="108.5505" calcext:value-type="float">
            <text:p>108.6 </text:p>
          </table:table-cell>
          <table:table-cell office:value-type="float" office:value="109.5112" calcext:value-type="float">
            <text:p>109.5 </text:p>
          </table:table-cell>
          <table:table-cell office:value-type="float" office:value="116.3349" calcext:value-type="float">
            <text:p>116.3 </text:p>
          </table:table-cell>
          <table:table-cell office:value-type="float" office:value="103.5737" calcext:value-type="float">
            <text:p>103.6 </text:p>
          </table:table-cell>
          <table:table-cell office:value-type="float" office:value="113.1" calcext:value-type="float">
            <text:p>113.1 </text:p>
          </table:table-cell>
          <table:table-cell office:value-type="float" office:value="100.6" calcext:value-type="float">
            <text:p>100.6 </text:p>
          </table:table-cell>
          <table:table-cell office:value-type="float" office:value="98.27" calcext:value-type="float">
            <text:p>98.3 </text:p>
          </table:table-cell>
          <table:table-cell office:value-type="float" office:value="99.44145" calcext:value-type="float">
            <text:p>99.4 </text:p>
          </table:table-cell>
          <table:table-cell office:value-type="float" office:value="118.5501" calcext:value-type="float">
            <text:p>118.6 </text:p>
          </table:table-cell>
          <table:table-cell office:value-type="float" office:value="92.42594" calcext:value-type="float">
            <text:p>92.4 </text:p>
          </table:table-cell>
          <table:table-cell office:value-type="float" office:value="101.3742" calcext:value-type="float">
            <text:p>101.4 </text:p>
          </table:table-cell>
          <table:table-cell table:number-columns-repeated="2" office:value-type="float" office:value="103.6" calcext:value-type="float">
            <text:p>103.6 </text:p>
          </table:table-cell>
          <table:table-cell office:value-type="float" office:value="105.7142" calcext:value-type="float">
            <text:p>105.7 </text:p>
          </table:table-cell>
          <table:table-cell office:value-type="float" office:value="109.7797" calcext:value-type="float">
            <text:p>109.8 </text:p>
          </table:table-cell>
          <table:table-cell office:value-type="float" office:value="109.8241" calcext:value-type="float">
            <text:p>109.8 </text:p>
          </table:table-cell>
          <table:table-cell office:value-type="float" office:value="108.53" calcext:value-type="float">
            <text:p>108.5 </text:p>
          </table:table-cell>
          <table:table-cell office:value-type="float" office:value="134.5322" calcext:value-type="float">
            <text:p>134.5 </text:p>
          </table:table-cell>
          <table:table-cell office:value-type="float" office:value="107.94" calcext:value-type="float">
            <text:p>107.9 </text:p>
          </table:table-cell>
          <table:table-cell office:value-type="float" office:value="109.4606" calcext:value-type="float">
            <text:p>109.5 </text:p>
          </table:table-cell>
          <table:table-cell office:value-type="float" office:value="102.5959" calcext:value-type="float">
            <text:p>102.6 </text:p>
          </table:table-cell>
          <table:table-cell office:value-type="float" office:value="104.4809" calcext:value-type="float">
            <text:p>104.5 </text:p>
          </table:table-cell>
          <table:table-cell office:value-type="float" office:value="104.76" calcext:value-type="float">
            <text:p>104.8 </text:p>
          </table:table-cell>
          <table:table-cell office:value-type="float" office:value="104.9497" calcext:value-type="float">
            <text:p>104.9 </text:p>
          </table:table-cell>
          <table:table-cell office:value-type="float" office:value="100.8717" calcext:value-type="float">
            <text:p>100.9 </text:p>
          </table:table-cell>
          <table:table-cell office:value-type="float" office:value="107.3" calcext:value-type="float">
            <text:p>107.3 </text:p>
          </table:table-cell>
          <table:table-cell office:value-type="float" office:value="108.4829" calcext:value-type="float">
            <text:p>108.5 </text:p>
          </table:table-cell>
        </table:table-row>
        <table:table-row table:style-name="ro1">
          <table:table-cell office:value-type="string" calcext:value-type="string">
            <text:p>2021M6</text:p>
          </table:table-cell>
          <table:table-cell table:style-name="ce5" office:value-type="float" office:value="108.6559" calcext:value-type="float">
            <text:p>108.7 </text:p>
          </table:table-cell>
          <table:table-cell table:style-name="ce5" office:value-type="float" office:value="109.6825" calcext:value-type="float">
            <text:p>109.7 </text:p>
          </table:table-cell>
          <table:table-cell table:style-name="ce5" office:value-type="float" office:value="116.2607" calcext:value-type="float">
            <text:p>116.3 </text:p>
          </table:table-cell>
          <table:table-cell table:style-name="ce5" office:value-type="float" office:value="104.4907" calcext:value-type="float">
            <text:p>104.5 </text:p>
          </table:table-cell>
          <table:table-cell table:style-name="ce5" office:value-type="float" office:value="113.3" calcext:value-type="float">
            <text:p>113.3 </text:p>
          </table:table-cell>
          <table:table-cell table:style-name="ce5" office:value-type="float" office:value="100.6" calcext:value-type="float">
            <text:p>100.6 </text:p>
          </table:table-cell>
          <table:table-cell table:style-name="ce5" office:value-type="float" office:value="98.72" calcext:value-type="float">
            <text:p>98.7 </text:p>
          </table:table-cell>
          <table:table-cell table:style-name="ce5" office:value-type="float" office:value="100.9239" calcext:value-type="float">
            <text:p>100.9 </text:p>
          </table:table-cell>
          <table:table-cell table:style-name="ce5" office:value-type="float" office:value="118.5501" calcext:value-type="float">
            <text:p>118.6 </text:p>
          </table:table-cell>
          <table:table-cell table:style-name="ce5" office:value-type="float" office:value="92.42594" calcext:value-type="float">
            <text:p>92.4 </text:p>
          </table:table-cell>
          <table:table-cell table:style-name="ce5" office:value-type="float" office:value="101.3217" calcext:value-type="float">
            <text:p>101.3 </text:p>
          </table:table-cell>
          <table:table-cell table:style-name="ce5" office:value-type="float" office:value="103.5" calcext:value-type="float">
            <text:p>103.5 </text:p>
          </table:table-cell>
          <table:table-cell table:style-name="ce5" office:value-type="float" office:value="104" calcext:value-type="float">
            <text:p>104.0 </text:p>
          </table:table-cell>
          <table:table-cell table:style-name="ce5" office:value-type="float" office:value="105.6522" calcext:value-type="float">
            <text:p>105.7 </text:p>
          </table:table-cell>
          <table:table-cell table:style-name="ce5" office:value-type="float" office:value="109.9732" calcext:value-type="float">
            <text:p>110.0 </text:p>
          </table:table-cell>
          <table:table-cell table:style-name="ce5" office:value-type="float" office:value="110.3184" calcext:value-type="float">
            <text:p>110.3 </text:p>
          </table:table-cell>
          <table:table-cell table:style-name="ce5" office:value-type="float" office:value="108.74" calcext:value-type="float">
            <text:p>108.7 </text:p>
          </table:table-cell>
          <table:table-cell table:style-name="ce5" office:value-type="float" office:value="135.3157" calcext:value-type="float">
            <text:p>135.3 </text:p>
          </table:table-cell>
          <table:table-cell table:style-name="ce5" office:value-type="float" office:value="108.15" calcext:value-type="float">
            <text:p>108.2 </text:p>
          </table:table-cell>
          <table:table-cell table:style-name="ce5" office:value-type="float" office:value="109.4606" calcext:value-type="float">
            <text:p>109.5 </text:p>
          </table:table-cell>
          <table:table-cell table:style-name="ce5" office:value-type="float" office:value="102.6971" calcext:value-type="float">
            <text:p>102.7 </text:p>
          </table:table-cell>
          <table:table-cell table:style-name="ce5" office:value-type="float" office:value="104.7999" calcext:value-type="float">
            <text:p>104.8 </text:p>
          </table:table-cell>
          <table:table-cell table:style-name="ce5" office:value-type="float" office:value="104.94" calcext:value-type="float">
            <text:p>104.9 </text:p>
          </table:table-cell>
          <table:table-cell table:style-name="ce5" office:value-type="float" office:value="106.0384" calcext:value-type="float">
            <text:p>106.0 </text:p>
          </table:table-cell>
          <table:table-cell table:style-name="ce5" office:value-type="float" office:value="100.9676" calcext:value-type="float">
            <text:p>101.0 </text:p>
          </table:table-cell>
          <table:table-cell table:style-name="ce5" office:value-type="float" office:value="108" calcext:value-type="float">
            <text:p>108.0 </text:p>
          </table:table-cell>
          <table:table-cell table:style-name="ce5" office:value-type="float" office:value="110.1848" calcext:value-type="float">
            <text:p>110.2 </text:p>
          </table:table-cell>
        </table:table-row>
        <table:table-row table:style-name="ro1">
          <table:table-cell office:value-type="string" calcext:value-type="string">
            <text:p>2021M7</text:p>
          </table:table-cell>
          <table:table-cell office:value-type="float" office:value="108.234" calcext:value-type="float">
            <text:p>108.2 </text:p>
          </table:table-cell>
          <table:table-cell office:value-type="float" office:value="110.5387" calcext:value-type="float">
            <text:p>110.5 </text:p>
          </table:table-cell>
          <table:table-cell office:value-type="float" office:value="117.7233" calcext:value-type="float">
            <text:p>117.7 </text:p>
          </table:table-cell>
          <table:table-cell office:value-type="float" office:value="104.2984" calcext:value-type="float">
            <text:p>104.3 </text:p>
          </table:table-cell>
          <table:table-cell office:value-type="float" office:value="113.8" calcext:value-type="float">
            <text:p>113.8 </text:p>
          </table:table-cell>
          <table:table-cell office:value-type="float" office:value="101.3" calcext:value-type="float">
            <text:p>101.3 </text:p>
          </table:table-cell>
          <table:table-cell office:value-type="float" office:value="96.93" calcext:value-type="float">
            <text:p>96.9 </text:p>
          </table:table-cell>
          <table:table-cell office:value-type="float" office:value="98.67355" calcext:value-type="float">
            <text:p>98.7 </text:p>
          </table:table-cell>
          <table:table-cell office:value-type="float" office:value="119.1511" calcext:value-type="float">
            <text:p>119.2 </text:p>
          </table:table-cell>
          <table:table-cell office:value-type="float" office:value="92.52202" calcext:value-type="float">
            <text:p>92.5 </text:p>
          </table:table-cell>
          <table:table-cell office:value-type="float" office:value="101.4654" calcext:value-type="float">
            <text:p>101.5 </text:p>
          </table:table-cell>
          <table:table-cell office:value-type="float" office:value="104" calcext:value-type="float">
            <text:p>104.0 </text:p>
          </table:table-cell>
          <table:table-cell office:value-type="string" calcext:value-type="string">
            <text:p>..</text:p>
          </table:table-cell>
          <table:table-cell office:value-type="float" office:value="105.7039" calcext:value-type="float">
            <text:p>105.7 </text:p>
          </table:table-cell>
          <table:table-cell office:value-type="float" office:value="110.3187" calcext:value-type="float">
            <text:p>110.3 </text:p>
          </table:table-cell>
          <table:table-cell office:value-type="float" office:value="110.9569" calcext:value-type="float">
            <text:p>111.0 </text:p>
          </table:table-cell>
          <table:table-cell office:value-type="float" office:value="107.6" calcext:value-type="float">
            <text:p>107.6 </text:p>
          </table:table-cell>
          <table:table-cell office:value-type="float" office:value="136.3522" calcext:value-type="float">
            <text:p>136.4 </text:p>
          </table:table-cell>
          <table:table-cell office:value-type="float" office:value="108.15" calcext:value-type="float">
            <text:p>108.2 </text:p>
          </table:table-cell>
          <table:table-cell office:value-type="float" office:value="109.7925" calcext:value-type="float">
            <text:p>109.8 </text:p>
          </table:table-cell>
          <table:table-cell office:value-type="float" office:value="101.8273" calcext:value-type="float">
            <text:p>101.8 </text:p>
          </table:table-cell>
          <table:table-cell office:value-type="float" office:value="105.1188" calcext:value-type="float">
            <text:p>105.1 </text:p>
          </table:table-cell>
          <table:table-cell office:value-type="float" office:value="104.53" calcext:value-type="float">
            <text:p>104.5 </text:p>
          </table:table-cell>
          <table:table-cell office:value-type="float" office:value="103.5158" calcext:value-type="float">
            <text:p>103.5 </text:p>
          </table:table-cell>
          <table:table-cell office:value-type="float" office:value="100.6828" calcext:value-type="float">
            <text:p>100.7 </text:p>
          </table:table-cell>
          <table:table-cell office:value-type="float" office:value="107.7" calcext:value-type="float">
            <text:p>107.7 </text:p>
          </table:table-cell>
          <table:table-cell office:value-type="float" office:value="110.9582" calcext:value-type="float">
            <text:p>111.0 </text:p>
          </table:table-cell>
        </table:table-row>
        <table:table-row table:style-name="ro1">
          <table:table-cell office:value-type="string" calcext:value-type="string">
            <text:p>2021M8</text:p>
          </table:table-cell>
          <table:table-cell table:style-name="ce5" office:value-type="float" office:value="108.234" calcext:value-type="float">
            <text:p>108.2 </text:p>
          </table:table-cell>
          <table:table-cell table:style-name="ce5" office:value-type="float" office:value="110.7956" calcext:value-type="float">
            <text:p>110.8 </text:p>
          </table:table-cell>
          <table:table-cell table:style-name="ce5" office:value-type="float" office:value="117.9883" calcext:value-type="float">
            <text:p>118.0 </text:p>
          </table:table-cell>
          <table:table-cell table:style-name="ce5" office:value-type="float" office:value="105.0013" calcext:value-type="float">
            <text:p>105.0 </text:p>
          </table:table-cell>
          <table:table-cell table:style-name="ce5" office:value-type="float" office:value="114.3" calcext:value-type="float">
            <text:p>114.3 </text:p>
          </table:table-cell>
          <table:table-cell table:style-name="ce5" office:value-type="float" office:value="101.2" calcext:value-type="float">
            <text:p>101.2 </text:p>
          </table:table-cell>
          <table:table-cell table:style-name="ce5" office:value-type="float" office:value="97.98" calcext:value-type="float">
            <text:p>98.0 </text:p>
          </table:table-cell>
          <table:table-cell table:style-name="ce5" office:value-type="float" office:value="98.5866" calcext:value-type="float">
            <text:p>98.6 </text:p>
          </table:table-cell>
          <table:table-cell table:style-name="ce5" office:value-type="float" office:value="119.3013" calcext:value-type="float">
            <text:p>119.3 </text:p>
          </table:table-cell>
          <table:table-cell table:style-name="ce5" office:value-type="float" office:value="92.6181" calcext:value-type="float">
            <text:p>92.6 </text:p>
          </table:table-cell>
          <table:table-cell table:style-name="ce5" office:value-type="float" office:value="101.8004" calcext:value-type="float">
            <text:p>101.8 </text:p>
          </table:table-cell>
          <table:table-cell table:style-name="ce5" office:value-type="float" office:value="104.3" calcext:value-type="float">
            <text:p>104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6.4369" calcext:value-type="float">
            <text:p>106.4 </text:p>
          </table:table-cell>
          <table:table-cell table:style-name="ce5" office:value-type="float" office:value="110.6885" calcext:value-type="float">
            <text:p>110.7 </text:p>
          </table:table-cell>
          <table:table-cell table:style-name="ce5" office:value-type="float" office:value="111.3776" calcext:value-type="float">
            <text:p>111.4 </text:p>
          </table:table-cell>
          <table:table-cell table:style-name="ce5" office:value-type="float" office:value="109.37" calcext:value-type="float">
            <text:p>109.4 </text:p>
          </table:table-cell>
          <table:table-cell table:style-name="ce5" office:value-type="float" office:value="136.6447" calcext:value-type="float">
            <text:p>136.6 </text:p>
          </table:table-cell>
          <table:table-cell table:style-name="ce5" office:value-type="float" office:value="108.69" calcext:value-type="float">
            <text:p>108.7 </text:p>
          </table:table-cell>
          <table:table-cell table:style-name="ce5" office:value-type="float" office:value="110.0415" calcext:value-type="float">
            <text:p>110.0 </text:p>
          </table:table-cell>
          <table:table-cell table:style-name="ce5" office:value-type="float" office:value="101.3418" calcext:value-type="float">
            <text:p>101.3 </text:p>
          </table:table-cell>
          <table:table-cell table:style-name="ce5" office:value-type="float" office:value="105.2464" calcext:value-type="float">
            <text:p>105.2 </text:p>
          </table:table-cell>
          <table:table-cell table:style-name="ce5" office:value-type="float" office:value="104.39" calcext:value-type="float">
            <text:p>104.4 </text:p>
          </table:table-cell>
          <table:table-cell table:style-name="ce5" office:value-type="float" office:value="104.3954" calcext:value-type="float">
            <text:p>104.4 </text:p>
          </table:table-cell>
          <table:table-cell table:style-name="ce5" office:value-type="float" office:value="100.9946" calcext:value-type="float">
            <text:p>101.0 </text:p>
          </table:table-cell>
          <table:table-cell table:style-name="ce5" office:value-type="float" office:value="108.7" calcext:value-type="float">
            <text:p>108.7 </text:p>
          </table:table-cell>
          <table:table-cell table:style-name="ce5" office:value-type="float" office:value="111.4434" calcext:value-type="float">
            <text:p>111.4 </text:p>
          </table:table-cell>
        </table:table-row>
        <table:table-row table:style-name="ro1">
          <table:table-cell office:value-type="string" calcext:value-type="string">
            <text:p>2021M9</text:p>
          </table:table-cell>
          <table:table-cell office:value-type="float" office:value="110.1328" calcext:value-type="float">
            <text:p>110.1 </text:p>
          </table:table-cell>
          <table:table-cell office:value-type="float" office:value="110.9668" calcext:value-type="float">
            <text:p>111.0 </text:p>
          </table:table-cell>
          <table:table-cell office:value-type="float" office:value="119.8325" calcext:value-type="float">
            <text:p>119.8 </text:p>
          </table:table-cell>
          <table:table-cell office:value-type="float" office:value="105.6474" calcext:value-type="float">
            <text:p>105.6 </text:p>
          </table:table-cell>
          <table:table-cell office:value-type="float" office:value="114.8" calcext:value-type="float">
            <text:p>114.8 </text:p>
          </table:table-cell>
          <table:table-cell office:value-type="float" office:value="101.8" calcext:value-type="float">
            <text:p>101.8 </text:p>
          </table:table-cell>
          <table:table-cell office:value-type="float" office:value="98.8" calcext:value-type="float">
            <text:p>98.8 </text:p>
          </table:table-cell>
          <table:table-cell office:value-type="float" office:value="102.3569" calcext:value-type="float">
            <text:p>102.4 </text:p>
          </table:table-cell>
          <table:table-cell office:value-type="float" office:value="119.7521" calcext:value-type="float">
            <text:p>119.8 </text:p>
          </table:table-cell>
          <table:table-cell office:value-type="float" office:value="93.38671" calcext:value-type="float">
            <text:p>93.4 </text:p>
          </table:table-cell>
          <table:table-cell office:value-type="float" office:value="102.2699" calcext:value-type="float">
            <text:p>102.3 </text:p>
          </table:table-cell>
          <table:table-cell office:value-type="float" office:value="104.4" calcext:value-type="float">
            <text:p>104.4 </text:p>
          </table:table-cell>
          <table:table-cell office:value-type="string" calcext:value-type="string">
            <text:p>..</text:p>
          </table:table-cell>
          <table:table-cell office:value-type="float" office:value="107.5933" calcext:value-type="float">
            <text:p>107.6 </text:p>
          </table:table-cell>
          <table:table-cell office:value-type="float" office:value="112.1994" calcext:value-type="float">
            <text:p>112.2 </text:p>
          </table:table-cell>
          <table:table-cell office:value-type="float" office:value="113.149" calcext:value-type="float">
            <text:p>113.1 </text:p>
          </table:table-cell>
          <table:table-cell office:value-type="float" office:value="109.68" calcext:value-type="float">
            <text:p>109.7 </text:p>
          </table:table-cell>
          <table:table-cell office:value-type="float" office:value="137.8548" calcext:value-type="float">
            <text:p>137.9 </text:p>
          </table:table-cell>
          <table:table-cell office:value-type="float" office:value="110.3" calcext:value-type="float">
            <text:p>110.3 </text:p>
          </table:table-cell>
          <table:table-cell office:value-type="float" office:value="110.7054" calcext:value-type="float">
            <text:p>110.7 </text:p>
          </table:table-cell>
          <table:table-cell office:value-type="float" office:value="102.9499" calcext:value-type="float">
            <text:p>102.9 </text:p>
          </table:table-cell>
          <table:table-cell office:value-type="float" office:value="105.3739" calcext:value-type="float">
            <text:p>105.4 </text:p>
          </table:table-cell>
          <table:table-cell office:value-type="float" office:value="105.23" calcext:value-type="float">
            <text:p>105.2 </text:p>
          </table:table-cell>
          <table:table-cell office:value-type="float" office:value="107.1154" calcext:value-type="float">
            <text:p>107.1 </text:p>
          </table:table-cell>
          <table:table-cell office:value-type="float" office:value="101.1293" calcext:value-type="float">
            <text:p>101.1 </text:p>
          </table:table-cell>
          <table:table-cell office:value-type="float" office:value="109.3" calcext:value-type="float">
            <text:p>109.3 </text:p>
          </table:table-cell>
          <table:table-cell office:value-type="float" office:value="111.8929" calcext:value-type="float">
            <text:p>111.9 </text:p>
          </table:table-cell>
        </table:table-row>
        <table:table-row table:style-name="ro1">
          <table:table-cell office:value-type="string" calcext:value-type="string">
            <text:p>2021M10</text:p>
          </table:table-cell>
          <table:table-cell table:style-name="ce5" office:value-type="float" office:value="111.6097" calcext:value-type="float">
            <text:p>111.6 </text:p>
          </table:table-cell>
          <table:table-cell table:style-name="ce5" office:value-type="float" office:value="112.0799" calcext:value-type="float">
            <text:p>112.1 </text:p>
          </table:table-cell>
          <table:table-cell table:style-name="ce5" office:value-type="float" office:value="120.2777" calcext:value-type="float">
            <text:p>120.3 </text:p>
          </table:table-cell>
          <table:table-cell table:style-name="ce5" office:value-type="float" office:value="106.2243" calcext:value-type="float">
            <text:p>106.2 </text:p>
          </table:table-cell>
          <table:table-cell table:style-name="ce5" office:value-type="float" office:value="116.1" calcext:value-type="float">
            <text:p>116.1 </text:p>
          </table:table-cell>
          <table:table-cell table:style-name="ce5" office:value-type="float" office:value="103.4" calcext:value-type="float">
            <text:p>103.4 </text:p>
          </table:table-cell>
          <table:table-cell table:style-name="ce5" office:value-type="float" office:value="98.99" calcext:value-type="float">
            <text:p>99.0 </text:p>
          </table:table-cell>
          <table:table-cell table:style-name="ce5" office:value-type="float" office:value="103.5348" calcext:value-type="float">
            <text:p>103.5 </text:p>
          </table:table-cell>
          <table:table-cell table:style-name="ce5" office:value-type="float" office:value="121.48" calcext:value-type="float">
            <text:p>121.5 </text:p>
          </table:table-cell>
          <table:table-cell table:style-name="ce5" office:value-type="float" office:value="94.2514" calcext:value-type="float">
            <text:p>94.3 </text:p>
          </table:table-cell>
          <table:table-cell table:style-name="ce5" office:value-type="float" office:value="102.7904" calcext:value-type="float">
            <text:p>102.8 </text:p>
          </table:table-cell>
          <table:table-cell table:style-name="ce5" office:value-type="float" office:value="105.7" calcext:value-type="float">
            <text:p>105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7.7688" calcext:value-type="float">
            <text:p>107.8 </text:p>
          </table:table-cell>
          <table:table-cell table:style-name="ce5" office:value-type="float" office:value="113.8262" calcext:value-type="float">
            <text:p>113.8 </text:p>
          </table:table-cell>
          <table:table-cell table:style-name="ce5" office:value-type="float" office:value="115.6435" calcext:value-type="float">
            <text:p>115.6 </text:p>
          </table:table-cell>
          <table:table-cell table:style-name="ce5" office:value-type="float" office:value="111.01" calcext:value-type="float">
            <text:p>111.0 </text:p>
          </table:table-cell>
          <table:table-cell table:style-name="ce5" office:value-type="float" office:value="138.8658" calcext:value-type="float">
            <text:p>138.9 </text:p>
          </table:table-cell>
          <table:table-cell table:style-name="ce5" office:value-type="float" office:value="112.85" calcext:value-type="float">
            <text:p>112.9 </text:p>
          </table:table-cell>
          <table:table-cell table:style-name="ce5" office:value-type="float" office:value="112.1162" calcext:value-type="float">
            <text:p>112.1 </text:p>
          </table:table-cell>
          <table:table-cell table:style-name="ce5" office:value-type="float" office:value="103.6781" calcext:value-type="float">
            <text:p>103.7 </text:p>
          </table:table-cell>
          <table:table-cell table:style-name="ce5" office:value-type="float" office:value="105.8842" calcext:value-type="float">
            <text:p>105.9 </text:p>
          </table:table-cell>
          <table:table-cell table:style-name="ce5" office:value-type="float" office:value="107.18" calcext:value-type="float">
            <text:p>107.2 </text:p>
          </table:table-cell>
          <table:table-cell table:style-name="ce5" office:value-type="float" office:value="111.603" calcext:value-type="float">
            <text:p>111.6 </text:p>
          </table:table-cell>
          <table:table-cell table:style-name="ce5" office:value-type="float" office:value="101.7542" calcext:value-type="float">
            <text:p>101.8 </text:p>
          </table:table-cell>
          <table:table-cell table:style-name="ce5" office:value-type="float" office:value="110.9" calcext:value-type="float">
            <text:p>110.9 </text:p>
          </table:table-cell>
          <table:table-cell table:style-name="ce5" office:value-type="float" office:value="113.4457" calcext:value-type="float">
            <text:p>113.4 </text:p>
          </table:table-cell>
        </table:table-row>
        <table:table-row table:style-name="ro1">
          <table:table-cell office:value-type="string" calcext:value-type="string">
            <text:p>2021M11</text:p>
          </table:table-cell>
          <table:table-cell office:value-type="float" office:value="112.5591" calcext:value-type="float">
            <text:p>112.6 </text:p>
          </table:table-cell>
          <table:table-cell office:value-type="float" office:value="112.7649" calcext:value-type="float">
            <text:p>112.8 </text:p>
          </table:table-cell>
          <table:table-cell office:value-type="float" office:value="121.2422" calcext:value-type="float">
            <text:p>121.2 </text:p>
          </table:table-cell>
          <table:table-cell office:value-type="float" office:value="107.3139" calcext:value-type="float">
            <text:p>107.3 </text:p>
          </table:table-cell>
          <table:table-cell office:value-type="float" office:value="115.6" calcext:value-type="float">
            <text:p>115.6 </text:p>
          </table:table-cell>
          <table:table-cell office:value-type="float" office:value="104.1" calcext:value-type="float">
            <text:p>104.1 </text:p>
          </table:table-cell>
          <table:table-cell office:value-type="float" office:value="99.2" calcext:value-type="float">
            <text:p>99.2 </text:p>
          </table:table-cell>
          <table:table-cell office:value-type="float" office:value="103.2288" calcext:value-type="float">
            <text:p>103.2 </text:p>
          </table:table-cell>
          <table:table-cell office:value-type="float" office:value="122.4566" calcext:value-type="float">
            <text:p>122.5 </text:p>
          </table:table-cell>
          <table:table-cell office:value-type="float" office:value="95.02002" calcext:value-type="float">
            <text:p>95.0 </text:p>
          </table:table-cell>
          <table:table-cell office:value-type="float" office:value="102.9168" calcext:value-type="float">
            <text:p>102.9 </text:p>
          </table:table-cell>
          <table:table-cell office:value-type="float" office:value="106.8" calcext:value-type="float">
            <text:p>106.8 </text:p>
          </table:table-cell>
          <table:table-cell office:value-type="string" calcext:value-type="string">
            <text:p>..</text:p>
          </table:table-cell>
          <table:table-cell office:value-type="float" office:value="108.7496" calcext:value-type="float">
            <text:p>108.7 </text:p>
          </table:table-cell>
          <table:table-cell office:value-type="float" office:value="115.3833" calcext:value-type="float">
            <text:p>115.4 </text:p>
          </table:table-cell>
          <table:table-cell office:value-type="float" office:value="116.9812" calcext:value-type="float">
            <text:p>117.0 </text:p>
          </table:table-cell>
          <table:table-cell office:value-type="float" office:value="112.13" calcext:value-type="float">
            <text:p>112.1 </text:p>
          </table:table-cell>
          <table:table-cell office:value-type="float" office:value="140.2349" calcext:value-type="float">
            <text:p>140.2 </text:p>
          </table:table-cell>
          <table:table-cell office:value-type="float" office:value="115.33" calcext:value-type="float">
            <text:p>115.3 </text:p>
          </table:table-cell>
          <table:table-cell office:value-type="float" office:value="113.444" calcext:value-type="float">
            <text:p>113.4 </text:p>
          </table:table-cell>
          <table:table-cell office:value-type="float" office:value="104.2951" calcext:value-type="float">
            <text:p>104.3 </text:p>
          </table:table-cell>
          <table:table-cell office:value-type="float" office:value="106.3307" calcext:value-type="float">
            <text:p>106.3 </text:p>
          </table:table-cell>
          <table:table-cell office:value-type="float" office:value="108.22" calcext:value-type="float">
            <text:p>108.2 </text:p>
          </table:table-cell>
          <table:table-cell office:value-type="float" office:value="112.0412" calcext:value-type="float">
            <text:p>112.0 </text:p>
          </table:table-cell>
          <table:table-cell office:value-type="float" office:value="101.9401" calcext:value-type="float">
            <text:p>101.9 </text:p>
          </table:table-cell>
          <table:table-cell office:value-type="float" office:value="112.2" calcext:value-type="float">
            <text:p>112.2 </text:p>
          </table:table-cell>
          <table:table-cell office:value-type="float" office:value="114.312" calcext:value-type="float">
            <text:p>114.3 </text:p>
          </table:table-cell>
        </table:table-row>
        <table:table-row table:style-name="ro1">
          <table:table-cell office:value-type="string" calcext:value-type="string">
            <text:p>2021M12</text:p>
          </table:table-cell>
          <table:table-cell table:style-name="ce5" office:value-type="float" office:value="112.6646" calcext:value-type="float">
            <text:p>112.7 </text:p>
          </table:table-cell>
          <table:table-cell table:style-name="ce5" office:value-type="float" office:value="111.9943" calcext:value-type="float">
            <text:p>112.0 </text:p>
          </table:table-cell>
          <table:table-cell table:style-name="ce5" office:value-type="float" office:value="122.0371" calcext:value-type="float">
            <text:p>122.0 </text:p>
          </table:table-cell>
          <table:table-cell table:style-name="ce5" office:value-type="float" office:value="108.572" calcext:value-type="float">
            <text:p>108.6 </text:p>
          </table:table-cell>
          <table:table-cell table:style-name="ce5" office:value-type="float" office:value="116.1" calcext:value-type="float">
            <text:p>116.1 </text:p>
          </table:table-cell>
          <table:table-cell table:style-name="ce5" office:value-type="float" office:value="103.3" calcext:value-type="float">
            <text:p>103.3 </text:p>
          </table:table-cell>
          <table:table-cell table:style-name="ce5" office:value-type="float" office:value="99.2" calcext:value-type="float">
            <text:p>99.2 </text:p>
          </table:table-cell>
          <table:table-cell table:style-name="ce5" office:value-type="float" office:value="104.0269" calcext:value-type="float">
            <text:p>104.0 </text:p>
          </table:table-cell>
          <table:table-cell table:style-name="ce5" office:value-type="float" office:value="122.682" calcext:value-type="float">
            <text:p>122.7 </text:p>
          </table:table-cell>
          <table:table-cell table:style-name="ce5" office:value-type="float" office:value="94.92394" calcext:value-type="float">
            <text:p>94.9 </text:p>
          </table:table-cell>
          <table:table-cell table:style-name="ce5" office:value-type="float" office:value="103.0877" calcext:value-type="float">
            <text:p>103.1 </text:p>
          </table:table-cell>
          <table:table-cell table:style-name="ce5" office:value-type="float" office:value="107.2" calcext:value-type="float">
            <text:p>107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8.6877" calcext:value-type="float">
            <text:p>108.7 </text:p>
          </table:table-cell>
          <table:table-cell table:style-name="ce5" office:value-type="float" office:value="115.7607" calcext:value-type="float">
            <text:p>115.8 </text:p>
          </table:table-cell>
          <table:table-cell table:style-name="ce5" office:value-type="float" office:value="118.4906" calcext:value-type="float">
            <text:p>118.5 </text:p>
          </table:table-cell>
          <table:table-cell table:style-name="ce5" office:value-type="float" office:value="111.71" calcext:value-type="float">
            <text:p>111.7 </text:p>
          </table:table-cell>
          <table:table-cell table:style-name="ce5" office:value-type="float" office:value="140.4925" calcext:value-type="float">
            <text:p>140.5 </text:p>
          </table:table-cell>
          <table:table-cell table:style-name="ce5" office:value-type="float" office:value="116.77" calcext:value-type="float">
            <text:p>116.8 </text:p>
          </table:table-cell>
          <table:table-cell table:style-name="ce5" office:value-type="float" office:value="114.6058" calcext:value-type="float">
            <text:p>114.6 </text:p>
          </table:table-cell>
          <table:table-cell table:style-name="ce5" office:value-type="float" office:value="104.1433" calcext:value-type="float">
            <text:p>104.1 </text:p>
          </table:table-cell>
          <table:table-cell table:style-name="ce5" office:value-type="float" office:value="106.5859" calcext:value-type="float">
            <text:p>106.6 </text:p>
          </table:table-cell>
          <table:table-cell table:style-name="ce5" office:value-type="float" office:value="108.67" calcext:value-type="float">
            <text:p>108.7 </text:p>
          </table:table-cell>
          <table:table-cell table:style-name="ce5" office:value-type="float" office:value="114.3336" calcext:value-type="float">
            <text:p>114.3 </text:p>
          </table:table-cell>
          <table:table-cell table:style-name="ce5" office:value-type="float" office:value="101.5798" calcext:value-type="float">
            <text:p>101.6 </text:p>
          </table:table-cell>
          <table:table-cell table:style-name="ce5" office:value-type="float" office:value="112.9" calcext:value-type="float">
            <text:p>112.9 </text:p>
          </table:table-cell>
          <table:table-cell table:style-name="ce5" office:value-type="float" office:value="114.8034" calcext:value-type="float">
            <text:p>114.8 </text:p>
          </table:table-cell>
        </table:table-row>
        <table:table-row table:style-name="ro1">
          <table:table-cell office:value-type="string" calcext:value-type="string">
            <text:p>2022M1</text:p>
          </table:table-cell>
          <table:table-cell office:value-type="float" office:value="112.2426" calcext:value-type="float">
            <text:p>112.2 </text:p>
          </table:table-cell>
          <table:table-cell office:value-type="float" office:value="113.6211" calcext:value-type="float">
            <text:p>113.6 </text:p>
          </table:table-cell>
          <table:table-cell office:value-type="float" office:value="123.8072" calcext:value-type="float">
            <text:p>123.8 </text:p>
          </table:table-cell>
          <table:table-cell office:value-type="string" calcext:value-type="string">
            <text:p>..</text:p>
          </table:table-cell>
          <table:table-cell office:value-type="float" office:value="122" calcext:value-type="float">
            <text:p>122.0 </text:p>
          </table:table-cell>
          <table:table-cell office:value-type="float" office:value="105.7" calcext:value-type="float">
            <text:p>105.7 </text:p>
          </table:table-cell>
          <table:table-cell office:value-type="float" office:value="98.22" calcext:value-type="float">
            <text:p>98.2 </text:p>
          </table:table-cell>
          <table:table-cell office:value-type="float" office:value="102.7921" calcext:value-type="float">
            <text:p>102.8 </text:p>
          </table:table-cell>
          <table:table-cell office:value-type="float" office:value="124.6353" calcext:value-type="float">
            <text:p>124.6 </text:p>
          </table:table-cell>
          <table:table-cell office:value-type="float" office:value="95.21217" calcext:value-type="float">
            <text:p>95.2 </text:p>
          </table:table-cell>
          <table:table-cell office:value-type="float" office:value="103.3923" calcext:value-type="float">
            <text:p>103.4 </text:p>
          </table:table-cell>
          <table:table-cell office:value-type="float" office:value="109.8" calcext:value-type="float">
            <text:p>109.8 </text:p>
          </table:table-cell>
          <table:table-cell office:value-type="string" calcext:value-type="string">
            <text:p>..</text:p>
          </table:table-cell>
          <table:table-cell office:value-type="float" office:value="109.1729" calcext:value-type="float">
            <text:p>109.2 </text:p>
          </table:table-cell>
          <table:table-cell office:value-type="float" office:value="115.5051" calcext:value-type="float">
            <text:p>115.5 </text:p>
          </table:table-cell>
          <table:table-cell office:value-type="float" office:value="121.3489" calcext:value-type="float">
            <text:p>121.3 </text:p>
          </table:table-cell>
          <table:table-cell office:value-type="float" office:value="111.33" calcext:value-type="float">
            <text:p>111.3 </text:p>
          </table:table-cell>
          <table:table-cell office:value-type="float" office:value="141.6237" calcext:value-type="float">
            <text:p>141.6 </text:p>
          </table:table-cell>
          <table:table-cell office:value-type="float" office:value="117.56" calcext:value-type="float">
            <text:p>117.6 </text:p>
          </table:table-cell>
          <table:table-cell office:value-type="float" office:value="116.7635" calcext:value-type="float">
            <text:p>116.8 </text:p>
          </table:table-cell>
          <table:table-cell office:value-type="float" office:value="104.4265" calcext:value-type="float">
            <text:p>104.4 </text:p>
          </table:table-cell>
          <table:table-cell office:value-type="float" office:value="111.0509" calcext:value-type="float">
            <text:p>111.1 </text:p>
          </table:table-cell>
          <table:table-cell office:value-type="float" office:value="108.78" calcext:value-type="float">
            <text:p>108.8 </text:p>
          </table:table-cell>
          <table:table-cell office:value-type="float" office:value="112.5216" calcext:value-type="float">
            <text:p>112.5 </text:p>
          </table:table-cell>
          <table:table-cell office:value-type="float" office:value="101.7765" calcext:value-type="float">
            <text:p>101.8 </text:p>
          </table:table-cell>
          <table:table-cell office:value-type="float" office:value="112.8" calcext:value-type="float">
            <text:p>112.8 </text:p>
          </table:table-cell>
          <table:table-cell office:value-type="float" office:value="116.0783" calcext:value-type="float">
            <text:p>116.1 </text:p>
          </table:table-cell>
        </table:table-row>
        <table:table-row table:style-name="ro1">
          <table:table-cell office:value-type="string" calcext:value-type="string">
            <text:p>2022M2</text:p>
          </table:table-cell>
          <table:table-cell table:style-name="ce5" office:value-type="float" office:value="114.458" calcext:value-type="float">
            <text:p>114.5 </text:p>
          </table:table-cell>
          <table:table-cell table:style-name="ce5" office:value-type="float" office:value="115.3336" calcext:value-type="float">
            <text:p>115.3 </text:p>
          </table:table-cell>
          <table:table-cell table:style-name="ce5" office:value-type="float" office:value="125.45" calcext:value-type="float">
            <text:p>125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23.7" calcext:value-type="float">
            <text:p>123.7 </text:p>
          </table:table-cell>
          <table:table-cell table:style-name="ce5" office:value-type="float" office:value="106.7" calcext:value-type="float">
            <text:p>106.7 </text:p>
          </table:table-cell>
          <table:table-cell table:style-name="ce5" office:value-type="float" office:value="98.85" calcext:value-type="float">
            <text:p>98.9 </text:p>
          </table:table-cell>
          <table:table-cell table:style-name="ce5" office:value-type="float" office:value="103.6562" calcext:value-type="float">
            <text:p>103.7 </text:p>
          </table:table-cell>
          <table:table-cell table:style-name="ce5" office:value-type="float" office:value="126.1379" calcext:value-type="float">
            <text:p>126.1 </text:p>
          </table:table-cell>
          <table:table-cell table:style-name="ce5" office:value-type="float" office:value="96.65332" calcext:value-type="float">
            <text:p>96.7 </text:p>
          </table:table-cell>
          <table:table-cell table:style-name="ce5" office:value-type="float" office:value="104.2409" calcext:value-type="float">
            <text:p>104.2 </text:p>
          </table:table-cell>
          <table:table-cell table:style-name="ce5" office:value-type="float" office:value="111.5" calcext:value-type="float">
            <text:p>111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9.9163" calcext:value-type="float">
            <text:p>109.9 </text:p>
          </table:table-cell>
          <table:table-cell table:style-name="ce5" office:value-type="float" office:value="117.8128" calcext:value-type="float">
            <text:p>117.8 </text:p>
          </table:table-cell>
          <table:table-cell table:style-name="ce5" office:value-type="float" office:value="123.7209" calcext:value-type="float">
            <text:p>123.7 </text:p>
          </table:table-cell>
          <table:table-cell table:style-name="ce5" office:value-type="float" office:value="115.3" calcext:value-type="float">
            <text:p>115.3 </text:p>
          </table:table-cell>
          <table:table-cell table:style-name="ce5" office:value-type="float" office:value="143.0932" calcext:value-type="float">
            <text:p>143.1 </text:p>
          </table:table-cell>
          <table:table-cell table:style-name="ce5" office:value-type="float" office:value="118.72" calcext:value-type="float">
            <text:p>118.7 </text:p>
          </table:table-cell>
          <table:table-cell table:style-name="ce5" office:value-type="float" office:value="115.6846" calcext:value-type="float">
            <text:p>115.7 </text:p>
          </table:table-cell>
          <table:table-cell table:style-name="ce5" office:value-type="float" office:value="104.7805" calcext:value-type="float">
            <text:p>104.8 </text:p>
          </table:table-cell>
          <table:table-cell table:style-name="ce5" office:value-type="float" office:value="112.0714" calcext:value-type="float">
            <text:p>112.1 </text:p>
          </table:table-cell>
          <table:table-cell table:style-name="ce5" office:value-type="float" office:value="110.45" calcext:value-type="float">
            <text:p>110.5 </text:p>
          </table:table-cell>
          <table:table-cell table:style-name="ce5" office:value-type="float" office:value="113.7908" calcext:value-type="float">
            <text:p>113.8 </text:p>
          </table:table-cell>
          <table:table-cell table:style-name="ce5" office:value-type="float" office:value="102.7622" calcext:value-type="float">
            <text:p>102.8 </text:p>
          </table:table-cell>
          <table:table-cell table:style-name="ce5" office:value-type="float" office:value="114" calcext:value-type="float">
            <text:p>114.0 </text:p>
          </table:table-cell>
          <table:table-cell table:style-name="ce5" office:value-type="float" office:value="117.7526" calcext:value-type="float">
            <text:p>117.8 </text:p>
          </table:table-cell>
        </table:table-row>
        <table:table-row table:style-name="ro1">
          <table:table-cell office:value-type="string" calcext:value-type="string">
            <text:p>2022M3</text:p>
          </table:table-cell>
          <table:table-cell office:value-type="float" office:value="118.5721" calcext:value-type="float">
            <text:p>118.6 </text:p>
          </table:table-cell>
          <table:table-cell office:value-type="float" office:value="117.9879" calcext:value-type="float">
            <text:p>118.0 </text:p>
          </table:table-cell>
          <table:table-cell office:value-type="float" office:value="128.5025" calcext:value-type="float">
            <text:p>128.5 </text:p>
          </table:table-cell>
          <table:table-cell office:value-type="string" calcext:value-type="string">
            <text:p>..</text:p>
          </table:table-cell>
          <table:table-cell office:value-type="float" office:value="126.6" calcext:value-type="float">
            <text:p>126.6 </text:p>
          </table:table-cell>
          <table:table-cell office:value-type="float" office:value="107.9" calcext:value-type="float">
            <text:p>107.9 </text:p>
          </table:table-cell>
          <table:table-cell office:value-type="float" office:value="100.25" calcext:value-type="float">
            <text:p>100.3 </text:p>
          </table:table-cell>
          <table:table-cell office:value-type="float" office:value="107.6017" calcext:value-type="float">
            <text:p>107.6 </text:p>
          </table:table-cell>
          <table:table-cell office:value-type="float" office:value="127.4901" calcext:value-type="float">
            <text:p>127.5 </text:p>
          </table:table-cell>
          <table:table-cell office:value-type="float" office:value="99.63171" calcext:value-type="float">
            <text:p>99.6 </text:p>
          </table:table-cell>
          <table:table-cell office:value-type="float" office:value="104.8096" calcext:value-type="float">
            <text:p>104.8 </text:p>
          </table:table-cell>
          <table:table-cell office:value-type="float" office:value="113.1" calcext:value-type="float">
            <text:p>113.1 </text:p>
          </table:table-cell>
          <table:table-cell office:value-type="string" calcext:value-type="string">
            <text:p>..</text:p>
          </table:table-cell>
          <table:table-cell office:value-type="float" office:value="111.3927" calcext:value-type="float">
            <text:p>111.4 </text:p>
          </table:table-cell>
          <table:table-cell office:value-type="float" office:value="122.6523" calcext:value-type="float">
            <text:p>122.7 </text:p>
          </table:table-cell>
          <table:table-cell office:value-type="float" office:value="127.4175" calcext:value-type="float">
            <text:p>127.4 </text:p>
          </table:table-cell>
          <table:table-cell office:value-type="float" office:value="117.04" calcext:value-type="float">
            <text:p>117.0 </text:p>
          </table:table-cell>
          <table:table-cell office:value-type="float" office:value="144.9712" calcext:value-type="float">
            <text:p>145.0 </text:p>
          </table:table-cell>
          <table:table-cell office:value-type="float" office:value="127.32" calcext:value-type="float">
            <text:p>127.3 </text:p>
          </table:table-cell>
          <table:table-cell office:value-type="float" office:value="120.4149" calcext:value-type="float">
            <text:p>120.4 </text:p>
          </table:table-cell>
          <table:table-cell office:value-type="float" office:value="108.7958" calcext:value-type="float">
            <text:p>108.8 </text:p>
          </table:table-cell>
          <table:table-cell office:value-type="float" office:value="113.9212" calcext:value-type="float">
            <text:p>113.9 </text:p>
          </table:table-cell>
          <table:table-cell office:value-type="float" office:value="109.52" calcext:value-type="float">
            <text:p>109.5 </text:p>
          </table:table-cell>
          <table:table-cell office:value-type="float" office:value="122.1198" calcext:value-type="float">
            <text:p>122.1 </text:p>
          </table:table-cell>
          <table:table-cell office:value-type="float" office:value="104.0922" calcext:value-type="float">
            <text:p>104.1 </text:p>
          </table:table-cell>
          <table:table-cell office:value-type="float" office:value="115.7" calcext:value-type="float">
            <text:p>115.7 </text:p>
          </table:table-cell>
          <table:table-cell office:value-type="float" office:value="120.5579" calcext:value-type="float">
            <text:p>120.6 </text:p>
          </table:table-cell>
        </table:table-row>
        <table:table-row table:style-name="ro1">
          <table:table-cell office:value-type="string" calcext:value-type="string">
            <text:p>2022M4</text:p>
          </table:table-cell>
          <table:table-cell table:style-name="ce5" office:value-type="float" office:value="119.838" calcext:value-type="float">
            <text:p>119.8 </text:p>
          </table:table-cell>
          <table:table-cell table:style-name="ce5" office:value-type="float" office:value="118.416" calcext:value-type="float">
            <text:p>118.4 </text:p>
          </table:table-cell>
          <table:table-cell table:style-name="ce5" office:value-type="float" office:value="130.5269" calcext:value-type="float">
            <text:p>130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28.9" calcext:value-type="float">
            <text:p>128.9 </text:p>
          </table:table-cell>
          <table:table-cell table:style-name="ce5" office:value-type="float" office:value="110.6" calcext:value-type="float">
            <text:p>110.6 </text:p>
          </table:table-cell>
          <table:table-cell table:style-name="ce5" office:value-type="float" office:value="100.72" calcext:value-type="float">
            <text:p>100.7 </text:p>
          </table:table-cell>
          <table:table-cell table:style-name="ce5" office:value-type="float" office:value="110.715" calcext:value-type="float">
            <text:p>110.7 </text:p>
          </table:table-cell>
          <table:table-cell table:style-name="ce5" office:value-type="float" office:value="129.8942" calcext:value-type="float">
            <text:p>129.9 </text:p>
          </table:table-cell>
          <table:table-cell table:style-name="ce5" office:value-type="float" office:value="99.2474" calcext:value-type="float">
            <text:p>99.2 </text:p>
          </table:table-cell>
          <table:table-cell table:style-name="ce5" office:value-type="float" office:value="105.3532" calcext:value-type="float">
            <text:p>105.4 </text:p>
          </table:table-cell>
          <table:table-cell table:style-name="ce5" office:value-type="float" office:value="112.5" calcext:value-type="float">
            <text:p>112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2.7349" calcext:value-type="float">
            <text:p>112.7 </text:p>
          </table:table-cell>
          <table:table-cell table:style-name="ce5" office:value-type="float" office:value="125.7956" calcext:value-type="float">
            <text:p>125.8 </text:p>
          </table:table-cell>
          <table:table-cell table:style-name="ce5" office:value-type="float" office:value="130.2606" calcext:value-type="float">
            <text:p>130.3 </text:p>
          </table:table-cell>
          <table:table-cell table:style-name="ce5" office:value-type="float" office:value="117.87" calcext:value-type="float">
            <text:p>117.9 </text:p>
          </table:table-cell>
          <table:table-cell table:style-name="ce5" office:value-type="float" office:value="146.4909" calcext:value-type="float">
            <text:p>146.5 </text:p>
          </table:table-cell>
          <table:table-cell table:style-name="ce5" office:value-type="float" office:value="126.11" calcext:value-type="float">
            <text:p>126.1 </text:p>
          </table:table-cell>
          <table:table-cell table:style-name="ce5" office:value-type="float" office:value="123.1535" calcext:value-type="float">
            <text:p>123.2 </text:p>
          </table:table-cell>
          <table:table-cell table:style-name="ce5" office:value-type="float" office:value="111.4052" calcext:value-type="float">
            <text:p>111.4 </text:p>
          </table:table-cell>
          <table:table-cell table:style-name="ce5" office:value-type="float" office:value="115.3245" calcext:value-type="float">
            <text:p>115.3 </text:p>
          </table:table-cell>
          <table:table-cell table:style-name="ce5" office:value-type="float" office:value="112.16" calcext:value-type="float">
            <text:p>112.2 </text:p>
          </table:table-cell>
          <table:table-cell table:style-name="ce5" office:value-type="float" office:value="117.6576" calcext:value-type="float">
            <text:p>117.7 </text:p>
          </table:table-cell>
          <table:table-cell table:style-name="ce5" office:value-type="float" office:value="104.9663" calcext:value-type="float">
            <text:p>105.0 </text:p>
          </table:table-cell>
          <table:table-cell table:style-name="ce5" office:value-type="float" office:value="119.6" calcext:value-type="float">
            <text:p>119.6 </text:p>
          </table:table-cell>
          <table:table-cell table:style-name="ce5" office:value-type="float" office:value="120.8827" calcext:value-type="float">
            <text:p>120.9 </text:p>
          </table:table-cell>
        </table:table-row>
        <table:table-row table:style-name="ro1">
          <table:table-cell office:value-type="string" calcext:value-type="string">
            <text:p>2022M5</text:p>
          </table:table-cell>
          <table:table-cell office:value-type="float" office:value="120.7874" calcext:value-type="float">
            <text:p>120.8 </text:p>
          </table:table-cell>
          <table:table-cell office:value-type="float" office:value="120.899" calcext:value-type="float">
            <text:p>120.9 </text:p>
          </table:table-cell>
          <table:table-cell office:value-type="float" office:value="132.191" calcext:value-type="float">
            <text:p>132.2 </text:p>
          </table:table-cell>
          <table:table-cell office:value-type="string" calcext:value-type="string">
            <text:p>..</text:p>
          </table:table-cell>
          <table:table-cell office:value-type="float" office:value="131.5" calcext:value-type="float">
            <text:p>131.5 </text:p>
          </table:table-cell>
          <table:table-cell office:value-type="float" office:value="112.1" calcext:value-type="float">
            <text:p>112.1 </text:p>
          </table:table-cell>
          <table:table-cell office:value-type="float" office:value="101.23" calcext:value-type="float">
            <text:p>101.2 </text:p>
          </table:table-cell>
          <table:table-cell office:value-type="float" office:value="112.0775" calcext:value-type="float">
            <text:p>112.1 </text:p>
          </table:table-cell>
          <table:table-cell office:value-type="float" office:value="132.3734" calcext:value-type="float">
            <text:p>132.4 </text:p>
          </table:table-cell>
          <table:table-cell office:value-type="float" office:value="100.8807" calcext:value-type="float">
            <text:p>100.9 </text:p>
          </table:table-cell>
          <table:table-cell office:value-type="float" office:value="105.8913" calcext:value-type="float">
            <text:p>105.9 </text:p>
          </table:table-cell>
          <table:table-cell office:value-type="float" office:value="113.7" calcext:value-type="float">
            <text:p>113.7 </text:p>
          </table:table-cell>
          <table:table-cell office:value-type="string" calcext:value-type="string">
            <text:p>..</text:p>
          </table:table-cell>
          <table:table-cell office:value-type="float" office:value="113.7364" calcext:value-type="float">
            <text:p>113.7 </text:p>
          </table:table-cell>
          <table:table-cell office:value-type="float" office:value="132.1167" calcext:value-type="float">
            <text:p>132.1 </text:p>
          </table:table-cell>
          <table:table-cell office:value-type="float" office:value="133.9925" calcext:value-type="float">
            <text:p>134.0 </text:p>
          </table:table-cell>
          <table:table-cell office:value-type="float" office:value="117.88" calcext:value-type="float">
            <text:p>117.9 </text:p>
          </table:table-cell>
          <table:table-cell office:value-type="float" office:value="147.5298" calcext:value-type="float">
            <text:p>147.5 </text:p>
          </table:table-cell>
          <table:table-cell office:value-type="float" office:value="124.52" calcext:value-type="float">
            <text:p>124.5 </text:p>
          </table:table-cell>
          <table:table-cell office:value-type="float" office:value="125.4772" calcext:value-type="float">
            <text:p>125.5 </text:p>
          </table:table-cell>
          <table:table-cell office:value-type="float" office:value="113.1043" calcext:value-type="float">
            <text:p>113.1 </text:p>
          </table:table-cell>
          <table:table-cell office:value-type="float" office:value="117.2381" calcext:value-type="float">
            <text:p>117.2 </text:p>
          </table:table-cell>
          <table:table-cell office:value-type="float" office:value="115.05" calcext:value-type="float">
            <text:p>115.1 </text:p>
          </table:table-cell>
          <table:table-cell office:value-type="float" office:value="119.2383" calcext:value-type="float">
            <text:p>119.2 </text:p>
          </table:table-cell>
          <table:table-cell office:value-type="float" office:value="106.1035" calcext:value-type="float">
            <text:p>106.1 </text:p>
          </table:table-cell>
          <table:table-cell office:value-type="float" office:value="120.6" calcext:value-type="float">
            <text:p>120.6 </text:p>
          </table:table-cell>
          <table:table-cell office:value-type="float" office:value="122.7696" calcext:value-type="float">
            <text:p>122.8 </text:p>
          </table:table-cell>
        </table:table-row>
        <table:table-row table:style-name="ro1">
          <table:table-cell office:value-type="string" calcext:value-type="string">
            <text:p>2022M6</text:p>
          </table:table-cell>
          <table:table-cell table:style-name="ce5" office:value-type="float" office:value="122.6863" calcext:value-type="float">
            <text:p>122.7 </text:p>
          </table:table-cell>
          <table:table-cell table:style-name="ce5" office:value-type="float" office:value="121.9265" calcext:value-type="float">
            <text:p>121.9 </text:p>
          </table:table-cell>
          <table:table-cell table:style-name="ce5" office:value-type="float" office:value="132.9965" calcext:value-type="float">
            <text:p>133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33.6" calcext:value-type="float">
            <text:p>133.6 </text:p>
          </table:table-cell>
          <table:table-cell table:style-name="ce5" office:value-type="float" office:value="113.4" calcext:value-type="float">
            <text:p>113.4 </text:p>
          </table:table-cell>
          <table:table-cell table:style-name="ce5" office:value-type="float" office:value="101.18" calcext:value-type="float">
            <text:p>101.2 </text:p>
          </table:table-cell>
          <table:table-cell table:style-name="ce5" office:value-type="float" office:value="115.064" calcext:value-type="float">
            <text:p>115.1 </text:p>
          </table:table-cell>
          <table:table-cell table:style-name="ce5" office:value-type="float" office:value="134.4769" calcext:value-type="float">
            <text:p>134.5 </text:p>
          </table:table-cell>
          <table:table-cell table:style-name="ce5" office:value-type="float" office:value="102.8983" calcext:value-type="float">
            <text:p>102.9 </text:p>
          </table:table-cell>
          <table:table-cell table:style-name="ce5" office:value-type="float" office:value="106.1909" calcext:value-type="float">
            <text:p>106.2 </text:p>
          </table:table-cell>
          <table:table-cell table:style-name="ce5" office:value-type="float" office:value="115.2" calcext:value-type="float">
            <text:p>115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4.645" calcext:value-type="float">
            <text:p>114.6 </text:p>
          </table:table-cell>
          <table:table-cell table:style-name="ce5" office:value-type="float" office:value="135.717" calcext:value-type="float">
            <text:p>135.7 </text:p>
          </table:table-cell>
          <table:table-cell table:style-name="ce5" office:value-type="float" office:value="137.569" calcext:value-type="float">
            <text:p>137.6 </text:p>
          </table:table-cell>
          <table:table-cell table:style-name="ce5" office:value-type="float" office:value="119.17" calcext:value-type="float">
            <text:p>119.2 </text:p>
          </table:table-cell>
          <table:table-cell table:style-name="ce5" office:value-type="float" office:value="149.0095" calcext:value-type="float">
            <text:p>149.0 </text:p>
          </table:table-cell>
          <table:table-cell table:style-name="ce5" office:value-type="float" office:value="124.22" calcext:value-type="float">
            <text:p>124.2 </text:p>
          </table:table-cell>
          <table:table-cell table:style-name="ce5" office:value-type="float" office:value="127.6349" calcext:value-type="float">
            <text:p>127.6 </text:p>
          </table:table-cell>
          <table:table-cell table:style-name="ce5" office:value-type="float" office:value="114.4495" calcext:value-type="float">
            <text:p>114.4 </text:p>
          </table:table-cell>
          <table:table-cell table:style-name="ce5" office:value-type="float" office:value="118.7052" calcext:value-type="float">
            <text:p>118.7 </text:p>
          </table:table-cell>
          <table:table-cell table:style-name="ce5" office:value-type="float" office:value="118.64" calcext:value-type="float">
            <text:p>118.6 </text:p>
          </table:table-cell>
          <table:table-cell table:style-name="ce5" office:value-type="float" office:value="123.1082" calcext:value-type="float">
            <text:p>123.1 </text:p>
          </table:table-cell>
          <table:table-cell table:style-name="ce5" office:value-type="float" office:value="106.9477" calcext:value-type="float">
            <text:p>106.9 </text:p>
          </table:table-cell>
          <table:table-cell table:style-name="ce5" office:value-type="float" office:value="121.7" calcext:value-type="float">
            <text:p>121.7 </text:p>
          </table:table-cell>
          <table:table-cell table:style-name="ce5" office:value-type="float" office:value="125.1621" calcext:value-type="float">
            <text:p>125.2 </text:p>
          </table:table-cell>
        </table:table-row>
        <table:table-row table:style-name="ro1">
          <table:table-cell office:value-type="string" calcext:value-type="string">
            <text:p>2022M7</text:p>
          </table:table-cell>
          <table:table-cell office:value-type="float" office:value="123.4247" calcext:value-type="float">
            <text:p>123.4 </text:p>
          </table:table-cell>
          <table:table-cell office:value-type="float" office:value="121.1559" calcext:value-type="float">
            <text:p>121.2 </text:p>
          </table:table-cell>
          <table:table-cell office:value-type="float" office:value="135.1587" calcext:value-type="float">
            <text:p>135.2 </text:p>
          </table:table-cell>
          <table:table-cell office:value-type="string" calcext:value-type="string">
            <text:p>..</text:p>
          </table:table-cell>
          <table:table-cell office:value-type="float" office:value="135.1" calcext:value-type="float">
            <text:p>135.1 </text:p>
          </table:table-cell>
          <table:table-cell office:value-type="float" office:value="114.7" calcext:value-type="float">
            <text:p>114.7 </text:p>
          </table:table-cell>
          <table:table-cell office:value-type="float" office:value="99.58" calcext:value-type="float">
            <text:p>99.6 </text:p>
          </table:table-cell>
          <table:table-cell office:value-type="float" office:value="112.4896" calcext:value-type="float">
            <text:p>112.5 </text:p>
          </table:table-cell>
          <table:table-cell office:value-type="float" office:value="137.9328" calcext:value-type="float">
            <text:p>137.9 </text:p>
          </table:table-cell>
          <table:table-cell office:value-type="float" office:value="102.514" calcext:value-type="float">
            <text:p>102.5 </text:p>
          </table:table-cell>
          <table:table-cell office:value-type="float" office:value="107.1145" calcext:value-type="float">
            <text:p>107.1 </text:p>
          </table:table-cell>
          <table:table-cell office:value-type="float" office:value="115.5" calcext:value-type="float">
            <text:p>115.5 </text:p>
          </table:table-cell>
          <table:table-cell office:value-type="string" calcext:value-type="string">
            <text:p>..</text:p>
          </table:table-cell>
          <table:table-cell office:value-type="float" office:value="115.2438" calcext:value-type="float">
            <text:p>115.2 </text:p>
          </table:table-cell>
          <table:table-cell office:value-type="float" office:value="139.0573" calcext:value-type="float">
            <text:p>139.1 </text:p>
          </table:table-cell>
          <table:table-cell office:value-type="float" office:value="139.3223" calcext:value-type="float">
            <text:p>139.3 </text:p>
          </table:table-cell>
          <table:table-cell office:value-type="float" office:value="116.7" calcext:value-type="float">
            <text:p>116.7 </text:p>
          </table:table-cell>
          <table:table-cell office:value-type="float" office:value="150.2779" calcext:value-type="float">
            <text:p>150.3 </text:p>
          </table:table-cell>
          <table:table-cell office:value-type="float" office:value="126.01" calcext:value-type="float">
            <text:p>126.0 </text:p>
          </table:table-cell>
          <table:table-cell office:value-type="float" office:value="128.0498" calcext:value-type="float">
            <text:p>128.0 </text:p>
          </table:table-cell>
          <table:table-cell office:value-type="float" office:value="113.873" calcext:value-type="float">
            <text:p>113.9 </text:p>
          </table:table-cell>
          <table:table-cell office:value-type="float" office:value="119.4706" calcext:value-type="float">
            <text:p>119.5 </text:p>
          </table:table-cell>
          <table:table-cell office:value-type="float" office:value="119.19" calcext:value-type="float">
            <text:p>119.2 </text:p>
          </table:table-cell>
          <table:table-cell office:value-type="float" office:value="121.3142" calcext:value-type="float">
            <text:p>121.3 </text:p>
          </table:table-cell>
          <table:table-cell office:value-type="float" office:value="106.6024" calcext:value-type="float">
            <text:p>106.6 </text:p>
          </table:table-cell>
          <table:table-cell office:value-type="float" office:value="122.3" calcext:value-type="float">
            <text:p>122.3 </text:p>
          </table:table-cell>
          <table:table-cell office:value-type="float" office:value="124.4388" calcext:value-type="float">
            <text:p>124.4 </text:p>
          </table:table-cell>
        </table:table-row>
        <table:table-row table:style-name="ro1">
          <table:table-cell office:value-type="string" calcext:value-type="string">
            <text:p>2022M8</text:p>
          </table:table-cell>
          <table:table-cell table:style-name="ce5" office:value-type="float" office:value="123.0027" calcext:value-type="float">
            <text:p>123.0 </text:p>
          </table:table-cell>
          <table:table-cell table:style-name="ce5" office:value-type="float" office:value="120.2141" calcext:value-type="float">
            <text:p>120.2 </text:p>
          </table:table-cell>
          <table:table-cell table:style-name="ce5" office:value-type="float" office:value="137.5117" calcext:value-type="float">
            <text:p>137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35" calcext:value-type="float">
            <text:p>135.0 </text:p>
          </table:table-cell>
          <table:table-cell table:style-name="ce5" office:value-type="float" office:value="114.8" calcext:value-type="float">
            <text:p>114.8 </text:p>
          </table:table-cell>
          <table:table-cell table:style-name="ce5" office:value-type="float" office:value="101.41" calcext:value-type="float">
            <text:p>101.4 </text:p>
          </table:table-cell>
          <table:table-cell table:style-name="ce5" office:value-type="float" office:value="113.0606" calcext:value-type="float">
            <text:p>113.1 </text:p>
          </table:table-cell>
          <table:table-cell table:style-name="ce5" office:value-type="float" office:value="140.5622" calcext:value-type="float">
            <text:p>140.6 </text:p>
          </table:table-cell>
          <table:table-cell table:style-name="ce5" office:value-type="float" office:value="101.8415" calcext:value-type="float">
            <text:p>101.8 </text:p>
          </table:table-cell>
          <table:table-cell table:style-name="ce5" office:value-type="float" office:value="106.2538" calcext:value-type="float">
            <text:p>106.3 </text:p>
          </table:table-cell>
          <table:table-cell table:style-name="ce5" office:value-type="float" office:value="116.6" calcext:value-type="float">
            <text:p>116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4.5211" calcext:value-type="float">
            <text:p>114.5 </text:p>
          </table:table-cell>
          <table:table-cell table:style-name="ce5" office:value-type="float" office:value="139.5421" calcext:value-type="float">
            <text:p>139.5 </text:p>
          </table:table-cell>
          <table:table-cell table:style-name="ce5" office:value-type="float" office:value="140.9378" calcext:value-type="float">
            <text:p>140.9 </text:p>
          </table:table-cell>
          <table:table-cell table:style-name="ce5" office:value-type="float" office:value="118.49" calcext:value-type="float">
            <text:p>118.5 </text:p>
          </table:table-cell>
          <table:table-cell table:style-name="ce5" office:value-type="float" office:value="151.6492" calcext:value-type="float">
            <text:p>151.6 </text:p>
          </table:table-cell>
          <table:table-cell table:style-name="ce5" office:value-type="float" office:value="130.57" calcext:value-type="float">
            <text:p>130.6 </text:p>
          </table:table-cell>
          <table:table-cell table:style-name="ce5" office:value-type="float" office:value="129.0456" calcext:value-type="float">
            <text:p>129.0 </text:p>
          </table:table-cell>
          <table:table-cell table:style-name="ce5" office:value-type="float" office:value="112.8413" calcext:value-type="float">
            <text:p>112.8 </text:p>
          </table:table-cell>
          <table:table-cell table:style-name="ce5" office:value-type="float" office:value="120.236" calcext:value-type="float">
            <text:p>120.2 </text:p>
          </table:table-cell>
          <table:table-cell table:style-name="ce5" office:value-type="float" office:value="118.86" calcext:value-type="float">
            <text:p>118.9 </text:p>
          </table:table-cell>
          <table:table-cell table:style-name="ce5" office:value-type="float" office:value="121.2624" calcext:value-type="float">
            <text:p>121.3 </text:p>
          </table:table-cell>
          <table:table-cell table:style-name="ce5" office:value-type="float" office:value="107.2946" calcext:value-type="float">
            <text:p>107.3 </text:p>
          </table:table-cell>
          <table:table-cell table:style-name="ce5" office:value-type="float" office:value="122.8" calcext:value-type="float">
            <text:p>122.8 </text:p>
          </table:table-cell>
          <table:table-cell table:style-name="ce5" office:value-type="float" office:value="123.2181" calcext:value-type="float">
            <text:p>123.2 </text:p>
          </table:table-cell>
        </table:table-row>
        <table:table-row table:style-name="ro1">
          <table:table-cell office:value-type="string" calcext:value-type="string">
            <text:p>2022M9</text:p>
          </table:table-cell>
          <table:table-cell office:value-type="float" office:value="127.4334" calcext:value-type="float">
            <text:p>127.4 </text:p>
          </table:table-cell>
          <table:table-cell office:value-type="float" office:value="120.0428" calcext:value-type="float">
            <text:p>120.0 </text:p>
          </table:table-cell>
          <table:table-cell office:value-type="float" office:value="139.7057" calcext:value-type="float">
            <text:p>139.7 </text:p>
          </table:table-cell>
          <table:table-cell office:value-type="string" calcext:value-type="string">
            <text:p>..</text:p>
          </table:table-cell>
          <table:table-cell office:value-type="float" office:value="136.8" calcext:value-type="float">
            <text:p>136.8 </text:p>
          </table:table-cell>
          <table:table-cell office:value-type="float" office:value="118" calcext:value-type="float">
            <text:p>118.0 </text:p>
          </table:table-cell>
          <table:table-cell office:value-type="float" office:value="102.35" calcext:value-type="float">
            <text:p>102.4 </text:p>
          </table:table-cell>
          <table:table-cell office:value-type="float" office:value="118.4915" calcext:value-type="float">
            <text:p>118.5 </text:p>
          </table:table-cell>
          <table:table-cell office:value-type="float" office:value="148.4505" calcext:value-type="float">
            <text:p>148.5 </text:p>
          </table:table-cell>
          <table:table-cell office:value-type="float" office:value="102.7062" calcext:value-type="float">
            <text:p>102.7 </text:p>
          </table:table-cell>
          <table:table-cell office:value-type="float" office:value="106.4695" calcext:value-type="float">
            <text:p>106.5 </text:p>
          </table:table-cell>
          <table:table-cell office:value-type="float" office:value="117.4" calcext:value-type="float">
            <text:p>117.4 </text:p>
          </table:table-cell>
          <table:table-cell office:value-type="string" calcext:value-type="string">
            <text:p>..</text:p>
          </table:table-cell>
          <table:table-cell office:value-type="float" office:value="115.2955" calcext:value-type="float">
            <text:p>115.3 </text:p>
          </table:table-cell>
          <table:table-cell office:value-type="float" office:value="142.0867" calcext:value-type="float">
            <text:p>142.1 </text:p>
          </table:table-cell>
          <table:table-cell office:value-type="float" office:value="145.794" calcext:value-type="float">
            <text:p>145.8 </text:p>
          </table:table-cell>
          <table:table-cell office:value-type="float" office:value="119.17" calcext:value-type="float">
            <text:p>119.2 </text:p>
          </table:table-cell>
          <table:table-cell office:value-type="float" office:value="152.7985" calcext:value-type="float">
            <text:p>152.8 </text:p>
          </table:table-cell>
          <table:table-cell office:value-type="float" office:value="137.74" calcext:value-type="float">
            <text:p>137.7 </text:p>
          </table:table-cell>
          <table:table-cell office:value-type="float" office:value="131.2033" calcext:value-type="float">
            <text:p>131.2 </text:p>
          </table:table-cell>
          <table:table-cell office:value-type="float" office:value="115.2282" calcext:value-type="float">
            <text:p>115.2 </text:p>
          </table:table-cell>
          <table:table-cell office:value-type="float" office:value="121.5117" calcext:value-type="float">
            <text:p>121.5 </text:p>
          </table:table-cell>
          <table:table-cell office:value-type="float" office:value="118.36" calcext:value-type="float">
            <text:p>118.4 </text:p>
          </table:table-cell>
          <table:table-cell office:value-type="float" office:value="119.12" calcext:value-type="float">
            <text:p>119.1 </text:p>
          </table:table-cell>
          <table:table-cell office:value-type="float" office:value="107.1277" calcext:value-type="float">
            <text:p>107.1 </text:p>
          </table:table-cell>
          <table:table-cell office:value-type="float" office:value="123.7" calcext:value-type="float">
            <text:p>123.7 </text:p>
          </table:table-cell>
          <table:table-cell office:value-type="float" office:value="122.5499" calcext:value-type="float">
            <text:p>122.5 </text:p>
          </table:table-cell>
        </table:table-row>
        <table:table-row table:style-name="ro1">
          <table:table-cell office:value-type="string" calcext:value-type="string">
            <text:p>2022M10</text:p>
          </table:table-cell>
          <table:table-cell table:style-name="ce5" office:value-type="float" office:value="129.5432" calcext:value-type="float">
            <text:p>129.5 </text:p>
          </table:table-cell>
          <table:table-cell table:style-name="ce5" office:value-type="float" office:value="121.4984" calcext:value-type="float">
            <text:p>121.5 </text:p>
          </table:table-cell>
          <table:table-cell table:style-name="ce5" office:value-type="float" office:value="139.7481" calcext:value-type="float">
            <text:p>139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33.9" calcext:value-type="float">
            <text:p>133.9 </text:p>
          </table:table-cell>
          <table:table-cell table:style-name="ce5" office:value-type="float" office:value="119.9" calcext:value-type="float">
            <text:p>119.9 </text:p>
          </table:table-cell>
          <table:table-cell table:style-name="ce5" office:value-type="float" office:value="103.13" calcext:value-type="float">
            <text:p>103.1 </text:p>
          </table:table-cell>
          <table:table-cell table:style-name="ce5" office:value-type="float" office:value="116.3956" calcext:value-type="float">
            <text:p>116.4 </text:p>
          </table:table-cell>
          <table:table-cell table:style-name="ce5" office:value-type="float" office:value="152.1317" calcext:value-type="float">
            <text:p>152.1 </text:p>
          </table:table-cell>
          <table:table-cell table:style-name="ce5" office:value-type="float" office:value="103.4748" calcext:value-type="float">
            <text:p>103.5 </text:p>
          </table:table-cell>
          <table:table-cell table:style-name="ce5" office:value-type="float" office:value="107.1756" calcext:value-type="float">
            <text:p>107.2 </text:p>
          </table:table-cell>
          <table:table-cell table:style-name="ce5" office:value-type="float" office:value="124.3" calcext:value-type="float">
            <text:p>124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5.6155" calcext:value-type="float">
            <text:p>115.6 </text:p>
          </table:table-cell>
          <table:table-cell table:style-name="ce5" office:value-type="float" office:value="143.1087" calcext:value-type="float">
            <text:p>143.1 </text:p>
          </table:table-cell>
          <table:table-cell table:style-name="ce5" office:value-type="float" office:value="147.8677" calcext:value-type="float">
            <text:p>147.9 </text:p>
          </table:table-cell>
          <table:table-cell table:style-name="ce5" office:value-type="float" office:value="121.5" calcext:value-type="float">
            <text:p>121.5 </text:p>
          </table:table-cell>
          <table:table-cell table:style-name="ce5" office:value-type="float" office:value="153.2757" calcext:value-type="float">
            <text:p>153.3 </text:p>
          </table:table-cell>
          <table:table-cell table:style-name="ce5" office:value-type="float" office:value="140.09" calcext:value-type="float">
            <text:p>140.1 </text:p>
          </table:table-cell>
          <table:table-cell table:style-name="ce5" office:value-type="float" office:value="133.9419" calcext:value-type="float">
            <text:p>133.9 </text:p>
          </table:table-cell>
          <table:table-cell table:style-name="ce5" office:value-type="float" office:value="117.6758" calcext:value-type="float">
            <text:p>117.7 </text:p>
          </table:table-cell>
          <table:table-cell table:style-name="ce5" office:value-type="float" office:value="123.4891" calcext:value-type="float">
            <text:p>123.5 </text:p>
          </table:table-cell>
          <table:table-cell table:style-name="ce5" office:value-type="float" office:value="119.88" calcext:value-type="float">
            <text:p>119.9 </text:p>
          </table:table-cell>
          <table:table-cell table:style-name="ce5" office:value-type="float" office:value="118.3228" calcext:value-type="float">
            <text:p>118.3 </text:p>
          </table:table-cell>
          <table:table-cell table:style-name="ce5" office:value-type="float" office:value="107.5268" calcext:value-type="float">
            <text:p>107.5 </text:p>
          </table:table-cell>
          <table:table-cell table:style-name="ce5" office:value-type="float" office:value="127.3" calcext:value-type="float">
            <text:p>127.3 </text:p>
          </table:table-cell>
          <table:table-cell table:style-name="ce5" office:value-type="float" office:value="123.1384" calcext:value-type="float">
            <text:p>123.1 </text:p>
          </table:table-cell>
        </table:table-row>
        <table:table-row table:style-name="ro1">
          <table:table-cell office:value-type="string" calcext:value-type="string">
            <text:p>2022M11</text:p>
          </table:table-cell>
          <table:table-cell office:value-type="float" office:value="129.5432" calcext:value-type="float">
            <text:p>129.5 </text:p>
          </table:table-cell>
          <table:table-cell office:value-type="float" office:value="121.7553" calcext:value-type="float">
            <text:p>121.8 </text:p>
          </table:table-cell>
          <table:table-cell office:value-type="float" office:value="142.2919" calcext:value-type="float">
            <text:p>142.3 </text:p>
          </table:table-cell>
          <table:table-cell office:value-type="string" calcext:value-type="string">
            <text:p>..</text:p>
          </table:table-cell>
          <table:table-cell office:value-type="float" office:value="136" calcext:value-type="float">
            <text:p>136.0 </text:p>
          </table:table-cell>
          <table:table-cell office:value-type="float" office:value="117.9" calcext:value-type="float">
            <text:p>117.9 </text:p>
          </table:table-cell>
          <table:table-cell office:value-type="float" office:value="103.55" calcext:value-type="float">
            <text:p>103.6 </text:p>
          </table:table-cell>
          <table:table-cell office:value-type="float" office:value="116.2636" calcext:value-type="float">
            <text:p>116.3 </text:p>
          </table:table-cell>
          <table:table-cell office:value-type="float" office:value="155.2119" calcext:value-type="float">
            <text:p>155.2 </text:p>
          </table:table-cell>
          <table:table-cell office:value-type="float" office:value="103.9552" calcext:value-type="float">
            <text:p>104.0 </text:p>
          </table:table-cell>
          <table:table-cell office:value-type="float" office:value="107.2659" calcext:value-type="float">
            <text:p>107.3 </text:p>
          </table:table-cell>
          <table:table-cell office:value-type="float" office:value="125.5" calcext:value-type="float">
            <text:p>125.5 </text:p>
          </table:table-cell>
          <table:table-cell office:value-type="string" calcext:value-type="string">
            <text:p>..</text:p>
          </table:table-cell>
          <table:table-cell office:value-type="float" office:value="115.3574" calcext:value-type="float">
            <text:p>115.4 </text:p>
          </table:table-cell>
          <table:table-cell office:value-type="float" office:value="144.9465" calcext:value-type="float">
            <text:p>144.9 </text:p>
          </table:table-cell>
          <table:table-cell office:value-type="float" office:value="148.3074" calcext:value-type="float">
            <text:p>148.3 </text:p>
          </table:table-cell>
          <table:table-cell office:value-type="float" office:value="121.53" calcext:value-type="float">
            <text:p>121.5 </text:p>
          </table:table-cell>
          <table:table-cell office:value-type="float" office:value="153.4177" calcext:value-type="float">
            <text:p>153.4 </text:p>
          </table:table-cell>
          <table:table-cell office:value-type="float" office:value="132.84" calcext:value-type="float">
            <text:p>132.8 </text:p>
          </table:table-cell>
          <table:table-cell office:value-type="float" office:value="134.8548" calcext:value-type="float">
            <text:p>134.9 </text:p>
          </table:table-cell>
          <table:table-cell office:value-type="float" office:value="118.5254" calcext:value-type="float">
            <text:p>118.5 </text:p>
          </table:table-cell>
          <table:table-cell office:value-type="float" office:value="124.8286" calcext:value-type="float">
            <text:p>124.8 </text:p>
          </table:table-cell>
          <table:table-cell office:value-type="float" office:value="121.29" calcext:value-type="float">
            <text:p>121.3 </text:p>
          </table:table-cell>
          <table:table-cell office:value-type="float" office:value="117.4907" calcext:value-type="float">
            <text:p>117.5 </text:p>
          </table:table-cell>
          <table:table-cell office:value-type="float" office:value="107.4667" calcext:value-type="float">
            <text:p>107.5 </text:p>
          </table:table-cell>
          <table:table-cell office:value-type="float" office:value="128" calcext:value-type="float">
            <text:p>128.0 </text:p>
          </table:table-cell>
          <table:table-cell office:value-type="float" office:value="122.2394" calcext:value-type="float">
            <text:p>122.2 </text:p>
          </table:table-cell>
        </table:table-row>
        <table:table-row table:style-name="ro1">
          <table:table-cell office:value-type="string" calcext:value-type="string">
            <text:p>2022M12</text:p>
          </table:table-cell>
          <table:table-cell table:style-name="ce5" office:value-type="float" office:value="127.8553" calcext:value-type="float">
            <text:p>127.9 </text:p>
          </table:table-cell>
          <table:table-cell table:style-name="ce5" office:value-type="float" office:value="119.7003" calcext:value-type="float">
            <text:p>119.7 </text:p>
          </table:table-cell>
          <table:table-cell table:style-name="ce5" office:value-type="float" office:value="142.5144" calcext:value-type="float">
            <text:p>142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35.5" calcext:value-type="float">
            <text:p>135.5 </text:p>
          </table:table-cell>
          <table:table-cell table:style-name="ce5" office:value-type="float" office:value="116.5" calcext:value-type="float">
            <text:p>116.5 </text:p>
          </table:table-cell>
          <table:table-cell table:style-name="ce5" office:value-type="float" office:value="103.76" calcext:value-type="float">
            <text:p>103.8 </text:p>
          </table:table-cell>
          <table:table-cell table:style-name="ce5" office:value-type="float" office:value="115.2502" calcext:value-type="float">
            <text:p>115.3 </text:p>
          </table:table-cell>
          <table:table-cell table:style-name="ce5" office:value-type="float" office:value="158.6678" calcext:value-type="float">
            <text:p>158.7 </text:p>
          </table:table-cell>
          <table:table-cell table:style-name="ce5" office:value-type="float" office:value="102.514" calcext:value-type="float">
            <text:p>102.5 </text:p>
          </table:table-cell>
          <table:table-cell table:style-name="ce5" office:value-type="float" office:value="107.8093" calcext:value-type="float">
            <text:p>107.8 </text:p>
          </table:table-cell>
          <table:table-cell table:style-name="ce5" office:value-type="float" office:value="125.5" calcext:value-type="float">
            <text:p>125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5.4607" calcext:value-type="float">
            <text:p>115.5 </text:p>
          </table:table-cell>
          <table:table-cell table:style-name="ce5" office:value-type="float" office:value="143.6705" calcext:value-type="float">
            <text:p>143.7 </text:p>
          </table:table-cell>
          <table:table-cell table:style-name="ce5" office:value-type="float" office:value="148.3764" calcext:value-type="float">
            <text:p>148.4 </text:p>
          </table:table-cell>
          <table:table-cell table:style-name="ce5" office:value-type="float" office:value="120.81" calcext:value-type="float">
            <text:p>120.8 </text:p>
          </table:table-cell>
          <table:table-cell table:style-name="ce5" office:value-type="float" office:value="153.9063" calcext:value-type="float">
            <text:p>153.9 </text:p>
          </table:table-cell>
          <table:table-cell table:style-name="ce5" office:value-type="float" office:value="133.61" calcext:value-type="float">
            <text:p>133.6 </text:p>
          </table:table-cell>
          <table:table-cell table:style-name="ce5" office:value-type="float" office:value="134.6888" calcext:value-type="float">
            <text:p>134.7 </text:p>
          </table:table-cell>
          <table:table-cell table:style-name="ce5" office:value-type="float" office:value="117.9893" calcext:value-type="float">
            <text:p>118.0 </text:p>
          </table:table-cell>
          <table:table-cell table:style-name="ce5" office:value-type="float" office:value="125.0837" calcext:value-type="float">
            <text:p>125.1 </text:p>
          </table:table-cell>
          <table:table-cell table:style-name="ce5" office:value-type="float" office:value="121.17" calcext:value-type="float">
            <text:p>121.2 </text:p>
          </table:table-cell>
          <table:table-cell table:style-name="ce5" office:value-type="float" office:value="115.5996" calcext:value-type="float">
            <text:p>115.6 </text:p>
          </table:table-cell>
          <table:table-cell table:style-name="ce5" office:value-type="float" office:value="106.6461" calcext:value-type="float">
            <text:p>106.6 </text:p>
          </table:table-cell>
          <table:table-cell table:style-name="ce5" office:value-type="float" office:value="128.1" calcext:value-type="float">
            <text:p>128.1 </text:p>
          </table:table-cell>
          <table:table-cell table:style-name="ce5" office:value-type="float" office:value="120.3096" calcext:value-type="float">
            <text:p>120.3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21P0" style:volatile="true" number:language="en" number:country="US">
      <number:number number:decimal-places="1" number:min-decimal-places="1" number:min-integer-digits="1" number:grouping="true"/>
      <number:text> </number:text>
    </number:number-style>
    <number:number-style style:name="N10121" number:language="en" number:country="US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0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31T19:49:21.187954425</dc:date>
    <meta:editing-duration>PT41S</meta:editing-duration>
    <meta:editing-cycles>1</meta:editing-cycles>
    <meta:document-statistic meta:table-count="1" meta:cell-count="25228" meta:object-count="0"/>
    <meta:generator>LibreOffice/7.3.7.2$Linux_X86_64 LibreOffice_project/30$Build-2</meta:generator>
  </office:meta>
</office:document-meta>
</file>